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ed_values" table:style-name="ta1">
        <table:shapes>
          <draw:frame draw:z-index="0" draw:style-name="gr1" draw:text-style-name="P1" svg:width="756.96pt" svg:height="433.16pt" svg:x="164.3pt" svg:y="59.95pt">
            <loext:p/>
            <draw:object draw:notify-on-update-of-ranges="estimated_values.A1:estimated_values.ADQ1 estimated_values.A2:estimated_values.ADQ2 estimated_values.A3:estimated_values.ADQ3 estimated_values.A4:estimated_values.ADQ4 estimated_values.A5:estimated_values.ADQ5 estimated_values.A6:estimated_values.ADQ6 estimated_values.A7:estimated_values.ADQ7 estimated_values.A8:estimated_values.ADQ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0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number-columns-repeated="2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1" table:default-cell-style-name="Default"/>
        <table:table-column table:style-name="co3" table:default-cell-style-name="Default"/>
        <table:table-column table:style-name="co2" table:number-columns-repeated="25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23" table:default-cell-style-name="Default"/>
        <table:table-column table:style-name="co3" table:default-cell-style-name="Default"/>
        <table:table-column table:style-name="co2" table:number-columns-repeated="6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49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15" table:default-cell-style-name="Default"/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354.059" calcext:value-type="float">
            <text:p>354.059</text:p>
          </table:table-cell>
          <table:table-cell office:value-type="float" office:value="354.439" calcext:value-type="float">
            <text:p>354.439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4.026" calcext:value-type="float">
            <text:p>354.026</text:p>
          </table:table-cell>
          <table:table-cell office:value-type="float" office:value="355.041" calcext:value-type="float">
            <text:p>355.041</text:p>
          </table:table-cell>
          <table:table-cell office:value-type="float" office:value="351.914" calcext:value-type="float">
            <text:p>351.914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3.779" calcext:value-type="float">
            <text:p>353.779</text:p>
          </table:table-cell>
          <table:table-cell office:value-type="float" office:value="352.668" calcext:value-type="float">
            <text:p>352.668</text:p>
          </table:table-cell>
          <table:table-cell office:value-type="float" office:value="352.756" calcext:value-type="float">
            <text:p>352.756</text:p>
          </table:table-cell>
          <table:table-cell office:value-type="float" office:value="351.129" calcext:value-type="float">
            <text:p>351.129</text:p>
          </table:table-cell>
          <table:table-cell office:value-type="float" office:value="352.064" calcext:value-type="float">
            <text:p>352.064</text:p>
          </table:table-cell>
          <table:table-cell office:value-type="float" office:value="352.676" calcext:value-type="float">
            <text:p>352.676</text:p>
          </table:table-cell>
          <table:table-cell office:value-type="float" office:value="352.234" calcext:value-type="float">
            <text:p>352.234</text:p>
          </table:table-cell>
          <table:table-cell office:value-type="float" office:value="351.749" calcext:value-type="float">
            <text:p>351.749</text:p>
          </table:table-cell>
          <table:table-cell office:value-type="float" office:value="351.745" calcext:value-type="float">
            <text:p>351.745</text:p>
          </table:table-cell>
          <table:table-cell office:value-type="float" office:value="351.468" calcext:value-type="float">
            <text:p>351.468</text:p>
          </table:table-cell>
          <table:table-cell office:value-type="float" office:value="352.454" calcext:value-type="float">
            <text:p>352.454</text:p>
          </table:table-cell>
          <table:table-cell office:value-type="float" office:value="350.254" calcext:value-type="float">
            <text:p>350.254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351.474" calcext:value-type="float">
            <text:p>351.474</text:p>
          </table:table-cell>
          <table:table-cell office:value-type="float" office:value="351.836" calcext:value-type="float">
            <text:p>351.836</text:p>
          </table:table-cell>
          <table:table-cell office:value-type="float" office:value="351.102" calcext:value-type="float">
            <text:p>351.102</text:p>
          </table:table-cell>
          <table:table-cell office:value-type="float" office:value="351.364" calcext:value-type="float">
            <text:p>351.364</text:p>
          </table:table-cell>
          <table:table-cell office:value-type="float" office:value="350.311" calcext:value-type="float">
            <text:p>350.311</text:p>
          </table:table-cell>
          <table:table-cell office:value-type="float" office:value="350.415" calcext:value-type="float">
            <text:p>350.415</text:p>
          </table:table-cell>
          <table:table-cell office:value-type="float" office:value="349.788" calcext:value-type="float">
            <text:p>349.788</text:p>
          </table:table-cell>
          <table:table-cell office:value-type="float" office:value="349.575" calcext:value-type="float">
            <text:p>349.575</text:p>
          </table:table-cell>
          <table:table-cell office:value-type="float" office:value="349.633" calcext:value-type="float">
            <text:p>349.633</text:p>
          </table:table-cell>
          <table:table-cell office:value-type="float" office:value="350.175" calcext:value-type="float">
            <text:p>350.175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2.289" calcext:value-type="float">
            <text:p>352.289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50.039" calcext:value-type="float">
            <text:p>350.039</text:p>
          </table:table-cell>
          <table:table-cell office:value-type="float" office:value="349.952" calcext:value-type="float">
            <text:p>349.952</text:p>
          </table:table-cell>
          <table:table-cell office:value-type="float" office:value="350.523" calcext:value-type="float">
            <text:p>350.523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49.228" calcext:value-type="float">
            <text:p>349.228</text:p>
          </table:table-cell>
          <table:table-cell office:value-type="float" office:value="378.33" calcext:value-type="float">
            <text:p>378.33</text:p>
          </table:table-cell>
          <table:table-cell office:value-type="float" office:value="379.539" calcext:value-type="float">
            <text:p>379.539</text:p>
          </table:table-cell>
          <table:table-cell office:value-type="float" office:value="379.611" calcext:value-type="float">
            <text:p>379.611</text:p>
          </table:table-cell>
          <table:table-cell office:value-type="float" office:value="378.846" calcext:value-type="float">
            <text:p>378.846</text:p>
          </table:table-cell>
          <table:table-cell office:value-type="float" office:value="382.37" calcext:value-type="float">
            <text:p>382.37</text:p>
          </table:table-cell>
          <table:table-cell office:value-type="float" office:value="377.997" calcext:value-type="float">
            <text:p>377.997</text:p>
          </table:table-cell>
          <table:table-cell office:value-type="float" office:value="377.755" calcext:value-type="float">
            <text:p>377.755</text:p>
          </table:table-cell>
          <table:table-cell office:value-type="float" office:value="377.289" calcext:value-type="float">
            <text:p>377.289</text:p>
          </table:table-cell>
          <table:table-cell office:value-type="float" office:value="379.07" calcext:value-type="float">
            <text:p>379.07</text:p>
          </table:table-cell>
          <table:table-cell office:value-type="float" office:value="379.348" calcext:value-type="float">
            <text:p>379.348</text:p>
          </table:table-cell>
          <table:table-cell office:value-type="float" office:value="373.517" calcext:value-type="float">
            <text:p>373.517</text:p>
          </table:table-cell>
          <table:table-cell office:value-type="float" office:value="381.156" calcext:value-type="float">
            <text:p>381.156</text:p>
          </table:table-cell>
          <table:table-cell office:value-type="float" office:value="378.716" calcext:value-type="float">
            <text:p>378.716</text:p>
          </table:table-cell>
          <table:table-cell office:value-type="float" office:value="381.026" calcext:value-type="float">
            <text:p>381.026</text:p>
          </table:table-cell>
          <table:table-cell office:value-type="float" office:value="379.276" calcext:value-type="float">
            <text:p>379.276</text:p>
          </table:table-cell>
          <table:table-cell office:value-type="float" office:value="376.914" calcext:value-type="float">
            <text:p>376.914</text:p>
          </table:table-cell>
          <table:table-cell office:value-type="float" office:value="378.934" calcext:value-type="float">
            <text:p>378.934</text:p>
          </table:table-cell>
          <table:table-cell office:value-type="float" office:value="382.709" calcext:value-type="float">
            <text:p>382.709</text:p>
          </table:table-cell>
          <table:table-cell office:value-type="float" office:value="382.881" calcext:value-type="float">
            <text:p>382.881</text:p>
          </table:table-cell>
          <table:table-cell office:value-type="float" office:value="381.825" calcext:value-type="float">
            <text:p>381.825</text:p>
          </table:table-cell>
          <table:table-cell office:value-type="float" office:value="382.531" calcext:value-type="float">
            <text:p>382.531</text:p>
          </table:table-cell>
          <table:table-cell office:value-type="float" office:value="381.335" calcext:value-type="float">
            <text:p>381.335</text:p>
          </table:table-cell>
          <table:table-cell office:value-type="float" office:value="388.796" calcext:value-type="float">
            <text:p>388.796</text:p>
          </table:table-cell>
          <table:table-cell office:value-type="float" office:value="386.972" calcext:value-type="float">
            <text:p>386.972</text:p>
          </table:table-cell>
          <table:table-cell office:value-type="float" office:value="389.521" calcext:value-type="float">
            <text:p>389.521</text:p>
          </table:table-cell>
          <table:table-cell office:value-type="float" office:value="389.689" calcext:value-type="float">
            <text:p>389.689</text:p>
          </table:table-cell>
          <table:table-cell office:value-type="float" office:value="388.264" calcext:value-type="float">
            <text:p>388.264</text:p>
          </table:table-cell>
          <table:table-cell office:value-type="float" office:value="380.98" calcext:value-type="float">
            <text:p>380.98</text:p>
          </table:table-cell>
          <table:table-cell office:value-type="float" office:value="378.184" calcext:value-type="float">
            <text:p>378.184</text:p>
          </table:table-cell>
          <table:table-cell office:value-type="float" office:value="385.931" calcext:value-type="float">
            <text:p>385.931</text:p>
          </table:table-cell>
          <table:table-cell office:value-type="float" office:value="388.256" calcext:value-type="float">
            <text:p>388.256</text:p>
          </table:table-cell>
          <table:table-cell office:value-type="float" office:value="386.315" calcext:value-type="float">
            <text:p>386.315</text:p>
          </table:table-cell>
          <table:table-cell office:value-type="float" office:value="378.317" calcext:value-type="float">
            <text:p>378.317</text:p>
          </table:table-cell>
          <table:table-cell office:value-type="float" office:value="379.146" calcext:value-type="float">
            <text:p>379.146</text:p>
          </table:table-cell>
          <table:table-cell office:value-type="float" office:value="378.582" calcext:value-type="float">
            <text:p>378.582</text:p>
          </table:table-cell>
          <table:table-cell office:value-type="float" office:value="379.646" calcext:value-type="float">
            <text:p>379.646</text:p>
          </table:table-cell>
          <table:table-cell office:value-type="float" office:value="377.924" calcext:value-type="float">
            <text:p>377.924</text:p>
          </table:table-cell>
          <table:table-cell office:value-type="float" office:value="378.766" calcext:value-type="float">
            <text:p>378.766</text:p>
          </table:table-cell>
          <table:table-cell office:value-type="float" office:value="376.727" calcext:value-type="float">
            <text:p>376.727</text:p>
          </table:table-cell>
          <table:table-cell office:value-type="float" office:value="378.953" calcext:value-type="float">
            <text:p>378.953</text:p>
          </table:table-cell>
          <table:table-cell office:value-type="float" office:value="374.667" calcext:value-type="float">
            <text:p>374.667</text:p>
          </table:table-cell>
          <table:table-cell office:value-type="float" office:value="375.765" calcext:value-type="float">
            <text:p>375.765</text:p>
          </table:table-cell>
          <table:table-cell office:value-type="float" office:value="378.091" calcext:value-type="float">
            <text:p>378.091</text:p>
          </table:table-cell>
          <table:table-cell office:value-type="float" office:value="377.796" calcext:value-type="float">
            <text:p>377.796</text:p>
          </table:table-cell>
          <table:table-cell office:value-type="float" office:value="377.325" calcext:value-type="float">
            <text:p>377.325</text:p>
          </table:table-cell>
          <table:table-cell office:value-type="float" office:value="380.025" calcext:value-type="float">
            <text:p>380.025</text:p>
          </table:table-cell>
          <table:table-cell office:value-type="float" office:value="377.768" calcext:value-type="float">
            <text:p>377.768</text:p>
          </table:table-cell>
          <table:table-cell office:value-type="float" office:value="378.153" calcext:value-type="float">
            <text:p>378.153</text:p>
          </table:table-cell>
          <table:table-cell office:value-type="float" office:value="377.899" calcext:value-type="float">
            <text:p>377.899</text:p>
          </table:table-cell>
          <table:table-cell office:value-type="float" office:value="375.915" calcext:value-type="float">
            <text:p>375.915</text:p>
          </table:table-cell>
          <table:table-cell office:value-type="float" office:value="379.826" calcext:value-type="float">
            <text:p>379.826</text:p>
          </table:table-cell>
          <table:table-cell office:value-type="float" office:value="378.771" calcext:value-type="float">
            <text:p>378.771</text:p>
          </table:table-cell>
          <table:table-cell office:value-type="float" office:value="379.348" calcext:value-type="float">
            <text:p>379.348</text:p>
          </table:table-cell>
          <table:table-cell office:value-type="float" office:value="374.537" calcext:value-type="float">
            <text:p>374.537</text:p>
          </table:table-cell>
          <table:table-cell office:value-type="float" office:value="375.623" calcext:value-type="float">
            <text:p>375.623</text:p>
          </table:table-cell>
          <table:table-cell office:value-type="float" office:value="358.63" calcext:value-type="float">
            <text:p>358.63</text:p>
          </table:table-cell>
          <table:table-cell office:value-type="float" office:value="354.467" calcext:value-type="float">
            <text:p>354.467</text:p>
          </table:table-cell>
          <table:table-cell office:value-type="float" office:value="366.439" calcext:value-type="float">
            <text:p>366.439</text:p>
          </table:table-cell>
          <table:table-cell office:value-type="float" office:value="366.155" calcext:value-type="float">
            <text:p>366.155</text:p>
          </table:table-cell>
          <table:table-cell office:value-type="float" office:value="371.037" calcext:value-type="float">
            <text:p>371.037</text:p>
          </table:table-cell>
          <table:table-cell office:value-type="float" office:value="370.079" calcext:value-type="float">
            <text:p>370.079</text:p>
          </table:table-cell>
          <table:table-cell office:value-type="float" office:value="370.342" calcext:value-type="float">
            <text:p>370.342</text:p>
          </table:table-cell>
          <table:table-cell office:value-type="float" office:value="369.914" calcext:value-type="float">
            <text:p>369.914</text:p>
          </table:table-cell>
          <table:table-cell office:value-type="float" office:value="369.538" calcext:value-type="float">
            <text:p>369.538</text:p>
          </table:table-cell>
          <table:table-cell office:value-type="float" office:value="369.6" calcext:value-type="float">
            <text:p>369.6</text:p>
          </table:table-cell>
          <table:table-cell office:value-type="float" office:value="368.161" calcext:value-type="float">
            <text:p>368.161</text:p>
          </table:table-cell>
          <table:table-cell office:value-type="float" office:value="373.361" calcext:value-type="float">
            <text:p>373.361</text:p>
          </table:table-cell>
          <table:table-cell office:value-type="float" office:value="370.53" calcext:value-type="float">
            <text:p>370.53</text:p>
          </table:table-cell>
          <table:table-cell office:value-type="float" office:value="371.225" calcext:value-type="float">
            <text:p>371.225</text:p>
          </table:table-cell>
          <table:table-cell office:value-type="float" office:value="370.102" calcext:value-type="float">
            <text:p>370.102</text:p>
          </table:table-cell>
          <table:table-cell office:value-type="float" office:value="371.213" calcext:value-type="float">
            <text:p>371.213</text:p>
          </table:table-cell>
          <table:table-cell office:value-type="float" office:value="369.803" calcext:value-type="float">
            <text:p>369.803</text:p>
          </table:table-cell>
          <table:table-cell office:value-type="float" office:value="369.778" calcext:value-type="float">
            <text:p>369.778</text:p>
          </table:table-cell>
          <table:table-cell office:value-type="float" office:value="371.561" calcext:value-type="float">
            <text:p>371.561</text:p>
          </table:table-cell>
          <table:table-cell office:value-type="float" office:value="370.626" calcext:value-type="float">
            <text:p>370.626</text:p>
          </table:table-cell>
          <table:table-cell office:value-type="float" office:value="371.229" calcext:value-type="float">
            <text:p>371.229</text:p>
          </table:table-cell>
          <table:table-cell office:value-type="float" office:value="369.105" calcext:value-type="float">
            <text:p>369.105</text:p>
          </table:table-cell>
          <table:table-cell office:value-type="float" office:value="368.335" calcext:value-type="float">
            <text:p>368.335</text:p>
          </table:table-cell>
          <table:table-cell office:value-type="float" office:value="367.648" calcext:value-type="float">
            <text:p>367.648</text:p>
          </table:table-cell>
          <table:table-cell office:value-type="float" office:value="373.831" calcext:value-type="float">
            <text:p>373.831</text:p>
          </table:table-cell>
          <table:table-cell office:value-type="float" office:value="373.769" calcext:value-type="float">
            <text:p>373.769</text:p>
          </table:table-cell>
          <table:table-cell office:value-type="float" office:value="372.733" calcext:value-type="float">
            <text:p>372.733</text:p>
          </table:table-cell>
          <table:table-cell office:value-type="float" office:value="372.007" calcext:value-type="float">
            <text:p>372.007</text:p>
          </table:table-cell>
          <table:table-cell office:value-type="float" office:value="372.376" calcext:value-type="float">
            <text:p>372.376</text:p>
          </table:table-cell>
          <table:table-cell office:value-type="float" office:value="374.256" calcext:value-type="float">
            <text:p>374.256</text:p>
          </table:table-cell>
          <table:table-cell office:value-type="float" office:value="372.635" calcext:value-type="float">
            <text:p>372.635</text:p>
          </table:table-cell>
          <table:table-cell office:value-type="float" office:value="353.928" calcext:value-type="float">
            <text:p>353.928</text:p>
          </table:table-cell>
          <table:table-cell office:value-type="float" office:value="366.876" calcext:value-type="float">
            <text:p>366.876</text:p>
          </table:table-cell>
          <table:table-cell office:value-type="float" office:value="369.201" calcext:value-type="float">
            <text:p>369.201</text:p>
          </table:table-cell>
          <table:table-cell office:value-type="float" office:value="368.463" calcext:value-type="float">
            <text:p>368.463</text:p>
          </table:table-cell>
          <table:table-cell office:value-type="float" office:value="367.407" calcext:value-type="float">
            <text:p>367.407</text:p>
          </table:table-cell>
          <table:table-cell office:value-type="float" office:value="358.637" calcext:value-type="float">
            <text:p>358.637</text:p>
          </table:table-cell>
          <table:table-cell office:value-type="float" office:value="369.368" calcext:value-type="float">
            <text:p>369.368</text:p>
          </table:table-cell>
          <table:table-cell office:value-type="float" office:value="367.021" calcext:value-type="float">
            <text:p>367.021</text:p>
          </table:table-cell>
          <table:table-cell office:value-type="float" office:value="366.19" calcext:value-type="float">
            <text:p>366.19</text:p>
          </table:table-cell>
          <table:table-cell office:value-type="float" office:value="348.641" calcext:value-type="float">
            <text:p>348.641</text:p>
          </table:table-cell>
          <table:table-cell office:value-type="float" office:value="363.166" calcext:value-type="float">
            <text:p>363.166</text:p>
          </table:table-cell>
          <table:table-cell office:value-type="float" office:value="367.752" calcext:value-type="float">
            <text:p>367.752</text:p>
          </table:table-cell>
          <table:table-cell office:value-type="float" office:value="366.44" calcext:value-type="float">
            <text:p>366.44</text:p>
          </table:table-cell>
          <table:table-cell office:value-type="float" office:value="361.202" calcext:value-type="float">
            <text:p>361.202</text:p>
          </table:table-cell>
          <table:table-cell office:value-type="float" office:value="367.505" calcext:value-type="float">
            <text:p>367.505</text:p>
          </table:table-cell>
          <table:table-cell office:value-type="float" office:value="368.394" calcext:value-type="float">
            <text:p>368.394</text:p>
          </table:table-cell>
          <table:table-cell office:value-type="float" office:value="368.425" calcext:value-type="float">
            <text:p>368.425</text:p>
          </table:table-cell>
          <table:table-cell office:value-type="float" office:value="367.606" calcext:value-type="float">
            <text:p>367.606</text:p>
          </table:table-cell>
          <table:table-cell office:value-type="float" office:value="367.3" calcext:value-type="float">
            <text:p>367.3</text:p>
          </table:table-cell>
          <table:table-cell office:value-type="float" office:value="359.298" calcext:value-type="float">
            <text:p>359.298</text:p>
          </table:table-cell>
          <table:table-cell office:value-type="float" office:value="364.115" calcext:value-type="float">
            <text:p>364.115</text:p>
          </table:table-cell>
          <table:table-cell office:value-type="float" office:value="363.434" calcext:value-type="float">
            <text:p>363.434</text:p>
          </table:table-cell>
          <table:table-cell office:value-type="float" office:value="373.004" calcext:value-type="float">
            <text:p>373.004</text:p>
          </table:table-cell>
          <table:table-cell office:value-type="float" office:value="375.088" calcext:value-type="float">
            <text:p>375.088</text:p>
          </table:table-cell>
          <table:table-cell office:value-type="float" office:value="377.37" calcext:value-type="float">
            <text:p>377.37</text:p>
          </table:table-cell>
          <table:table-cell office:value-type="float" office:value="372.383" calcext:value-type="float">
            <text:p>372.383</text:p>
          </table:table-cell>
          <table:table-cell office:value-type="float" office:value="373.003" calcext:value-type="float">
            <text:p>373.003</text:p>
          </table:table-cell>
          <table:table-cell office:value-type="float" office:value="372.61" calcext:value-type="float">
            <text:p>372.61</text:p>
          </table:table-cell>
          <table:table-cell office:value-type="float" office:value="371.657" calcext:value-type="float">
            <text:p>371.657</text:p>
          </table:table-cell>
          <table:table-cell office:value-type="float" office:value="371.384" calcext:value-type="float">
            <text:p>371.384</text:p>
          </table:table-cell>
          <table:table-cell office:value-type="float" office:value="369.904" calcext:value-type="float">
            <text:p>369.904</text:p>
          </table:table-cell>
          <table:table-cell office:value-type="float" office:value="370.656" calcext:value-type="float">
            <text:p>370.656</text:p>
          </table:table-cell>
          <table:table-cell office:value-type="float" office:value="371.153" calcext:value-type="float">
            <text:p>371.153</text:p>
          </table:table-cell>
          <table:table-cell office:value-type="float" office:value="370.87" calcext:value-type="float">
            <text:p>370.87</text:p>
          </table:table-cell>
          <table:table-cell office:value-type="float" office:value="366.839" calcext:value-type="float">
            <text:p>366.839</text:p>
          </table:table-cell>
          <table:table-cell office:value-type="float" office:value="364.922" calcext:value-type="float">
            <text:p>364.922</text:p>
          </table:table-cell>
          <table:table-cell office:value-type="float" office:value="365.188" calcext:value-type="float">
            <text:p>365.188</text:p>
          </table:table-cell>
          <table:table-cell office:value-type="float" office:value="352.687" calcext:value-type="float">
            <text:p>352.687</text:p>
          </table:table-cell>
          <table:table-cell office:value-type="float" office:value="348.624" calcext:value-type="float">
            <text:p>348.624</text:p>
          </table:table-cell>
          <table:table-cell office:value-type="float" office:value="352.921" calcext:value-type="float">
            <text:p>352.921</text:p>
          </table:table-cell>
          <table:table-cell office:value-type="float" office:value="355.569" calcext:value-type="float">
            <text:p>355.569</text:p>
          </table:table-cell>
          <table:table-cell office:value-type="float" office:value="341.748" calcext:value-type="float">
            <text:p>341.748</text:p>
          </table:table-cell>
          <table:table-cell office:value-type="float" office:value="340.988" calcext:value-type="float">
            <text:p>340.988</text:p>
          </table:table-cell>
          <table:table-cell office:value-type="float" office:value="339.746" calcext:value-type="float">
            <text:p>339.746</text:p>
          </table:table-cell>
          <table:table-cell office:value-type="float" office:value="338.299" calcext:value-type="float">
            <text:p>338.299</text:p>
          </table:table-cell>
          <table:table-cell office:value-type="float" office:value="336.873" calcext:value-type="float">
            <text:p>336.873</text:p>
          </table:table-cell>
          <table:table-cell office:value-type="float" office:value="334.517" calcext:value-type="float">
            <text:p>334.517</text:p>
          </table:table-cell>
          <table:table-cell office:value-type="float" office:value="332.18" calcext:value-type="float">
            <text:p>332.18</text:p>
          </table:table-cell>
          <table:table-cell office:value-type="float" office:value="328.654" calcext:value-type="float">
            <text:p>328.654</text:p>
          </table:table-cell>
          <table:table-cell office:value-type="float" office:value="330.625" calcext:value-type="float">
            <text:p>330.625</text:p>
          </table:table-cell>
          <table:table-cell office:value-type="float" office:value="327.984" calcext:value-type="float">
            <text:p>327.984</text:p>
          </table:table-cell>
          <table:table-cell office:value-type="float" office:value="326.018" calcext:value-type="float">
            <text:p>326.018</text:p>
          </table:table-cell>
          <table:table-cell office:value-type="float" office:value="322.572" calcext:value-type="float">
            <text:p>322.572</text:p>
          </table:table-cell>
          <table:table-cell office:value-type="float" office:value="323.266" calcext:value-type="float">
            <text:p>323.266</text:p>
          </table:table-cell>
          <table:table-cell office:value-type="float" office:value="323.333" calcext:value-type="float">
            <text:p>323.333</text:p>
          </table:table-cell>
          <table:table-cell office:value-type="float" office:value="324.731" calcext:value-type="float">
            <text:p>324.731</text:p>
          </table:table-cell>
          <table:table-cell office:value-type="float" office:value="319.109" calcext:value-type="float">
            <text:p>319.109</text:p>
          </table:table-cell>
          <table:table-cell office:value-type="float" office:value="320.506" calcext:value-type="float">
            <text:p>320.506</text:p>
          </table:table-cell>
          <table:table-cell office:value-type="float" office:value="318.993" calcext:value-type="float">
            <text:p>318.993</text:p>
          </table:table-cell>
          <table:table-cell office:value-type="float" office:value="313.924" calcext:value-type="float">
            <text:p>313.924</text:p>
          </table:table-cell>
          <table:table-cell office:value-type="float" office:value="313.298" calcext:value-type="float">
            <text:p>313.298</text:p>
          </table:table-cell>
          <table:table-cell office:value-type="float" office:value="311.855" calcext:value-type="float">
            <text:p>311.855</text:p>
          </table:table-cell>
          <table:table-cell office:value-type="float" office:value="311.632" calcext:value-type="float">
            <text:p>311.632</text:p>
          </table:table-cell>
          <table:table-cell office:value-type="float" office:value="309.413" calcext:value-type="float">
            <text:p>309.413</text:p>
          </table:table-cell>
          <table:table-cell office:value-type="float" office:value="306.488" calcext:value-type="float">
            <text:p>306.488</text:p>
          </table:table-cell>
          <table:table-cell office:value-type="float" office:value="306.877" calcext:value-type="float">
            <text:p>306.877</text:p>
          </table:table-cell>
          <table:table-cell office:value-type="float" office:value="303.613" calcext:value-type="float">
            <text:p>303.613</text:p>
          </table:table-cell>
          <table:table-cell office:value-type="float" office:value="337.064" calcext:value-type="float">
            <text:p>337.064</text:p>
          </table:table-cell>
          <table:table-cell office:value-type="float" office:value="301.546" calcext:value-type="float">
            <text:p>301.546</text:p>
          </table:table-cell>
          <table:table-cell office:value-type="float" office:value="308.686" calcext:value-type="float">
            <text:p>308.686</text:p>
          </table:table-cell>
          <table:table-cell office:value-type="float" office:value="308.289" calcext:value-type="float">
            <text:p>308.289</text:p>
          </table:table-cell>
          <table:table-cell office:value-type="float" office:value="298.751" calcext:value-type="float">
            <text:p>298.751</text:p>
          </table:table-cell>
          <table:table-cell office:value-type="float" office:value="298.306" calcext:value-type="float">
            <text:p>298.306</text:p>
          </table:table-cell>
          <table:table-cell office:value-type="float" office:value="297.924" calcext:value-type="float">
            <text:p>297.924</text:p>
          </table:table-cell>
          <table:table-cell office:value-type="float" office:value="297.028" calcext:value-type="float">
            <text:p>297.028</text:p>
          </table:table-cell>
          <table:table-cell office:value-type="float" office:value="287.283" calcext:value-type="float">
            <text:p>287.283</text:p>
          </table:table-cell>
          <table:table-cell office:value-type="float" office:value="275.71" calcext:value-type="float">
            <text:p>275.71</text:p>
          </table:table-cell>
          <table:table-cell office:value-type="float" office:value="280.937" calcext:value-type="float">
            <text:p>280.937</text:p>
          </table:table-cell>
          <table:table-cell office:value-type="float" office:value="276.494" calcext:value-type="float">
            <text:p>276.494</text:p>
          </table:table-cell>
          <table:table-cell office:value-type="float" office:value="279.777" calcext:value-type="float">
            <text:p>279.777</text:p>
          </table:table-cell>
          <table:table-cell office:value-type="float" office:value="270.071" calcext:value-type="float">
            <text:p>270.071</text:p>
          </table:table-cell>
          <table:table-cell office:value-type="float" office:value="275.865" calcext:value-type="float">
            <text:p>275.865</text:p>
          </table:table-cell>
          <table:table-cell office:value-type="float" office:value="274.87" calcext:value-type="float">
            <text:p>274.87</text:p>
          </table:table-cell>
          <table:table-cell office:value-type="float" office:value="274.679" calcext:value-type="float">
            <text:p>274.679</text:p>
          </table:table-cell>
          <table:table-cell office:value-type="float" office:value="280.006" calcext:value-type="float">
            <text:p>280.006</text:p>
          </table:table-cell>
          <table:table-cell office:value-type="float" office:value="326.087" calcext:value-type="float">
            <text:p>326.087</text:p>
          </table:table-cell>
          <table:table-cell office:value-type="float" office:value="326.658" calcext:value-type="float">
            <text:p>326.658</text:p>
          </table:table-cell>
          <table:table-cell office:value-type="float" office:value="327.538" calcext:value-type="float">
            <text:p>327.538</text:p>
          </table:table-cell>
          <table:table-cell office:value-type="float" office:value="329.96" calcext:value-type="float">
            <text:p>329.96</text:p>
          </table:table-cell>
          <table:table-cell office:value-type="float" office:value="327.911" calcext:value-type="float">
            <text:p>327.911</text:p>
          </table:table-cell>
          <table:table-cell office:value-type="float" office:value="327.423" calcext:value-type="float">
            <text:p>327.423</text:p>
          </table:table-cell>
          <table:table-cell office:value-type="float" office:value="325.512" calcext:value-type="float">
            <text:p>325.512</text:p>
          </table:table-cell>
          <table:table-cell office:value-type="float" office:value="324.284" calcext:value-type="float">
            <text:p>324.284</text:p>
          </table:table-cell>
          <table:table-cell office:value-type="float" office:value="327.713" calcext:value-type="float">
            <text:p>327.713</text:p>
          </table:table-cell>
          <table:table-cell office:value-type="float" office:value="323.703" calcext:value-type="float">
            <text:p>323.703</text:p>
          </table:table-cell>
          <table:table-cell office:value-type="float" office:value="327.014" calcext:value-type="float">
            <text:p>327.014</text:p>
          </table:table-cell>
          <table:table-cell office:value-type="float" office:value="326.875" calcext:value-type="float">
            <text:p>326.875</text:p>
          </table:table-cell>
          <table:table-cell office:value-type="float" office:value="324.982" calcext:value-type="float">
            <text:p>324.982</text:p>
          </table:table-cell>
          <table:table-cell office:value-type="float" office:value="325.172" calcext:value-type="float">
            <text:p>325.172</text:p>
          </table:table-cell>
          <table:table-cell office:value-type="float" office:value="324.109" calcext:value-type="float">
            <text:p>324.109</text:p>
          </table:table-cell>
          <table:table-cell office:value-type="float" office:value="325.738" calcext:value-type="float">
            <text:p>325.738</text:p>
          </table:table-cell>
          <table:table-cell office:value-type="float" office:value="324.841" calcext:value-type="float">
            <text:p>324.841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325.669" calcext:value-type="float">
            <text:p>325.669</text:p>
          </table:table-cell>
          <table:table-cell office:value-type="float" office:value="324.057" calcext:value-type="float">
            <text:p>324.057</text:p>
          </table:table-cell>
          <table:table-cell office:value-type="float" office:value="324.657" calcext:value-type="float">
            <text:p>324.657</text:p>
          </table:table-cell>
          <table:table-cell office:value-type="float" office:value="353.738" calcext:value-type="float">
            <text:p>353.738</text:p>
          </table:table-cell>
          <table:table-cell office:value-type="float" office:value="353.51" calcext:value-type="float">
            <text:p>353.51</text:p>
          </table:table-cell>
          <table:table-cell office:value-type="float" office:value="365.393" calcext:value-type="float">
            <text:p>365.393</text:p>
          </table:table-cell>
          <table:table-cell office:value-type="float" office:value="365.586" calcext:value-type="float">
            <text:p>365.586</text:p>
          </table:table-cell>
          <table:table-cell office:value-type="float" office:value="365.003" calcext:value-type="float">
            <text:p>365.003</text:p>
          </table:table-cell>
          <table:table-cell office:value-type="float" office:value="364.352" calcext:value-type="float">
            <text:p>364.352</text:p>
          </table:table-cell>
          <table:table-cell office:value-type="float" office:value="360.175" calcext:value-type="float">
            <text:p>360.175</text:p>
          </table:table-cell>
          <table:table-cell office:value-type="float" office:value="361.184" calcext:value-type="float">
            <text:p>361.184</text:p>
          </table:table-cell>
          <table:table-cell office:value-type="float" office:value="360.616" calcext:value-type="float">
            <text:p>360.616</text:p>
          </table:table-cell>
          <table:table-cell office:value-type="float" office:value="358.978" calcext:value-type="float">
            <text:p>358.978</text:p>
          </table:table-cell>
          <table:table-cell office:value-type="float" office:value="361.042" calcext:value-type="float">
            <text:p>361.042</text:p>
          </table:table-cell>
          <table:table-cell office:value-type="float" office:value="358.844" calcext:value-type="float">
            <text:p>358.844</text:p>
          </table:table-cell>
          <table:table-cell office:value-type="float" office:value="360.39" calcext:value-type="float">
            <text:p>360.39</text:p>
          </table:table-cell>
          <table:table-cell office:value-type="float" office:value="359.077" calcext:value-type="float">
            <text:p>359.077</text:p>
          </table:table-cell>
          <table:table-cell office:value-type="float" office:value="358.551" calcext:value-type="float">
            <text:p>358.551</text:p>
          </table:table-cell>
          <table:table-cell office:value-type="float" office:value="358.983" calcext:value-type="float">
            <text:p>358.983</text:p>
          </table:table-cell>
          <table:table-cell office:value-type="float" office:value="357.733" calcext:value-type="float">
            <text:p>357.733</text:p>
          </table:table-cell>
          <table:table-cell office:value-type="float" office:value="359.646" calcext:value-type="float">
            <text:p>359.646</text:p>
          </table:table-cell>
          <table:table-cell office:value-type="float" office:value="363.196" calcext:value-type="float">
            <text:p>363.196</text:p>
          </table:table-cell>
          <table:table-cell office:value-type="float" office:value="345.44" calcext:value-type="float">
            <text:p>345.44</text:p>
          </table:table-cell>
          <table:table-cell office:value-type="float" office:value="346.773" calcext:value-type="float">
            <text:p>346.773</text:p>
          </table:table-cell>
          <table:table-cell office:value-type="float" office:value="362.77" calcext:value-type="float">
            <text:p>362.77</text:p>
          </table:table-cell>
          <table:table-cell office:value-type="float" office:value="385.973" calcext:value-type="float">
            <text:p>385.973</text:p>
          </table:table-cell>
          <table:table-cell office:value-type="float" office:value="384.311" calcext:value-type="float">
            <text:p>384.311</text:p>
          </table:table-cell>
          <table:table-cell office:value-type="float" office:value="383.896" calcext:value-type="float">
            <text:p>383.896</text:p>
          </table:table-cell>
          <table:table-cell office:value-type="float" office:value="383.764" calcext:value-type="float">
            <text:p>383.764</text:p>
          </table:table-cell>
          <table:table-cell office:value-type="float" office:value="383.399" calcext:value-type="float">
            <text:p>383.399</text:p>
          </table:table-cell>
          <table:table-cell office:value-type="float" office:value="383.735" calcext:value-type="float">
            <text:p>383.735</text:p>
          </table:table-cell>
          <table:table-cell office:value-type="float" office:value="383.881" calcext:value-type="float">
            <text:p>383.881</text:p>
          </table:table-cell>
          <table:table-cell office:value-type="float" office:value="381.966" calcext:value-type="float">
            <text:p>381.966</text:p>
          </table:table-cell>
          <table:table-cell office:value-type="float" office:value="381.875" calcext:value-type="float">
            <text:p>381.875</text:p>
          </table:table-cell>
          <table:table-cell office:value-type="float" office:value="373.435" calcext:value-type="float">
            <text:p>373.435</text:p>
          </table:table-cell>
          <table:table-cell office:value-type="float" office:value="374.703" calcext:value-type="float">
            <text:p>374.703</text:p>
          </table:table-cell>
          <table:table-cell office:value-type="float" office:value="375.177" calcext:value-type="float">
            <text:p>375.177</text:p>
          </table:table-cell>
          <table:table-cell office:value-type="float" office:value="380.843" calcext:value-type="float">
            <text:p>380.843</text:p>
          </table:table-cell>
          <table:table-cell office:value-type="float" office:value="379.539" calcext:value-type="float">
            <text:p>379.539</text:p>
          </table:table-cell>
          <table:table-cell office:value-type="float" office:value="379.007" calcext:value-type="float">
            <text:p>379.007</text:p>
          </table:table-cell>
          <table:table-cell office:value-type="float" office:value="367.043" calcext:value-type="float">
            <text:p>367.043</text:p>
          </table:table-cell>
          <table:table-cell office:value-type="float" office:value="363.585" calcext:value-type="float">
            <text:p>363.585</text:p>
          </table:table-cell>
          <table:table-cell office:value-type="float" office:value="358.644" calcext:value-type="float">
            <text:p>358.644</text:p>
          </table:table-cell>
          <table:table-cell office:value-type="float" office:value="359.139" calcext:value-type="float">
            <text:p>359.139</text:p>
          </table:table-cell>
          <table:table-cell office:value-type="float" office:value="354.53" calcext:value-type="float">
            <text:p>354.53</text:p>
          </table:table-cell>
          <table:table-cell office:value-type="float" office:value="345.21" calcext:value-type="float">
            <text:p>345.21</text:p>
          </table:table-cell>
          <table:table-cell office:value-type="float" office:value="339.903" calcext:value-type="float">
            <text:p>339.903</text:p>
          </table:table-cell>
          <table:table-cell office:value-type="float" office:value="338.163" calcext:value-type="float">
            <text:p>338.163</text:p>
          </table:table-cell>
          <table:table-cell office:value-type="float" office:value="335.925" calcext:value-type="float">
            <text:p>335.925</text:p>
          </table:table-cell>
          <table:table-cell office:value-type="float" office:value="338.162" calcext:value-type="float">
            <text:p>338.162</text:p>
          </table:table-cell>
          <table:table-cell office:value-type="float" office:value="332.113" calcext:value-type="float">
            <text:p>332.113</text:p>
          </table:table-cell>
          <table:table-cell office:value-type="float" office:value="332.322" calcext:value-type="float">
            <text:p>332.322</text:p>
          </table:table-cell>
          <table:table-cell office:value-type="float" office:value="328.815" calcext:value-type="float">
            <text:p>328.815</text:p>
          </table:table-cell>
          <table:table-cell office:value-type="float" office:value="327.878" calcext:value-type="float">
            <text:p>327.878</text:p>
          </table:table-cell>
          <table:table-cell office:value-type="float" office:value="325.935" calcext:value-type="float">
            <text:p>325.935</text:p>
          </table:table-cell>
          <table:table-cell office:value-type="float" office:value="328.223" calcext:value-type="float">
            <text:p>328.223</text:p>
          </table:table-cell>
          <table:table-cell office:value-type="float" office:value="321.311" calcext:value-type="float">
            <text:p>321.311</text:p>
          </table:table-cell>
          <table:table-cell office:value-type="float" office:value="325.493" calcext:value-type="float">
            <text:p>325.493</text:p>
          </table:table-cell>
          <table:table-cell office:value-type="float" office:value="319.361" calcext:value-type="float">
            <text:p>319.361</text:p>
          </table:table-cell>
          <table:table-cell office:value-type="float" office:value="319.174" calcext:value-type="float">
            <text:p>319.174</text:p>
          </table:table-cell>
          <table:table-cell office:value-type="float" office:value="319.541" calcext:value-type="float">
            <text:p>319.541</text:p>
          </table:table-cell>
          <table:table-cell office:value-type="float" office:value="314.72" calcext:value-type="float">
            <text:p>314.72</text:p>
          </table:table-cell>
          <table:table-cell office:value-type="float" office:value="314.796" calcext:value-type="float">
            <text:p>314.796</text:p>
          </table:table-cell>
          <table:table-cell office:value-type="float" office:value="312.078" calcext:value-type="float">
            <text:p>312.078</text:p>
          </table:table-cell>
          <table:table-cell office:value-type="float" office:value="341.189" calcext:value-type="float">
            <text:p>341.189</text:p>
          </table:table-cell>
          <table:table-cell office:value-type="float" office:value="311.972" calcext:value-type="float">
            <text:p>311.972</text:p>
          </table:table-cell>
          <table:table-cell office:value-type="float" office:value="311.728" calcext:value-type="float">
            <text:p>311.728</text:p>
          </table:table-cell>
          <table:table-cell office:value-type="float" office:value="311.623" calcext:value-type="float">
            <text:p>311.623</text:p>
          </table:table-cell>
          <table:table-cell office:value-type="float" office:value="316.228" calcext:value-type="float">
            <text:p>316.228</text:p>
          </table:table-cell>
          <table:table-cell office:value-type="float" office:value="314.681" calcext:value-type="float">
            <text:p>314.681</text:p>
          </table:table-cell>
          <table:table-cell office:value-type="float" office:value="314.133" calcext:value-type="float">
            <text:p>314.133</text:p>
          </table:table-cell>
          <table:table-cell office:value-type="float" office:value="317.667" calcext:value-type="float">
            <text:p>317.667</text:p>
          </table:table-cell>
          <table:table-cell office:value-type="float" office:value="307.744" calcext:value-type="float">
            <text:p>307.744</text:p>
          </table:table-cell>
          <table:table-cell office:value-type="float" office:value="316.608" calcext:value-type="float">
            <text:p>316.608</text:p>
          </table:table-cell>
          <table:table-cell office:value-type="float" office:value="307.352" calcext:value-type="float">
            <text:p>307.352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299" calcext:value-type="float">
            <text:p>316.299</text:p>
          </table:table-cell>
          <table:table-cell office:value-type="float" office:value="303.242" calcext:value-type="float">
            <text:p>303.242</text:p>
          </table:table-cell>
          <table:table-cell office:value-type="float" office:value="301.855" calcext:value-type="float">
            <text:p>301.855</text:p>
          </table:table-cell>
          <table:table-cell office:value-type="float" office:value="301.038" calcext:value-type="float">
            <text:p>301.038</text:p>
          </table:table-cell>
          <table:table-cell office:value-type="float" office:value="301.804" calcext:value-type="float">
            <text:p>301.804</text:p>
          </table:table-cell>
          <table:table-cell office:value-type="float" office:value="299.26" calcext:value-type="float">
            <text:p>299.26</text:p>
          </table:table-cell>
          <table:table-cell office:value-type="float" office:value="300.052" calcext:value-type="float">
            <text:p>300.052</text:p>
          </table:table-cell>
          <table:table-cell office:value-type="float" office:value="302.225" calcext:value-type="float">
            <text:p>302.225</text:p>
          </table:table-cell>
          <table:table-cell office:value-type="float" office:value="301.573" calcext:value-type="float">
            <text:p>301.573</text:p>
          </table:table-cell>
          <table:table-cell office:value-type="float" office:value="348.161" calcext:value-type="float">
            <text:p>348.161</text:p>
          </table:table-cell>
          <table:table-cell office:value-type="float" office:value="349.785" calcext:value-type="float">
            <text:p>349.785</text:p>
          </table:table-cell>
          <table:table-cell office:value-type="float" office:value="349.659" calcext:value-type="float">
            <text:p>349.659</text:p>
          </table:table-cell>
          <table:table-cell office:value-type="float" office:value="349.589" calcext:value-type="float">
            <text:p>349.589</text:p>
          </table:table-cell>
          <table:table-cell office:value-type="float" office:value="345.605" calcext:value-type="float">
            <text:p>345.605</text:p>
          </table:table-cell>
          <table:table-cell office:value-type="float" office:value="346.057" calcext:value-type="float">
            <text:p>346.057</text:p>
          </table:table-cell>
          <table:table-cell office:value-type="float" office:value="346.563" calcext:value-type="float">
            <text:p>346.563</text:p>
          </table:table-cell>
          <table:table-cell office:value-type="float" office:value="344.599" calcext:value-type="float">
            <text:p>344.599</text:p>
          </table:table-cell>
          <table:table-cell office:value-type="float" office:value="344.342" calcext:value-type="float">
            <text:p>344.342</text:p>
          </table:table-cell>
          <table:table-cell office:value-type="float" office:value="345.417" calcext:value-type="float">
            <text:p>345.417</text:p>
          </table:table-cell>
          <table:table-cell office:value-type="float" office:value="345.596" calcext:value-type="float">
            <text:p>345.596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326.511" calcext:value-type="float">
            <text:p>326.511</text:p>
          </table:table-cell>
          <table:table-cell office:value-type="float" office:value="324.231" calcext:value-type="float">
            <text:p>324.231</text:p>
          </table:table-cell>
          <table:table-cell office:value-type="float" office:value="325.297" calcext:value-type="float">
            <text:p>325.297</text:p>
          </table:table-cell>
          <table:table-cell office:value-type="float" office:value="325.673" calcext:value-type="float">
            <text:p>325.673</text:p>
          </table:table-cell>
          <table:table-cell office:value-type="float" office:value="324.324" calcext:value-type="float">
            <text:p>324.324</text:p>
          </table:table-cell>
          <table:table-cell office:value-type="float" office:value="324.362" calcext:value-type="float">
            <text:p>324.362</text:p>
          </table:table-cell>
          <table:table-cell office:value-type="float" office:value="322.975" calcext:value-type="float">
            <text:p>322.975</text:p>
          </table:table-cell>
          <table:table-cell office:value-type="float" office:value="324.316" calcext:value-type="float">
            <text:p>324.316</text:p>
          </table:table-cell>
          <table:table-cell office:value-type="float" office:value="325.117" calcext:value-type="float">
            <text:p>325.117</text:p>
          </table:table-cell>
          <table:table-cell office:value-type="float" office:value="323.778" calcext:value-type="float">
            <text:p>323.778</text:p>
          </table:table-cell>
          <table:table-cell office:value-type="float" office:value="323.662" calcext:value-type="float">
            <text:p>323.662</text:p>
          </table:table-cell>
          <table:table-cell office:value-type="float" office:value="338.454" calcext:value-type="float">
            <text:p>338.454</text:p>
          </table:table-cell>
          <table:table-cell office:value-type="float" office:value="368.898" calcext:value-type="float">
            <text:p>368.898</text:p>
          </table:table-cell>
          <table:table-cell office:value-type="float" office:value="372.358" calcext:value-type="float">
            <text:p>372.358</text:p>
          </table:table-cell>
          <table:table-cell office:value-type="float" office:value="376.195" calcext:value-type="float">
            <text:p>376.195</text:p>
          </table:table-cell>
          <table:table-cell office:value-type="float" office:value="376.223" calcext:value-type="float">
            <text:p>376.223</text:p>
          </table:table-cell>
          <table:table-cell office:value-type="float" office:value="376.254" calcext:value-type="float">
            <text:p>376.254</text:p>
          </table:table-cell>
          <table:table-cell office:value-type="float" office:value="376.535" calcext:value-type="float">
            <text:p>376.535</text:p>
          </table:table-cell>
          <table:table-cell office:value-type="float" office:value="376.01" calcext:value-type="float">
            <text:p>376.01</text:p>
          </table:table-cell>
          <table:table-cell office:value-type="float" office:value="375.797" calcext:value-type="float">
            <text:p>375.797</text:p>
          </table:table-cell>
          <table:table-cell office:value-type="float" office:value="375.757" calcext:value-type="float">
            <text:p>375.757</text:p>
          </table:table-cell>
          <table:table-cell office:value-type="float" office:value="375.721" calcext:value-type="float">
            <text:p>375.721</text:p>
          </table:table-cell>
          <table:table-cell office:value-type="float" office:value="374.439" calcext:value-type="float">
            <text:p>374.439</text:p>
          </table:table-cell>
          <table:table-cell office:value-type="float" office:value="370.553" calcext:value-type="float">
            <text:p>370.553</text:p>
          </table:table-cell>
          <table:table-cell office:value-type="float" office:value="369.389" calcext:value-type="float">
            <text:p>369.389</text:p>
          </table:table-cell>
          <table:table-cell office:value-type="float" office:value="370.064" calcext:value-type="float">
            <text:p>370.064</text:p>
          </table:table-cell>
          <table:table-cell office:value-type="float" office:value="367.424" calcext:value-type="float">
            <text:p>367.424</text:p>
          </table:table-cell>
          <table:table-cell office:value-type="float" office:value="367.641" calcext:value-type="float">
            <text:p>367.641</text:p>
          </table:table-cell>
          <table:table-cell office:value-type="float" office:value="370.057" calcext:value-type="float">
            <text:p>370.057</text:p>
          </table:table-cell>
          <table:table-cell office:value-type="float" office:value="367.557" calcext:value-type="float">
            <text:p>367.557</text:p>
          </table:table-cell>
          <table:table-cell office:value-type="float" office:value="366.487" calcext:value-type="float">
            <text:p>366.487</text:p>
          </table:table-cell>
          <table:table-cell office:value-type="float" office:value="367.086" calcext:value-type="float">
            <text:p>367.086</text:p>
          </table:table-cell>
          <table:table-cell office:value-type="float" office:value="369.532" calcext:value-type="float">
            <text:p>369.532</text:p>
          </table:table-cell>
          <table:table-cell office:value-type="float" office:value="369.677" calcext:value-type="float">
            <text:p>369.677</text:p>
          </table:table-cell>
          <table:table-cell office:value-type="float" office:value="377.1" calcext:value-type="float">
            <text:p>377.1</text:p>
          </table:table-cell>
          <table:table-cell office:value-type="float" office:value="378.172" calcext:value-type="float">
            <text:p>378.172</text:p>
          </table:table-cell>
          <table:table-cell office:value-type="float" office:value="375.615" calcext:value-type="float">
            <text:p>375.615</text:p>
          </table:table-cell>
          <table:table-cell office:value-type="float" office:value="377.582" calcext:value-type="float">
            <text:p>377.582</text:p>
          </table:table-cell>
          <table:table-cell office:value-type="float" office:value="375.682" calcext:value-type="float">
            <text:p>375.682</text:p>
          </table:table-cell>
          <table:table-cell office:value-type="float" office:value="376.884" calcext:value-type="float">
            <text:p>376.884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5.819" calcext:value-type="float">
            <text:p>365.819</text:p>
          </table:table-cell>
          <table:table-cell office:value-type="float" office:value="375.407" calcext:value-type="float">
            <text:p>375.407</text:p>
          </table:table-cell>
          <table:table-cell office:value-type="float" office:value="376.706" calcext:value-type="float">
            <text:p>376.706</text:p>
          </table:table-cell>
          <table:table-cell office:value-type="float" office:value="376.35" calcext:value-type="float">
            <text:p>376.35</text:p>
          </table:table-cell>
          <table:table-cell office:value-type="float" office:value="376.846" calcext:value-type="float">
            <text:p>376.846</text:p>
          </table:table-cell>
          <table:table-cell office:value-type="float" office:value="369.828" calcext:value-type="float">
            <text:p>369.828</text:p>
          </table:table-cell>
          <table:table-cell office:value-type="float" office:value="370.698" calcext:value-type="float">
            <text:p>370.698</text:p>
          </table:table-cell>
          <table:table-cell office:value-type="float" office:value="368.688" calcext:value-type="float">
            <text:p>368.688</text:p>
          </table:table-cell>
          <table:table-cell office:value-type="float" office:value="372.771" calcext:value-type="float">
            <text:p>372.771</text:p>
          </table:table-cell>
          <table:table-cell office:value-type="float" office:value="371.984" calcext:value-type="float">
            <text:p>371.984</text:p>
          </table:table-cell>
          <table:table-cell office:value-type="float" office:value="370.189" calcext:value-type="float">
            <text:p>370.189</text:p>
          </table:table-cell>
          <table:table-cell office:value-type="float" office:value="369.276" calcext:value-type="float">
            <text:p>369.276</text:p>
          </table:table-cell>
          <table:table-cell office:value-type="float" office:value="368.971" calcext:value-type="float">
            <text:p>368.971</text:p>
          </table:table-cell>
          <table:table-cell office:value-type="float" office:value="369.639" calcext:value-type="float">
            <text:p>369.639</text:p>
          </table:table-cell>
          <table:table-cell office:value-type="float" office:value="369.258" calcext:value-type="float">
            <text:p>369.258</text:p>
          </table:table-cell>
          <table:table-cell office:value-type="float" office:value="368.826" calcext:value-type="float">
            <text:p>368.826</text:p>
          </table:table-cell>
          <table:table-cell office:value-type="float" office:value="367.976" calcext:value-type="float">
            <text:p>367.976</text:p>
          </table:table-cell>
          <table:table-cell office:value-type="float" office:value="354.105" calcext:value-type="float">
            <text:p>354.105</text:p>
          </table:table-cell>
          <table:table-cell office:value-type="float" office:value="347.451" calcext:value-type="float">
            <text:p>347.451</text:p>
          </table:table-cell>
          <table:table-cell office:value-type="float" office:value="347.022" calcext:value-type="float">
            <text:p>347.022</text:p>
          </table:table-cell>
          <table:table-cell office:value-type="float" office:value="344.127" calcext:value-type="float">
            <text:p>344.127</text:p>
          </table:table-cell>
          <table:table-cell office:value-type="float" office:value="343.763" calcext:value-type="float">
            <text:p>343.763</text:p>
          </table:table-cell>
          <table:table-cell office:value-type="float" office:value="345.239" calcext:value-type="float">
            <text:p>345.239</text:p>
          </table:table-cell>
          <table:table-cell office:value-type="float" office:value="345.402" calcext:value-type="float">
            <text:p>345.402</text:p>
          </table:table-cell>
          <table:table-cell office:value-type="float" office:value="342.393" calcext:value-type="float">
            <text:p>342.393</text:p>
          </table:table-cell>
          <table:table-cell office:value-type="float" office:value="344.589" calcext:value-type="float">
            <text:p>344.589</text:p>
          </table:table-cell>
          <table:table-cell office:value-type="float" office:value="343.442" calcext:value-type="float">
            <text:p>343.442</text:p>
          </table:table-cell>
          <table:table-cell office:value-type="float" office:value="343.494" calcext:value-type="float">
            <text:p>343.494</text:p>
          </table:table-cell>
          <table:table-cell office:value-type="float" office:value="338.134" calcext:value-type="float">
            <text:p>338.134</text:p>
          </table:table-cell>
          <table:table-cell office:value-type="float" office:value="339.882" calcext:value-type="float">
            <text:p>339.882</text:p>
          </table:table-cell>
          <table:table-cell office:value-type="float" office:value="327.158" calcext:value-type="float">
            <text:p>327.158</text:p>
          </table:table-cell>
          <table:table-cell office:value-type="float" office:value="341.715" calcext:value-type="float">
            <text:p>341.715</text:p>
          </table:table-cell>
          <table:table-cell office:value-type="float" office:value="331.607" calcext:value-type="float">
            <text:p>331.607</text:p>
          </table:table-cell>
          <table:table-cell office:value-type="float" office:value="332.209" calcext:value-type="float">
            <text:p>332.209</text:p>
          </table:table-cell>
          <table:table-cell office:value-type="float" office:value="331.553" calcext:value-type="float">
            <text:p>331.553</text:p>
          </table:table-cell>
          <table:table-cell office:value-type="float" office:value="331.512" calcext:value-type="float">
            <text:p>331.512</text:p>
          </table:table-cell>
          <table:table-cell office:value-type="float" office:value="330.432" calcext:value-type="float">
            <text:p>330.432</text:p>
          </table:table-cell>
          <table:table-cell office:value-type="float" office:value="331.331" calcext:value-type="float">
            <text:p>331.331</text:p>
          </table:table-cell>
          <table:table-cell office:value-type="float" office:value="332.701" calcext:value-type="float">
            <text:p>332.701</text:p>
          </table:table-cell>
          <table:table-cell office:value-type="float" office:value="333.647" calcext:value-type="float">
            <text:p>333.647</text:p>
          </table:table-cell>
          <table:table-cell office:value-type="float" office:value="333.036" calcext:value-type="float">
            <text:p>333.036</text:p>
          </table:table-cell>
          <table:table-cell office:value-type="float" office:value="332.99" calcext:value-type="float">
            <text:p>332.99</text:p>
          </table:table-cell>
          <table:table-cell office:value-type="float" office:value="333.688" calcext:value-type="float">
            <text:p>333.688</text:p>
          </table:table-cell>
          <table:table-cell office:value-type="float" office:value="329.919" calcext:value-type="float">
            <text:p>329.919</text:p>
          </table:table-cell>
          <table:table-cell office:value-type="float" office:value="333.699" calcext:value-type="float">
            <text:p>333.699</text:p>
          </table:table-cell>
          <table:table-cell office:value-type="float" office:value="329.172" calcext:value-type="float">
            <text:p>329.172</text:p>
          </table:table-cell>
          <table:table-cell office:value-type="float" office:value="332.83" calcext:value-type="float">
            <text:p>332.83</text:p>
          </table:table-cell>
          <table:table-cell office:value-type="float" office:value="329.192" calcext:value-type="float">
            <text:p>329.192</text:p>
          </table:table-cell>
          <table:table-cell office:value-type="float" office:value="331.769" calcext:value-type="float">
            <text:p>331.769</text:p>
          </table:table-cell>
          <table:table-cell office:value-type="float" office:value="331.177" calcext:value-type="float">
            <text:p>331.177</text:p>
          </table:table-cell>
          <table:table-cell office:value-type="float" office:value="321.834" calcext:value-type="float">
            <text:p>321.834</text:p>
          </table:table-cell>
          <table:table-cell office:value-type="float" office:value="327.333" calcext:value-type="float">
            <text:p>327.333</text:p>
          </table:table-cell>
          <table:table-cell office:value-type="float" office:value="325.47" calcext:value-type="float">
            <text:p>325.47</text:p>
          </table:table-cell>
          <table:table-cell office:value-type="float" office:value="339.162" calcext:value-type="float">
            <text:p>339.162</text:p>
          </table:table-cell>
          <table:table-cell office:value-type="float" office:value="333.281" calcext:value-type="float">
            <text:p>333.281</text:p>
          </table:table-cell>
          <table:table-cell office:value-type="float" office:value="330.944" calcext:value-type="float">
            <text:p>330.944</text:p>
          </table:table-cell>
          <table:table-cell office:value-type="float" office:value="331.677" calcext:value-type="float">
            <text:p>331.677</text:p>
          </table:table-cell>
          <table:table-cell office:value-type="float" office:value="330.712" calcext:value-type="float">
            <text:p>330.712</text:p>
          </table:table-cell>
          <table:table-cell office:value-type="float" office:value="319.545" calcext:value-type="float">
            <text:p>319.545</text:p>
          </table:table-cell>
          <table:table-cell office:value-type="float" office:value="336.118" calcext:value-type="float">
            <text:p>336.118</text:p>
          </table:table-cell>
          <table:table-cell office:value-type="float" office:value="332.688" calcext:value-type="float">
            <text:p>332.688</text:p>
          </table:table-cell>
          <table:table-cell office:value-type="float" office:value="332.86" calcext:value-type="float">
            <text:p>332.86</text:p>
          </table:table-cell>
          <table:table-cell office:value-type="float" office:value="331.866" calcext:value-type="float">
            <text:p>331.866</text:p>
          </table:table-cell>
          <table:table-cell office:value-type="float" office:value="326.264" calcext:value-type="float">
            <text:p>326.264</text:p>
          </table:table-cell>
          <table:table-cell office:value-type="float" office:value="328.582" calcext:value-type="float">
            <text:p>328.582</text:p>
          </table:table-cell>
          <table:table-cell office:value-type="float" office:value="326.658" calcext:value-type="float">
            <text:p>326.658</text:p>
          </table:table-cell>
          <table:table-cell office:value-type="float" office:value="326.541" calcext:value-type="float">
            <text:p>326.541</text:p>
          </table:table-cell>
          <table:table-cell office:value-type="float" office:value="325.253" calcext:value-type="float">
            <text:p>325.253</text:p>
          </table:table-cell>
          <table:table-cell office:value-type="float" office:value="327.287" calcext:value-type="float">
            <text:p>327.287</text:p>
          </table:table-cell>
          <table:table-cell office:value-type="float" office:value="325.232" calcext:value-type="float">
            <text:p>325.232</text:p>
          </table:table-cell>
          <table:table-cell office:value-type="float" office:value="323.79" calcext:value-type="float">
            <text:p>323.79</text:p>
          </table:table-cell>
          <table:table-cell office:value-type="float" office:value="322.243" calcext:value-type="float">
            <text:p>322.243</text:p>
          </table:table-cell>
          <table:table-cell office:value-type="float" office:value="323.492" calcext:value-type="float">
            <text:p>323.492</text:p>
          </table:table-cell>
          <table:table-cell office:value-type="float" office:value="322.789" calcext:value-type="float">
            <text:p>322.789</text:p>
          </table:table-cell>
          <table:table-cell office:value-type="float" office:value="325.739" calcext:value-type="float">
            <text:p>325.739</text:p>
          </table:table-cell>
          <table:table-cell office:value-type="float" office:value="324.549" calcext:value-type="float">
            <text:p>324.549</text:p>
          </table:table-cell>
          <table:table-cell office:value-type="float" office:value="323.437" calcext:value-type="float">
            <text:p>323.437</text:p>
          </table:table-cell>
          <table:table-cell office:value-type="float" office:value="319.894" calcext:value-type="float">
            <text:p>319.894</text:p>
          </table:table-cell>
          <table:table-cell office:value-type="float" office:value="319.564" calcext:value-type="float">
            <text:p>319.564</text:p>
          </table:table-cell>
          <table:table-cell office:value-type="float" office:value="319.422" calcext:value-type="float">
            <text:p>319.422</text:p>
          </table:table-cell>
          <table:table-cell office:value-type="float" office:value="318.121" calcext:value-type="float">
            <text:p>318.121</text:p>
          </table:table-cell>
          <table:table-cell office:value-type="float" office:value="328.513" calcext:value-type="float">
            <text:p>328.513</text:p>
          </table:table-cell>
          <table:table-cell office:value-type="float" office:value="337.344" calcext:value-type="float">
            <text:p>337.344</text:p>
          </table:table-cell>
          <table:table-cell office:value-type="float" office:value="331.213" calcext:value-type="float">
            <text:p>331.213</text:p>
          </table:table-cell>
          <table:table-cell office:value-type="float" office:value="334.202" calcext:value-type="float">
            <text:p>334.202</text:p>
          </table:table-cell>
          <table:table-cell office:value-type="float" office:value="329.65" calcext:value-type="float">
            <text:p>329.65</text:p>
          </table:table-cell>
          <table:table-cell office:value-type="float" office:value="311.742" calcext:value-type="float">
            <text:p>311.742</text:p>
          </table:table-cell>
          <table:table-cell office:value-type="float" office:value="325.135" calcext:value-type="float">
            <text:p>325.135</text:p>
          </table:table-cell>
          <table:table-cell office:value-type="float" office:value="328.898" calcext:value-type="float">
            <text:p>328.898</text:p>
          </table:table-cell>
          <table:table-cell office:value-type="float" office:value="328.428" calcext:value-type="float">
            <text:p>328.428</text:p>
          </table:table-cell>
          <table:table-cell office:value-type="float" office:value="326.158" calcext:value-type="float">
            <text:p>326.158</text:p>
          </table:table-cell>
          <table:table-cell office:value-type="float" office:value="323.792" calcext:value-type="float">
            <text:p>323.792</text:p>
          </table:table-cell>
          <table:table-cell office:value-type="float" office:value="324.03" calcext:value-type="float">
            <text:p>324.03</text:p>
          </table:table-cell>
          <table:table-cell office:value-type="float" office:value="324.136" calcext:value-type="float">
            <text:p>324.136</text:p>
          </table:table-cell>
          <table:table-cell office:value-type="float" office:value="328.073" calcext:value-type="float">
            <text:p>328.073</text:p>
          </table:table-cell>
          <table:table-cell office:value-type="float" office:value="331.811" calcext:value-type="float">
            <text:p>331.811</text:p>
          </table:table-cell>
          <table:table-cell office:value-type="float" office:value="330.488" calcext:value-type="float">
            <text:p>330.488</text:p>
          </table:table-cell>
          <table:table-cell office:value-type="float" office:value="329.036" calcext:value-type="float">
            <text:p>329.036</text:p>
          </table:table-cell>
          <table:table-cell office:value-type="float" office:value="328.158" calcext:value-type="float">
            <text:p>328.158</text:p>
          </table:table-cell>
          <table:table-cell office:value-type="float" office:value="328.101" calcext:value-type="float">
            <text:p>328.101</text:p>
          </table:table-cell>
          <table:table-cell office:value-type="float" office:value="326.931" calcext:value-type="float">
            <text:p>326.931</text:p>
          </table:table-cell>
          <table:table-cell office:value-type="float" office:value="326.623" calcext:value-type="float">
            <text:p>326.623</text:p>
          </table:table-cell>
          <table:table-cell office:value-type="float" office:value="326.624" calcext:value-type="float">
            <text:p>326.624</text:p>
          </table:table-cell>
          <table:table-cell office:value-type="float" office:value="327.046" calcext:value-type="float">
            <text:p>327.046</text:p>
          </table:table-cell>
          <table:table-cell office:value-type="float" office:value="330.292" calcext:value-type="float">
            <text:p>330.292</text:p>
          </table:table-cell>
          <table:table-cell office:value-type="float" office:value="328.58" calcext:value-type="float">
            <text:p>328.58</text:p>
          </table:table-cell>
          <table:table-cell office:value-type="float" office:value="328.609" calcext:value-type="float">
            <text:p>328.609</text:p>
          </table:table-cell>
          <table:table-cell office:value-type="float" office:value="329.545" calcext:value-type="float">
            <text:p>329.545</text:p>
          </table:table-cell>
          <table:table-cell office:value-type="float" office:value="330.482" calcext:value-type="float">
            <text:p>330.482</text:p>
          </table:table-cell>
          <table:table-cell office:value-type="float" office:value="327.671" calcext:value-type="float">
            <text:p>327.671</text:p>
          </table:table-cell>
          <table:table-cell office:value-type="float" office:value="327.751" calcext:value-type="float">
            <text:p>327.751</text:p>
          </table:table-cell>
          <table:table-cell office:value-type="float" office:value="326.643" calcext:value-type="float">
            <text:p>326.643</text:p>
          </table:table-cell>
          <table:table-cell office:value-type="float" office:value="328.441" calcext:value-type="float">
            <text:p>328.441</text:p>
          </table:table-cell>
          <table:table-cell office:value-type="float" office:value="325.203" calcext:value-type="float">
            <text:p>325.203</text:p>
          </table:table-cell>
          <table:table-cell office:value-type="float" office:value="317.093" calcext:value-type="float">
            <text:p>317.093</text:p>
          </table:table-cell>
          <table:table-cell office:value-type="float" office:value="322.247" calcext:value-type="float">
            <text:p>322.247</text:p>
          </table:table-cell>
          <table:table-cell office:value-type="float" office:value="322.83" calcext:value-type="float">
            <text:p>322.83</text:p>
          </table:table-cell>
          <table:table-cell office:value-type="float" office:value="322.587" calcext:value-type="float">
            <text:p>322.587</text:p>
          </table:table-cell>
          <table:table-cell office:value-type="float" office:value="321.733" calcext:value-type="float">
            <text:p>321.733</text:p>
          </table:table-cell>
          <table:table-cell office:value-type="float" office:value="322.462" calcext:value-type="float">
            <text:p>322.462</text:p>
          </table:table-cell>
          <table:table-cell office:value-type="float" office:value="321.645" calcext:value-type="float">
            <text:p>321.645</text:p>
          </table:table-cell>
          <table:table-cell office:value-type="float" office:value="320.663" calcext:value-type="float">
            <text:p>320.663</text:p>
          </table:table-cell>
          <table:table-cell office:value-type="float" office:value="322.128" calcext:value-type="float">
            <text:p>322.128</text:p>
          </table:table-cell>
          <table:table-cell office:value-type="float" office:value="321.278" calcext:value-type="float">
            <text:p>321.278</text:p>
          </table:table-cell>
          <table:table-cell office:value-type="float" office:value="321.384" calcext:value-type="float">
            <text:p>321.384</text:p>
          </table:table-cell>
          <table:table-cell office:value-type="float" office:value="322.404" calcext:value-type="float">
            <text:p>322.404</text:p>
          </table:table-cell>
          <table:table-cell office:value-type="float" office:value="321.275" calcext:value-type="float">
            <text:p>321.275</text:p>
          </table:table-cell>
          <table:table-cell office:value-type="float" office:value="324.885" calcext:value-type="float">
            <text:p>324.885</text:p>
          </table:table-cell>
          <table:table-cell office:value-type="float" office:value="325.787" calcext:value-type="float">
            <text:p>325.787</text:p>
          </table:table-cell>
          <table:table-cell office:value-type="float" office:value="322.881" calcext:value-type="float">
            <text:p>322.881</text:p>
          </table:table-cell>
          <table:table-cell office:value-type="float" office:value="318.122" calcext:value-type="float">
            <text:p>318.122</text:p>
          </table:table-cell>
          <table:table-cell office:value-type="float" office:value="321.103" calcext:value-type="float">
            <text:p>321.103</text:p>
          </table:table-cell>
          <table:table-cell office:value-type="float" office:value="321.655" calcext:value-type="float">
            <text:p>321.655</text:p>
          </table:table-cell>
          <table:table-cell office:value-type="float" office:value="322.242" calcext:value-type="float">
            <text:p>322.242</text:p>
          </table:table-cell>
          <table:table-cell office:value-type="float" office:value="322.35" calcext:value-type="float">
            <text:p>322.35</text:p>
          </table:table-cell>
          <table:table-cell office:value-type="float" office:value="322.166" calcext:value-type="float">
            <text:p>322.166</text:p>
          </table:table-cell>
          <table:table-cell office:value-type="float" office:value="321.69" calcext:value-type="float">
            <text:p>321.69</text:p>
          </table:table-cell>
          <table:table-cell office:value-type="float" office:value="318.237" calcext:value-type="float">
            <text:p>318.237</text:p>
          </table:table-cell>
          <table:table-cell office:value-type="float" office:value="324.973" calcext:value-type="float">
            <text:p>324.973</text:p>
          </table:table-cell>
          <table:table-cell office:value-type="float" office:value="324.174" calcext:value-type="float">
            <text:p>324.174</text:p>
          </table:table-cell>
          <table:table-cell office:value-type="float" office:value="294.657" calcext:value-type="float">
            <text:p>294.657</text:p>
          </table:table-cell>
          <table:table-cell office:value-type="float" office:value="299" calcext:value-type="float">
            <text:p>299</text:p>
          </table:table-cell>
          <table:table-cell office:value-type="float" office:value="320.143" calcext:value-type="float">
            <text:p>320.143</text:p>
          </table:table-cell>
          <table:table-cell office:value-type="float" office:value="320.287" calcext:value-type="float">
            <text:p>320.287</text:p>
          </table:table-cell>
          <table:table-cell office:value-type="float" office:value="324.776" calcext:value-type="float">
            <text:p>324.776</text:p>
          </table:table-cell>
          <table:table-cell office:value-type="float" office:value="323.325" calcext:value-type="float">
            <text:p>323.325</text:p>
          </table:table-cell>
          <table:table-cell office:value-type="float" office:value="327.397" calcext:value-type="float">
            <text:p>327.397</text:p>
          </table:table-cell>
          <table:table-cell office:value-type="float" office:value="325.012" calcext:value-type="float">
            <text:p>325.012</text:p>
          </table:table-cell>
          <table:table-cell office:value-type="float" office:value="323.108" calcext:value-type="float">
            <text:p>323.108</text:p>
          </table:table-cell>
          <table:table-cell office:value-type="float" office:value="325.592" calcext:value-type="float">
            <text:p>325.592</text:p>
          </table:table-cell>
          <table:table-cell office:value-type="float" office:value="325.666" calcext:value-type="float">
            <text:p>325.666</text:p>
          </table:table-cell>
          <table:table-cell office:value-type="float" office:value="322.058" calcext:value-type="float">
            <text:p>322.058</text:p>
          </table:table-cell>
          <table:table-cell office:value-type="float" office:value="321.567" calcext:value-type="float">
            <text:p>321.567</text:p>
          </table:table-cell>
          <table:table-cell office:value-type="float" office:value="321.659" calcext:value-type="float">
            <text:p>321.659</text:p>
          </table:table-cell>
          <table:table-cell office:value-type="float" office:value="327.413" calcext:value-type="float">
            <text:p>327.413</text:p>
          </table:table-cell>
          <table:table-cell office:value-type="float" office:value="329.349" calcext:value-type="float">
            <text:p>329.349</text:p>
          </table:table-cell>
          <table:table-cell office:value-type="float" office:value="330.434" calcext:value-type="float">
            <text:p>330.434</text:p>
          </table:table-cell>
          <table:table-cell office:value-type="float" office:value="330.565" calcext:value-type="float">
            <text:p>330.565</text:p>
          </table:table-cell>
          <table:table-cell office:value-type="float" office:value="332.099" calcext:value-type="float">
            <text:p>332.099</text:p>
          </table:table-cell>
          <table:table-cell office:value-type="float" office:value="330.042" calcext:value-type="float">
            <text:p>330.042</text:p>
          </table:table-cell>
          <table:table-cell office:value-type="float" office:value="332.36" calcext:value-type="float">
            <text:p>332.36</text:p>
          </table:table-cell>
          <table:table-cell office:value-type="float" office:value="331.241" calcext:value-type="float">
            <text:p>331.241</text:p>
          </table:table-cell>
          <table:table-cell office:value-type="float" office:value="332.209" calcext:value-type="float">
            <text:p>332.209</text:p>
          </table:table-cell>
          <table:table-cell office:value-type="float" office:value="330.025" calcext:value-type="float">
            <text:p>330.025</text:p>
          </table:table-cell>
          <table:table-cell office:value-type="float" office:value="330.087" calcext:value-type="float">
            <text:p>330.087</text:p>
          </table:table-cell>
          <table:table-cell office:value-type="float" office:value="331.458" calcext:value-type="float">
            <text:p>331.458</text:p>
          </table:table-cell>
          <table:table-cell office:value-type="float" office:value="342.09" calcext:value-type="float">
            <text:p>342.09</text:p>
          </table:table-cell>
          <table:table-cell office:value-type="float" office:value="342.41" calcext:value-type="float">
            <text:p>342.41</text:p>
          </table:table-cell>
          <table:table-cell office:value-type="float" office:value="341.364" calcext:value-type="float">
            <text:p>341.364</text:p>
          </table:table-cell>
          <table:table-cell office:value-type="float" office:value="340.632" calcext:value-type="float">
            <text:p>340.632</text:p>
          </table:table-cell>
          <table:table-cell office:value-type="float" office:value="336.392" calcext:value-type="float">
            <text:p>336.392</text:p>
          </table:table-cell>
          <table:table-cell office:value-type="float" office:value="326.443" calcext:value-type="float">
            <text:p>326.443</text:p>
          </table:table-cell>
          <table:table-cell office:value-type="float" office:value="333.148" calcext:value-type="float">
            <text:p>333.148</text:p>
          </table:table-cell>
          <table:table-cell office:value-type="float" office:value="339.903" calcext:value-type="float">
            <text:p>339.903</text:p>
          </table:table-cell>
          <table:table-cell office:value-type="float" office:value="335.299" calcext:value-type="float">
            <text:p>335.299</text:p>
          </table:table-cell>
          <table:table-cell office:value-type="float" office:value="336.298" calcext:value-type="float">
            <text:p>336.298</text:p>
          </table:table-cell>
          <table:table-cell office:value-type="float" office:value="334.485" calcext:value-type="float">
            <text:p>334.485</text:p>
          </table:table-cell>
          <table:table-cell office:value-type="float" office:value="330.68" calcext:value-type="float">
            <text:p>330.68</text:p>
          </table:table-cell>
          <table:table-cell office:value-type="float" office:value="341.942" calcext:value-type="float">
            <text:p>341.942</text:p>
          </table:table-cell>
          <table:table-cell office:value-type="float" office:value="332.238" calcext:value-type="float">
            <text:p>332.238</text:p>
          </table:table-cell>
          <table:table-cell office:value-type="float" office:value="334.589" calcext:value-type="float">
            <text:p>334.589</text:p>
          </table:table-cell>
          <table:table-cell office:value-type="float" office:value="334.181" calcext:value-type="float">
            <text:p>334.181</text:p>
          </table:table-cell>
          <table:table-cell office:value-type="float" office:value="333.499" calcext:value-type="float">
            <text:p>333.499</text:p>
          </table:table-cell>
          <table:table-cell office:value-type="float" office:value="331.267" calcext:value-type="float">
            <text:p>331.267</text:p>
          </table:table-cell>
          <table:table-cell office:value-type="float" office:value="331.052" calcext:value-type="float">
            <text:p>331.052</text:p>
          </table:table-cell>
          <table:table-cell office:value-type="float" office:value="332.714" calcext:value-type="float">
            <text:p>332.714</text:p>
          </table:table-cell>
          <table:table-cell office:value-type="float" office:value="332.593" calcext:value-type="float">
            <text:p>332.593</text:p>
          </table:table-cell>
          <table:table-cell office:value-type="float" office:value="332.97" calcext:value-type="float">
            <text:p>332.97</text:p>
          </table:table-cell>
          <table:table-cell office:value-type="float" office:value="334.306" calcext:value-type="float">
            <text:p>334.306</text:p>
          </table:table-cell>
          <table:table-cell office:value-type="float" office:value="334.343" calcext:value-type="float">
            <text:p>334.343</text:p>
          </table:table-cell>
          <table:table-cell office:value-type="float" office:value="334.405" calcext:value-type="float">
            <text:p>334.405</text:p>
          </table:table-cell>
          <table:table-cell office:value-type="float" office:value="332.95" calcext:value-type="float">
            <text:p>332.95</text:p>
          </table:table-cell>
          <table:table-cell office:value-type="float" office:value="334.7" calcext:value-type="float">
            <text:p>334.7</text:p>
          </table:table-cell>
          <table:table-cell office:value-type="float" office:value="334.551" calcext:value-type="float">
            <text:p>334.551</text:p>
          </table:table-cell>
          <table:table-cell office:value-type="float" office:value="332.687" calcext:value-type="float">
            <text:p>332.687</text:p>
          </table:table-cell>
          <table:table-cell office:value-type="float" office:value="333.397" calcext:value-type="float">
            <text:p>333.397</text:p>
          </table:table-cell>
          <table:table-cell office:value-type="float" office:value="333.522" calcext:value-type="float">
            <text:p>333.522</text:p>
          </table:table-cell>
          <table:table-cell office:value-type="float" office:value="331.941" calcext:value-type="float">
            <text:p>331.941</text:p>
          </table:table-cell>
          <table:table-cell office:value-type="float" office:value="331.613" calcext:value-type="float">
            <text:p>331.613</text:p>
          </table:table-cell>
          <table:table-cell office:value-type="float" office:value="330.431" calcext:value-type="float">
            <text:p>330.431</text:p>
          </table:table-cell>
          <table:table-cell office:value-type="float" office:value="317.942" calcext:value-type="float">
            <text:p>317.942</text:p>
          </table:table-cell>
          <table:table-cell office:value-type="float" office:value="327.438" calcext:value-type="float">
            <text:p>327.438</text:p>
          </table:table-cell>
          <table:table-cell office:value-type="float" office:value="324.76" calcext:value-type="float">
            <text:p>324.76</text:p>
          </table:table-cell>
          <table:table-cell office:value-type="float" office:value="322.783" calcext:value-type="float">
            <text:p>322.783</text:p>
          </table:table-cell>
          <table:table-cell office:value-type="float" office:value="324.082" calcext:value-type="float">
            <text:p>324.082</text:p>
          </table:table-cell>
          <table:table-cell office:value-type="float" office:value="325.949" calcext:value-type="float">
            <text:p>325.949</text:p>
          </table:table-cell>
          <table:table-cell office:value-type="float" office:value="325.653" calcext:value-type="float">
            <text:p>325.653</text:p>
          </table:table-cell>
          <table:table-cell office:value-type="float" office:value="322.181" calcext:value-type="float">
            <text:p>322.181</text:p>
          </table:table-cell>
          <table:table-cell office:value-type="float" office:value="322.064" calcext:value-type="float">
            <text:p>322.064</text:p>
          </table:table-cell>
          <table:table-cell office:value-type="float" office:value="323.7" calcext:value-type="float">
            <text:p>323.7</text:p>
          </table:table-cell>
          <table:table-cell office:value-type="float" office:value="333.572" calcext:value-type="float">
            <text:p>333.572</text:p>
          </table:table-cell>
          <table:table-cell office:value-type="float" office:value="327.659" calcext:value-type="float">
            <text:p>327.659</text:p>
          </table:table-cell>
          <table:table-cell office:value-type="float" office:value="328.7" calcext:value-type="float">
            <text:p>328.7</text:p>
          </table:table-cell>
          <table:table-cell office:value-type="float" office:value="331.251" calcext:value-type="float">
            <text:p>331.251</text:p>
          </table:table-cell>
          <table:table-cell office:value-type="float" office:value="328.534" calcext:value-type="float">
            <text:p>328.534</text:p>
          </table:table-cell>
          <table:table-cell office:value-type="float" office:value="330.216" calcext:value-type="float">
            <text:p>330.216</text:p>
          </table:table-cell>
          <table:table-cell office:value-type="float" office:value="328.304" calcext:value-type="float">
            <text:p>328.304</text:p>
          </table:table-cell>
          <table:table-cell office:value-type="float" office:value="326.994" calcext:value-type="float">
            <text:p>326.994</text:p>
          </table:table-cell>
          <table:table-cell office:value-type="float" office:value="330.027" calcext:value-type="float">
            <text:p>330.027</text:p>
          </table:table-cell>
          <table:table-cell office:value-type="float" office:value="328.113" calcext:value-type="float">
            <text:p>328.113</text:p>
          </table:table-cell>
          <table:table-cell office:value-type="float" office:value="309.816" calcext:value-type="float">
            <text:p>309.816</text:p>
          </table:table-cell>
          <table:table-cell office:value-type="float" office:value="291.027" calcext:value-type="float">
            <text:p>291.027</text:p>
          </table:table-cell>
          <table:table-cell office:value-type="float" office:value="291.004" calcext:value-type="float">
            <text:p>291.004</text:p>
          </table:table-cell>
          <table:table-cell office:value-type="float" office:value="295.751" calcext:value-type="float">
            <text:p>295.751</text:p>
          </table:table-cell>
          <table:table-cell office:value-type="float" office:value="295.357" calcext:value-type="float">
            <text:p>295.357</text:p>
          </table:table-cell>
          <table:table-cell office:value-type="float" office:value="296.852" calcext:value-type="float">
            <text:p>296.852</text:p>
          </table:table-cell>
          <table:table-cell office:value-type="float" office:value="293.941" calcext:value-type="float">
            <text:p>293.941</text:p>
          </table:table-cell>
          <table:table-cell office:value-type="float" office:value="293.864" calcext:value-type="float">
            <text:p>293.864</text:p>
          </table:table-cell>
          <table:table-cell office:value-type="float" office:value="293.923" calcext:value-type="float">
            <text:p>293.923</text:p>
          </table:table-cell>
          <table:table-cell office:value-type="float" office:value="292.665" calcext:value-type="float">
            <text:p>292.665</text:p>
          </table:table-cell>
          <table:table-cell office:value-type="float" office:value="277.919" calcext:value-type="float">
            <text:p>277.919</text:p>
          </table:table-cell>
          <table:table-cell office:value-type="float" office:value="278.283" calcext:value-type="float">
            <text:p>278.283</text:p>
          </table:table-cell>
          <table:table-cell office:value-type="float" office:value="278.285" calcext:value-type="float">
            <text:p>278.285</text:p>
          </table:table-cell>
          <table:table-cell office:value-type="float" office:value="277.103" calcext:value-type="float">
            <text:p>277.103</text:p>
          </table:table-cell>
          <table:table-cell office:value-type="float" office:value="275.921" calcext:value-type="float">
            <text:p>275.921</text:p>
          </table:table-cell>
          <table:table-cell office:value-type="float" office:value="275.683" calcext:value-type="float">
            <text:p>275.683</text:p>
          </table:table-cell>
          <table:table-cell office:value-type="float" office:value="275.85" calcext:value-type="float">
            <text:p>275.85</text:p>
          </table:table-cell>
          <table:table-cell office:value-type="float" office:value="276.177" calcext:value-type="float">
            <text:p>276.177</text:p>
          </table:table-cell>
          <table:table-cell office:value-type="float" office:value="275.903" calcext:value-type="float">
            <text:p>275.903</text:p>
          </table:table-cell>
          <table:table-cell office:value-type="float" office:value="276.645" calcext:value-type="float">
            <text:p>276.645</text:p>
          </table:table-cell>
          <table:table-cell office:value-type="float" office:value="276.807" calcext:value-type="float">
            <text:p>276.807</text:p>
          </table:table-cell>
          <table:table-cell office:value-type="float" office:value="276.385" calcext:value-type="float">
            <text:p>276.385</text:p>
          </table:table-cell>
          <table:table-cell office:value-type="float" office:value="275.955" calcext:value-type="float">
            <text:p>275.955</text:p>
          </table:table-cell>
          <table:table-cell office:value-type="float" office:value="277.014" calcext:value-type="float">
            <text:p>277.014</text:p>
          </table:table-cell>
          <table:table-cell office:value-type="float" office:value="276.385" calcext:value-type="float">
            <text:p>276.385</text:p>
          </table:table-cell>
          <table:table-cell office:value-type="float" office:value="257.013" calcext:value-type="float">
            <text:p>257.013</text:p>
          </table:table-cell>
          <table:table-cell office:value-type="float" office:value="237.232" calcext:value-type="float">
            <text:p>237.232</text:p>
          </table:table-cell>
          <table:table-cell office:value-type="float" office:value="263.656" calcext:value-type="float">
            <text:p>263.656</text:p>
          </table:table-cell>
          <table:table-cell office:value-type="float" office:value="260.18" calcext:value-type="float">
            <text:p>260.18</text:p>
          </table:table-cell>
          <table:table-cell office:value-type="float" office:value="259.584" calcext:value-type="float">
            <text:p>259.584</text:p>
          </table:table-cell>
          <table:table-cell office:value-type="float" office:value="259.007" calcext:value-type="float">
            <text:p>259.007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255.565" calcext:value-type="float">
            <text:p>255.565</text:p>
          </table:table-cell>
          <table:table-cell office:value-type="float" office:value="253.964" calcext:value-type="float">
            <text:p>253.964</text:p>
          </table:table-cell>
          <table:table-cell office:value-type="float" office:value="250.926" calcext:value-type="float">
            <text:p>250.926</text:p>
          </table:table-cell>
          <table:table-cell office:value-type="float" office:value="252.638" calcext:value-type="float">
            <text:p>252.638</text:p>
          </table:table-cell>
          <table:table-cell office:value-type="float" office:value="247.141" calcext:value-type="float">
            <text:p>247.141</text:p>
          </table:table-cell>
          <table:table-cell office:value-type="float" office:value="248.103" calcext:value-type="float">
            <text:p>248.103</text:p>
          </table:table-cell>
          <table:table-cell office:value-type="float" office:value="241.381" calcext:value-type="float">
            <text:p>241.381</text:p>
          </table:table-cell>
          <table:table-cell office:value-type="float" office:value="239.175" calcext:value-type="float">
            <text:p>239.175</text:p>
          </table:table-cell>
          <table:table-cell office:value-type="float" office:value="235.002" calcext:value-type="float">
            <text:p>235.002</text:p>
          </table:table-cell>
          <table:table-cell office:value-type="float" office:value="235.9" calcext:value-type="float">
            <text:p>235.9</text:p>
          </table:table-cell>
          <table:table-cell office:value-type="float" office:value="239.909" calcext:value-type="float">
            <text:p>239.909</text:p>
          </table:table-cell>
          <table:table-cell office:value-type="float" office:value="238.009" calcext:value-type="float">
            <text:p>238.009</text:p>
          </table:table-cell>
          <table:table-cell office:value-type="float" office:value="235.486" calcext:value-type="float">
            <text:p>235.486</text:p>
          </table:table-cell>
          <table:table-cell office:value-type="float" office:value="232.852" calcext:value-type="float">
            <text:p>232.852</text:p>
          </table:table-cell>
          <table:table-cell office:value-type="float" office:value="228.827" calcext:value-type="float">
            <text:p>228.827</text:p>
          </table:table-cell>
          <table:table-cell office:value-type="float" office:value="230.973" calcext:value-type="float">
            <text:p>230.973</text:p>
          </table:table-cell>
          <table:table-cell office:value-type="float" office:value="228.2" calcext:value-type="float">
            <text:p>228.2</text:p>
          </table:table-cell>
          <table:table-cell office:value-type="float" office:value="221.489" calcext:value-type="float">
            <text:p>221.489</text:p>
          </table:table-cell>
          <table:table-cell office:value-type="float" office:value="219.851" calcext:value-type="float">
            <text:p>219.851</text:p>
          </table:table-cell>
          <table:table-cell office:value-type="float" office:value="220.502" calcext:value-type="float">
            <text:p>220.502</text:p>
          </table:table-cell>
          <table:table-cell office:value-type="float" office:value="220.399" calcext:value-type="float">
            <text:p>220.399</text:p>
          </table:table-cell>
          <table:table-cell office:value-type="float" office:value="248.034" calcext:value-type="float">
            <text:p>248.034</text:p>
          </table:table-cell>
          <table:table-cell office:value-type="float" office:value="251.764" calcext:value-type="float">
            <text:p>251.764</text:p>
          </table:table-cell>
          <table:table-cell office:value-type="float" office:value="214.143" calcext:value-type="float">
            <text:p>214.143</text:p>
          </table:table-cell>
          <table:table-cell office:value-type="float" office:value="158.332" calcext:value-type="float">
            <text:p>158.332</text:p>
          </table:table-cell>
          <table:table-cell office:value-type="float" office:value="156.197" calcext:value-type="float">
            <text:p>156.197</text:p>
          </table:table-cell>
          <table:table-cell office:value-type="float" office:value="156.822" calcext:value-type="float">
            <text:p>156.822</text:p>
          </table:table-cell>
          <table:table-cell office:value-type="float" office:value="157.74" calcext:value-type="float">
            <text:p>157.74</text:p>
          </table:table-cell>
          <table:table-cell office:value-type="float" office:value="163.679" calcext:value-type="float">
            <text:p>163.679</text:p>
          </table:table-cell>
          <table:table-cell office:value-type="float" office:value="151.287" calcext:value-type="float">
            <text:p>151.287</text:p>
          </table:table-cell>
          <table:table-cell office:value-type="float" office:value="146.159" calcext:value-type="float">
            <text:p>146.159</text:p>
          </table:table-cell>
          <table:table-cell office:value-type="float" office:value="147.511" calcext:value-type="float">
            <text:p>147.511</text:p>
          </table:table-cell>
          <table:table-cell office:value-type="float" office:value="146.752" calcext:value-type="float">
            <text:p>146.752</text:p>
          </table:table-cell>
          <table:table-cell office:value-type="float" office:value="146.131" calcext:value-type="float">
            <text:p>146.131</text:p>
          </table:table-cell>
          <table:table-cell office:value-type="float" office:value="147.729" calcext:value-type="float">
            <text:p>147.729</text:p>
          </table:table-cell>
          <table:table-cell office:value-type="float" office:value="142.682" calcext:value-type="float">
            <text:p>142.682</text:p>
          </table:table-cell>
          <table:table-cell office:value-type="float" office:value="141.466" calcext:value-type="float">
            <text:p>141.466</text:p>
          </table:table-cell>
          <table:table-cell office:value-type="float" office:value="140.706" calcext:value-type="float">
            <text:p>140.706</text:p>
          </table:table-cell>
          <table:table-cell office:value-type="float" office:value="140.49" calcext:value-type="float">
            <text:p>140.49</text:p>
          </table:table-cell>
          <table:table-cell office:value-type="float" office:value="139.728" calcext:value-type="float">
            <text:p>139.728</text:p>
          </table:table-cell>
          <table:table-cell table:number-columns-repeated="137"/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354.439" calcext:value-type="float">
            <text:p>354.439</text:p>
          </table:table-cell>
          <table:table-cell office:value-type="float" office:value="353.607" calcext:value-type="float">
            <text:p>353.607</text:p>
          </table:table-cell>
          <table:table-cell office:value-type="float" office:value="355.842" calcext:value-type="float">
            <text:p>355.842</text:p>
          </table:table-cell>
          <table:table-cell office:value-type="float" office:value="352.035" calcext:value-type="float">
            <text:p>352.035</text:p>
          </table:table-cell>
          <table:table-cell office:value-type="float" office:value="351.788" calcext:value-type="float">
            <text:p>351.788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3.531" calcext:value-type="float">
            <text:p>353.531</text:p>
          </table:table-cell>
          <table:table-cell office:value-type="float" office:value="353.455" calcext:value-type="float">
            <text:p>353.455</text:p>
          </table:table-cell>
          <table:table-cell office:value-type="float" office:value="352.668" calcext:value-type="float">
            <text:p>352.668</text:p>
          </table:table-cell>
          <table:table-cell office:value-type="float" office:value="351.979" calcext:value-type="float">
            <text:p>351.979</text:p>
          </table:table-cell>
          <table:table-cell office:value-type="float" office:value="352.164" calcext:value-type="float">
            <text:p>352.164</text:p>
          </table:table-cell>
          <table:table-cell office:value-type="float" office:value="351.129" calcext:value-type="float">
            <text:p>351.129</text:p>
          </table:table-cell>
          <table:table-cell office:value-type="float" office:value="352.064" calcext:value-type="float">
            <text:p>352.064</text:p>
          </table:table-cell>
          <table:table-cell office:value-type="float" office:value="352.676" calcext:value-type="float">
            <text:p>352.676</text:p>
          </table:table-cell>
          <table:table-cell office:value-type="float" office:value="353.582" calcext:value-type="float">
            <text:p>353.582</text:p>
          </table:table-cell>
          <table:table-cell office:value-type="float" office:value="355.184" calcext:value-type="float">
            <text:p>355.184</text:p>
          </table:table-cell>
          <table:table-cell office:value-type="float" office:value="351.621" calcext:value-type="float">
            <text:p>351.621</text:p>
          </table:table-cell>
          <table:table-cell office:value-type="float" office:value="352.818" calcext:value-type="float">
            <text:p>352.818</text:p>
          </table:table-cell>
          <table:table-cell office:value-type="float" office:value="352.454" calcext:value-type="float">
            <text:p>352.454</text:p>
          </table:table-cell>
          <table:table-cell office:value-type="float" office:value="350.254" calcext:value-type="float">
            <text:p>350.254</text:p>
          </table:table-cell>
          <table:table-cell office:value-type="float" office:value="349.789" calcext:value-type="float">
            <text:p>349.789</text:p>
          </table:table-cell>
          <table:table-cell office:value-type="float" office:value="352.122" calcext:value-type="float">
            <text:p>352.122</text:p>
          </table:table-cell>
          <table:table-cell office:value-type="float" office:value="349.958" calcext:value-type="float">
            <text:p>349.958</text:p>
          </table:table-cell>
          <table:table-cell office:value-type="float" office:value="350.458" calcext:value-type="float">
            <text:p>350.458</text:p>
          </table:table-cell>
          <table:table-cell office:value-type="float" office:value="351.102" calcext:value-type="float">
            <text:p>351.102</text:p>
          </table:table-cell>
          <table:table-cell office:value-type="float" office:value="354.082" calcext:value-type="float">
            <text:p>354.082</text:p>
          </table:table-cell>
          <table:table-cell office:value-type="float" office:value="350.326" calcext:value-type="float">
            <text:p>350.326</text:p>
          </table:table-cell>
          <table:table-cell office:value-type="float" office:value="350.849" calcext:value-type="float">
            <text:p>350.849</text:p>
          </table:table-cell>
          <table:table-cell office:value-type="float" office:value="349.977" calcext:value-type="float">
            <text:p>349.977</text:p>
          </table:table-cell>
          <table:table-cell office:value-type="float" office:value="350.847" calcext:value-type="float">
            <text:p>350.847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350.175" calcext:value-type="float">
            <text:p>350.175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0.911" calcext:value-type="float">
            <text:p>350.911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50.105" calcext:value-type="float">
            <text:p>350.105</text:p>
          </table:table-cell>
          <table:table-cell office:value-type="float" office:value="350.981" calcext:value-type="float">
            <text:p>350.981</text:p>
          </table:table-cell>
          <table:table-cell office:value-type="float" office:value="350.523" calcext:value-type="float">
            <text:p>350.523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61.028" calcext:value-type="float">
            <text:p>361.028</text:p>
          </table:table-cell>
          <table:table-cell office:value-type="float" office:value="384.033" calcext:value-type="float">
            <text:p>384.033</text:p>
          </table:table-cell>
          <table:table-cell office:value-type="float" office:value="379.473" calcext:value-type="float">
            <text:p>379.473</text:p>
          </table:table-cell>
          <table:table-cell office:value-type="float" office:value="381.488" calcext:value-type="float">
            <text:p>381.488</text:p>
          </table:table-cell>
          <table:table-cell office:value-type="float" office:value="381.002" calcext:value-type="float">
            <text:p>381.002</text:p>
          </table:table-cell>
          <table:table-cell office:value-type="float" office:value="382.365" calcext:value-type="float">
            <text:p>382.365</text:p>
          </table:table-cell>
          <table:table-cell office:value-type="float" office:value="378.205" calcext:value-type="float">
            <text:p>378.205</text:p>
          </table:table-cell>
          <table:table-cell office:value-type="float" office:value="378.339" calcext:value-type="float">
            <text:p>378.339</text:p>
          </table:table-cell>
          <table:table-cell office:value-type="float" office:value="377.212" calcext:value-type="float">
            <text:p>377.212</text:p>
          </table:table-cell>
          <table:table-cell office:value-type="float" office:value="378.889" calcext:value-type="float">
            <text:p>378.889</text:p>
          </table:table-cell>
          <table:table-cell office:value-type="float" office:value="379.561" calcext:value-type="float">
            <text:p>379.561</text:p>
          </table:table-cell>
          <table:table-cell office:value-type="float" office:value="373.485" calcext:value-type="float">
            <text:p>373.485</text:p>
          </table:table-cell>
          <table:table-cell office:value-type="float" office:value="381.185" calcext:value-type="float">
            <text:p>381.185</text:p>
          </table:table-cell>
          <table:table-cell office:value-type="float" office:value="378.793" calcext:value-type="float">
            <text:p>378.793</text:p>
          </table:table-cell>
          <table:table-cell office:value-type="float" office:value="381.058" calcext:value-type="float">
            <text:p>381.058</text:p>
          </table:table-cell>
          <table:table-cell office:value-type="float" office:value="379.295" calcext:value-type="float">
            <text:p>379.295</text:p>
          </table:table-cell>
          <table:table-cell office:value-type="float" office:value="380.141" calcext:value-type="float">
            <text:p>380.141</text:p>
          </table:table-cell>
          <table:table-cell office:value-type="float" office:value="379.15" calcext:value-type="float">
            <text:p>379.15</text:p>
          </table:table-cell>
          <table:table-cell office:value-type="float" office:value="382.907" calcext:value-type="float">
            <text:p>382.907</text:p>
          </table:table-cell>
          <table:table-cell office:value-type="float" office:value="377" calcext:value-type="float">
            <text:p>377</text:p>
          </table:table-cell>
          <table:table-cell office:value-type="float" office:value="381.886" calcext:value-type="float">
            <text:p>381.886</text:p>
          </table:table-cell>
          <table:table-cell office:value-type="float" office:value="379.922" calcext:value-type="float">
            <text:p>379.922</text:p>
          </table:table-cell>
          <table:table-cell office:value-type="float" office:value="379.037" calcext:value-type="float">
            <text:p>379.037</text:p>
          </table:table-cell>
          <table:table-cell office:value-type="float" office:value="388.788" calcext:value-type="float">
            <text:p>388.788</text:p>
          </table:table-cell>
          <table:table-cell office:value-type="float" office:value="388.988" calcext:value-type="float">
            <text:p>388.988</text:p>
          </table:table-cell>
          <table:table-cell office:value-type="float" office:value="386.364" calcext:value-type="float">
            <text:p>386.364</text:p>
          </table:table-cell>
          <table:table-cell office:value-type="float" office:value="389.825" calcext:value-type="float">
            <text:p>389.825</text:p>
          </table:table-cell>
          <table:table-cell office:value-type="float" office:value="386.572" calcext:value-type="float">
            <text:p>386.572</text:p>
          </table:table-cell>
          <table:table-cell office:value-type="float" office:value="381.33" calcext:value-type="float">
            <text:p>381.33</text:p>
          </table:table-cell>
          <table:table-cell office:value-type="float" office:value="378.815" calcext:value-type="float">
            <text:p>378.815</text:p>
          </table:table-cell>
          <table:table-cell office:value-type="float" office:value="386.504" calcext:value-type="float">
            <text:p>386.504</text:p>
          </table:table-cell>
          <table:table-cell office:value-type="float" office:value="386.186" calcext:value-type="float">
            <text:p>386.186</text:p>
          </table:table-cell>
          <table:table-cell office:value-type="float" office:value="386.297" calcext:value-type="float">
            <text:p>386.297</text:p>
          </table:table-cell>
          <table:table-cell office:value-type="float" office:value="379.645" calcext:value-type="float">
            <text:p>379.645</text:p>
          </table:table-cell>
          <table:table-cell office:value-type="float" office:value="378.269" calcext:value-type="float">
            <text:p>378.269</text:p>
          </table:table-cell>
          <table:table-cell office:value-type="float" office:value="379.623" calcext:value-type="float">
            <text:p>379.623</text:p>
          </table:table-cell>
          <table:table-cell office:value-type="float" office:value="378.633" calcext:value-type="float">
            <text:p>378.633</text:p>
          </table:table-cell>
          <table:table-cell office:value-type="float" office:value="378.023" calcext:value-type="float">
            <text:p>378.023</text:p>
          </table:table-cell>
          <table:table-cell office:value-type="float" office:value="378.504" calcext:value-type="float">
            <text:p>378.504</text:p>
          </table:table-cell>
          <table:table-cell office:value-type="float" office:value="379.103" calcext:value-type="float">
            <text:p>379.103</text:p>
          </table:table-cell>
          <table:table-cell office:value-type="float" office:value="378.608" calcext:value-type="float">
            <text:p>378.608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80.183" calcext:value-type="float">
            <text:p>380.183</text:p>
          </table:table-cell>
          <table:table-cell office:value-type="float" office:value="376.468" calcext:value-type="float">
            <text:p>376.468</text:p>
          </table:table-cell>
          <table:table-cell office:value-type="float" office:value="378.584" calcext:value-type="float">
            <text:p>378.584</text:p>
          </table:table-cell>
          <table:table-cell office:value-type="float" office:value="379.659" calcext:value-type="float">
            <text:p>379.659</text:p>
          </table:table-cell>
          <table:table-cell office:value-type="float" office:value="378.025" calcext:value-type="float">
            <text:p>378.025</text:p>
          </table:table-cell>
          <table:table-cell office:value-type="float" office:value="378.336" calcext:value-type="float">
            <text:p>378.336</text:p>
          </table:table-cell>
          <table:table-cell office:value-type="float" office:value="377.427" calcext:value-type="float">
            <text:p>377.427</text:p>
          </table:table-cell>
          <table:table-cell office:value-type="float" office:value="380.159" calcext:value-type="float">
            <text:p>380.159</text:p>
          </table:table-cell>
          <table:table-cell office:value-type="float" office:value="377.845" calcext:value-type="float">
            <text:p>377.845</text:p>
          </table:table-cell>
          <table:table-cell office:value-type="float" office:value="377.662" calcext:value-type="float">
            <text:p>377.662</text:p>
          </table:table-cell>
          <table:table-cell office:value-type="float" office:value="376.134" calcext:value-type="float">
            <text:p>376.134</text:p>
          </table:table-cell>
          <table:table-cell office:value-type="float" office:value="376.011" calcext:value-type="float">
            <text:p>376.011</text:p>
          </table:table-cell>
          <table:table-cell office:value-type="float" office:value="378.482" calcext:value-type="float">
            <text:p>378.482</text:p>
          </table:table-cell>
          <table:table-cell office:value-type="float" office:value="378.954" calcext:value-type="float">
            <text:p>378.954</text:p>
          </table:table-cell>
          <table:table-cell office:value-type="float" office:value="379.469" calcext:value-type="float">
            <text:p>379.469</text:p>
          </table:table-cell>
          <table:table-cell office:value-type="float" office:value="377.508" calcext:value-type="float">
            <text:p>377.508</text:p>
          </table:table-cell>
          <table:table-cell office:value-type="float" office:value="362.552" calcext:value-type="float">
            <text:p>362.552</text:p>
          </table:table-cell>
          <table:table-cell office:value-type="float" office:value="366.39" calcext:value-type="float">
            <text:p>366.39</text:p>
          </table:table-cell>
          <table:table-cell office:value-type="float" office:value="366.808" calcext:value-type="float">
            <text:p>366.808</text:p>
          </table:table-cell>
          <table:table-cell office:value-type="float" office:value="367.423" calcext:value-type="float">
            <text:p>367.423</text:p>
          </table:table-cell>
          <table:table-cell office:value-type="float" office:value="367.54" calcext:value-type="float">
            <text:p>367.54</text:p>
          </table:table-cell>
          <table:table-cell office:value-type="float" office:value="372.823" calcext:value-type="float">
            <text:p>372.823</text:p>
          </table:table-cell>
          <table:table-cell office:value-type="float" office:value="372.154" calcext:value-type="float">
            <text:p>372.154</text:p>
          </table:table-cell>
          <table:table-cell office:value-type="float" office:value="371.79" calcext:value-type="float">
            <text:p>371.79</text:p>
          </table:table-cell>
          <table:table-cell office:value-type="float" office:value="370.756" calcext:value-type="float">
            <text:p>370.756</text:p>
          </table:table-cell>
          <table:table-cell office:value-type="float" office:value="368.953" calcext:value-type="float">
            <text:p>368.953</text:p>
          </table:table-cell>
          <table:table-cell office:value-type="float" office:value="373.333" calcext:value-type="float">
            <text:p>373.333</text:p>
          </table:table-cell>
          <table:table-cell office:value-type="float" office:value="370.588" calcext:value-type="float">
            <text:p>370.588</text:p>
          </table:table-cell>
          <table:table-cell office:value-type="float" office:value="371.152" calcext:value-type="float">
            <text:p>371.152</text:p>
          </table:table-cell>
          <table:table-cell office:value-type="float" office:value="370.761" calcext:value-type="float">
            <text:p>370.761</text:p>
          </table:table-cell>
          <table:table-cell office:value-type="float" office:value="369.868" calcext:value-type="float">
            <text:p>369.868</text:p>
          </table:table-cell>
          <table:table-cell office:value-type="float" office:value="371.554" calcext:value-type="float">
            <text:p>371.554</text:p>
          </table:table-cell>
          <table:table-cell office:value-type="float" office:value="369.425" calcext:value-type="float">
            <text:p>369.425</text:p>
          </table:table-cell>
          <table:table-cell office:value-type="float" office:value="370.922" calcext:value-type="float">
            <text:p>370.922</text:p>
          </table:table-cell>
          <table:table-cell office:value-type="float" office:value="370.771" calcext:value-type="float">
            <text:p>370.771</text:p>
          </table:table-cell>
          <table:table-cell office:value-type="float" office:value="365.116" calcext:value-type="float">
            <text:p>365.116</text:p>
          </table:table-cell>
          <table:table-cell office:value-type="float" office:value="365.846" calcext:value-type="float">
            <text:p>365.846</text:p>
          </table:table-cell>
          <table:table-cell office:value-type="float" office:value="375.584" calcext:value-type="float">
            <text:p>375.584</text:p>
          </table:table-cell>
          <table:table-cell office:value-type="float" office:value="368.739" calcext:value-type="float">
            <text:p>368.739</text:p>
          </table:table-cell>
          <table:table-cell office:value-type="float" office:value="369.068" calcext:value-type="float">
            <text:p>369.068</text:p>
          </table:table-cell>
          <table:table-cell office:value-type="float" office:value="372.622" calcext:value-type="float">
            <text:p>372.622</text:p>
          </table:table-cell>
          <table:table-cell office:value-type="float" office:value="372.105" calcext:value-type="float">
            <text:p>372.105</text:p>
          </table:table-cell>
          <table:table-cell office:value-type="float" office:value="369.171" calcext:value-type="float">
            <text:p>369.171</text:p>
          </table:table-cell>
          <table:table-cell office:value-type="float" office:value="354.033" calcext:value-type="float">
            <text:p>354.033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70.166" calcext:value-type="float">
            <text:p>370.166</text:p>
          </table:table-cell>
          <table:table-cell office:value-type="float" office:value="369.985" calcext:value-type="float">
            <text:p>369.985</text:p>
          </table:table-cell>
          <table:table-cell office:value-type="float" office:value="367.027" calcext:value-type="float">
            <text:p>367.027</text:p>
          </table:table-cell>
          <table:table-cell office:value-type="float" office:value="367.449" calcext:value-type="float">
            <text:p>367.449</text:p>
          </table:table-cell>
          <table:table-cell office:value-type="float" office:value="358.806" calcext:value-type="float">
            <text:p>358.806</text:p>
          </table:table-cell>
          <table:table-cell office:value-type="float" office:value="368.39" calcext:value-type="float">
            <text:p>368.39</text:p>
          </table:table-cell>
          <table:table-cell office:value-type="float" office:value="366.285" calcext:value-type="float">
            <text:p>366.285</text:p>
          </table:table-cell>
          <table:table-cell office:value-type="float" office:value="367.585" calcext:value-type="float">
            <text:p>367.585</text:p>
          </table:table-cell>
          <table:table-cell office:value-type="float" office:value="363.548" calcext:value-type="float">
            <text:p>363.548</text:p>
          </table:table-cell>
          <table:table-cell office:value-type="float" office:value="361.444" calcext:value-type="float">
            <text:p>361.444</text:p>
          </table:table-cell>
          <table:table-cell office:value-type="float" office:value="367.999" calcext:value-type="float">
            <text:p>367.999</text:p>
          </table:table-cell>
          <table:table-cell office:value-type="float" office:value="360.983" calcext:value-type="float">
            <text:p>360.983</text:p>
          </table:table-cell>
          <table:table-cell office:value-type="float" office:value="359.942" calcext:value-type="float">
            <text:p>359.942</text:p>
          </table:table-cell>
          <table:table-cell office:value-type="float" office:value="361.904" calcext:value-type="float">
            <text:p>361.904</text:p>
          </table:table-cell>
          <table:table-cell office:value-type="float" office:value="367.465" calcext:value-type="float">
            <text:p>367.465</text:p>
          </table:table-cell>
          <table:table-cell office:value-type="float" office:value="368.801" calcext:value-type="float">
            <text:p>368.801</text:p>
          </table:table-cell>
          <table:table-cell office:value-type="float" office:value="369.954" calcext:value-type="float">
            <text:p>369.954</text:p>
          </table:table-cell>
          <table:table-cell office:value-type="float" office:value="367.979" calcext:value-type="float">
            <text:p>367.979</text:p>
          </table:table-cell>
          <table:table-cell office:value-type="float" office:value="350.916" calcext:value-type="float">
            <text:p>350.916</text:p>
          </table:table-cell>
          <table:table-cell office:value-type="float" office:value="362.322" calcext:value-type="float">
            <text:p>362.322</text:p>
          </table:table-cell>
          <table:table-cell office:value-type="float" office:value="362.907" calcext:value-type="float">
            <text:p>362.907</text:p>
          </table:table-cell>
          <table:table-cell office:value-type="float" office:value="364.706" calcext:value-type="float">
            <text:p>364.706</text:p>
          </table:table-cell>
          <table:table-cell office:value-type="float" office:value="376.942" calcext:value-type="float">
            <text:p>376.942</text:p>
          </table:table-cell>
          <table:table-cell office:value-type="float" office:value="373.401" calcext:value-type="float">
            <text:p>373.401</text:p>
          </table:table-cell>
          <table:table-cell office:value-type="float" office:value="372.239" calcext:value-type="float">
            <text:p>372.239</text:p>
          </table:table-cell>
          <table:table-cell office:value-type="float" office:value="374.715" calcext:value-type="float">
            <text:p>374.715</text:p>
          </table:table-cell>
          <table:table-cell office:value-type="float" office:value="374.405" calcext:value-type="float">
            <text:p>374.405</text:p>
          </table:table-cell>
          <table:table-cell office:value-type="float" office:value="372.202" calcext:value-type="float">
            <text:p>372.202</text:p>
          </table:table-cell>
          <table:table-cell office:value-type="float" office:value="372.741" calcext:value-type="float">
            <text:p>372.741</text:p>
          </table:table-cell>
          <table:table-cell office:value-type="float" office:value="371.391" calcext:value-type="float">
            <text:p>371.391</text:p>
          </table:table-cell>
          <table:table-cell office:value-type="float" office:value="371.346" calcext:value-type="float">
            <text:p>371.346</text:p>
          </table:table-cell>
          <table:table-cell office:value-type="float" office:value="369.911" calcext:value-type="float">
            <text:p>369.911</text:p>
          </table:table-cell>
          <table:table-cell office:value-type="float" office:value="366.587" calcext:value-type="float">
            <text:p>366.587</text:p>
          </table:table-cell>
          <table:table-cell office:value-type="float" office:value="364.662" calcext:value-type="float">
            <text:p>364.662</text:p>
          </table:table-cell>
          <table:table-cell office:value-type="float" office:value="354.164" calcext:value-type="float">
            <text:p>354.164</text:p>
          </table:table-cell>
          <table:table-cell office:value-type="float" office:value="348.905" calcext:value-type="float">
            <text:p>348.905</text:p>
          </table:table-cell>
          <table:table-cell office:value-type="float" office:value="353.62" calcext:value-type="float">
            <text:p>353.62</text:p>
          </table:table-cell>
          <table:table-cell office:value-type="float" office:value="356.638" calcext:value-type="float">
            <text:p>356.638</text:p>
          </table:table-cell>
          <table:table-cell office:value-type="float" office:value="345.215" calcext:value-type="float">
            <text:p>345.215</text:p>
          </table:table-cell>
          <table:table-cell office:value-type="float" office:value="342.062" calcext:value-type="float">
            <text:p>342.062</text:p>
          </table:table-cell>
          <table:table-cell office:value-type="float" office:value="339.708" calcext:value-type="float">
            <text:p>339.708</text:p>
          </table:table-cell>
          <table:table-cell office:value-type="float" office:value="336.362" calcext:value-type="float">
            <text:p>336.362</text:p>
          </table:table-cell>
          <table:table-cell office:value-type="float" office:value="332.883" calcext:value-type="float">
            <text:p>332.883</text:p>
          </table:table-cell>
          <table:table-cell office:value-type="float" office:value="332.848" calcext:value-type="float">
            <text:p>332.848</text:p>
          </table:table-cell>
          <table:table-cell office:value-type="float" office:value="329.364" calcext:value-type="float">
            <text:p>329.364</text:p>
          </table:table-cell>
          <table:table-cell office:value-type="float" office:value="328.476" calcext:value-type="float">
            <text:p>328.476</text:p>
          </table:table-cell>
          <table:table-cell office:value-type="float" office:value="326.815" calcext:value-type="float">
            <text:p>326.815</text:p>
          </table:table-cell>
          <table:table-cell office:value-type="float" office:value="322.924" calcext:value-type="float">
            <text:p>322.924</text:p>
          </table:table-cell>
          <table:table-cell office:value-type="float" office:value="324.765" calcext:value-type="float">
            <text:p>324.765</text:p>
          </table:table-cell>
          <table:table-cell office:value-type="float" office:value="324.759" calcext:value-type="float">
            <text:p>324.759</text:p>
          </table:table-cell>
          <table:table-cell office:value-type="float" office:value="322.496" calcext:value-type="float">
            <text:p>322.496</text:p>
          </table:table-cell>
          <table:table-cell office:value-type="float" office:value="319.011" calcext:value-type="float">
            <text:p>319.011</text:p>
          </table:table-cell>
          <table:table-cell office:value-type="float" office:value="314.279" calcext:value-type="float">
            <text:p>314.279</text:p>
          </table:table-cell>
          <table:table-cell office:value-type="float" office:value="315.93" calcext:value-type="float">
            <text:p>315.93</text:p>
          </table:table-cell>
          <table:table-cell office:value-type="float" office:value="312.45" calcext:value-type="float">
            <text:p>312.45</text:p>
          </table:table-cell>
          <table:table-cell office:value-type="float" office:value="313.061" calcext:value-type="float">
            <text:p>313.061</text:p>
          </table:table-cell>
          <table:table-cell office:value-type="float" office:value="310.427" calcext:value-type="float">
            <text:p>310.427</text:p>
          </table:table-cell>
          <table:table-cell office:value-type="float" office:value="309.094" calcext:value-type="float">
            <text:p>309.094</text:p>
          </table:table-cell>
          <table:table-cell office:value-type="float" office:value="304.972" calcext:value-type="float">
            <text:p>304.972</text:p>
          </table:table-cell>
          <table:table-cell office:value-type="float" office:value="304.883" calcext:value-type="float">
            <text:p>304.883</text:p>
          </table:table-cell>
          <table:table-cell office:value-type="float" office:value="301.939" calcext:value-type="float">
            <text:p>301.939</text:p>
          </table:table-cell>
          <table:table-cell office:value-type="float" office:value="300.894" calcext:value-type="float">
            <text:p>300.894</text:p>
          </table:table-cell>
          <table:table-cell office:value-type="float" office:value="301.2" calcext:value-type="float">
            <text:p>301.2</text:p>
          </table:table-cell>
          <table:table-cell office:value-type="float" office:value="299.675" calcext:value-type="float">
            <text:p>299.675</text:p>
          </table:table-cell>
          <table:table-cell office:value-type="float" office:value="307.398" calcext:value-type="float">
            <text:p>307.398</text:p>
          </table:table-cell>
          <table:table-cell office:value-type="float" office:value="307.074" calcext:value-type="float">
            <text:p>307.074</text:p>
          </table:table-cell>
          <table:table-cell office:value-type="float" office:value="306.348" calcext:value-type="float">
            <text:p>306.348</text:p>
          </table:table-cell>
          <table:table-cell office:value-type="float" office:value="278.269" calcext:value-type="float">
            <text:p>278.269</text:p>
          </table:table-cell>
          <table:table-cell office:value-type="float" office:value="287.124" calcext:value-type="float">
            <text:p>287.124</text:p>
          </table:table-cell>
          <table:table-cell office:value-type="float" office:value="287.665" calcext:value-type="float">
            <text:p>287.665</text:p>
          </table:table-cell>
          <table:table-cell office:value-type="float" office:value="280.56" calcext:value-type="float">
            <text:p>280.56</text:p>
          </table:table-cell>
          <table:table-cell office:value-type="float" office:value="272.164" calcext:value-type="float">
            <text:p>272.164</text:p>
          </table:table-cell>
          <table:table-cell office:value-type="float" office:value="269.949" calcext:value-type="float">
            <text:p>269.949</text:p>
          </table:table-cell>
          <table:table-cell office:value-type="float" office:value="272.315" calcext:value-type="float">
            <text:p>272.315</text:p>
          </table:table-cell>
          <table:table-cell office:value-type="float" office:value="271.949" calcext:value-type="float">
            <text:p>271.949</text:p>
          </table:table-cell>
          <table:table-cell office:value-type="float" office:value="271.193" calcext:value-type="float">
            <text:p>271.193</text:p>
          </table:table-cell>
          <table:table-cell office:value-type="float" office:value="268.792" calcext:value-type="float">
            <text:p>268.792</text:p>
          </table:table-cell>
          <table:table-cell office:value-type="float" office:value="327.077" calcext:value-type="float">
            <text:p>327.077</text:p>
          </table:table-cell>
          <table:table-cell office:value-type="float" office:value="327.368" calcext:value-type="float">
            <text:p>327.368</text:p>
          </table:table-cell>
          <table:table-cell office:value-type="float" office:value="330.385" calcext:value-type="float">
            <text:p>330.385</text:p>
          </table:table-cell>
          <table:table-cell office:value-type="float" office:value="327.848" calcext:value-type="float">
            <text:p>327.848</text:p>
          </table:table-cell>
          <table:table-cell office:value-type="float" office:value="326.977" calcext:value-type="float">
            <text:p>326.977</text:p>
          </table:table-cell>
          <table:table-cell office:value-type="float" office:value="327.572" calcext:value-type="float">
            <text:p>327.572</text:p>
          </table:table-cell>
          <table:table-cell office:value-type="float" office:value="328.028" calcext:value-type="float">
            <text:p>328.028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323.873" calcext:value-type="float">
            <text:p>323.873</text:p>
          </table:table-cell>
          <table:table-cell office:value-type="float" office:value="326.705" calcext:value-type="float">
            <text:p>326.705</text:p>
          </table:table-cell>
          <table:table-cell office:value-type="float" office:value="326.837" calcext:value-type="float">
            <text:p>326.837</text:p>
          </table:table-cell>
          <table:table-cell office:value-type="float" office:value="325.302" calcext:value-type="float">
            <text:p>325.302</text:p>
          </table:table-cell>
          <table:table-cell office:value-type="float" office:value="328.548" calcext:value-type="float">
            <text:p>328.548</text:p>
          </table:table-cell>
          <table:table-cell office:value-type="float" office:value="323.867" calcext:value-type="float">
            <text:p>323.867</text:p>
          </table:table-cell>
          <table:table-cell office:value-type="float" office:value="325.275" calcext:value-type="float">
            <text:p>325.275</text:p>
          </table:table-cell>
          <table:table-cell office:value-type="float" office:value="323.652" calcext:value-type="float">
            <text:p>323.652</text:p>
          </table:table-cell>
          <table:table-cell office:value-type="float" office:value="325.491" calcext:value-type="float">
            <text:p>325.491</text:p>
          </table:table-cell>
          <table:table-cell office:value-type="float" office:value="324.617" calcext:value-type="float">
            <text:p>324.617</text:p>
          </table:table-cell>
          <table:table-cell office:value-type="float" office:value="324.448" calcext:value-type="float">
            <text:p>324.448</text:p>
          </table:table-cell>
          <table:table-cell office:value-type="float" office:value="324.561" calcext:value-type="float">
            <text:p>324.561</text:p>
          </table:table-cell>
          <table:table-cell office:value-type="float" office:value="324.497" calcext:value-type="float">
            <text:p>324.497</text:p>
          </table:table-cell>
          <table:table-cell office:value-type="float" office:value="353.784" calcext:value-type="float">
            <text:p>353.784</text:p>
          </table:table-cell>
          <table:table-cell office:value-type="float" office:value="356.006" calcext:value-type="float">
            <text:p>356.006</text:p>
          </table:table-cell>
          <table:table-cell office:value-type="float" office:value="344.554" calcext:value-type="float">
            <text:p>344.554</text:p>
          </table:table-cell>
          <table:table-cell office:value-type="float" office:value="365.156" calcext:value-type="float">
            <text:p>365.156</text:p>
          </table:table-cell>
          <table:table-cell office:value-type="float" office:value="365.191" calcext:value-type="float">
            <text:p>365.191</text:p>
          </table:table-cell>
          <table:table-cell office:value-type="float" office:value="360.819" calcext:value-type="float">
            <text:p>360.819</text:p>
          </table:table-cell>
          <table:table-cell office:value-type="float" office:value="360.649" calcext:value-type="float">
            <text:p>360.649</text:p>
          </table:table-cell>
          <table:table-cell office:value-type="float" office:value="361.106" calcext:value-type="float">
            <text:p>361.106</text:p>
          </table:table-cell>
          <table:table-cell office:value-type="float" office:value="359.803" calcext:value-type="float">
            <text:p>359.803</text:p>
          </table:table-cell>
          <table:table-cell office:value-type="float" office:value="358.94" calcext:value-type="float">
            <text:p>358.94</text:p>
          </table:table-cell>
          <table:table-cell office:value-type="float" office:value="361.011" calcext:value-type="float">
            <text:p>361.011</text:p>
          </table:table-cell>
          <table:table-cell office:value-type="float" office:value="358.727" calcext:value-type="float">
            <text:p>358.727</text:p>
          </table:table-cell>
          <table:table-cell office:value-type="float" office:value="360.276" calcext:value-type="float">
            <text:p>360.276</text:p>
          </table:table-cell>
          <table:table-cell office:value-type="float" office:value="358.712" calcext:value-type="float">
            <text:p>358.712</text:p>
          </table:table-cell>
          <table:table-cell office:value-type="float" office:value="357.711" calcext:value-type="float">
            <text:p>357.711</text:p>
          </table:table-cell>
          <table:table-cell office:value-type="float" office:value="360.028" calcext:value-type="float">
            <text:p>360.028</text:p>
          </table:table-cell>
          <table:table-cell office:value-type="float" office:value="358.379" calcext:value-type="float">
            <text:p>358.379</text:p>
          </table:table-cell>
          <table:table-cell office:value-type="float" office:value="359.623" calcext:value-type="float">
            <text:p>359.623</text:p>
          </table:table-cell>
          <table:table-cell office:value-type="float" office:value="363.096" calcext:value-type="float">
            <text:p>363.096</text:p>
          </table:table-cell>
          <table:table-cell office:value-type="float" office:value="349.202" calcext:value-type="float">
            <text:p>349.202</text:p>
          </table:table-cell>
          <table:table-cell office:value-type="float" office:value="363.864" calcext:value-type="float">
            <text:p>363.864</text:p>
          </table:table-cell>
          <table:table-cell office:value-type="float" office:value="385.233" calcext:value-type="float">
            <text:p>385.233</text:p>
          </table:table-cell>
          <table:table-cell office:value-type="float" office:value="384.425" calcext:value-type="float">
            <text:p>384.425</text:p>
          </table:table-cell>
          <table:table-cell office:value-type="float" office:value="383.896" calcext:value-type="float">
            <text:p>383.896</text:p>
          </table:table-cell>
          <table:table-cell office:value-type="float" office:value="383.278" calcext:value-type="float">
            <text:p>383.278</text:p>
          </table:table-cell>
          <table:table-cell office:value-type="float" office:value="383.399" calcext:value-type="float">
            <text:p>383.399</text:p>
          </table:table-cell>
          <table:table-cell office:value-type="float" office:value="383.735" calcext:value-type="float">
            <text:p>383.735</text:p>
          </table:table-cell>
          <table:table-cell office:value-type="float" office:value="380.787" calcext:value-type="float">
            <text:p>380.787</text:p>
          </table:table-cell>
          <table:table-cell office:value-type="float" office:value="381.01" calcext:value-type="float">
            <text:p>381.01</text:p>
          </table:table-cell>
          <table:table-cell office:value-type="float" office:value="381.875" calcext:value-type="float">
            <text:p>381.875</text:p>
          </table:table-cell>
          <table:table-cell office:value-type="float" office:value="374.703" calcext:value-type="float">
            <text:p>374.703</text:p>
          </table:table-cell>
          <table:table-cell office:value-type="float" office:value="380.843" calcext:value-type="float">
            <text:p>380.843</text:p>
          </table:table-cell>
          <table:table-cell office:value-type="float" office:value="377.053" calcext:value-type="float">
            <text:p>377.053</text:p>
          </table:table-cell>
          <table:table-cell office:value-type="float" office:value="379.007" calcext:value-type="float">
            <text:p>379.007</text:p>
          </table:table-cell>
          <table:table-cell office:value-type="float" office:value="379.072" calcext:value-type="float">
            <text:p>379.072</text:p>
          </table:table-cell>
          <table:table-cell office:value-type="float" office:value="364.89" calcext:value-type="float">
            <text:p>364.89</text:p>
          </table:table-cell>
          <table:table-cell office:value-type="float" office:value="363.585" calcext:value-type="float">
            <text:p>363.585</text:p>
          </table:table-cell>
          <table:table-cell office:value-type="float" office:value="362.31" calcext:value-type="float">
            <text:p>362.31</text:p>
          </table:table-cell>
          <table:table-cell office:value-type="float" office:value="361.466" calcext:value-type="float">
            <text:p>361.466</text:p>
          </table:table-cell>
          <table:table-cell office:value-type="float" office:value="354.53" calcext:value-type="float">
            <text:p>354.53</text:p>
          </table:table-cell>
          <table:table-cell office:value-type="float" office:value="342.962" calcext:value-type="float">
            <text:p>342.962</text:p>
          </table:table-cell>
          <table:table-cell office:value-type="float" office:value="341.459" calcext:value-type="float">
            <text:p>341.459</text:p>
          </table:table-cell>
          <table:table-cell office:value-type="float" office:value="338.163" calcext:value-type="float">
            <text:p>338.163</text:p>
          </table:table-cell>
          <table:table-cell office:value-type="float" office:value="335.925" calcext:value-type="float">
            <text:p>335.925</text:p>
          </table:table-cell>
          <table:table-cell office:value-type="float" office:value="333.063" calcext:value-type="float">
            <text:p>333.063</text:p>
          </table:table-cell>
          <table:table-cell office:value-type="float" office:value="335.91" calcext:value-type="float">
            <text:p>335.91</text:p>
          </table:table-cell>
          <table:table-cell office:value-type="float" office:value="333.257" calcext:value-type="float">
            <text:p>333.257</text:p>
          </table:table-cell>
          <table:table-cell office:value-type="float" office:value="332.856" calcext:value-type="float">
            <text:p>332.856</text:p>
          </table:table-cell>
          <table:table-cell office:value-type="float" office:value="331.683" calcext:value-type="float">
            <text:p>331.683</text:p>
          </table:table-cell>
          <table:table-cell office:value-type="float" office:value="327.878" calcext:value-type="float">
            <text:p>327.878</text:p>
          </table:table-cell>
          <table:table-cell office:value-type="float" office:value="324.88" calcext:value-type="float">
            <text:p>324.88</text:p>
          </table:table-cell>
          <table:table-cell office:value-type="float" office:value="326.422" calcext:value-type="float">
            <text:p>326.422</text:p>
          </table:table-cell>
          <table:table-cell office:value-type="float" office:value="321.58" calcext:value-type="float">
            <text:p>321.58</text:p>
          </table:table-cell>
          <table:table-cell office:value-type="float" office:value="319.361" calcext:value-type="float">
            <text:p>319.361</text:p>
          </table:table-cell>
          <table:table-cell office:value-type="float" office:value="319.174" calcext:value-type="float">
            <text:p>319.174</text:p>
          </table:table-cell>
          <table:table-cell office:value-type="float" office:value="318.641" calcext:value-type="float">
            <text:p>318.641</text:p>
          </table:table-cell>
          <table:table-cell office:value-type="float" office:value="316.544" calcext:value-type="float">
            <text:p>316.544</text:p>
          </table:table-cell>
          <table:table-cell office:value-type="float" office:value="315.715" calcext:value-type="float">
            <text:p>315.715</text:p>
          </table:table-cell>
          <table:table-cell office:value-type="float" office:value="315.026" calcext:value-type="float">
            <text:p>315.026</text:p>
          </table:table-cell>
          <table:table-cell office:value-type="float" office:value="312.151" calcext:value-type="float">
            <text:p>312.151</text:p>
          </table:table-cell>
          <table:table-cell office:value-type="float" office:value="314.069" calcext:value-type="float">
            <text:p>314.069</text:p>
          </table:table-cell>
          <table:table-cell office:value-type="float" office:value="316.634" calcext:value-type="float">
            <text:p>316.634</text:p>
          </table:table-cell>
          <table:table-cell office:value-type="float" office:value="315.29" calcext:value-type="float">
            <text:p>315.29</text:p>
          </table:table-cell>
          <table:table-cell office:value-type="float" office:value="316.228" calcext:value-type="float">
            <text:p>316.228</text:p>
          </table:table-cell>
          <table:table-cell office:value-type="float" office:value="309.224" calcext:value-type="float">
            <text:p>309.224</text:p>
          </table:table-cell>
          <table:table-cell office:value-type="float" office:value="308.835" calcext:value-type="float">
            <text:p>308.835</text:p>
          </table:table-cell>
          <table:table-cell office:value-type="float" office:value="308.226" calcext:value-type="float">
            <text:p>308.226</text:p>
          </table:table-cell>
          <table:table-cell office:value-type="float" office:value="316.973" calcext:value-type="float">
            <text:p>316.973</text:p>
          </table:table-cell>
          <table:table-cell office:value-type="float" office:value="316.608" calcext:value-type="float">
            <text:p>316.608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6.299" calcext:value-type="float">
            <text:p>316.299</text:p>
          </table:table-cell>
          <table:table-cell office:value-type="float" office:value="312.835" calcext:value-type="float">
            <text:p>312.835</text:p>
          </table:table-cell>
          <table:table-cell office:value-type="float" office:value="301.038" calcext:value-type="float">
            <text:p>301.038</text:p>
          </table:table-cell>
          <table:table-cell office:value-type="float" office:value="301.804" calcext:value-type="float">
            <text:p>301.804</text:p>
          </table:table-cell>
          <table:table-cell office:value-type="float" office:value="300.052" calcext:value-type="float">
            <text:p>300.052</text:p>
          </table:table-cell>
          <table:table-cell office:value-type="float" office:value="298.778" calcext:value-type="float">
            <text:p>298.778</text:p>
          </table:table-cell>
          <table:table-cell office:value-type="float" office:value="301.56" calcext:value-type="float">
            <text:p>301.56</text:p>
          </table:table-cell>
          <table:table-cell office:value-type="float" office:value="287.028" calcext:value-type="float">
            <text:p>287.028</text:p>
          </table:table-cell>
          <table:table-cell office:value-type="float" office:value="348.086" calcext:value-type="float">
            <text:p>348.086</text:p>
          </table:table-cell>
          <table:table-cell office:value-type="float" office:value="349.785" calcext:value-type="float">
            <text:p>349.785</text:p>
          </table:table-cell>
          <table:table-cell office:value-type="float" office:value="349.659" calcext:value-type="float">
            <text:p>349.659</text:p>
          </table:table-cell>
          <table:table-cell office:value-type="float" office:value="345.605" calcext:value-type="float">
            <text:p>345.605</text:p>
          </table:table-cell>
          <table:table-cell office:value-type="float" office:value="349.095" calcext:value-type="float">
            <text:p>349.095</text:p>
          </table:table-cell>
          <table:table-cell office:value-type="float" office:value="349.018" calcext:value-type="float">
            <text:p>349.018</text:p>
          </table:table-cell>
          <table:table-cell office:value-type="float" office:value="347" calcext:value-type="float">
            <text:p>347</text:p>
          </table:table-cell>
          <table:table-cell office:value-type="float" office:value="346.661" calcext:value-type="float">
            <text:p>346.661</text:p>
          </table:table-cell>
          <table:table-cell office:value-type="float" office:value="345.752" calcext:value-type="float">
            <text:p>345.752</text:p>
          </table:table-cell>
          <table:table-cell office:value-type="float" office:value="344.342" calcext:value-type="float">
            <text:p>344.342</text:p>
          </table:table-cell>
          <table:table-cell office:value-type="float" office:value="344.114" calcext:value-type="float">
            <text:p>344.114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325.421" calcext:value-type="float">
            <text:p>325.421</text:p>
          </table:table-cell>
          <table:table-cell office:value-type="float" office:value="325.297" calcext:value-type="float">
            <text:p>325.297</text:p>
          </table:table-cell>
          <table:table-cell office:value-type="float" office:value="325.673" calcext:value-type="float">
            <text:p>325.673</text:p>
          </table:table-cell>
          <table:table-cell office:value-type="float" office:value="324.324" calcext:value-type="float">
            <text:p>324.324</text:p>
          </table:table-cell>
          <table:table-cell office:value-type="float" office:value="323.398" calcext:value-type="float">
            <text:p>323.398</text:p>
          </table:table-cell>
          <table:table-cell office:value-type="float" office:value="323.735" calcext:value-type="float">
            <text:p>323.735</text:p>
          </table:table-cell>
          <table:table-cell office:value-type="float" office:value="323.763" calcext:value-type="float">
            <text:p>323.763</text:p>
          </table:table-cell>
          <table:table-cell office:value-type="float" office:value="324.316" calcext:value-type="float">
            <text:p>324.316</text:p>
          </table:table-cell>
          <table:table-cell office:value-type="float" office:value="325.004" calcext:value-type="float">
            <text:p>325.004</text:p>
          </table:table-cell>
          <table:table-cell office:value-type="float" office:value="323.778" calcext:value-type="float">
            <text:p>323.778</text:p>
          </table:table-cell>
          <table:table-cell office:value-type="float" office:value="322.298" calcext:value-type="float">
            <text:p>322.298</text:p>
          </table:table-cell>
          <table:table-cell office:value-type="float" office:value="364.366" calcext:value-type="float">
            <text:p>364.366</text:p>
          </table:table-cell>
          <table:table-cell office:value-type="float" office:value="371.313" calcext:value-type="float">
            <text:p>371.313</text:p>
          </table:table-cell>
          <table:table-cell office:value-type="float" office:value="376.206" calcext:value-type="float">
            <text:p>376.206</text:p>
          </table:table-cell>
          <table:table-cell office:value-type="float" office:value="376.769" calcext:value-type="float">
            <text:p>376.769</text:p>
          </table:table-cell>
          <table:table-cell office:value-type="float" office:value="375.376" calcext:value-type="float">
            <text:p>375.376</text:p>
          </table:table-cell>
          <table:table-cell office:value-type="float" office:value="375.927" calcext:value-type="float">
            <text:p>375.927</text:p>
          </table:table-cell>
          <table:table-cell office:value-type="float" office:value="376.194" calcext:value-type="float">
            <text:p>376.194</text:p>
          </table:table-cell>
          <table:table-cell office:value-type="float" office:value="372.247" calcext:value-type="float">
            <text:p>372.247</text:p>
          </table:table-cell>
          <table:table-cell office:value-type="float" office:value="371.849" calcext:value-type="float">
            <text:p>371.849</text:p>
          </table:table-cell>
          <table:table-cell office:value-type="float" office:value="370.772" calcext:value-type="float">
            <text:p>370.772</text:p>
          </table:table-cell>
          <table:table-cell office:value-type="float" office:value="370.574" calcext:value-type="float">
            <text:p>370.574</text:p>
          </table:table-cell>
          <table:table-cell office:value-type="float" office:value="370.481" calcext:value-type="float">
            <text:p>370.481</text:p>
          </table:table-cell>
          <table:table-cell office:value-type="float" office:value="369.343" calcext:value-type="float">
            <text:p>369.343</text:p>
          </table:table-cell>
          <table:table-cell office:value-type="float" office:value="365.124" calcext:value-type="float">
            <text:p>365.124</text:p>
          </table:table-cell>
          <table:table-cell office:value-type="float" office:value="367.386" calcext:value-type="float">
            <text:p>367.386</text:p>
          </table:table-cell>
          <table:table-cell office:value-type="float" office:value="369.321" calcext:value-type="float">
            <text:p>369.321</text:p>
          </table:table-cell>
          <table:table-cell office:value-type="float" office:value="367.667" calcext:value-type="float">
            <text:p>367.667</text:p>
          </table:table-cell>
          <table:table-cell office:value-type="float" office:value="367.027" calcext:value-type="float">
            <text:p>367.027</text:p>
          </table:table-cell>
          <table:table-cell office:value-type="float" office:value="368.644" calcext:value-type="float">
            <text:p>368.644</text:p>
          </table:table-cell>
          <table:table-cell office:value-type="float" office:value="366.443" calcext:value-type="float">
            <text:p>366.443</text:p>
          </table:table-cell>
          <table:table-cell office:value-type="float" office:value="369.67" calcext:value-type="float">
            <text:p>369.67</text:p>
          </table:table-cell>
          <table:table-cell office:value-type="float" office:value="369.498" calcext:value-type="float">
            <text:p>369.498</text:p>
          </table:table-cell>
          <table:table-cell office:value-type="float" office:value="369.96" calcext:value-type="float">
            <text:p>369.96</text:p>
          </table:table-cell>
          <table:table-cell office:value-type="float" office:value="378.084" calcext:value-type="float">
            <text:p>378.084</text:p>
          </table:table-cell>
          <table:table-cell office:value-type="float" office:value="380.461" calcext:value-type="float">
            <text:p>380.461</text:p>
          </table:table-cell>
          <table:table-cell office:value-type="float" office:value="377.461" calcext:value-type="float">
            <text:p>377.461</text:p>
          </table:table-cell>
          <table:table-cell office:value-type="float" office:value="375.602" calcext:value-type="float">
            <text:p>375.602</text:p>
          </table:table-cell>
          <table:table-cell office:value-type="float" office:value="378.422" calcext:value-type="float">
            <text:p>378.422</text:p>
          </table:table-cell>
          <table:table-cell office:value-type="float" office:value="378.996" calcext:value-type="float">
            <text:p>378.996</text:p>
          </table:table-cell>
          <table:table-cell office:value-type="float" office:value="369.877" calcext:value-type="float">
            <text:p>369.877</text:p>
          </table:table-cell>
          <table:table-cell office:value-type="float" office:value="378.554" calcext:value-type="float">
            <text:p>378.554</text:p>
          </table:table-cell>
          <table:table-cell office:value-type="float" office:value="377.545" calcext:value-type="float">
            <text:p>377.545</text:p>
          </table:table-cell>
          <table:table-cell office:value-type="float" office:value="375.831" calcext:value-type="float">
            <text:p>375.831</text:p>
          </table:table-cell>
          <table:table-cell office:value-type="float" office:value="374.209" calcext:value-type="float">
            <text:p>374.209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005" calcext:value-type="float">
            <text:p>370.005</text:p>
          </table:table-cell>
          <table:table-cell office:value-type="float" office:value="371.112" calcext:value-type="float">
            <text:p>371.112</text:p>
          </table:table-cell>
          <table:table-cell office:value-type="float" office:value="370.835" calcext:value-type="float">
            <text:p>370.835</text:p>
          </table:table-cell>
          <table:table-cell office:value-type="float" office:value="368.933" calcext:value-type="float">
            <text:p>368.933</text:p>
          </table:table-cell>
          <table:table-cell office:value-type="float" office:value="369.556" calcext:value-type="float">
            <text:p>369.556</text:p>
          </table:table-cell>
          <table:table-cell office:value-type="float" office:value="369.203" calcext:value-type="float">
            <text:p>369.203</text:p>
          </table:table-cell>
          <table:table-cell office:value-type="float" office:value="368.745" calcext:value-type="float">
            <text:p>368.745</text:p>
          </table:table-cell>
          <table:table-cell office:value-type="float" office:value="368.673" calcext:value-type="float">
            <text:p>368.673</text:p>
          </table:table-cell>
          <table:table-cell office:value-type="float" office:value="368.97" calcext:value-type="float">
            <text:p>368.97</text:p>
          </table:table-cell>
          <table:table-cell office:value-type="float" office:value="367.1" calcext:value-type="float">
            <text:p>367.1</text:p>
          </table:table-cell>
          <table:table-cell office:value-type="float" office:value="348.585" calcext:value-type="float">
            <text:p>348.585</text:p>
          </table:table-cell>
          <table:table-cell office:value-type="float" office:value="347.075" calcext:value-type="float">
            <text:p>347.075</text:p>
          </table:table-cell>
          <table:table-cell office:value-type="float" office:value="344.054" calcext:value-type="float">
            <text:p>344.054</text:p>
          </table:table-cell>
          <table:table-cell office:value-type="float" office:value="344.635" calcext:value-type="float">
            <text:p>344.635</text:p>
          </table:table-cell>
          <table:table-cell office:value-type="float" office:value="343.059" calcext:value-type="float">
            <text:p>343.059</text:p>
          </table:table-cell>
          <table:table-cell office:value-type="float" office:value="342.809" calcext:value-type="float">
            <text:p>342.809</text:p>
          </table:table-cell>
          <table:table-cell office:value-type="float" office:value="342.326" calcext:value-type="float">
            <text:p>342.326</text:p>
          </table:table-cell>
          <table:table-cell office:value-type="float" office:value="341.421" calcext:value-type="float">
            <text:p>341.421</text:p>
          </table:table-cell>
          <table:table-cell office:value-type="float" office:value="343.37" calcext:value-type="float">
            <text:p>343.37</text:p>
          </table:table-cell>
          <table:table-cell office:value-type="float" office:value="341.432" calcext:value-type="float">
            <text:p>341.432</text:p>
          </table:table-cell>
          <table:table-cell office:value-type="float" office:value="340.607" calcext:value-type="float">
            <text:p>340.607</text:p>
          </table:table-cell>
          <table:table-cell office:value-type="float" office:value="336.044" calcext:value-type="float">
            <text:p>336.044</text:p>
          </table:table-cell>
          <table:table-cell office:value-type="float" office:value="319.805" calcext:value-type="float">
            <text:p>319.805</text:p>
          </table:table-cell>
          <table:table-cell office:value-type="float" office:value="338.926" calcext:value-type="float">
            <text:p>338.926</text:p>
          </table:table-cell>
          <table:table-cell office:value-type="float" office:value="340.189" calcext:value-type="float">
            <text:p>340.189</text:p>
          </table:table-cell>
          <table:table-cell office:value-type="float" office:value="331.456" calcext:value-type="float">
            <text:p>331.456</text:p>
          </table:table-cell>
          <table:table-cell office:value-type="float" office:value="337.632" calcext:value-type="float">
            <text:p>337.632</text:p>
          </table:table-cell>
          <table:table-cell office:value-type="float" office:value="330.799" calcext:value-type="float">
            <text:p>330.799</text:p>
          </table:table-cell>
          <table:table-cell office:value-type="float" office:value="332.625" calcext:value-type="float">
            <text:p>332.625</text:p>
          </table:table-cell>
          <table:table-cell office:value-type="float" office:value="332.916" calcext:value-type="float">
            <text:p>332.916</text:p>
          </table:table-cell>
          <table:table-cell office:value-type="float" office:value="332.962" calcext:value-type="float">
            <text:p>332.962</text:p>
          </table:table-cell>
          <table:table-cell office:value-type="float" office:value="333.61" calcext:value-type="float">
            <text:p>333.61</text:p>
          </table:table-cell>
          <table:table-cell office:value-type="float" office:value="335.191" calcext:value-type="float">
            <text:p>335.191</text:p>
          </table:table-cell>
          <table:table-cell office:value-type="float" office:value="334.101" calcext:value-type="float">
            <text:p>334.101</text:p>
          </table:table-cell>
          <table:table-cell office:value-type="float" office:value="329.52" calcext:value-type="float">
            <text:p>329.52</text:p>
          </table:table-cell>
          <table:table-cell office:value-type="float" office:value="329.072" calcext:value-type="float">
            <text:p>329.072</text:p>
          </table:table-cell>
          <table:table-cell office:value-type="float" office:value="329.051" calcext:value-type="float">
            <text:p>329.051</text:p>
          </table:table-cell>
          <table:table-cell office:value-type="float" office:value="332.815" calcext:value-type="float">
            <text:p>332.815</text:p>
          </table:table-cell>
          <table:table-cell office:value-type="float" office:value="329.469" calcext:value-type="float">
            <text:p>329.469</text:p>
          </table:table-cell>
          <table:table-cell office:value-type="float" office:value="331.25" calcext:value-type="float">
            <text:p>331.25</text:p>
          </table:table-cell>
          <table:table-cell office:value-type="float" office:value="318.113" calcext:value-type="float">
            <text:p>318.113</text:p>
          </table:table-cell>
          <table:table-cell office:value-type="float" office:value="325.875" calcext:value-type="float">
            <text:p>325.875</text:p>
          </table:table-cell>
          <table:table-cell office:value-type="float" office:value="327.231" calcext:value-type="float">
            <text:p>327.231</text:p>
          </table:table-cell>
          <table:table-cell office:value-type="float" office:value="325.366" calcext:value-type="float">
            <text:p>325.366</text:p>
          </table:table-cell>
          <table:table-cell office:value-type="float" office:value="327.939" calcext:value-type="float">
            <text:p>327.939</text:p>
          </table:table-cell>
          <table:table-cell office:value-type="float" office:value="339.077" calcext:value-type="float">
            <text:p>339.077</text:p>
          </table:table-cell>
          <table:table-cell office:value-type="float" office:value="334.937" calcext:value-type="float">
            <text:p>334.937</text:p>
          </table:table-cell>
          <table:table-cell office:value-type="float" office:value="333.852" calcext:value-type="float">
            <text:p>333.852</text:p>
          </table:table-cell>
          <table:table-cell office:value-type="float" office:value="334.186" calcext:value-type="float">
            <text:p>334.186</text:p>
          </table:table-cell>
          <table:table-cell office:value-type="float" office:value="332.307" calcext:value-type="float">
            <text:p>332.307</text:p>
          </table:table-cell>
          <table:table-cell office:value-type="float" office:value="329.213" calcext:value-type="float">
            <text:p>329.213</text:p>
          </table:table-cell>
          <table:table-cell office:value-type="float" office:value="314.107" calcext:value-type="float">
            <text:p>314.107</text:p>
          </table:table-cell>
          <table:table-cell office:value-type="float" office:value="329.029" calcext:value-type="float">
            <text:p>329.029</text:p>
          </table:table-cell>
          <table:table-cell office:value-type="float" office:value="329.608" calcext:value-type="float">
            <text:p>329.608</text:p>
          </table:table-cell>
          <table:table-cell office:value-type="float" office:value="332.783" calcext:value-type="float">
            <text:p>332.783</text:p>
          </table:table-cell>
          <table:table-cell office:value-type="float" office:value="328.475" calcext:value-type="float">
            <text:p>328.475</text:p>
          </table:table-cell>
          <table:table-cell office:value-type="float" office:value="328.031" calcext:value-type="float">
            <text:p>328.031</text:p>
          </table:table-cell>
          <table:table-cell office:value-type="float" office:value="329.964" calcext:value-type="float">
            <text:p>329.964</text:p>
          </table:table-cell>
          <table:table-cell office:value-type="float" office:value="329.029" calcext:value-type="float">
            <text:p>329.029</text:p>
          </table:table-cell>
          <table:table-cell office:value-type="float" office:value="326.971" calcext:value-type="float">
            <text:p>326.971</text:p>
          </table:table-cell>
          <table:table-cell office:value-type="float" office:value="331.852" calcext:value-type="float">
            <text:p>331.852</text:p>
          </table:table-cell>
          <table:table-cell office:value-type="float" office:value="331.66" calcext:value-type="float">
            <text:p>331.66</text:p>
          </table:table-cell>
          <table:table-cell office:value-type="float" office:value="328.057" calcext:value-type="float">
            <text:p>328.057</text:p>
          </table:table-cell>
          <table:table-cell office:value-type="float" office:value="317.394" calcext:value-type="float">
            <text:p>317.394</text:p>
          </table:table-cell>
          <table:table-cell office:value-type="float" office:value="319.993" calcext:value-type="float">
            <text:p>319.993</text:p>
          </table:table-cell>
          <table:table-cell office:value-type="float" office:value="325.209" calcext:value-type="float">
            <text:p>325.209</text:p>
          </table:table-cell>
          <table:table-cell office:value-type="float" office:value="320.004" calcext:value-type="float">
            <text:p>320.004</text:p>
          </table:table-cell>
          <table:table-cell office:value-type="float" office:value="319.122" calcext:value-type="float">
            <text:p>319.122</text:p>
          </table:table-cell>
          <table:table-cell office:value-type="float" office:value="318.979" calcext:value-type="float">
            <text:p>318.979</text:p>
          </table:table-cell>
          <table:table-cell office:value-type="float" office:value="319.772" calcext:value-type="float">
            <text:p>319.772</text:p>
          </table:table-cell>
          <table:table-cell office:value-type="float" office:value="318.078" calcext:value-type="float">
            <text:p>318.078</text:p>
          </table:table-cell>
          <table:table-cell office:value-type="float" office:value="319.298" calcext:value-type="float">
            <text:p>319.298</text:p>
          </table:table-cell>
          <table:table-cell office:value-type="float" office:value="323.051" calcext:value-type="float">
            <text:p>323.051</text:p>
          </table:table-cell>
          <table:table-cell office:value-type="float" office:value="332.662" calcext:value-type="float">
            <text:p>332.662</text:p>
          </table:table-cell>
          <table:table-cell office:value-type="float" office:value="337.183" calcext:value-type="float">
            <text:p>337.183</text:p>
          </table:table-cell>
          <table:table-cell office:value-type="float" office:value="334.129" calcext:value-type="float">
            <text:p>334.129</text:p>
          </table:table-cell>
          <table:table-cell office:value-type="float" office:value="333.325" calcext:value-type="float">
            <text:p>333.325</text:p>
          </table:table-cell>
          <table:table-cell office:value-type="float" office:value="333.859" calcext:value-type="float">
            <text:p>333.859</text:p>
          </table:table-cell>
          <table:table-cell office:value-type="float" office:value="318.224" calcext:value-type="float">
            <text:p>318.224</text:p>
          </table:table-cell>
          <table:table-cell office:value-type="float" office:value="324.692" calcext:value-type="float">
            <text:p>324.692</text:p>
          </table:table-cell>
          <table:table-cell office:value-type="float" office:value="328.809" calcext:value-type="float">
            <text:p>328.809</text:p>
          </table:table-cell>
          <table:table-cell office:value-type="float" office:value="328.344" calcext:value-type="float">
            <text:p>328.344</text:p>
          </table:table-cell>
          <table:table-cell office:value-type="float" office:value="328.936" calcext:value-type="float">
            <text:p>328.936</text:p>
          </table:table-cell>
          <table:table-cell office:value-type="float" office:value="325.97" calcext:value-type="float">
            <text:p>325.97</text:p>
          </table:table-cell>
          <table:table-cell office:value-type="float" office:value="323.054" calcext:value-type="float">
            <text:p>323.054</text:p>
          </table:table-cell>
          <table:table-cell office:value-type="float" office:value="324.658" calcext:value-type="float">
            <text:p>324.658</text:p>
          </table:table-cell>
          <table:table-cell office:value-type="float" office:value="327.977" calcext:value-type="float">
            <text:p>327.977</text:p>
          </table:table-cell>
          <table:table-cell office:value-type="float" office:value="331.865" calcext:value-type="float">
            <text:p>331.865</text:p>
          </table:table-cell>
          <table:table-cell office:value-type="float" office:value="330.401" calcext:value-type="float">
            <text:p>330.401</text:p>
          </table:table-cell>
          <table:table-cell office:value-type="float" office:value="328.273" calcext:value-type="float">
            <text:p>328.273</text:p>
          </table:table-cell>
          <table:table-cell office:value-type="float" office:value="328.511" calcext:value-type="float">
            <text:p>328.511</text:p>
          </table:table-cell>
          <table:table-cell office:value-type="float" office:value="328.116" calcext:value-type="float">
            <text:p>328.116</text:p>
          </table:table-cell>
          <table:table-cell office:value-type="float" office:value="326.503" calcext:value-type="float">
            <text:p>326.503</text:p>
          </table:table-cell>
          <table:table-cell office:value-type="float" office:value="326.499" calcext:value-type="float">
            <text:p>326.499</text:p>
          </table:table-cell>
          <table:table-cell office:value-type="float" office:value="328.434" calcext:value-type="float">
            <text:p>328.434</text:p>
          </table:table-cell>
          <table:table-cell office:value-type="float" office:value="329.845" calcext:value-type="float">
            <text:p>329.845</text:p>
          </table:table-cell>
          <table:table-cell office:value-type="float" office:value="329.628" calcext:value-type="float">
            <text:p>329.628</text:p>
          </table:table-cell>
          <table:table-cell office:value-type="float" office:value="327.153" calcext:value-type="float">
            <text:p>327.153</text:p>
          </table:table-cell>
          <table:table-cell office:value-type="float" office:value="330.876" calcext:value-type="float">
            <text:p>330.876</text:p>
          </table:table-cell>
          <table:table-cell office:value-type="float" office:value="328.314" calcext:value-type="float">
            <text:p>328.314</text:p>
          </table:table-cell>
          <table:table-cell office:value-type="float" office:value="328.832" calcext:value-type="float">
            <text:p>328.832</text:p>
          </table:table-cell>
          <table:table-cell office:value-type="float" office:value="328.665" calcext:value-type="float">
            <text:p>328.665</text:p>
          </table:table-cell>
          <table:table-cell office:value-type="float" office:value="328.408" calcext:value-type="float">
            <text:p>328.408</text:p>
          </table:table-cell>
          <table:table-cell office:value-type="float" office:value="327.657" calcext:value-type="float">
            <text:p>327.657</text:p>
          </table:table-cell>
          <table:table-cell office:value-type="float" office:value="326.495" calcext:value-type="float">
            <text:p>326.495</text:p>
          </table:table-cell>
          <table:table-cell office:value-type="float" office:value="327.976" calcext:value-type="float">
            <text:p>327.976</text:p>
          </table:table-cell>
          <table:table-cell office:value-type="float" office:value="328.297" calcext:value-type="float">
            <text:p>328.297</text:p>
          </table:table-cell>
          <table:table-cell office:value-type="float" office:value="328.115" calcext:value-type="float">
            <text:p>328.115</text:p>
          </table:table-cell>
          <table:table-cell office:value-type="float" office:value="324.822" calcext:value-type="float">
            <text:p>324.822</text:p>
          </table:table-cell>
          <table:table-cell office:value-type="float" office:value="302.306" calcext:value-type="float">
            <text:p>302.306</text:p>
          </table:table-cell>
          <table:table-cell office:value-type="float" office:value="322.817" calcext:value-type="float">
            <text:p>322.817</text:p>
          </table:table-cell>
          <table:table-cell office:value-type="float" office:value="322.573" calcext:value-type="float">
            <text:p>322.573</text:p>
          </table:table-cell>
          <table:table-cell office:value-type="float" office:value="322.307" calcext:value-type="float">
            <text:p>322.307</text:p>
          </table:table-cell>
          <table:table-cell office:value-type="float" office:value="324.034" calcext:value-type="float">
            <text:p>324.034</text:p>
          </table:table-cell>
          <table:table-cell office:value-type="float" office:value="323.062" calcext:value-type="float">
            <text:p>323.062</text:p>
          </table:table-cell>
          <table:table-cell office:value-type="float" office:value="322.511" calcext:value-type="float">
            <text:p>322.511</text:p>
          </table:table-cell>
          <table:table-cell office:value-type="float" office:value="322.06" calcext:value-type="float">
            <text:p>322.06</text:p>
          </table:table-cell>
          <table:table-cell office:value-type="float" office:value="321.262" calcext:value-type="float">
            <text:p>321.262</text:p>
          </table:table-cell>
          <table:table-cell office:value-type="float" office:value="322.194" calcext:value-type="float">
            <text:p>322.194</text:p>
          </table:table-cell>
          <table:table-cell office:value-type="float" office:value="321.145" calcext:value-type="float">
            <text:p>321.145</text:p>
          </table:table-cell>
          <table:table-cell office:value-type="float" office:value="323.933" calcext:value-type="float">
            <text:p>323.933</text:p>
          </table:table-cell>
          <table:table-cell office:value-type="float" office:value="326.782" calcext:value-type="float">
            <text:p>326.782</text:p>
          </table:table-cell>
          <table:table-cell office:value-type="float" office:value="324.775" calcext:value-type="float">
            <text:p>324.775</text:p>
          </table:table-cell>
          <table:table-cell office:value-type="float" office:value="317.924" calcext:value-type="float">
            <text:p>317.924</text:p>
          </table:table-cell>
          <table:table-cell office:value-type="float" office:value="317.558" calcext:value-type="float">
            <text:p>317.558</text:p>
          </table:table-cell>
          <table:table-cell office:value-type="float" office:value="322.192" calcext:value-type="float">
            <text:p>322.192</text:p>
          </table:table-cell>
          <table:table-cell office:value-type="float" office:value="321.554" calcext:value-type="float">
            <text:p>321.554</text:p>
          </table:table-cell>
          <table:table-cell office:value-type="float" office:value="322.176" calcext:value-type="float">
            <text:p>322.176</text:p>
          </table:table-cell>
          <table:table-cell office:value-type="float" office:value="318.617" calcext:value-type="float">
            <text:p>318.617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20.607" calcext:value-type="float">
            <text:p>320.607</text:p>
          </table:table-cell>
          <table:table-cell office:value-type="float" office:value="323.928" calcext:value-type="float">
            <text:p>323.928</text:p>
          </table:table-cell>
          <table:table-cell office:value-type="float" office:value="324.013" calcext:value-type="float">
            <text:p>324.013</text:p>
          </table:table-cell>
          <table:table-cell office:value-type="float" office:value="323.008" calcext:value-type="float">
            <text:p>323.008</text:p>
          </table:table-cell>
          <table:table-cell office:value-type="float" office:value="323.997" calcext:value-type="float">
            <text:p>323.997</text:p>
          </table:table-cell>
          <table:table-cell office:value-type="float" office:value="331.264" calcext:value-type="float">
            <text:p>331.264</text:p>
          </table:table-cell>
          <table:table-cell office:value-type="float" office:value="310.67" calcext:value-type="float">
            <text:p>310.67</text:p>
          </table:table-cell>
          <table:table-cell office:value-type="float" office:value="306.395" calcext:value-type="float">
            <text:p>306.395</text:p>
          </table:table-cell>
          <table:table-cell office:value-type="float" office:value="319.777" calcext:value-type="float">
            <text:p>319.777</text:p>
          </table:table-cell>
          <table:table-cell office:value-type="float" office:value="324.354" calcext:value-type="float">
            <text:p>324.354</text:p>
          </table:table-cell>
          <table:table-cell office:value-type="float" office:value="324.509" calcext:value-type="float">
            <text:p>324.509</text:p>
          </table:table-cell>
          <table:table-cell office:value-type="float" office:value="329.927" calcext:value-type="float">
            <text:p>329.927</text:p>
          </table:table-cell>
          <table:table-cell office:value-type="float" office:value="331.051" calcext:value-type="float">
            <text:p>331.051</text:p>
          </table:table-cell>
          <table:table-cell office:value-type="float" office:value="325.525" calcext:value-type="float">
            <text:p>325.525</text:p>
          </table:table-cell>
          <table:table-cell office:value-type="float" office:value="326.493" calcext:value-type="float">
            <text:p>326.493</text:p>
          </table:table-cell>
          <table:table-cell office:value-type="float" office:value="325.478" calcext:value-type="float">
            <text:p>325.478</text:p>
          </table:table-cell>
          <table:table-cell office:value-type="float" office:value="326.16" calcext:value-type="float">
            <text:p>326.16</text:p>
          </table:table-cell>
          <table:table-cell office:value-type="float" office:value="321.947" calcext:value-type="float">
            <text:p>321.947</text:p>
          </table:table-cell>
          <table:table-cell office:value-type="float" office:value="321.415" calcext:value-type="float">
            <text:p>321.415</text:p>
          </table:table-cell>
          <table:table-cell office:value-type="float" office:value="323.731" calcext:value-type="float">
            <text:p>323.731</text:p>
          </table:table-cell>
          <table:table-cell office:value-type="float" office:value="327.393" calcext:value-type="float">
            <text:p>327.393</text:p>
          </table:table-cell>
          <table:table-cell office:value-type="float" office:value="329.751" calcext:value-type="float">
            <text:p>329.751</text:p>
          </table:table-cell>
          <table:table-cell office:value-type="float" office:value="330.377" calcext:value-type="float">
            <text:p>330.377</text:p>
          </table:table-cell>
          <table:table-cell office:value-type="float" office:value="328.421" calcext:value-type="float">
            <text:p>328.421</text:p>
          </table:table-cell>
          <table:table-cell office:value-type="float" office:value="330.339" calcext:value-type="float">
            <text:p>330.339</text:p>
          </table:table-cell>
          <table:table-cell office:value-type="float" office:value="329.993" calcext:value-type="float">
            <text:p>329.993</text:p>
          </table:table-cell>
          <table:table-cell office:value-type="float" office:value="332.106" calcext:value-type="float">
            <text:p>332.106</text:p>
          </table:table-cell>
          <table:table-cell office:value-type="float" office:value="325.849" calcext:value-type="float">
            <text:p>325.849</text:p>
          </table:table-cell>
          <table:table-cell office:value-type="float" office:value="330.575" calcext:value-type="float">
            <text:p>330.575</text:p>
          </table:table-cell>
          <table:table-cell office:value-type="float" office:value="329.504" calcext:value-type="float">
            <text:p>329.504</text:p>
          </table:table-cell>
          <table:table-cell office:value-type="float" office:value="329.972" calcext:value-type="float">
            <text:p>329.972</text:p>
          </table:table-cell>
          <table:table-cell office:value-type="float" office:value="329.389" calcext:value-type="float">
            <text:p>329.389</text:p>
          </table:table-cell>
          <table:table-cell office:value-type="float" office:value="344.51" calcext:value-type="float">
            <text:p>344.51</text:p>
          </table:table-cell>
          <table:table-cell office:value-type="float" office:value="343.71" calcext:value-type="float">
            <text:p>343.71</text:p>
          </table:table-cell>
          <table:table-cell office:value-type="float" office:value="341.455" calcext:value-type="float">
            <text:p>341.455</text:p>
          </table:table-cell>
          <table:table-cell office:value-type="float" office:value="341.821" calcext:value-type="float">
            <text:p>341.821</text:p>
          </table:table-cell>
          <table:table-cell office:value-type="float" office:value="328.091" calcext:value-type="float">
            <text:p>328.091</text:p>
          </table:table-cell>
          <table:table-cell office:value-type="float" office:value="326.071" calcext:value-type="float">
            <text:p>326.071</text:p>
          </table:table-cell>
          <table:table-cell office:value-type="float" office:value="332.776" calcext:value-type="float">
            <text:p>332.776</text:p>
          </table:table-cell>
          <table:table-cell office:value-type="float" office:value="333.409" calcext:value-type="float">
            <text:p>333.409</text:p>
          </table:table-cell>
          <table:table-cell office:value-type="float" office:value="332.474" calcext:value-type="float">
            <text:p>332.474</text:p>
          </table:table-cell>
          <table:table-cell office:value-type="float" office:value="331.879" calcext:value-type="float">
            <text:p>331.879</text:p>
          </table:table-cell>
          <table:table-cell office:value-type="float" office:value="331.464" calcext:value-type="float">
            <text:p>331.464</text:p>
          </table:table-cell>
          <table:table-cell office:value-type="float" office:value="341.898" calcext:value-type="float">
            <text:p>341.898</text:p>
          </table:table-cell>
          <table:table-cell office:value-type="float" office:value="332.135" calcext:value-type="float">
            <text:p>332.135</text:p>
          </table:table-cell>
          <table:table-cell office:value-type="float" office:value="331.619" calcext:value-type="float">
            <text:p>331.619</text:p>
          </table:table-cell>
          <table:table-cell office:value-type="float" office:value="334.062" calcext:value-type="float">
            <text:p>334.062</text:p>
          </table:table-cell>
          <table:table-cell office:value-type="float" office:value="333.833" calcext:value-type="float">
            <text:p>333.833</text:p>
          </table:table-cell>
          <table:table-cell office:value-type="float" office:value="333.44" calcext:value-type="float">
            <text:p>333.44</text:p>
          </table:table-cell>
          <table:table-cell office:value-type="float" office:value="333.447" calcext:value-type="float">
            <text:p>333.447</text:p>
          </table:table-cell>
          <table:table-cell office:value-type="float" office:value="333.263" calcext:value-type="float">
            <text:p>333.263</text:p>
          </table:table-cell>
          <table:table-cell office:value-type="float" office:value="332.578" calcext:value-type="float">
            <text:p>332.578</text:p>
          </table:table-cell>
          <table:table-cell office:value-type="float" office:value="332.652" calcext:value-type="float">
            <text:p>332.652</text:p>
          </table:table-cell>
          <table:table-cell office:value-type="float" office:value="332.497" calcext:value-type="float">
            <text:p>332.497</text:p>
          </table:table-cell>
          <table:table-cell office:value-type="float" office:value="332.867" calcext:value-type="float">
            <text:p>332.867</text:p>
          </table:table-cell>
          <table:table-cell office:value-type="float" office:value="334.117" calcext:value-type="float">
            <text:p>334.117</text:p>
          </table:table-cell>
          <table:table-cell office:value-type="float" office:value="332.852" calcext:value-type="float">
            <text:p>332.852</text:p>
          </table:table-cell>
          <table:table-cell office:value-type="float" office:value="333.184" calcext:value-type="float">
            <text:p>333.184</text:p>
          </table:table-cell>
          <table:table-cell office:value-type="float" office:value="332.596" calcext:value-type="float">
            <text:p>332.596</text:p>
          </table:table-cell>
          <table:table-cell office:value-type="float" office:value="334.112" calcext:value-type="float">
            <text:p>334.112</text:p>
          </table:table-cell>
          <table:table-cell office:value-type="float" office:value="332.535" calcext:value-type="float">
            <text:p>332.535</text:p>
          </table:table-cell>
          <table:table-cell office:value-type="float" office:value="333.901" calcext:value-type="float">
            <text:p>333.901</text:p>
          </table:table-cell>
          <table:table-cell office:value-type="float" office:value="331.515" calcext:value-type="float">
            <text:p>331.515</text:p>
          </table:table-cell>
          <table:table-cell office:value-type="float" office:value="330.328" calcext:value-type="float">
            <text:p>330.328</text:p>
          </table:table-cell>
          <table:table-cell office:value-type="float" office:value="333.45" calcext:value-type="float">
            <text:p>333.45</text:p>
          </table:table-cell>
          <table:table-cell office:value-type="float" office:value="323.257" calcext:value-type="float">
            <text:p>323.257</text:p>
          </table:table-cell>
          <table:table-cell office:value-type="float" office:value="327.2" calcext:value-type="float">
            <text:p>327.2</text:p>
          </table:table-cell>
          <table:table-cell office:value-type="float" office:value="323.495" calcext:value-type="float">
            <text:p>323.495</text:p>
          </table:table-cell>
          <table:table-cell office:value-type="float" office:value="321.323" calcext:value-type="float">
            <text:p>321.323</text:p>
          </table:table-cell>
          <table:table-cell office:value-type="float" office:value="326.5" calcext:value-type="float">
            <text:p>326.5</text:p>
          </table:table-cell>
          <table:table-cell office:value-type="float" office:value="321.809" calcext:value-type="float">
            <text:p>321.809</text:p>
          </table:table-cell>
          <table:table-cell office:value-type="float" office:value="321.445" calcext:value-type="float">
            <text:p>321.445</text:p>
          </table:table-cell>
          <table:table-cell office:value-type="float" office:value="320.619" calcext:value-type="float">
            <text:p>320.619</text:p>
          </table:table-cell>
          <table:table-cell office:value-type="float" office:value="323.228" calcext:value-type="float">
            <text:p>323.228</text:p>
          </table:table-cell>
          <table:table-cell office:value-type="float" office:value="322.476" calcext:value-type="float">
            <text:p>322.476</text:p>
          </table:table-cell>
          <table:table-cell office:value-type="float" office:value="329.521" calcext:value-type="float">
            <text:p>329.521</text:p>
          </table:table-cell>
          <table:table-cell office:value-type="float" office:value="322.743" calcext:value-type="float">
            <text:p>322.743</text:p>
          </table:table-cell>
          <table:table-cell office:value-type="float" office:value="329.708" calcext:value-type="float">
            <text:p>329.708</text:p>
          </table:table-cell>
          <table:table-cell office:value-type="float" office:value="329.861" calcext:value-type="float">
            <text:p>329.861</text:p>
          </table:table-cell>
          <table:table-cell office:value-type="float" office:value="329.659" calcext:value-type="float">
            <text:p>329.659</text:p>
          </table:table-cell>
          <table:table-cell office:value-type="float" office:value="329.164" calcext:value-type="float">
            <text:p>329.164</text:p>
          </table:table-cell>
          <table:table-cell office:value-type="float" office:value="328.897" calcext:value-type="float">
            <text:p>328.897</text:p>
          </table:table-cell>
          <table:table-cell office:value-type="float" office:value="328.875" calcext:value-type="float">
            <text:p>328.875</text:p>
          </table:table-cell>
          <table:table-cell office:value-type="float" office:value="328.472" calcext:value-type="float">
            <text:p>328.472</text:p>
          </table:table-cell>
          <table:table-cell office:value-type="float" office:value="328.622" calcext:value-type="float">
            <text:p>328.622</text:p>
          </table:table-cell>
          <table:table-cell office:value-type="float" office:value="330.208" calcext:value-type="float">
            <text:p>330.208</text:p>
          </table:table-cell>
          <table:table-cell office:value-type="float" office:value="310.59" calcext:value-type="float">
            <text:p>310.59</text:p>
          </table:table-cell>
          <table:table-cell office:value-type="float" office:value="310.679" calcext:value-type="float">
            <text:p>310.679</text:p>
          </table:table-cell>
          <table:table-cell office:value-type="float" office:value="287.696" calcext:value-type="float">
            <text:p>287.696</text:p>
          </table:table-cell>
          <table:table-cell office:value-type="float" office:value="289.904" calcext:value-type="float">
            <text:p>289.904</text:p>
          </table:table-cell>
          <table:table-cell office:value-type="float" office:value="295.218" calcext:value-type="float">
            <text:p>295.218</text:p>
          </table:table-cell>
          <table:table-cell office:value-type="float" office:value="295.451" calcext:value-type="float">
            <text:p>295.451</text:p>
          </table:table-cell>
          <table:table-cell office:value-type="float" office:value="296.702" calcext:value-type="float">
            <text:p>296.702</text:p>
          </table:table-cell>
          <table:table-cell office:value-type="float" office:value="293.233" calcext:value-type="float">
            <text:p>293.233</text:p>
          </table:table-cell>
          <table:table-cell office:value-type="float" office:value="293.263" calcext:value-type="float">
            <text:p>293.263</text:p>
          </table:table-cell>
          <table:table-cell office:value-type="float" office:value="293.842" calcext:value-type="float">
            <text:p>293.842</text:p>
          </table:table-cell>
          <table:table-cell office:value-type="float" office:value="293.555" calcext:value-type="float">
            <text:p>293.555</text:p>
          </table:table-cell>
          <table:table-cell office:value-type="float" office:value="292.576" calcext:value-type="float">
            <text:p>292.576</text:p>
          </table:table-cell>
          <table:table-cell office:value-type="float" office:value="277.505" calcext:value-type="float">
            <text:p>277.505</text:p>
          </table:table-cell>
          <table:table-cell office:value-type="float" office:value="277.106" calcext:value-type="float">
            <text:p>277.106</text:p>
          </table:table-cell>
          <table:table-cell office:value-type="float" office:value="277.013" calcext:value-type="float">
            <text:p>277.013</text:p>
          </table:table-cell>
          <table:table-cell office:value-type="float" office:value="276.496" calcext:value-type="float">
            <text:p>276.496</text:p>
          </table:table-cell>
          <table:table-cell office:value-type="float" office:value="276.237" calcext:value-type="float">
            <text:p>276.237</text:p>
          </table:table-cell>
          <table:table-cell office:value-type="float" office:value="275.419" calcext:value-type="float">
            <text:p>275.419</text:p>
          </table:table-cell>
          <table:table-cell office:value-type="float" office:value="276.407" calcext:value-type="float">
            <text:p>276.407</text:p>
          </table:table-cell>
          <table:table-cell office:value-type="float" office:value="275.21" calcext:value-type="float">
            <text:p>275.21</text:p>
          </table:table-cell>
          <table:table-cell office:value-type="float" office:value="275.658" calcext:value-type="float">
            <text:p>275.658</text:p>
          </table:table-cell>
          <table:table-cell office:value-type="float" office:value="274.599" calcext:value-type="float">
            <text:p>274.599</text:p>
          </table:table-cell>
          <table:table-cell office:value-type="float" office:value="274.148" calcext:value-type="float">
            <text:p>274.148</text:p>
          </table:table-cell>
          <table:table-cell office:value-type="float" office:value="277.961" calcext:value-type="float">
            <text:p>277.961</text:p>
          </table:table-cell>
          <table:table-cell office:value-type="float" office:value="276.31" calcext:value-type="float">
            <text:p>276.31</text:p>
          </table:table-cell>
          <table:table-cell office:value-type="float" office:value="276.135" calcext:value-type="float">
            <text:p>276.135</text:p>
          </table:table-cell>
          <table:table-cell office:value-type="float" office:value="277.898" calcext:value-type="float">
            <text:p>277.898</text:p>
          </table:table-cell>
          <table:table-cell office:value-type="float" office:value="277.631" calcext:value-type="float">
            <text:p>277.631</text:p>
          </table:table-cell>
          <table:table-cell office:value-type="float" office:value="277.76" calcext:value-type="float">
            <text:p>277.76</text:p>
          </table:table-cell>
          <table:table-cell office:value-type="float" office:value="273.057" calcext:value-type="float">
            <text:p>273.057</text:p>
          </table:table-cell>
          <table:table-cell office:value-type="float" office:value="255.282" calcext:value-type="float">
            <text:p>255.282</text:p>
          </table:table-cell>
          <table:table-cell office:value-type="float" office:value="237.118" calcext:value-type="float">
            <text:p>237.118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269.764" calcext:value-type="float">
            <text:p>269.764</text:p>
          </table:table-cell>
          <table:table-cell office:value-type="float" office:value="270.842" calcext:value-type="float">
            <text:p>270.842</text:p>
          </table:table-cell>
          <table:table-cell office:value-type="float" office:value="269.962" calcext:value-type="float">
            <text:p>269.962</text:p>
          </table:table-cell>
          <table:table-cell office:value-type="float" office:value="275.673" calcext:value-type="float">
            <text:p>275.673</text:p>
          </table:table-cell>
          <table:table-cell office:value-type="float" office:value="275.87" calcext:value-type="float">
            <text:p>275.87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255.786" calcext:value-type="float">
            <text:p>255.786</text:p>
          </table:table-cell>
          <table:table-cell office:value-type="float" office:value="255.014" calcext:value-type="float">
            <text:p>255.014</text:p>
          </table:table-cell>
          <table:table-cell office:value-type="float" office:value="251.734" calcext:value-type="float">
            <text:p>251.734</text:p>
          </table:table-cell>
          <table:table-cell office:value-type="float" office:value="242.364" calcext:value-type="float">
            <text:p>242.364</text:p>
          </table:table-cell>
          <table:table-cell office:value-type="float" office:value="241.912" calcext:value-type="float">
            <text:p>241.912</text:p>
          </table:table-cell>
          <table:table-cell office:value-type="float" office:value="244.71" calcext:value-type="float">
            <text:p>244.71</text:p>
          </table:table-cell>
          <table:table-cell office:value-type="float" office:value="246.404" calcext:value-type="float">
            <text:p>246.404</text:p>
          </table:table-cell>
          <table:table-cell office:value-type="float" office:value="240.539" calcext:value-type="float">
            <text:p>240.539</text:p>
          </table:table-cell>
          <table:table-cell office:value-type="float" office:value="242.217" calcext:value-type="float">
            <text:p>242.217</text:p>
          </table:table-cell>
          <table:table-cell office:value-type="float" office:value="242.796" calcext:value-type="float">
            <text:p>242.796</text:p>
          </table:table-cell>
          <table:table-cell office:value-type="float" office:value="232.822" calcext:value-type="float">
            <text:p>232.822</text:p>
          </table:table-cell>
          <table:table-cell office:value-type="float" office:value="231.852" calcext:value-type="float">
            <text:p>231.852</text:p>
          </table:table-cell>
          <table:table-cell office:value-type="float" office:value="234.281" calcext:value-type="float">
            <text:p>234.281</text:p>
          </table:table-cell>
          <table:table-cell office:value-type="float" office:value="225.687" calcext:value-type="float">
            <text:p>225.687</text:p>
          </table:table-cell>
          <table:table-cell office:value-type="float" office:value="226.407" calcext:value-type="float">
            <text:p>226.407</text:p>
          </table:table-cell>
          <table:table-cell office:value-type="float" office:value="231.759" calcext:value-type="float">
            <text:p>231.759</text:p>
          </table:table-cell>
          <table:table-cell office:value-type="float" office:value="225.783" calcext:value-type="float">
            <text:p>225.783</text:p>
          </table:table-cell>
          <table:table-cell office:value-type="float" office:value="223.694" calcext:value-type="float">
            <text:p>223.694</text:p>
          </table:table-cell>
          <table:table-cell office:value-type="float" office:value="224.038" calcext:value-type="float">
            <text:p>224.038</text:p>
          </table:table-cell>
          <table:table-cell office:value-type="float" office:value="221.897" calcext:value-type="float">
            <text:p>221.897</text:p>
          </table:table-cell>
          <table:table-cell office:value-type="float" office:value="165.013" calcext:value-type="float">
            <text:p>165.013</text:p>
          </table:table-cell>
          <table:table-cell office:value-type="float" office:value="166.042" calcext:value-type="float">
            <text:p>166.042</text:p>
          </table:table-cell>
          <table:table-cell office:value-type="float" office:value="159.225" calcext:value-type="float">
            <text:p>159.225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8.601" calcext:value-type="float">
            <text:p>158.601</text:p>
          </table:table-cell>
          <table:table-cell office:value-type="float" office:value="159.444" calcext:value-type="float">
            <text:p>159.444</text:p>
          </table:table-cell>
          <table:table-cell office:value-type="float" office:value="159.018" calcext:value-type="float">
            <text:p>159.018</text:p>
          </table:table-cell>
          <table:table-cell office:value-type="float" office:value="157.176" calcext:value-type="float">
            <text:p>157.176</text:p>
          </table:table-cell>
          <table:table-cell office:value-type="float" office:value="158.942" calcext:value-type="float">
            <text:p>158.942</text:p>
          </table:table-cell>
          <table:table-cell office:value-type="float" office:value="159.549" calcext:value-type="float">
            <text:p>159.549</text:p>
          </table:table-cell>
          <table:table-cell office:value-type="float" office:value="155.372" calcext:value-type="float">
            <text:p>155.372</text:p>
          </table:table-cell>
          <table:table-cell office:value-type="float" office:value="157.071" calcext:value-type="float">
            <text:p>157.071</text:p>
          </table:table-cell>
          <table:table-cell office:value-type="float" office:value="158.449" calcext:value-type="float">
            <text:p>158.449</text:p>
          </table:table-cell>
          <table:table-cell office:value-type="float" office:value="166.623" calcext:value-type="float">
            <text:p>166.623</text:p>
          </table:table-cell>
          <table:table-cell office:value-type="float" office:value="149.216" calcext:value-type="float">
            <text:p>149.216</text:p>
          </table:table-cell>
          <table:table-cell office:value-type="float" office:value="147.747" calcext:value-type="float">
            <text:p>147.747</text:p>
          </table:table-cell>
          <table:table-cell office:value-type="float" office:value="146.002" calcext:value-type="float">
            <text:p>146.002</text:p>
          </table:table-cell>
          <table:table-cell office:value-type="float" office:value="145.411" calcext:value-type="float">
            <text:p>145.411</text:p>
          </table:table-cell>
          <table:table-cell office:value-type="float" office:value="144.23" calcext:value-type="float">
            <text:p>144.23</text:p>
          </table:table-cell>
          <table:table-cell office:value-type="float" office:value="146.394" calcext:value-type="float">
            <text:p>146.394</text:p>
          </table:table-cell>
          <table:table-cell office:value-type="float" office:value="148.063" calcext:value-type="float">
            <text:p>148.063</text:p>
          </table:table-cell>
          <table:table-cell office:value-type="float" office:value="142.684" calcext:value-type="float">
            <text:p>142.684</text:p>
          </table:table-cell>
          <table:table-cell table:number-columns-repeated="137"/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354.804" calcext:value-type="float">
            <text:p>354.804</text:p>
          </table:table-cell>
          <table:table-cell office:value-type="float" office:value="355.79" calcext:value-type="float">
            <text:p>355.79</text:p>
          </table:table-cell>
          <table:table-cell office:value-type="float" office:value="355.381" calcext:value-type="float">
            <text:p>355.381</text:p>
          </table:table-cell>
          <table:table-cell office:value-type="float" office:value="355.842" calcext:value-type="float">
            <text:p>355.842</text:p>
          </table:table-cell>
          <table:table-cell office:value-type="float" office:value="354.232" calcext:value-type="float">
            <text:p>354.232</text:p>
          </table:table-cell>
          <table:table-cell office:value-type="float" office:value="351.788" calcext:value-type="float">
            <text:p>351.788</text:p>
          </table:table-cell>
          <table:table-cell office:value-type="float" office:value="353.573" calcext:value-type="float">
            <text:p>353.573</text:p>
          </table:table-cell>
          <table:table-cell office:value-type="float" office:value="353.42" calcext:value-type="float">
            <text:p>353.42</text:p>
          </table:table-cell>
          <table:table-cell office:value-type="float" office:value="353.455" calcext:value-type="float">
            <text:p>353.455</text:p>
          </table:table-cell>
          <table:table-cell office:value-type="float" office:value="352.668" calcext:value-type="float">
            <text:p>352.668</text:p>
          </table:table-cell>
          <table:table-cell office:value-type="float" office:value="352.756" calcext:value-type="float">
            <text:p>352.756</text:p>
          </table:table-cell>
          <table:table-cell office:value-type="float" office:value="351.549" calcext:value-type="float">
            <text:p>351.549</text:p>
          </table:table-cell>
          <table:table-cell office:value-type="float" office:value="351.129" calcext:value-type="float">
            <text:p>351.129</text:p>
          </table:table-cell>
          <table:table-cell office:value-type="float" office:value="352.064" calcext:value-type="float">
            <text:p>352.064</text:p>
          </table:table-cell>
          <table:table-cell office:value-type="float" office:value="352.877" calcext:value-type="float">
            <text:p>352.877</text:p>
          </table:table-cell>
          <table:table-cell office:value-type="float" office:value="352.234" calcext:value-type="float">
            <text:p>352.234</text:p>
          </table:table-cell>
          <table:table-cell office:value-type="float" office:value="353.582" calcext:value-type="float">
            <text:p>353.582</text:p>
          </table:table-cell>
          <table:table-cell office:value-type="float" office:value="354.165" calcext:value-type="float">
            <text:p>354.165</text:p>
          </table:table-cell>
          <table:table-cell office:value-type="float" office:value="355.184" calcext:value-type="float">
            <text:p>355.184</text:p>
          </table:table-cell>
          <table:table-cell office:value-type="float" office:value="353.072" calcext:value-type="float">
            <text:p>353.072</text:p>
          </table:table-cell>
          <table:table-cell office:value-type="float" office:value="351.468" calcext:value-type="float">
            <text:p>351.468</text:p>
          </table:table-cell>
          <table:table-cell office:value-type="float" office:value="352.454" calcext:value-type="float">
            <text:p>352.454</text:p>
          </table:table-cell>
          <table:table-cell office:value-type="float" office:value="350.254" calcext:value-type="float">
            <text:p>350.254</text:p>
          </table:table-cell>
          <table:table-cell office:value-type="float" office:value="349.71" calcext:value-type="float">
            <text:p>349.71</text:p>
          </table:table-cell>
          <table:table-cell office:value-type="float" office:value="349.97" calcext:value-type="float">
            <text:p>349.97</text:p>
          </table:table-cell>
          <table:table-cell office:value-type="float" office:value="350.17" calcext:value-type="float">
            <text:p>350.17</text:p>
          </table:table-cell>
          <table:table-cell office:value-type="float" office:value="350.082" calcext:value-type="float">
            <text:p>350.082</text:p>
          </table:table-cell>
          <table:table-cell office:value-type="float" office:value="351.679" calcext:value-type="float">
            <text:p>351.679</text:p>
          </table:table-cell>
          <table:table-cell office:value-type="float" office:value="351.579" calcext:value-type="float">
            <text:p>351.579</text:p>
          </table:table-cell>
          <table:table-cell office:value-type="float" office:value="352.586" calcext:value-type="float">
            <text:p>352.586</text:p>
          </table:table-cell>
          <table:table-cell office:value-type="float" office:value="350.109" calcext:value-type="float">
            <text:p>350.109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349.773" calcext:value-type="float">
            <text:p>349.773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0.141" calcext:value-type="float">
            <text:p>350.141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50.105" calcext:value-type="float">
            <text:p>350.105</text:p>
          </table:table-cell>
          <table:table-cell office:value-type="float" office:value="350.981" calcext:value-type="float">
            <text:p>350.981</text:p>
          </table:table-cell>
          <table:table-cell office:value-type="float" office:value="352.514" calcext:value-type="float">
            <text:p>352.514</text:p>
          </table:table-cell>
          <table:table-cell office:value-type="float" office:value="349.148" calcext:value-type="float">
            <text:p>349.148</text:p>
          </table:table-cell>
          <table:table-cell office:value-type="float" office:value="350.363" calcext:value-type="float">
            <text:p>350.363</text:p>
          </table:table-cell>
          <table:table-cell office:value-type="float" office:value="361.028" calcext:value-type="float">
            <text:p>361.028</text:p>
          </table:table-cell>
          <table:table-cell office:value-type="float" office:value="381.202" calcext:value-type="float">
            <text:p>381.202</text:p>
          </table:table-cell>
          <table:table-cell office:value-type="float" office:value="383.206" calcext:value-type="float">
            <text:p>383.206</text:p>
          </table:table-cell>
          <table:table-cell office:value-type="float" office:value="378.732" calcext:value-type="float">
            <text:p>378.732</text:p>
          </table:table-cell>
          <table:table-cell office:value-type="float" office:value="382.365" calcext:value-type="float">
            <text:p>382.365</text:p>
          </table:table-cell>
          <table:table-cell office:value-type="float" office:value="378.205" calcext:value-type="float">
            <text:p>378.205</text:p>
          </table:table-cell>
          <table:table-cell office:value-type="float" office:value="378.932" calcext:value-type="float">
            <text:p>378.932</text:p>
          </table:table-cell>
          <table:table-cell office:value-type="float" office:value="379.05" calcext:value-type="float">
            <text:p>379.05</text:p>
          </table:table-cell>
          <table:table-cell office:value-type="float" office:value="379.564" calcext:value-type="float">
            <text:p>379.564</text:p>
          </table:table-cell>
          <table:table-cell office:value-type="float" office:value="379.561" calcext:value-type="float">
            <text:p>379.561</text:p>
          </table:table-cell>
          <table:table-cell office:value-type="float" office:value="373.485" calcext:value-type="float">
            <text:p>373.485</text:p>
          </table:table-cell>
          <table:table-cell office:value-type="float" office:value="379.609" calcext:value-type="float">
            <text:p>379.609</text:p>
          </table:table-cell>
          <table:table-cell office:value-type="float" office:value="379.139" calcext:value-type="float">
            <text:p>379.139</text:p>
          </table:table-cell>
          <table:table-cell office:value-type="float" office:value="377.418" calcext:value-type="float">
            <text:p>377.418</text:p>
          </table:table-cell>
          <table:table-cell office:value-type="float" office:value="377.504" calcext:value-type="float">
            <text:p>377.504</text:p>
          </table:table-cell>
          <table:table-cell office:value-type="float" office:value="378.056" calcext:value-type="float">
            <text:p>378.056</text:p>
          </table:table-cell>
          <table:table-cell office:value-type="float" office:value="377.46" calcext:value-type="float">
            <text:p>377.46</text:p>
          </table:table-cell>
          <table:table-cell office:value-type="float" office:value="379.318" calcext:value-type="float">
            <text:p>379.318</text:p>
          </table:table-cell>
          <table:table-cell office:value-type="float" office:value="378.687" calcext:value-type="float">
            <text:p>378.687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9.922" calcext:value-type="float">
            <text:p>379.922</text:p>
          </table:table-cell>
          <table:table-cell office:value-type="float" office:value="387.712" calcext:value-type="float">
            <text:p>387.712</text:p>
          </table:table-cell>
          <table:table-cell office:value-type="float" office:value="388.788" calcext:value-type="float">
            <text:p>388.788</text:p>
          </table:table-cell>
          <table:table-cell office:value-type="float" office:value="387.092" calcext:value-type="float">
            <text:p>387.092</text:p>
          </table:table-cell>
          <table:table-cell office:value-type="float" office:value="387.11" calcext:value-type="float">
            <text:p>387.11</text:p>
          </table:table-cell>
          <table:table-cell office:value-type="float" office:value="386.364" calcext:value-type="float">
            <text:p>386.364</text:p>
          </table:table-cell>
          <table:table-cell office:value-type="float" office:value="389.825" calcext:value-type="float">
            <text:p>389.825</text:p>
          </table:table-cell>
          <table:table-cell office:value-type="float" office:value="386.358" calcext:value-type="float">
            <text:p>386.358</text:p>
          </table:table-cell>
          <table:table-cell office:value-type="float" office:value="381.33" calcext:value-type="float">
            <text:p>381.33</text:p>
          </table:table-cell>
          <table:table-cell office:value-type="float" office:value="387.012" calcext:value-type="float">
            <text:p>387.012</text:p>
          </table:table-cell>
          <table:table-cell office:value-type="float" office:value="386.504" calcext:value-type="float">
            <text:p>386.504</text:p>
          </table:table-cell>
          <table:table-cell office:value-type="float" office:value="386.186" calcext:value-type="float">
            <text:p>386.186</text:p>
          </table:table-cell>
          <table:table-cell office:value-type="float" office:value="386.297" calcext:value-type="float">
            <text:p>386.297</text:p>
          </table:table-cell>
          <table:table-cell office:value-type="float" office:value="379.997" calcext:value-type="float">
            <text:p>379.997</text:p>
          </table:table-cell>
          <table:table-cell office:value-type="float" office:value="383.944" calcext:value-type="float">
            <text:p>383.944</text:p>
          </table:table-cell>
          <table:table-cell office:value-type="float" office:value="378.681" calcext:value-type="float">
            <text:p>378.681</text:p>
          </table:table-cell>
          <table:table-cell office:value-type="float" office:value="378.023" calcext:value-type="float">
            <text:p>378.023</text:p>
          </table:table-cell>
          <table:table-cell office:value-type="float" office:value="379.544" calcext:value-type="float">
            <text:p>379.544</text:p>
          </table:table-cell>
          <table:table-cell office:value-type="float" office:value="379.172" calcext:value-type="float">
            <text:p>379.172</text:p>
          </table:table-cell>
          <table:table-cell office:value-type="float" office:value="378.608" calcext:value-type="float">
            <text:p>378.608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79.024" calcext:value-type="float">
            <text:p>379.024</text:p>
          </table:table-cell>
          <table:table-cell office:value-type="float" office:value="378.016" calcext:value-type="float">
            <text:p>378.016</text:p>
          </table:table-cell>
          <table:table-cell office:value-type="float" office:value="375.561" calcext:value-type="float">
            <text:p>375.561</text:p>
          </table:table-cell>
          <table:table-cell office:value-type="float" office:value="378.025" calcext:value-type="float">
            <text:p>378.025</text:p>
          </table:table-cell>
          <table:table-cell office:value-type="float" office:value="378.336" calcext:value-type="float">
            <text:p>378.336</text:p>
          </table:table-cell>
          <table:table-cell office:value-type="float" office:value="378.15" calcext:value-type="float">
            <text:p>378.15</text:p>
          </table:table-cell>
          <table:table-cell office:value-type="float" office:value="376.252" calcext:value-type="float">
            <text:p>376.252</text:p>
          </table:table-cell>
          <table:table-cell office:value-type="float" office:value="375.986" calcext:value-type="float">
            <text:p>375.986</text:p>
          </table:table-cell>
          <table:table-cell office:value-type="float" office:value="376.134" calcext:value-type="float">
            <text:p>376.134</text:p>
          </table:table-cell>
          <table:table-cell office:value-type="float" office:value="376.011" calcext:value-type="float">
            <text:p>376.011</text:p>
          </table:table-cell>
          <table:table-cell office:value-type="float" office:value="377.918" calcext:value-type="float">
            <text:p>377.918</text:p>
          </table:table-cell>
          <table:table-cell office:value-type="float" office:value="379.469" calcext:value-type="float">
            <text:p>379.469</text:p>
          </table:table-cell>
          <table:table-cell office:value-type="float" office:value="376.976" calcext:value-type="float">
            <text:p>376.976</text:p>
          </table:table-cell>
          <table:table-cell office:value-type="float" office:value="377.508" calcext:value-type="float">
            <text:p>377.508</text:p>
          </table:table-cell>
          <table:table-cell office:value-type="float" office:value="372.978" calcext:value-type="float">
            <text:p>372.978</text:p>
          </table:table-cell>
          <table:table-cell office:value-type="float" office:value="354.838" calcext:value-type="float">
            <text:p>354.838</text:p>
          </table:table-cell>
          <table:table-cell office:value-type="float" office:value="366.39" calcext:value-type="float">
            <text:p>366.39</text:p>
          </table:table-cell>
          <table:table-cell office:value-type="float" office:value="370.235" calcext:value-type="float">
            <text:p>370.235</text:p>
          </table:table-cell>
          <table:table-cell office:value-type="float" office:value="371.103" calcext:value-type="float">
            <text:p>371.103</text:p>
          </table:table-cell>
          <table:table-cell office:value-type="float" office:value="366.102" calcext:value-type="float">
            <text:p>366.102</text:p>
          </table:table-cell>
          <table:table-cell office:value-type="float" office:value="372.336" calcext:value-type="float">
            <text:p>372.336</text:p>
          </table:table-cell>
          <table:table-cell office:value-type="float" office:value="370.031" calcext:value-type="float">
            <text:p>370.031</text:p>
          </table:table-cell>
          <table:table-cell office:value-type="float" office:value="369.605" calcext:value-type="float">
            <text:p>369.605</text:p>
          </table:table-cell>
          <table:table-cell office:value-type="float" office:value="370.756" calcext:value-type="float">
            <text:p>370.756</text:p>
          </table:table-cell>
          <table:table-cell office:value-type="float" office:value="370.889" calcext:value-type="float">
            <text:p>370.889</text:p>
          </table:table-cell>
          <table:table-cell office:value-type="float" office:value="373.333" calcext:value-type="float">
            <text:p>373.333</text:p>
          </table:table-cell>
          <table:table-cell office:value-type="float" office:value="370.588" calcext:value-type="float">
            <text:p>370.588</text:p>
          </table:table-cell>
          <table:table-cell office:value-type="float" office:value="371.528" calcext:value-type="float">
            <text:p>371.528</text:p>
          </table:table-cell>
          <table:table-cell office:value-type="float" office:value="370.761" calcext:value-type="float">
            <text:p>370.761</text:p>
          </table:table-cell>
          <table:table-cell office:value-type="float" office:value="369.868" calcext:value-type="float">
            <text:p>369.868</text:p>
          </table:table-cell>
          <table:table-cell office:value-type="float" office:value="369.425" calcext:value-type="float">
            <text:p>369.425</text:p>
          </table:table-cell>
          <table:table-cell office:value-type="float" office:value="370.731" calcext:value-type="float">
            <text:p>370.731</text:p>
          </table:table-cell>
          <table:table-cell office:value-type="float" office:value="370.771" calcext:value-type="float">
            <text:p>370.771</text:p>
          </table:table-cell>
          <table:table-cell office:value-type="float" office:value="368.025" calcext:value-type="float">
            <text:p>368.025</text:p>
          </table:table-cell>
          <table:table-cell office:value-type="float" office:value="369.219" calcext:value-type="float">
            <text:p>369.219</text:p>
          </table:table-cell>
          <table:table-cell office:value-type="float" office:value="368.468" calcext:value-type="float">
            <text:p>368.468</text:p>
          </table:table-cell>
          <table:table-cell office:value-type="float" office:value="367.767" calcext:value-type="float">
            <text:p>367.767</text:p>
          </table:table-cell>
          <table:table-cell office:value-type="float" office:value="368.739" calcext:value-type="float">
            <text:p>368.739</text:p>
          </table:table-cell>
          <table:table-cell office:value-type="float" office:value="370.672" calcext:value-type="float">
            <text:p>370.672</text:p>
          </table:table-cell>
          <table:table-cell office:value-type="float" office:value="369.068" calcext:value-type="float">
            <text:p>369.068</text:p>
          </table:table-cell>
          <table:table-cell office:value-type="float" office:value="372.622" calcext:value-type="float">
            <text:p>372.622</text:p>
          </table:table-cell>
          <table:table-cell office:value-type="float" office:value="373.14" calcext:value-type="float">
            <text:p>373.14</text:p>
          </table:table-cell>
          <table:table-cell office:value-type="float" office:value="372.464" calcext:value-type="float">
            <text:p>372.464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62.495" calcext:value-type="float">
            <text:p>362.495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67.39" calcext:value-type="float">
            <text:p>367.39</text:p>
          </table:table-cell>
          <table:table-cell office:value-type="float" office:value="368.453" calcext:value-type="float">
            <text:p>368.453</text:p>
          </table:table-cell>
          <table:table-cell office:value-type="float" office:value="367.027" calcext:value-type="float">
            <text:p>367.027</text:p>
          </table:table-cell>
          <table:table-cell office:value-type="float" office:value="367.449" calcext:value-type="float">
            <text:p>367.449</text:p>
          </table:table-cell>
          <table:table-cell office:value-type="float" office:value="358.806" calcext:value-type="float">
            <text:p>358.806</text:p>
          </table:table-cell>
          <table:table-cell office:value-type="float" office:value="369.901" calcext:value-type="float">
            <text:p>369.901</text:p>
          </table:table-cell>
          <table:table-cell office:value-type="float" office:value="369.277" calcext:value-type="float">
            <text:p>369.277</text:p>
          </table:table-cell>
          <table:table-cell office:value-type="float" office:value="361.129" calcext:value-type="float">
            <text:p>361.129</text:p>
          </table:table-cell>
          <table:table-cell office:value-type="float" office:value="360.235" calcext:value-type="float">
            <text:p>360.235</text:p>
          </table:table-cell>
          <table:table-cell office:value-type="float" office:value="365.042" calcext:value-type="float">
            <text:p>365.042</text:p>
          </table:table-cell>
          <table:table-cell office:value-type="float" office:value="360.983" calcext:value-type="float">
            <text:p>360.983</text:p>
          </table:table-cell>
          <table:table-cell office:value-type="float" office:value="359.942" calcext:value-type="float">
            <text:p>359.942</text:p>
          </table:table-cell>
          <table:table-cell office:value-type="float" office:value="367.444" calcext:value-type="float">
            <text:p>367.444</text:p>
          </table:table-cell>
          <table:table-cell office:value-type="float" office:value="368.86" calcext:value-type="float">
            <text:p>368.86</text:p>
          </table:table-cell>
          <table:table-cell office:value-type="float" office:value="368.801" calcext:value-type="float">
            <text:p>368.801</text:p>
          </table:table-cell>
          <table:table-cell office:value-type="float" office:value="358.946" calcext:value-type="float">
            <text:p>358.946</text:p>
          </table:table-cell>
          <table:table-cell office:value-type="float" office:value="367.621" calcext:value-type="float">
            <text:p>367.621</text:p>
          </table:table-cell>
          <table:table-cell office:value-type="float" office:value="367.711" calcext:value-type="float">
            <text:p>367.711</text:p>
          </table:table-cell>
          <table:table-cell office:value-type="float" office:value="358.698" calcext:value-type="float">
            <text:p>358.698</text:p>
          </table:table-cell>
          <table:table-cell office:value-type="float" office:value="361.133" calcext:value-type="float">
            <text:p>361.133</text:p>
          </table:table-cell>
          <table:table-cell office:value-type="float" office:value="359.52" calcext:value-type="float">
            <text:p>359.52</text:p>
          </table:table-cell>
          <table:table-cell office:value-type="float" office:value="374.134" calcext:value-type="float">
            <text:p>374.134</text:p>
          </table:table-cell>
          <table:table-cell office:value-type="float" office:value="376.942" calcext:value-type="float">
            <text:p>376.942</text:p>
          </table:table-cell>
          <table:table-cell office:value-type="float" office:value="372.439" calcext:value-type="float">
            <text:p>372.439</text:p>
          </table:table-cell>
          <table:table-cell office:value-type="float" office:value="374.776" calcext:value-type="float">
            <text:p>374.776</text:p>
          </table:table-cell>
          <table:table-cell office:value-type="float" office:value="372.587" calcext:value-type="float">
            <text:p>372.587</text:p>
          </table:table-cell>
          <table:table-cell office:value-type="float" office:value="372.601" calcext:value-type="float">
            <text:p>372.601</text:p>
          </table:table-cell>
          <table:table-cell office:value-type="float" office:value="377.993" calcext:value-type="float">
            <text:p>377.993</text:p>
          </table:table-cell>
          <table:table-cell office:value-type="float" office:value="372.202" calcext:value-type="float">
            <text:p>372.202</text:p>
          </table:table-cell>
          <table:table-cell office:value-type="float" office:value="371.99" calcext:value-type="float">
            <text:p>371.99</text:p>
          </table:table-cell>
          <table:table-cell office:value-type="float" office:value="371.218" calcext:value-type="float">
            <text:p>371.218</text:p>
          </table:table-cell>
          <table:table-cell office:value-type="float" office:value="371.346" calcext:value-type="float">
            <text:p>371.346</text:p>
          </table:table-cell>
          <table:table-cell office:value-type="float" office:value="370.05" calcext:value-type="float">
            <text:p>370.05</text:p>
          </table:table-cell>
          <table:table-cell office:value-type="float" office:value="369.911" calcext:value-type="float">
            <text:p>369.911</text:p>
          </table:table-cell>
          <table:table-cell office:value-type="float" office:value="366.587" calcext:value-type="float">
            <text:p>366.587</text:p>
          </table:table-cell>
          <table:table-cell office:value-type="float" office:value="367.966" calcext:value-type="float">
            <text:p>367.966</text:p>
          </table:table-cell>
          <table:table-cell office:value-type="float" office:value="342.888" calcext:value-type="float">
            <text:p>342.888</text:p>
          </table:table-cell>
          <table:table-cell office:value-type="float" office:value="356.747" calcext:value-type="float">
            <text:p>356.747</text:p>
          </table:table-cell>
          <table:table-cell office:value-type="float" office:value="360.758" calcext:value-type="float">
            <text:p>360.758</text:p>
          </table:table-cell>
          <table:table-cell office:value-type="float" office:value="367.624" calcext:value-type="float">
            <text:p>367.624</text:p>
          </table:table-cell>
          <table:table-cell office:value-type="float" office:value="369.776" calcext:value-type="float">
            <text:p>369.776</text:p>
          </table:table-cell>
          <table:table-cell office:value-type="float" office:value="355.026" calcext:value-type="float">
            <text:p>355.026</text:p>
          </table:table-cell>
          <table:table-cell office:value-type="float" office:value="349.132" calcext:value-type="float">
            <text:p>349.132</text:p>
          </table:table-cell>
          <table:table-cell office:value-type="float" office:value="347.102" calcext:value-type="float">
            <text:p>347.102</text:p>
          </table:table-cell>
          <table:table-cell office:value-type="float" office:value="347.239" calcext:value-type="float">
            <text:p>347.239</text:p>
          </table:table-cell>
          <table:table-cell office:value-type="float" office:value="344.892" calcext:value-type="float">
            <text:p>344.892</text:p>
          </table:table-cell>
          <table:table-cell office:value-type="float" office:value="344.008" calcext:value-type="float">
            <text:p>344.008</text:p>
          </table:table-cell>
          <table:table-cell office:value-type="float" office:value="342.748" calcext:value-type="float">
            <text:p>342.748</text:p>
          </table:table-cell>
          <table:table-cell office:value-type="float" office:value="339.945" calcext:value-type="float">
            <text:p>339.945</text:p>
          </table:table-cell>
          <table:table-cell office:value-type="float" office:value="340.277" calcext:value-type="float">
            <text:p>340.277</text:p>
          </table:table-cell>
          <table:table-cell office:value-type="float" office:value="339.41" calcext:value-type="float">
            <text:p>339.41</text:p>
          </table:table-cell>
          <table:table-cell office:value-type="float" office:value="336.295" calcext:value-type="float">
            <text:p>336.295</text:p>
          </table:table-cell>
          <table:table-cell office:value-type="float" office:value="334.704" calcext:value-type="float">
            <text:p>334.704</text:p>
          </table:table-cell>
          <table:table-cell office:value-type="float" office:value="333.617" calcext:value-type="float">
            <text:p>333.617</text:p>
          </table:table-cell>
          <table:table-cell office:value-type="float" office:value="317.28" calcext:value-type="float">
            <text:p>317.28</text:p>
          </table:table-cell>
          <table:table-cell office:value-type="float" office:value="318.479" calcext:value-type="float">
            <text:p>318.479</text:p>
          </table:table-cell>
          <table:table-cell office:value-type="float" office:value="315.276" calcext:value-type="float">
            <text:p>315.276</text:p>
          </table:table-cell>
          <table:table-cell office:value-type="float" office:value="315.291" calcext:value-type="float">
            <text:p>315.291</text:p>
          </table:table-cell>
          <table:table-cell office:value-type="float" office:value="310.95" calcext:value-type="float">
            <text:p>310.95</text:p>
          </table:table-cell>
          <table:table-cell office:value-type="float" office:value="309.492" calcext:value-type="float">
            <text:p>309.492</text:p>
          </table:table-cell>
          <table:table-cell office:value-type="float" office:value="308.944" calcext:value-type="float">
            <text:p>308.944</text:p>
          </table:table-cell>
          <table:table-cell office:value-type="float" office:value="304.801" calcext:value-type="float">
            <text:p>304.801</text:p>
          </table:table-cell>
          <table:table-cell office:value-type="float" office:value="304.843" calcext:value-type="float">
            <text:p>304.843</text:p>
          </table:table-cell>
          <table:table-cell office:value-type="float" office:value="305.039" calcext:value-type="float">
            <text:p>305.039</text:p>
          </table:table-cell>
          <table:table-cell office:value-type="float" office:value="301.462" calcext:value-type="float">
            <text:p>301.462</text:p>
          </table:table-cell>
          <table:table-cell office:value-type="float" office:value="302.594" calcext:value-type="float">
            <text:p>302.594</text:p>
          </table:table-cell>
          <table:table-cell office:value-type="float" office:value="298.172" calcext:value-type="float">
            <text:p>298.172</text:p>
          </table:table-cell>
          <table:table-cell office:value-type="float" office:value="297.091" calcext:value-type="float">
            <text:p>297.091</text:p>
          </table:table-cell>
          <table:table-cell office:value-type="float" office:value="303.167" calcext:value-type="float">
            <text:p>303.167</text:p>
          </table:table-cell>
          <table:table-cell office:value-type="float" office:value="304.82" calcext:value-type="float">
            <text:p>304.82</text:p>
          </table:table-cell>
          <table:table-cell office:value-type="float" office:value="303.521" calcext:value-type="float">
            <text:p>303.521</text:p>
          </table:table-cell>
          <table:table-cell office:value-type="float" office:value="303.464" calcext:value-type="float">
            <text:p>303.464</text:p>
          </table:table-cell>
          <table:table-cell office:value-type="float" office:value="300.578" calcext:value-type="float">
            <text:p>300.578</text:p>
          </table:table-cell>
          <table:table-cell office:value-type="float" office:value="278.2" calcext:value-type="float">
            <text:p>278.2</text:p>
          </table:table-cell>
          <table:table-cell office:value-type="float" office:value="274.446" calcext:value-type="float">
            <text:p>274.446</text:p>
          </table:table-cell>
          <table:table-cell office:value-type="float" office:value="268.068" calcext:value-type="float">
            <text:p>268.068</text:p>
          </table:table-cell>
          <table:table-cell office:value-type="float" office:value="268.884" calcext:value-type="float">
            <text:p>268.884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275.556" calcext:value-type="float">
            <text:p>275.556</text:p>
          </table:table-cell>
          <table:table-cell office:value-type="float" office:value="277.441" calcext:value-type="float">
            <text:p>277.441</text:p>
          </table:table-cell>
          <table:table-cell office:value-type="float" office:value="274.195" calcext:value-type="float">
            <text:p>274.195</text:p>
          </table:table-cell>
          <table:table-cell office:value-type="float" office:value="276.559" calcext:value-type="float">
            <text:p>276.559</text:p>
          </table:table-cell>
          <table:table-cell office:value-type="float" office:value="263.295" calcext:value-type="float">
            <text:p>263.295</text:p>
          </table:table-cell>
          <table:table-cell office:value-type="float" office:value="276.059" calcext:value-type="float">
            <text:p>276.059</text:p>
          </table:table-cell>
          <table:table-cell office:value-type="float" office:value="328.547" calcext:value-type="float">
            <text:p>328.547</text:p>
          </table:table-cell>
          <table:table-cell office:value-type="float" office:value="324.298" calcext:value-type="float">
            <text:p>324.298</text:p>
          </table:table-cell>
          <table:table-cell office:value-type="float" office:value="323.786" calcext:value-type="float">
            <text:p>323.786</text:p>
          </table:table-cell>
          <table:table-cell office:value-type="float" office:value="324.043" calcext:value-type="float">
            <text:p>324.043</text:p>
          </table:table-cell>
          <table:table-cell office:value-type="float" office:value="323.845" calcext:value-type="float">
            <text:p>323.845</text:p>
          </table:table-cell>
          <table:table-cell office:value-type="float" office:value="324.402" calcext:value-type="float">
            <text:p>324.402</text:p>
          </table:table-cell>
          <table:table-cell office:value-type="float" office:value="323.547" calcext:value-type="float">
            <text:p>323.547</text:p>
          </table:table-cell>
          <table:table-cell office:value-type="float" office:value="323.128" calcext:value-type="float">
            <text:p>323.128</text:p>
          </table:table-cell>
          <table:table-cell office:value-type="float" office:value="324.339" calcext:value-type="float">
            <text:p>324.339</text:p>
          </table:table-cell>
          <table:table-cell office:value-type="float" office:value="324.728" calcext:value-type="float">
            <text:p>324.728</text:p>
          </table:table-cell>
          <table:table-cell office:value-type="float" office:value="324.477" calcext:value-type="float">
            <text:p>324.477</text:p>
          </table:table-cell>
          <table:table-cell office:value-type="float" office:value="322.752" calcext:value-type="float">
            <text:p>322.752</text:p>
          </table:table-cell>
          <table:table-cell office:value-type="float" office:value="322.08" calcext:value-type="float">
            <text:p>322.08</text:p>
          </table:table-cell>
          <table:table-cell office:value-type="float" office:value="323.647" calcext:value-type="float">
            <text:p>323.647</text:p>
          </table:table-cell>
          <table:table-cell office:value-type="float" office:value="321.956" calcext:value-type="float">
            <text:p>321.956</text:p>
          </table:table-cell>
          <table:table-cell office:value-type="float" office:value="322.361" calcext:value-type="float">
            <text:p>322.361</text:p>
          </table:table-cell>
          <table:table-cell office:value-type="float" office:value="322.085" calcext:value-type="float">
            <text:p>322.085</text:p>
          </table:table-cell>
          <table:table-cell office:value-type="float" office:value="321.864" calcext:value-type="float">
            <text:p>321.864</text:p>
          </table:table-cell>
          <table:table-cell office:value-type="float" office:value="322.051" calcext:value-type="float">
            <text:p>322.051</text:p>
          </table:table-cell>
          <table:table-cell office:value-type="float" office:value="321.319" calcext:value-type="float">
            <text:p>321.319</text:p>
          </table:table-cell>
          <table:table-cell office:value-type="float" office:value="344.154" calcext:value-type="float">
            <text:p>344.154</text:p>
          </table:table-cell>
          <table:table-cell office:value-type="float" office:value="365.895" calcext:value-type="float">
            <text:p>365.895</text:p>
          </table:table-cell>
          <table:table-cell office:value-type="float" office:value="367.896" calcext:value-type="float">
            <text:p>367.896</text:p>
          </table:table-cell>
          <table:table-cell office:value-type="float" office:value="362.457" calcext:value-type="float">
            <text:p>362.457</text:p>
          </table:table-cell>
          <table:table-cell office:value-type="float" office:value="361.482" calcext:value-type="float">
            <text:p>361.482</text:p>
          </table:table-cell>
          <table:table-cell office:value-type="float" office:value="361.05" calcext:value-type="float">
            <text:p>361.05</text:p>
          </table:table-cell>
          <table:table-cell office:value-type="float" office:value="362.859" calcext:value-type="float">
            <text:p>362.859</text:p>
          </table:table-cell>
          <table:table-cell office:value-type="float" office:value="362.387" calcext:value-type="float">
            <text:p>362.387</text:p>
          </table:table-cell>
          <table:table-cell office:value-type="float" office:value="362.324" calcext:value-type="float">
            <text:p>362.324</text:p>
          </table:table-cell>
          <table:table-cell office:value-type="float" office:value="359.993" calcext:value-type="float">
            <text:p>359.993</text:p>
          </table:table-cell>
          <table:table-cell office:value-type="float" office:value="362.585" calcext:value-type="float">
            <text:p>362.585</text:p>
          </table:table-cell>
          <table:table-cell office:value-type="float" office:value="362.095" calcext:value-type="float">
            <text:p>362.095</text:p>
          </table:table-cell>
          <table:table-cell office:value-type="float" office:value="360.799" calcext:value-type="float">
            <text:p>360.799</text:p>
          </table:table-cell>
          <table:table-cell office:value-type="float" office:value="359.327" calcext:value-type="float">
            <text:p>359.327</text:p>
          </table:table-cell>
          <table:table-cell office:value-type="float" office:value="358.585" calcext:value-type="float">
            <text:p>358.585</text:p>
          </table:table-cell>
          <table:table-cell office:value-type="float" office:value="360.476" calcext:value-type="float">
            <text:p>360.476</text:p>
          </table:table-cell>
          <table:table-cell office:value-type="float" office:value="362.53" calcext:value-type="float">
            <text:p>362.53</text:p>
          </table:table-cell>
          <table:table-cell office:value-type="float" office:value="359.208" calcext:value-type="float">
            <text:p>359.208</text:p>
          </table:table-cell>
          <table:table-cell office:value-type="float" office:value="361.457" calcext:value-type="float">
            <text:p>361.457</text:p>
          </table:table-cell>
          <table:table-cell office:value-type="float" office:value="346.556" calcext:value-type="float">
            <text:p>346.556</text:p>
          </table:table-cell>
          <table:table-cell office:value-type="float" office:value="376.682" calcext:value-type="float">
            <text:p>376.682</text:p>
          </table:table-cell>
          <table:table-cell office:value-type="float" office:value="387.517" calcext:value-type="float">
            <text:p>387.517</text:p>
          </table:table-cell>
          <table:table-cell office:value-type="float" office:value="384.681" calcext:value-type="float">
            <text:p>384.681</text:p>
          </table:table-cell>
          <table:table-cell office:value-type="float" office:value="383.509" calcext:value-type="float">
            <text:p>383.509</text:p>
          </table:table-cell>
          <table:table-cell office:value-type="float" office:value="382.967" calcext:value-type="float">
            <text:p>382.967</text:p>
          </table:table-cell>
          <table:table-cell office:value-type="float" office:value="381.485" calcext:value-type="float">
            <text:p>381.485</text:p>
          </table:table-cell>
          <table:table-cell office:value-type="float" office:value="383.786" calcext:value-type="float">
            <text:p>383.786</text:p>
          </table:table-cell>
          <table:table-cell office:value-type="float" office:value="383.772" calcext:value-type="float">
            <text:p>383.772</text:p>
          </table:table-cell>
          <table:table-cell office:value-type="float" office:value="382.301" calcext:value-type="float">
            <text:p>382.301</text:p>
          </table:table-cell>
          <table:table-cell office:value-type="float" office:value="382.332" calcext:value-type="float">
            <text:p>382.332</text:p>
          </table:table-cell>
          <table:table-cell office:value-type="float" office:value="372.78" calcext:value-type="float">
            <text:p>372.78</text:p>
          </table:table-cell>
          <table:table-cell office:value-type="float" office:value="375.116" calcext:value-type="float">
            <text:p>375.116</text:p>
          </table:table-cell>
          <table:table-cell office:value-type="float" office:value="381.208" calcext:value-type="float">
            <text:p>381.208</text:p>
          </table:table-cell>
          <table:table-cell office:value-type="float" office:value="376.911" calcext:value-type="float">
            <text:p>376.911</text:p>
          </table:table-cell>
          <table:table-cell office:value-type="float" office:value="378.822" calcext:value-type="float">
            <text:p>378.822</text:p>
          </table:table-cell>
          <table:table-cell office:value-type="float" office:value="376.811" calcext:value-type="float">
            <text:p>376.811</text:p>
          </table:table-cell>
          <table:table-cell office:value-type="float" office:value="378.826" calcext:value-type="float">
            <text:p>378.826</text:p>
          </table:table-cell>
          <table:table-cell office:value-type="float" office:value="375.512" calcext:value-type="float">
            <text:p>375.512</text:p>
          </table:table-cell>
          <table:table-cell office:value-type="float" office:value="377.847" calcext:value-type="float">
            <text:p>377.847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6.944" calcext:value-type="float">
            <text:p>376.944</text:p>
          </table:table-cell>
          <table:table-cell office:value-type="float" office:value="363.169" calcext:value-type="float">
            <text:p>363.169</text:p>
          </table:table-cell>
          <table:table-cell office:value-type="float" office:value="361.98" calcext:value-type="float">
            <text:p>361.98</text:p>
          </table:table-cell>
          <table:table-cell office:value-type="float" office:value="357.265" calcext:value-type="float">
            <text:p>357.265</text:p>
          </table:table-cell>
          <table:table-cell office:value-type="float" office:value="355.231" calcext:value-type="float">
            <text:p>355.231</text:p>
          </table:table-cell>
          <table:table-cell office:value-type="float" office:value="357.235" calcext:value-type="float">
            <text:p>357.235</text:p>
          </table:table-cell>
          <table:table-cell office:value-type="float" office:value="352.608" calcext:value-type="float">
            <text:p>352.608</text:p>
          </table:table-cell>
          <table:table-cell office:value-type="float" office:value="350.817" calcext:value-type="float">
            <text:p>350.817</text:p>
          </table:table-cell>
          <table:table-cell office:value-type="float" office:value="343.258" calcext:value-type="float">
            <text:p>343.258</text:p>
          </table:table-cell>
          <table:table-cell office:value-type="float" office:value="342.316" calcext:value-type="float">
            <text:p>342.316</text:p>
          </table:table-cell>
          <table:table-cell office:value-type="float" office:value="343.594" calcext:value-type="float">
            <text:p>343.594</text:p>
          </table:table-cell>
          <table:table-cell office:value-type="float" office:value="341.289" calcext:value-type="float">
            <text:p>341.289</text:p>
          </table:table-cell>
          <table:table-cell office:value-type="float" office:value="338.621" calcext:value-type="float">
            <text:p>338.621</text:p>
          </table:table-cell>
          <table:table-cell office:value-type="float" office:value="332.667" calcext:value-type="float">
            <text:p>332.667</text:p>
          </table:table-cell>
          <table:table-cell office:value-type="float" office:value="329.557" calcext:value-type="float">
            <text:p>329.557</text:p>
          </table:table-cell>
          <table:table-cell office:value-type="float" office:value="326.675" calcext:value-type="float">
            <text:p>326.675</text:p>
          </table:table-cell>
          <table:table-cell office:value-type="float" office:value="326.353" calcext:value-type="float">
            <text:p>326.353</text:p>
          </table:table-cell>
          <table:table-cell office:value-type="float" office:value="322.632" calcext:value-type="float">
            <text:p>322.632</text:p>
          </table:table-cell>
          <table:table-cell office:value-type="float" office:value="323.342" calcext:value-type="float">
            <text:p>323.342</text:p>
          </table:table-cell>
          <table:table-cell office:value-type="float" office:value="321.055" calcext:value-type="float">
            <text:p>321.055</text:p>
          </table:table-cell>
          <table:table-cell office:value-type="float" office:value="322.055" calcext:value-type="float">
            <text:p>322.055</text:p>
          </table:table-cell>
          <table:table-cell office:value-type="float" office:value="317.616" calcext:value-type="float">
            <text:p>317.616</text:p>
          </table:table-cell>
          <table:table-cell office:value-type="float" office:value="314.915" calcext:value-type="float">
            <text:p>314.915</text:p>
          </table:table-cell>
          <table:table-cell office:value-type="float" office:value="311.679" calcext:value-type="float">
            <text:p>311.679</text:p>
          </table:table-cell>
          <table:table-cell office:value-type="float" office:value="318.514" calcext:value-type="float">
            <text:p>318.514</text:p>
          </table:table-cell>
          <table:table-cell office:value-type="float" office:value="324.885" calcext:value-type="float">
            <text:p>324.885</text:p>
          </table:table-cell>
          <table:table-cell office:value-type="float" office:value="328.354" calcext:value-type="float">
            <text:p>328.354</text:p>
          </table:table-cell>
          <table:table-cell office:value-type="float" office:value="321.162" calcext:value-type="float">
            <text:p>321.162</text:p>
          </table:table-cell>
          <table:table-cell office:value-type="float" office:value="314.218" calcext:value-type="float">
            <text:p>314.218</text:p>
          </table:table-cell>
          <table:table-cell office:value-type="float" office:value="313.858" calcext:value-type="float">
            <text:p>313.858</text:p>
          </table:table-cell>
          <table:table-cell office:value-type="float" office:value="321.723" calcext:value-type="float">
            <text:p>321.723</text:p>
          </table:table-cell>
          <table:table-cell office:value-type="float" office:value="321.463" calcext:value-type="float">
            <text:p>321.463</text:p>
          </table:table-cell>
          <table:table-cell office:value-type="float" office:value="320.088" calcext:value-type="float">
            <text:p>320.088</text:p>
          </table:table-cell>
          <table:table-cell office:value-type="float" office:value="311.575" calcext:value-type="float">
            <text:p>311.575</text:p>
          </table:table-cell>
          <table:table-cell office:value-type="float" office:value="319.04" calcext:value-type="float">
            <text:p>319.04</text:p>
          </table:table-cell>
          <table:table-cell office:value-type="float" office:value="310.933" calcext:value-type="float">
            <text:p>310.933</text:p>
          </table:table-cell>
          <table:table-cell office:value-type="float" office:value="309.856" calcext:value-type="float">
            <text:p>309.856</text:p>
          </table:table-cell>
          <table:table-cell office:value-type="float" office:value="309.785" calcext:value-type="float">
            <text:p>309.785</text:p>
          </table:table-cell>
          <table:table-cell office:value-type="float" office:value="304.496" calcext:value-type="float">
            <text:p>304.496</text:p>
          </table:table-cell>
          <table:table-cell office:value-type="float" office:value="304.785" calcext:value-type="float">
            <text:p>304.785</text:p>
          </table:table-cell>
          <table:table-cell office:value-type="float" office:value="302.229" calcext:value-type="float">
            <text:p>302.229</text:p>
          </table:table-cell>
          <table:table-cell office:value-type="float" office:value="300.139" calcext:value-type="float">
            <text:p>300.139</text:p>
          </table:table-cell>
          <table:table-cell office:value-type="float" office:value="301.83" calcext:value-type="float">
            <text:p>301.83</text:p>
          </table:table-cell>
          <table:table-cell office:value-type="float" office:value="347.871" calcext:value-type="float">
            <text:p>347.871</text:p>
          </table:table-cell>
          <table:table-cell office:value-type="float" office:value="349.074" calcext:value-type="float">
            <text:p>349.074</text:p>
          </table:table-cell>
          <table:table-cell office:value-type="float" office:value="352.39" calcext:value-type="float">
            <text:p>352.39</text:p>
          </table:table-cell>
          <table:table-cell office:value-type="float" office:value="351.677" calcext:value-type="float">
            <text:p>351.677</text:p>
          </table:table-cell>
          <table:table-cell office:value-type="float" office:value="347.584" calcext:value-type="float">
            <text:p>347.584</text:p>
          </table:table-cell>
          <table:table-cell office:value-type="float" office:value="347.292" calcext:value-type="float">
            <text:p>347.292</text:p>
          </table:table-cell>
          <table:table-cell office:value-type="float" office:value="351.981" calcext:value-type="float">
            <text:p>351.981</text:p>
          </table:table-cell>
          <table:table-cell office:value-type="float" office:value="345.076" calcext:value-type="float">
            <text:p>345.076</text:p>
          </table:table-cell>
          <table:table-cell office:value-type="float" office:value="348.937" calcext:value-type="float">
            <text:p>348.937</text:p>
          </table:table-cell>
          <table:table-cell office:value-type="float" office:value="346.337" calcext:value-type="float">
            <text:p>346.337</text:p>
          </table:table-cell>
          <table:table-cell office:value-type="float" office:value="327.495" calcext:value-type="float">
            <text:p>327.495</text:p>
          </table:table-cell>
          <table:table-cell office:value-type="float" office:value="327.1" calcext:value-type="float">
            <text:p>327.1</text:p>
          </table:table-cell>
          <table:table-cell office:value-type="float" office:value="327.443" calcext:value-type="float">
            <text:p>327.443</text:p>
          </table:table-cell>
          <table:table-cell office:value-type="float" office:value="328.652" calcext:value-type="float">
            <text:p>328.652</text:p>
          </table:table-cell>
          <table:table-cell office:value-type="float" office:value="327.892" calcext:value-type="float">
            <text:p>327.892</text:p>
          </table:table-cell>
          <table:table-cell office:value-type="float" office:value="327.885" calcext:value-type="float">
            <text:p>327.885</text:p>
          </table:table-cell>
          <table:table-cell office:value-type="float" office:value="322.727" calcext:value-type="float">
            <text:p>322.727</text:p>
          </table:table-cell>
          <table:table-cell office:value-type="float" office:value="323.789" calcext:value-type="float">
            <text:p>323.789</text:p>
          </table:table-cell>
          <table:table-cell office:value-type="float" office:value="322.581" calcext:value-type="float">
            <text:p>322.581</text:p>
          </table:table-cell>
          <table:table-cell office:value-type="float" office:value="321.693" calcext:value-type="float">
            <text:p>321.693</text:p>
          </table:table-cell>
          <table:table-cell office:value-type="float" office:value="322.283" calcext:value-type="float">
            <text:p>322.283</text:p>
          </table:table-cell>
          <table:table-cell office:value-type="float" office:value="353.634" calcext:value-type="float">
            <text:p>353.634</text:p>
          </table:table-cell>
          <table:table-cell office:value-type="float" office:value="351.732" calcext:value-type="float">
            <text:p>351.732</text:p>
          </table:table-cell>
          <table:table-cell office:value-type="float" office:value="363.962" calcext:value-type="float">
            <text:p>363.962</text:p>
          </table:table-cell>
          <table:table-cell office:value-type="float" office:value="355.878" calcext:value-type="float">
            <text:p>355.878</text:p>
          </table:table-cell>
          <table:table-cell office:value-type="float" office:value="371.652" calcext:value-type="float">
            <text:p>371.652</text:p>
          </table:table-cell>
          <table:table-cell office:value-type="float" office:value="373.351" calcext:value-type="float">
            <text:p>373.351</text:p>
          </table:table-cell>
          <table:table-cell office:value-type="float" office:value="373.225" calcext:value-type="float">
            <text:p>373.225</text:p>
          </table:table-cell>
          <table:table-cell office:value-type="float" office:value="372.643" calcext:value-type="float">
            <text:p>372.643</text:p>
          </table:table-cell>
          <table:table-cell office:value-type="float" office:value="367.584" calcext:value-type="float">
            <text:p>367.584</text:p>
          </table:table-cell>
          <table:table-cell office:value-type="float" office:value="369.443" calcext:value-type="float">
            <text:p>369.443</text:p>
          </table:table-cell>
          <table:table-cell office:value-type="float" office:value="371.165" calcext:value-type="float">
            <text:p>371.165</text:p>
          </table:table-cell>
          <table:table-cell office:value-type="float" office:value="365.862" calcext:value-type="float">
            <text:p>365.862</text:p>
          </table:table-cell>
          <table:table-cell office:value-type="float" office:value="364.568" calcext:value-type="float">
            <text:p>364.568</text:p>
          </table:table-cell>
          <table:table-cell office:value-type="float" office:value="362.886" calcext:value-type="float">
            <text:p>362.886</text:p>
          </table:table-cell>
          <table:table-cell office:value-type="float" office:value="370.089" calcext:value-type="float">
            <text:p>370.089</text:p>
          </table:table-cell>
          <table:table-cell office:value-type="float" office:value="363.493" calcext:value-type="float">
            <text:p>363.493</text:p>
          </table:table-cell>
          <table:table-cell office:value-type="float" office:value="370.423" calcext:value-type="float">
            <text:p>370.423</text:p>
          </table:table-cell>
          <table:table-cell office:value-type="float" office:value="370.39" calcext:value-type="float">
            <text:p>370.39</text:p>
          </table:table-cell>
          <table:table-cell office:value-type="float" office:value="369.484" calcext:value-type="float">
            <text:p>369.484</text:p>
          </table:table-cell>
          <table:table-cell office:value-type="float" office:value="370.685" calcext:value-type="float">
            <text:p>370.685</text:p>
          </table:table-cell>
          <table:table-cell office:value-type="float" office:value="365.641" calcext:value-type="float">
            <text:p>365.641</text:p>
          </table:table-cell>
          <table:table-cell office:value-type="float" office:value="374.624" calcext:value-type="float">
            <text:p>374.624</text:p>
          </table:table-cell>
          <table:table-cell office:value-type="float" office:value="371.443" calcext:value-type="float">
            <text:p>371.443</text:p>
          </table:table-cell>
          <table:table-cell office:value-type="float" office:value="372.482" calcext:value-type="float">
            <text:p>372.482</text:p>
          </table:table-cell>
          <table:table-cell office:value-type="float" office:value="372.73" calcext:value-type="float">
            <text:p>372.73</text:p>
          </table:table-cell>
          <table:table-cell office:value-type="float" office:value="370.696" calcext:value-type="float">
            <text:p>370.696</text:p>
          </table:table-cell>
          <table:table-cell office:value-type="float" office:value="372.356" calcext:value-type="float">
            <text:p>372.356</text:p>
          </table:table-cell>
          <table:table-cell office:value-type="float" office:value="372.054" calcext:value-type="float">
            <text:p>372.054</text:p>
          </table:table-cell>
          <table:table-cell office:value-type="float" office:value="371.743" calcext:value-type="float">
            <text:p>371.743</text:p>
          </table:table-cell>
          <table:table-cell office:value-type="float" office:value="369.986" calcext:value-type="float">
            <text:p>369.986</text:p>
          </table:table-cell>
          <table:table-cell office:value-type="float" office:value="357.219" calcext:value-type="float">
            <text:p>357.219</text:p>
          </table:table-cell>
          <table:table-cell office:value-type="float" office:value="368.578" calcext:value-type="float">
            <text:p>368.578</text:p>
          </table:table-cell>
          <table:table-cell office:value-type="float" office:value="373.936" calcext:value-type="float">
            <text:p>373.936</text:p>
          </table:table-cell>
          <table:table-cell office:value-type="float" office:value="372.282" calcext:value-type="float">
            <text:p>372.282</text:p>
          </table:table-cell>
          <table:table-cell office:value-type="float" office:value="376.037" calcext:value-type="float">
            <text:p>376.037</text:p>
          </table:table-cell>
          <table:table-cell office:value-type="float" office:value="376.191" calcext:value-type="float">
            <text:p>376.191</text:p>
          </table:table-cell>
          <table:table-cell office:value-type="float" office:value="369.463" calcext:value-type="float">
            <text:p>369.463</text:p>
          </table:table-cell>
          <table:table-cell office:value-type="float" office:value="373.163" calcext:value-type="float">
            <text:p>373.163</text:p>
          </table:table-cell>
          <table:table-cell office:value-type="float" office:value="372.562" calcext:value-type="float">
            <text:p>372.562</text:p>
          </table:table-cell>
          <table:table-cell office:value-type="float" office:value="372.15" calcext:value-type="float">
            <text:p>372.15</text:p>
          </table:table-cell>
          <table:table-cell office:value-type="float" office:value="342.352" calcext:value-type="float">
            <text:p>342.352</text:p>
          </table:table-cell>
          <table:table-cell office:value-type="float" office:value="339.319" calcext:value-type="float">
            <text:p>339.319</text:p>
          </table:table-cell>
          <table:table-cell office:value-type="float" office:value="334.162" calcext:value-type="float">
            <text:p>334.162</text:p>
          </table:table-cell>
          <table:table-cell office:value-type="float" office:value="336.377" calcext:value-type="float">
            <text:p>336.377</text:p>
          </table:table-cell>
          <table:table-cell office:value-type="float" office:value="336.094" calcext:value-type="float">
            <text:p>336.094</text:p>
          </table:table-cell>
          <table:table-cell office:value-type="float" office:value="336.887" calcext:value-type="float">
            <text:p>336.887</text:p>
          </table:table-cell>
          <table:table-cell office:value-type="float" office:value="335.857" calcext:value-type="float">
            <text:p>335.857</text:p>
          </table:table-cell>
          <table:table-cell office:value-type="float" office:value="335.457" calcext:value-type="float">
            <text:p>335.457</text:p>
          </table:table-cell>
          <table:table-cell office:value-type="float" office:value="337.148" calcext:value-type="float">
            <text:p>337.148</text:p>
          </table:table-cell>
          <table:table-cell office:value-type="float" office:value="331.817" calcext:value-type="float">
            <text:p>331.817</text:p>
          </table:table-cell>
          <table:table-cell office:value-type="float" office:value="327.566" calcext:value-type="float">
            <text:p>327.566</text:p>
          </table:table-cell>
          <table:table-cell office:value-type="float" office:value="331.939" calcext:value-type="float">
            <text:p>331.939</text:p>
          </table:table-cell>
          <table:table-cell office:value-type="float" office:value="330.634" calcext:value-type="float">
            <text:p>330.634</text:p>
          </table:table-cell>
          <table:table-cell office:value-type="float" office:value="338.388" calcext:value-type="float">
            <text:p>338.388</text:p>
          </table:table-cell>
          <table:table-cell office:value-type="float" office:value="336.335" calcext:value-type="float">
            <text:p>336.335</text:p>
          </table:table-cell>
          <table:table-cell office:value-type="float" office:value="337.224" calcext:value-type="float">
            <text:p>337.224</text:p>
          </table:table-cell>
          <table:table-cell office:value-type="float" office:value="336.5" calcext:value-type="float">
            <text:p>336.5</text:p>
          </table:table-cell>
          <table:table-cell office:value-type="float" office:value="336.004" calcext:value-type="float">
            <text:p>336.004</text:p>
          </table:table-cell>
          <table:table-cell office:value-type="float" office:value="335.418" calcext:value-type="float">
            <text:p>335.418</text:p>
          </table:table-cell>
          <table:table-cell office:value-type="float" office:value="330.268" calcext:value-type="float">
            <text:p>330.268</text:p>
          </table:table-cell>
          <table:table-cell office:value-type="float" office:value="329.422" calcext:value-type="float">
            <text:p>329.422</text:p>
          </table:table-cell>
          <table:table-cell office:value-type="float" office:value="328.714" calcext:value-type="float">
            <text:p>328.714</text:p>
          </table:table-cell>
          <table:table-cell office:value-type="float" office:value="327.811" calcext:value-type="float">
            <text:p>327.811</text:p>
          </table:table-cell>
          <table:table-cell office:value-type="float" office:value="327.856" calcext:value-type="float">
            <text:p>327.856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321.22" calcext:value-type="float">
            <text:p>321.22</text:p>
          </table:table-cell>
          <table:table-cell office:value-type="float" office:value="322.298" calcext:value-type="float">
            <text:p>322.298</text:p>
          </table:table-cell>
          <table:table-cell office:value-type="float" office:value="322.272" calcext:value-type="float">
            <text:p>322.272</text:p>
          </table:table-cell>
          <table:table-cell office:value-type="float" office:value="322.507" calcext:value-type="float">
            <text:p>322.507</text:p>
          </table:table-cell>
          <table:table-cell office:value-type="float" office:value="323.552" calcext:value-type="float">
            <text:p>323.552</text:p>
          </table:table-cell>
          <table:table-cell office:value-type="float" office:value="322.408" calcext:value-type="float">
            <text:p>322.408</text:p>
          </table:table-cell>
          <table:table-cell office:value-type="float" office:value="321.691" calcext:value-type="float">
            <text:p>321.691</text:p>
          </table:table-cell>
          <table:table-cell office:value-type="float" office:value="320.533" calcext:value-type="float">
            <text:p>320.533</text:p>
          </table:table-cell>
          <table:table-cell office:value-type="float" office:value="314.652" calcext:value-type="float">
            <text:p>314.652</text:p>
          </table:table-cell>
          <table:table-cell office:value-type="float" office:value="313.481" calcext:value-type="float">
            <text:p>313.481</text:p>
          </table:table-cell>
          <table:table-cell office:value-type="float" office:value="309.862" calcext:value-type="float">
            <text:p>309.862</text:p>
          </table:table-cell>
          <table:table-cell office:value-type="float" office:value="310.621" calcext:value-type="float">
            <text:p>310.621</text:p>
          </table:table-cell>
          <table:table-cell office:value-type="float" office:value="328.714" calcext:value-type="float">
            <text:p>328.714</text:p>
          </table:table-cell>
          <table:table-cell office:value-type="float" office:value="320.593" calcext:value-type="float">
            <text:p>320.593</text:p>
          </table:table-cell>
          <table:table-cell office:value-type="float" office:value="327.892" calcext:value-type="float">
            <text:p>327.892</text:p>
          </table:table-cell>
          <table:table-cell office:value-type="float" office:value="327.889" calcext:value-type="float">
            <text:p>327.889</text:p>
          </table:table-cell>
          <table:table-cell office:value-type="float" office:value="320.155" calcext:value-type="float">
            <text:p>320.155</text:p>
          </table:table-cell>
          <table:table-cell office:value-type="float" office:value="327.034" calcext:value-type="float">
            <text:p>327.034</text:p>
          </table:table-cell>
          <table:table-cell office:value-type="float" office:value="319.102" calcext:value-type="float">
            <text:p>319.102</text:p>
          </table:table-cell>
          <table:table-cell office:value-type="float" office:value="317.07" calcext:value-type="float">
            <text:p>317.07</text:p>
          </table:table-cell>
          <table:table-cell office:value-type="float" office:value="301.609" calcext:value-type="float">
            <text:p>301.609</text:p>
          </table:table-cell>
          <table:table-cell office:value-type="float" office:value="318.671" calcext:value-type="float">
            <text:p>318.671</text:p>
          </table:table-cell>
          <table:table-cell office:value-type="float" office:value="317.769" calcext:value-type="float">
            <text:p>317.769</text:p>
          </table:table-cell>
          <table:table-cell office:value-type="float" office:value="318.291" calcext:value-type="float">
            <text:p>318.291</text:p>
          </table:table-cell>
          <table:table-cell office:value-type="float" office:value="317.195" calcext:value-type="float">
            <text:p>317.195</text:p>
          </table:table-cell>
          <table:table-cell office:value-type="float" office:value="318.681" calcext:value-type="float">
            <text:p>318.681</text:p>
          </table:table-cell>
          <table:table-cell office:value-type="float" office:value="317.361" calcext:value-type="float">
            <text:p>317.361</text:p>
          </table:table-cell>
          <table:table-cell office:value-type="float" office:value="315.237" calcext:value-type="float">
            <text:p>315.237</text:p>
          </table:table-cell>
          <table:table-cell office:value-type="float" office:value="315.832" calcext:value-type="float">
            <text:p>315.832</text:p>
          </table:table-cell>
          <table:table-cell office:value-type="float" office:value="312.401" calcext:value-type="float">
            <text:p>312.401</text:p>
          </table:table-cell>
          <table:table-cell office:value-type="float" office:value="312.656" calcext:value-type="float">
            <text:p>312.656</text:p>
          </table:table-cell>
          <table:table-cell office:value-type="float" office:value="311.047" calcext:value-type="float">
            <text:p>311.047</text:p>
          </table:table-cell>
          <table:table-cell office:value-type="float" office:value="309.514" calcext:value-type="float">
            <text:p>309.514</text:p>
          </table:table-cell>
          <table:table-cell office:value-type="float" office:value="307.991" calcext:value-type="float">
            <text:p>307.991</text:p>
          </table:table-cell>
          <table:table-cell office:value-type="float" office:value="311.705" calcext:value-type="float">
            <text:p>311.705</text:p>
          </table:table-cell>
          <table:table-cell office:value-type="float" office:value="309.933" calcext:value-type="float">
            <text:p>309.933</text:p>
          </table:table-cell>
          <table:table-cell office:value-type="float" office:value="308.879" calcext:value-type="float">
            <text:p>308.879</text:p>
          </table:table-cell>
          <table:table-cell office:value-type="float" office:value="314.646" calcext:value-type="float">
            <text:p>314.646</text:p>
          </table:table-cell>
          <table:table-cell office:value-type="float" office:value="311.276" calcext:value-type="float">
            <text:p>311.276</text:p>
          </table:table-cell>
          <table:table-cell office:value-type="float" office:value="324.727" calcext:value-type="float">
            <text:p>324.727</text:p>
          </table:table-cell>
          <table:table-cell office:value-type="float" office:value="323.476" calcext:value-type="float">
            <text:p>323.476</text:p>
          </table:table-cell>
          <table:table-cell office:value-type="float" office:value="324.003" calcext:value-type="float">
            <text:p>324.003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322.874" calcext:value-type="float">
            <text:p>322.874</text:p>
          </table:table-cell>
          <table:table-cell office:value-type="float" office:value="323.445" calcext:value-type="float">
            <text:p>323.445</text:p>
          </table:table-cell>
          <table:table-cell office:value-type="float" office:value="322.849" calcext:value-type="float">
            <text:p>322.849</text:p>
          </table:table-cell>
          <table:table-cell office:value-type="float" office:value="322.828" calcext:value-type="float">
            <text:p>322.828</text:p>
          </table:table-cell>
          <table:table-cell office:value-type="float" office:value="312.886" calcext:value-type="float">
            <text:p>312.886</text:p>
          </table:table-cell>
          <table:table-cell office:value-type="float" office:value="303.542" calcext:value-type="float">
            <text:p>303.542</text:p>
          </table:table-cell>
          <table:table-cell office:value-type="float" office:value="311.982" calcext:value-type="float">
            <text:p>311.982</text:p>
          </table:table-cell>
          <table:table-cell office:value-type="float" office:value="316.315" calcext:value-type="float">
            <text:p>316.315</text:p>
          </table:table-cell>
          <table:table-cell office:value-type="float" office:value="321.892" calcext:value-type="float">
            <text:p>321.892</text:p>
          </table:table-cell>
          <table:table-cell office:value-type="float" office:value="319.302" calcext:value-type="float">
            <text:p>319.302</text:p>
          </table:table-cell>
          <table:table-cell office:value-type="float" office:value="315.458" calcext:value-type="float">
            <text:p>315.458</text:p>
          </table:table-cell>
          <table:table-cell office:value-type="float" office:value="317.616" calcext:value-type="float">
            <text:p>317.616</text:p>
          </table:table-cell>
          <table:table-cell office:value-type="float" office:value="318.348" calcext:value-type="float">
            <text:p>318.348</text:p>
          </table:table-cell>
          <table:table-cell office:value-type="float" office:value="313.411" calcext:value-type="float">
            <text:p>313.411</text:p>
          </table:table-cell>
          <table:table-cell office:value-type="float" office:value="313.015" calcext:value-type="float">
            <text:p>313.015</text:p>
          </table:table-cell>
          <table:table-cell office:value-type="float" office:value="315.138" calcext:value-type="float">
            <text:p>315.138</text:p>
          </table:table-cell>
          <table:table-cell office:value-type="float" office:value="320.687" calcext:value-type="float">
            <text:p>320.687</text:p>
          </table:table-cell>
          <table:table-cell office:value-type="float" office:value="313.221" calcext:value-type="float">
            <text:p>313.221</text:p>
          </table:table-cell>
          <table:table-cell office:value-type="float" office:value="313.214" calcext:value-type="float">
            <text:p>313.214</text:p>
          </table:table-cell>
          <table:table-cell office:value-type="float" office:value="318.841" calcext:value-type="float">
            <text:p>318.841</text:p>
          </table:table-cell>
          <table:table-cell office:value-type="float" office:value="316.97" calcext:value-type="float">
            <text:p>316.97</text:p>
          </table:table-cell>
          <table:table-cell office:value-type="float" office:value="317.254" calcext:value-type="float">
            <text:p>317.254</text:p>
          </table:table-cell>
          <table:table-cell office:value-type="float" office:value="314.526" calcext:value-type="float">
            <text:p>314.526</text:p>
          </table:table-cell>
          <table:table-cell office:value-type="float" office:value="315.616" calcext:value-type="float">
            <text:p>315.616</text:p>
          </table:table-cell>
          <table:table-cell office:value-type="float" office:value="313.171" calcext:value-type="float">
            <text:p>313.171</text:p>
          </table:table-cell>
          <table:table-cell office:value-type="float" office:value="312.724" calcext:value-type="float">
            <text:p>312.724</text:p>
          </table:table-cell>
          <table:table-cell office:value-type="float" office:value="315.631" calcext:value-type="float">
            <text:p>315.631</text:p>
          </table:table-cell>
          <table:table-cell office:value-type="float" office:value="315.294" calcext:value-type="float">
            <text:p>315.294</text:p>
          </table:table-cell>
          <table:table-cell office:value-type="float" office:value="312.665" calcext:value-type="float">
            <text:p>312.665</text:p>
          </table:table-cell>
          <table:table-cell office:value-type="float" office:value="320.553" calcext:value-type="float">
            <text:p>320.553</text:p>
          </table:table-cell>
          <table:table-cell office:value-type="float" office:value="309.71" calcext:value-type="float">
            <text:p>309.71</text:p>
          </table:table-cell>
          <table:table-cell office:value-type="float" office:value="314.848" calcext:value-type="float">
            <text:p>314.848</text:p>
          </table:table-cell>
          <table:table-cell office:value-type="float" office:value="315.189" calcext:value-type="float">
            <text:p>315.189</text:p>
          </table:table-cell>
          <table:table-cell office:value-type="float" office:value="304.009" calcext:value-type="float">
            <text:p>304.009</text:p>
          </table:table-cell>
          <table:table-cell office:value-type="float" office:value="306.125" calcext:value-type="float">
            <text:p>306.125</text:p>
          </table:table-cell>
          <table:table-cell office:value-type="float" office:value="315.578" calcext:value-type="float">
            <text:p>315.578</text:p>
          </table:table-cell>
          <table:table-cell office:value-type="float" office:value="314.639" calcext:value-type="float">
            <text:p>314.639</text:p>
          </table:table-cell>
          <table:table-cell office:value-type="float" office:value="309.291" calcext:value-type="float">
            <text:p>309.291</text:p>
          </table:table-cell>
          <table:table-cell office:value-type="float" office:value="316.012" calcext:value-type="float">
            <text:p>316.012</text:p>
          </table:table-cell>
          <table:table-cell office:value-type="float" office:value="308.737" calcext:value-type="float">
            <text:p>308.737</text:p>
          </table:table-cell>
          <table:table-cell office:value-type="float" office:value="308.473" calcext:value-type="float">
            <text:p>308.473</text:p>
          </table:table-cell>
          <table:table-cell office:value-type="float" office:value="307.796" calcext:value-type="float">
            <text:p>307.796</text:p>
          </table:table-cell>
          <table:table-cell office:value-type="float" office:value="307.122" calcext:value-type="float">
            <text:p>307.122</text:p>
          </table:table-cell>
          <table:table-cell office:value-type="float" office:value="308.434" calcext:value-type="float">
            <text:p>308.434</text:p>
          </table:table-cell>
          <table:table-cell office:value-type="float" office:value="323.7" calcext:value-type="float">
            <text:p>323.7</text:p>
          </table:table-cell>
          <table:table-cell office:value-type="float" office:value="320.299" calcext:value-type="float">
            <text:p>320.299</text:p>
          </table:table-cell>
          <table:table-cell office:value-type="float" office:value="323.021" calcext:value-type="float">
            <text:p>323.021</text:p>
          </table:table-cell>
          <table:table-cell office:value-type="float" office:value="322.028" calcext:value-type="float">
            <text:p>322.028</text:p>
          </table:table-cell>
          <table:table-cell office:value-type="float" office:value="318.432" calcext:value-type="float">
            <text:p>318.432</text:p>
          </table:table-cell>
          <table:table-cell office:value-type="float" office:value="317.853" calcext:value-type="float">
            <text:p>317.853</text:p>
          </table:table-cell>
          <table:table-cell office:value-type="float" office:value="320.293" calcext:value-type="float">
            <text:p>320.293</text:p>
          </table:table-cell>
          <table:table-cell office:value-type="float" office:value="317.423" calcext:value-type="float">
            <text:p>317.423</text:p>
          </table:table-cell>
          <table:table-cell office:value-type="float" office:value="318.772" calcext:value-type="float">
            <text:p>318.772</text:p>
          </table:table-cell>
          <table:table-cell office:value-type="float" office:value="320.34" calcext:value-type="float">
            <text:p>320.34</text:p>
          </table:table-cell>
          <table:table-cell office:value-type="float" office:value="318.827" calcext:value-type="float">
            <text:p>318.827</text:p>
          </table:table-cell>
          <table:table-cell office:value-type="float" office:value="319.631" calcext:value-type="float">
            <text:p>319.631</text:p>
          </table:table-cell>
          <table:table-cell office:value-type="float" office:value="319.009" calcext:value-type="float">
            <text:p>319.009</text:p>
          </table:table-cell>
          <table:table-cell office:value-type="float" office:value="319.187" calcext:value-type="float">
            <text:p>319.187</text:p>
          </table:table-cell>
          <table:table-cell office:value-type="float" office:value="317.61" calcext:value-type="float">
            <text:p>317.61</text:p>
          </table:table-cell>
          <table:table-cell office:value-type="float" office:value="316.425" calcext:value-type="float">
            <text:p>316.425</text:p>
          </table:table-cell>
          <table:table-cell office:value-type="float" office:value="313.207" calcext:value-type="float">
            <text:p>313.207</text:p>
          </table:table-cell>
          <table:table-cell office:value-type="float" office:value="321.124" calcext:value-type="float">
            <text:p>321.124</text:p>
          </table:table-cell>
          <table:table-cell office:value-type="float" office:value="321.748" calcext:value-type="float">
            <text:p>321.748</text:p>
          </table:table-cell>
          <table:table-cell office:value-type="float" office:value="299.361" calcext:value-type="float">
            <text:p>299.361</text:p>
          </table:table-cell>
          <table:table-cell office:value-type="float" office:value="320.966" calcext:value-type="float">
            <text:p>320.966</text:p>
          </table:table-cell>
          <table:table-cell office:value-type="float" office:value="323.006" calcext:value-type="float">
            <text:p>323.006</text:p>
          </table:table-cell>
          <table:table-cell office:value-type="float" office:value="321.719" calcext:value-type="float">
            <text:p>321.719</text:p>
          </table:table-cell>
          <table:table-cell office:value-type="float" office:value="321.659" calcext:value-type="float">
            <text:p>321.659</text:p>
          </table:table-cell>
          <table:table-cell office:value-type="float" office:value="322.192" calcext:value-type="float">
            <text:p>322.192</text:p>
          </table:table-cell>
          <table:table-cell office:value-type="float" office:value="320.832" calcext:value-type="float">
            <text:p>320.832</text:p>
          </table:table-cell>
          <table:table-cell office:value-type="float" office:value="320.7" calcext:value-type="float">
            <text:p>320.7</text:p>
          </table:table-cell>
          <table:table-cell office:value-type="float" office:value="324.827" calcext:value-type="float">
            <text:p>324.827</text:p>
          </table:table-cell>
          <table:table-cell office:value-type="float" office:value="324.312" calcext:value-type="float">
            <text:p>324.312</text:p>
          </table:table-cell>
          <table:table-cell office:value-type="float" office:value="324.495" calcext:value-type="float">
            <text:p>324.495</text:p>
          </table:table-cell>
          <table:table-cell office:value-type="float" office:value="316.89" calcext:value-type="float">
            <text:p>316.89</text:p>
          </table:table-cell>
          <table:table-cell office:value-type="float" office:value="323.591" calcext:value-type="float">
            <text:p>323.591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18.408" calcext:value-type="float">
            <text:p>318.408</text:p>
          </table:table-cell>
          <table:table-cell office:value-type="float" office:value="316.982" calcext:value-type="float">
            <text:p>316.982</text:p>
          </table:table-cell>
          <table:table-cell office:value-type="float" office:value="323.121" calcext:value-type="float">
            <text:p>323.121</text:p>
          </table:table-cell>
          <table:table-cell office:value-type="float" office:value="316.886" calcext:value-type="float">
            <text:p>316.886</text:p>
          </table:table-cell>
          <table:table-cell office:value-type="float" office:value="330.801" calcext:value-type="float">
            <text:p>330.801</text:p>
          </table:table-cell>
          <table:table-cell office:value-type="float" office:value="334.165" calcext:value-type="float">
            <text:p>334.165</text:p>
          </table:table-cell>
          <table:table-cell office:value-type="float" office:value="336.149" calcext:value-type="float">
            <text:p>336.149</text:p>
          </table:table-cell>
          <table:table-cell office:value-type="float" office:value="342.558" calcext:value-type="float">
            <text:p>342.558</text:p>
          </table:table-cell>
          <table:table-cell office:value-type="float" office:value="336.878" calcext:value-type="float">
            <text:p>336.878</text:p>
          </table:table-cell>
          <table:table-cell office:value-type="float" office:value="334.33" calcext:value-type="float">
            <text:p>334.33</text:p>
          </table:table-cell>
          <table:table-cell office:value-type="float" office:value="336.982" calcext:value-type="float">
            <text:p>336.982</text:p>
          </table:table-cell>
          <table:table-cell office:value-type="float" office:value="336.378" calcext:value-type="float">
            <text:p>336.378</text:p>
          </table:table-cell>
          <table:table-cell office:value-type="float" office:value="324.122" calcext:value-type="float">
            <text:p>324.122</text:p>
          </table:table-cell>
          <table:table-cell office:value-type="float" office:value="330.918" calcext:value-type="float">
            <text:p>330.918</text:p>
          </table:table-cell>
          <table:table-cell office:value-type="float" office:value="331.016" calcext:value-type="float">
            <text:p>331.016</text:p>
          </table:table-cell>
          <table:table-cell office:value-type="float" office:value="334.516" calcext:value-type="float">
            <text:p>334.516</text:p>
          </table:table-cell>
          <table:table-cell office:value-type="float" office:value="333.67" calcext:value-type="float">
            <text:p>333.67</text:p>
          </table:table-cell>
          <table:table-cell office:value-type="float" office:value="330.755" calcext:value-type="float">
            <text:p>330.755</text:p>
          </table:table-cell>
          <table:table-cell office:value-type="float" office:value="329.589" calcext:value-type="float">
            <text:p>329.589</text:p>
          </table:table-cell>
          <table:table-cell office:value-type="float" office:value="332.399" calcext:value-type="float">
            <text:p>332.399</text:p>
          </table:table-cell>
          <table:table-cell office:value-type="float" office:value="332.357" calcext:value-type="float">
            <text:p>332.357</text:p>
          </table:table-cell>
          <table:table-cell office:value-type="float" office:value="333.508" calcext:value-type="float">
            <text:p>333.508</text:p>
          </table:table-cell>
          <table:table-cell office:value-type="float" office:value="339.012" calcext:value-type="float">
            <text:p>339.012</text:p>
          </table:table-cell>
          <table:table-cell office:value-type="float" office:value="334.267" calcext:value-type="float">
            <text:p>334.267</text:p>
          </table:table-cell>
          <table:table-cell office:value-type="float" office:value="336.104" calcext:value-type="float">
            <text:p>336.104</text:p>
          </table:table-cell>
          <table:table-cell office:value-type="float" office:value="335.642" calcext:value-type="float">
            <text:p>335.642</text:p>
          </table:table-cell>
          <table:table-cell office:value-type="float" office:value="335.639" calcext:value-type="float">
            <text:p>335.639</text:p>
          </table:table-cell>
          <table:table-cell office:value-type="float" office:value="333.869" calcext:value-type="float">
            <text:p>333.869</text:p>
          </table:table-cell>
          <table:table-cell office:value-type="float" office:value="334.275" calcext:value-type="float">
            <text:p>334.275</text:p>
          </table:table-cell>
          <table:table-cell office:value-type="float" office:value="330.31" calcext:value-type="float">
            <text:p>330.31</text:p>
          </table:table-cell>
          <table:table-cell office:value-type="float" office:value="330.65" calcext:value-type="float">
            <text:p>330.65</text:p>
          </table:table-cell>
          <table:table-cell office:value-type="float" office:value="328.654" calcext:value-type="float">
            <text:p>328.654</text:p>
          </table:table-cell>
          <table:table-cell office:value-type="float" office:value="329.944" calcext:value-type="float">
            <text:p>329.944</text:p>
          </table:table-cell>
          <table:table-cell office:value-type="float" office:value="330.178" calcext:value-type="float">
            <text:p>330.178</text:p>
          </table:table-cell>
          <table:table-cell office:value-type="float" office:value="331.843" calcext:value-type="float">
            <text:p>331.843</text:p>
          </table:table-cell>
          <table:table-cell office:value-type="float" office:value="331.624" calcext:value-type="float">
            <text:p>331.624</text:p>
          </table:table-cell>
          <table:table-cell office:value-type="float" office:value="331.287" calcext:value-type="float">
            <text:p>331.287</text:p>
          </table:table-cell>
          <table:table-cell office:value-type="float" office:value="327.805" calcext:value-type="float">
            <text:p>327.805</text:p>
          </table:table-cell>
          <table:table-cell office:value-type="float" office:value="293.857" calcext:value-type="float">
            <text:p>293.857</text:p>
          </table:table-cell>
          <table:table-cell office:value-type="float" office:value="293.41" calcext:value-type="float">
            <text:p>293.41</text:p>
          </table:table-cell>
          <table:table-cell office:value-type="float" office:value="292.451" calcext:value-type="float">
            <text:p>292.451</text:p>
          </table:table-cell>
          <table:table-cell office:value-type="float" office:value="299.138" calcext:value-type="float">
            <text:p>299.138</text:p>
          </table:table-cell>
          <table:table-cell office:value-type="float" office:value="298.763" calcext:value-type="float">
            <text:p>298.76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293.756" calcext:value-type="float">
            <text:p>293.756</text:p>
          </table:table-cell>
          <table:table-cell office:value-type="float" office:value="298.739" calcext:value-type="float">
            <text:p>298.739</text:p>
          </table:table-cell>
          <table:table-cell office:value-type="float" office:value="284.657" calcext:value-type="float">
            <text:p>284.657</text:p>
          </table:table-cell>
          <table:table-cell office:value-type="float" office:value="285.367" calcext:value-type="float">
            <text:p>285.367</text:p>
          </table:table-cell>
          <table:table-cell office:value-type="float" office:value="287.068" calcext:value-type="float">
            <text:p>287.068</text:p>
          </table:table-cell>
          <table:table-cell office:value-type="float" office:value="281.145" calcext:value-type="float">
            <text:p>281.145</text:p>
          </table:table-cell>
          <table:table-cell office:value-type="float" office:value="280.759" calcext:value-type="float">
            <text:p>280.759</text:p>
          </table:table-cell>
          <table:table-cell office:value-type="float" office:value="280.178" calcext:value-type="float">
            <text:p>280.178</text:p>
          </table:table-cell>
          <table:table-cell office:value-type="float" office:value="282.163" calcext:value-type="float">
            <text:p>282.163</text:p>
          </table:table-cell>
          <table:table-cell office:value-type="float" office:value="279.305" calcext:value-type="float">
            <text:p>279.305</text:p>
          </table:table-cell>
          <table:table-cell office:value-type="float" office:value="280.037" calcext:value-type="float">
            <text:p>280.037</text:p>
          </table:table-cell>
          <table:table-cell office:value-type="float" office:value="281.358" calcext:value-type="float">
            <text:p>281.358</text:p>
          </table:table-cell>
          <table:table-cell office:value-type="float" office:value="281.577" calcext:value-type="float">
            <text:p>281.577</text:p>
          </table:table-cell>
          <table:table-cell office:value-type="float" office:value="282.378" calcext:value-type="float">
            <text:p>282.378</text:p>
          </table:table-cell>
          <table:table-cell office:value-type="float" office:value="283.73" calcext:value-type="float">
            <text:p>283.73</text:p>
          </table:table-cell>
          <table:table-cell office:value-type="float" office:value="263.76" calcext:value-type="float">
            <text:p>263.76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264.123" calcext:value-type="float">
            <text:p>264.123</text:p>
          </table:table-cell>
          <table:table-cell office:value-type="float" office:value="246.774" calcext:value-type="float">
            <text:p>246.774</text:p>
          </table:table-cell>
          <table:table-cell office:value-type="float" office:value="242.036" calcext:value-type="float">
            <text:p>242.036</text:p>
          </table:table-cell>
          <table:table-cell office:value-type="float" office:value="241.073" calcext:value-type="float">
            <text:p>241.073</text:p>
          </table:table-cell>
          <table:table-cell office:value-type="float" office:value="215.79" calcext:value-type="float">
            <text:p>215.79</text:p>
          </table:table-cell>
          <table:table-cell office:value-type="float" office:value="237.913" calcext:value-type="float">
            <text:p>237.913</text:p>
          </table:table-cell>
          <table:table-cell office:value-type="float" office:value="237.875" calcext:value-type="float">
            <text:p>237.875</text:p>
          </table:table-cell>
          <table:table-cell office:value-type="float" office:value="239.99" calcext:value-type="float">
            <text:p>239.99</text:p>
          </table:table-cell>
          <table:table-cell office:value-type="float" office:value="240.804" calcext:value-type="float">
            <text:p>240.804</text:p>
          </table:table-cell>
          <table:table-cell office:value-type="float" office:value="238.188" calcext:value-type="float">
            <text:p>238.188</text:p>
          </table:table-cell>
          <table:table-cell office:value-type="float" office:value="234.956" calcext:value-type="float">
            <text:p>234.956</text:p>
          </table:table-cell>
          <table:table-cell office:value-type="float" office:value="232.53" calcext:value-type="float">
            <text:p>232.53</text:p>
          </table:table-cell>
          <table:table-cell office:value-type="float" office:value="232.975" calcext:value-type="float">
            <text:p>232.975</text:p>
          </table:table-cell>
          <table:table-cell office:value-type="float" office:value="245.202" calcext:value-type="float">
            <text:p>245.202</text:p>
          </table:table-cell>
          <table:table-cell office:value-type="float" office:value="243.786" calcext:value-type="float">
            <text:p>243.786</text:p>
          </table:table-cell>
          <table:table-cell office:value-type="float" office:value="246.505" calcext:value-type="float">
            <text:p>246.505</text:p>
          </table:table-cell>
          <table:table-cell office:value-type="float" office:value="246.141" calcext:value-type="float">
            <text:p>246.141</text:p>
          </table:table-cell>
          <table:table-cell office:value-type="float" office:value="246.837" calcext:value-type="float">
            <text:p>246.837</text:p>
          </table:table-cell>
          <table:table-cell office:value-type="float" office:value="248.103" calcext:value-type="float">
            <text:p>248.103</text:p>
          </table:table-cell>
          <table:table-cell office:value-type="float" office:value="244.532" calcext:value-type="float">
            <text:p>244.532</text:p>
          </table:table-cell>
          <table:table-cell office:value-type="float" office:value="242.832" calcext:value-type="float">
            <text:p>242.832</text:p>
          </table:table-cell>
          <table:table-cell office:value-type="float" office:value="243.825" calcext:value-type="float">
            <text:p>243.825</text:p>
          </table:table-cell>
          <table:table-cell office:value-type="float" office:value="243.695" calcext:value-type="float">
            <text:p>243.695</text:p>
          </table:table-cell>
          <table:table-cell office:value-type="float" office:value="240.534" calcext:value-type="float">
            <text:p>240.534</text:p>
          </table:table-cell>
          <table:table-cell office:value-type="float" office:value="246.019" calcext:value-type="float">
            <text:p>246.019</text:p>
          </table:table-cell>
          <table:table-cell office:value-type="float" office:value="244.233" calcext:value-type="float">
            <text:p>244.233</text:p>
          </table:table-cell>
          <table:table-cell office:value-type="float" office:value="243.025" calcext:value-type="float">
            <text:p>243.025</text:p>
          </table:table-cell>
          <table:table-cell office:value-type="float" office:value="240.599" calcext:value-type="float">
            <text:p>240.599</text:p>
          </table:table-cell>
          <table:table-cell office:value-type="float" office:value="240.795" calcext:value-type="float">
            <text:p>240.795</text:p>
          </table:table-cell>
          <table:table-cell office:value-type="float" office:value="248.325" calcext:value-type="float">
            <text:p>248.325</text:p>
          </table:table-cell>
          <table:table-cell office:value-type="float" office:value="244.21" calcext:value-type="float">
            <text:p>244.21</text:p>
          </table:table-cell>
          <table:table-cell office:value-type="float" office:value="248.696" calcext:value-type="float">
            <text:p>248.696</text:p>
          </table:table-cell>
          <table:table-cell office:value-type="float" office:value="247.02" calcext:value-type="float">
            <text:p>247.0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60.466" calcext:value-type="float">
            <text:p>260.466</text:p>
          </table:table-cell>
          <table:table-cell office:value-type="float" office:value="261.673" calcext:value-type="float">
            <text:p>261.673</text:p>
          </table:table-cell>
          <table:table-cell office:value-type="float" office:value="262.491" calcext:value-type="float">
            <text:p>262.491</text:p>
          </table:table-cell>
          <table:table-cell office:value-type="float" office:value="246.997" calcext:value-type="float">
            <text:p>246.997</text:p>
          </table:table-cell>
          <table:table-cell office:value-type="float" office:value="254.557" calcext:value-type="float">
            <text:p>254.557</text:p>
          </table:table-cell>
          <table:table-cell office:value-type="float" office:value="257.921" calcext:value-type="float">
            <text:p>257.921</text:p>
          </table:table-cell>
          <table:table-cell office:value-type="float" office:value="254.997" calcext:value-type="float">
            <text:p>254.997</text:p>
          </table:table-cell>
          <table:table-cell office:value-type="float" office:value="253.155" calcext:value-type="float">
            <text:p>253.155</text:p>
          </table:table-cell>
          <table:table-cell office:value-type="float" office:value="253.806" calcext:value-type="float">
            <text:p>253.806</text:p>
          </table:table-cell>
          <table:table-cell office:value-type="float" office:value="254.013" calcext:value-type="float">
            <text:p>254.013</text:p>
          </table:table-cell>
          <table:table-cell office:value-type="float" office:value="254.239" calcext:value-type="float">
            <text:p>254.239</text:p>
          </table:table-cell>
          <table:table-cell office:value-type="float" office:value="260.634" calcext:value-type="float">
            <text:p>260.634</text:p>
          </table:table-cell>
          <table:table-cell office:value-type="float" office:value="256.659" calcext:value-type="float">
            <text:p>256.659</text:p>
          </table:table-cell>
          <table:table-cell office:value-type="float" office:value="256.982" calcext:value-type="float">
            <text:p>256.982</text:p>
          </table:table-cell>
          <table:table-cell office:value-type="float" office:value="255.692" calcext:value-type="float">
            <text:p>255.692</text:p>
          </table:table-cell>
          <table:table-cell office:value-type="float" office:value="258.467" calcext:value-type="float">
            <text:p>258.467</text:p>
          </table:table-cell>
          <table:table-cell office:value-type="float" office:value="258.563" calcext:value-type="float">
            <text:p>258.56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53.784" calcext:value-type="float">
            <text:p>253.784</text:p>
          </table:table-cell>
          <table:table-cell office:value-type="float" office:value="257.721" calcext:value-type="float">
            <text:p>257.721</text:p>
          </table:table-cell>
          <table:table-cell office:value-type="float" office:value="254.273" calcext:value-type="float">
            <text:p>254.273</text:p>
          </table:table-cell>
          <table:table-cell office:value-type="float" office:value="257.596" calcext:value-type="float">
            <text:p>257.596</text:p>
          </table:table-cell>
          <table:table-cell office:value-type="float" office:value="257.584" calcext:value-type="float">
            <text:p>257.584</text:p>
          </table:table-cell>
          <table:table-cell office:value-type="float" office:value="254.866" calcext:value-type="float">
            <text:p>254.866</text:p>
          </table:table-cell>
          <table:table-cell office:value-type="float" office:value="251.611" calcext:value-type="float">
            <text:p>251.611</text:p>
          </table:table-cell>
          <table:table-cell office:value-type="float" office:value="251.948" calcext:value-type="float">
            <text:p>251.948</text:p>
          </table:table-cell>
          <table:table-cell office:value-type="float" office:value="257.638" calcext:value-type="float">
            <text:p>257.638</text:p>
          </table:table-cell>
          <table:table-cell office:value-type="float" office:value="254.291" calcext:value-type="float">
            <text:p>254.291</text:p>
          </table:table-cell>
          <table:table-cell office:value-type="float" office:value="254.098" calcext:value-type="float">
            <text:p>254.098</text:p>
          </table:table-cell>
          <table:table-cell office:value-type="float" office:value="253.982" calcext:value-type="float">
            <text:p>253.982</text:p>
          </table:table-cell>
          <table:table-cell office:value-type="float" office:value="253.749" calcext:value-type="float">
            <text:p>253.749</text:p>
          </table:table-cell>
          <table:table-cell office:value-type="float" office:value="251.551" calcext:value-type="float">
            <text:p>251.551</text:p>
          </table:table-cell>
          <table:table-cell office:value-type="float" office:value="248.167" calcext:value-type="float">
            <text:p>248.167</text:p>
          </table:table-cell>
          <table:table-cell office:value-type="float" office:value="249.528" calcext:value-type="float">
            <text:p>249.528</text:p>
          </table:table-cell>
          <table:table-cell office:value-type="float" office:value="246.666" calcext:value-type="float">
            <text:p>246.666</text:p>
          </table:table-cell>
          <table:table-cell office:value-type="float" office:value="248.396" calcext:value-type="float">
            <text:p>248.396</text:p>
          </table:table-cell>
          <table:table-cell office:value-type="float" office:value="249.859" calcext:value-type="float">
            <text:p>249.859</text:p>
          </table:table-cell>
          <table:table-cell office:value-type="float" office:value="249.422" calcext:value-type="float">
            <text:p>249.422</text:p>
          </table:table-cell>
          <table:table-cell office:value-type="float" office:value="249.508" calcext:value-type="float">
            <text:p>249.508</text:p>
          </table:table-cell>
          <table:table-cell office:value-type="float" office:value="253.485" calcext:value-type="float">
            <text:p>253.485</text:p>
          </table:table-cell>
          <table:table-cell office:value-type="float" office:value="245.278" calcext:value-type="float">
            <text:p>245.278</text:p>
          </table:table-cell>
          <table:table-cell office:value-type="float" office:value="246.899" calcext:value-type="float">
            <text:p>246.899</text:p>
          </table:table-cell>
          <table:table-cell office:value-type="float" office:value="250.929" calcext:value-type="float">
            <text:p>250.929</text:p>
          </table:table-cell>
          <table:table-cell office:value-type="float" office:value="247.374" calcext:value-type="float">
            <text:p>247.374</text:p>
          </table:table-cell>
          <table:table-cell office:value-type="float" office:value="248.496" calcext:value-type="float">
            <text:p>248.496</text:p>
          </table:table-cell>
          <table:table-cell office:value-type="float" office:value="251.211" calcext:value-type="float">
            <text:p>251.211</text:p>
          </table:table-cell>
          <table:table-cell office:value-type="float" office:value="246.117" calcext:value-type="float">
            <text:p>246.117</text:p>
          </table:table-cell>
          <table:table-cell office:value-type="float" office:value="236.513" calcext:value-type="float">
            <text:p>236.513</text:p>
          </table:table-cell>
          <table:table-cell office:value-type="float" office:value="248.206" calcext:value-type="float">
            <text:p>248.206</text:p>
          </table:table-cell>
          <table:table-cell office:value-type="float" office:value="248.662" calcext:value-type="float">
            <text:p>248.662</text:p>
          </table:table-cell>
          <table:table-cell office:value-type="float" office:value="245.52" calcext:value-type="float">
            <text:p>245.52</text:p>
          </table:table-cell>
          <table:table-cell office:value-type="float" office:value="248.74" calcext:value-type="float">
            <text:p>248.74</text:p>
          </table:table-cell>
          <table:table-cell office:value-type="float" office:value="247.545" calcext:value-type="float">
            <text:p>247.545</text:p>
          </table:table-cell>
          <table:table-cell office:value-type="float" office:value="254.726" calcext:value-type="float">
            <text:p>254.726</text:p>
          </table:table-cell>
          <table:table-cell office:value-type="float" office:value="254.273" calcext:value-type="float">
            <text:p>254.273</text:p>
          </table:table-cell>
          <table:table-cell office:value-type="float" office:value="249.771" calcext:value-type="float">
            <text:p>249.771</text:p>
          </table:table-cell>
          <table:table-cell office:value-type="float" office:value="245.403" calcext:value-type="float">
            <text:p>245.403</text:p>
          </table:table-cell>
          <table:table-cell office:value-type="float" office:value="254.108" calcext:value-type="float">
            <text:p>254.108</text:p>
          </table:table-cell>
          <table:table-cell office:value-type="float" office:value="246.886" calcext:value-type="float">
            <text:p>246.886</text:p>
          </table:table-cell>
          <table:table-cell office:value-type="float" office:value="250.662" calcext:value-type="float">
            <text:p>250.662</text:p>
          </table:table-cell>
          <table:table-cell office:value-type="float" office:value="242.808" calcext:value-type="float">
            <text:p>242.808</text:p>
          </table:table-cell>
          <table:table-cell office:value-type="float" office:value="251.013" calcext:value-type="float">
            <text:p>251.013</text:p>
          </table:table-cell>
          <table:table-cell office:value-type="float" office:value="250.736" calcext:value-type="float">
            <text:p>250.736</text:p>
          </table:table-cell>
          <table:table-cell office:value-type="float" office:value="242.895" calcext:value-type="float">
            <text:p>242.895</text:p>
          </table:table-cell>
          <table:table-cell office:value-type="float" office:value="243.966" calcext:value-type="float">
            <text:p>243.966</text:p>
          </table:table-cell>
          <table:table-cell office:value-type="float" office:value="242.874" calcext:value-type="float">
            <text:p>242.874</text:p>
          </table:table-cell>
          <table:table-cell office:value-type="float" office:value="245.422" calcext:value-type="float">
            <text:p>245.422</text:p>
          </table:table-cell>
          <table:table-cell office:value-type="float" office:value="241.229" calcext:value-type="float">
            <text:p>241.229</text:p>
          </table:table-cell>
          <table:table-cell office:value-type="float" office:value="253.432" calcext:value-type="float">
            <text:p>253.432</text:p>
          </table:table-cell>
          <table:table-cell office:value-type="float" office:value="255.171" calcext:value-type="float">
            <text:p>255.171</text:p>
          </table:table-cell>
          <table:table-cell office:value-type="float" office:value="255.002" calcext:value-type="float">
            <text:p>255.002</text:p>
          </table:table-cell>
          <table:table-cell office:value-type="float" office:value="255.264" calcext:value-type="float">
            <text:p>255.264</text:p>
          </table:table-cell>
          <table:table-cell office:value-type="float" office:value="255.95" calcext:value-type="float">
            <text:p>255.95</text:p>
          </table:table-cell>
          <table:table-cell office:value-type="float" office:value="252.127" calcext:value-type="float">
            <text:p>252.127</text:p>
          </table:table-cell>
          <table:table-cell office:value-type="float" office:value="249.939" calcext:value-type="float">
            <text:p>249.939</text:p>
          </table:table-cell>
          <table:table-cell office:value-type="float" office:value="250.24" calcext:value-type="float">
            <text:p>250.24</text:p>
          </table:table-cell>
          <table:table-cell office:value-type="float" office:value="253.657" calcext:value-type="float">
            <text:p>253.657</text:p>
          </table:table-cell>
          <table:table-cell office:value-type="float" office:value="255.217" calcext:value-type="float">
            <text:p>255.217</text:p>
          </table:table-cell>
          <table:table-cell office:value-type="float" office:value="254.34" calcext:value-type="float">
            <text:p>254.34</text:p>
          </table:table-cell>
          <table:table-cell office:value-type="float" office:value="250.634" calcext:value-type="float">
            <text:p>250.634</text:p>
          </table:table-cell>
          <table:table-cell office:value-type="float" office:value="250.896" calcext:value-type="float">
            <text:p>250.896</text:p>
          </table:table-cell>
          <table:table-cell office:value-type="float" office:value="256.594" calcext:value-type="float">
            <text:p>256.594</text:p>
          </table:table-cell>
          <table:table-cell office:value-type="float" office:value="255.521" calcext:value-type="float">
            <text:p>255.521</text:p>
          </table:table-cell>
          <table:table-cell office:value-type="float" office:value="256.136" calcext:value-type="float">
            <text:p>256.136</text:p>
          </table:table-cell>
          <table:table-cell office:value-type="float" office:value="252.891" calcext:value-type="float">
            <text:p>252.891</text:p>
          </table:table-cell>
          <table:table-cell office:value-type="float" office:value="276.475" calcext:value-type="float">
            <text:p>276.475</text:p>
          </table:table-cell>
          <table:table-cell office:value-type="float" office:value="298.309" calcext:value-type="float">
            <text:p>298.309</text:p>
          </table:table-cell>
          <table:table-cell office:value-type="float" office:value="291.652" calcext:value-type="float">
            <text:p>291.652</text:p>
          </table:table-cell>
          <table:table-cell office:value-type="float" office:value="289.778" calcext:value-type="float">
            <text:p>289.778</text:p>
          </table:table-cell>
          <table:table-cell office:value-type="float" office:value="293.425" calcext:value-type="float">
            <text:p>293.425</text:p>
          </table:table-cell>
          <table:table-cell office:value-type="float" office:value="289.733" calcext:value-type="float">
            <text:p>289.733</text:p>
          </table:table-cell>
          <table:table-cell office:value-type="float" office:value="291.371" calcext:value-type="float">
            <text:p>291.371</text:p>
          </table:table-cell>
          <table:table-cell office:value-type="float" office:value="289.747" calcext:value-type="float">
            <text:p>289.747</text:p>
          </table:table-cell>
          <table:table-cell office:value-type="float" office:value="289.278" calcext:value-type="float">
            <text:p>289.278</text:p>
          </table:table-cell>
          <table:table-cell office:value-type="float" office:value="289.979" calcext:value-type="float">
            <text:p>289.979</text:p>
          </table:table-cell>
          <table:table-cell office:value-type="float" office:value="278.38" calcext:value-type="float">
            <text:p>278.38</text:p>
          </table:table-cell>
          <table:table-cell office:value-type="float" office:value="282.811" calcext:value-type="float">
            <text:p>282.811</text:p>
          </table:table-cell>
          <table:table-cell office:value-type="float" office:value="285.962" calcext:value-type="float">
            <text:p>285.962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89.541" calcext:value-type="float">
            <text:p>289.541</text:p>
          </table:table-cell>
          <table:table-cell office:value-type="float" office:value="291.159" calcext:value-type="float">
            <text:p>291.159</text:p>
          </table:table-cell>
          <table:table-cell office:value-type="float" office:value="295.402" calcext:value-type="float">
            <text:p>295.402</text:p>
          </table:table-cell>
          <table:table-cell office:value-type="float" office:value="287.088" calcext:value-type="float">
            <text:p>287.088</text:p>
          </table:table-cell>
          <table:table-cell office:value-type="float" office:value="287.154" calcext:value-type="float">
            <text:p>287.154</text:p>
          </table:table-cell>
          <table:table-cell office:value-type="float" office:value="281.784" calcext:value-type="float">
            <text:p>281.784</text:p>
          </table:table-cell>
          <table:table-cell office:value-type="float" office:value="277.636" calcext:value-type="float">
            <text:p>277.636</text:p>
          </table:table-cell>
          <table:table-cell office:value-type="float" office:value="280.122" calcext:value-type="float">
            <text:p>280.122</text:p>
          </table:table-cell>
          <table:table-cell office:value-type="float" office:value="280.88" calcext:value-type="float">
            <text:p>280.88</text:p>
          </table:table-cell>
          <table:table-cell office:value-type="float" office:value="278.807" calcext:value-type="float">
            <text:p>278.807</text:p>
          </table:table-cell>
          <table:table-cell office:value-type="float" office:value="253.749" calcext:value-type="float">
            <text:p>253.749</text:p>
          </table:table-cell>
          <table:table-cell office:value-type="float" office:value="268.007" calcext:value-type="float">
            <text:p>268.007</text:p>
          </table:table-cell>
          <table:table-cell office:value-type="float" office:value="267.618" calcext:value-type="float">
            <text:p>267.618</text:p>
          </table:table-cell>
          <table:table-cell office:value-type="float" office:value="273.716" calcext:value-type="float">
            <text:p>273.716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72.903" calcext:value-type="float">
            <text:p>272.903</text:p>
          </table:table-cell>
          <table:table-cell office:value-type="float" office:value="267.623" calcext:value-type="float">
            <text:p>267.623</text:p>
          </table:table-cell>
          <table:table-cell office:value-type="float" office:value="246.787" calcext:value-type="float">
            <text:p>246.787</text:p>
          </table:table-cell>
          <table:table-cell office:value-type="float" office:value="266.015" calcext:value-type="float">
            <text:p>266.015</text:p>
          </table:table-cell>
          <table:table-cell office:value-type="float" office:value="266.028" calcext:value-type="float">
            <text:p>266.028</text:p>
          </table:table-cell>
          <table:table-cell office:value-type="float" office:value="272.186" calcext:value-type="float">
            <text:p>272.186</text:p>
          </table:table-cell>
          <table:table-cell office:value-type="float" office:value="267.577" calcext:value-type="float">
            <text:p>267.577</text:p>
          </table:table-cell>
          <table:table-cell office:value-type="float" office:value="266.628" calcext:value-type="float">
            <text:p>266.628</text:p>
          </table:table-cell>
          <table:table-cell office:value-type="float" office:value="267.289" calcext:value-type="float">
            <text:p>267.289</text:p>
          </table:table-cell>
          <table:table-cell office:value-type="float" office:value="266.221" calcext:value-type="float">
            <text:p>266.221</text:p>
          </table:table-cell>
          <table:table-cell office:value-type="float" office:value="266.886" calcext:value-type="float">
            <text:p>266.886</text:p>
          </table:table-cell>
          <table:table-cell office:value-type="float" office:value="270.372" calcext:value-type="float">
            <text:p>270.372</text:p>
          </table:table-cell>
          <table:table-cell office:value-type="float" office:value="270.428" calcext:value-type="float">
            <text:p>270.42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68.528" calcext:value-type="float">
            <text:p>268.528</text:p>
          </table:table-cell>
          <table:table-cell office:value-type="float" office:value="260.839" calcext:value-type="float">
            <text:p>260.839</text:p>
          </table:table-cell>
          <table:table-cell office:value-type="float" office:value="260.46" calcext:value-type="float">
            <text:p>260.46</text:p>
          </table:table-cell>
          <table:table-cell office:value-type="float" office:value="266.207" calcext:value-type="float">
            <text:p>266.207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243.734" calcext:value-type="float">
            <text:p>243.734</text:p>
          </table:table-cell>
          <table:table-cell office:value-type="float" office:value="243.859" calcext:value-type="float">
            <text:p>243.859</text:p>
          </table:table-cell>
          <table:table-cell office:value-type="float" office:value="246.096" calcext:value-type="float">
            <text:p>246.096</text:p>
          </table:table-cell>
          <table:table-cell office:value-type="float" office:value="211.366" calcext:value-type="float">
            <text:p>211.366</text:p>
          </table:table-cell>
          <table:table-cell office:value-type="float" office:value="213.798" calcext:value-type="float">
            <text:p>213.798</text:p>
          </table:table-cell>
          <table:table-cell office:value-type="float" office:value="206.26" calcext:value-type="float">
            <text:p>206.26</text:p>
          </table:table-cell>
          <table:table-cell office:value-type="float" office:value="202.177" calcext:value-type="float">
            <text:p>202.177</text:p>
          </table:table-cell>
          <table:table-cell office:value-type="float" office:value="200.459" calcext:value-type="float">
            <text:p>200.459</text:p>
          </table:table-cell>
          <table:table-cell office:value-type="float" office:value="170.506" calcext:value-type="float">
            <text:p>170.506</text:p>
          </table:table-cell>
          <table:table-cell office:value-type="float" office:value="166.802" calcext:value-type="float">
            <text:p>166.802</text:p>
          </table:table-cell>
          <table:table-cell office:value-type="float" office:value="160.958" calcext:value-type="float">
            <text:p>160.958</text:p>
          </table:table-cell>
          <table:table-cell office:value-type="float" office:value="163.208" calcext:value-type="float">
            <text:p>163.208</text:p>
          </table:table-cell>
          <table:table-cell office:value-type="float" office:value="128.753" calcext:value-type="float">
            <text:p>128.753</text:p>
          </table:table-cell>
          <table:table-cell office:value-type="float" office:value="124.408" calcext:value-type="float">
            <text:p>124.408</text:p>
          </table:table-cell>
          <table:table-cell office:value-type="float" office:value="117.141" calcext:value-type="float">
            <text:p>117.141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08.454" calcext:value-type="float">
            <text:p>108.454</text:p>
          </table:table-cell>
          <table:table-cell office:value-type="float" office:value="113.69" calcext:value-type="float">
            <text:p>113.69</text:p>
          </table:table-cell>
          <table:table-cell office:value-type="float" office:value="100.325" calcext:value-type="float">
            <text:p>100.325</text:p>
          </table:table-cell>
          <table:table-cell office:value-type="float" office:value="114.799" calcext:value-type="float">
            <text:p>114.799</text:p>
          </table:table-cell>
          <table:table-cell office:value-type="float" office:value="95.7688" calcext:value-type="float">
            <text:p>95.7688</text:p>
          </table:table-cell>
          <table:table-cell office:value-type="float" office:value="98.644" calcext:value-type="float">
            <text:p>98.644</text:p>
          </table:table-cell>
          <table:table-cell office:value-type="float" office:value="113.425" calcext:value-type="float">
            <text:p>113.425</text:p>
          </table:table-cell>
          <table:table-cell office:value-type="float" office:value="111.963" calcext:value-type="float">
            <text:p>111.963</text:p>
          </table:table-cell>
          <table:table-cell office:value-type="float" office:value="110.792" calcext:value-type="float">
            <text:p>110.792</text:p>
          </table:table-cell>
          <table:table-cell office:value-type="float" office:value="108.424" calcext:value-type="float">
            <text:p>108.424</text:p>
          </table:table-cell>
          <table:table-cell office:value-type="float" office:value="104.879" calcext:value-type="float">
            <text:p>104.879</text:p>
          </table:table-cell>
          <table:table-cell office:value-type="float" office:value="115.462" calcext:value-type="float">
            <text:p>115.462</text:p>
          </table:table-cell>
          <table:table-cell office:value-type="float" office:value="113.888" calcext:value-type="float">
            <text:p>113.888</text:p>
          </table:table-cell>
          <table:table-cell office:value-type="float" office:value="110.531" calcext:value-type="float">
            <text:p>110.531</text:p>
          </table:table-cell>
          <table:table-cell office:value-type="float" office:value="97.622" calcext:value-type="float">
            <text:p>97.622</text:p>
          </table:table-cell>
          <table:table-cell office:value-type="float" office:value="97.205" calcext:value-type="float">
            <text:p>97.205</text:p>
          </table:table-cell>
          <table:table-cell office:value-type="float" office:value="93.418" calcext:value-type="float">
            <text:p>93.418</text:p>
          </table:table-cell>
          <table:table-cell office:value-type="float" office:value="93.8648" calcext:value-type="float">
            <text:p>93.8648</text:p>
          </table:table-cell>
          <table:table-cell office:value-type="float" office:value="89.0961" calcext:value-type="float">
            <text:p>89.0961</text:p>
          </table:table-cell>
          <table:table-cell office:value-type="float" office:value="90.7895" calcext:value-type="float">
            <text:p>90.7895</text:p>
          </table:table-cell>
          <table:table-cell office:value-type="float" office:value="87.5466" calcext:value-type="float">
            <text:p>87.5466</text:p>
          </table:table-cell>
          <table:table-cell office:value-type="float" office:value="82.4903" calcext:value-type="float">
            <text:p>82.4903</text:p>
          </table:table-cell>
          <table:table-cell office:value-type="float" office:value="69.6356" calcext:value-type="float">
            <text:p>69.6356</text:p>
          </table:table-cell>
          <table:table-cell office:value-type="float" office:value="69.2887" calcext:value-type="float">
            <text:p>69.2887</text:p>
          </table:table-cell>
          <table:table-cell office:value-type="float" office:value="68.1675" calcext:value-type="float">
            <text:p>68.1675</text:p>
          </table:table-cell>
          <table:table-cell office:value-type="float" office:value="73.1276" calcext:value-type="float">
            <text:p>73.1276</text:p>
          </table:table-cell>
          <table:table-cell office:value-type="float" office:value="48.3254" calcext:value-type="float">
            <text:p>48.3254</text:p>
          </table:table-cell>
          <table:table-cell office:value-type="float" office:value="51.8739" calcext:value-type="float">
            <text:p>51.8739</text:p>
          </table:table-cell>
          <table:table-cell office:value-type="float" office:value="44.9382" calcext:value-type="float">
            <text:p>44.9382</text:p>
          </table:table-cell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354.804" calcext:value-type="float">
            <text:p>354.804</text:p>
          </table:table-cell>
          <table:table-cell office:value-type="float" office:value="355.79" calcext:value-type="float">
            <text:p>355.79</text:p>
          </table:table-cell>
          <table:table-cell office:value-type="float" office:value="354.53" calcext:value-type="float">
            <text:p>354.53</text:p>
          </table:table-cell>
          <table:table-cell office:value-type="float" office:value="354.026" calcext:value-type="float">
            <text:p>354.026</text:p>
          </table:table-cell>
          <table:table-cell office:value-type="float" office:value="352.035" calcext:value-type="float">
            <text:p>352.035</text:p>
          </table:table-cell>
          <table:table-cell office:value-type="float" office:value="351.788" calcext:value-type="float">
            <text:p>351.788</text:p>
          </table:table-cell>
          <table:table-cell office:value-type="float" office:value="356.951" calcext:value-type="float">
            <text:p>356.951</text:p>
          </table:table-cell>
          <table:table-cell office:value-type="float" office:value="353.42" calcext:value-type="float">
            <text:p>353.42</text:p>
          </table:table-cell>
          <table:table-cell office:value-type="float" office:value="353.455" calcext:value-type="float">
            <text:p>353.455</text:p>
          </table:table-cell>
          <table:table-cell office:value-type="float" office:value="352.668" calcext:value-type="float">
            <text:p>352.668</text:p>
          </table:table-cell>
          <table:table-cell office:value-type="float" office:value="351.979" calcext:value-type="float">
            <text:p>351.979</text:p>
          </table:table-cell>
          <table:table-cell office:value-type="float" office:value="352.756" calcext:value-type="float">
            <text:p>352.756</text:p>
          </table:table-cell>
          <table:table-cell office:value-type="float" office:value="353.766" calcext:value-type="float">
            <text:p>353.766</text:p>
          </table:table-cell>
          <table:table-cell office:value-type="float" office:value="352.064" calcext:value-type="float">
            <text:p>352.064</text:p>
          </table:table-cell>
          <table:table-cell office:value-type="float" office:value="352.877" calcext:value-type="float">
            <text:p>352.877</text:p>
          </table:table-cell>
          <table:table-cell office:value-type="float" office:value="350.833" calcext:value-type="float">
            <text:p>350.833</text:p>
          </table:table-cell>
          <table:table-cell office:value-type="float" office:value="351.204" calcext:value-type="float">
            <text:p>351.204</text:p>
          </table:table-cell>
          <table:table-cell office:value-type="float" office:value="354.165" calcext:value-type="float">
            <text:p>354.165</text:p>
          </table:table-cell>
          <table:table-cell office:value-type="float" office:value="353.072" calcext:value-type="float">
            <text:p>353.072</text:p>
          </table:table-cell>
          <table:table-cell office:value-type="float" office:value="351.468" calcext:value-type="float">
            <text:p>351.468</text:p>
          </table:table-cell>
          <table:table-cell office:value-type="float" office:value="352.454" calcext:value-type="float">
            <text:p>352.454</text:p>
          </table:table-cell>
          <table:table-cell office:value-type="float" office:value="352.682" calcext:value-type="float">
            <text:p>352.682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349.97" calcext:value-type="float">
            <text:p>349.97</text:p>
          </table:table-cell>
          <table:table-cell office:value-type="float" office:value="350.17" calcext:value-type="float">
            <text:p>350.17</text:p>
          </table:table-cell>
          <table:table-cell office:value-type="float" office:value="351.102" calcext:value-type="float">
            <text:p>351.102</text:p>
          </table:table-cell>
          <table:table-cell office:value-type="float" office:value="351.679" calcext:value-type="float">
            <text:p>351.679</text:p>
          </table:table-cell>
          <table:table-cell office:value-type="float" office:value="350.326" calcext:value-type="float">
            <text:p>350.326</text:p>
          </table:table-cell>
          <table:table-cell office:value-type="float" office:value="350.415" calcext:value-type="float">
            <text:p>350.415</text:p>
          </table:table-cell>
          <table:table-cell office:value-type="float" office:value="350.849" calcext:value-type="float">
            <text:p>350.849</text:p>
          </table:table-cell>
          <table:table-cell office:value-type="float" office:value="349.575" calcext:value-type="float">
            <text:p>349.57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349.727" calcext:value-type="float">
            <text:p>349.727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0.911" calcext:value-type="float">
            <text:p>350.911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50.105" calcext:value-type="float">
            <text:p>350.105</text:p>
          </table:table-cell>
          <table:table-cell office:value-type="float" office:value="350.039" calcext:value-type="float">
            <text:p>350.039</text:p>
          </table:table-cell>
          <table:table-cell office:value-type="float" office:value="350.981" calcext:value-type="float">
            <text:p>350.981</text:p>
          </table:table-cell>
          <table:table-cell office:value-type="float" office:value="352.514" calcext:value-type="float">
            <text:p>352.514</text:p>
          </table:table-cell>
          <table:table-cell office:value-type="float" office:value="352.383" calcext:value-type="float">
            <text:p>352.383</text:p>
          </table:table-cell>
          <table:table-cell office:value-type="float" office:value="350.363" calcext:value-type="float">
            <text:p>350.363</text:p>
          </table:table-cell>
          <table:table-cell office:value-type="float" office:value="377.103" calcext:value-type="float">
            <text:p>377.103</text:p>
          </table:table-cell>
          <table:table-cell office:value-type="float" office:value="383.165" calcext:value-type="float">
            <text:p>383.165</text:p>
          </table:table-cell>
          <table:table-cell office:value-type="float" office:value="379.473" calcext:value-type="float">
            <text:p>379.473</text:p>
          </table:table-cell>
          <table:table-cell office:value-type="float" office:value="381.488" calcext:value-type="float">
            <text:p>381.488</text:p>
          </table:table-cell>
          <table:table-cell office:value-type="float" office:value="378.473" calcext:value-type="float">
            <text:p>378.473</text:p>
          </table:table-cell>
          <table:table-cell office:value-type="float" office:value="378.53" calcext:value-type="float">
            <text:p>378.53</text:p>
          </table:table-cell>
          <table:table-cell office:value-type="float" office:value="377.6" calcext:value-type="float">
            <text:p>377.6</text:p>
          </table:table-cell>
          <table:table-cell office:value-type="float" office:value="379.05" calcext:value-type="float">
            <text:p>379.05</text:p>
          </table:table-cell>
          <table:table-cell office:value-type="float" office:value="379.564" calcext:value-type="float">
            <text:p>379.564</text:p>
          </table:table-cell>
          <table:table-cell office:value-type="float" office:value="379.091" calcext:value-type="float">
            <text:p>379.091</text:p>
          </table:table-cell>
          <table:table-cell office:value-type="float" office:value="383.924" calcext:value-type="float">
            <text:p>383.924</text:p>
          </table:table-cell>
          <table:table-cell office:value-type="float" office:value="381.494" calcext:value-type="float">
            <text:p>381.494</text:p>
          </table:table-cell>
          <table:table-cell office:value-type="float" office:value="381.058" calcext:value-type="float">
            <text:p>381.058</text:p>
          </table:table-cell>
          <table:table-cell office:value-type="float" office:value="379.413" calcext:value-type="float">
            <text:p>379.413</text:p>
          </table:table-cell>
          <table:table-cell office:value-type="float" office:value="380.141" calcext:value-type="float">
            <text:p>380.141</text:p>
          </table:table-cell>
          <table:table-cell office:value-type="float" office:value="379.01" calcext:value-type="float">
            <text:p>379.01</text:p>
          </table:table-cell>
          <table:table-cell office:value-type="float" office:value="379.318" calcext:value-type="float">
            <text:p>379.318</text:p>
          </table:table-cell>
          <table:table-cell office:value-type="float" office:value="382.924" calcext:value-type="float">
            <text:p>382.924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9.037" calcext:value-type="float">
            <text:p>379.037</text:p>
          </table:table-cell>
          <table:table-cell office:value-type="float" office:value="388.788" calcext:value-type="float">
            <text:p>388.788</text:p>
          </table:table-cell>
          <table:table-cell office:value-type="float" office:value="387.11" calcext:value-type="float">
            <text:p>387.11</text:p>
          </table:table-cell>
          <table:table-cell office:value-type="float" office:value="386.905" calcext:value-type="float">
            <text:p>386.905</text:p>
          </table:table-cell>
          <table:table-cell office:value-type="float" office:value="385.786" calcext:value-type="float">
            <text:p>385.786</text:p>
          </table:table-cell>
          <table:table-cell office:value-type="float" office:value="375.65" calcext:value-type="float">
            <text:p>375.65</text:p>
          </table:table-cell>
          <table:table-cell office:value-type="float" office:value="387.012" calcext:value-type="float">
            <text:p>387.012</text:p>
          </table:table-cell>
          <table:table-cell office:value-type="float" office:value="386.186" calcext:value-type="float">
            <text:p>386.186</text:p>
          </table:table-cell>
          <table:table-cell office:value-type="float" office:value="386.297" calcext:value-type="float">
            <text:p>386.297</text:p>
          </table:table-cell>
          <table:table-cell office:value-type="float" office:value="386.021" calcext:value-type="float">
            <text:p>386.021</text:p>
          </table:table-cell>
          <table:table-cell office:value-type="float" office:value="383.944" calcext:value-type="float">
            <text:p>383.944</text:p>
          </table:table-cell>
          <table:table-cell office:value-type="float" office:value="378.681" calcext:value-type="float">
            <text:p>378.681</text:p>
          </table:table-cell>
          <table:table-cell office:value-type="float" office:value="378.023" calcext:value-type="float">
            <text:p>378.023</text:p>
          </table:table-cell>
          <table:table-cell office:value-type="float" office:value="378.504" calcext:value-type="float">
            <text:p>378.504</text:p>
          </table:table-cell>
          <table:table-cell office:value-type="float" office:value="379.172" calcext:value-type="float">
            <text:p>379.172</text:p>
          </table:table-cell>
          <table:table-cell office:value-type="float" office:value="378.608" calcext:value-type="float">
            <text:p>378.608</text:p>
          </table:table-cell>
          <table:table-cell office:value-type="float" office:value="376.779" calcext:value-type="float">
            <text:p>376.779</text:p>
          </table:table-cell>
          <table:table-cell office:value-type="float" office:value="379.024" calcext:value-type="float">
            <text:p>379.024</text:p>
          </table:table-cell>
          <table:table-cell office:value-type="float" office:value="374.822" calcext:value-type="float">
            <text:p>374.822</text:p>
          </table:table-cell>
          <table:table-cell office:value-type="float" office:value="379.659" calcext:value-type="float">
            <text:p>379.659</text:p>
          </table:table-cell>
          <table:table-cell office:value-type="float" office:value="378.025" calcext:value-type="float">
            <text:p>378.025</text:p>
          </table:table-cell>
          <table:table-cell office:value-type="float" office:value="384.223" calcext:value-type="float">
            <text:p>384.223</text:p>
          </table:table-cell>
          <table:table-cell office:value-type="float" office:value="380.196" calcext:value-type="float">
            <text:p>380.196</text:p>
          </table:table-cell>
          <table:table-cell office:value-type="float" office:value="380.159" calcext:value-type="float">
            <text:p>380.159</text:p>
          </table:table-cell>
          <table:table-cell office:value-type="float" office:value="377.845" calcext:value-type="float">
            <text:p>377.845</text:p>
          </table:table-cell>
          <table:table-cell office:value-type="float" office:value="377.662" calcext:value-type="float">
            <text:p>377.662</text:p>
          </table:table-cell>
          <table:table-cell office:value-type="float" office:value="376.134" calcext:value-type="float">
            <text:p>376.134</text:p>
          </table:table-cell>
          <table:table-cell office:value-type="float" office:value="379.926" calcext:value-type="float">
            <text:p>379.926</text:p>
          </table:table-cell>
          <table:table-cell office:value-type="float" office:value="379.949" calcext:value-type="float">
            <text:p>379.949</text:p>
          </table:table-cell>
          <table:table-cell office:value-type="float" office:value="379.469" calcext:value-type="float">
            <text:p>379.469</text:p>
          </table:table-cell>
          <table:table-cell office:value-type="float" office:value="377.508" calcext:value-type="float">
            <text:p>377.508</text:p>
          </table:table-cell>
          <table:table-cell office:value-type="float" office:value="368.739" calcext:value-type="float">
            <text:p>368.739</text:p>
          </table:table-cell>
          <table:table-cell office:value-type="float" office:value="354.838" calcext:value-type="float">
            <text:p>354.838</text:p>
          </table:table-cell>
          <table:table-cell office:value-type="float" office:value="366.39" calcext:value-type="float">
            <text:p>366.39</text:p>
          </table:table-cell>
          <table:table-cell office:value-type="float" office:value="366.215" calcext:value-type="float">
            <text:p>366.215</text:p>
          </table:table-cell>
          <table:table-cell office:value-type="float" office:value="367.423" calcext:value-type="float">
            <text:p>367.423</text:p>
          </table:table-cell>
          <table:table-cell office:value-type="float" office:value="369.897" calcext:value-type="float">
            <text:p>369.897</text:p>
          </table:table-cell>
          <table:table-cell office:value-type="float" office:value="369.321" calcext:value-type="float">
            <text:p>369.321</text:p>
          </table:table-cell>
          <table:table-cell office:value-type="float" office:value="370.732" calcext:value-type="float">
            <text:p>370.732</text:p>
          </table:table-cell>
          <table:table-cell office:value-type="float" office:value="370.031" calcext:value-type="float">
            <text:p>370.031</text:p>
          </table:table-cell>
          <table:table-cell office:value-type="float" office:value="369.605" calcext:value-type="float">
            <text:p>369.605</text:p>
          </table:table-cell>
          <table:table-cell office:value-type="float" office:value="370.756" calcext:value-type="float">
            <text:p>370.756</text:p>
          </table:table-cell>
          <table:table-cell office:value-type="float" office:value="368.953" calcext:value-type="float">
            <text:p>368.953</text:p>
          </table:table-cell>
          <table:table-cell office:value-type="float" office:value="373.333" calcext:value-type="float">
            <text:p>373.333</text:p>
          </table:table-cell>
          <table:table-cell office:value-type="float" office:value="370.572" calcext:value-type="float">
            <text:p>370.572</text:p>
          </table:table-cell>
          <table:table-cell office:value-type="float" office:value="371.984" calcext:value-type="float">
            <text:p>371.984</text:p>
          </table:table-cell>
          <table:table-cell office:value-type="float" office:value="371.528" calcext:value-type="float">
            <text:p>371.528</text:p>
          </table:table-cell>
          <table:table-cell office:value-type="float" office:value="370.761" calcext:value-type="float">
            <text:p>370.761</text:p>
          </table:table-cell>
          <table:table-cell office:value-type="float" office:value="369.868" calcext:value-type="float">
            <text:p>369.868</text:p>
          </table:table-cell>
          <table:table-cell office:value-type="float" office:value="371.554" calcext:value-type="float">
            <text:p>371.554</text:p>
          </table:table-cell>
          <table:table-cell office:value-type="float" office:value="370.617" calcext:value-type="float">
            <text:p>370.617</text:p>
          </table:table-cell>
          <table:table-cell office:value-type="float" office:value="371.009" calcext:value-type="float">
            <text:p>371.009</text:p>
          </table:table-cell>
          <table:table-cell office:value-type="float" office:value="370.873" calcext:value-type="float">
            <text:p>370.873</text:p>
          </table:table-cell>
          <table:table-cell office:value-type="float" office:value="365.846" calcext:value-type="float">
            <text:p>365.846</text:p>
          </table:table-cell>
          <table:table-cell office:value-type="float" office:value="367.767" calcext:value-type="float">
            <text:p>367.767</text:p>
          </table:table-cell>
          <table:table-cell office:value-type="float" office:value="370.412" calcext:value-type="float">
            <text:p>370.412</text:p>
          </table:table-cell>
          <table:table-cell office:value-type="float" office:value="368.739" calcext:value-type="float">
            <text:p>368.739</text:p>
          </table:table-cell>
          <table:table-cell office:value-type="float" office:value="369.068" calcext:value-type="float">
            <text:p>369.068</text:p>
          </table:table-cell>
          <table:table-cell office:value-type="float" office:value="368.276" calcext:value-type="float">
            <text:p>368.276</text:p>
          </table:table-cell>
          <table:table-cell office:value-type="float" office:value="373.14" calcext:value-type="float">
            <text:p>373.14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54.945" calcext:value-type="float">
            <text:p>354.945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70.166" calcext:value-type="float">
            <text:p>370.166</text:p>
          </table:table-cell>
          <table:table-cell office:value-type="float" office:value="369.985" calcext:value-type="float">
            <text:p>369.985</text:p>
          </table:table-cell>
          <table:table-cell office:value-type="float" office:value="367.027" calcext:value-type="float">
            <text:p>367.027</text:p>
          </table:table-cell>
          <table:table-cell office:value-type="float" office:value="364.039" calcext:value-type="float">
            <text:p>364.039</text:p>
          </table:table-cell>
          <table:table-cell office:value-type="float" office:value="364.201" calcext:value-type="float">
            <text:p>364.201</text:p>
          </table:table-cell>
          <table:table-cell office:value-type="float" office:value="364.901" calcext:value-type="float">
            <text:p>364.901</text:p>
          </table:table-cell>
          <table:table-cell office:value-type="float" office:value="369.901" calcext:value-type="float">
            <text:p>369.901</text:p>
          </table:table-cell>
          <table:table-cell office:value-type="float" office:value="369.277" calcext:value-type="float">
            <text:p>369.277</text:p>
          </table:table-cell>
          <table:table-cell office:value-type="float" office:value="349.976" calcext:value-type="float">
            <text:p>349.976</text:p>
          </table:table-cell>
          <table:table-cell office:value-type="float" office:value="368.071" calcext:value-type="float">
            <text:p>368.071</text:p>
          </table:table-cell>
          <table:table-cell office:value-type="float" office:value="361.164" calcext:value-type="float">
            <text:p>361.164</text:p>
          </table:table-cell>
          <table:table-cell office:value-type="float" office:value="367.742" calcext:value-type="float">
            <text:p>367.742</text:p>
          </table:table-cell>
          <table:table-cell office:value-type="float" office:value="364.866" calcext:value-type="float">
            <text:p>364.866</text:p>
          </table:table-cell>
          <table:table-cell office:value-type="float" office:value="359.965" calcext:value-type="float">
            <text:p>359.965</text:p>
          </table:table-cell>
          <table:table-cell office:value-type="float" office:value="361.784" calcext:value-type="float">
            <text:p>361.784</text:p>
          </table:table-cell>
          <table:table-cell office:value-type="float" office:value="367.421" calcext:value-type="float">
            <text:p>367.421</text:p>
          </table:table-cell>
          <table:table-cell office:value-type="float" office:value="367.563" calcext:value-type="float">
            <text:p>367.563</text:p>
          </table:table-cell>
          <table:table-cell office:value-type="float" office:value="368.414" calcext:value-type="float">
            <text:p>368.414</text:p>
          </table:table-cell>
          <table:table-cell office:value-type="float" office:value="368.368" calcext:value-type="float">
            <text:p>368.368</text:p>
          </table:table-cell>
          <table:table-cell office:value-type="float" office:value="367.722" calcext:value-type="float">
            <text:p>367.722</text:p>
          </table:table-cell>
          <table:table-cell office:value-type="float" office:value="365.287" calcext:value-type="float">
            <text:p>365.287</text:p>
          </table:table-cell>
          <table:table-cell office:value-type="float" office:value="362.322" calcext:value-type="float">
            <text:p>362.322</text:p>
          </table:table-cell>
          <table:table-cell office:value-type="float" office:value="367.809" calcext:value-type="float">
            <text:p>367.809</text:p>
          </table:table-cell>
          <table:table-cell office:value-type="float" office:value="374.651" calcext:value-type="float">
            <text:p>374.651</text:p>
          </table:table-cell>
          <table:table-cell office:value-type="float" office:value="373.073" calcext:value-type="float">
            <text:p>373.073</text:p>
          </table:table-cell>
          <table:table-cell office:value-type="float" office:value="373.401" calcext:value-type="float">
            <text:p>373.401</text:p>
          </table:table-cell>
          <table:table-cell office:value-type="float" office:value="372.923" calcext:value-type="float">
            <text:p>372.923</text:p>
          </table:table-cell>
          <table:table-cell office:value-type="float" office:value="372.601" calcext:value-type="float">
            <text:p>372.601</text:p>
          </table:table-cell>
          <table:table-cell office:value-type="float" office:value="377.993" calcext:value-type="float">
            <text:p>377.993</text:p>
          </table:table-cell>
          <table:table-cell office:value-type="float" office:value="372.202" calcext:value-type="float">
            <text:p>372.202</text:p>
          </table:table-cell>
          <table:table-cell office:value-type="float" office:value="371.99" calcext:value-type="float">
            <text:p>371.99</text:p>
          </table:table-cell>
          <table:table-cell office:value-type="float" office:value="371.218" calcext:value-type="float">
            <text:p>371.218</text:p>
          </table:table-cell>
          <table:table-cell office:value-type="float" office:value="369.687" calcext:value-type="float">
            <text:p>369.687</text:p>
          </table:table-cell>
          <table:table-cell office:value-type="float" office:value="370.353" calcext:value-type="float">
            <text:p>370.353</text:p>
          </table:table-cell>
          <table:table-cell office:value-type="float" office:value="370.616" calcext:value-type="float">
            <text:p>370.616</text:p>
          </table:table-cell>
          <table:table-cell office:value-type="float" office:value="366.587" calcext:value-type="float">
            <text:p>366.587</text:p>
          </table:table-cell>
          <table:table-cell office:value-type="float" office:value="367.966" calcext:value-type="float">
            <text:p>367.966</text:p>
          </table:table-cell>
          <table:table-cell office:value-type="float" office:value="342.888" calcext:value-type="float">
            <text:p>342.888</text:p>
          </table:table-cell>
          <table:table-cell office:value-type="float" office:value="367.622" calcext:value-type="float">
            <text:p>367.622</text:p>
          </table:table-cell>
          <table:table-cell office:value-type="float" office:value="363.07" calcext:value-type="float">
            <text:p>363.07</text:p>
          </table:table-cell>
          <table:table-cell office:value-type="float" office:value="358.678" calcext:value-type="float">
            <text:p>358.678</text:p>
          </table:table-cell>
          <table:table-cell office:value-type="float" office:value="365.565" calcext:value-type="float">
            <text:p>365.565</text:p>
          </table:table-cell>
          <table:table-cell office:value-type="float" office:value="366.889" calcext:value-type="float">
            <text:p>366.889</text:p>
          </table:table-cell>
          <table:table-cell office:value-type="float" office:value="349.986" calcext:value-type="float">
            <text:p>349.986</text:p>
          </table:table-cell>
          <table:table-cell office:value-type="float" office:value="348.957" calcext:value-type="float">
            <text:p>348.957</text:p>
          </table:table-cell>
          <table:table-cell office:value-type="float" office:value="348.417" calcext:value-type="float">
            <text:p>348.417</text:p>
          </table:table-cell>
          <table:table-cell office:value-type="float" office:value="347.187" calcext:value-type="float">
            <text:p>347.187</text:p>
          </table:table-cell>
          <table:table-cell office:value-type="float" office:value="345.074" calcext:value-type="float">
            <text:p>345.074</text:p>
          </table:table-cell>
          <table:table-cell office:value-type="float" office:value="342.776" calcext:value-type="float">
            <text:p>342.776</text:p>
          </table:table-cell>
          <table:table-cell office:value-type="float" office:value="341.637" calcext:value-type="float">
            <text:p>341.637</text:p>
          </table:table-cell>
          <table:table-cell office:value-type="float" office:value="341.75" calcext:value-type="float">
            <text:p>341.75</text:p>
          </table:table-cell>
          <table:table-cell office:value-type="float" office:value="340.296" calcext:value-type="float">
            <text:p>340.296</text:p>
          </table:table-cell>
          <table:table-cell office:value-type="float" office:value="339.431" calcext:value-type="float">
            <text:p>339.431</text:p>
          </table:table-cell>
          <table:table-cell office:value-type="float" office:value="337.306" calcext:value-type="float">
            <text:p>337.306</text:p>
          </table:table-cell>
          <table:table-cell office:value-type="float" office:value="334.426" calcext:value-type="float">
            <text:p>334.426</text:p>
          </table:table-cell>
          <table:table-cell office:value-type="float" office:value="311.241" calcext:value-type="float">
            <text:p>311.241</text:p>
          </table:table-cell>
          <table:table-cell office:value-type="float" office:value="319.574" calcext:value-type="float">
            <text:p>319.574</text:p>
          </table:table-cell>
          <table:table-cell office:value-type="float" office:value="318.638" calcext:value-type="float">
            <text:p>318.638</text:p>
          </table:table-cell>
          <table:table-cell office:value-type="float" office:value="316.585" calcext:value-type="float">
            <text:p>316.585</text:p>
          </table:table-cell>
          <table:table-cell office:value-type="float" office:value="315.326" calcext:value-type="float">
            <text:p>315.326</text:p>
          </table:table-cell>
          <table:table-cell office:value-type="float" office:value="310.229" calcext:value-type="float">
            <text:p>310.229</text:p>
          </table:table-cell>
          <table:table-cell office:value-type="float" office:value="311.052" calcext:value-type="float">
            <text:p>311.052</text:p>
          </table:table-cell>
          <table:table-cell office:value-type="float" office:value="306.721" calcext:value-type="float">
            <text:p>306.721</text:p>
          </table:table-cell>
          <table:table-cell office:value-type="float" office:value="310.398" calcext:value-type="float">
            <text:p>310.398</text:p>
          </table:table-cell>
          <table:table-cell office:value-type="float" office:value="305.848" calcext:value-type="float">
            <text:p>305.848</text:p>
          </table:table-cell>
          <table:table-cell office:value-type="float" office:value="302.404" calcext:value-type="float">
            <text:p>302.404</text:p>
          </table:table-cell>
          <table:table-cell office:value-type="float" office:value="302.12" calcext:value-type="float">
            <text:p>302.12</text:p>
          </table:table-cell>
          <table:table-cell office:value-type="float" office:value="304.017" calcext:value-type="float">
            <text:p>304.017</text:p>
          </table:table-cell>
          <table:table-cell office:value-type="float" office:value="297.137" calcext:value-type="float">
            <text:p>297.137</text:p>
          </table:table-cell>
          <table:table-cell office:value-type="float" office:value="296.147" calcext:value-type="float">
            <text:p>296.147</text:p>
          </table:table-cell>
          <table:table-cell office:value-type="float" office:value="304.115" calcext:value-type="float">
            <text:p>304.115</text:p>
          </table:table-cell>
          <table:table-cell office:value-type="float" office:value="295.459" calcext:value-type="float">
            <text:p>295.459</text:p>
          </table:table-cell>
          <table:table-cell office:value-type="float" office:value="295.031" calcext:value-type="float">
            <text:p>295.031</text:p>
          </table:table-cell>
          <table:table-cell office:value-type="float" office:value="273.434" calcext:value-type="float">
            <text:p>273.434</text:p>
          </table:table-cell>
          <table:table-cell office:value-type="float" office:value="275.223" calcext:value-type="float">
            <text:p>275.223</text:p>
          </table:table-cell>
          <table:table-cell office:value-type="float" office:value="272.516" calcext:value-type="float">
            <text:p>272.516</text:p>
          </table:table-cell>
          <table:table-cell office:value-type="float" office:value="272.237" calcext:value-type="float">
            <text:p>272.237</text:p>
          </table:table-cell>
          <table:table-cell office:value-type="float" office:value="278.095" calcext:value-type="float">
            <text:p>278.095</text:p>
          </table:table-cell>
          <table:table-cell office:value-type="float" office:value="271.958" calcext:value-type="float">
            <text:p>271.958</text:p>
          </table:table-cell>
          <table:table-cell office:value-type="float" office:value="265.602" calcext:value-type="float">
            <text:p>265.602</text:p>
          </table:table-cell>
          <table:table-cell office:value-type="float" office:value="277.576" calcext:value-type="float">
            <text:p>277.576</text:p>
          </table:table-cell>
          <table:table-cell office:value-type="float" office:value="270.213" calcext:value-type="float">
            <text:p>270.213</text:p>
          </table:table-cell>
          <table:table-cell office:value-type="float" office:value="265.182" calcext:value-type="float">
            <text:p>265.182</text:p>
          </table:table-cell>
          <table:table-cell office:value-type="float" office:value="276.275" calcext:value-type="float">
            <text:p>276.275</text:p>
          </table:table-cell>
          <table:table-cell office:value-type="float" office:value="270.466" calcext:value-type="float">
            <text:p>270.466</text:p>
          </table:table-cell>
          <table:table-cell office:value-type="float" office:value="325.169" calcext:value-type="float">
            <text:p>325.169</text:p>
          </table:table-cell>
          <table:table-cell office:value-type="float" office:value="326.108" calcext:value-type="float">
            <text:p>326.108</text:p>
          </table:table-cell>
          <table:table-cell office:value-type="float" office:value="324.924" calcext:value-type="float">
            <text:p>324.924</text:p>
          </table:table-cell>
          <table:table-cell office:value-type="float" office:value="325.339" calcext:value-type="float">
            <text:p>325.339</text:p>
          </table:table-cell>
          <table:table-cell office:value-type="float" office:value="325.188" calcext:value-type="float">
            <text:p>325.188</text:p>
          </table:table-cell>
          <table:table-cell office:value-type="float" office:value="325.338" calcext:value-type="float">
            <text:p>325.338</text:p>
          </table:table-cell>
          <table:table-cell office:value-type="float" office:value="324.012" calcext:value-type="float">
            <text:p>324.012</text:p>
          </table:table-cell>
          <table:table-cell office:value-type="float" office:value="323.306" calcext:value-type="float">
            <text:p>323.306</text:p>
          </table:table-cell>
          <table:table-cell office:value-type="float" office:value="323.145" calcext:value-type="float">
            <text:p>323.145</text:p>
          </table:table-cell>
          <table:table-cell office:value-type="float" office:value="325.083" calcext:value-type="float">
            <text:p>325.083</text:p>
          </table:table-cell>
          <table:table-cell office:value-type="float" office:value="327.315" calcext:value-type="float">
            <text:p>327.315</text:p>
          </table:table-cell>
          <table:table-cell office:value-type="float" office:value="324.303" calcext:value-type="float">
            <text:p>324.303</text:p>
          </table:table-cell>
          <table:table-cell office:value-type="float" office:value="322.425" calcext:value-type="float">
            <text:p>322.425</text:p>
          </table:table-cell>
          <table:table-cell office:value-type="float" office:value="324.09" calcext:value-type="float">
            <text:p>324.09</text:p>
          </table:table-cell>
          <table:table-cell office:value-type="float" office:value="323.935" calcext:value-type="float">
            <text:p>323.935</text:p>
          </table:table-cell>
          <table:table-cell office:value-type="float" office:value="322.297" calcext:value-type="float">
            <text:p>322.297</text:p>
          </table:table-cell>
          <table:table-cell office:value-type="float" office:value="322.21" calcext:value-type="float">
            <text:p>322.21</text:p>
          </table:table-cell>
          <table:table-cell office:value-type="float" office:value="323.279" calcext:value-type="float">
            <text:p>323.279</text:p>
          </table:table-cell>
          <table:table-cell office:value-type="float" office:value="322.654" calcext:value-type="float">
            <text:p>322.654</text:p>
          </table:table-cell>
          <table:table-cell office:value-type="float" office:value="321.788" calcext:value-type="float">
            <text:p>321.788</text:p>
          </table:table-cell>
          <table:table-cell office:value-type="float" office:value="322.357" calcext:value-type="float">
            <text:p>322.357</text:p>
          </table:table-cell>
          <table:table-cell office:value-type="float" office:value="343.816" calcext:value-type="float">
            <text:p>343.816</text:p>
          </table:table-cell>
          <table:table-cell office:value-type="float" office:value="364.684" calcext:value-type="float">
            <text:p>364.684</text:p>
          </table:table-cell>
          <table:table-cell office:value-type="float" office:value="367.053" calcext:value-type="float">
            <text:p>367.053</text:p>
          </table:table-cell>
          <table:table-cell office:value-type="float" office:value="366.345" calcext:value-type="float">
            <text:p>366.345</text:p>
          </table:table-cell>
          <table:table-cell office:value-type="float" office:value="362.519" calcext:value-type="float">
            <text:p>362.519</text:p>
          </table:table-cell>
          <table:table-cell office:value-type="float" office:value="360.608" calcext:value-type="float">
            <text:p>360.608</text:p>
          </table:table-cell>
          <table:table-cell office:value-type="float" office:value="361.921" calcext:value-type="float">
            <text:p>361.921</text:p>
          </table:table-cell>
          <table:table-cell office:value-type="float" office:value="362.653" calcext:value-type="float">
            <text:p>362.653</text:p>
          </table:table-cell>
          <table:table-cell office:value-type="float" office:value="362.373" calcext:value-type="float">
            <text:p>362.373</text:p>
          </table:table-cell>
          <table:table-cell office:value-type="float" office:value="361.893" calcext:value-type="float">
            <text:p>361.893</text:p>
          </table:table-cell>
          <table:table-cell office:value-type="float" office:value="361.744" calcext:value-type="float">
            <text:p>361.744</text:p>
          </table:table-cell>
          <table:table-cell office:value-type="float" office:value="361.845" calcext:value-type="float">
            <text:p>361.845</text:p>
          </table:table-cell>
          <table:table-cell office:value-type="float" office:value="361.762" calcext:value-type="float">
            <text:p>361.762</text:p>
          </table:table-cell>
          <table:table-cell office:value-type="float" office:value="360.762" calcext:value-type="float">
            <text:p>360.762</text:p>
          </table:table-cell>
          <table:table-cell office:value-type="float" office:value="359.853" calcext:value-type="float">
            <text:p>359.853</text:p>
          </table:table-cell>
          <table:table-cell office:value-type="float" office:value="360.018" calcext:value-type="float">
            <text:p>360.018</text:p>
          </table:table-cell>
          <table:table-cell office:value-type="float" office:value="361.274" calcext:value-type="float">
            <text:p>361.274</text:p>
          </table:table-cell>
          <table:table-cell office:value-type="float" office:value="364.413" calcext:value-type="float">
            <text:p>364.413</text:p>
          </table:table-cell>
          <table:table-cell office:value-type="float" office:value="363.819" calcext:value-type="float">
            <text:p>363.819</text:p>
          </table:table-cell>
          <table:table-cell office:value-type="float" office:value="364.167" calcext:value-type="float">
            <text:p>364.167</text:p>
          </table:table-cell>
          <table:table-cell office:value-type="float" office:value="366.08" calcext:value-type="float">
            <text:p>366.08</text:p>
          </table:table-cell>
          <table:table-cell office:value-type="float" office:value="379.833" calcext:value-type="float">
            <text:p>379.833</text:p>
          </table:table-cell>
          <table:table-cell office:value-type="float" office:value="380.171" calcext:value-type="float">
            <text:p>380.171</text:p>
          </table:table-cell>
          <table:table-cell office:value-type="float" office:value="384.271" calcext:value-type="float">
            <text:p>384.271</text:p>
          </table:table-cell>
          <table:table-cell office:value-type="float" office:value="382.64" calcext:value-type="float">
            <text:p>382.64</text:p>
          </table:table-cell>
          <table:table-cell office:value-type="float" office:value="383.729" calcext:value-type="float">
            <text:p>383.729</text:p>
          </table:table-cell>
          <table:table-cell office:value-type="float" office:value="382.802" calcext:value-type="float">
            <text:p>382.802</text:p>
          </table:table-cell>
          <table:table-cell office:value-type="float" office:value="382.636" calcext:value-type="float">
            <text:p>382.636</text:p>
          </table:table-cell>
          <table:table-cell office:value-type="float" office:value="383.93" calcext:value-type="float">
            <text:p>383.93</text:p>
          </table:table-cell>
          <table:table-cell office:value-type="float" office:value="382.685" calcext:value-type="float">
            <text:p>382.685</text:p>
          </table:table-cell>
          <table:table-cell office:value-type="float" office:value="373.468" calcext:value-type="float">
            <text:p>373.468</text:p>
          </table:table-cell>
          <table:table-cell office:value-type="float" office:value="374.731" calcext:value-type="float">
            <text:p>374.731</text:p>
          </table:table-cell>
          <table:table-cell office:value-type="float" office:value="382.487" calcext:value-type="float">
            <text:p>382.487</text:p>
          </table:table-cell>
          <table:table-cell office:value-type="float" office:value="381.045" calcext:value-type="float">
            <text:p>381.045</text:p>
          </table:table-cell>
          <table:table-cell office:value-type="float" office:value="378.556" calcext:value-type="float">
            <text:p>378.556</text:p>
          </table:table-cell>
          <table:table-cell office:value-type="float" office:value="378.647" calcext:value-type="float">
            <text:p>378.647</text:p>
          </table:table-cell>
          <table:table-cell office:value-type="float" office:value="378.392" calcext:value-type="float">
            <text:p>378.392</text:p>
          </table:table-cell>
          <table:table-cell office:value-type="float" office:value="377.742" calcext:value-type="float">
            <text:p>377.742</text:p>
          </table:table-cell>
          <table:table-cell office:value-type="float" office:value="379.564" calcext:value-type="float">
            <text:p>379.564</text:p>
          </table:table-cell>
          <table:table-cell office:value-type="float" office:value="377.526" calcext:value-type="float">
            <text:p>377.526</text:p>
          </table:table-cell>
          <table:table-cell office:value-type="float" office:value="378.108" calcext:value-type="float">
            <text:p>378.108</text:p>
          </table:table-cell>
          <table:table-cell office:value-type="float" office:value="368.113" calcext:value-type="float">
            <text:p>368.113</text:p>
          </table:table-cell>
          <table:table-cell office:value-type="float" office:value="364.812" calcext:value-type="float">
            <text:p>364.812</text:p>
          </table:table-cell>
          <table:table-cell office:value-type="float" office:value="362.131" calcext:value-type="float">
            <text:p>362.131</text:p>
          </table:table-cell>
          <table:table-cell office:value-type="float" office:value="361.651" calcext:value-type="float">
            <text:p>361.651</text:p>
          </table:table-cell>
          <table:table-cell office:value-type="float" office:value="359.959" calcext:value-type="float">
            <text:p>359.959</text:p>
          </table:table-cell>
          <table:table-cell office:value-type="float" office:value="356.226" calcext:value-type="float">
            <text:p>356.226</text:p>
          </table:table-cell>
          <table:table-cell office:value-type="float" office:value="349.558" calcext:value-type="float">
            <text:p>349.558</text:p>
          </table:table-cell>
          <table:table-cell office:value-type="float" office:value="346.513" calcext:value-type="float">
            <text:p>346.513</text:p>
          </table:table-cell>
          <table:table-cell office:value-type="float" office:value="347.7" calcext:value-type="float">
            <text:p>347.7</text:p>
          </table:table-cell>
          <table:table-cell office:value-type="float" office:value="345.759" calcext:value-type="float">
            <text:p>345.759</text:p>
          </table:table-cell>
          <table:table-cell office:value-type="float" office:value="343.269" calcext:value-type="float">
            <text:p>343.269</text:p>
          </table:table-cell>
          <table:table-cell office:value-type="float" office:value="340.445" calcext:value-type="float">
            <text:p>340.445</text:p>
          </table:table-cell>
          <table:table-cell office:value-type="float" office:value="337.034" calcext:value-type="float">
            <text:p>337.034</text:p>
          </table:table-cell>
          <table:table-cell office:value-type="float" office:value="337.824" calcext:value-type="float">
            <text:p>337.824</text:p>
          </table:table-cell>
          <table:table-cell office:value-type="float" office:value="334.797" calcext:value-type="float">
            <text:p>334.797</text:p>
          </table:table-cell>
          <table:table-cell office:value-type="float" office:value="330.13" calcext:value-type="float">
            <text:p>330.13</text:p>
          </table:table-cell>
          <table:table-cell office:value-type="float" office:value="329.464" calcext:value-type="float">
            <text:p>329.464</text:p>
          </table:table-cell>
          <table:table-cell office:value-type="float" office:value="328.997" calcext:value-type="float">
            <text:p>328.997</text:p>
          </table:table-cell>
          <table:table-cell office:value-type="float" office:value="326.432" calcext:value-type="float">
            <text:p>326.432</text:p>
          </table:table-cell>
          <table:table-cell office:value-type="float" office:value="330.06" calcext:value-type="float">
            <text:p>330.06</text:p>
          </table:table-cell>
          <table:table-cell office:value-type="float" office:value="325.268" calcext:value-type="float">
            <text:p>325.268</text:p>
          </table:table-cell>
          <table:table-cell office:value-type="float" office:value="322.51" calcext:value-type="float">
            <text:p>322.51</text:p>
          </table:table-cell>
          <table:table-cell office:value-type="float" office:value="319.184" calcext:value-type="float">
            <text:p>319.184</text:p>
          </table:table-cell>
          <table:table-cell office:value-type="float" office:value="316.017" calcext:value-type="float">
            <text:p>316.017</text:p>
          </table:table-cell>
          <table:table-cell office:value-type="float" office:value="343.551" calcext:value-type="float">
            <text:p>343.551</text:p>
          </table:table-cell>
          <table:table-cell office:value-type="float" office:value="320.348" calcext:value-type="float">
            <text:p>320.348</text:p>
          </table:table-cell>
          <table:table-cell office:value-type="float" office:value="317.797" calcext:value-type="float">
            <text:p>317.797</text:p>
          </table:table-cell>
          <table:table-cell office:value-type="float" office:value="321.675" calcext:value-type="float">
            <text:p>321.675</text:p>
          </table:table-cell>
          <table:table-cell office:value-type="float" office:value="320.038" calcext:value-type="float">
            <text:p>320.038</text:p>
          </table:table-cell>
          <table:table-cell office:value-type="float" office:value="320.838" calcext:value-type="float">
            <text:p>320.838</text:p>
          </table:table-cell>
          <table:table-cell office:value-type="float" office:value="314.726" calcext:value-type="float">
            <text:p>314.726</text:p>
          </table:table-cell>
          <table:table-cell office:value-type="float" office:value="315.035" calcext:value-type="float">
            <text:p>315.035</text:p>
          </table:table-cell>
          <table:table-cell office:value-type="float" office:value="319.684" calcext:value-type="float">
            <text:p>319.684</text:p>
          </table:table-cell>
          <table:table-cell office:value-type="float" office:value="315.453" calcext:value-type="float">
            <text:p>315.453</text:p>
          </table:table-cell>
          <table:table-cell office:value-type="float" office:value="313.718" calcext:value-type="float">
            <text:p>313.718</text:p>
          </table:table-cell>
          <table:table-cell office:value-type="float" office:value="316.019" calcext:value-type="float">
            <text:p>316.019</text:p>
          </table:table-cell>
          <table:table-cell office:value-type="float" office:value="314.676" calcext:value-type="float">
            <text:p>314.676</text:p>
          </table:table-cell>
          <table:table-cell office:value-type="float" office:value="309.662" calcext:value-type="float">
            <text:p>309.662</text:p>
          </table:table-cell>
          <table:table-cell office:value-type="float" office:value="309.96" calcext:value-type="float">
            <text:p>309.96</text:p>
          </table:table-cell>
          <table:table-cell office:value-type="float" office:value="307.754" calcext:value-type="float">
            <text:p>307.754</text:p>
          </table:table-cell>
          <table:table-cell office:value-type="float" office:value="306.853" calcext:value-type="float">
            <text:p>306.853</text:p>
          </table:table-cell>
          <table:table-cell office:value-type="float" office:value="349.212" calcext:value-type="float">
            <text:p>349.212</text:p>
          </table:table-cell>
          <table:table-cell office:value-type="float" office:value="348.739" calcext:value-type="float">
            <text:p>348.739</text:p>
          </table:table-cell>
          <table:table-cell office:value-type="float" office:value="352.608" calcext:value-type="float">
            <text:p>352.608</text:p>
          </table:table-cell>
          <table:table-cell office:value-type="float" office:value="348.069" calcext:value-type="float">
            <text:p>348.069</text:p>
          </table:table-cell>
          <table:table-cell office:value-type="float" office:value="351.253" calcext:value-type="float">
            <text:p>351.253</text:p>
          </table:table-cell>
          <table:table-cell office:value-type="float" office:value="358.105" calcext:value-type="float">
            <text:p>358.105</text:p>
          </table:table-cell>
          <table:table-cell office:value-type="float" office:value="350.111" calcext:value-type="float">
            <text:p>350.111</text:p>
          </table:table-cell>
          <table:table-cell office:value-type="float" office:value="348.97" calcext:value-type="float">
            <text:p>348.97</text:p>
          </table:table-cell>
          <table:table-cell office:value-type="float" office:value="354.628" calcext:value-type="float">
            <text:p>354.628</text:p>
          </table:table-cell>
          <table:table-cell office:value-type="float" office:value="351.158" calcext:value-type="float">
            <text:p>351.158</text:p>
          </table:table-cell>
          <table:table-cell office:value-type="float" office:value="353.632" calcext:value-type="float">
            <text:p>353.632</text:p>
          </table:table-cell>
          <table:table-cell office:value-type="float" office:value="349.608" calcext:value-type="float">
            <text:p>349.608</text:p>
          </table:table-cell>
          <table:table-cell office:value-type="float" office:value="328.773" calcext:value-type="float">
            <text:p>328.773</text:p>
          </table:table-cell>
          <table:table-cell office:value-type="float" office:value="328.668" calcext:value-type="float">
            <text:p>328.668</text:p>
          </table:table-cell>
          <table:table-cell office:value-type="float" office:value="330.547" calcext:value-type="float">
            <text:p>330.547</text:p>
          </table:table-cell>
          <table:table-cell office:value-type="float" office:value="329.454" calcext:value-type="float">
            <text:p>329.454</text:p>
          </table:table-cell>
          <table:table-cell office:value-type="float" office:value="328.847" calcext:value-type="float">
            <text:p>328.847</text:p>
          </table:table-cell>
          <table:table-cell office:value-type="float" office:value="325.471" calcext:value-type="float">
            <text:p>325.471</text:p>
          </table:table-cell>
          <table:table-cell office:value-type="float" office:value="329.224" calcext:value-type="float">
            <text:p>329.224</text:p>
          </table:table-cell>
          <table:table-cell office:value-type="float" office:value="323.793" calcext:value-type="float">
            <text:p>323.793</text:p>
          </table:table-cell>
          <table:table-cell office:value-type="float" office:value="326.429" calcext:value-type="float">
            <text:p>326.429</text:p>
          </table:table-cell>
          <table:table-cell office:value-type="float" office:value="325.781" calcext:value-type="float">
            <text:p>325.781</text:p>
          </table:table-cell>
          <table:table-cell office:value-type="float" office:value="325.237" calcext:value-type="float">
            <text:p>325.237</text:p>
          </table:table-cell>
          <table:table-cell office:value-type="float" office:value="327.931" calcext:value-type="float">
            <text:p>327.931</text:p>
          </table:table-cell>
          <table:table-cell office:value-type="float" office:value="358.359" calcext:value-type="float">
            <text:p>358.359</text:p>
          </table:table-cell>
          <table:table-cell office:value-type="float" office:value="364.454" calcext:value-type="float">
            <text:p>364.454</text:p>
          </table:table-cell>
          <table:table-cell office:value-type="float" office:value="366.167" calcext:value-type="float">
            <text:p>366.167</text:p>
          </table:table-cell>
          <table:table-cell office:value-type="float" office:value="372.925" calcext:value-type="float">
            <text:p>372.925</text:p>
          </table:table-cell>
          <table:table-cell office:value-type="float" office:value="374.972" calcext:value-type="float">
            <text:p>374.972</text:p>
          </table:table-cell>
          <table:table-cell office:value-type="float" office:value="377.147" calcext:value-type="float">
            <text:p>377.147</text:p>
          </table:table-cell>
          <table:table-cell office:value-type="float" office:value="373.524" calcext:value-type="float">
            <text:p>373.524</text:p>
          </table:table-cell>
          <table:table-cell office:value-type="float" office:value="371.955" calcext:value-type="float">
            <text:p>371.955</text:p>
          </table:table-cell>
          <table:table-cell office:value-type="float" office:value="370.79" calcext:value-type="float">
            <text:p>370.79</text:p>
          </table:table-cell>
          <table:table-cell office:value-type="float" office:value="370.889" calcext:value-type="float">
            <text:p>370.889</text:p>
          </table:table-cell>
          <table:table-cell office:value-type="float" office:value="369.864" calcext:value-type="float">
            <text:p>369.864</text:p>
          </table:table-cell>
          <table:table-cell office:value-type="float" office:value="372.835" calcext:value-type="float">
            <text:p>372.835</text:p>
          </table:table-cell>
          <table:table-cell office:value-type="float" office:value="369.619" calcext:value-type="float">
            <text:p>369.619</text:p>
          </table:table-cell>
          <table:table-cell office:value-type="float" office:value="367.724" calcext:value-type="float">
            <text:p>367.724</text:p>
          </table:table-cell>
          <table:table-cell office:value-type="float" office:value="367.698" calcext:value-type="float">
            <text:p>367.698</text:p>
          </table:table-cell>
          <table:table-cell office:value-type="float" office:value="368.871" calcext:value-type="float">
            <text:p>368.871</text:p>
          </table:table-cell>
          <table:table-cell office:value-type="float" office:value="373.085" calcext:value-type="float">
            <text:p>373.085</text:p>
          </table:table-cell>
          <table:table-cell office:value-type="float" office:value="372.908" calcext:value-type="float">
            <text:p>372.908</text:p>
          </table:table-cell>
          <table:table-cell office:value-type="float" office:value="372.486" calcext:value-type="float">
            <text:p>372.486</text:p>
          </table:table-cell>
          <table:table-cell office:value-type="float" office:value="369.785" calcext:value-type="float">
            <text:p>369.785</text:p>
          </table:table-cell>
          <table:table-cell office:value-type="float" office:value="373.848" calcext:value-type="float">
            <text:p>373.848</text:p>
          </table:table-cell>
          <table:table-cell office:value-type="float" office:value="372.45" calcext:value-type="float">
            <text:p>372.45</text:p>
          </table:table-cell>
          <table:table-cell office:value-type="float" office:value="371.662" calcext:value-type="float">
            <text:p>371.662</text:p>
          </table:table-cell>
          <table:table-cell office:value-type="float" office:value="376.199" calcext:value-type="float">
            <text:p>376.199</text:p>
          </table:table-cell>
          <table:table-cell office:value-type="float" office:value="375.067" calcext:value-type="float">
            <text:p>375.067</text:p>
          </table:table-cell>
          <table:table-cell office:value-type="float" office:value="375.262" calcext:value-type="float">
            <text:p>375.262</text:p>
          </table:table-cell>
          <table:table-cell office:value-type="float" office:value="374.159" calcext:value-type="float">
            <text:p>374.159</text:p>
          </table:table-cell>
          <table:table-cell office:value-type="float" office:value="373.39" calcext:value-type="float">
            <text:p>373.39</text:p>
          </table:table-cell>
          <table:table-cell office:value-type="float" office:value="373.898" calcext:value-type="float">
            <text:p>373.898</text:p>
          </table:table-cell>
          <table:table-cell office:value-type="float" office:value="371.954" calcext:value-type="float">
            <text:p>371.954</text:p>
          </table:table-cell>
          <table:table-cell office:value-type="float" office:value="355.453" calcext:value-type="float">
            <text:p>355.453</text:p>
          </table:table-cell>
          <table:table-cell office:value-type="float" office:value="370.837" calcext:value-type="float">
            <text:p>370.837</text:p>
          </table:table-cell>
          <table:table-cell office:value-type="float" office:value="368.544" calcext:value-type="float">
            <text:p>368.544</text:p>
          </table:table-cell>
          <table:table-cell office:value-type="float" office:value="369.013" calcext:value-type="float">
            <text:p>369.013</text:p>
          </table:table-cell>
          <table:table-cell office:value-type="float" office:value="372.505" calcext:value-type="float">
            <text:p>372.505</text:p>
          </table:table-cell>
          <table:table-cell office:value-type="float" office:value="372.899" calcext:value-type="float">
            <text:p>372.899</text:p>
          </table:table-cell>
          <table:table-cell office:value-type="float" office:value="373.646" calcext:value-type="float">
            <text:p>373.646</text:p>
          </table:table-cell>
          <table:table-cell office:value-type="float" office:value="378.601" calcext:value-type="float">
            <text:p>378.601</text:p>
          </table:table-cell>
          <table:table-cell office:value-type="float" office:value="378.27" calcext:value-type="float">
            <text:p>378.27</text:p>
          </table:table-cell>
          <table:table-cell office:value-type="float" office:value="378.057" calcext:value-type="float">
            <text:p>378.057</text:p>
          </table:table-cell>
          <table:table-cell office:value-type="float" office:value="374.792" calcext:value-type="float">
            <text:p>374.792</text:p>
          </table:table-cell>
          <table:table-cell office:value-type="float" office:value="374.169" calcext:value-type="float">
            <text:p>374.169</text:p>
          </table:table-cell>
          <table:table-cell office:value-type="float" office:value="347.974" calcext:value-type="float">
            <text:p>347.974</text:p>
          </table:table-cell>
          <table:table-cell office:value-type="float" office:value="342.635" calcext:value-type="float">
            <text:p>342.635</text:p>
          </table:table-cell>
          <table:table-cell office:value-type="float" office:value="342.303" calcext:value-type="float">
            <text:p>342.303</text:p>
          </table:table-cell>
          <table:table-cell office:value-type="float" office:value="339.033" calcext:value-type="float">
            <text:p>339.033</text:p>
          </table:table-cell>
          <table:table-cell office:value-type="float" office:value="339.051" calcext:value-type="float">
            <text:p>339.051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337.312" calcext:value-type="float">
            <text:p>337.312</text:p>
          </table:table-cell>
          <table:table-cell office:value-type="float" office:value="337.421" calcext:value-type="float">
            <text:p>337.421</text:p>
          </table:table-cell>
          <table:table-cell office:value-type="float" office:value="339.493" calcext:value-type="float">
            <text:p>339.493</text:p>
          </table:table-cell>
          <table:table-cell office:value-type="float" office:value="338.566" calcext:value-type="float">
            <text:p>338.566</text:p>
          </table:table-cell>
          <table:table-cell office:value-type="float" office:value="338.872" calcext:value-type="float">
            <text:p>338.872</text:p>
          </table:table-cell>
          <table:table-cell office:value-type="float" office:value="333.756" calcext:value-type="float">
            <text:p>333.756</text:p>
          </table:table-cell>
          <table:table-cell office:value-type="float" office:value="339.68" calcext:value-type="float">
            <text:p>339.68</text:p>
          </table:table-cell>
          <table:table-cell office:value-type="float" office:value="337.337" calcext:value-type="float">
            <text:p>337.337</text:p>
          </table:table-cell>
          <table:table-cell office:value-type="float" office:value="336.713" calcext:value-type="float">
            <text:p>336.713</text:p>
          </table:table-cell>
          <table:table-cell office:value-type="float" office:value="334.116" calcext:value-type="float">
            <text:p>334.116</text:p>
          </table:table-cell>
          <table:table-cell office:value-type="float" office:value="332.215" calcext:value-type="float">
            <text:p>332.215</text:p>
          </table:table-cell>
          <table:table-cell office:value-type="float" office:value="331.726" calcext:value-type="float">
            <text:p>331.726</text:p>
          </table:table-cell>
          <table:table-cell office:value-type="float" office:value="331.99" calcext:value-type="float">
            <text:p>331.99</text:p>
          </table:table-cell>
          <table:table-cell office:value-type="float" office:value="331.724" calcext:value-type="float">
            <text:p>331.724</text:p>
          </table:table-cell>
          <table:table-cell office:value-type="float" office:value="330.906" calcext:value-type="float">
            <text:p>330.906</text:p>
          </table:table-cell>
          <table:table-cell office:value-type="float" office:value="330.473" calcext:value-type="float">
            <text:p>330.473</text:p>
          </table:table-cell>
          <table:table-cell office:value-type="float" office:value="328.605" calcext:value-type="float">
            <text:p>328.605</text:p>
          </table:table-cell>
          <table:table-cell office:value-type="float" office:value="325.647" calcext:value-type="float">
            <text:p>325.647</text:p>
          </table:table-cell>
          <table:table-cell office:value-type="float" office:value="323.963" calcext:value-type="float">
            <text:p>323.963</text:p>
          </table:table-cell>
          <table:table-cell office:value-type="float" office:value="324.654" calcext:value-type="float">
            <text:p>324.654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411" calcext:value-type="float">
            <text:p>323.411</text:p>
          </table:table-cell>
          <table:table-cell office:value-type="float" office:value="323.75" calcext:value-type="float">
            <text:p>323.7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325.37" calcext:value-type="float">
            <text:p>325.37</text:p>
          </table:table-cell>
          <table:table-cell office:value-type="float" office:value="323.284" calcext:value-type="float">
            <text:p>323.284</text:p>
          </table:table-cell>
          <table:table-cell office:value-type="float" office:value="324.139" calcext:value-type="float">
            <text:p>324.139</text:p>
          </table:table-cell>
          <table:table-cell office:value-type="float" office:value="323.243" calcext:value-type="float">
            <text:p>323.243</text:p>
          </table:table-cell>
          <table:table-cell office:value-type="float" office:value="322.92" calcext:value-type="float">
            <text:p>322.92</text:p>
          </table:table-cell>
          <table:table-cell office:value-type="float" office:value="315.337" calcext:value-type="float">
            <text:p>315.337</text:p>
          </table:table-cell>
          <table:table-cell office:value-type="float" office:value="314.867" calcext:value-type="float">
            <text:p>314.867</text:p>
          </table:table-cell>
          <table:table-cell office:value-type="float" office:value="314.58" calcext:value-type="float">
            <text:p>314.58</text:p>
          </table:table-cell>
          <table:table-cell office:value-type="float" office:value="329.854" calcext:value-type="float">
            <text:p>329.854</text:p>
          </table:table-cell>
          <table:table-cell office:value-type="float" office:value="332.215" calcext:value-type="float">
            <text:p>332.215</text:p>
          </table:table-cell>
          <table:table-cell office:value-type="float" office:value="330.646" calcext:value-type="float">
            <text:p>330.646</text:p>
          </table:table-cell>
          <table:table-cell office:value-type="float" office:value="330.462" calcext:value-type="float">
            <text:p>330.462</text:p>
          </table:table-cell>
          <table:table-cell office:value-type="float" office:value="329.08" calcext:value-type="float">
            <text:p>329.08</text:p>
          </table:table-cell>
          <table:table-cell office:value-type="float" office:value="325.612" calcext:value-type="float">
            <text:p>325.612</text:p>
          </table:table-cell>
          <table:table-cell office:value-type="float" office:value="310.159" calcext:value-type="float">
            <text:p>310.159</text:p>
          </table:table-cell>
          <table:table-cell office:value-type="float" office:value="318.189" calcext:value-type="float">
            <text:p>318.189</text:p>
          </table:table-cell>
          <table:table-cell office:value-type="float" office:value="318.782" calcext:value-type="float">
            <text:p>318.782</text:p>
          </table:table-cell>
          <table:table-cell office:value-type="float" office:value="316.154" calcext:value-type="float">
            <text:p>316.154</text:p>
          </table:table-cell>
          <table:table-cell office:value-type="float" office:value="318.563" calcext:value-type="float">
            <text:p>318.563</text:p>
          </table:table-cell>
          <table:table-cell office:value-type="float" office:value="315.434" calcext:value-type="float">
            <text:p>315.434</text:p>
          </table:table-cell>
          <table:table-cell office:value-type="float" office:value="318.095" calcext:value-type="float">
            <text:p>318.095</text:p>
          </table:table-cell>
          <table:table-cell office:value-type="float" office:value="311.439" calcext:value-type="float">
            <text:p>311.439</text:p>
          </table:table-cell>
          <table:table-cell office:value-type="float" office:value="320.346" calcext:value-type="float">
            <text:p>320.346</text:p>
          </table:table-cell>
          <table:table-cell office:value-type="float" office:value="318.027" calcext:value-type="float">
            <text:p>318.027</text:p>
          </table:table-cell>
          <table:table-cell office:value-type="float" office:value="317.481" calcext:value-type="float">
            <text:p>317.481</text:p>
          </table:table-cell>
          <table:table-cell office:value-type="float" office:value="321.503" calcext:value-type="float">
            <text:p>321.503</text:p>
          </table:table-cell>
          <table:table-cell office:value-type="float" office:value="313.759" calcext:value-type="float">
            <text:p>313.759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5.399" calcext:value-type="float">
            <text:p>315.399</text:p>
          </table:table-cell>
          <table:table-cell office:value-type="float" office:value="316.202" calcext:value-type="float">
            <text:p>316.202</text:p>
          </table:table-cell>
          <table:table-cell office:value-type="float" office:value="317.002" calcext:value-type="float">
            <text:p>317.002</text:p>
          </table:table-cell>
          <table:table-cell office:value-type="float" office:value="315.756" calcext:value-type="float">
            <text:p>315.756</text:p>
          </table:table-cell>
          <table:table-cell office:value-type="float" office:value="314.058" calcext:value-type="float">
            <text:p>314.058</text:p>
          </table:table-cell>
          <table:table-cell office:value-type="float" office:value="315.692" calcext:value-type="float">
            <text:p>315.692</text:p>
          </table:table-cell>
          <table:table-cell office:value-type="float" office:value="316.993" calcext:value-type="float">
            <text:p>316.993</text:p>
          </table:table-cell>
          <table:table-cell office:value-type="float" office:value="312.383" calcext:value-type="float">
            <text:p>312.383</text:p>
          </table:table-cell>
          <table:table-cell office:value-type="float" office:value="326.066" calcext:value-type="float">
            <text:p>326.066</text:p>
          </table:table-cell>
          <table:table-cell office:value-type="float" office:value="329.654" calcext:value-type="float">
            <text:p>329.654</text:p>
          </table:table-cell>
          <table:table-cell office:value-type="float" office:value="329.277" calcext:value-type="float">
            <text:p>329.277</text:p>
          </table:table-cell>
          <table:table-cell office:value-type="float" office:value="328.951" calcext:value-type="float">
            <text:p>328.951</text:p>
          </table:table-cell>
          <table:table-cell office:value-type="float" office:value="314.699" calcext:value-type="float">
            <text:p>314.699</text:p>
          </table:table-cell>
          <table:table-cell office:value-type="float" office:value="306.424" calcext:value-type="float">
            <text:p>306.424</text:p>
          </table:table-cell>
          <table:table-cell office:value-type="float" office:value="323.481" calcext:value-type="float">
            <text:p>323.481</text:p>
          </table:table-cell>
          <table:table-cell office:value-type="float" office:value="322.005" calcext:value-type="float">
            <text:p>322.005</text:p>
          </table:table-cell>
          <table:table-cell office:value-type="float" office:value="322.184" calcext:value-type="float">
            <text:p>322.184</text:p>
          </table:table-cell>
          <table:table-cell office:value-type="float" office:value="321.539" calcext:value-type="float">
            <text:p>321.539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316.79" calcext:value-type="float">
            <text:p>316.79</text:p>
          </table:table-cell>
          <table:table-cell office:value-type="float" office:value="316.82" calcext:value-type="float">
            <text:p>316.82</text:p>
          </table:table-cell>
          <table:table-cell office:value-type="float" office:value="319.137" calcext:value-type="float">
            <text:p>319.137</text:p>
          </table:table-cell>
          <table:table-cell office:value-type="float" office:value="315.751" calcext:value-type="float">
            <text:p>315.751</text:p>
          </table:table-cell>
          <table:table-cell office:value-type="float" office:value="314.444" calcext:value-type="float">
            <text:p>314.444</text:p>
          </table:table-cell>
          <table:table-cell office:value-type="float" office:value="313.941" calcext:value-type="float">
            <text:p>313.941</text:p>
          </table:table-cell>
          <table:table-cell office:value-type="float" office:value="319.431" calcext:value-type="float">
            <text:p>319.431</text:p>
          </table:table-cell>
          <table:table-cell office:value-type="float" office:value="319.135" calcext:value-type="float">
            <text:p>319.135</text:p>
          </table:table-cell>
          <table:table-cell office:value-type="float" office:value="323.347" calcext:value-type="float">
            <text:p>323.347</text:p>
          </table:table-cell>
          <table:table-cell office:value-type="float" office:value="319.288" calcext:value-type="float">
            <text:p>319.288</text:p>
          </table:table-cell>
          <table:table-cell office:value-type="float" office:value="321.69" calcext:value-type="float">
            <text:p>321.69</text:p>
          </table:table-cell>
          <table:table-cell office:value-type="float" office:value="316.804" calcext:value-type="float">
            <text:p>316.804</text:p>
          </table:table-cell>
          <table:table-cell office:value-type="float" office:value="319.23" calcext:value-type="float">
            <text:p>319.23</text:p>
          </table:table-cell>
          <table:table-cell office:value-type="float" office:value="317.063" calcext:value-type="float">
            <text:p>317.063</text:p>
          </table:table-cell>
          <table:table-cell office:value-type="float" office:value="317.261" calcext:value-type="float">
            <text:p>317.261</text:p>
          </table:table-cell>
          <table:table-cell office:value-type="float" office:value="317.782" calcext:value-type="float">
            <text:p>317.782</text:p>
          </table:table-cell>
          <table:table-cell office:value-type="float" office:value="317.448" calcext:value-type="float">
            <text:p>317.448</text:p>
          </table:table-cell>
          <table:table-cell office:value-type="float" office:value="317.602" calcext:value-type="float">
            <text:p>317.602</text:p>
          </table:table-cell>
          <table:table-cell office:value-type="float" office:value="315.996" calcext:value-type="float">
            <text:p>315.996</text:p>
          </table:table-cell>
          <table:table-cell office:value-type="float" office:value="317.633" calcext:value-type="float">
            <text:p>317.633</text:p>
          </table:table-cell>
          <table:table-cell office:value-type="float" office:value="321.428" calcext:value-type="float">
            <text:p>321.428</text:p>
          </table:table-cell>
          <table:table-cell office:value-type="float" office:value="316.292" calcext:value-type="float">
            <text:p>316.292</text:p>
          </table:table-cell>
          <table:table-cell office:value-type="float" office:value="317.73" calcext:value-type="float">
            <text:p>317.73</text:p>
          </table:table-cell>
          <table:table-cell office:value-type="float" office:value="317.583" calcext:value-type="float">
            <text:p>317.583</text:p>
          </table:table-cell>
          <table:table-cell office:value-type="float" office:value="312.142" calcext:value-type="float">
            <text:p>312.142</text:p>
          </table:table-cell>
          <table:table-cell office:value-type="float" office:value="312.379" calcext:value-type="float">
            <text:p>312.379</text:p>
          </table:table-cell>
          <table:table-cell office:value-type="float" office:value="318.556" calcext:value-type="float">
            <text:p>318.556</text:p>
          </table:table-cell>
          <table:table-cell office:value-type="float" office:value="315.626" calcext:value-type="float">
            <text:p>315.626</text:p>
          </table:table-cell>
          <table:table-cell office:value-type="float" office:value="316.891" calcext:value-type="float">
            <text:p>316.891</text:p>
          </table:table-cell>
          <table:table-cell office:value-type="float" office:value="315.768" calcext:value-type="float">
            <text:p>315.768</text:p>
          </table:table-cell>
          <table:table-cell office:value-type="float" office:value="314.636" calcext:value-type="float">
            <text:p>314.636</text:p>
          </table:table-cell>
          <table:table-cell office:value-type="float" office:value="314.731" calcext:value-type="float">
            <text:p>314.731</text:p>
          </table:table-cell>
          <table:table-cell office:value-type="float" office:value="309.659" calcext:value-type="float">
            <text:p>309.659</text:p>
          </table:table-cell>
          <table:table-cell office:value-type="float" office:value="313.903" calcext:value-type="float">
            <text:p>313.903</text:p>
          </table:table-cell>
          <table:table-cell office:value-type="float" office:value="313.459" calcext:value-type="float">
            <text:p>313.459</text:p>
          </table:table-cell>
          <table:table-cell office:value-type="float" office:value="313.09" calcext:value-type="float">
            <text:p>313.09</text:p>
          </table:table-cell>
          <table:table-cell office:value-type="float" office:value="313.44" calcext:value-type="float">
            <text:p>313.44</text:p>
          </table:table-cell>
          <table:table-cell office:value-type="float" office:value="324.553" calcext:value-type="float">
            <text:p>324.553</text:p>
          </table:table-cell>
          <table:table-cell office:value-type="float" office:value="325.892" calcext:value-type="float">
            <text:p>325.892</text:p>
          </table:table-cell>
          <table:table-cell office:value-type="float" office:value="325.491" calcext:value-type="float">
            <text:p>325.491</text:p>
          </table:table-cell>
          <table:table-cell office:value-type="float" office:value="321.075" calcext:value-type="float">
            <text:p>321.075</text:p>
          </table:table-cell>
          <table:table-cell office:value-type="float" office:value="320.914" calcext:value-type="float">
            <text:p>320.914</text:p>
          </table:table-cell>
          <table:table-cell office:value-type="float" office:value="320.828" calcext:value-type="float">
            <text:p>320.828</text:p>
          </table:table-cell>
          <table:table-cell office:value-type="float" office:value="318.661" calcext:value-type="float">
            <text:p>318.661</text:p>
          </table:table-cell>
          <table:table-cell office:value-type="float" office:value="319.34" calcext:value-type="float">
            <text:p>319.34</text:p>
          </table:table-cell>
          <table:table-cell office:value-type="float" office:value="324.421" calcext:value-type="float">
            <text:p>324.421</text:p>
          </table:table-cell>
          <table:table-cell office:value-type="float" office:value="320.348" calcext:value-type="float">
            <text:p>320.348</text:p>
          </table:table-cell>
          <table:table-cell office:value-type="float" office:value="319.241" calcext:value-type="float">
            <text:p>319.241</text:p>
          </table:table-cell>
          <table:table-cell office:value-type="float" office:value="323.892" calcext:value-type="float">
            <text:p>323.892</text:p>
          </table:table-cell>
          <table:table-cell office:value-type="float" office:value="307.492" calcext:value-type="float">
            <text:p>307.492</text:p>
          </table:table-cell>
          <table:table-cell office:value-type="float" office:value="306.387" calcext:value-type="float">
            <text:p>306.387</text:p>
          </table:table-cell>
          <table:table-cell office:value-type="float" office:value="321.098" calcext:value-type="float">
            <text:p>321.098</text:p>
          </table:table-cell>
          <table:table-cell office:value-type="float" office:value="323.613" calcext:value-type="float">
            <text:p>323.613</text:p>
          </table:table-cell>
          <table:table-cell office:value-type="float" office:value="324.008" calcext:value-type="float">
            <text:p>324.008</text:p>
          </table:table-cell>
          <table:table-cell office:value-type="float" office:value="323.587" calcext:value-type="float">
            <text:p>323.587</text:p>
          </table:table-cell>
          <table:table-cell office:value-type="float" office:value="321.533" calcext:value-type="float">
            <text:p>321.533</text:p>
          </table:table-cell>
          <table:table-cell office:value-type="float" office:value="321.854" calcext:value-type="float">
            <text:p>321.854</text:p>
          </table:table-cell>
          <table:table-cell office:value-type="float" office:value="324.943" calcext:value-type="float">
            <text:p>324.943</text:p>
          </table:table-cell>
          <table:table-cell office:value-type="float" office:value="325.005" calcext:value-type="float">
            <text:p>325.005</text:p>
          </table:table-cell>
          <table:table-cell office:value-type="float" office:value="323.889" calcext:value-type="float">
            <text:p>323.889</text:p>
          </table:table-cell>
          <table:table-cell office:value-type="float" office:value="320.558" calcext:value-type="float">
            <text:p>320.558</text:p>
          </table:table-cell>
          <table:table-cell office:value-type="float" office:value="323.08" calcext:value-type="float">
            <text:p>323.08</text:p>
          </table:table-cell>
          <table:table-cell office:value-type="float" office:value="327.199" calcext:value-type="float">
            <text:p>327.199</text:p>
          </table:table-cell>
          <table:table-cell office:value-type="float" office:value="326.706" calcext:value-type="float">
            <text:p>326.706</text:p>
          </table:table-cell>
          <table:table-cell office:value-type="float" office:value="327.221" calcext:value-type="float">
            <text:p>327.221</text:p>
          </table:table-cell>
          <table:table-cell office:value-type="float" office:value="326.928" calcext:value-type="float">
            <text:p>326.928</text:p>
          </table:table-cell>
          <table:table-cell office:value-type="float" office:value="326.494" calcext:value-type="float">
            <text:p>326.494</text:p>
          </table:table-cell>
          <table:table-cell office:value-type="float" office:value="326.301" calcext:value-type="float">
            <text:p>326.301</text:p>
          </table:table-cell>
          <table:table-cell office:value-type="float" office:value="327.41" calcext:value-type="float">
            <text:p>327.41</text:p>
          </table:table-cell>
          <table:table-cell office:value-type="float" office:value="322.624" calcext:value-type="float">
            <text:p>322.624</text:p>
          </table:table-cell>
          <table:table-cell office:value-type="float" office:value="322.705" calcext:value-type="float">
            <text:p>322.705</text:p>
          </table:table-cell>
          <table:table-cell office:value-type="float" office:value="322.248" calcext:value-type="float">
            <text:p>322.248</text:p>
          </table:table-cell>
          <table:table-cell office:value-type="float" office:value="321.042" calcext:value-type="float">
            <text:p>321.042</text:p>
          </table:table-cell>
          <table:table-cell office:value-type="float" office:value="334.347" calcext:value-type="float">
            <text:p>334.347</text:p>
          </table:table-cell>
          <table:table-cell office:value-type="float" office:value="341.571" calcext:value-type="float">
            <text:p>341.571</text:p>
          </table:table-cell>
          <table:table-cell office:value-type="float" office:value="341.368" calcext:value-type="float">
            <text:p>341.368</text:p>
          </table:table-cell>
          <table:table-cell office:value-type="float" office:value="340.033" calcext:value-type="float">
            <text:p>340.033</text:p>
          </table:table-cell>
          <table:table-cell office:value-type="float" office:value="336.025" calcext:value-type="float">
            <text:p>336.025</text:p>
          </table:table-cell>
          <table:table-cell office:value-type="float" office:value="325.865" calcext:value-type="float">
            <text:p>325.865</text:p>
          </table:table-cell>
          <table:table-cell office:value-type="float" office:value="332.766" calcext:value-type="float">
            <text:p>332.766</text:p>
          </table:table-cell>
          <table:table-cell office:value-type="float" office:value="332.736" calcext:value-type="float">
            <text:p>332.736</text:p>
          </table:table-cell>
          <table:table-cell office:value-type="float" office:value="332.731" calcext:value-type="float">
            <text:p>332.731</text:p>
          </table:table-cell>
          <table:table-cell office:value-type="float" office:value="332.503" calcext:value-type="float">
            <text:p>332.503</text:p>
          </table:table-cell>
          <table:table-cell office:value-type="float" office:value="332.151" calcext:value-type="float">
            <text:p>332.151</text:p>
          </table:table-cell>
          <table:table-cell office:value-type="float" office:value="331.474" calcext:value-type="float">
            <text:p>331.474</text:p>
          </table:table-cell>
          <table:table-cell office:value-type="float" office:value="336.404" calcext:value-type="float">
            <text:p>336.404</text:p>
          </table:table-cell>
          <table:table-cell office:value-type="float" office:value="335.023" calcext:value-type="float">
            <text:p>335.023</text:p>
          </table:table-cell>
          <table:table-cell office:value-type="float" office:value="334.338" calcext:value-type="float">
            <text:p>334.338</text:p>
          </table:table-cell>
          <table:table-cell office:value-type="float" office:value="334.021" calcext:value-type="float">
            <text:p>334.021</text:p>
          </table:table-cell>
          <table:table-cell office:value-type="float" office:value="334.915" calcext:value-type="float">
            <text:p>334.915</text:p>
          </table:table-cell>
          <table:table-cell office:value-type="float" office:value="335.025" calcext:value-type="float">
            <text:p>335.025</text:p>
          </table:table-cell>
          <table:table-cell office:value-type="float" office:value="345.856" calcext:value-type="float">
            <text:p>345.856</text:p>
          </table:table-cell>
          <table:table-cell office:value-type="float" office:value="339.086" calcext:value-type="float">
            <text:p>339.086</text:p>
          </table:table-cell>
          <table:table-cell office:value-type="float" office:value="338.157" calcext:value-type="float">
            <text:p>338.157</text:p>
          </table:table-cell>
          <table:table-cell office:value-type="float" office:value="338.3" calcext:value-type="float">
            <text:p>338.3</text:p>
          </table:table-cell>
          <table:table-cell office:value-type="float" office:value="338.564" calcext:value-type="float">
            <text:p>338.564</text:p>
          </table:table-cell>
          <table:table-cell office:value-type="float" office:value="338.176" calcext:value-type="float">
            <text:p>338.176</text:p>
          </table:table-cell>
          <table:table-cell office:value-type="float" office:value="336.783" calcext:value-type="float">
            <text:p>336.783</text:p>
          </table:table-cell>
          <table:table-cell office:value-type="float" office:value="336.648" calcext:value-type="float">
            <text:p>336.648</text:p>
          </table:table-cell>
          <table:table-cell office:value-type="float" office:value="335.412" calcext:value-type="float">
            <text:p>335.412</text:p>
          </table:table-cell>
          <table:table-cell office:value-type="float" office:value="335.799" calcext:value-type="float">
            <text:p>335.799</text:p>
          </table:table-cell>
          <table:table-cell office:value-type="float" office:value="334.941" calcext:value-type="float">
            <text:p>334.941</text:p>
          </table:table-cell>
          <table:table-cell office:value-type="float" office:value="323.053" calcext:value-type="float">
            <text:p>323.053</text:p>
          </table:table-cell>
          <table:table-cell office:value-type="float" office:value="295.02" calcext:value-type="float">
            <text:p>295.02</text:p>
          </table:table-cell>
          <table:table-cell office:value-type="float" office:value="291.777" calcext:value-type="float">
            <text:p>291.777</text:p>
          </table:table-cell>
          <table:table-cell office:value-type="float" office:value="295.705" calcext:value-type="float">
            <text:p>295.705</text:p>
          </table:table-cell>
          <table:table-cell office:value-type="float" office:value="297.911" calcext:value-type="float">
            <text:p>297.911</text:p>
          </table:table-cell>
          <table:table-cell office:value-type="float" office:value="296.84" calcext:value-type="float">
            <text:p>296.84</text:p>
          </table:table-cell>
          <table:table-cell office:value-type="float" office:value="300.188" calcext:value-type="float">
            <text:p>300.188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99.41" calcext:value-type="float">
            <text:p>299.41</text:p>
          </table:table-cell>
          <table:table-cell office:value-type="float" office:value="300.705" calcext:value-type="float">
            <text:p>300.705</text:p>
          </table:table-cell>
          <table:table-cell office:value-type="float" office:value="300.721" calcext:value-type="float">
            <text:p>300.721</text:p>
          </table:table-cell>
          <table:table-cell office:value-type="float" office:value="298.622" calcext:value-type="float">
            <text:p>298.622</text:p>
          </table:table-cell>
          <table:table-cell office:value-type="float" office:value="297.815" calcext:value-type="float">
            <text:p>297.815</text:p>
          </table:table-cell>
          <table:table-cell office:value-type="float" office:value="292.953" calcext:value-type="float">
            <text:p>292.953</text:p>
          </table:table-cell>
          <table:table-cell office:value-type="float" office:value="288.335" calcext:value-type="float">
            <text:p>288.335</text:p>
          </table:table-cell>
          <table:table-cell office:value-type="float" office:value="284.696" calcext:value-type="float">
            <text:p>284.696</text:p>
          </table:table-cell>
          <table:table-cell office:value-type="float" office:value="285.386" calcext:value-type="float">
            <text:p>285.386</text:p>
          </table:table-cell>
          <table:table-cell office:value-type="float" office:value="286.663" calcext:value-type="float">
            <text:p>286.663</text:p>
          </table:table-cell>
          <table:table-cell office:value-type="float" office:value="282.522" calcext:value-type="float">
            <text:p>282.522</text:p>
          </table:table-cell>
          <table:table-cell office:value-type="float" office:value="284.554" calcext:value-type="float">
            <text:p>284.554</text:p>
          </table:table-cell>
          <table:table-cell office:value-type="float" office:value="286.067" calcext:value-type="float">
            <text:p>286.067</text:p>
          </table:table-cell>
          <table:table-cell office:value-type="float" office:value="283.249" calcext:value-type="float">
            <text:p>283.249</text:p>
          </table:table-cell>
          <table:table-cell office:value-type="float" office:value="282.862" calcext:value-type="float">
            <text:p>282.862</text:p>
          </table:table-cell>
          <table:table-cell office:value-type="float" office:value="282.943" calcext:value-type="float">
            <text:p>282.943</text:p>
          </table:table-cell>
          <table:table-cell office:value-type="float" office:value="282.705" calcext:value-type="float">
            <text:p>282.705</text:p>
          </table:table-cell>
          <table:table-cell office:value-type="float" office:value="285.941" calcext:value-type="float">
            <text:p>285.941</text:p>
          </table:table-cell>
          <table:table-cell office:value-type="float" office:value="282.941" calcext:value-type="float">
            <text:p>282.941</text:p>
          </table:table-cell>
          <table:table-cell office:value-type="float" office:value="285.299" calcext:value-type="float">
            <text:p>285.299</text:p>
          </table:table-cell>
          <table:table-cell office:value-type="float" office:value="285.324" calcext:value-type="float">
            <text:p>285.324</text:p>
          </table:table-cell>
          <table:table-cell office:value-type="float" office:value="267.18" calcext:value-type="float">
            <text:p>267.18</text:p>
          </table:table-cell>
          <table:table-cell office:value-type="float" office:value="268.224" calcext:value-type="float">
            <text:p>268.224</text:p>
          </table:table-cell>
          <table:table-cell office:value-type="float" office:value="258.994" calcext:value-type="float">
            <text:p>258.994</text:p>
          </table:table-cell>
          <table:table-cell office:value-type="float" office:value="242.494" calcext:value-type="float">
            <text:p>242.494</text:p>
          </table:table-cell>
          <table:table-cell office:value-type="float" office:value="244.809" calcext:value-type="float">
            <text:p>244.809</text:p>
          </table:table-cell>
          <table:table-cell office:value-type="float" office:value="239.403" calcext:value-type="float">
            <text:p>239.403</text:p>
          </table:table-cell>
          <table:table-cell office:value-type="float" office:value="239.207" calcext:value-type="float">
            <text:p>239.207</text:p>
          </table:table-cell>
          <table:table-cell office:value-type="float" office:value="238.769" calcext:value-type="float">
            <text:p>238.769</text:p>
          </table:table-cell>
          <table:table-cell office:value-type="float" office:value="238.89" calcext:value-type="float">
            <text:p>238.89</text:p>
          </table:table-cell>
          <table:table-cell office:value-type="float" office:value="241.472" calcext:value-type="float">
            <text:p>241.472</text:p>
          </table:table-cell>
          <table:table-cell office:value-type="float" office:value="238.761" calcext:value-type="float">
            <text:p>238.761</text:p>
          </table:table-cell>
          <table:table-cell office:value-type="float" office:value="240.171" calcext:value-type="float">
            <text:p>240.171</text:p>
          </table:table-cell>
          <table:table-cell office:value-type="float" office:value="238.304" calcext:value-type="float">
            <text:p>238.304</text:p>
          </table:table-cell>
          <table:table-cell office:value-type="float" office:value="237.903" calcext:value-type="float">
            <text:p>237.903</text:p>
          </table:table-cell>
          <table:table-cell office:value-type="float" office:value="247.85" calcext:value-type="float">
            <text:p>247.85</text:p>
          </table:table-cell>
          <table:table-cell office:value-type="float" office:value="246.293" calcext:value-type="float">
            <text:p>246.293</text:p>
          </table:table-cell>
          <table:table-cell office:value-type="float" office:value="248.581" calcext:value-type="float">
            <text:p>248.581</text:p>
          </table:table-cell>
          <table:table-cell office:value-type="float" office:value="249.93" calcext:value-type="float">
            <text:p>249.93</text:p>
          </table:table-cell>
          <table:table-cell office:value-type="float" office:value="247.333" calcext:value-type="float">
            <text:p>247.333</text:p>
          </table:table-cell>
          <table:table-cell office:value-type="float" office:value="246.932" calcext:value-type="float">
            <text:p>246.932</text:p>
          </table:table-cell>
          <table:table-cell office:value-type="float" office:value="250.464" calcext:value-type="float">
            <text:p>250.464</text:p>
          </table:table-cell>
          <table:table-cell office:value-type="float" office:value="250.01" calcext:value-type="float">
            <text:p>250.01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248.418" calcext:value-type="float">
            <text:p>248.418</text:p>
          </table:table-cell>
          <table:table-cell office:value-type="float" office:value="242.495" calcext:value-type="float">
            <text:p>242.495</text:p>
          </table:table-cell>
          <table:table-cell office:value-type="float" office:value="250.166" calcext:value-type="float">
            <text:p>250.166</text:p>
          </table:table-cell>
          <table:table-cell office:value-type="float" office:value="232.929" calcext:value-type="float">
            <text:p>232.929</text:p>
          </table:table-cell>
          <table:table-cell office:value-type="float" office:value="241.867" calcext:value-type="float">
            <text:p>241.867</text:p>
          </table:table-cell>
          <table:table-cell office:value-type="float" office:value="242.578" calcext:value-type="float">
            <text:p>242.578</text:p>
          </table:table-cell>
          <table:table-cell office:value-type="float" office:value="236.819" calcext:value-type="float">
            <text:p>236.819</text:p>
          </table:table-cell>
          <table:table-cell office:value-type="float" office:value="257.766" calcext:value-type="float">
            <text:p>257.766</text:p>
          </table:table-cell>
          <table:table-cell office:value-type="float" office:value="256.251" calcext:value-type="float">
            <text:p>256.251</text:p>
          </table:table-cell>
          <table:table-cell office:value-type="float" office:value="257.256" calcext:value-type="float">
            <text:p>257.256</text:p>
          </table:table-cell>
          <table:table-cell office:value-type="float" office:value="258.008" calcext:value-type="float">
            <text:p>258.008</text:p>
          </table:table-cell>
          <table:table-cell office:value-type="float" office:value="254.985" calcext:value-type="float">
            <text:p>254.985</text:p>
          </table:table-cell>
          <table:table-cell office:value-type="float" office:value="253.563" calcext:value-type="float">
            <text:p>253.563</text:p>
          </table:table-cell>
          <table:table-cell office:value-type="float" office:value="254.893" calcext:value-type="float">
            <text:p>254.893</text:p>
          </table:table-cell>
          <table:table-cell office:value-type="float" office:value="255.223" calcext:value-type="float">
            <text:p>255.223</text:p>
          </table:table-cell>
          <table:table-cell office:value-type="float" office:value="255.329" calcext:value-type="float">
            <text:p>255.329</text:p>
          </table:table-cell>
          <table:table-cell office:value-type="float" office:value="260.261" calcext:value-type="float">
            <text:p>260.261</text:p>
          </table:table-cell>
          <table:table-cell office:value-type="float" office:value="257.355" calcext:value-type="float">
            <text:p>257.355</text:p>
          </table:table-cell>
          <table:table-cell office:value-type="float" office:value="255.296" calcext:value-type="float">
            <text:p>255.296</text:p>
          </table:table-cell>
          <table:table-cell office:value-type="float" office:value="258.594" calcext:value-type="float">
            <text:p>258.594</text:p>
          </table:table-cell>
          <table:table-cell office:value-type="float" office:value="260.077" calcext:value-type="float">
            <text:p>260.077</text:p>
          </table:table-cell>
          <table:table-cell office:value-type="float" office:value="259.835" calcext:value-type="float">
            <text:p>259.835</text:p>
          </table:table-cell>
          <table:table-cell office:value-type="float" office:value="261.809" calcext:value-type="float">
            <text:p>261.809</text:p>
          </table:table-cell>
          <table:table-cell office:value-type="float" office:value="255.028" calcext:value-type="float">
            <text:p>255.028</text:p>
          </table:table-cell>
          <table:table-cell office:value-type="float" office:value="253.94" calcext:value-type="float">
            <text:p>253.94</text:p>
          </table:table-cell>
          <table:table-cell office:value-type="float" office:value="256.554" calcext:value-type="float">
            <text:p>256.554</text:p>
          </table:table-cell>
          <table:table-cell office:value-type="float" office:value="254.477" calcext:value-type="float">
            <text:p>254.477</text:p>
          </table:table-cell>
          <table:table-cell office:value-type="float" office:value="255.509" calcext:value-type="float">
            <text:p>255.509</text:p>
          </table:table-cell>
          <table:table-cell office:value-type="float" office:value="255.305" calcext:value-type="float">
            <text:p>255.305</text:p>
          </table:table-cell>
          <table:table-cell office:value-type="float" office:value="252.285" calcext:value-type="float">
            <text:p>252.285</text:p>
          </table:table-cell>
          <table:table-cell office:value-type="float" office:value="256.278" calcext:value-type="float">
            <text:p>256.278</text:p>
          </table:table-cell>
          <table:table-cell office:value-type="float" office:value="255.894" calcext:value-type="float">
            <text:p>255.894</text:p>
          </table:table-cell>
          <table:table-cell office:value-type="float" office:value="238.998" calcext:value-type="float">
            <text:p>238.998</text:p>
          </table:table-cell>
          <table:table-cell office:value-type="float" office:value="255.083" calcext:value-type="float">
            <text:p>255.083</text:p>
          </table:table-cell>
          <table:table-cell office:value-type="float" office:value="252.478" calcext:value-type="float">
            <text:p>252.478</text:p>
          </table:table-cell>
          <table:table-cell office:value-type="float" office:value="248.921" calcext:value-type="float">
            <text:p>248.921</text:p>
          </table:table-cell>
          <table:table-cell office:value-type="float" office:value="251.913" calcext:value-type="float">
            <text:p>251.913</text:p>
          </table:table-cell>
          <table:table-cell office:value-type="float" office:value="251.38" calcext:value-type="float">
            <text:p>251.38</text:p>
          </table:table-cell>
          <table:table-cell office:value-type="float" office:value="250.075" calcext:value-type="float">
            <text:p>250.075</text:p>
          </table:table-cell>
          <table:table-cell office:value-type="float" office:value="252.649" calcext:value-type="float">
            <text:p>252.649</text:p>
          </table:table-cell>
          <table:table-cell office:value-type="float" office:value="253.256" calcext:value-type="float">
            <text:p>253.256</text:p>
          </table:table-cell>
          <table:table-cell office:value-type="float" office:value="251.564" calcext:value-type="float">
            <text:p>251.564</text:p>
          </table:table-cell>
          <table:table-cell office:value-type="float" office:value="249.565" calcext:value-type="float">
            <text:p>249.565</text:p>
          </table:table-cell>
          <table:table-cell office:value-type="float" office:value="250.347" calcext:value-type="float">
            <text:p>250.347</text:p>
          </table:table-cell>
          <table:table-cell office:value-type="float" office:value="250.419" calcext:value-type="float">
            <text:p>250.419</text:p>
          </table:table-cell>
          <table:table-cell office:value-type="float" office:value="249.723" calcext:value-type="float">
            <text:p>249.723</text:p>
          </table:table-cell>
          <table:table-cell office:value-type="float" office:value="250.861" calcext:value-type="float">
            <text:p>250.861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247.278" calcext:value-type="float">
            <text:p>247.278</text:p>
          </table:table-cell>
          <table:table-cell office:value-type="float" office:value="250.287" calcext:value-type="float">
            <text:p>250.287</text:p>
          </table:table-cell>
          <table:table-cell office:value-type="float" office:value="251.748" calcext:value-type="float">
            <text:p>251.748</text:p>
          </table:table-cell>
          <table:table-cell office:value-type="float" office:value="250.6" calcext:value-type="float">
            <text:p>250.6</text:p>
          </table:table-cell>
          <table:table-cell office:value-type="float" office:value="251.619" calcext:value-type="float">
            <text:p>251.619</text:p>
          </table:table-cell>
          <table:table-cell office:value-type="float" office:value="249.954" calcext:value-type="float">
            <text:p>249.954</text:p>
          </table:table-cell>
          <table:table-cell office:value-type="float" office:value="252.368" calcext:value-type="float">
            <text:p>252.368</text:p>
          </table:table-cell>
          <table:table-cell office:value-type="float" office:value="250.044" calcext:value-type="float">
            <text:p>250.044</text:p>
          </table:table-cell>
          <table:table-cell office:value-type="float" office:value="252.876" calcext:value-type="float">
            <text:p>252.876</text:p>
          </table:table-cell>
          <table:table-cell office:value-type="float" office:value="249.037" calcext:value-type="float">
            <text:p>249.037</text:p>
          </table:table-cell>
          <table:table-cell office:value-type="float" office:value="249.689" calcext:value-type="float">
            <text:p>249.689</text:p>
          </table:table-cell>
          <table:table-cell office:value-type="float" office:value="246.383" calcext:value-type="float">
            <text:p>246.383</text:p>
          </table:table-cell>
          <table:table-cell office:value-type="float" office:value="249.153" calcext:value-type="float">
            <text:p>249.153</text:p>
          </table:table-cell>
          <table:table-cell office:value-type="float" office:value="248.583" calcext:value-type="float">
            <text:p>248.583</text:p>
          </table:table-cell>
          <table:table-cell office:value-type="float" office:value="253.501" calcext:value-type="float">
            <text:p>253.501</text:p>
          </table:table-cell>
          <table:table-cell office:value-type="float" office:value="255.814" calcext:value-type="float">
            <text:p>255.814</text:p>
          </table:table-cell>
          <table:table-cell office:value-type="float" office:value="229.74" calcext:value-type="float">
            <text:p>229.74</text:p>
          </table:table-cell>
          <table:table-cell office:value-type="float" office:value="217.095" calcext:value-type="float">
            <text:p>217.095</text:p>
          </table:table-cell>
          <table:table-cell office:value-type="float" office:value="218.715" calcext:value-type="float">
            <text:p>218.715</text:p>
          </table:table-cell>
          <table:table-cell office:value-type="float" office:value="221.501" calcext:value-type="float">
            <text:p>221.501</text:p>
          </table:table-cell>
          <table:table-cell office:value-type="float" office:value="221.485" calcext:value-type="float">
            <text:p>221.485</text:p>
          </table:table-cell>
          <table:table-cell office:value-type="float" office:value="219.3" calcext:value-type="float">
            <text:p>219.3</text:p>
          </table:table-cell>
          <table:table-cell office:value-type="float" office:value="213.166" calcext:value-type="float">
            <text:p>213.166</text:p>
          </table:table-cell>
          <table:table-cell office:value-type="float" office:value="211.818" calcext:value-type="float">
            <text:p>211.818</text:p>
          </table:table-cell>
          <table:table-cell office:value-type="float" office:value="216.525" calcext:value-type="float">
            <text:p>216.525</text:p>
          </table:table-cell>
          <table:table-cell office:value-type="float" office:value="218.985" calcext:value-type="float">
            <text:p>218.985</text:p>
          </table:table-cell>
          <table:table-cell office:value-type="float" office:value="215.398" calcext:value-type="float">
            <text:p>215.398</text:p>
          </table:table-cell>
          <table:table-cell office:value-type="float" office:value="245.792" calcext:value-type="float">
            <text:p>245.792</text:p>
          </table:table-cell>
          <table:table-cell office:value-type="float" office:value="251.149" calcext:value-type="float">
            <text:p>251.149</text:p>
          </table:table-cell>
          <table:table-cell office:value-type="float" office:value="253.435" calcext:value-type="float">
            <text:p>253.435</text:p>
          </table:table-cell>
          <table:table-cell office:value-type="float" office:value="250.526" calcext:value-type="float">
            <text:p>250.526</text:p>
          </table:table-cell>
          <table:table-cell office:value-type="float" office:value="253.074" calcext:value-type="float">
            <text:p>253.074</text:p>
          </table:table-cell>
          <table:table-cell office:value-type="float" office:value="253.652" calcext:value-type="float">
            <text:p>253.652</text:p>
          </table:table-cell>
          <table:table-cell office:value-type="float" office:value="255.534" calcext:value-type="float">
            <text:p>255.534</text:p>
          </table:table-cell>
          <table:table-cell office:value-type="float" office:value="255.887" calcext:value-type="float">
            <text:p>255.887</text:p>
          </table:table-cell>
          <table:table-cell office:value-type="float" office:value="252.697" calcext:value-type="float">
            <text:p>252.697</text:p>
          </table:table-cell>
          <table:table-cell office:value-type="float" office:value="249.69" calcext:value-type="float">
            <text:p>249.69</text:p>
          </table:table-cell>
          <table:table-cell office:value-type="float" office:value="252.09" calcext:value-type="float">
            <text:p>252.09</text:p>
          </table:table-cell>
          <table:table-cell office:value-type="float" office:value="253.306" calcext:value-type="float">
            <text:p>253.306</text:p>
          </table:table-cell>
          <table:table-cell office:value-type="float" office:value="254.505" calcext:value-type="float">
            <text:p>254.505</text:p>
          </table:table-cell>
          <table:table-cell office:value-type="float" office:value="250.184" calcext:value-type="float">
            <text:p>250.184</text:p>
          </table:table-cell>
          <table:table-cell office:value-type="float" office:value="251.677" calcext:value-type="float">
            <text:p>251.677</text:p>
          </table:table-cell>
          <table:table-cell office:value-type="float" office:value="252.207" calcext:value-type="float">
            <text:p>252.207</text:p>
          </table:table-cell>
          <table:table-cell office:value-type="float" office:value="252.847" calcext:value-type="float">
            <text:p>252.847</text:p>
          </table:table-cell>
          <table:table-cell office:value-type="float" office:value="253.779" calcext:value-type="float">
            <text:p>253.779</text:p>
          </table:table-cell>
          <table:table-cell office:value-type="float" office:value="255.392" calcext:value-type="float">
            <text:p>255.392</text:p>
          </table:table-cell>
          <table:table-cell office:value-type="float" office:value="294.233" calcext:value-type="float">
            <text:p>294.233</text:p>
          </table:table-cell>
          <table:table-cell office:value-type="float" office:value="298.058" calcext:value-type="float">
            <text:p>298.058</text:p>
          </table:table-cell>
          <table:table-cell office:value-type="float" office:value="296.977" calcext:value-type="float">
            <text:p>296.977</text:p>
          </table:table-cell>
          <table:table-cell office:value-type="float" office:value="296.174" calcext:value-type="float">
            <text:p>296.174</text:p>
          </table:table-cell>
          <table:table-cell office:value-type="float" office:value="296.633" calcext:value-type="float">
            <text:p>296.633</text:p>
          </table:table-cell>
          <table:table-cell office:value-type="float" office:value="294.796" calcext:value-type="float">
            <text:p>294.796</text:p>
          </table:table-cell>
          <table:table-cell office:value-type="float" office:value="287.121" calcext:value-type="float">
            <text:p>287.121</text:p>
          </table:table-cell>
          <table:table-cell office:value-type="float" office:value="286.6" calcext:value-type="float">
            <text:p>286.6</text:p>
          </table:table-cell>
          <table:table-cell office:value-type="float" office:value="277.841" calcext:value-type="float">
            <text:p>277.841</text:p>
          </table:table-cell>
          <table:table-cell office:value-type="float" office:value="285.15" calcext:value-type="float">
            <text:p>285.15</text:p>
          </table:table-cell>
          <table:table-cell office:value-type="float" office:value="290.825" calcext:value-type="float">
            <text:p>290.825</text:p>
          </table:table-cell>
          <table:table-cell office:value-type="float" office:value="291.766" calcext:value-type="float">
            <text:p>291.766</text:p>
          </table:table-cell>
          <table:table-cell office:value-type="float" office:value="289.211" calcext:value-type="float">
            <text:p>289.211</text:p>
          </table:table-cell>
          <table:table-cell office:value-type="float" office:value="290.212" calcext:value-type="float">
            <text:p>290.212</text:p>
          </table:table-cell>
          <table:table-cell office:value-type="float" office:value="291.486" calcext:value-type="float">
            <text:p>291.486</text:p>
          </table:table-cell>
          <table:table-cell office:value-type="float" office:value="294.898" calcext:value-type="float">
            <text:p>294.898</text:p>
          </table:table-cell>
          <table:table-cell office:value-type="float" office:value="288.37" calcext:value-type="float">
            <text:p>288.37</text:p>
          </table:table-cell>
          <table:table-cell office:value-type="float" office:value="280.591" calcext:value-type="float">
            <text:p>280.591</text:p>
          </table:table-cell>
          <table:table-cell office:value-type="float" office:value="275.084" calcext:value-type="float">
            <text:p>275.084</text:p>
          </table:table-cell>
          <table:table-cell office:value-type="float" office:value="274.619" calcext:value-type="float">
            <text:p>274.619</text:p>
          </table:table-cell>
          <table:table-cell office:value-type="float" office:value="280.253" calcext:value-type="float">
            <text:p>280.253</text:p>
          </table:table-cell>
          <table:table-cell office:value-type="float" office:value="279.077" calcext:value-type="float">
            <text:p>279.077</text:p>
          </table:table-cell>
          <table:table-cell office:value-type="float" office:value="280.279" calcext:value-type="float">
            <text:p>280.279</text:p>
          </table:table-cell>
          <table:table-cell office:value-type="float" office:value="266.895" calcext:value-type="float">
            <text:p>266.895</text:p>
          </table:table-cell>
          <table:table-cell office:value-type="float" office:value="274.182" calcext:value-type="float">
            <text:p>274.182</text:p>
          </table:table-cell>
          <table:table-cell office:value-type="float" office:value="273.621" calcext:value-type="float">
            <text:p>273.621</text:p>
          </table:table-cell>
          <table:table-cell office:value-type="float" office:value="279.555" calcext:value-type="float">
            <text:p>279.555</text:p>
          </table:table-cell>
          <table:table-cell office:value-type="float" office:value="269.296" calcext:value-type="float">
            <text:p>269.296</text:p>
          </table:table-cell>
          <table:table-cell office:value-type="float" office:value="265.216" calcext:value-type="float">
            <text:p>265.216</text:p>
          </table:table-cell>
          <table:table-cell office:value-type="float" office:value="248.479" calcext:value-type="float">
            <text:p>248.479</text:p>
          </table:table-cell>
          <table:table-cell office:value-type="float" office:value="267.114" calcext:value-type="float">
            <text:p>267.114</text:p>
          </table:table-cell>
          <table:table-cell office:value-type="float" office:value="267.631" calcext:value-type="float">
            <text:p>267.631</text:p>
          </table:table-cell>
          <table:table-cell office:value-type="float" office:value="264.686" calcext:value-type="float">
            <text:p>264.686</text:p>
          </table:table-cell>
          <table:table-cell office:value-type="float" office:value="267.354" calcext:value-type="float">
            <text:p>267.354</text:p>
          </table:table-cell>
          <table:table-cell office:value-type="float" office:value="265.459" calcext:value-type="float">
            <text:p>265.459</text:p>
          </table:table-cell>
          <table:table-cell office:value-type="float" office:value="267.757" calcext:value-type="float">
            <text:p>267.757</text:p>
          </table:table-cell>
          <table:table-cell office:value-type="float" office:value="269.441" calcext:value-type="float">
            <text:p>269.441</text:p>
          </table:table-cell>
          <table:table-cell office:value-type="float" office:value="253.881" calcext:value-type="float">
            <text:p>253.881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58.065" calcext:value-type="float">
            <text:p>258.065</text:p>
          </table:table-cell>
          <table:table-cell office:value-type="float" office:value="259.828" calcext:value-type="float">
            <text:p>259.828</text:p>
          </table:table-cell>
          <table:table-cell office:value-type="float" office:value="261.223" calcext:value-type="float">
            <text:p>261.223</text:p>
          </table:table-cell>
          <table:table-cell office:value-type="float" office:value="244.49" calcext:value-type="float">
            <text:p>244.49</text:p>
          </table:table-cell>
          <table:table-cell office:value-type="float" office:value="247.324" calcext:value-type="float">
            <text:p>247.324</text:p>
          </table:table-cell>
          <table:table-cell office:value-type="float" office:value="242.332" calcext:value-type="float">
            <text:p>242.332</text:p>
          </table:table-cell>
          <table:table-cell office:value-type="float" office:value="243.888" calcext:value-type="float">
            <text:p>243.888</text:p>
          </table:table-cell>
          <table:table-cell office:value-type="float" office:value="211.514" calcext:value-type="float">
            <text:p>211.514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581" calcext:value-type="float">
            <text:p>211.581</text:p>
          </table:table-cell>
          <table:table-cell office:value-type="float" office:value="205.525" calcext:value-type="float">
            <text:p>205.525</text:p>
          </table:table-cell>
          <table:table-cell office:value-type="float" office:value="202.913" calcext:value-type="float">
            <text:p>202.913</text:p>
          </table:table-cell>
          <table:table-cell office:value-type="float" office:value="199.26" calcext:value-type="float">
            <text:p>199.26</text:p>
          </table:table-cell>
          <table:table-cell office:value-type="float" office:value="171.748" calcext:value-type="float">
            <text:p>171.748</text:p>
          </table:table-cell>
          <table:table-cell office:value-type="float" office:value="161.494" calcext:value-type="float">
            <text:p>161.494</text:p>
          </table:table-cell>
          <table:table-cell office:value-type="float" office:value="164.087" calcext:value-type="float">
            <text:p>164.087</text:p>
          </table:table-cell>
          <table:table-cell office:value-type="float" office:value="159.676" calcext:value-type="float">
            <text:p>159.676</text:p>
          </table:table-cell>
          <table:table-cell office:value-type="float" office:value="123.706" calcext:value-type="float">
            <text:p>123.706</text:p>
          </table:table-cell>
          <table:table-cell office:value-type="float" office:value="126.143" calcext:value-type="float">
            <text:p>126.143</text:p>
          </table:table-cell>
          <table:table-cell office:value-type="float" office:value="117.636" calcext:value-type="float">
            <text:p>117.636</text:p>
          </table:table-cell>
          <table:table-cell office:value-type="float" office:value="116.393" calcext:value-type="float">
            <text:p>116.393</text:p>
          </table:table-cell>
          <table:table-cell office:value-type="float" office:value="110.184" calcext:value-type="float">
            <text:p>110.184</text:p>
          </table:table-cell>
          <table:table-cell office:value-type="float" office:value="105.902" calcext:value-type="float">
            <text:p>105.902</text:p>
          </table:table-cell>
          <table:table-cell office:value-type="float" office:value="102.503" calcext:value-type="float">
            <text:p>102.503</text:p>
          </table:table-cell>
          <table:table-cell office:value-type="float" office:value="98.4849" calcext:value-type="float">
            <text:p>98.4849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113.19" calcext:value-type="float">
            <text:p>113.19</text:p>
          </table:table-cell>
          <table:table-cell office:value-type="float" office:value="109.393" calcext:value-type="float">
            <text:p>109.39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15.45" calcext:value-type="float">
            <text:p>115.45</text:p>
          </table:table-cell>
          <table:table-cell office:value-type="float" office:value="113.186" calcext:value-type="float">
            <text:p>113.186</text:p>
          </table:table-cell>
          <table:table-cell office:value-type="float" office:value="115.597" calcext:value-type="float">
            <text:p>115.597</text:p>
          </table:table-cell>
          <table:table-cell office:value-type="float" office:value="99.4056" calcext:value-type="float">
            <text:p>99.4056</text:p>
          </table:table-cell>
          <table:table-cell office:value-type="float" office:value="94.3591" calcext:value-type="float">
            <text:p>94.3591</text:p>
          </table:table-cell>
          <table:table-cell office:value-type="float" office:value="96.4722" calcext:value-type="float">
            <text:p>96.4722</text:p>
          </table:table-cell>
          <table:table-cell office:value-type="float" office:value="79.0319" calcext:value-type="float">
            <text:p>79.0319</text:p>
          </table:table-cell>
          <table:table-cell office:value-type="float" office:value="81.3256" calcext:value-type="float">
            <text:p>81.3256</text:p>
          </table:table-cell>
          <table:table-cell office:value-type="float" office:value="87.3215" calcext:value-type="float">
            <text:p>87.3215</text:p>
          </table:table-cell>
          <table:table-cell office:value-type="float" office:value="88.4637" calcext:value-type="float">
            <text:p>88.4637</text:p>
          </table:table-cell>
          <table:table-cell office:value-type="float" office:value="75.3416" calcext:value-type="float">
            <text:p>75.3416</text:p>
          </table:table-cell>
          <table:table-cell office:value-type="float" office:value="73.3004" calcext:value-type="float">
            <text:p>73.3004</text:p>
          </table:table-cell>
          <table:table-cell office:value-type="float" office:value="92.6116" calcext:value-type="float">
            <text:p>92.6116</text:p>
          </table:table-cell>
          <table:table-cell office:value-type="float" office:value="68.1599" calcext:value-type="float">
            <text:p>68.1599</text:p>
          </table:table-cell>
          <table:table-cell office:value-type="float" office:value="86.9563" calcext:value-type="float">
            <text:p>86.9563</text:p>
          </table:table-cell>
          <table:table-cell office:value-type="float" office:value="72.5215" calcext:value-type="float">
            <text:p>72.5215</text:p>
          </table:table-cell>
          <table:table-cell office:value-type="float" office:value="54.0716" calcext:value-type="float">
            <text:p>54.0716</text:p>
          </table:table-cell>
          <table:table-cell table:number-columns-repeated="4"/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759" calcext:value-type="float">
            <text:p>354.759</text:p>
          </table:table-cell>
          <table:table-cell office:value-type="float" office:value="354.508" calcext:value-type="float">
            <text:p>354.508</text:p>
          </table:table-cell>
          <table:table-cell office:value-type="float" office:value="354.439" calcext:value-type="float">
            <text:p>354.439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5.381" calcext:value-type="float">
            <text:p>355.381</text:p>
          </table:table-cell>
          <table:table-cell office:value-type="float" office:value="355.842" calcext:value-type="float">
            <text:p>355.842</text:p>
          </table:table-cell>
          <table:table-cell office:value-type="float" office:value="355.041" calcext:value-type="float">
            <text:p>355.041</text:p>
          </table:table-cell>
          <table:table-cell office:value-type="float" office:value="351.914" calcext:value-type="float">
            <text:p>351.914</text:p>
          </table:table-cell>
          <table:table-cell office:value-type="float" office:value="351.788" calcext:value-type="float">
            <text:p>351.788</text:p>
          </table:table-cell>
          <table:table-cell office:value-type="float" office:value="356.951" calcext:value-type="float">
            <text:p>356.951</text:p>
          </table:table-cell>
          <table:table-cell office:value-type="float" office:value="353.531" calcext:value-type="float">
            <text:p>353.531</text:p>
          </table:table-cell>
          <table:table-cell office:value-type="float" office:value="353.455" calcext:value-type="float">
            <text:p>353.455</text:p>
          </table:table-cell>
          <table:table-cell office:value-type="float" office:value="351.979" calcext:value-type="float">
            <text:p>351.979</text:p>
          </table:table-cell>
          <table:table-cell office:value-type="float" office:value="352.756" calcext:value-type="float">
            <text:p>352.756</text:p>
          </table:table-cell>
          <table:table-cell office:value-type="float" office:value="351.549" calcext:value-type="float">
            <text:p>351.549</text:p>
          </table:table-cell>
          <table:table-cell office:value-type="float" office:value="351.217" calcext:value-type="float">
            <text:p>351.217</text:p>
          </table:table-cell>
          <table:table-cell office:value-type="float" office:value="350.824" calcext:value-type="float">
            <text:p>350.824</text:p>
          </table:table-cell>
          <table:table-cell office:value-type="float" office:value="351.204" calcext:value-type="float">
            <text:p>351.204</text:p>
          </table:table-cell>
          <table:table-cell office:value-type="float" office:value="354.165" calcext:value-type="float">
            <text:p>354.165</text:p>
          </table:table-cell>
          <table:table-cell office:value-type="float" office:value="353.072" calcext:value-type="float">
            <text:p>353.072</text:p>
          </table:table-cell>
          <table:table-cell office:value-type="float" office:value="352.993" calcext:value-type="float">
            <text:p>352.993</text:p>
          </table:table-cell>
          <table:table-cell office:value-type="float" office:value="352.454" calcext:value-type="float">
            <text:p>352.454</text:p>
          </table:table-cell>
          <table:table-cell office:value-type="float" office:value="350.254" calcext:value-type="float">
            <text:p>350.254</text:p>
          </table:table-cell>
          <table:table-cell office:value-type="float" office:value="351.798" calcext:value-type="float">
            <text:p>351.798</text:p>
          </table:table-cell>
          <table:table-cell office:value-type="float" office:value="349.97" calcext:value-type="float">
            <text:p>349.97</text:p>
          </table:table-cell>
          <table:table-cell office:value-type="float" office:value="351.836" calcext:value-type="float">
            <text:p>351.836</text:p>
          </table:table-cell>
          <table:table-cell office:value-type="float" office:value="350.458" calcext:value-type="float">
            <text:p>350.458</text:p>
          </table:table-cell>
          <table:table-cell office:value-type="float" office:value="350.375" calcext:value-type="float">
            <text:p>350.375</text:p>
          </table:table-cell>
          <table:table-cell office:value-type="float" office:value="354.082" calcext:value-type="float">
            <text:p>354.082</text:p>
          </table:table-cell>
          <table:table-cell office:value-type="float" office:value="351.579" calcext:value-type="float">
            <text:p>351.579</text:p>
          </table:table-cell>
          <table:table-cell office:value-type="float" office:value="350.415" calcext:value-type="float">
            <text:p>350.415</text:p>
          </table:table-cell>
          <table:table-cell office:value-type="float" office:value="349.977" calcext:value-type="float">
            <text:p>349.977</text:p>
          </table:table-cell>
          <table:table-cell office:value-type="float" office:value="349.633" calcext:value-type="float">
            <text:p>349.633</text:p>
          </table:table-cell>
          <table:table-cell office:value-type="float" office:value="350.175" calcext:value-type="float">
            <text:p>350.175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0.141" calcext:value-type="float">
            <text:p>350.141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53.472" calcext:value-type="float">
            <text:p>353.472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49.952" calcext:value-type="float">
            <text:p>349.952</text:p>
          </table:table-cell>
          <table:table-cell office:value-type="float" office:value="350.523" calcext:value-type="float">
            <text:p>350.523</text:p>
          </table:table-cell>
          <table:table-cell office:value-type="float" office:value="349.148" calcext:value-type="float">
            <text:p>349.148</text:p>
          </table:table-cell>
          <table:table-cell office:value-type="float" office:value="349.228" calcext:value-type="float">
            <text:p>349.228</text:p>
          </table:table-cell>
          <table:table-cell office:value-type="float" office:value="377.085" calcext:value-type="float">
            <text:p>377.085</text:p>
          </table:table-cell>
          <table:table-cell office:value-type="float" office:value="382.059" calcext:value-type="float">
            <text:p>382.059</text:p>
          </table:table-cell>
          <table:table-cell office:value-type="float" office:value="381.693" calcext:value-type="float">
            <text:p>381.693</text:p>
          </table:table-cell>
          <table:table-cell office:value-type="float" office:value="382.376" calcext:value-type="float">
            <text:p>382.376</text:p>
          </table:table-cell>
          <table:table-cell office:value-type="float" office:value="378.057" calcext:value-type="float">
            <text:p>378.057</text:p>
          </table:table-cell>
          <table:table-cell office:value-type="float" office:value="379.165" calcext:value-type="float">
            <text:p>379.165</text:p>
          </table:table-cell>
          <table:table-cell office:value-type="float" office:value="380.046" calcext:value-type="float">
            <text:p>380.046</text:p>
          </table:table-cell>
          <table:table-cell office:value-type="float" office:value="379.616" calcext:value-type="float">
            <text:p>379.616</text:p>
          </table:table-cell>
          <table:table-cell office:value-type="float" office:value="379.374" calcext:value-type="float">
            <text:p>379.374</text:p>
          </table:table-cell>
          <table:table-cell office:value-type="float" office:value="379.144" calcext:value-type="float">
            <text:p>379.144</text:p>
          </table:table-cell>
          <table:table-cell office:value-type="float" office:value="380.417" calcext:value-type="float">
            <text:p>380.417</text:p>
          </table:table-cell>
          <table:table-cell office:value-type="float" office:value="381.457" calcext:value-type="float">
            <text:p>381.457</text:p>
          </table:table-cell>
          <table:table-cell office:value-type="float" office:value="380.994" calcext:value-type="float">
            <text:p>380.994</text:p>
          </table:table-cell>
          <table:table-cell office:value-type="float" office:value="377.35" calcext:value-type="float">
            <text:p>377.35</text:p>
          </table:table-cell>
          <table:table-cell office:value-type="float" office:value="377.905" calcext:value-type="float">
            <text:p>377.905</text:p>
          </table:table-cell>
          <table:table-cell office:value-type="float" office:value="378.728" calcext:value-type="float">
            <text:p>378.728</text:p>
          </table:table-cell>
          <table:table-cell office:value-type="float" office:value="379.168" calcext:value-type="float">
            <text:p>379.168</text:p>
          </table:table-cell>
          <table:table-cell office:value-type="float" office:value="378.526" calcext:value-type="float">
            <text:p>378.526</text:p>
          </table:table-cell>
          <table:table-cell office:value-type="float" office:value="379.293" calcext:value-type="float">
            <text:p>379.293</text:p>
          </table:table-cell>
          <table:table-cell office:value-type="float" office:value="382.85" calcext:value-type="float">
            <text:p>382.85</text:p>
          </table:table-cell>
          <table:table-cell office:value-type="float" office:value="381.257" calcext:value-type="float">
            <text:p>381.257</text:p>
          </table:table-cell>
          <table:table-cell office:value-type="float" office:value="389.477" calcext:value-type="float">
            <text:p>389.477</text:p>
          </table:table-cell>
          <table:table-cell office:value-type="float" office:value="386.853" calcext:value-type="float">
            <text:p>386.853</text:p>
          </table:table-cell>
          <table:table-cell office:value-type="float" office:value="386.869" calcext:value-type="float">
            <text:p>386.869</text:p>
          </table:table-cell>
          <table:table-cell office:value-type="float" office:value="386.344" calcext:value-type="float">
            <text:p>386.344</text:p>
          </table:table-cell>
          <table:table-cell office:value-type="float" office:value="387.287" calcext:value-type="float">
            <text:p>387.287</text:p>
          </table:table-cell>
          <table:table-cell office:value-type="float" office:value="386.102" calcext:value-type="float">
            <text:p>386.102</text:p>
          </table:table-cell>
          <table:table-cell office:value-type="float" office:value="385.344" calcext:value-type="float">
            <text:p>385.344</text:p>
          </table:table-cell>
          <table:table-cell office:value-type="float" office:value="374.819" calcext:value-type="float">
            <text:p>374.819</text:p>
          </table:table-cell>
          <table:table-cell office:value-type="float" office:value="373.291" calcext:value-type="float">
            <text:p>373.291</text:p>
          </table:table-cell>
          <table:table-cell office:value-type="float" office:value="387.281" calcext:value-type="float">
            <text:p>387.281</text:p>
          </table:table-cell>
          <table:table-cell office:value-type="float" office:value="386.294" calcext:value-type="float">
            <text:p>386.294</text:p>
          </table:table-cell>
          <table:table-cell office:value-type="float" office:value="379.716" calcext:value-type="float">
            <text:p>379.716</text:p>
          </table:table-cell>
          <table:table-cell office:value-type="float" office:value="385.084" calcext:value-type="float">
            <text:p>385.084</text:p>
          </table:table-cell>
          <table:table-cell office:value-type="float" office:value="378.099" calcext:value-type="float">
            <text:p>378.099</text:p>
          </table:table-cell>
          <table:table-cell office:value-type="float" office:value="377.782" calcext:value-type="float">
            <text:p>377.782</text:p>
          </table:table-cell>
          <table:table-cell office:value-type="float" office:value="379.544" calcext:value-type="float">
            <text:p>379.544</text:p>
          </table:table-cell>
          <table:table-cell office:value-type="float" office:value="379.051" calcext:value-type="float">
            <text:p>379.051</text:p>
          </table:table-cell>
          <table:table-cell office:value-type="float" office:value="376.863" calcext:value-type="float">
            <text:p>376.863</text:p>
          </table:table-cell>
          <table:table-cell office:value-type="float" office:value="376.524" calcext:value-type="float">
            <text:p>376.524</text:p>
          </table:table-cell>
          <table:table-cell office:value-type="float" office:value="377.895" calcext:value-type="float">
            <text:p>377.895</text:p>
          </table:table-cell>
          <table:table-cell office:value-type="float" office:value="379.518" calcext:value-type="float">
            <text:p>379.518</text:p>
          </table:table-cell>
          <table:table-cell office:value-type="float" office:value="384.29" calcext:value-type="float">
            <text:p>384.29</text:p>
          </table:table-cell>
          <table:table-cell office:value-type="float" office:value="377.724" calcext:value-type="float">
            <text:p>377.724</text:p>
          </table:table-cell>
          <table:table-cell office:value-type="float" office:value="377.997" calcext:value-type="float">
            <text:p>377.997</text:p>
          </table:table-cell>
          <table:table-cell office:value-type="float" office:value="377.603" calcext:value-type="float">
            <text:p>377.603</text:p>
          </table:table-cell>
          <table:table-cell office:value-type="float" office:value="377.69" calcext:value-type="float">
            <text:p>377.69</text:p>
          </table:table-cell>
          <table:table-cell office:value-type="float" office:value="375.891" calcext:value-type="float">
            <text:p>375.891</text:p>
          </table:table-cell>
          <table:table-cell office:value-type="float" office:value="375.964" calcext:value-type="float">
            <text:p>375.964</text:p>
          </table:table-cell>
          <table:table-cell office:value-type="float" office:value="378.226" calcext:value-type="float">
            <text:p>378.226</text:p>
          </table:table-cell>
          <table:table-cell office:value-type="float" office:value="377.999" calcext:value-type="float">
            <text:p>377.999</text:p>
          </table:table-cell>
          <table:table-cell office:value-type="float" office:value="374.407" calcext:value-type="float">
            <text:p>374.407</text:p>
          </table:table-cell>
          <table:table-cell office:value-type="float" office:value="375.533" calcext:value-type="float">
            <text:p>375.533</text:p>
          </table:table-cell>
          <table:table-cell office:value-type="float" office:value="372.336" calcext:value-type="float">
            <text:p>372.336</text:p>
          </table:table-cell>
          <table:table-cell office:value-type="float" office:value="358.541" calcext:value-type="float">
            <text:p>358.541</text:p>
          </table:table-cell>
          <table:table-cell office:value-type="float" office:value="354.202" calcext:value-type="float">
            <text:p>354.202</text:p>
          </table:table-cell>
          <table:table-cell office:value-type="float" office:value="369.978" calcext:value-type="float">
            <text:p>369.978</text:p>
          </table:table-cell>
          <table:table-cell office:value-type="float" office:value="370.97" calcext:value-type="float">
            <text:p>370.97</text:p>
          </table:table-cell>
          <table:table-cell office:value-type="float" office:value="369.777" calcext:value-type="float">
            <text:p>369.777</text:p>
          </table:table-cell>
          <table:table-cell office:value-type="float" office:value="372.715" calcext:value-type="float">
            <text:p>372.715</text:p>
          </table:table-cell>
          <table:table-cell office:value-type="float" office:value="371.627" calcext:value-type="float">
            <text:p>371.627</text:p>
          </table:table-cell>
          <table:table-cell office:value-type="float" office:value="371.694" calcext:value-type="float">
            <text:p>371.694</text:p>
          </table:table-cell>
          <table:table-cell office:value-type="float" office:value="369.533" calcext:value-type="float">
            <text:p>369.533</text:p>
          </table:table-cell>
          <table:table-cell office:value-type="float" office:value="368.743" calcext:value-type="float">
            <text:p>368.743</text:p>
          </table:table-cell>
          <table:table-cell office:value-type="float" office:value="370.439" calcext:value-type="float">
            <text:p>370.439</text:p>
          </table:table-cell>
          <table:table-cell office:value-type="float" office:value="370.403" calcext:value-type="float">
            <text:p>370.403</text:p>
          </table:table-cell>
          <table:table-cell office:value-type="float" office:value="371.35" calcext:value-type="float">
            <text:p>371.35</text:p>
          </table:table-cell>
          <table:table-cell office:value-type="float" office:value="370.67" calcext:value-type="float">
            <text:p>370.67</text:p>
          </table:table-cell>
          <table:table-cell office:value-type="float" office:value="370.615" calcext:value-type="float">
            <text:p>370.615</text:p>
          </table:table-cell>
          <table:table-cell office:value-type="float" office:value="369.733" calcext:value-type="float">
            <text:p>369.733</text:p>
          </table:table-cell>
          <table:table-cell office:value-type="float" office:value="370.409" calcext:value-type="float">
            <text:p>370.409</text:p>
          </table:table-cell>
          <table:table-cell office:value-type="float" office:value="370.413" calcext:value-type="float">
            <text:p>370.413</text:p>
          </table:table-cell>
          <table:table-cell office:value-type="float" office:value="371.14" calcext:value-type="float">
            <text:p>371.14</text:p>
          </table:table-cell>
          <table:table-cell office:value-type="float" office:value="368.991" calcext:value-type="float">
            <text:p>368.991</text:p>
          </table:table-cell>
          <table:table-cell office:value-type="float" office:value="367.521" calcext:value-type="float">
            <text:p>367.521</text:p>
          </table:table-cell>
          <table:table-cell office:value-type="float" office:value="373.738" calcext:value-type="float">
            <text:p>373.738</text:p>
          </table:table-cell>
          <table:table-cell office:value-type="float" office:value="370.544" calcext:value-type="float">
            <text:p>370.544</text:p>
          </table:table-cell>
          <table:table-cell office:value-type="float" office:value="368.699" calcext:value-type="float">
            <text:p>368.699</text:p>
          </table:table-cell>
          <table:table-cell office:value-type="float" office:value="368.226" calcext:value-type="float">
            <text:p>368.226</text:p>
          </table:table-cell>
          <table:table-cell office:value-type="float" office:value="372.944" calcext:value-type="float">
            <text:p>372.944</text:p>
          </table:table-cell>
          <table:table-cell office:value-type="float" office:value="372.286" calcext:value-type="float">
            <text:p>372.286</text:p>
          </table:table-cell>
          <table:table-cell office:value-type="float" office:value="374.074" calcext:value-type="float">
            <text:p>374.074</text:p>
          </table:table-cell>
          <table:table-cell office:value-type="float" office:value="371.769" calcext:value-type="float">
            <text:p>371.769</text:p>
          </table:table-cell>
          <table:table-cell office:value-type="float" office:value="361.356" calcext:value-type="float">
            <text:p>361.356</text:p>
          </table:table-cell>
          <table:table-cell office:value-type="float" office:value="362.433" calcext:value-type="float">
            <text:p>362.433</text:p>
          </table:table-cell>
          <table:table-cell office:value-type="float" office:value="368.658" calcext:value-type="float">
            <text:p>368.658</text:p>
          </table:table-cell>
          <table:table-cell office:value-type="float" office:value="368.473" calcext:value-type="float">
            <text:p>368.473</text:p>
          </table:table-cell>
          <table:table-cell office:value-type="float" office:value="367.006" calcext:value-type="float">
            <text:p>367.006</text:p>
          </table:table-cell>
          <table:table-cell office:value-type="float" office:value="363.793" calcext:value-type="float">
            <text:p>363.793</text:p>
          </table:table-cell>
          <table:table-cell office:value-type="float" office:value="364.833" calcext:value-type="float">
            <text:p>364.833</text:p>
          </table:table-cell>
          <table:table-cell office:value-type="float" office:value="366.907" calcext:value-type="float">
            <text:p>366.907</text:p>
          </table:table-cell>
          <table:table-cell office:value-type="float" office:value="366.096" calcext:value-type="float">
            <text:p>366.096</text:p>
          </table:table-cell>
          <table:table-cell office:value-type="float" office:value="368.815" calcext:value-type="float">
            <text:p>368.815</text:p>
          </table:table-cell>
          <table:table-cell office:value-type="float" office:value="365.046" calcext:value-type="float">
            <text:p>365.046</text:p>
          </table:table-cell>
          <table:table-cell office:value-type="float" office:value="363.934" calcext:value-type="float">
            <text:p>363.934</text:p>
          </table:table-cell>
          <table:table-cell office:value-type="float" office:value="367.292" calcext:value-type="float">
            <text:p>367.292</text:p>
          </table:table-cell>
          <table:table-cell office:value-type="float" office:value="364.945" calcext:value-type="float">
            <text:p>364.945</text:p>
          </table:table-cell>
          <table:table-cell office:value-type="float" office:value="367.848" calcext:value-type="float">
            <text:p>367.848</text:p>
          </table:table-cell>
          <table:table-cell office:value-type="float" office:value="367.395" calcext:value-type="float">
            <text:p>367.395</text:p>
          </table:table-cell>
          <table:table-cell office:value-type="float" office:value="368.556" calcext:value-type="float">
            <text:p>368.556</text:p>
          </table:table-cell>
          <table:table-cell office:value-type="float" office:value="356.037" calcext:value-type="float">
            <text:p>356.037</text:p>
          </table:table-cell>
          <table:table-cell office:value-type="float" office:value="356.313" calcext:value-type="float">
            <text:p>356.313</text:p>
          </table:table-cell>
          <table:table-cell office:value-type="float" office:value="367.177" calcext:value-type="float">
            <text:p>367.177</text:p>
          </table:table-cell>
          <table:table-cell office:value-type="float" office:value="350.149" calcext:value-type="float">
            <text:p>350.149</text:p>
          </table:table-cell>
          <table:table-cell office:value-type="float" office:value="362.09" calcext:value-type="float">
            <text:p>362.09</text:p>
          </table:table-cell>
          <table:table-cell office:value-type="float" office:value="361.794" calcext:value-type="float">
            <text:p>361.794</text:p>
          </table:table-cell>
          <table:table-cell office:value-type="float" office:value="376.01" calcext:value-type="float">
            <text:p>376.01</text:p>
          </table:table-cell>
          <table:table-cell office:value-type="float" office:value="377.4" calcext:value-type="float">
            <text:p>377.4</text:p>
          </table:table-cell>
          <table:table-cell office:value-type="float" office:value="373.134" calcext:value-type="float">
            <text:p>373.134</text:p>
          </table:table-cell>
          <table:table-cell office:value-type="float" office:value="374.358" calcext:value-type="float">
            <text:p>374.358</text:p>
          </table:table-cell>
          <table:table-cell office:value-type="float" office:value="371.724" calcext:value-type="float">
            <text:p>371.724</text:p>
          </table:table-cell>
          <table:table-cell office:value-type="float" office:value="370.111" calcext:value-type="float">
            <text:p>370.111</text:p>
          </table:table-cell>
          <table:table-cell office:value-type="float" office:value="371.452" calcext:value-type="float">
            <text:p>371.452</text:p>
          </table:table-cell>
          <table:table-cell office:value-type="float" office:value="374.718" calcext:value-type="float">
            <text:p>374.718</text:p>
          </table:table-cell>
          <table:table-cell office:value-type="float" office:value="371.216" calcext:value-type="float">
            <text:p>371.216</text:p>
          </table:table-cell>
          <table:table-cell office:value-type="float" office:value="372.249" calcext:value-type="float">
            <text:p>372.249</text:p>
          </table:table-cell>
          <table:table-cell office:value-type="float" office:value="366.127" calcext:value-type="float">
            <text:p>366.127</text:p>
          </table:table-cell>
          <table:table-cell office:value-type="float" office:value="365.553" calcext:value-type="float">
            <text:p>365.553</text:p>
          </table:table-cell>
          <table:table-cell office:value-type="float" office:value="365.401" calcext:value-type="float">
            <text:p>365.401</text:p>
          </table:table-cell>
          <table:table-cell office:value-type="float" office:value="354.062" calcext:value-type="float">
            <text:p>354.062</text:p>
          </table:table-cell>
          <table:table-cell office:value-type="float" office:value="351.109" calcext:value-type="float">
            <text:p>351.109</text:p>
          </table:table-cell>
          <table:table-cell office:value-type="float" office:value="357.22" calcext:value-type="float">
            <text:p>357.22</text:p>
          </table:table-cell>
          <table:table-cell office:value-type="float" office:value="343.611" calcext:value-type="float">
            <text:p>343.611</text:p>
          </table:table-cell>
          <table:table-cell office:value-type="float" office:value="341.096" calcext:value-type="float">
            <text:p>341.096</text:p>
          </table:table-cell>
          <table:table-cell office:value-type="float" office:value="339.495" calcext:value-type="float">
            <text:p>339.495</text:p>
          </table:table-cell>
          <table:table-cell office:value-type="float" office:value="337.047" calcext:value-type="float">
            <text:p>337.047</text:p>
          </table:table-cell>
          <table:table-cell office:value-type="float" office:value="336.407" calcext:value-type="float">
            <text:p>336.407</text:p>
          </table:table-cell>
          <table:table-cell office:value-type="float" office:value="334.569" calcext:value-type="float">
            <text:p>334.569</text:p>
          </table:table-cell>
          <table:table-cell office:value-type="float" office:value="331.466" calcext:value-type="float">
            <text:p>331.466</text:p>
          </table:table-cell>
          <table:table-cell office:value-type="float" office:value="330.826" calcext:value-type="float">
            <text:p>330.826</text:p>
          </table:table-cell>
          <table:table-cell office:value-type="float" office:value="329.403" calcext:value-type="float">
            <text:p>329.403</text:p>
          </table:table-cell>
          <table:table-cell office:value-type="float" office:value="326.841" calcext:value-type="float">
            <text:p>326.841</text:p>
          </table:table-cell>
          <table:table-cell office:value-type="float" office:value="324.5" calcext:value-type="float">
            <text:p>324.5</text:p>
          </table:table-cell>
          <table:table-cell office:value-type="float" office:value="324.716" calcext:value-type="float">
            <text:p>324.716</text:p>
          </table:table-cell>
          <table:table-cell office:value-type="float" office:value="324.415" calcext:value-type="float">
            <text:p>324.415</text:p>
          </table:table-cell>
          <table:table-cell office:value-type="float" office:value="323.406" calcext:value-type="float">
            <text:p>323.406</text:p>
          </table:table-cell>
          <table:table-cell office:value-type="float" office:value="321.126" calcext:value-type="float">
            <text:p>321.126</text:p>
          </table:table-cell>
          <table:table-cell office:value-type="float" office:value="321.23" calcext:value-type="float">
            <text:p>321.23</text:p>
          </table:table-cell>
          <table:table-cell office:value-type="float" office:value="314.988" calcext:value-type="float">
            <text:p>314.988</text:p>
          </table:table-cell>
          <table:table-cell office:value-type="float" office:value="318.347" calcext:value-type="float">
            <text:p>318.347</text:p>
          </table:table-cell>
          <table:table-cell office:value-type="float" office:value="317.216" calcext:value-type="float">
            <text:p>317.216</text:p>
          </table:table-cell>
          <table:table-cell office:value-type="float" office:value="312.443" calcext:value-type="float">
            <text:p>312.443</text:p>
          </table:table-cell>
          <table:table-cell office:value-type="float" office:value="310.9" calcext:value-type="float">
            <text:p>310.9</text:p>
          </table:table-cell>
          <table:table-cell office:value-type="float" office:value="310.52" calcext:value-type="float">
            <text:p>310.52</text:p>
          </table:table-cell>
          <table:table-cell office:value-type="float" office:value="309.345" calcext:value-type="float">
            <text:p>309.345</text:p>
          </table:table-cell>
          <table:table-cell office:value-type="float" office:value="307.334" calcext:value-type="float">
            <text:p>307.334</text:p>
          </table:table-cell>
          <table:table-cell office:value-type="float" office:value="305.231" calcext:value-type="float">
            <text:p>305.231</text:p>
          </table:table-cell>
          <table:table-cell office:value-type="float" office:value="304.571" calcext:value-type="float">
            <text:p>304.571</text:p>
          </table:table-cell>
          <table:table-cell office:value-type="float" office:value="335.602" calcext:value-type="float">
            <text:p>335.602</text:p>
          </table:table-cell>
          <table:table-cell office:value-type="float" office:value="302.194" calcext:value-type="float">
            <text:p>302.194</text:p>
          </table:table-cell>
          <table:table-cell office:value-type="float" office:value="307.509" calcext:value-type="float">
            <text:p>307.509</text:p>
          </table:table-cell>
          <table:table-cell office:value-type="float" office:value="299.756" calcext:value-type="float">
            <text:p>299.756</text:p>
          </table:table-cell>
          <table:table-cell office:value-type="float" office:value="299.449" calcext:value-type="float">
            <text:p>299.449</text:p>
          </table:table-cell>
          <table:table-cell office:value-type="float" office:value="298.209" calcext:value-type="float">
            <text:p>298.209</text:p>
          </table:table-cell>
          <table:table-cell office:value-type="float" office:value="302.559" calcext:value-type="float">
            <text:p>302.559</text:p>
          </table:table-cell>
          <table:table-cell office:value-type="float" office:value="296.736" calcext:value-type="float">
            <text:p>296.736</text:p>
          </table:table-cell>
          <table:table-cell office:value-type="float" office:value="281.154" calcext:value-type="float">
            <text:p>281.154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286.088" calcext:value-type="float">
            <text:p>286.088</text:p>
          </table:table-cell>
          <table:table-cell office:value-type="float" office:value="275.618" calcext:value-type="float">
            <text:p>275.618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283.361" calcext:value-type="float">
            <text:p>283.361</text:p>
          </table:table-cell>
          <table:table-cell office:value-type="float" office:value="278.393" calcext:value-type="float">
            <text:p>278.393</text:p>
          </table:table-cell>
          <table:table-cell office:value-type="float" office:value="272.259" calcext:value-type="float">
            <text:p>272.259</text:p>
          </table:table-cell>
          <table:table-cell office:value-type="float" office:value="271.982" calcext:value-type="float">
            <text:p>271.982</text:p>
          </table:table-cell>
          <table:table-cell office:value-type="float" office:value="279.564" calcext:value-type="float">
            <text:p>279.564</text:p>
          </table:table-cell>
          <table:table-cell office:value-type="float" office:value="271.671" calcext:value-type="float">
            <text:p>271.671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327.399" calcext:value-type="float">
            <text:p>327.399</text:p>
          </table:table-cell>
          <table:table-cell office:value-type="float" office:value="327.367" calcext:value-type="float">
            <text:p>327.367</text:p>
          </table:table-cell>
          <table:table-cell office:value-type="float" office:value="326.114" calcext:value-type="float">
            <text:p>326.114</text:p>
          </table:table-cell>
          <table:table-cell office:value-type="float" office:value="325.457" calcext:value-type="float">
            <text:p>325.457</text:p>
          </table:table-cell>
          <table:table-cell office:value-type="float" office:value="328.034" calcext:value-type="float">
            <text:p>328.034</text:p>
          </table:table-cell>
          <table:table-cell office:value-type="float" office:value="324.901" calcext:value-type="float">
            <text:p>324.901</text:p>
          </table:table-cell>
          <table:table-cell office:value-type="float" office:value="327.185" calcext:value-type="float">
            <text:p>327.185</text:p>
          </table:table-cell>
          <table:table-cell office:value-type="float" office:value="328.136" calcext:value-type="float">
            <text:p>328.136</text:p>
          </table:table-cell>
          <table:table-cell office:value-type="float" office:value="326.867" calcext:value-type="float">
            <text:p>326.867</text:p>
          </table:table-cell>
          <table:table-cell office:value-type="float" office:value="324.851" calcext:value-type="float">
            <text:p>324.851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325.292" calcext:value-type="float">
            <text:p>325.292</text:p>
          </table:table-cell>
          <table:table-cell office:value-type="float" office:value="326.201" calcext:value-type="float">
            <text:p>326.201</text:p>
          </table:table-cell>
          <table:table-cell office:value-type="float" office:value="325.836" calcext:value-type="float">
            <text:p>325.836</text:p>
          </table:table-cell>
          <table:table-cell office:value-type="float" office:value="324.559" calcext:value-type="float">
            <text:p>324.559</text:p>
          </table:table-cell>
          <table:table-cell office:value-type="float" office:value="325.197" calcext:value-type="float">
            <text:p>325.197</text:p>
          </table:table-cell>
          <table:table-cell office:value-type="float" office:value="324.836" calcext:value-type="float">
            <text:p>324.836</text:p>
          </table:table-cell>
          <table:table-cell office:value-type="float" office:value="326.179" calcext:value-type="float">
            <text:p>326.179</text:p>
          </table:table-cell>
          <table:table-cell office:value-type="float" office:value="328.191" calcext:value-type="float">
            <text:p>328.191</text:p>
          </table:table-cell>
          <table:table-cell office:value-type="float" office:value="324.028" calcext:value-type="float">
            <text:p>324.028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325.365" calcext:value-type="float">
            <text:p>325.365</text:p>
          </table:table-cell>
          <table:table-cell office:value-type="float" office:value="323.981" calcext:value-type="float">
            <text:p>323.981</text:p>
          </table:table-cell>
          <table:table-cell office:value-type="float" office:value="325.073" calcext:value-type="float">
            <text:p>325.073</text:p>
          </table:table-cell>
          <table:table-cell office:value-type="float" office:value="324.378" calcext:value-type="float">
            <text:p>324.378</text:p>
          </table:table-cell>
          <table:table-cell office:value-type="float" office:value="340.411" calcext:value-type="float">
            <text:p>340.411</text:p>
          </table:table-cell>
          <table:table-cell office:value-type="float" office:value="362.672" calcext:value-type="float">
            <text:p>362.672</text:p>
          </table:table-cell>
          <table:table-cell office:value-type="float" office:value="361.685" calcext:value-type="float">
            <text:p>361.685</text:p>
          </table:table-cell>
          <table:table-cell office:value-type="float" office:value="364.609" calcext:value-type="float">
            <text:p>364.609</text:p>
          </table:table-cell>
          <table:table-cell office:value-type="float" office:value="364.259" calcext:value-type="float">
            <text:p>364.259</text:p>
          </table:table-cell>
          <table:table-cell office:value-type="float" office:value="361.347" calcext:value-type="float">
            <text:p>361.347</text:p>
          </table:table-cell>
          <table:table-cell office:value-type="float" office:value="361.799" calcext:value-type="float">
            <text:p>361.799</text:p>
          </table:table-cell>
          <table:table-cell office:value-type="float" office:value="361.619" calcext:value-type="float">
            <text:p>361.619</text:p>
          </table:table-cell>
          <table:table-cell office:value-type="float" office:value="361.614" calcext:value-type="float">
            <text:p>361.614</text:p>
          </table:table-cell>
          <table:table-cell office:value-type="float" office:value="361.06" calcext:value-type="float">
            <text:p>361.06</text:p>
          </table:table-cell>
          <table:table-cell office:value-type="float" office:value="359.088" calcext:value-type="float">
            <text:p>359.088</text:p>
          </table:table-cell>
          <table:table-cell office:value-type="float" office:value="359.581" calcext:value-type="float">
            <text:p>359.581</text:p>
          </table:table-cell>
          <table:table-cell office:value-type="float" office:value="359.9" calcext:value-type="float">
            <text:p>359.9</text:p>
          </table:table-cell>
          <table:table-cell office:value-type="float" office:value="357.778" calcext:value-type="float">
            <text:p>357.778</text:p>
          </table:table-cell>
          <table:table-cell office:value-type="float" office:value="358.292" calcext:value-type="float">
            <text:p>358.292</text:p>
          </table:table-cell>
          <table:table-cell office:value-type="float" office:value="361.457" calcext:value-type="float">
            <text:p>361.457</text:p>
          </table:table-cell>
          <table:table-cell office:value-type="float" office:value="359.285" calcext:value-type="float">
            <text:p>359.285</text:p>
          </table:table-cell>
          <table:table-cell office:value-type="float" office:value="349.551" calcext:value-type="float">
            <text:p>349.551</text:p>
          </table:table-cell>
          <table:table-cell office:value-type="float" office:value="347.417" calcext:value-type="float">
            <text:p>347.417</text:p>
          </table:table-cell>
          <table:table-cell office:value-type="float" office:value="346.998" calcext:value-type="float">
            <text:p>346.998</text:p>
          </table:table-cell>
          <table:table-cell office:value-type="float" office:value="350.604" calcext:value-type="float">
            <text:p>350.604</text:p>
          </table:table-cell>
          <table:table-cell office:value-type="float" office:value="378.331" calcext:value-type="float">
            <text:p>378.331</text:p>
          </table:table-cell>
          <table:table-cell office:value-type="float" office:value="385.816" calcext:value-type="float">
            <text:p>385.816</text:p>
          </table:table-cell>
          <table:table-cell office:value-type="float" office:value="384.786" calcext:value-type="float">
            <text:p>384.786</text:p>
          </table:table-cell>
          <table:table-cell office:value-type="float" office:value="383.723" calcext:value-type="float">
            <text:p>383.723</text:p>
          </table:table-cell>
          <table:table-cell office:value-type="float" office:value="382.541" calcext:value-type="float">
            <text:p>382.541</text:p>
          </table:table-cell>
          <table:table-cell office:value-type="float" office:value="382.236" calcext:value-type="float">
            <text:p>382.236</text:p>
          </table:table-cell>
          <table:table-cell office:value-type="float" office:value="384.993" calcext:value-type="float">
            <text:p>384.993</text:p>
          </table:table-cell>
          <table:table-cell office:value-type="float" office:value="382.451" calcext:value-type="float">
            <text:p>382.451</text:p>
          </table:table-cell>
          <table:table-cell office:value-type="float" office:value="383.185" calcext:value-type="float">
            <text:p>383.185</text:p>
          </table:table-cell>
          <table:table-cell office:value-type="float" office:value="381.412" calcext:value-type="float">
            <text:p>381.412</text:p>
          </table:table-cell>
          <table:table-cell office:value-type="float" office:value="382.231" calcext:value-type="float">
            <text:p>382.231</text:p>
          </table:table-cell>
          <table:table-cell office:value-type="float" office:value="374.074" calcext:value-type="float">
            <text:p>374.074</text:p>
          </table:table-cell>
          <table:table-cell office:value-type="float" office:value="375.17" calcext:value-type="float">
            <text:p>375.17</text:p>
          </table:table-cell>
          <table:table-cell office:value-type="float" office:value="381.133" calcext:value-type="float">
            <text:p>381.133</text:p>
          </table:table-cell>
          <table:table-cell office:value-type="float" office:value="381.162" calcext:value-type="float">
            <text:p>381.162</text:p>
          </table:table-cell>
          <table:table-cell office:value-type="float" office:value="380.389" calcext:value-type="float">
            <text:p>380.389</text:p>
          </table:table-cell>
          <table:table-cell office:value-type="float" office:value="379.979" calcext:value-type="float">
            <text:p>379.979</text:p>
          </table:table-cell>
          <table:table-cell office:value-type="float" office:value="365.267" calcext:value-type="float">
            <text:p>365.267</text:p>
          </table:table-cell>
          <table:table-cell office:value-type="float" office:value="362.454" calcext:value-type="float">
            <text:p>362.454</text:p>
          </table:table-cell>
          <table:table-cell office:value-type="float" office:value="359.296" calcext:value-type="float">
            <text:p>359.296</text:p>
          </table:table-cell>
          <table:table-cell office:value-type="float" office:value="357.781" calcext:value-type="float">
            <text:p>357.781</text:p>
          </table:table-cell>
          <table:table-cell office:value-type="float" office:value="356.286" calcext:value-type="float">
            <text:p>356.286</text:p>
          </table:table-cell>
          <table:table-cell office:value-type="float" office:value="340.937" calcext:value-type="float">
            <text:p>340.937</text:p>
          </table:table-cell>
          <table:table-cell office:value-type="float" office:value="341.484" calcext:value-type="float">
            <text:p>341.484</text:p>
          </table:table-cell>
          <table:table-cell office:value-type="float" office:value="338.135" calcext:value-type="float">
            <text:p>338.135</text:p>
          </table:table-cell>
          <table:table-cell office:value-type="float" office:value="337.065" calcext:value-type="float">
            <text:p>337.065</text:p>
          </table:table-cell>
          <table:table-cell office:value-type="float" office:value="335.944" calcext:value-type="float">
            <text:p>335.944</text:p>
          </table:table-cell>
          <table:table-cell office:value-type="float" office:value="335.211" calcext:value-type="float">
            <text:p>335.211</text:p>
          </table:table-cell>
          <table:table-cell office:value-type="float" office:value="333.082" calcext:value-type="float">
            <text:p>333.082</text:p>
          </table:table-cell>
          <table:table-cell office:value-type="float" office:value="332.133" calcext:value-type="float">
            <text:p>332.133</text:p>
          </table:table-cell>
          <table:table-cell office:value-type="float" office:value="330.928" calcext:value-type="float">
            <text:p>330.928</text:p>
          </table:table-cell>
          <table:table-cell office:value-type="float" office:value="333.257" calcext:value-type="float">
            <text:p>333.257</text:p>
          </table:table-cell>
          <table:table-cell office:value-type="float" office:value="332.856" calcext:value-type="float">
            <text:p>332.856</text:p>
          </table:table-cell>
          <table:table-cell office:value-type="float" office:value="326.284" calcext:value-type="float">
            <text:p>326.284</text:p>
          </table:table-cell>
          <table:table-cell office:value-type="float" office:value="324.88" calcext:value-type="float">
            <text:p>324.88</text:p>
          </table:table-cell>
          <table:table-cell office:value-type="float" office:value="321.58" calcext:value-type="float">
            <text:p>321.58</text:p>
          </table:table-cell>
          <table:table-cell office:value-type="float" office:value="318.934" calcext:value-type="float">
            <text:p>318.934</text:p>
          </table:table-cell>
          <table:table-cell office:value-type="float" office:value="319.228" calcext:value-type="float">
            <text:p>319.228</text:p>
          </table:table-cell>
          <table:table-cell office:value-type="float" office:value="319.44" calcext:value-type="float">
            <text:p>319.44</text:p>
          </table:table-cell>
          <table:table-cell office:value-type="float" office:value="319.541" calcext:value-type="float">
            <text:p>319.541</text:p>
          </table:table-cell>
          <table:table-cell office:value-type="float" office:value="316.544" calcext:value-type="float">
            <text:p>316.544</text:p>
          </table:table-cell>
          <table:table-cell office:value-type="float" office:value="314.796" calcext:value-type="float">
            <text:p>314.796</text:p>
          </table:table-cell>
          <table:table-cell office:value-type="float" office:value="313.311" calcext:value-type="float">
            <text:p>313.311</text:p>
          </table:table-cell>
          <table:table-cell office:value-type="float" office:value="312.151" calcext:value-type="float">
            <text:p>312.151</text:p>
          </table:table-cell>
          <table:table-cell office:value-type="float" office:value="316.634" calcext:value-type="float">
            <text:p>316.634</text:p>
          </table:table-cell>
          <table:table-cell office:value-type="float" office:value="316.955" calcext:value-type="float">
            <text:p>316.955</text:p>
          </table:table-cell>
          <table:table-cell office:value-type="float" office:value="315.957" calcext:value-type="float">
            <text:p>315.957</text:p>
          </table:table-cell>
          <table:table-cell office:value-type="float" office:value="309.94" calcext:value-type="float">
            <text:p>309.94</text:p>
          </table:table-cell>
          <table:table-cell office:value-type="float" office:value="308.835" calcext:value-type="float">
            <text:p>308.835</text:p>
          </table:table-cell>
          <table:table-cell office:value-type="float" office:value="317.324" calcext:value-type="float">
            <text:p>317.324</text:p>
          </table:table-cell>
          <table:table-cell office:value-type="float" office:value="316.608" calcext:value-type="float">
            <text:p>316.608</text:p>
          </table:table-cell>
          <table:table-cell office:value-type="float" office:value="307.352" calcext:value-type="float">
            <text:p>307.352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8.693" calcext:value-type="float">
            <text:p>318.693</text:p>
          </table:table-cell>
          <table:table-cell office:value-type="float" office:value="312.414" calcext:value-type="float">
            <text:p>312.414</text:p>
          </table:table-cell>
          <table:table-cell office:value-type="float" office:value="303.444" calcext:value-type="float">
            <text:p>303.444</text:p>
          </table:table-cell>
          <table:table-cell office:value-type="float" office:value="302.134" calcext:value-type="float">
            <text:p>302.134</text:p>
          </table:table-cell>
          <table:table-cell office:value-type="float" office:value="298.778" calcext:value-type="float">
            <text:p>298.778</text:p>
          </table:table-cell>
          <table:table-cell office:value-type="float" office:value="301.56" calcext:value-type="float">
            <text:p>301.56</text:p>
          </table:table-cell>
          <table:table-cell office:value-type="float" office:value="297.941" calcext:value-type="float">
            <text:p>297.941</text:p>
          </table:table-cell>
          <table:table-cell office:value-type="float" office:value="296.501" calcext:value-type="float">
            <text:p>296.501</text:p>
          </table:table-cell>
          <table:table-cell office:value-type="float" office:value="348.086" calcext:value-type="float">
            <text:p>348.086</text:p>
          </table:table-cell>
          <table:table-cell office:value-type="float" office:value="349.785" calcext:value-type="float">
            <text:p>349.785</text:p>
          </table:table-cell>
          <table:table-cell office:value-type="float" office:value="349.659" calcext:value-type="float">
            <text:p>349.659</text:p>
          </table:table-cell>
          <table:table-cell office:value-type="float" office:value="345.605" calcext:value-type="float">
            <text:p>345.605</text:p>
          </table:table-cell>
          <table:table-cell office:value-type="float" office:value="349.095" calcext:value-type="float">
            <text:p>349.095</text:p>
          </table:table-cell>
          <table:table-cell office:value-type="float" office:value="346.563" calcext:value-type="float">
            <text:p>346.563</text:p>
          </table:table-cell>
          <table:table-cell office:value-type="float" office:value="344.599" calcext:value-type="float">
            <text:p>344.599</text:p>
          </table:table-cell>
          <table:table-cell office:value-type="float" office:value="346.16" calcext:value-type="float">
            <text:p>346.16</text:p>
          </table:table-cell>
          <table:table-cell office:value-type="float" office:value="346.904" calcext:value-type="float">
            <text:p>346.904</text:p>
          </table:table-cell>
          <table:table-cell office:value-type="float" office:value="344.114" calcext:value-type="float">
            <text:p>344.114</text:p>
          </table:table-cell>
          <table:table-cell office:value-type="float" office:value="325.526" calcext:value-type="float">
            <text:p>325.526</text:p>
          </table:table-cell>
          <table:table-cell office:value-type="float" office:value="324.645" calcext:value-type="float">
            <text:p>324.645</text:p>
          </table:table-cell>
          <table:table-cell office:value-type="float" office:value="326.653" calcext:value-type="float">
            <text:p>326.653</text:p>
          </table:table-cell>
          <table:table-cell office:value-type="float" office:value="331.226" calcext:value-type="float">
            <text:p>331.226</text:p>
          </table:table-cell>
          <table:table-cell office:value-type="float" office:value="324.105" calcext:value-type="float">
            <text:p>324.105</text:p>
          </table:table-cell>
          <table:table-cell office:value-type="float" office:value="323.398" calcext:value-type="float">
            <text:p>323.398</text:p>
          </table:table-cell>
          <table:table-cell office:value-type="float" office:value="323.735" calcext:value-type="float">
            <text:p>323.735</text:p>
          </table:table-cell>
          <table:table-cell office:value-type="float" office:value="323.071" calcext:value-type="float">
            <text:p>323.071</text:p>
          </table:table-cell>
          <table:table-cell office:value-type="float" office:value="325.117" calcext:value-type="float">
            <text:p>325.117</text:p>
          </table:table-cell>
          <table:table-cell office:value-type="float" office:value="322.038" calcext:value-type="float">
            <text:p>322.038</text:p>
          </table:table-cell>
          <table:table-cell office:value-type="float" office:value="323.662" calcext:value-type="float">
            <text:p>323.662</text:p>
          </table:table-cell>
          <table:table-cell office:value-type="float" office:value="337.679" calcext:value-type="float">
            <text:p>337.679</text:p>
          </table:table-cell>
          <table:table-cell office:value-type="float" office:value="371.809" calcext:value-type="float">
            <text:p>371.809</text:p>
          </table:table-cell>
          <table:table-cell office:value-type="float" office:value="377.272" calcext:value-type="float">
            <text:p>377.272</text:p>
          </table:table-cell>
          <table:table-cell office:value-type="float" office:value="375.874" calcext:value-type="float">
            <text:p>375.874</text:p>
          </table:table-cell>
          <table:table-cell office:value-type="float" office:value="375.941" calcext:value-type="float">
            <text:p>375.941</text:p>
          </table:table-cell>
          <table:table-cell office:value-type="float" office:value="376.126" calcext:value-type="float">
            <text:p>376.126</text:p>
          </table:table-cell>
          <table:table-cell office:value-type="float" office:value="372.844" calcext:value-type="float">
            <text:p>372.844</text:p>
          </table:table-cell>
          <table:table-cell office:value-type="float" office:value="372.054" calcext:value-type="float">
            <text:p>372.054</text:p>
          </table:table-cell>
          <table:table-cell office:value-type="float" office:value="371.067" calcext:value-type="float">
            <text:p>371.067</text:p>
          </table:table-cell>
          <table:table-cell office:value-type="float" office:value="374.42" calcext:value-type="float">
            <text:p>374.42</text:p>
          </table:table-cell>
          <table:table-cell office:value-type="float" office:value="369.29" calcext:value-type="float">
            <text:p>369.29</text:p>
          </table:table-cell>
          <table:table-cell office:value-type="float" office:value="366.782" calcext:value-type="float">
            <text:p>366.782</text:p>
          </table:table-cell>
          <table:table-cell office:value-type="float" office:value="365.913" calcext:value-type="float">
            <text:p>365.913</text:p>
          </table:table-cell>
          <table:table-cell office:value-type="float" office:value="370.023" calcext:value-type="float">
            <text:p>370.023</text:p>
          </table:table-cell>
          <table:table-cell office:value-type="float" office:value="369.203" calcext:value-type="float">
            <text:p>369.203</text:p>
          </table:table-cell>
          <table:table-cell office:value-type="float" office:value="370.006" calcext:value-type="float">
            <text:p>370.006</text:p>
          </table:table-cell>
          <table:table-cell office:value-type="float" office:value="369.34" calcext:value-type="float">
            <text:p>369.34</text:p>
          </table:table-cell>
          <table:table-cell office:value-type="float" office:value="369.603" calcext:value-type="float">
            <text:p>369.603</text:p>
          </table:table-cell>
          <table:table-cell office:value-type="float" office:value="368.042" calcext:value-type="float">
            <text:p>368.042</text:p>
          </table:table-cell>
          <table:table-cell office:value-type="float" office:value="369.692" calcext:value-type="float">
            <text:p>369.692</text:p>
          </table:table-cell>
          <table:table-cell office:value-type="float" office:value="369.478" calcext:value-type="float">
            <text:p>369.478</text:p>
          </table:table-cell>
          <table:table-cell office:value-type="float" office:value="369.608" calcext:value-type="float">
            <text:p>369.608</text:p>
          </table:table-cell>
          <table:table-cell office:value-type="float" office:value="369.974" calcext:value-type="float">
            <text:p>369.974</text:p>
          </table:table-cell>
          <table:table-cell office:value-type="float" office:value="378.13" calcext:value-type="float">
            <text:p>378.13</text:p>
          </table:table-cell>
          <table:table-cell office:value-type="float" office:value="376.285" calcext:value-type="float">
            <text:p>376.285</text:p>
          </table:table-cell>
          <table:table-cell office:value-type="float" office:value="377.54" calcext:value-type="float">
            <text:p>377.54</text:p>
          </table:table-cell>
          <table:table-cell office:value-type="float" office:value="375.595" calcext:value-type="float">
            <text:p>375.595</text:p>
          </table:table-cell>
          <table:table-cell office:value-type="float" office:value="373.489" calcext:value-type="float">
            <text:p>373.489</text:p>
          </table:table-cell>
          <table:table-cell office:value-type="float" office:value="369.901" calcext:value-type="float">
            <text:p>369.901</text:p>
          </table:table-cell>
          <table:table-cell office:value-type="float" office:value="376.155" calcext:value-type="float">
            <text:p>376.155</text:p>
          </table:table-cell>
          <table:table-cell office:value-type="float" office:value="377.545" calcext:value-type="float">
            <text:p>377.545</text:p>
          </table:table-cell>
          <table:table-cell office:value-type="float" office:value="375.831" calcext:value-type="float">
            <text:p>375.831</text:p>
          </table:table-cell>
          <table:table-cell office:value-type="float" office:value="369.182" calcext:value-type="float">
            <text:p>369.182</text:p>
          </table:table-cell>
          <table:table-cell office:value-type="float" office:value="370.923" calcext:value-type="float">
            <text:p>370.923</text:p>
          </table:table-cell>
          <table:table-cell office:value-type="float" office:value="368.783" calcext:value-type="float">
            <text:p>368.783</text:p>
          </table:table-cell>
          <table:table-cell office:value-type="float" office:value="371.2" calcext:value-type="float">
            <text:p>371.2</text:p>
          </table:table-cell>
          <table:table-cell office:value-type="float" office:value="371.112" calcext:value-type="float">
            <text:p>371.112</text:p>
          </table:table-cell>
          <table:table-cell office:value-type="float" office:value="370.141" calcext:value-type="float">
            <text:p>370.141</text:p>
          </table:table-cell>
          <table:table-cell office:value-type="float" office:value="369.577" calcext:value-type="float">
            <text:p>369.577</text:p>
          </table:table-cell>
          <table:table-cell office:value-type="float" office:value="369.457" calcext:value-type="float">
            <text:p>369.457</text:p>
          </table:table-cell>
          <table:table-cell office:value-type="float" office:value="368.439" calcext:value-type="float">
            <text:p>368.439</text:p>
          </table:table-cell>
          <table:table-cell office:value-type="float" office:value="369.174" calcext:value-type="float">
            <text:p>369.174</text:p>
          </table:table-cell>
          <table:table-cell office:value-type="float" office:value="367.413" calcext:value-type="float">
            <text:p>367.413</text:p>
          </table:table-cell>
          <table:table-cell office:value-type="float" office:value="368.97" calcext:value-type="float">
            <text:p>368.97</text:p>
          </table:table-cell>
          <table:table-cell office:value-type="float" office:value="354.084" calcext:value-type="float">
            <text:p>354.084</text:p>
          </table:table-cell>
          <table:table-cell office:value-type="float" office:value="347.394" calcext:value-type="float">
            <text:p>347.394</text:p>
          </table:table-cell>
          <table:table-cell office:value-type="float" office:value="347.075" calcext:value-type="float">
            <text:p>347.075</text:p>
          </table:table-cell>
          <table:table-cell office:value-type="float" office:value="343.891" calcext:value-type="float">
            <text:p>343.891</text:p>
          </table:table-cell>
          <table:table-cell office:value-type="float" office:value="345.145" calcext:value-type="float">
            <text:p>345.145</text:p>
          </table:table-cell>
          <table:table-cell office:value-type="float" office:value="342.994" calcext:value-type="float">
            <text:p>342.994</text:p>
          </table:table-cell>
          <table:table-cell office:value-type="float" office:value="342.326" calcext:value-type="float">
            <text:p>342.326</text:p>
          </table:table-cell>
          <table:table-cell office:value-type="float" office:value="344.454" calcext:value-type="float">
            <text:p>344.454</text:p>
          </table:table-cell>
          <table:table-cell office:value-type="float" office:value="343.37" calcext:value-type="float">
            <text:p>343.37</text:p>
          </table:table-cell>
          <table:table-cell office:value-type="float" office:value="341.432" calcext:value-type="float">
            <text:p>341.432</text:p>
          </table:table-cell>
          <table:table-cell office:value-type="float" office:value="340.607" calcext:value-type="float">
            <text:p>340.607</text:p>
          </table:table-cell>
          <table:table-cell office:value-type="float" office:value="339.214" calcext:value-type="float">
            <text:p>339.214</text:p>
          </table:table-cell>
          <table:table-cell office:value-type="float" office:value="319.274" calcext:value-type="float">
            <text:p>319.274</text:p>
          </table:table-cell>
          <table:table-cell office:value-type="float" office:value="319.805" calcext:value-type="float">
            <text:p>319.805</text:p>
          </table:table-cell>
          <table:table-cell office:value-type="float" office:value="341.077" calcext:value-type="float">
            <text:p>341.077</text:p>
          </table:table-cell>
          <table:table-cell office:value-type="float" office:value="339.931" calcext:value-type="float">
            <text:p>339.931</text:p>
          </table:table-cell>
          <table:table-cell office:value-type="float" office:value="337.789" calcext:value-type="float">
            <text:p>337.789</text:p>
          </table:table-cell>
          <table:table-cell office:value-type="float" office:value="340.114" calcext:value-type="float">
            <text:p>340.114</text:p>
          </table:table-cell>
          <table:table-cell office:value-type="float" office:value="334.474" calcext:value-type="float">
            <text:p>334.474</text:p>
          </table:table-cell>
          <table:table-cell office:value-type="float" office:value="333.692" calcext:value-type="float">
            <text:p>333.692</text:p>
          </table:table-cell>
          <table:table-cell office:value-type="float" office:value="333.289" calcext:value-type="float">
            <text:p>333.289</text:p>
          </table:table-cell>
          <table:table-cell office:value-type="float" office:value="333.234" calcext:value-type="float">
            <text:p>333.234</text:p>
          </table:table-cell>
          <table:table-cell office:value-type="float" office:value="332.085" calcext:value-type="float">
            <text:p>332.085</text:p>
          </table:table-cell>
          <table:table-cell office:value-type="float" office:value="331.082" calcext:value-type="float">
            <text:p>331.082</text:p>
          </table:table-cell>
          <table:table-cell office:value-type="float" office:value="335.191" calcext:value-type="float">
            <text:p>335.191</text:p>
          </table:table-cell>
          <table:table-cell office:value-type="float" office:value="329.592" calcext:value-type="float">
            <text:p>329.592</text:p>
          </table:table-cell>
          <table:table-cell office:value-type="float" office:value="333.591" calcext:value-type="float">
            <text:p>333.591</text:p>
          </table:table-cell>
          <table:table-cell office:value-type="float" office:value="329.768" calcext:value-type="float">
            <text:p>329.768</text:p>
          </table:table-cell>
          <table:table-cell office:value-type="float" office:value="332.116" calcext:value-type="float">
            <text:p>332.116</text:p>
          </table:table-cell>
          <table:table-cell office:value-type="float" office:value="332.815" calcext:value-type="float">
            <text:p>332.815</text:p>
          </table:table-cell>
          <table:table-cell office:value-type="float" office:value="330.877" calcext:value-type="float">
            <text:p>330.877</text:p>
          </table:table-cell>
          <table:table-cell office:value-type="float" office:value="331.25" calcext:value-type="float">
            <text:p>331.25</text:p>
          </table:table-cell>
          <table:table-cell office:value-type="float" office:value="318.113" calcext:value-type="float">
            <text:p>318.113</text:p>
          </table:table-cell>
          <table:table-cell office:value-type="float" office:value="326.087" calcext:value-type="float">
            <text:p>326.087</text:p>
          </table:table-cell>
          <table:table-cell office:value-type="float" office:value="324.595" calcext:value-type="float">
            <text:p>324.595</text:p>
          </table:table-cell>
          <table:table-cell office:value-type="float" office:value="331.748" calcext:value-type="float">
            <text:p>331.748</text:p>
          </table:table-cell>
          <table:table-cell office:value-type="float" office:value="334.937" calcext:value-type="float">
            <text:p>334.937</text:p>
          </table:table-cell>
          <table:table-cell office:value-type="float" office:value="333.852" calcext:value-type="float">
            <text:p>333.852</text:p>
          </table:table-cell>
          <table:table-cell office:value-type="float" office:value="332.162" calcext:value-type="float">
            <text:p>332.162</text:p>
          </table:table-cell>
          <table:table-cell office:value-type="float" office:value="331.564" calcext:value-type="float">
            <text:p>331.564</text:p>
          </table:table-cell>
          <table:table-cell office:value-type="float" office:value="332.307" calcext:value-type="float">
            <text:p>332.307</text:p>
          </table:table-cell>
          <table:table-cell office:value-type="float" office:value="313.626" calcext:value-type="float">
            <text:p>313.626</text:p>
          </table:table-cell>
          <table:table-cell office:value-type="float" office:value="314.107" calcext:value-type="float">
            <text:p>314.107</text:p>
          </table:table-cell>
          <table:table-cell office:value-type="float" office:value="329.029" calcext:value-type="float">
            <text:p>329.029</text:p>
          </table:table-cell>
          <table:table-cell office:value-type="float" office:value="332.637" calcext:value-type="float">
            <text:p>332.637</text:p>
          </table:table-cell>
          <table:table-cell office:value-type="float" office:value="332.783" calcext:value-type="float">
            <text:p>332.783</text:p>
          </table:table-cell>
          <table:table-cell office:value-type="float" office:value="331.801" calcext:value-type="float">
            <text:p>331.801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26.555" calcext:value-type="float">
            <text:p>326.555</text:p>
          </table:table-cell>
          <table:table-cell office:value-type="float" office:value="331.987" calcext:value-type="float">
            <text:p>331.987</text:p>
          </table:table-cell>
          <table:table-cell office:value-type="float" office:value="327.068" calcext:value-type="float">
            <text:p>327.068</text:p>
          </table:table-cell>
          <table:table-cell office:value-type="float" office:value="331.66" calcext:value-type="float">
            <text:p>331.66</text:p>
          </table:table-cell>
          <table:table-cell office:value-type="float" office:value="325.225" calcext:value-type="float">
            <text:p>325.225</text:p>
          </table:table-cell>
          <table:table-cell office:value-type="float" office:value="322.207" calcext:value-type="float">
            <text:p>322.207</text:p>
          </table:table-cell>
          <table:table-cell office:value-type="float" office:value="323.436" calcext:value-type="float">
            <text:p>323.436</text:p>
          </table:table-cell>
          <table:table-cell office:value-type="float" office:value="325.209" calcext:value-type="float">
            <text:p>325.209</text:p>
          </table:table-cell>
          <table:table-cell office:value-type="float" office:value="325.644" calcext:value-type="float">
            <text:p>325.644</text:p>
          </table:table-cell>
          <table:table-cell office:value-type="float" office:value="319.122" calcext:value-type="float">
            <text:p>319.122</text:p>
          </table:table-cell>
          <table:table-cell office:value-type="float" office:value="323.394" calcext:value-type="float">
            <text:p>323.394</text:p>
          </table:table-cell>
          <table:table-cell office:value-type="float" office:value="324.216" calcext:value-type="float">
            <text:p>324.216</text:p>
          </table:table-cell>
          <table:table-cell office:value-type="float" office:value="319.445" calcext:value-type="float">
            <text:p>319.445</text:p>
          </table:table-cell>
          <table:table-cell office:value-type="float" office:value="319.298" calcext:value-type="float">
            <text:p>319.298</text:p>
          </table:table-cell>
          <table:table-cell office:value-type="float" office:value="317.999" calcext:value-type="float">
            <text:p>317.999</text:p>
          </table:table-cell>
          <table:table-cell office:value-type="float" office:value="318.042" calcext:value-type="float">
            <text:p>318.042</text:p>
          </table:table-cell>
          <table:table-cell office:value-type="float" office:value="337.163" calcext:value-type="float">
            <text:p>337.163</text:p>
          </table:table-cell>
          <table:table-cell office:value-type="float" office:value="331.103" calcext:value-type="float">
            <text:p>331.103</text:p>
          </table:table-cell>
          <table:table-cell office:value-type="float" office:value="334.129" calcext:value-type="float">
            <text:p>334.129</text:p>
          </table:table-cell>
          <table:table-cell office:value-type="float" office:value="333.325" calcext:value-type="float">
            <text:p>333.325</text:p>
          </table:table-cell>
          <table:table-cell office:value-type="float" office:value="333.859" calcext:value-type="float">
            <text:p>333.859</text:p>
          </table:table-cell>
          <table:table-cell office:value-type="float" office:value="318.224" calcext:value-type="float">
            <text:p>318.224</text:p>
          </table:table-cell>
          <table:table-cell office:value-type="float" office:value="324.692" calcext:value-type="float">
            <text:p>324.692</text:p>
          </table:table-cell>
          <table:table-cell office:value-type="float" office:value="328.809" calcext:value-type="float">
            <text:p>328.809</text:p>
          </table:table-cell>
          <table:table-cell office:value-type="float" office:value="325.505" calcext:value-type="float">
            <text:p>325.505</text:p>
          </table:table-cell>
          <table:table-cell office:value-type="float" office:value="325.302" calcext:value-type="float">
            <text:p>325.302</text:p>
          </table:table-cell>
          <table:table-cell office:value-type="float" office:value="325.97" calcext:value-type="float">
            <text:p>325.97</text:p>
          </table:table-cell>
          <table:table-cell office:value-type="float" office:value="323.247" calcext:value-type="float">
            <text:p>323.247</text:p>
          </table:table-cell>
          <table:table-cell office:value-type="float" office:value="323.917" calcext:value-type="float">
            <text:p>323.917</text:p>
          </table:table-cell>
          <table:table-cell office:value-type="float" office:value="324.026" calcext:value-type="float">
            <text:p>324.026</text:p>
          </table:table-cell>
          <table:table-cell office:value-type="float" office:value="327.977" calcext:value-type="float">
            <text:p>327.977</text:p>
          </table:table-cell>
          <table:table-cell office:value-type="float" office:value="330.077" calcext:value-type="float">
            <text:p>330.077</text:p>
          </table:table-cell>
          <table:table-cell office:value-type="float" office:value="329.829" calcext:value-type="float">
            <text:p>329.829</text:p>
          </table:table-cell>
          <table:table-cell office:value-type="float" office:value="328.511" calcext:value-type="float">
            <text:p>328.511</text:p>
          </table:table-cell>
          <table:table-cell office:value-type="float" office:value="328.116" calcext:value-type="float">
            <text:p>328.116</text:p>
          </table:table-cell>
          <table:table-cell office:value-type="float" office:value="328.767" calcext:value-type="float">
            <text:p>328.767</text:p>
          </table:table-cell>
          <table:table-cell office:value-type="float" office:value="326.918" calcext:value-type="float">
            <text:p>326.918</text:p>
          </table:table-cell>
          <table:table-cell office:value-type="float" office:value="330.172" calcext:value-type="float">
            <text:p>330.172</text:p>
          </table:table-cell>
          <table:table-cell office:value-type="float" office:value="329.628" calcext:value-type="float">
            <text:p>329.628</text:p>
          </table:table-cell>
          <table:table-cell office:value-type="float" office:value="329.494" calcext:value-type="float">
            <text:p>329.494</text:p>
          </table:table-cell>
          <table:table-cell office:value-type="float" office:value="328.826" calcext:value-type="float">
            <text:p>328.826</text:p>
          </table:table-cell>
          <table:table-cell office:value-type="float" office:value="327.895" calcext:value-type="float">
            <text:p>327.895</text:p>
          </table:table-cell>
          <table:table-cell office:value-type="float" office:value="328.408" calcext:value-type="float">
            <text:p>328.408</text:p>
          </table:table-cell>
          <table:table-cell office:value-type="float" office:value="328.758" calcext:value-type="float">
            <text:p>328.758</text:p>
          </table:table-cell>
          <table:table-cell office:value-type="float" office:value="327.991" calcext:value-type="float">
            <text:p>327.991</text:p>
          </table:table-cell>
          <table:table-cell office:value-type="float" office:value="327.976" calcext:value-type="float">
            <text:p>327.976</text:p>
          </table:table-cell>
          <table:table-cell office:value-type="float" office:value="327.434" calcext:value-type="float">
            <text:p>327.434</text:p>
          </table:table-cell>
          <table:table-cell office:value-type="float" office:value="323.845" calcext:value-type="float">
            <text:p>323.845</text:p>
          </table:table-cell>
          <table:table-cell office:value-type="float" office:value="302.306" calcext:value-type="float">
            <text:p>302.306</text:p>
          </table:table-cell>
          <table:table-cell office:value-type="float" office:value="324.446" calcext:value-type="float">
            <text:p>324.446</text:p>
          </table:table-cell>
          <table:table-cell office:value-type="float" office:value="322.573" calcext:value-type="float">
            <text:p>322.573</text:p>
          </table:table-cell>
          <table:table-cell office:value-type="float" office:value="324.851" calcext:value-type="float">
            <text:p>324.851</text:p>
          </table:table-cell>
          <table:table-cell office:value-type="float" office:value="321.669" calcext:value-type="float">
            <text:p>321.669</text:p>
          </table:table-cell>
          <table:table-cell office:value-type="float" office:value="321.588" calcext:value-type="float">
            <text:p>321.588</text:p>
          </table:table-cell>
          <table:table-cell office:value-type="float" office:value="322.511" calcext:value-type="float">
            <text:p>322.511</text:p>
          </table:table-cell>
          <table:table-cell office:value-type="float" office:value="322.356" calcext:value-type="float">
            <text:p>322.356</text:p>
          </table:table-cell>
          <table:table-cell office:value-type="float" office:value="322.06" calcext:value-type="float">
            <text:p>322.06</text:p>
          </table:table-cell>
          <table:table-cell office:value-type="float" office:value="321.199" calcext:value-type="float">
            <text:p>321.199</text:p>
          </table:table-cell>
          <table:table-cell office:value-type="float" office:value="322.194" calcext:value-type="float">
            <text:p>322.194</text:p>
          </table:table-cell>
          <table:table-cell office:value-type="float" office:value="323.489" calcext:value-type="float">
            <text:p>323.489</text:p>
          </table:table-cell>
          <table:table-cell office:value-type="float" office:value="322.516" calcext:value-type="float">
            <text:p>322.516</text:p>
          </table:table-cell>
          <table:table-cell office:value-type="float" office:value="325.112" calcext:value-type="float">
            <text:p>325.112</text:p>
          </table:table-cell>
          <table:table-cell office:value-type="float" office:value="325.668" calcext:value-type="float">
            <text:p>325.668</text:p>
          </table:table-cell>
          <table:table-cell office:value-type="float" office:value="321.713" calcext:value-type="float">
            <text:p>321.713</text:p>
          </table:table-cell>
          <table:table-cell office:value-type="float" office:value="321.742" calcext:value-type="float">
            <text:p>321.742</text:p>
          </table:table-cell>
          <table:table-cell office:value-type="float" office:value="322.158" calcext:value-type="float">
            <text:p>322.158</text:p>
          </table:table-cell>
          <table:table-cell office:value-type="float" office:value="317.558" calcext:value-type="float">
            <text:p>317.558</text:p>
          </table:table-cell>
          <table:table-cell office:value-type="float" office:value="318.284" calcext:value-type="float">
            <text:p>318.284</text:p>
          </table:table-cell>
          <table:table-cell office:value-type="float" office:value="317.33" calcext:value-type="float">
            <text:p>317.33</text:p>
          </table:table-cell>
          <table:table-cell office:value-type="float" office:value="318.617" calcext:value-type="float">
            <text:p>318.617</text:p>
          </table:table-cell>
          <table:table-cell office:value-type="float" office:value="317.561" calcext:value-type="float">
            <text:p>317.561</text:p>
          </table:table-cell>
          <table:table-cell office:value-type="float" office:value="321.582" calcext:value-type="float">
            <text:p>321.582</text:p>
          </table:table-cell>
          <table:table-cell office:value-type="float" office:value="318.138" calcext:value-type="float">
            <text:p>318.138</text:p>
          </table:table-cell>
          <table:table-cell office:value-type="float" office:value="318.076" calcext:value-type="float">
            <text:p>318.076</text:p>
          </table:table-cell>
          <table:table-cell office:value-type="float" office:value="324.013" calcext:value-type="float">
            <text:p>324.013</text:p>
          </table:table-cell>
          <table:table-cell office:value-type="float" office:value="323.008" calcext:value-type="float">
            <text:p>323.008</text:p>
          </table:table-cell>
          <table:table-cell office:value-type="float" office:value="323.997" calcext:value-type="float">
            <text:p>323.997</text:p>
          </table:table-cell>
          <table:table-cell office:value-type="float" office:value="312.06" calcext:value-type="float">
            <text:p>312.06</text:p>
          </table:table-cell>
          <table:table-cell office:value-type="float" office:value="310.67" calcext:value-type="float">
            <text:p>310.67</text:p>
          </table:table-cell>
          <table:table-cell office:value-type="float" office:value="298" calcext:value-type="float">
            <text:p>298</text:p>
          </table:table-cell>
          <table:table-cell office:value-type="float" office:value="324.236" calcext:value-type="float">
            <text:p>324.236</text:p>
          </table:table-cell>
          <table:table-cell office:value-type="float" office:value="324.582" calcext:value-type="float">
            <text:p>324.582</text:p>
          </table:table-cell>
          <table:table-cell office:value-type="float" office:value="323.482" calcext:value-type="float">
            <text:p>323.482</text:p>
          </table:table-cell>
          <table:table-cell office:value-type="float" office:value="330.924" calcext:value-type="float">
            <text:p>330.924</text:p>
          </table:table-cell>
          <table:table-cell office:value-type="float" office:value="324.627" calcext:value-type="float">
            <text:p>324.627</text:p>
          </table:table-cell>
          <table:table-cell office:value-type="float" office:value="322.212" calcext:value-type="float">
            <text:p>322.212</text:p>
          </table:table-cell>
          <table:table-cell office:value-type="float" office:value="326.09" calcext:value-type="float">
            <text:p>326.09</text:p>
          </table:table-cell>
          <table:table-cell office:value-type="float" office:value="325.537" calcext:value-type="float">
            <text:p>325.537</text:p>
          </table:table-cell>
          <table:table-cell office:value-type="float" office:value="325.274" calcext:value-type="float">
            <text:p>325.274</text:p>
          </table:table-cell>
          <table:table-cell office:value-type="float" office:value="324.855" calcext:value-type="float">
            <text:p>324.855</text:p>
          </table:table-cell>
          <table:table-cell office:value-type="float" office:value="323.807" calcext:value-type="float">
            <text:p>323.807</text:p>
          </table:table-cell>
          <table:table-cell office:value-type="float" office:value="327.408" calcext:value-type="float">
            <text:p>327.408</text:p>
          </table:table-cell>
          <table:table-cell office:value-type="float" office:value="329.697" calcext:value-type="float">
            <text:p>329.697</text:p>
          </table:table-cell>
          <table:table-cell office:value-type="float" office:value="331.412" calcext:value-type="float">
            <text:p>331.412</text:p>
          </table:table-cell>
          <table:table-cell office:value-type="float" office:value="328.373" calcext:value-type="float">
            <text:p>328.373</text:p>
          </table:table-cell>
          <table:table-cell office:value-type="float" office:value="331.487" calcext:value-type="float">
            <text:p>331.487</text:p>
          </table:table-cell>
          <table:table-cell office:value-type="float" office:value="332.012" calcext:value-type="float">
            <text:p>332.012</text:p>
          </table:table-cell>
          <table:table-cell office:value-type="float" office:value="325.752" calcext:value-type="float">
            <text:p>325.752</text:p>
          </table:table-cell>
          <table:table-cell office:value-type="float" office:value="325.79" calcext:value-type="float">
            <text:p>325.79</text:p>
          </table:table-cell>
          <table:table-cell office:value-type="float" office:value="330.482" calcext:value-type="float">
            <text:p>330.482</text:p>
          </table:table-cell>
          <table:table-cell office:value-type="float" office:value="329.8" calcext:value-type="float">
            <text:p>329.8</text:p>
          </table:table-cell>
          <table:table-cell office:value-type="float" office:value="331.261" calcext:value-type="float">
            <text:p>331.261</text:p>
          </table:table-cell>
          <table:table-cell office:value-type="float" office:value="341.781" calcext:value-type="float">
            <text:p>341.781</text:p>
          </table:table-cell>
          <table:table-cell office:value-type="float" office:value="343.538" calcext:value-type="float">
            <text:p>343.538</text:p>
          </table:table-cell>
          <table:table-cell office:value-type="float" office:value="341.327" calcext:value-type="float">
            <text:p>341.327</text:p>
          </table:table-cell>
          <table:table-cell office:value-type="float" office:value="343.298" calcext:value-type="float">
            <text:p>343.298</text:p>
          </table:table-cell>
          <table:table-cell office:value-type="float" office:value="339.147" calcext:value-type="float">
            <text:p>339.147</text:p>
          </table:table-cell>
          <table:table-cell office:value-type="float" office:value="330.115" calcext:value-type="float">
            <text:p>330.115</text:p>
          </table:table-cell>
          <table:table-cell office:value-type="float" office:value="333.108" calcext:value-type="float">
            <text:p>333.108</text:p>
          </table:table-cell>
          <table:table-cell office:value-type="float" office:value="332.611" calcext:value-type="float">
            <text:p>332.611</text:p>
          </table:table-cell>
          <table:table-cell office:value-type="float" office:value="332.495" calcext:value-type="float">
            <text:p>332.495</text:p>
          </table:table-cell>
          <table:table-cell office:value-type="float" office:value="332.334" calcext:value-type="float">
            <text:p>332.334</text:p>
          </table:table-cell>
          <table:table-cell office:value-type="float" office:value="334.859" calcext:value-type="float">
            <text:p>334.859</text:p>
          </table:table-cell>
          <table:table-cell office:value-type="float" office:value="335.314" calcext:value-type="float">
            <text:p>335.314</text:p>
          </table:table-cell>
          <table:table-cell office:value-type="float" office:value="332.229" calcext:value-type="float">
            <text:p>332.229</text:p>
          </table:table-cell>
          <table:table-cell office:value-type="float" office:value="338.883" calcext:value-type="float">
            <text:p>338.883</text:p>
          </table:table-cell>
          <table:table-cell office:value-type="float" office:value="332.032" calcext:value-type="float">
            <text:p>332.032</text:p>
          </table:table-cell>
          <table:table-cell office:value-type="float" office:value="330.748" calcext:value-type="float">
            <text:p>330.748</text:p>
          </table:table-cell>
          <table:table-cell office:value-type="float" office:value="330.356" calcext:value-type="float">
            <text:p>330.356</text:p>
          </table:table-cell>
          <table:table-cell office:value-type="float" office:value="331.291" calcext:value-type="float">
            <text:p>331.291</text:p>
          </table:table-cell>
          <table:table-cell office:value-type="float" office:value="331.009" calcext:value-type="float">
            <text:p>331.009</text:p>
          </table:table-cell>
          <table:table-cell office:value-type="float" office:value="333.15" calcext:value-type="float">
            <text:p>333.15</text:p>
          </table:table-cell>
          <table:table-cell office:value-type="float" office:value="331.075" calcext:value-type="float">
            <text:p>331.075</text:p>
          </table:table-cell>
          <table:table-cell office:value-type="float" office:value="332.402" calcext:value-type="float">
            <text:p>332.402</text:p>
          </table:table-cell>
          <table:table-cell office:value-type="float" office:value="333.9" calcext:value-type="float">
            <text:p>333.9</text:p>
          </table:table-cell>
          <table:table-cell office:value-type="float" office:value="334.155" calcext:value-type="float">
            <text:p>334.155</text:p>
          </table:table-cell>
          <table:table-cell office:value-type="float" office:value="334.6" calcext:value-type="float">
            <text:p>334.6</text:p>
          </table:table-cell>
          <table:table-cell office:value-type="float" office:value="333.185" calcext:value-type="float">
            <text:p>333.185</text:p>
          </table:table-cell>
          <table:table-cell office:value-type="float" office:value="333.079" calcext:value-type="float">
            <text:p>333.079</text:p>
          </table:table-cell>
          <table:table-cell office:value-type="float" office:value="333.179" calcext:value-type="float">
            <text:p>333.179</text:p>
          </table:table-cell>
          <table:table-cell office:value-type="float" office:value="333.959" calcext:value-type="float">
            <text:p>333.959</text:p>
          </table:table-cell>
          <table:table-cell office:value-type="float" office:value="332.436" calcext:value-type="float">
            <text:p>332.436</text:p>
          </table:table-cell>
          <table:table-cell office:value-type="float" office:value="331.282" calcext:value-type="float">
            <text:p>331.282</text:p>
          </table:table-cell>
          <table:table-cell office:value-type="float" office:value="331.03" calcext:value-type="float">
            <text:p>331.03</text:p>
          </table:table-cell>
          <table:table-cell office:value-type="float" office:value="333.368" calcext:value-type="float">
            <text:p>333.368</text:p>
          </table:table-cell>
          <table:table-cell office:value-type="float" office:value="281.467" calcext:value-type="float">
            <text:p>281.467</text:p>
          </table:table-cell>
          <table:table-cell office:value-type="float" office:value="325.044" calcext:value-type="float">
            <text:p>325.044</text:p>
          </table:table-cell>
          <table:table-cell office:value-type="float" office:value="321.737" calcext:value-type="float">
            <text:p>321.737</text:p>
          </table:table-cell>
          <table:table-cell office:value-type="float" office:value="321.657" calcext:value-type="float">
            <text:p>321.657</text:p>
          </table:table-cell>
          <table:table-cell office:value-type="float" office:value="321.323" calcext:value-type="float">
            <text:p>321.323</text:p>
          </table:table-cell>
          <table:table-cell office:value-type="float" office:value="324.872" calcext:value-type="float">
            <text:p>324.872</text:p>
          </table:table-cell>
          <table:table-cell office:value-type="float" office:value="326.59" calcext:value-type="float">
            <text:p>326.59</text:p>
          </table:table-cell>
          <table:table-cell office:value-type="float" office:value="319.783" calcext:value-type="float">
            <text:p>319.783</text:p>
          </table:table-cell>
          <table:table-cell office:value-type="float" office:value="329.255" calcext:value-type="float">
            <text:p>329.255</text:p>
          </table:table-cell>
          <table:table-cell office:value-type="float" office:value="325.74" calcext:value-type="float">
            <text:p>325.74</text:p>
          </table:table-cell>
          <table:table-cell office:value-type="float" office:value="322.726" calcext:value-type="float">
            <text:p>322.726</text:p>
          </table:table-cell>
          <table:table-cell office:value-type="float" office:value="330.48" calcext:value-type="float">
            <text:p>330.48</text:p>
          </table:table-cell>
          <table:table-cell office:value-type="float" office:value="329.565" calcext:value-type="float">
            <text:p>329.565</text:p>
          </table:table-cell>
          <table:table-cell office:value-type="float" office:value="329.067" calcext:value-type="float">
            <text:p>329.067</text:p>
          </table:table-cell>
          <table:table-cell office:value-type="float" office:value="328.57" calcext:value-type="float">
            <text:p>328.57</text:p>
          </table:table-cell>
          <table:table-cell office:value-type="float" office:value="329.952" calcext:value-type="float">
            <text:p>329.952</text:p>
          </table:table-cell>
          <table:table-cell office:value-type="float" office:value="328.841" calcext:value-type="float">
            <text:p>328.841</text:p>
          </table:table-cell>
          <table:table-cell office:value-type="float" office:value="328.541" calcext:value-type="float">
            <text:p>328.541</text:p>
          </table:table-cell>
          <table:table-cell office:value-type="float" office:value="328.96" calcext:value-type="float">
            <text:p>328.96</text:p>
          </table:table-cell>
          <table:table-cell office:value-type="float" office:value="327.79" calcext:value-type="float">
            <text:p>327.79</text:p>
          </table:table-cell>
          <table:table-cell office:value-type="float" office:value="311.376" calcext:value-type="float">
            <text:p>311.376</text:p>
          </table:table-cell>
          <table:table-cell office:value-type="float" office:value="311.181" calcext:value-type="float">
            <text:p>311.181</text:p>
          </table:table-cell>
          <table:table-cell office:value-type="float" office:value="288.305" calcext:value-type="float">
            <text:p>288.305</text:p>
          </table:table-cell>
          <table:table-cell office:value-type="float" office:value="289.564" calcext:value-type="float">
            <text:p>289.564</text:p>
          </table:table-cell>
          <table:table-cell office:value-type="float" office:value="295.312" calcext:value-type="float">
            <text:p>295.312</text:p>
          </table:table-cell>
          <table:table-cell office:value-type="float" office:value="292.899" calcext:value-type="float">
            <text:p>292.899</text:p>
          </table:table-cell>
          <table:table-cell office:value-type="float" office:value="294.616" calcext:value-type="float">
            <text:p>294.616</text:p>
          </table:table-cell>
          <table:table-cell office:value-type="float" office:value="293.716" calcext:value-type="float">
            <text:p>293.716</text:p>
          </table:table-cell>
          <table:table-cell office:value-type="float" office:value="293.67" calcext:value-type="float">
            <text:p>293.67</text:p>
          </table:table-cell>
          <table:table-cell office:value-type="float" office:value="292.522" calcext:value-type="float">
            <text:p>292.522</text:p>
          </table:table-cell>
          <table:table-cell office:value-type="float" office:value="276.895" calcext:value-type="float">
            <text:p>276.895</text:p>
          </table:table-cell>
          <table:table-cell office:value-type="float" office:value="276.394" calcext:value-type="float">
            <text:p>276.394</text:p>
          </table:table-cell>
          <table:table-cell office:value-type="float" office:value="277.189" calcext:value-type="float">
            <text:p>277.189</text:p>
          </table:table-cell>
          <table:table-cell office:value-type="float" office:value="276.99" calcext:value-type="float">
            <text:p>276.99</text:p>
          </table:table-cell>
          <table:table-cell office:value-type="float" office:value="275.744" calcext:value-type="float">
            <text:p>275.744</text:p>
          </table:table-cell>
          <table:table-cell office:value-type="float" office:value="276.227" calcext:value-type="float">
            <text:p>276.227</text:p>
          </table:table-cell>
          <table:table-cell office:value-type="float" office:value="275.466" calcext:value-type="float">
            <text:p>275.466</text:p>
          </table:table-cell>
          <table:table-cell office:value-type="float" office:value="275.298" calcext:value-type="float">
            <text:p>275.298</text:p>
          </table:table-cell>
          <table:table-cell office:value-type="float" office:value="276.288" calcext:value-type="float">
            <text:p>276.288</text:p>
          </table:table-cell>
          <table:table-cell office:value-type="float" office:value="275.51" calcext:value-type="float">
            <text:p>275.51</text:p>
          </table:table-cell>
          <table:table-cell office:value-type="float" office:value="275.365" calcext:value-type="float">
            <text:p>275.365</text:p>
          </table:table-cell>
          <table:table-cell office:value-type="float" office:value="275.603" calcext:value-type="float">
            <text:p>275.603</text:p>
          </table:table-cell>
          <table:table-cell office:value-type="float" office:value="274.462" calcext:value-type="float">
            <text:p>274.462</text:p>
          </table:table-cell>
          <table:table-cell office:value-type="float" office:value="273.962" calcext:value-type="float">
            <text:p>273.962</text:p>
          </table:table-cell>
          <table:table-cell office:value-type="float" office:value="275.172" calcext:value-type="float">
            <text:p>275.172</text:p>
          </table:table-cell>
          <table:table-cell office:value-type="float" office:value="275.371" calcext:value-type="float">
            <text:p>275.371</text:p>
          </table:table-cell>
          <table:table-cell office:value-type="float" office:value="276.068" calcext:value-type="float">
            <text:p>276.068</text:p>
          </table:table-cell>
          <table:table-cell office:value-type="float" office:value="276.79" calcext:value-type="float">
            <text:p>276.79</text:p>
          </table:table-cell>
          <table:table-cell office:value-type="float" office:value="277.483" calcext:value-type="float">
            <text:p>277.483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265.803" calcext:value-type="float">
            <text:p>265.803</text:p>
          </table:table-cell>
          <table:table-cell office:value-type="float" office:value="255.765" calcext:value-type="float">
            <text:p>255.765</text:p>
          </table:table-cell>
          <table:table-cell office:value-type="float" office:value="237.309" calcext:value-type="float">
            <text:p>237.309</text:p>
          </table:table-cell>
          <table:table-cell office:value-type="float" office:value="230.862" calcext:value-type="float">
            <text:p>230.862</text:p>
          </table:table-cell>
          <table:table-cell office:value-type="float" office:value="264.836" calcext:value-type="float">
            <text:p>264.836</text:p>
          </table:table-cell>
          <table:table-cell office:value-type="float" office:value="261.088" calcext:value-type="float">
            <text:p>261.088</text:p>
          </table:table-cell>
          <table:table-cell office:value-type="float" office:value="275.444" calcext:value-type="float">
            <text:p>275.444</text:p>
          </table:table-cell>
          <table:table-cell office:value-type="float" office:value="275.479" calcext:value-type="float">
            <text:p>275.479</text:p>
          </table:table-cell>
          <table:table-cell office:value-type="float" office:value="275.875" calcext:value-type="float">
            <text:p>275.875</text:p>
          </table:table-cell>
          <table:table-cell office:value-type="float" office:value="271.696" calcext:value-type="float">
            <text:p>271.69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254.514" calcext:value-type="float">
            <text:p>254.514</text:p>
          </table:table-cell>
          <table:table-cell office:value-type="float" office:value="252.937" calcext:value-type="float">
            <text:p>252.937</text:p>
          </table:table-cell>
          <table:table-cell office:value-type="float" office:value="251.185" calcext:value-type="float">
            <text:p>251.185</text:p>
          </table:table-cell>
          <table:table-cell office:value-type="float" office:value="240.698" calcext:value-type="float">
            <text:p>240.698</text:p>
          </table:table-cell>
          <table:table-cell office:value-type="float" office:value="240.072" calcext:value-type="float">
            <text:p>240.072</text:p>
          </table:table-cell>
          <table:table-cell office:value-type="float" office:value="238.326" calcext:value-type="float">
            <text:p>238.326</text:p>
          </table:table-cell>
          <table:table-cell office:value-type="float" office:value="237.768" calcext:value-type="float">
            <text:p>237.768</text:p>
          </table:table-cell>
          <table:table-cell office:value-type="float" office:value="239.364" calcext:value-type="float">
            <text:p>239.364</text:p>
          </table:table-cell>
          <table:table-cell office:value-type="float" office:value="236.944" calcext:value-type="float">
            <text:p>236.944</text:p>
          </table:table-cell>
          <table:table-cell office:value-type="float" office:value="238.684" calcext:value-type="float">
            <text:p>238.684</text:p>
          </table:table-cell>
          <table:table-cell office:value-type="float" office:value="242.322" calcext:value-type="float">
            <text:p>242.322</text:p>
          </table:table-cell>
          <table:table-cell office:value-type="float" office:value="235.524" calcext:value-type="float">
            <text:p>235.524</text:p>
          </table:table-cell>
          <table:table-cell office:value-type="float" office:value="234.054" calcext:value-type="float">
            <text:p>234.054</text:p>
          </table:table-cell>
          <table:table-cell office:value-type="float" office:value="237.183" calcext:value-type="float">
            <text:p>237.183</text:p>
          </table:table-cell>
          <table:table-cell office:value-type="float" office:value="229.257" calcext:value-type="float">
            <text:p>229.257</text:p>
          </table:table-cell>
          <table:table-cell office:value-type="float" office:value="226.922" calcext:value-type="float">
            <text:p>226.922</text:p>
          </table:table-cell>
          <table:table-cell office:value-type="float" office:value="225.176" calcext:value-type="float">
            <text:p>225.176</text:p>
          </table:table-cell>
          <table:table-cell office:value-type="float" office:value="223.947" calcext:value-type="float">
            <text:p>223.947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220.427" calcext:value-type="float">
            <text:p>220.427</text:p>
          </table:table-cell>
          <table:table-cell office:value-type="float" office:value="223.015" calcext:value-type="float">
            <text:p>223.015</text:p>
          </table:table-cell>
          <table:table-cell office:value-type="float" office:value="215.94" calcext:value-type="float">
            <text:p>215.94</text:p>
          </table:table-cell>
          <table:table-cell office:value-type="float" office:value="213.98" calcext:value-type="float">
            <text:p>213.98</text:p>
          </table:table-cell>
          <table:table-cell office:value-type="float" office:value="212.836" calcext:value-type="float">
            <text:p>212.836</text:p>
          </table:table-cell>
          <table:table-cell office:value-type="float" office:value="211.234" calcext:value-type="float">
            <text:p>211.234</text:p>
          </table:table-cell>
          <table:table-cell office:value-type="float" office:value="209.743" calcext:value-type="float">
            <text:p>209.743</text:p>
          </table:table-cell>
          <table:table-cell office:value-type="float" office:value="157.826" calcext:value-type="float">
            <text:p>157.826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7.675" calcext:value-type="float">
            <text:p>157.675</text:p>
          </table:table-cell>
          <table:table-cell office:value-type="float" office:value="156.129" calcext:value-type="float">
            <text:p>156.129</text:p>
          </table:table-cell>
          <table:table-cell office:value-type="float" office:value="160.463" calcext:value-type="float">
            <text:p>160.463</text:p>
          </table:table-cell>
          <table:table-cell office:value-type="float" office:value="156.881" calcext:value-type="float">
            <text:p>156.881</text:p>
          </table:table-cell>
          <table:table-cell office:value-type="float" office:value="157.176" calcext:value-type="float">
            <text:p>157.176</text:p>
          </table:table-cell>
          <table:table-cell office:value-type="float" office:value="154.617" calcext:value-type="float">
            <text:p>154.617</text:p>
          </table:table-cell>
          <table:table-cell office:value-type="float" office:value="156.627" calcext:value-type="float">
            <text:p>156.627</text:p>
          </table:table-cell>
          <table:table-cell office:value-type="float" office:value="154.831" calcext:value-type="float">
            <text:p>154.831</text:p>
          </table:table-cell>
          <table:table-cell office:value-type="float" office:value="157.324" calcext:value-type="float">
            <text:p>157.324</text:p>
          </table:table-cell>
          <table:table-cell office:value-type="float" office:value="157.484" calcext:value-type="float">
            <text:p>157.484</text:p>
          </table:table-cell>
          <table:table-cell office:value-type="float" office:value="149.205" calcext:value-type="float">
            <text:p>149.205</text:p>
          </table:table-cell>
          <table:table-cell office:value-type="float" office:value="149.162" calcext:value-type="float">
            <text:p>149.162</text:p>
          </table:table-cell>
          <table:table-cell office:value-type="float" office:value="148.017" calcext:value-type="float">
            <text:p>148.017</text:p>
          </table:table-cell>
          <table:table-cell office:value-type="float" office:value="146.002" calcext:value-type="float">
            <text:p>146.002</text:p>
          </table:table-cell>
          <table:table-cell office:value-type="float" office:value="148.055" calcext:value-type="float">
            <text:p>148.055</text:p>
          </table:table-cell>
          <table:table-cell office:value-type="float" office:value="144.23" calcext:value-type="float">
            <text:p>144.23</text:p>
          </table:table-cell>
          <table:table-cell office:value-type="float" office:value="146.394" calcext:value-type="float">
            <text:p>146.394</text:p>
          </table:table-cell>
          <table:table-cell office:value-type="float" office:value="147.006" calcext:value-type="float">
            <text:p>147.006</text:p>
          </table:table-cell>
          <table:table-cell office:value-type="float" office:value="142.684" calcext:value-type="float">
            <text:p>142.684</text:p>
          </table:table-cell>
          <table:table-cell table:number-columns-repeated="121"/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928" calcext:value-type="float">
            <text:p>354.928</text:p>
          </table:table-cell>
          <table:table-cell office:value-type="float" office:value="354.813" calcext:value-type="float">
            <text:p>354.813</text:p>
          </table:table-cell>
          <table:table-cell office:value-type="float" office:value="354.804" calcext:value-type="float">
            <text:p>354.804</text:p>
          </table:table-cell>
          <table:table-cell office:value-type="float" office:value="355.79" calcext:value-type="float">
            <text:p>355.79</text:p>
          </table:table-cell>
          <table:table-cell office:value-type="float" office:value="355.381" calcext:value-type="float">
            <text:p>355.381</text:p>
          </table:table-cell>
          <table:table-cell office:value-type="float" office:value="355.041" calcext:value-type="float">
            <text:p>355.041</text:p>
          </table:table-cell>
          <table:table-cell office:value-type="float" office:value="351.914" calcext:value-type="float">
            <text:p>351.914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3.779" calcext:value-type="float">
            <text:p>353.779</text:p>
          </table:table-cell>
          <table:table-cell office:value-type="float" office:value="354.438" calcext:value-type="float">
            <text:p>354.438</text:p>
          </table:table-cell>
          <table:table-cell office:value-type="float" office:value="352.873" calcext:value-type="float">
            <text:p>352.873</text:p>
          </table:table-cell>
          <table:table-cell office:value-type="float" office:value="352.164" calcext:value-type="float">
            <text:p>352.164</text:p>
          </table:table-cell>
          <table:table-cell office:value-type="float" office:value="352.381" calcext:value-type="float">
            <text:p>352.381</text:p>
          </table:table-cell>
          <table:table-cell office:value-type="float" office:value="352.877" calcext:value-type="float">
            <text:p>352.877</text:p>
          </table:table-cell>
          <table:table-cell office:value-type="float" office:value="350.833" calcext:value-type="float">
            <text:p>350.833</text:p>
          </table:table-cell>
          <table:table-cell office:value-type="float" office:value="353.582" calcext:value-type="float">
            <text:p>353.582</text:p>
          </table:table-cell>
          <table:table-cell office:value-type="float" office:value="351.153" calcext:value-type="float">
            <text:p>351.153</text:p>
          </table:table-cell>
          <table:table-cell office:value-type="float" office:value="351.745" calcext:value-type="float">
            <text:p>351.745</text:p>
          </table:table-cell>
          <table:table-cell office:value-type="float" office:value="352.993" calcext:value-type="float">
            <text:p>352.993</text:p>
          </table:table-cell>
          <table:table-cell office:value-type="float" office:value="352.818" calcext:value-type="float">
            <text:p>352.818</text:p>
          </table:table-cell>
          <table:table-cell office:value-type="float" office:value="350.878" calcext:value-type="float">
            <text:p>350.878</text:p>
          </table:table-cell>
          <table:table-cell office:value-type="float" office:value="349.789" calcext:value-type="float">
            <text:p>349.789</text:p>
          </table:table-cell>
          <table:table-cell office:value-type="float" office:value="349.71" calcext:value-type="float">
            <text:p>349.71</text:p>
          </table:table-cell>
          <table:table-cell office:value-type="float" office:value="351.474" calcext:value-type="float">
            <text:p>351.47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50.375" calcext:value-type="float">
            <text:p>350.375</text:p>
          </table:table-cell>
          <table:table-cell office:value-type="float" office:value="350.311" calcext:value-type="float">
            <text:p>350.311</text:p>
          </table:table-cell>
          <table:table-cell office:value-type="float" office:value="353.749" calcext:value-type="float">
            <text:p>353.749</text:p>
          </table:table-cell>
          <table:table-cell office:value-type="float" office:value="349.788" calcext:value-type="float">
            <text:p>349.788</text:p>
          </table:table-cell>
          <table:table-cell office:value-type="float" office:value="350.109" calcext:value-type="float">
            <text:p>350.109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349.773" calcext:value-type="float">
            <text:p>349.773</text:p>
          </table:table-cell>
          <table:table-cell office:value-type="float" office:value="349.727" calcext:value-type="float">
            <text:p>349.727</text:p>
          </table:table-cell>
          <table:table-cell office:value-type="float" office:value="350.911" calcext:value-type="float">
            <text:p>350.911</text:p>
          </table:table-cell>
          <table:table-cell office:value-type="float" office:value="349.776" calcext:value-type="float">
            <text:p>349.776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50.039" calcext:value-type="float">
            <text:p>350.039</text:p>
          </table:table-cell>
          <table:table-cell office:value-type="float" office:value="349.952" calcext:value-type="float">
            <text:p>349.952</text:p>
          </table:table-cell>
          <table:table-cell office:value-type="float" office:value="352.383" calcext:value-type="float">
            <text:p>352.383</text:p>
          </table:table-cell>
          <table:table-cell office:value-type="float" office:value="352.19" calcext:value-type="float">
            <text:p>352.19</text:p>
          </table:table-cell>
          <table:table-cell office:value-type="float" office:value="377.103" calcext:value-type="float">
            <text:p>377.103</text:p>
          </table:table-cell>
          <table:table-cell office:value-type="float" office:value="383.165" calcext:value-type="float">
            <text:p>383.165</text:p>
          </table:table-cell>
          <table:table-cell office:value-type="float" office:value="382.282" calcext:value-type="float">
            <text:p>382.282</text:p>
          </table:table-cell>
          <table:table-cell office:value-type="float" office:value="378.732" calcext:value-type="float">
            <text:p>378.732</text:p>
          </table:table-cell>
          <table:table-cell office:value-type="float" office:value="378.473" calcext:value-type="float">
            <text:p>378.473</text:p>
          </table:table-cell>
          <table:table-cell office:value-type="float" office:value="378.53" calcext:value-type="float">
            <text:p>378.53</text:p>
          </table:table-cell>
          <table:table-cell office:value-type="float" office:value="378.339" calcext:value-type="float">
            <text:p>378.339</text:p>
          </table:table-cell>
          <table:table-cell office:value-type="float" office:value="378.628" calcext:value-type="float">
            <text:p>378.628</text:p>
          </table:table-cell>
          <table:table-cell office:value-type="float" office:value="379.926" calcext:value-type="float">
            <text:p>379.926</text:p>
          </table:table-cell>
          <table:table-cell office:value-type="float" office:value="378.889" calcext:value-type="float">
            <text:p>378.889</text:p>
          </table:table-cell>
          <table:table-cell office:value-type="float" office:value="379.321" calcext:value-type="float">
            <text:p>379.321</text:p>
          </table:table-cell>
          <table:table-cell office:value-type="float" office:value="375.089" calcext:value-type="float">
            <text:p>375.089</text:p>
          </table:table-cell>
          <table:table-cell office:value-type="float" office:value="383.924" calcext:value-type="float">
            <text:p>383.924</text:p>
          </table:table-cell>
          <table:table-cell office:value-type="float" office:value="381.494" calcext:value-type="float">
            <text:p>381.494</text:p>
          </table:table-cell>
          <table:table-cell office:value-type="float" office:value="380.799" calcext:value-type="float">
            <text:p>380.799</text:p>
          </table:table-cell>
          <table:table-cell office:value-type="float" office:value="381.058" calcext:value-type="float">
            <text:p>381.058</text:p>
          </table:table-cell>
          <table:table-cell office:value-type="float" office:value="379.413" calcext:value-type="float">
            <text:p>379.413</text:p>
          </table:table-cell>
          <table:table-cell office:value-type="float" office:value="379.295" calcext:value-type="float">
            <text:p>379.295</text:p>
          </table:table-cell>
          <table:table-cell office:value-type="float" office:value="380.141" calcext:value-type="float">
            <text:p>380.141</text:p>
          </table:table-cell>
          <table:table-cell office:value-type="float" office:value="382.907" calcext:value-type="float">
            <text:p>382.907</text:p>
          </table:table-cell>
          <table:table-cell office:value-type="float" office:value="377" calcext:value-type="float">
            <text:p>377</text:p>
          </table:table-cell>
          <table:table-cell office:value-type="float" office:value="381.886" calcext:value-type="float">
            <text:p>381.886</text:p>
          </table:table-cell>
          <table:table-cell office:value-type="float" office:value="383.003" calcext:value-type="float">
            <text:p>383.003</text:p>
          </table:table-cell>
          <table:table-cell office:value-type="float" office:value="389.488" calcext:value-type="float">
            <text:p>389.488</text:p>
          </table:table-cell>
          <table:table-cell office:value-type="float" office:value="387.092" calcext:value-type="float">
            <text:p>387.092</text:p>
          </table:table-cell>
          <table:table-cell office:value-type="float" office:value="386.364" calcext:value-type="float">
            <text:p>386.364</text:p>
          </table:table-cell>
          <table:table-cell office:value-type="float" office:value="389.825" calcext:value-type="float">
            <text:p>389.825</text:p>
          </table:table-cell>
          <table:table-cell office:value-type="float" office:value="386.572" calcext:value-type="float">
            <text:p>386.572</text:p>
          </table:table-cell>
          <table:table-cell office:value-type="float" office:value="375.65" calcext:value-type="float">
            <text:p>375.65</text:p>
          </table:table-cell>
          <table:table-cell office:value-type="float" office:value="378.815" calcext:value-type="float">
            <text:p>378.815</text:p>
          </table:table-cell>
          <table:table-cell office:value-type="float" office:value="387.652" calcext:value-type="float">
            <text:p>387.652</text:p>
          </table:table-cell>
          <table:table-cell office:value-type="float" office:value="387.292" calcext:value-type="float">
            <text:p>387.292</text:p>
          </table:table-cell>
          <table:table-cell office:value-type="float" office:value="386.338" calcext:value-type="float">
            <text:p>386.338</text:p>
          </table:table-cell>
          <table:table-cell office:value-type="float" office:value="379.645" calcext:value-type="float">
            <text:p>379.645</text:p>
          </table:table-cell>
          <table:table-cell office:value-type="float" office:value="378.269" calcext:value-type="float">
            <text:p>378.269</text:p>
          </table:table-cell>
          <table:table-cell office:value-type="float" office:value="379.623" calcext:value-type="float">
            <text:p>379.623</text:p>
          </table:table-cell>
          <table:table-cell office:value-type="float" office:value="378.241" calcext:value-type="float">
            <text:p>378.241</text:p>
          </table:table-cell>
          <table:table-cell office:value-type="float" office:value="379.544" calcext:value-type="float">
            <text:p>379.544</text:p>
          </table:table-cell>
          <table:table-cell office:value-type="float" office:value="378.029" calcext:value-type="float">
            <text:p>378.029</text:p>
          </table:table-cell>
          <table:table-cell office:value-type="float" office:value="379.103" calcext:value-type="float">
            <text:p>379.103</text:p>
          </table:table-cell>
          <table:table-cell office:value-type="float" office:value="378.608" calcext:value-type="float">
            <text:p>378.608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76.21" calcext:value-type="float">
            <text:p>376.21</text:p>
          </table:table-cell>
          <table:table-cell office:value-type="float" office:value="375.561" calcext:value-type="float">
            <text:p>375.561</text:p>
          </table:table-cell>
          <table:table-cell office:value-type="float" office:value="377.411" calcext:value-type="float">
            <text:p>377.411</text:p>
          </table:table-cell>
          <table:table-cell office:value-type="float" office:value="379.125" calcext:value-type="float">
            <text:p>379.125</text:p>
          </table:table-cell>
          <table:table-cell office:value-type="float" office:value="380.196" calcext:value-type="float">
            <text:p>380.196</text:p>
          </table:table-cell>
          <table:table-cell office:value-type="float" office:value="378.15" calcext:value-type="float">
            <text:p>378.15</text:p>
          </table:table-cell>
          <table:table-cell office:value-type="float" office:value="379.504" calcext:value-type="float">
            <text:p>379.504</text:p>
          </table:table-cell>
          <table:table-cell office:value-type="float" office:value="378.229" calcext:value-type="float">
            <text:p>378.229</text:p>
          </table:table-cell>
          <table:table-cell office:value-type="float" office:value="377.978" calcext:value-type="float">
            <text:p>377.978</text:p>
          </table:table-cell>
          <table:table-cell office:value-type="float" office:value="378.932" calcext:value-type="float">
            <text:p>378.932</text:p>
          </table:table-cell>
          <table:table-cell office:value-type="float" office:value="378.482" calcext:value-type="float">
            <text:p>378.482</text:p>
          </table:table-cell>
          <table:table-cell office:value-type="float" office:value="377.918" calcext:value-type="float">
            <text:p>377.918</text:p>
          </table:table-cell>
          <table:table-cell office:value-type="float" office:value="379.469" calcext:value-type="float">
            <text:p>379.469</text:p>
          </table:table-cell>
          <table:table-cell office:value-type="float" office:value="374.667" calcext:value-type="float">
            <text:p>374.667</text:p>
          </table:table-cell>
          <table:table-cell office:value-type="float" office:value="375.712" calcext:value-type="float">
            <text:p>375.712</text:p>
          </table:table-cell>
          <table:table-cell office:value-type="float" office:value="358.697" calcext:value-type="float">
            <text:p>358.697</text:p>
          </table:table-cell>
          <table:table-cell office:value-type="float" office:value="371.945" calcext:value-type="float">
            <text:p>371.945</text:p>
          </table:table-cell>
          <table:table-cell office:value-type="float" office:value="370.077" calcext:value-type="float">
            <text:p>370.077</text:p>
          </table:table-cell>
          <table:table-cell office:value-type="float" office:value="370.235" calcext:value-type="float">
            <text:p>370.235</text:p>
          </table:table-cell>
          <table:table-cell office:value-type="float" office:value="371.103" calcext:value-type="float">
            <text:p>371.103</text:p>
          </table:table-cell>
          <table:table-cell office:value-type="float" office:value="366.102" calcext:value-type="float">
            <text:p>366.102</text:p>
          </table:table-cell>
          <table:table-cell office:value-type="float" office:value="369.321" calcext:value-type="float">
            <text:p>369.321</text:p>
          </table:table-cell>
          <table:table-cell office:value-type="float" office:value="370.031" calcext:value-type="float">
            <text:p>370.031</text:p>
          </table:table-cell>
          <table:table-cell office:value-type="float" office:value="371.624" calcext:value-type="float">
            <text:p>371.624</text:p>
          </table:table-cell>
          <table:table-cell office:value-type="float" office:value="370.756" calcext:value-type="float">
            <text:p>370.756</text:p>
          </table:table-cell>
          <table:table-cell office:value-type="float" office:value="370.959" calcext:value-type="float">
            <text:p>370.959</text:p>
          </table:table-cell>
          <table:table-cell office:value-type="float" office:value="370.572" calcext:value-type="float">
            <text:p>370.572</text:p>
          </table:table-cell>
          <table:table-cell office:value-type="float" office:value="371.152" calcext:value-type="float">
            <text:p>371.152</text:p>
          </table:table-cell>
          <table:table-cell office:value-type="float" office:value="370.761" calcext:value-type="float">
            <text:p>370.761</text:p>
          </table:table-cell>
          <table:table-cell office:value-type="float" office:value="370.811" calcext:value-type="float">
            <text:p>370.811</text:p>
          </table:table-cell>
          <table:table-cell office:value-type="float" office:value="370.617" calcext:value-type="float">
            <text:p>370.617</text:p>
          </table:table-cell>
          <table:table-cell office:value-type="float" office:value="370.731" calcext:value-type="float">
            <text:p>370.731</text:p>
          </table:table-cell>
          <table:table-cell office:value-type="float" office:value="370.771" calcext:value-type="float">
            <text:p>370.771</text:p>
          </table:table-cell>
          <table:table-cell office:value-type="float" office:value="365.116" calcext:value-type="float">
            <text:p>365.116</text:p>
          </table:table-cell>
          <table:table-cell office:value-type="float" office:value="364.621" calcext:value-type="float">
            <text:p>364.621</text:p>
          </table:table-cell>
          <table:table-cell office:value-type="float" office:value="375.584" calcext:value-type="float">
            <text:p>375.584</text:p>
          </table:table-cell>
          <table:table-cell office:value-type="float" office:value="368.739" calcext:value-type="float">
            <text:p>368.739</text:p>
          </table:table-cell>
          <table:table-cell office:value-type="float" office:value="373.869" calcext:value-type="float">
            <text:p>373.869</text:p>
          </table:table-cell>
          <table:table-cell office:value-type="float" office:value="372.622" calcext:value-type="float">
            <text:p>372.622</text:p>
          </table:table-cell>
          <table:table-cell office:value-type="float" office:value="373.14" calcext:value-type="float">
            <text:p>373.14</text:p>
          </table:table-cell>
          <table:table-cell office:value-type="float" office:value="370.296" calcext:value-type="float">
            <text:p>370.296</text:p>
          </table:table-cell>
          <table:table-cell office:value-type="float" office:value="362.495" calcext:value-type="float">
            <text:p>362.495</text:p>
          </table:table-cell>
          <table:table-cell office:value-type="float" office:value="369.503" calcext:value-type="float">
            <text:p>369.503</text:p>
          </table:table-cell>
          <table:table-cell office:value-type="float" office:value="367.39" calcext:value-type="float">
            <text:p>367.39</text:p>
          </table:table-cell>
          <table:table-cell office:value-type="float" office:value="368.453" calcext:value-type="float">
            <text:p>368.453</text:p>
          </table:table-cell>
          <table:table-cell office:value-type="float" office:value="367.449" calcext:value-type="float">
            <text:p>367.449</text:p>
          </table:table-cell>
          <table:table-cell office:value-type="float" office:value="364.201" calcext:value-type="float">
            <text:p>364.201</text:p>
          </table:table-cell>
          <table:table-cell office:value-type="float" office:value="368.39" calcext:value-type="float">
            <text:p>368.39</text:p>
          </table:table-cell>
          <table:table-cell office:value-type="float" office:value="367.135" calcext:value-type="float">
            <text:p>367.135</text:p>
          </table:table-cell>
          <table:table-cell office:value-type="float" office:value="361.129" calcext:value-type="float">
            <text:p>361.129</text:p>
          </table:table-cell>
          <table:table-cell office:value-type="float" office:value="360.235" calcext:value-type="float">
            <text:p>360.235</text:p>
          </table:table-cell>
          <table:table-cell office:value-type="float" office:value="359.977" calcext:value-type="float">
            <text:p>359.977</text:p>
          </table:table-cell>
          <table:table-cell office:value-type="float" office:value="360.149" calcext:value-type="float">
            <text:p>360.149</text:p>
          </table:table-cell>
          <table:table-cell office:value-type="float" office:value="360.983" calcext:value-type="float">
            <text:p>360.983</text:p>
          </table:table-cell>
          <table:table-cell office:value-type="float" office:value="362.85" calcext:value-type="float">
            <text:p>362.85</text:p>
          </table:table-cell>
          <table:table-cell office:value-type="float" office:value="367.465" calcext:value-type="float">
            <text:p>367.465</text:p>
          </table:table-cell>
          <table:table-cell office:value-type="float" office:value="368.801" calcext:value-type="float">
            <text:p>368.801</text:p>
          </table:table-cell>
          <table:table-cell office:value-type="float" office:value="368.396" calcext:value-type="float">
            <text:p>368.396</text:p>
          </table:table-cell>
          <table:table-cell office:value-type="float" office:value="368.341" calcext:value-type="float">
            <text:p>368.341</text:p>
          </table:table-cell>
          <table:table-cell office:value-type="float" office:value="367.498" calcext:value-type="float">
            <text:p>367.498</text:p>
          </table:table-cell>
          <table:table-cell office:value-type="float" office:value="350.916" calcext:value-type="float">
            <text:p>350.916</text:p>
          </table:table-cell>
          <table:table-cell office:value-type="float" office:value="362.322" calcext:value-type="float">
            <text:p>362.322</text:p>
          </table:table-cell>
          <table:table-cell office:value-type="float" office:value="367.809" calcext:value-type="float">
            <text:p>367.809</text:p>
          </table:table-cell>
          <table:table-cell office:value-type="float" office:value="379.896" calcext:value-type="float">
            <text:p>379.896</text:p>
          </table:table-cell>
          <table:table-cell office:value-type="float" office:value="373.401" calcext:value-type="float">
            <text:p>373.401</text:p>
          </table:table-cell>
          <table:table-cell office:value-type="float" office:value="372.923" calcext:value-type="float">
            <text:p>372.923</text:p>
          </table:table-cell>
          <table:table-cell office:value-type="float" office:value="372.601" calcext:value-type="float">
            <text:p>372.601</text:p>
          </table:table-cell>
          <table:table-cell office:value-type="float" office:value="372.218" calcext:value-type="float">
            <text:p>372.218</text:p>
          </table:table-cell>
          <table:table-cell office:value-type="float" office:value="372.695" calcext:value-type="float">
            <text:p>372.695</text:p>
          </table:table-cell>
          <table:table-cell office:value-type="float" office:value="371.99" calcext:value-type="float">
            <text:p>371.99</text:p>
          </table:table-cell>
          <table:table-cell office:value-type="float" office:value="371.218" calcext:value-type="float">
            <text:p>371.218</text:p>
          </table:table-cell>
          <table:table-cell office:value-type="float" office:value="371.346" calcext:value-type="float">
            <text:p>371.346</text:p>
          </table:table-cell>
          <table:table-cell office:value-type="float" office:value="370.05" calcext:value-type="float">
            <text:p>370.05</text:p>
          </table:table-cell>
          <table:table-cell office:value-type="float" office:value="369.911" calcext:value-type="float">
            <text:p>369.911</text:p>
          </table:table-cell>
          <table:table-cell office:value-type="float" office:value="366.046" calcext:value-type="float">
            <text:p>366.046</text:p>
          </table:table-cell>
          <table:table-cell office:value-type="float" office:value="367.966" calcext:value-type="float">
            <text:p>367.966</text:p>
          </table:table-cell>
          <table:table-cell office:value-type="float" office:value="367.508" calcext:value-type="float">
            <text:p>367.508</text:p>
          </table:table-cell>
          <table:table-cell office:value-type="float" office:value="359.985" calcext:value-type="float">
            <text:p>359.985</text:p>
          </table:table-cell>
          <table:table-cell office:value-type="float" office:value="365.249" calcext:value-type="float">
            <text:p>365.249</text:p>
          </table:table-cell>
          <table:table-cell office:value-type="float" office:value="366.872" calcext:value-type="float">
            <text:p>366.872</text:p>
          </table:table-cell>
          <table:table-cell office:value-type="float" office:value="353.487" calcext:value-type="float">
            <text:p>353.487</text:p>
          </table:table-cell>
          <table:table-cell office:value-type="float" office:value="351.508" calcext:value-type="float">
            <text:p>351.508</text:p>
          </table:table-cell>
          <table:table-cell office:value-type="float" office:value="348.731" calcext:value-type="float">
            <text:p>348.731</text:p>
          </table:table-cell>
          <table:table-cell office:value-type="float" office:value="345.944" calcext:value-type="float">
            <text:p>345.944</text:p>
          </table:table-cell>
          <table:table-cell office:value-type="float" office:value="344.892" calcext:value-type="float">
            <text:p>344.892</text:p>
          </table:table-cell>
          <table:table-cell office:value-type="float" office:value="343.565" calcext:value-type="float">
            <text:p>343.565</text:p>
          </table:table-cell>
          <table:table-cell office:value-type="float" office:value="343.098" calcext:value-type="float">
            <text:p>343.098</text:p>
          </table:table-cell>
          <table:table-cell office:value-type="float" office:value="341.96" calcext:value-type="float">
            <text:p>341.96</text:p>
          </table:table-cell>
          <table:table-cell office:value-type="float" office:value="340.853" calcext:value-type="float">
            <text:p>340.853</text:p>
          </table:table-cell>
          <table:table-cell office:value-type="float" office:value="339.945" calcext:value-type="float">
            <text:p>339.945</text:p>
          </table:table-cell>
          <table:table-cell office:value-type="float" office:value="338.241" calcext:value-type="float">
            <text:p>338.241</text:p>
          </table:table-cell>
          <table:table-cell office:value-type="float" office:value="338.312" calcext:value-type="float">
            <text:p>338.312</text:p>
          </table:table-cell>
          <table:table-cell office:value-type="float" office:value="337.285" calcext:value-type="float">
            <text:p>337.285</text:p>
          </table:table-cell>
          <table:table-cell office:value-type="float" office:value="335.307" calcext:value-type="float">
            <text:p>335.307</text:p>
          </table:table-cell>
          <table:table-cell office:value-type="float" office:value="334.283" calcext:value-type="float">
            <text:p>334.283</text:p>
          </table:table-cell>
          <table:table-cell office:value-type="float" office:value="317.28" calcext:value-type="float">
            <text:p>317.28</text:p>
          </table:table-cell>
          <table:table-cell office:value-type="float" office:value="318.479" calcext:value-type="float">
            <text:p>318.479</text:p>
          </table:table-cell>
          <table:table-cell office:value-type="float" office:value="316.851" calcext:value-type="float">
            <text:p>316.851</text:p>
          </table:table-cell>
          <table:table-cell office:value-type="float" office:value="312.516" calcext:value-type="float">
            <text:p>312.516</text:p>
          </table:table-cell>
          <table:table-cell office:value-type="float" office:value="315.291" calcext:value-type="float">
            <text:p>315.291</text:p>
          </table:table-cell>
          <table:table-cell office:value-type="float" office:value="310.95" calcext:value-type="float">
            <text:p>310.95</text:p>
          </table:table-cell>
          <table:table-cell office:value-type="float" office:value="309.492" calcext:value-type="float">
            <text:p>309.492</text:p>
          </table:table-cell>
          <table:table-cell office:value-type="float" office:value="309.411" calcext:value-type="float">
            <text:p>309.411</text:p>
          </table:table-cell>
          <table:table-cell office:value-type="float" office:value="304.801" calcext:value-type="float">
            <text:p>304.801</text:p>
          </table:table-cell>
          <table:table-cell office:value-type="float" office:value="304.546" calcext:value-type="float">
            <text:p>304.546</text:p>
          </table:table-cell>
          <table:table-cell office:value-type="float" office:value="303.707" calcext:value-type="float">
            <text:p>303.707</text:p>
          </table:table-cell>
          <table:table-cell office:value-type="float" office:value="305.983" calcext:value-type="float">
            <text:p>305.983</text:p>
          </table:table-cell>
          <table:table-cell office:value-type="float" office:value="305.314" calcext:value-type="float">
            <text:p>305.314</text:p>
          </table:table-cell>
          <table:table-cell office:value-type="float" office:value="296.189" calcext:value-type="float">
            <text:p>296.189</text:p>
          </table:table-cell>
          <table:table-cell office:value-type="float" office:value="295.007" calcext:value-type="float">
            <text:p>295.007</text:p>
          </table:table-cell>
          <table:table-cell office:value-type="float" office:value="294.947" calcext:value-type="float">
            <text:p>294.947</text:p>
          </table:table-cell>
          <table:table-cell office:value-type="float" office:value="294.573" calcext:value-type="float">
            <text:p>294.573</text:p>
          </table:table-cell>
          <table:table-cell office:value-type="float" office:value="279.943" calcext:value-type="float">
            <text:p>279.943</text:p>
          </table:table-cell>
          <table:table-cell office:value-type="float" office:value="278.068" calcext:value-type="float">
            <text:p>278.068</text:p>
          </table:table-cell>
          <table:table-cell office:value-type="float" office:value="268.734" calcext:value-type="float">
            <text:p>268.734</text:p>
          </table:table-cell>
          <table:table-cell office:value-type="float" office:value="279.092" calcext:value-type="float">
            <text:p>279.092</text:p>
          </table:table-cell>
          <table:table-cell office:value-type="float" office:value="268.832" calcext:value-type="float">
            <text:p>268.832</text:p>
          </table:table-cell>
          <table:table-cell office:value-type="float" office:value="270.593" calcext:value-type="float">
            <text:p>270.593</text:p>
          </table:table-cell>
          <table:table-cell office:value-type="float" office:value="266.517" calcext:value-type="float">
            <text:p>266.517</text:p>
          </table:table-cell>
          <table:table-cell office:value-type="float" office:value="267.672" calcext:value-type="float">
            <text:p>267.672</text:p>
          </table:table-cell>
          <table:table-cell office:value-type="float" office:value="264.978" calcext:value-type="float">
            <text:p>264.978</text:p>
          </table:table-cell>
          <table:table-cell office:value-type="float" office:value="269.989" calcext:value-type="float">
            <text:p>269.989</text:p>
          </table:table-cell>
          <table:table-cell office:value-type="float" office:value="263.434" calcext:value-type="float">
            <text:p>263.434</text:p>
          </table:table-cell>
          <table:table-cell office:value-type="float" office:value="269.456" calcext:value-type="float">
            <text:p>269.456</text:p>
          </table:table-cell>
          <table:table-cell office:value-type="float" office:value="326.678" calcext:value-type="float">
            <text:p>326.678</text:p>
          </table:table-cell>
          <table:table-cell office:value-type="float" office:value="325.824" calcext:value-type="float">
            <text:p>325.824</text:p>
          </table:table-cell>
          <table:table-cell office:value-type="float" office:value="325.251" calcext:value-type="float">
            <text:p>325.251</text:p>
          </table:table-cell>
          <table:table-cell office:value-type="float" office:value="323.271" calcext:value-type="float">
            <text:p>323.271</text:p>
          </table:table-cell>
          <table:table-cell office:value-type="float" office:value="325.697" calcext:value-type="float">
            <text:p>325.697</text:p>
          </table:table-cell>
          <table:table-cell office:value-type="float" office:value="324.402" calcext:value-type="float">
            <text:p>324.402</text:p>
          </table:table-cell>
          <table:table-cell office:value-type="float" office:value="323.46" calcext:value-type="float">
            <text:p>323.46</text:p>
          </table:table-cell>
          <table:table-cell office:value-type="float" office:value="323.815" calcext:value-type="float">
            <text:p>323.815</text:p>
          </table:table-cell>
          <table:table-cell office:value-type="float" office:value="324.339" calcext:value-type="float">
            <text:p>324.339</text:p>
          </table:table-cell>
          <table:table-cell office:value-type="float" office:value="326.838" calcext:value-type="float">
            <text:p>326.838</text:p>
          </table:table-cell>
          <table:table-cell office:value-type="float" office:value="321.825" calcext:value-type="float">
            <text:p>321.825</text:p>
          </table:table-cell>
          <table:table-cell office:value-type="float" office:value="322.752" calcext:value-type="float">
            <text:p>322.752</text:p>
          </table:table-cell>
          <table:table-cell office:value-type="float" office:value="322.08" calcext:value-type="float">
            <text:p>322.08</text:p>
          </table:table-cell>
          <table:table-cell office:value-type="float" office:value="323.647" calcext:value-type="float">
            <text:p>323.647</text:p>
          </table:table-cell>
          <table:table-cell office:value-type="float" office:value="323.478" calcext:value-type="float">
            <text:p>323.478</text:p>
          </table:table-cell>
          <table:table-cell office:value-type="float" office:value="322.714" calcext:value-type="float">
            <text:p>322.714</text:p>
          </table:table-cell>
          <table:table-cell office:value-type="float" office:value="322.361" calcext:value-type="float">
            <text:p>322.361</text:p>
          </table:table-cell>
          <table:table-cell office:value-type="float" office:value="323.352" calcext:value-type="float">
            <text:p>323.352</text:p>
          </table:table-cell>
          <table:table-cell office:value-type="float" office:value="322.051" calcext:value-type="float">
            <text:p>322.051</text:p>
          </table:table-cell>
          <table:table-cell office:value-type="float" office:value="322.194" calcext:value-type="float">
            <text:p>322.194</text:p>
          </table:table-cell>
          <table:table-cell office:value-type="float" office:value="322.804" calcext:value-type="float">
            <text:p>322.804</text:p>
          </table:table-cell>
          <table:table-cell office:value-type="float" office:value="353.797" calcext:value-type="float">
            <text:p>353.797</text:p>
          </table:table-cell>
          <table:table-cell office:value-type="float" office:value="365.55" calcext:value-type="float">
            <text:p>365.55</text:p>
          </table:table-cell>
          <table:table-cell office:value-type="float" office:value="366.532" calcext:value-type="float">
            <text:p>366.532</text:p>
          </table:table-cell>
          <table:table-cell office:value-type="float" office:value="366.298" calcext:value-type="float">
            <text:p>366.298</text:p>
          </table:table-cell>
          <table:table-cell office:value-type="float" office:value="362.431" calcext:value-type="float">
            <text:p>362.431</text:p>
          </table:table-cell>
          <table:table-cell office:value-type="float" office:value="360.526" calcext:value-type="float">
            <text:p>360.526</text:p>
          </table:table-cell>
          <table:table-cell office:value-type="float" office:value="361.566" calcext:value-type="float">
            <text:p>361.566</text:p>
          </table:table-cell>
          <table:table-cell office:value-type="float" office:value="362.647" calcext:value-type="float">
            <text:p>362.647</text:p>
          </table:table-cell>
          <table:table-cell office:value-type="float" office:value="362.282" calcext:value-type="float">
            <text:p>362.282</text:p>
          </table:table-cell>
          <table:table-cell office:value-type="float" office:value="360.318" calcext:value-type="float">
            <text:p>360.318</text:p>
          </table:table-cell>
          <table:table-cell office:value-type="float" office:value="361.26" calcext:value-type="float">
            <text:p>361.26</text:p>
          </table:table-cell>
          <table:table-cell office:value-type="float" office:value="361.704" calcext:value-type="float">
            <text:p>361.704</text:p>
          </table:table-cell>
          <table:table-cell office:value-type="float" office:value="361.741" calcext:value-type="float">
            <text:p>361.741</text:p>
          </table:table-cell>
          <table:table-cell office:value-type="float" office:value="360.092" calcext:value-type="float">
            <text:p>360.092</text:p>
          </table:table-cell>
          <table:table-cell office:value-type="float" office:value="361.518" calcext:value-type="float">
            <text:p>361.518</text:p>
          </table:table-cell>
          <table:table-cell office:value-type="float" office:value="359.427" calcext:value-type="float">
            <text:p>359.427</text:p>
          </table:table-cell>
          <table:table-cell office:value-type="float" office:value="359.169" calcext:value-type="float">
            <text:p>359.169</text:p>
          </table:table-cell>
          <table:table-cell office:value-type="float" office:value="358.427" calcext:value-type="float">
            <text:p>358.427</text:p>
          </table:table-cell>
          <table:table-cell office:value-type="float" office:value="360.66" calcext:value-type="float">
            <text:p>360.66</text:p>
          </table:table-cell>
          <table:table-cell office:value-type="float" office:value="360.819" calcext:value-type="float">
            <text:p>360.819</text:p>
          </table:table-cell>
          <table:table-cell office:value-type="float" office:value="360.529" calcext:value-type="float">
            <text:p>360.529</text:p>
          </table:table-cell>
          <table:table-cell office:value-type="float" office:value="363.72" calcext:value-type="float">
            <text:p>363.72</text:p>
          </table:table-cell>
          <table:table-cell office:value-type="float" office:value="360.706" calcext:value-type="float">
            <text:p>360.706</text:p>
          </table:table-cell>
          <table:table-cell office:value-type="float" office:value="357.504" calcext:value-type="float">
            <text:p>357.504</text:p>
          </table:table-cell>
          <table:table-cell office:value-type="float" office:value="378.961" calcext:value-type="float">
            <text:p>378.961</text:p>
          </table:table-cell>
          <table:table-cell office:value-type="float" office:value="382.138" calcext:value-type="float">
            <text:p>382.138</text:p>
          </table:table-cell>
          <table:table-cell office:value-type="float" office:value="385.061" calcext:value-type="float">
            <text:p>385.061</text:p>
          </table:table-cell>
          <table:table-cell office:value-type="float" office:value="383.047" calcext:value-type="float">
            <text:p>383.047</text:p>
          </table:table-cell>
          <table:table-cell office:value-type="float" office:value="382.922" calcext:value-type="float">
            <text:p>382.922</text:p>
          </table:table-cell>
          <table:table-cell office:value-type="float" office:value="381.468" calcext:value-type="float">
            <text:p>381.468</text:p>
          </table:table-cell>
          <table:table-cell office:value-type="float" office:value="380.81" calcext:value-type="float">
            <text:p>380.81</text:p>
          </table:table-cell>
          <table:table-cell office:value-type="float" office:value="380.501" calcext:value-type="float">
            <text:p>380.501</text:p>
          </table:table-cell>
          <table:table-cell office:value-type="float" office:value="383.003" calcext:value-type="float">
            <text:p>383.003</text:p>
          </table:table-cell>
          <table:table-cell office:value-type="float" office:value="383.264" calcext:value-type="float">
            <text:p>383.264</text:p>
          </table:table-cell>
          <table:table-cell office:value-type="float" office:value="374.61" calcext:value-type="float">
            <text:p>374.61</text:p>
          </table:table-cell>
          <table:table-cell office:value-type="float" office:value="375.681" calcext:value-type="float">
            <text:p>375.681</text:p>
          </table:table-cell>
          <table:table-cell office:value-type="float" office:value="377.297" calcext:value-type="float">
            <text:p>377.297</text:p>
          </table:table-cell>
          <table:table-cell office:value-type="float" office:value="377.324" calcext:value-type="float">
            <text:p>377.324</text:p>
          </table:table-cell>
          <table:table-cell office:value-type="float" office:value="377.699" calcext:value-type="float">
            <text:p>377.699</text:p>
          </table:table-cell>
          <table:table-cell office:value-type="float" office:value="378.22" calcext:value-type="float">
            <text:p>378.22</text:p>
          </table:table-cell>
          <table:table-cell office:value-type="float" office:value="375.815" calcext:value-type="float">
            <text:p>375.815</text:p>
          </table:table-cell>
          <table:table-cell office:value-type="float" office:value="378.168" calcext:value-type="float">
            <text:p>378.168</text:p>
          </table:table-cell>
          <table:table-cell office:value-type="float" office:value="377.13" calcext:value-type="float">
            <text:p>377.13</text:p>
          </table:table-cell>
          <table:table-cell office:value-type="float" office:value="376.631" calcext:value-type="float">
            <text:p>376.631</text:p>
          </table:table-cell>
          <table:table-cell office:value-type="float" office:value="374.178" calcext:value-type="float">
            <text:p>374.178</text:p>
          </table:table-cell>
          <table:table-cell office:value-type="float" office:value="377.218" calcext:value-type="float">
            <text:p>377.218</text:p>
          </table:table-cell>
          <table:table-cell office:value-type="float" office:value="361.659" calcext:value-type="float">
            <text:p>361.659</text:p>
          </table:table-cell>
          <table:table-cell office:value-type="float" office:value="362.302" calcext:value-type="float">
            <text:p>362.302</text:p>
          </table:table-cell>
          <table:table-cell office:value-type="float" office:value="356.699" calcext:value-type="float">
            <text:p>356.699</text:p>
          </table:table-cell>
          <table:table-cell office:value-type="float" office:value="358.352" calcext:value-type="float">
            <text:p>358.352</text:p>
          </table:table-cell>
          <table:table-cell office:value-type="float" office:value="355.455" calcext:value-type="float">
            <text:p>355.455</text:p>
          </table:table-cell>
          <table:table-cell office:value-type="float" office:value="354.331" calcext:value-type="float">
            <text:p>354.331</text:p>
          </table:table-cell>
          <table:table-cell office:value-type="float" office:value="351.393" calcext:value-type="float">
            <text:p>351.393</text:p>
          </table:table-cell>
          <table:table-cell office:value-type="float" office:value="347.554" calcext:value-type="float">
            <text:p>347.554</text:p>
          </table:table-cell>
          <table:table-cell office:value-type="float" office:value="342.827" calcext:value-type="float">
            <text:p>342.827</text:p>
          </table:table-cell>
          <table:table-cell office:value-type="float" office:value="340.136" calcext:value-type="float">
            <text:p>340.136</text:p>
          </table:table-cell>
          <table:table-cell office:value-type="float" office:value="337.792" calcext:value-type="float">
            <text:p>337.792</text:p>
          </table:table-cell>
          <table:table-cell office:value-type="float" office:value="336.027" calcext:value-type="float">
            <text:p>336.027</text:p>
          </table:table-cell>
          <table:table-cell office:value-type="float" office:value="336.492" calcext:value-type="float">
            <text:p>336.492</text:p>
          </table:table-cell>
          <table:table-cell office:value-type="float" office:value="335.312" calcext:value-type="float">
            <text:p>335.312</text:p>
          </table:table-cell>
          <table:table-cell office:value-type="float" office:value="329.279" calcext:value-type="float">
            <text:p>329.279</text:p>
          </table:table-cell>
          <table:table-cell office:value-type="float" office:value="327.445" calcext:value-type="float">
            <text:p>327.445</text:p>
          </table:table-cell>
          <table:table-cell office:value-type="float" office:value="325.413" calcext:value-type="float">
            <text:p>325.413</text:p>
          </table:table-cell>
          <table:table-cell office:value-type="float" office:value="323.669" calcext:value-type="float">
            <text:p>323.669</text:p>
          </table:table-cell>
          <table:table-cell office:value-type="float" office:value="321.71" calcext:value-type="float">
            <text:p>321.71</text:p>
          </table:table-cell>
          <table:table-cell office:value-type="float" office:value="322.16" calcext:value-type="float">
            <text:p>322.16</text:p>
          </table:table-cell>
          <table:table-cell office:value-type="float" office:value="323.347" calcext:value-type="float">
            <text:p>323.347</text:p>
          </table:table-cell>
          <table:table-cell office:value-type="float" office:value="316.106" calcext:value-type="float">
            <text:p>316.106</text:p>
          </table:table-cell>
          <table:table-cell office:value-type="float" office:value="313.439" calcext:value-type="float">
            <text:p>313.439</text:p>
          </table:table-cell>
          <table:table-cell office:value-type="float" office:value="311.375" calcext:value-type="float">
            <text:p>311.375</text:p>
          </table:table-cell>
          <table:table-cell office:value-type="float" office:value="341.579" calcext:value-type="float">
            <text:p>341.579</text:p>
          </table:table-cell>
          <table:table-cell office:value-type="float" office:value="317.599" calcext:value-type="float">
            <text:p>317.599</text:p>
          </table:table-cell>
          <table:table-cell office:value-type="float" office:value="317.302" calcext:value-type="float">
            <text:p>317.302</text:p>
          </table:table-cell>
          <table:table-cell office:value-type="float" office:value="317" calcext:value-type="float">
            <text:p>317</text:p>
          </table:table-cell>
          <table:table-cell office:value-type="float" office:value="316.923" calcext:value-type="float">
            <text:p>316.923</text:p>
          </table:table-cell>
          <table:table-cell office:value-type="float" office:value="311.189" calcext:value-type="float">
            <text:p>311.189</text:p>
          </table:table-cell>
          <table:table-cell office:value-type="float" office:value="320.533" calcext:value-type="float">
            <text:p>320.533</text:p>
          </table:table-cell>
          <table:table-cell office:value-type="float" office:value="319.318" calcext:value-type="float">
            <text:p>319.318</text:p>
          </table:table-cell>
          <table:table-cell office:value-type="float" office:value="315.549" calcext:value-type="float">
            <text:p>315.549</text:p>
          </table:table-cell>
          <table:table-cell office:value-type="float" office:value="318.831" calcext:value-type="float">
            <text:p>318.831</text:p>
          </table:table-cell>
          <table:table-cell office:value-type="float" office:value="315.044" calcext:value-type="float">
            <text:p>315.044</text:p>
          </table:table-cell>
          <table:table-cell office:value-type="float" office:value="306.725" calcext:value-type="float">
            <text:p>306.725</text:p>
          </table:table-cell>
          <table:table-cell office:value-type="float" office:value="304.852" calcext:value-type="float">
            <text:p>304.852</text:p>
          </table:table-cell>
          <table:table-cell office:value-type="float" office:value="304.952" calcext:value-type="float">
            <text:p>304.952</text:p>
          </table:table-cell>
          <table:table-cell office:value-type="float" office:value="299.736" calcext:value-type="float">
            <text:p>299.736</text:p>
          </table:table-cell>
          <table:table-cell office:value-type="float" office:value="299.446" calcext:value-type="float">
            <text:p>299.446</text:p>
          </table:table-cell>
          <table:table-cell office:value-type="float" office:value="300.749" calcext:value-type="float">
            <text:p>300.749</text:p>
          </table:table-cell>
          <table:table-cell office:value-type="float" office:value="352.595" calcext:value-type="float">
            <text:p>352.595</text:p>
          </table:table-cell>
          <table:table-cell office:value-type="float" office:value="348.832" calcext:value-type="float">
            <text:p>348.832</text:p>
          </table:table-cell>
          <table:table-cell office:value-type="float" office:value="352.262" calcext:value-type="float">
            <text:p>352.262</text:p>
          </table:table-cell>
          <table:table-cell office:value-type="float" office:value="351.44" calcext:value-type="float">
            <text:p>351.44</text:p>
          </table:table-cell>
          <table:table-cell office:value-type="float" office:value="346.051" calcext:value-type="float">
            <text:p>346.051</text:p>
          </table:table-cell>
          <table:table-cell office:value-type="float" office:value="347.235" calcext:value-type="float">
            <text:p>347.235</text:p>
          </table:table-cell>
          <table:table-cell office:value-type="float" office:value="352.19" calcext:value-type="float">
            <text:p>352.19</text:p>
          </table:table-cell>
          <table:table-cell office:value-type="float" office:value="346.25" calcext:value-type="float">
            <text:p>346.25</text:p>
          </table:table-cell>
          <table:table-cell office:value-type="float" office:value="348.776" calcext:value-type="float">
            <text:p>348.776</text:p>
          </table:table-cell>
          <table:table-cell office:value-type="float" office:value="345.642" calcext:value-type="float">
            <text:p>345.642</text:p>
          </table:table-cell>
          <table:table-cell office:value-type="float" office:value="327.255" calcext:value-type="float">
            <text:p>327.255</text:p>
          </table:table-cell>
          <table:table-cell office:value-type="float" office:value="323.522" calcext:value-type="float">
            <text:p>323.522</text:p>
          </table:table-cell>
          <table:table-cell office:value-type="float" office:value="324.141" calcext:value-type="float">
            <text:p>324.141</text:p>
          </table:table-cell>
          <table:table-cell office:value-type="float" office:value="323.048" calcext:value-type="float">
            <text:p>323.048</text:p>
          </table:table-cell>
          <table:table-cell office:value-type="float" office:value="323.752" calcext:value-type="float">
            <text:p>323.752</text:p>
          </table:table-cell>
          <table:table-cell office:value-type="float" office:value="326.788" calcext:value-type="float">
            <text:p>326.788</text:p>
          </table:table-cell>
          <table:table-cell office:value-type="float" office:value="326.815" calcext:value-type="float">
            <text:p>326.815</text:p>
          </table:table-cell>
          <table:table-cell office:value-type="float" office:value="322.708" calcext:value-type="float">
            <text:p>322.708</text:p>
          </table:table-cell>
          <table:table-cell office:value-type="float" office:value="322.432" calcext:value-type="float">
            <text:p>322.432</text:p>
          </table:table-cell>
          <table:table-cell office:value-type="float" office:value="322.704" calcext:value-type="float">
            <text:p>322.704</text:p>
          </table:table-cell>
          <table:table-cell office:value-type="float" office:value="356.802" calcext:value-type="float">
            <text:p>356.802</text:p>
          </table:table-cell>
          <table:table-cell office:value-type="float" office:value="356.675" calcext:value-type="float">
            <text:p>356.675</text:p>
          </table:table-cell>
          <table:table-cell office:value-type="float" office:value="325.53" calcext:value-type="float">
            <text:p>325.53</text:p>
          </table:table-cell>
          <table:table-cell office:value-type="float" office:value="350.723" calcext:value-type="float">
            <text:p>350.723</text:p>
          </table:table-cell>
          <table:table-cell office:value-type="float" office:value="372.625" calcext:value-type="float">
            <text:p>372.625</text:p>
          </table:table-cell>
          <table:table-cell office:value-type="float" office:value="372.555" calcext:value-type="float">
            <text:p>372.555</text:p>
          </table:table-cell>
          <table:table-cell office:value-type="float" office:value="371.65" calcext:value-type="float">
            <text:p>371.65</text:p>
          </table:table-cell>
          <table:table-cell office:value-type="float" office:value="371.72" calcext:value-type="float">
            <text:p>371.72</text:p>
          </table:table-cell>
          <table:table-cell office:value-type="float" office:value="367.941" calcext:value-type="float">
            <text:p>367.941</text:p>
          </table:table-cell>
          <table:table-cell office:value-type="float" office:value="368.551" calcext:value-type="float">
            <text:p>368.551</text:p>
          </table:table-cell>
          <table:table-cell office:value-type="float" office:value="369.871" calcext:value-type="float">
            <text:p>369.871</text:p>
          </table:table-cell>
          <table:table-cell office:value-type="float" office:value="366.396" calcext:value-type="float">
            <text:p>366.396</text:p>
          </table:table-cell>
          <table:table-cell office:value-type="float" office:value="366.226" calcext:value-type="float">
            <text:p>366.226</text:p>
          </table:table-cell>
          <table:table-cell office:value-type="float" office:value="370.889" calcext:value-type="float">
            <text:p>370.889</text:p>
          </table:table-cell>
          <table:table-cell office:value-type="float" office:value="363.322" calcext:value-type="float">
            <text:p>363.322</text:p>
          </table:table-cell>
          <table:table-cell office:value-type="float" office:value="370.356" calcext:value-type="float">
            <text:p>370.356</text:p>
          </table:table-cell>
          <table:table-cell office:value-type="float" office:value="370.373" calcext:value-type="float">
            <text:p>370.373</text:p>
          </table:table-cell>
          <table:table-cell office:value-type="float" office:value="369.824" calcext:value-type="float">
            <text:p>369.824</text:p>
          </table:table-cell>
          <table:table-cell office:value-type="float" office:value="369.758" calcext:value-type="float">
            <text:p>369.758</text:p>
          </table:table-cell>
          <table:table-cell office:value-type="float" office:value="370.387" calcext:value-type="float">
            <text:p>370.387</text:p>
          </table:table-cell>
          <table:table-cell office:value-type="float" office:value="371.147" calcext:value-type="float">
            <text:p>371.147</text:p>
          </table:table-cell>
          <table:table-cell office:value-type="float" office:value="372.035" calcext:value-type="float">
            <text:p>372.035</text:p>
          </table:table-cell>
          <table:table-cell office:value-type="float" office:value="366.534" calcext:value-type="float">
            <text:p>366.534</text:p>
          </table:table-cell>
          <table:table-cell office:value-type="float" office:value="374.707" calcext:value-type="float">
            <text:p>374.707</text:p>
          </table:table-cell>
          <table:table-cell office:value-type="float" office:value="373.564" calcext:value-type="float">
            <text:p>373.564</text:p>
          </table:table-cell>
          <table:table-cell office:value-type="float" office:value="371.634" calcext:value-type="float">
            <text:p>371.634</text:p>
          </table:table-cell>
          <table:table-cell office:value-type="float" office:value="371.145" calcext:value-type="float">
            <text:p>371.145</text:p>
          </table:table-cell>
          <table:table-cell office:value-type="float" office:value="369.477" calcext:value-type="float">
            <text:p>369.477</text:p>
          </table:table-cell>
          <table:table-cell office:value-type="float" office:value="371.408" calcext:value-type="float">
            <text:p>371.408</text:p>
          </table:table-cell>
          <table:table-cell office:value-type="float" office:value="371.613" calcext:value-type="float">
            <text:p>371.613</text:p>
          </table:table-cell>
          <table:table-cell office:value-type="float" office:value="369.231" calcext:value-type="float">
            <text:p>369.231</text:p>
          </table:table-cell>
          <table:table-cell office:value-type="float" office:value="356.837" calcext:value-type="float">
            <text:p>356.837</text:p>
          </table:table-cell>
          <table:table-cell office:value-type="float" office:value="374.268" calcext:value-type="float">
            <text:p>374.268</text:p>
          </table:table-cell>
          <table:table-cell office:value-type="float" office:value="373.712" calcext:value-type="float">
            <text:p>373.712</text:p>
          </table:table-cell>
          <table:table-cell office:value-type="float" office:value="372.361" calcext:value-type="float">
            <text:p>372.361</text:p>
          </table:table-cell>
          <table:table-cell office:value-type="float" office:value="375.822" calcext:value-type="float">
            <text:p>375.822</text:p>
          </table:table-cell>
          <table:table-cell office:value-type="float" office:value="372.293" calcext:value-type="float">
            <text:p>372.293</text:p>
          </table:table-cell>
          <table:table-cell office:value-type="float" office:value="369.232" calcext:value-type="float">
            <text:p>369.232</text:p>
          </table:table-cell>
          <table:table-cell office:value-type="float" office:value="373.093" calcext:value-type="float">
            <text:p>373.093</text:p>
          </table:table-cell>
          <table:table-cell office:value-type="float" office:value="372.188" calcext:value-type="float">
            <text:p>372.188</text:p>
          </table:table-cell>
          <table:table-cell office:value-type="float" office:value="373.899" calcext:value-type="float">
            <text:p>373.899</text:p>
          </table:table-cell>
          <table:table-cell office:value-type="float" office:value="347.002" calcext:value-type="float">
            <text:p>347.002</text:p>
          </table:table-cell>
          <table:table-cell office:value-type="float" office:value="342.384" calcext:value-type="float">
            <text:p>342.384</text:p>
          </table:table-cell>
          <table:table-cell office:value-type="float" office:value="345.815" calcext:value-type="float">
            <text:p>345.815</text:p>
          </table:table-cell>
          <table:table-cell office:value-type="float" office:value="336.425" calcext:value-type="float">
            <text:p>336.425</text:p>
          </table:table-cell>
          <table:table-cell office:value-type="float" office:value="336.73" calcext:value-type="float">
            <text:p>336.73</text:p>
          </table:table-cell>
          <table:table-cell office:value-type="float" office:value="336.346" calcext:value-type="float">
            <text:p>336.346</text:p>
          </table:table-cell>
          <table:table-cell office:value-type="float" office:value="336.593" calcext:value-type="float">
            <text:p>336.593</text:p>
          </table:table-cell>
          <table:table-cell office:value-type="float" office:value="335.92" calcext:value-type="float">
            <text:p>335.92</text:p>
          </table:table-cell>
          <table:table-cell office:value-type="float" office:value="336.698" calcext:value-type="float">
            <text:p>336.698</text:p>
          </table:table-cell>
          <table:table-cell office:value-type="float" office:value="335.045" calcext:value-type="float">
            <text:p>335.045</text:p>
          </table:table-cell>
          <table:table-cell office:value-type="float" office:value="336.481" calcext:value-type="float">
            <text:p>336.481</text:p>
          </table:table-cell>
          <table:table-cell office:value-type="float" office:value="335.4" calcext:value-type="float">
            <text:p>335.4</text:p>
          </table:table-cell>
          <table:table-cell office:value-type="float" office:value="331.919" calcext:value-type="float">
            <text:p>331.919</text:p>
          </table:table-cell>
          <table:table-cell office:value-type="float" office:value="332.233" calcext:value-type="float">
            <text:p>332.233</text:p>
          </table:table-cell>
          <table:table-cell office:value-type="float" office:value="338.935" calcext:value-type="float">
            <text:p>338.935</text:p>
          </table:table-cell>
          <table:table-cell office:value-type="float" office:value="336.836" calcext:value-type="float">
            <text:p>336.836</text:p>
          </table:table-cell>
          <table:table-cell office:value-type="float" office:value="331.734" calcext:value-type="float">
            <text:p>331.734</text:p>
          </table:table-cell>
          <table:table-cell office:value-type="float" office:value="335.819" calcext:value-type="float">
            <text:p>335.819</text:p>
          </table:table-cell>
          <table:table-cell office:value-type="float" office:value="335.43" calcext:value-type="float">
            <text:p>335.43</text:p>
          </table:table-cell>
          <table:table-cell office:value-type="float" office:value="331.181" calcext:value-type="float">
            <text:p>331.181</text:p>
          </table:table-cell>
          <table:table-cell office:value-type="float" office:value="328.789" calcext:value-type="float">
            <text:p>328.789</text:p>
          </table:table-cell>
          <table:table-cell office:value-type="float" office:value="318.887" calcext:value-type="float">
            <text:p>318.887</text:p>
          </table:table-cell>
          <table:table-cell office:value-type="float" office:value="328.351" calcext:value-type="float">
            <text:p>328.351</text:p>
          </table:table-cell>
          <table:table-cell office:value-type="float" office:value="329.815" calcext:value-type="float">
            <text:p>329.815</text:p>
          </table:table-cell>
          <table:table-cell office:value-type="float" office:value="329.949" calcext:value-type="float">
            <text:p>329.949</text:p>
          </table:table-cell>
          <table:table-cell office:value-type="float" office:value="323.686" calcext:value-type="float">
            <text:p>323.686</text:p>
          </table:table-cell>
          <table:table-cell office:value-type="float" office:value="323.979" calcext:value-type="float">
            <text:p>323.979</text:p>
          </table:table-cell>
          <table:table-cell office:value-type="float" office:value="322.933" calcext:value-type="float">
            <text:p>322.933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22.838" calcext:value-type="float">
            <text:p>322.838</text:p>
          </table:table-cell>
          <table:table-cell office:value-type="float" office:value="321.709" calcext:value-type="float">
            <text:p>321.709</text:p>
          </table:table-cell>
          <table:table-cell office:value-type="float" office:value="320.222" calcext:value-type="float">
            <text:p>320.222</text:p>
          </table:table-cell>
          <table:table-cell office:value-type="float" office:value="322.524" calcext:value-type="float">
            <text:p>322.524</text:p>
          </table:table-cell>
          <table:table-cell office:value-type="float" office:value="321.289" calcext:value-type="float">
            <text:p>321.289</text:p>
          </table:table-cell>
          <table:table-cell office:value-type="float" office:value="312.697" calcext:value-type="float">
            <text:p>312.697</text:p>
          </table:table-cell>
          <table:table-cell office:value-type="float" office:value="315.732" calcext:value-type="float">
            <text:p>315.732</text:p>
          </table:table-cell>
          <table:table-cell office:value-type="float" office:value="313.597" calcext:value-type="float">
            <text:p>313.597</text:p>
          </table:table-cell>
          <table:table-cell office:value-type="float" office:value="310.531" calcext:value-type="float">
            <text:p>310.531</text:p>
          </table:table-cell>
          <table:table-cell office:value-type="float" office:value="321.776" calcext:value-type="float">
            <text:p>321.776</text:p>
          </table:table-cell>
          <table:table-cell office:value-type="float" office:value="328.723" calcext:value-type="float">
            <text:p>328.723</text:p>
          </table:table-cell>
          <table:table-cell office:value-type="float" office:value="320.175" calcext:value-type="float">
            <text:p>320.175</text:p>
          </table:table-cell>
          <table:table-cell office:value-type="float" office:value="326.143" calcext:value-type="float">
            <text:p>326.143</text:p>
          </table:table-cell>
          <table:table-cell office:value-type="float" office:value="320.343" calcext:value-type="float">
            <text:p>320.343</text:p>
          </table:table-cell>
          <table:table-cell office:value-type="float" office:value="320.433" calcext:value-type="float">
            <text:p>320.433</text:p>
          </table:table-cell>
          <table:table-cell office:value-type="float" office:value="318.718" calcext:value-type="float">
            <text:p>318.718</text:p>
          </table:table-cell>
          <table:table-cell office:value-type="float" office:value="316.584" calcext:value-type="float">
            <text:p>316.584</text:p>
          </table:table-cell>
          <table:table-cell office:value-type="float" office:value="315.564" calcext:value-type="float">
            <text:p>315.564</text:p>
          </table:table-cell>
          <table:table-cell office:value-type="float" office:value="298.187" calcext:value-type="float">
            <text:p>298.187</text:p>
          </table:table-cell>
          <table:table-cell office:value-type="float" office:value="318.686" calcext:value-type="float">
            <text:p>318.686</text:p>
          </table:table-cell>
          <table:table-cell office:value-type="float" office:value="317.783" calcext:value-type="float">
            <text:p>317.783</text:p>
          </table:table-cell>
          <table:table-cell office:value-type="float" office:value="317.132" calcext:value-type="float">
            <text:p>317.132</text:p>
          </table:table-cell>
          <table:table-cell office:value-type="float" office:value="309.785" calcext:value-type="float">
            <text:p>309.785</text:p>
          </table:table-cell>
          <table:table-cell office:value-type="float" office:value="321.865" calcext:value-type="float">
            <text:p>321.865</text:p>
          </table:table-cell>
          <table:table-cell office:value-type="float" office:value="315.8" calcext:value-type="float">
            <text:p>315.8</text:p>
          </table:table-cell>
          <table:table-cell office:value-type="float" office:value="316.584" calcext:value-type="float">
            <text:p>316.584</text:p>
          </table:table-cell>
          <table:table-cell office:value-type="float" office:value="316.446" calcext:value-type="float">
            <text:p>316.446</text:p>
          </table:table-cell>
          <table:table-cell office:value-type="float" office:value="315.104" calcext:value-type="float">
            <text:p>315.104</text:p>
          </table:table-cell>
          <table:table-cell office:value-type="float" office:value="312.31" calcext:value-type="float">
            <text:p>312.31</text:p>
          </table:table-cell>
          <table:table-cell office:value-type="float" office:value="315.434" calcext:value-type="float">
            <text:p>315.434</text:p>
          </table:table-cell>
          <table:table-cell office:value-type="float" office:value="313.567" calcext:value-type="float">
            <text:p>313.567</text:p>
          </table:table-cell>
          <table:table-cell office:value-type="float" office:value="313.851" calcext:value-type="float">
            <text:p>313.851</text:p>
          </table:table-cell>
          <table:table-cell office:value-type="float" office:value="311.521" calcext:value-type="float">
            <text:p>311.521</text:p>
          </table:table-cell>
          <table:table-cell office:value-type="float" office:value="307.868" calcext:value-type="float">
            <text:p>307.868</text:p>
          </table:table-cell>
          <table:table-cell office:value-type="float" office:value="312.199" calcext:value-type="float">
            <text:p>312.199</text:p>
          </table:table-cell>
          <table:table-cell office:value-type="float" office:value="310.145" calcext:value-type="float">
            <text:p>310.145</text:p>
          </table:table-cell>
          <table:table-cell office:value-type="float" office:value="312.215" calcext:value-type="float">
            <text:p>312.215</text:p>
          </table:table-cell>
          <table:table-cell office:value-type="float" office:value="314.953" calcext:value-type="float">
            <text:p>314.953</text:p>
          </table:table-cell>
          <table:table-cell office:value-type="float" office:value="313.475" calcext:value-type="float">
            <text:p>313.475</text:p>
          </table:table-cell>
          <table:table-cell office:value-type="float" office:value="309.339" calcext:value-type="float">
            <text:p>309.339</text:p>
          </table:table-cell>
          <table:table-cell office:value-type="float" office:value="323.295" calcext:value-type="float">
            <text:p>323.295</text:p>
          </table:table-cell>
          <table:table-cell office:value-type="float" office:value="324.698" calcext:value-type="float">
            <text:p>324.698</text:p>
          </table:table-cell>
          <table:table-cell office:value-type="float" office:value="324.986" calcext:value-type="float">
            <text:p>324.986</text:p>
          </table:table-cell>
          <table:table-cell office:value-type="float" office:value="325.326" calcext:value-type="float">
            <text:p>325.326</text:p>
          </table:table-cell>
          <table:table-cell office:value-type="float" office:value="322.084" calcext:value-type="float">
            <text:p>322.084</text:p>
          </table:table-cell>
          <table:table-cell office:value-type="float" office:value="321.351" calcext:value-type="float">
            <text:p>321.351</text:p>
          </table:table-cell>
          <table:table-cell office:value-type="float" office:value="321.019" calcext:value-type="float">
            <text:p>321.019</text:p>
          </table:table-cell>
          <table:table-cell office:value-type="float" office:value="309.814" calcext:value-type="float">
            <text:p>309.814</text:p>
          </table:table-cell>
          <table:table-cell office:value-type="float" office:value="310.026" calcext:value-type="float">
            <text:p>310.026</text:p>
          </table:table-cell>
          <table:table-cell office:value-type="float" office:value="322.658" calcext:value-type="float">
            <text:p>322.658</text:p>
          </table:table-cell>
          <table:table-cell office:value-type="float" office:value="321.542" calcext:value-type="float">
            <text:p>321.542</text:p>
          </table:table-cell>
          <table:table-cell office:value-type="float" office:value="323.215" calcext:value-type="float">
            <text:p>323.215</text:p>
          </table:table-cell>
          <table:table-cell office:value-type="float" office:value="320.838" calcext:value-type="float">
            <text:p>320.838</text:p>
          </table:table-cell>
          <table:table-cell office:value-type="float" office:value="316.916" calcext:value-type="float">
            <text:p>316.916</text:p>
          </table:table-cell>
          <table:table-cell office:value-type="float" office:value="316.641" calcext:value-type="float">
            <text:p>316.641</text:p>
          </table:table-cell>
          <table:table-cell office:value-type="float" office:value="315.496" calcext:value-type="float">
            <text:p>315.496</text:p>
          </table:table-cell>
          <table:table-cell office:value-type="float" office:value="316.742" calcext:value-type="float">
            <text:p>316.742</text:p>
          </table:table-cell>
          <table:table-cell office:value-type="float" office:value="316.248" calcext:value-type="float">
            <text:p>316.248</text:p>
          </table:table-cell>
          <table:table-cell office:value-type="float" office:value="313.14" calcext:value-type="float">
            <text:p>313.14</text:p>
          </table:table-cell>
          <table:table-cell office:value-type="float" office:value="315.926" calcext:value-type="float">
            <text:p>315.926</text:p>
          </table:table-cell>
          <table:table-cell office:value-type="float" office:value="316.323" calcext:value-type="float">
            <text:p>316.323</text:p>
          </table:table-cell>
          <table:table-cell office:value-type="float" office:value="313.961" calcext:value-type="float">
            <text:p>313.961</text:p>
          </table:table-cell>
          <table:table-cell office:value-type="float" office:value="319.246" calcext:value-type="float">
            <text:p>319.246</text:p>
          </table:table-cell>
          <table:table-cell office:value-type="float" office:value="319" calcext:value-type="float">
            <text:p>319</text:p>
          </table:table-cell>
          <table:table-cell office:value-type="float" office:value="316.529" calcext:value-type="float">
            <text:p>316.529</text:p>
          </table:table-cell>
          <table:table-cell office:value-type="float" office:value="312.274" calcext:value-type="float">
            <text:p>312.274</text:p>
          </table:table-cell>
          <table:table-cell office:value-type="float" office:value="316.878" calcext:value-type="float">
            <text:p>316.878</text:p>
          </table:table-cell>
          <table:table-cell office:value-type="float" office:value="316.53" calcext:value-type="float">
            <text:p>316.53</text:p>
          </table:table-cell>
          <table:table-cell office:value-type="float" office:value="310.651" calcext:value-type="float">
            <text:p>310.651</text:p>
          </table:table-cell>
          <table:table-cell office:value-type="float" office:value="313.996" calcext:value-type="float">
            <text:p>313.996</text:p>
          </table:table-cell>
          <table:table-cell office:value-type="float" office:value="315.698" calcext:value-type="float">
            <text:p>315.698</text:p>
          </table:table-cell>
          <table:table-cell office:value-type="float" office:value="315.38" calcext:value-type="float">
            <text:p>315.38</text:p>
          </table:table-cell>
          <table:table-cell office:value-type="float" office:value="319.758" calcext:value-type="float">
            <text:p>319.758</text:p>
          </table:table-cell>
          <table:table-cell office:value-type="float" office:value="319.274" calcext:value-type="float">
            <text:p>319.274</text:p>
          </table:table-cell>
          <table:table-cell office:value-type="float" office:value="314.588" calcext:value-type="float">
            <text:p>314.588</text:p>
          </table:table-cell>
          <table:table-cell office:value-type="float" office:value="314.703" calcext:value-type="float">
            <text:p>314.703</text:p>
          </table:table-cell>
          <table:table-cell office:value-type="float" office:value="312.256" calcext:value-type="float">
            <text:p>312.256</text:p>
          </table:table-cell>
          <table:table-cell office:value-type="float" office:value="296.395" calcext:value-type="float">
            <text:p>296.395</text:p>
          </table:table-cell>
          <table:table-cell office:value-type="float" office:value="312.572" calcext:value-type="float">
            <text:p>312.572</text:p>
          </table:table-cell>
          <table:table-cell office:value-type="float" office:value="312.195" calcext:value-type="float">
            <text:p>312.195</text:p>
          </table:table-cell>
          <table:table-cell office:value-type="float" office:value="315.494" calcext:value-type="float">
            <text:p>315.494</text:p>
          </table:table-cell>
          <table:table-cell office:value-type="float" office:value="317.789" calcext:value-type="float">
            <text:p>317.789</text:p>
          </table:table-cell>
          <table:table-cell office:value-type="float" office:value="314.447" calcext:value-type="float">
            <text:p>314.447</text:p>
          </table:table-cell>
          <table:table-cell office:value-type="float" office:value="310.947" calcext:value-type="float">
            <text:p>310.947</text:p>
          </table:table-cell>
          <table:table-cell office:value-type="float" office:value="311.685" calcext:value-type="float">
            <text:p>311.685</text:p>
          </table:table-cell>
          <table:table-cell office:value-type="float" office:value="307.935" calcext:value-type="float">
            <text:p>307.935</text:p>
          </table:table-cell>
          <table:table-cell office:value-type="float" office:value="309.752" calcext:value-type="float">
            <text:p>309.752</text:p>
          </table:table-cell>
          <table:table-cell office:value-type="float" office:value="309.998" calcext:value-type="float">
            <text:p>309.998</text:p>
          </table:table-cell>
          <table:table-cell office:value-type="float" office:value="306.645" calcext:value-type="float">
            <text:p>306.645</text:p>
          </table:table-cell>
          <table:table-cell office:value-type="float" office:value="319.415" calcext:value-type="float">
            <text:p>319.415</text:p>
          </table:table-cell>
          <table:table-cell office:value-type="float" office:value="319.189" calcext:value-type="float">
            <text:p>319.189</text:p>
          </table:table-cell>
          <table:table-cell office:value-type="float" office:value="321.73" calcext:value-type="float">
            <text:p>321.73</text:p>
          </table:table-cell>
          <table:table-cell office:value-type="float" office:value="322.369" calcext:value-type="float">
            <text:p>322.369</text:p>
          </table:table-cell>
          <table:table-cell office:value-type="float" office:value="314.999" calcext:value-type="float">
            <text:p>314.999</text:p>
          </table:table-cell>
          <table:table-cell office:value-type="float" office:value="320.096" calcext:value-type="float">
            <text:p>320.096</text:p>
          </table:table-cell>
          <table:table-cell office:value-type="float" office:value="319.23" calcext:value-type="float">
            <text:p>319.23</text:p>
          </table:table-cell>
          <table:table-cell office:value-type="float" office:value="320.473" calcext:value-type="float">
            <text:p>320.473</text:p>
          </table:table-cell>
          <table:table-cell office:value-type="float" office:value="318.681" calcext:value-type="float">
            <text:p>318.681</text:p>
          </table:table-cell>
          <table:table-cell office:value-type="float" office:value="318.71" calcext:value-type="float">
            <text:p>318.71</text:p>
          </table:table-cell>
          <table:table-cell office:value-type="float" office:value="316.719" calcext:value-type="float">
            <text:p>316.719</text:p>
          </table:table-cell>
          <table:table-cell office:value-type="float" office:value="317.872" calcext:value-type="float">
            <text:p>317.872</text:p>
          </table:table-cell>
          <table:table-cell office:value-type="float" office:value="318.361" calcext:value-type="float">
            <text:p>318.361</text:p>
          </table:table-cell>
          <table:table-cell office:value-type="float" office:value="318.663" calcext:value-type="float">
            <text:p>318.663</text:p>
          </table:table-cell>
          <table:table-cell office:value-type="float" office:value="317.395" calcext:value-type="float">
            <text:p>317.395</text:p>
          </table:table-cell>
          <table:table-cell office:value-type="float" office:value="313.773" calcext:value-type="float">
            <text:p>313.773</text:p>
          </table:table-cell>
          <table:table-cell office:value-type="float" office:value="324.782" calcext:value-type="float">
            <text:p>324.782</text:p>
          </table:table-cell>
          <table:table-cell office:value-type="float" office:value="306.155" calcext:value-type="float">
            <text:p>306.155</text:p>
          </table:table-cell>
          <table:table-cell office:value-type="float" office:value="321.511" calcext:value-type="float">
            <text:p>321.511</text:p>
          </table:table-cell>
          <table:table-cell office:value-type="float" office:value="321.126" calcext:value-type="float">
            <text:p>321.126</text:p>
          </table:table-cell>
          <table:table-cell office:value-type="float" office:value="321.225" calcext:value-type="float">
            <text:p>321.225</text:p>
          </table:table-cell>
          <table:table-cell office:value-type="float" office:value="320.704" calcext:value-type="float">
            <text:p>320.704</text:p>
          </table:table-cell>
          <table:table-cell office:value-type="float" office:value="318.585" calcext:value-type="float">
            <text:p>318.585</text:p>
          </table:table-cell>
          <table:table-cell office:value-type="float" office:value="321.743" calcext:value-type="float">
            <text:p>321.743</text:p>
          </table:table-cell>
          <table:table-cell office:value-type="float" office:value="322.271" calcext:value-type="float">
            <text:p>322.271</text:p>
          </table:table-cell>
          <table:table-cell office:value-type="float" office:value="319.082" calcext:value-type="float">
            <text:p>319.082</text:p>
          </table:table-cell>
          <table:table-cell office:value-type="float" office:value="320.645" calcext:value-type="float">
            <text:p>320.645</text:p>
          </table:table-cell>
          <table:table-cell office:value-type="float" office:value="319.811" calcext:value-type="float">
            <text:p>319.811</text:p>
          </table:table-cell>
          <table:table-cell office:value-type="float" office:value="318.706" calcext:value-type="float">
            <text:p>318.706</text:p>
          </table:table-cell>
          <table:table-cell office:value-type="float" office:value="316.791" calcext:value-type="float">
            <text:p>316.791</text:p>
          </table:table-cell>
          <table:table-cell office:value-type="float" office:value="323.757" calcext:value-type="float">
            <text:p>323.757</text:p>
          </table:table-cell>
          <table:table-cell office:value-type="float" office:value="323.6" calcext:value-type="float">
            <text:p>323.6</text:p>
          </table:table-cell>
          <table:table-cell office:value-type="float" office:value="316.772" calcext:value-type="float">
            <text:p>316.772</text:p>
          </table:table-cell>
          <table:table-cell office:value-type="float" office:value="317.257" calcext:value-type="float">
            <text:p>317.257</text:p>
          </table:table-cell>
          <table:table-cell office:value-type="float" office:value="324.543" calcext:value-type="float">
            <text:p>324.543</text:p>
          </table:table-cell>
          <table:table-cell office:value-type="float" office:value="323.76" calcext:value-type="float">
            <text:p>323.76</text:p>
          </table:table-cell>
          <table:table-cell office:value-type="float" office:value="317.51" calcext:value-type="float">
            <text:p>317.51</text:p>
          </table:table-cell>
          <table:table-cell office:value-type="float" office:value="335.878" calcext:value-type="float">
            <text:p>335.878</text:p>
          </table:table-cell>
          <table:table-cell office:value-type="float" office:value="336.28" calcext:value-type="float">
            <text:p>336.28</text:p>
          </table:table-cell>
          <table:table-cell office:value-type="float" office:value="335.355" calcext:value-type="float">
            <text:p>335.355</text:p>
          </table:table-cell>
          <table:table-cell office:value-type="float" office:value="336.113" calcext:value-type="float">
            <text:p>336.113</text:p>
          </table:table-cell>
          <table:table-cell office:value-type="float" office:value="338.862" calcext:value-type="float">
            <text:p>338.862</text:p>
          </table:table-cell>
          <table:table-cell office:value-type="float" office:value="335.752" calcext:value-type="float">
            <text:p>335.752</text:p>
          </table:table-cell>
          <table:table-cell office:value-type="float" office:value="335.378" calcext:value-type="float">
            <text:p>335.378</text:p>
          </table:table-cell>
          <table:table-cell office:value-type="float" office:value="335.05" calcext:value-type="float">
            <text:p>335.05</text:p>
          </table:table-cell>
          <table:table-cell office:value-type="float" office:value="326.759" calcext:value-type="float">
            <text:p>326.759</text:p>
          </table:table-cell>
          <table:table-cell office:value-type="float" office:value="333.476" calcext:value-type="float">
            <text:p>333.476</text:p>
          </table:table-cell>
          <table:table-cell office:value-type="float" office:value="332.767" calcext:value-type="float">
            <text:p>332.767</text:p>
          </table:table-cell>
          <table:table-cell office:value-type="float" office:value="331.407" calcext:value-type="float">
            <text:p>331.407</text:p>
          </table:table-cell>
          <table:table-cell office:value-type="float" office:value="331.43" calcext:value-type="float">
            <text:p>331.43</text:p>
          </table:table-cell>
          <table:table-cell office:value-type="float" office:value="331.042" calcext:value-type="float">
            <text:p>331.042</text:p>
          </table:table-cell>
          <table:table-cell office:value-type="float" office:value="329.686" calcext:value-type="float">
            <text:p>329.686</text:p>
          </table:table-cell>
          <table:table-cell office:value-type="float" office:value="328.967" calcext:value-type="float">
            <text:p>328.967</text:p>
          </table:table-cell>
          <table:table-cell office:value-type="float" office:value="342.911" calcext:value-type="float">
            <text:p>342.911</text:p>
          </table:table-cell>
          <table:table-cell office:value-type="float" office:value="338.634" calcext:value-type="float">
            <text:p>338.634</text:p>
          </table:table-cell>
          <table:table-cell office:value-type="float" office:value="334.71" calcext:value-type="float">
            <text:p>334.71</text:p>
          </table:table-cell>
          <table:table-cell office:value-type="float" office:value="335.929" calcext:value-type="float">
            <text:p>335.929</text:p>
          </table:table-cell>
          <table:table-cell office:value-type="float" office:value="333.856" calcext:value-type="float">
            <text:p>333.856</text:p>
          </table:table-cell>
          <table:table-cell office:value-type="float" office:value="332.186" calcext:value-type="float">
            <text:p>332.186</text:p>
          </table:table-cell>
          <table:table-cell office:value-type="float" office:value="333.521" calcext:value-type="float">
            <text:p>333.521</text:p>
          </table:table-cell>
          <table:table-cell office:value-type="float" office:value="333.373" calcext:value-type="float">
            <text:p>333.373</text:p>
          </table:table-cell>
          <table:table-cell office:value-type="float" office:value="330.49" calcext:value-type="float">
            <text:p>330.49</text:p>
          </table:table-cell>
          <table:table-cell office:value-type="float" office:value="328.856" calcext:value-type="float">
            <text:p>328.856</text:p>
          </table:table-cell>
          <table:table-cell office:value-type="float" office:value="330.649" calcext:value-type="float">
            <text:p>330.649</text:p>
          </table:table-cell>
          <table:table-cell office:value-type="float" office:value="329.323" calcext:value-type="float">
            <text:p>329.323</text:p>
          </table:table-cell>
          <table:table-cell office:value-type="float" office:value="328.598" calcext:value-type="float">
            <text:p>328.598</text:p>
          </table:table-cell>
          <table:table-cell office:value-type="float" office:value="287.214" calcext:value-type="float">
            <text:p>287.214</text:p>
          </table:table-cell>
          <table:table-cell office:value-type="float" office:value="285.193" calcext:value-type="float">
            <text:p>285.193</text:p>
          </table:table-cell>
          <table:table-cell office:value-type="float" office:value="294.539" calcext:value-type="float">
            <text:p>294.539</text:p>
          </table:table-cell>
          <table:table-cell office:value-type="float" office:value="299.138" calcext:value-type="float">
            <text:p>299.138</text:p>
          </table:table-cell>
          <table:table-cell office:value-type="float" office:value="298.763" calcext:value-type="float">
            <text:p>298.76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293.756" calcext:value-type="float">
            <text:p>293.756</text:p>
          </table:table-cell>
          <table:table-cell office:value-type="float" office:value="294.235" calcext:value-type="float">
            <text:p>294.235</text:p>
          </table:table-cell>
          <table:table-cell office:value-type="float" office:value="285.854" calcext:value-type="float">
            <text:p>285.854</text:p>
          </table:table-cell>
          <table:table-cell office:value-type="float" office:value="287.068" calcext:value-type="float">
            <text:p>287.068</text:p>
          </table:table-cell>
          <table:table-cell office:value-type="float" office:value="281.145" calcext:value-type="float">
            <text:p>281.145</text:p>
          </table:table-cell>
          <table:table-cell office:value-type="float" office:value="280.759" calcext:value-type="float">
            <text:p>280.759</text:p>
          </table:table-cell>
          <table:table-cell office:value-type="float" office:value="280.178" calcext:value-type="float">
            <text:p>280.178</text:p>
          </table:table-cell>
          <table:table-cell office:value-type="float" office:value="281.628" calcext:value-type="float">
            <text:p>281.628</text:p>
          </table:table-cell>
          <table:table-cell office:value-type="float" office:value="282.046" calcext:value-type="float">
            <text:p>282.046</text:p>
          </table:table-cell>
          <table:table-cell office:value-type="float" office:value="280.643" calcext:value-type="float">
            <text:p>280.643</text:p>
          </table:table-cell>
          <table:table-cell office:value-type="float" office:value="280.037" calcext:value-type="float">
            <text:p>280.037</text:p>
          </table:table-cell>
          <table:table-cell office:value-type="float" office:value="281.358" calcext:value-type="float">
            <text:p>281.358</text:p>
          </table:table-cell>
          <table:table-cell office:value-type="float" office:value="281.034" calcext:value-type="float">
            <text:p>281.034</text:p>
          </table:table-cell>
          <table:table-cell office:value-type="float" office:value="282.378" calcext:value-type="float">
            <text:p>282.378</text:p>
          </table:table-cell>
          <table:table-cell office:value-type="float" office:value="283.73" calcext:value-type="float">
            <text:p>283.73</text:p>
          </table:table-cell>
          <table:table-cell office:value-type="float" office:value="263.76" calcext:value-type="float">
            <text:p>263.76</text:p>
          </table:table-cell>
          <table:table-cell office:value-type="float" office:value="266.125" calcext:value-type="float">
            <text:p>266.125</text:p>
          </table:table-cell>
          <table:table-cell office:value-type="float" office:value="264.123" calcext:value-type="float">
            <text:p>264.123</text:p>
          </table:table-cell>
          <table:table-cell office:value-type="float" office:value="246.774" calcext:value-type="float">
            <text:p>246.774</text:p>
          </table:table-cell>
          <table:table-cell office:value-type="float" office:value="240.341" calcext:value-type="float">
            <text:p>240.341</text:p>
          </table:table-cell>
          <table:table-cell office:value-type="float" office:value="222.054" calcext:value-type="float">
            <text:p>222.054</text:p>
          </table:table-cell>
          <table:table-cell office:value-type="float" office:value="235.063" calcext:value-type="float">
            <text:p>235.063</text:p>
          </table:table-cell>
          <table:table-cell office:value-type="float" office:value="232.55" calcext:value-type="float">
            <text:p>232.55</text:p>
          </table:table-cell>
          <table:table-cell office:value-type="float" office:value="226.669" calcext:value-type="float">
            <text:p>226.669</text:p>
          </table:table-cell>
          <table:table-cell office:value-type="float" office:value="225.192" calcext:value-type="float">
            <text:p>225.192</text:p>
          </table:table-cell>
          <table:table-cell office:value-type="float" office:value="233.596" calcext:value-type="float">
            <text:p>233.596</text:p>
          </table:table-cell>
          <table:table-cell office:value-type="float" office:value="232.53" calcext:value-type="float">
            <text:p>232.53</text:p>
          </table:table-cell>
          <table:table-cell office:value-type="float" office:value="232.975" calcext:value-type="float">
            <text:p>232.975</text:p>
          </table:table-cell>
          <table:table-cell office:value-type="float" office:value="232.001" calcext:value-type="float">
            <text:p>232.001</text:p>
          </table:table-cell>
          <table:table-cell office:value-type="float" office:value="243.981" calcext:value-type="float">
            <text:p>243.981</text:p>
          </table:table-cell>
          <table:table-cell office:value-type="float" office:value="243.786" calcext:value-type="float">
            <text:p>243.786</text:p>
          </table:table-cell>
          <table:table-cell office:value-type="float" office:value="243.114" calcext:value-type="float">
            <text:p>243.114</text:p>
          </table:table-cell>
          <table:table-cell office:value-type="float" office:value="246.141" calcext:value-type="float">
            <text:p>246.141</text:p>
          </table:table-cell>
          <table:table-cell office:value-type="float" office:value="248.103" calcext:value-type="float">
            <text:p>248.103</text:p>
          </table:table-cell>
          <table:table-cell office:value-type="float" office:value="247.035" calcext:value-type="float">
            <text:p>247.035</text:p>
          </table:table-cell>
          <table:table-cell office:value-type="float" office:value="245.076" calcext:value-type="float">
            <text:p>245.076</text:p>
          </table:table-cell>
          <table:table-cell office:value-type="float" office:value="242.08" calcext:value-type="float">
            <text:p>242.08</text:p>
          </table:table-cell>
          <table:table-cell office:value-type="float" office:value="246.153" calcext:value-type="float">
            <text:p>246.153</text:p>
          </table:table-cell>
          <table:table-cell office:value-type="float" office:value="246.019" calcext:value-type="float">
            <text:p>246.019</text:p>
          </table:table-cell>
          <table:table-cell office:value-type="float" office:value="243.025" calcext:value-type="float">
            <text:p>243.025</text:p>
          </table:table-cell>
          <table:table-cell office:value-type="float" office:value="242.817" calcext:value-type="float">
            <text:p>242.817</text:p>
          </table:table-cell>
          <table:table-cell office:value-type="float" office:value="248.325" calcext:value-type="float">
            <text:p>248.325</text:p>
          </table:table-cell>
          <table:table-cell office:value-type="float" office:value="248.161" calcext:value-type="float">
            <text:p>248.161</text:p>
          </table:table-cell>
          <table:table-cell office:value-type="float" office:value="245.779" calcext:value-type="float">
            <text:p>245.779</text:p>
          </table:table-cell>
          <table:table-cell office:value-type="float" office:value="242.779" calcext:value-type="float">
            <text:p>242.779</text:p>
          </table:table-cell>
          <table:table-cell office:value-type="float" office:value="244.43" calcext:value-type="float">
            <text:p>244.43</text:p>
          </table:table-cell>
          <table:table-cell office:value-type="float" office:value="260.319" calcext:value-type="float">
            <text:p>260.319</text:p>
          </table:table-cell>
          <table:table-cell office:value-type="float" office:value="249.059" calcext:value-type="float">
            <text:p>249.059</text:p>
          </table:table-cell>
          <table:table-cell office:value-type="float" office:value="254.792" calcext:value-type="float">
            <text:p>254.792</text:p>
          </table:table-cell>
          <table:table-cell office:value-type="float" office:value="254.61" calcext:value-type="float">
            <text:p>254.61</text:p>
          </table:table-cell>
          <table:table-cell office:value-type="float" office:value="254.279" calcext:value-type="float">
            <text:p>254.279</text:p>
          </table:table-cell>
          <table:table-cell office:value-type="float" office:value="252.533" calcext:value-type="float">
            <text:p>252.533</text:p>
          </table:table-cell>
          <table:table-cell office:value-type="float" office:value="253.911" calcext:value-type="float">
            <text:p>253.911</text:p>
          </table:table-cell>
          <table:table-cell office:value-type="float" office:value="250.2" calcext:value-type="float">
            <text:p>250.2</text:p>
          </table:table-cell>
          <table:table-cell office:value-type="float" office:value="254.028" calcext:value-type="float">
            <text:p>254.028</text:p>
          </table:table-cell>
          <table:table-cell office:value-type="float" office:value="254.235" calcext:value-type="float">
            <text:p>254.235</text:p>
          </table:table-cell>
          <table:table-cell office:value-type="float" office:value="252.838" calcext:value-type="float">
            <text:p>252.838</text:p>
          </table:table-cell>
          <table:table-cell office:value-type="float" office:value="259.461" calcext:value-type="float">
            <text:p>259.461</text:p>
          </table:table-cell>
          <table:table-cell office:value-type="float" office:value="258.568" calcext:value-type="float">
            <text:p>258.568</text:p>
          </table:table-cell>
          <table:table-cell office:value-type="float" office:value="256.145" calcext:value-type="float">
            <text:p>256.145</text:p>
          </table:table-cell>
          <table:table-cell office:value-type="float" office:value="257.195" calcext:value-type="float">
            <text:p>257.195</text:p>
          </table:table-cell>
          <table:table-cell office:value-type="float" office:value="258.661" calcext:value-type="float">
            <text:p>258.661</text:p>
          </table:table-cell>
          <table:table-cell office:value-type="float" office:value="253.438" calcext:value-type="float">
            <text:p>253.438</text:p>
          </table:table-cell>
          <table:table-cell office:value-type="float" office:value="253.873" calcext:value-type="float">
            <text:p>253.873</text:p>
          </table:table-cell>
          <table:table-cell office:value-type="float" office:value="255.696" calcext:value-type="float">
            <text:p>255.696</text:p>
          </table:table-cell>
          <table:table-cell office:value-type="float" office:value="257.095" calcext:value-type="float">
            <text:p>257.095</text:p>
          </table:table-cell>
          <table:table-cell office:value-type="float" office:value="257.967" calcext:value-type="float">
            <text:p>257.967</text:p>
          </table:table-cell>
          <table:table-cell office:value-type="float" office:value="255.092" calcext:value-type="float">
            <text:p>255.092</text:p>
          </table:table-cell>
          <table:table-cell office:value-type="float" office:value="253.438" calcext:value-type="float">
            <text:p>253.438</text:p>
          </table:table-cell>
          <table:table-cell office:value-type="float" office:value="252.472" calcext:value-type="float">
            <text:p>252.472</text:p>
          </table:table-cell>
          <table:table-cell office:value-type="float" office:value="254.508" calcext:value-type="float">
            <text:p>254.508</text:p>
          </table:table-cell>
          <table:table-cell office:value-type="float" office:value="254.267" calcext:value-type="float">
            <text:p>254.267</text:p>
          </table:table-cell>
          <table:table-cell office:value-type="float" office:value="253.8" calcext:value-type="float">
            <text:p>253.8</text:p>
          </table:table-cell>
          <table:table-cell office:value-type="float" office:value="253.818" calcext:value-type="float">
            <text:p>253.818</text:p>
          </table:table-cell>
          <table:table-cell office:value-type="float" office:value="237.338" calcext:value-type="float">
            <text:p>237.338</text:p>
          </table:table-cell>
          <table:table-cell office:value-type="float" office:value="247.805" calcext:value-type="float">
            <text:p>247.805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49.972" calcext:value-type="float">
            <text:p>249.972</text:p>
          </table:table-cell>
          <table:table-cell office:value-type="float" office:value="254.419" calcext:value-type="float">
            <text:p>254.419</text:p>
          </table:table-cell>
          <table:table-cell office:value-type="float" office:value="249.285" calcext:value-type="float">
            <text:p>249.285</text:p>
          </table:table-cell>
          <table:table-cell office:value-type="float" office:value="248.667" calcext:value-type="float">
            <text:p>248.667</text:p>
          </table:table-cell>
          <table:table-cell office:value-type="float" office:value="249.544" calcext:value-type="float">
            <text:p>249.544</text:p>
          </table:table-cell>
          <table:table-cell office:value-type="float" office:value="251.106" calcext:value-type="float">
            <text:p>251.106</text:p>
          </table:table-cell>
          <table:table-cell office:value-type="float" office:value="247.243" calcext:value-type="float">
            <text:p>247.243</text:p>
          </table:table-cell>
          <table:table-cell office:value-type="float" office:value="249.947" calcext:value-type="float">
            <text:p>249.947</text:p>
          </table:table-cell>
          <table:table-cell office:value-type="float" office:value="251.898" calcext:value-type="float">
            <text:p>251.898</text:p>
          </table:table-cell>
          <table:table-cell office:value-type="float" office:value="246.1" calcext:value-type="float">
            <text:p>246.1</text:p>
          </table:table-cell>
          <table:table-cell office:value-type="float" office:value="247.424" calcext:value-type="float">
            <text:p>247.424</text:p>
          </table:table-cell>
          <table:table-cell office:value-type="float" office:value="243.583" calcext:value-type="float">
            <text:p>243.583</text:p>
          </table:table-cell>
          <table:table-cell office:value-type="float" office:value="245.721" calcext:value-type="float">
            <text:p>245.721</text:p>
          </table:table-cell>
          <table:table-cell office:value-type="float" office:value="250.241" calcext:value-type="float">
            <text:p>250.241</text:p>
          </table:table-cell>
          <table:table-cell office:value-type="float" office:value="246.612" calcext:value-type="float">
            <text:p>246.612</text:p>
          </table:table-cell>
          <table:table-cell office:value-type="float" office:value="247.692" calcext:value-type="float">
            <text:p>247.692</text:p>
          </table:table-cell>
          <table:table-cell office:value-type="float" office:value="251.471" calcext:value-type="float">
            <text:p>251.471</text:p>
          </table:table-cell>
          <table:table-cell office:value-type="float" office:value="246.43" calcext:value-type="float">
            <text:p>246.43</text:p>
          </table:table-cell>
          <table:table-cell office:value-type="float" office:value="247.195" calcext:value-type="float">
            <text:p>247.195</text:p>
          </table:table-cell>
          <table:table-cell office:value-type="float" office:value="256.191" calcext:value-type="float">
            <text:p>256.191</text:p>
          </table:table-cell>
          <table:table-cell office:value-type="float" office:value="253.861" calcext:value-type="float">
            <text:p>253.861</text:p>
          </table:table-cell>
          <table:table-cell office:value-type="float" office:value="251.626" calcext:value-type="float">
            <text:p>251.626</text:p>
          </table:table-cell>
          <table:table-cell office:value-type="float" office:value="253.149" calcext:value-type="float">
            <text:p>253.149</text:p>
          </table:table-cell>
          <table:table-cell office:value-type="float" office:value="243.431" calcext:value-type="float">
            <text:p>243.431</text:p>
          </table:table-cell>
          <table:table-cell office:value-type="float" office:value="215.051" calcext:value-type="float">
            <text:p>215.051</text:p>
          </table:table-cell>
          <table:table-cell office:value-type="float" office:value="209.196" calcext:value-type="float">
            <text:p>209.196</text:p>
          </table:table-cell>
          <table:table-cell office:value-type="float" office:value="219.204" calcext:value-type="float">
            <text:p>219.204</text:p>
          </table:table-cell>
          <table:table-cell office:value-type="float" office:value="223.429" calcext:value-type="float">
            <text:p>223.429</text:p>
          </table:table-cell>
          <table:table-cell office:value-type="float" office:value="203.819" calcext:value-type="float">
            <text:p>203.819</text:p>
          </table:table-cell>
          <table:table-cell office:value-type="float" office:value="200.482" calcext:value-type="float">
            <text:p>200.482</text:p>
          </table:table-cell>
          <table:table-cell office:value-type="float" office:value="202.539" calcext:value-type="float">
            <text:p>202.539</text:p>
          </table:table-cell>
          <table:table-cell office:value-type="float" office:value="215.44" calcext:value-type="float">
            <text:p>215.44</text:p>
          </table:table-cell>
          <table:table-cell office:value-type="float" office:value="210.244" calcext:value-type="float">
            <text:p>210.244</text:p>
          </table:table-cell>
          <table:table-cell office:value-type="float" office:value="208.518" calcext:value-type="float">
            <text:p>208.518</text:p>
          </table:table-cell>
          <table:table-cell office:value-type="float" office:value="246.542" calcext:value-type="float">
            <text:p>246.542</text:p>
          </table:table-cell>
          <table:table-cell office:value-type="float" office:value="253.124" calcext:value-type="float">
            <text:p>253.124</text:p>
          </table:table-cell>
          <table:table-cell office:value-type="float" office:value="256.278" calcext:value-type="float">
            <text:p>256.278</text:p>
          </table:table-cell>
          <table:table-cell office:value-type="float" office:value="256.211" calcext:value-type="float">
            <text:p>256.211</text:p>
          </table:table-cell>
          <table:table-cell office:value-type="float" office:value="255.299" calcext:value-type="float">
            <text:p>255.299</text:p>
          </table:table-cell>
          <table:table-cell office:value-type="float" office:value="251.676" calcext:value-type="float">
            <text:p>251.676</text:p>
          </table:table-cell>
          <table:table-cell office:value-type="float" office:value="253.07" calcext:value-type="float">
            <text:p>253.07</text:p>
          </table:table-cell>
          <table:table-cell office:value-type="float" office:value="253.698" calcext:value-type="float">
            <text:p>253.698</text:p>
          </table:table-cell>
          <table:table-cell office:value-type="float" office:value="253.449" calcext:value-type="float">
            <text:p>253.449</text:p>
          </table:table-cell>
          <table:table-cell office:value-type="float" office:value="252.077" calcext:value-type="float">
            <text:p>252.077</text:p>
          </table:table-cell>
          <table:table-cell office:value-type="float" office:value="252.764" calcext:value-type="float">
            <text:p>252.764</text:p>
          </table:table-cell>
          <table:table-cell office:value-type="float" office:value="252.002" calcext:value-type="float">
            <text:p>252.002</text:p>
          </table:table-cell>
          <table:table-cell office:value-type="float" office:value="248.295" calcext:value-type="float">
            <text:p>248.295</text:p>
          </table:table-cell>
          <table:table-cell office:value-type="float" office:value="250.672" calcext:value-type="float">
            <text:p>250.672</text:p>
          </table:table-cell>
          <table:table-cell office:value-type="float" office:value="248.423" calcext:value-type="float">
            <text:p>248.423</text:p>
          </table:table-cell>
          <table:table-cell office:value-type="float" office:value="254.971" calcext:value-type="float">
            <text:p>254.971</text:p>
          </table:table-cell>
          <table:table-cell office:value-type="float" office:value="254.354" calcext:value-type="float">
            <text:p>254.354</text:p>
          </table:table-cell>
          <table:table-cell office:value-type="float" office:value="253.769" calcext:value-type="float">
            <text:p>253.769</text:p>
          </table:table-cell>
          <table:table-cell office:value-type="float" office:value="251.023" calcext:value-type="float">
            <text:p>251.023</text:p>
          </table:table-cell>
          <table:table-cell office:value-type="float" office:value="294.804" calcext:value-type="float">
            <text:p>294.804</text:p>
          </table:table-cell>
          <table:table-cell office:value-type="float" office:value="299.161" calcext:value-type="float">
            <text:p>299.161</text:p>
          </table:table-cell>
          <table:table-cell office:value-type="float" office:value="294.508" calcext:value-type="float">
            <text:p>294.508</text:p>
          </table:table-cell>
          <table:table-cell office:value-type="float" office:value="294.132" calcext:value-type="float">
            <text:p>294.132</text:p>
          </table:table-cell>
          <table:table-cell office:value-type="float" office:value="294.765" calcext:value-type="float">
            <text:p>294.765</text:p>
          </table:table-cell>
          <table:table-cell office:value-type="float" office:value="294.092" calcext:value-type="float">
            <text:p>294.092</text:p>
          </table:table-cell>
          <table:table-cell office:value-type="float" office:value="295.446" calcext:value-type="float">
            <text:p>295.446</text:p>
          </table:table-cell>
          <table:table-cell office:value-type="float" office:value="290.952" calcext:value-type="float">
            <text:p>290.952</text:p>
          </table:table-cell>
          <table:table-cell office:value-type="float" office:value="292.343" calcext:value-type="float">
            <text:p>292.343</text:p>
          </table:table-cell>
          <table:table-cell office:value-type="float" office:value="285.746" calcext:value-type="float">
            <text:p>285.746</text:p>
          </table:table-cell>
          <table:table-cell office:value-type="float" office:value="285.765" calcext:value-type="float">
            <text:p>285.765</text:p>
          </table:table-cell>
          <table:table-cell office:value-type="float" office:value="286.97" calcext:value-type="float">
            <text:p>286.9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704" calcext:value-type="float">
            <text:p>286.704</text:p>
          </table:table-cell>
          <table:table-cell office:value-type="float" office:value="291.363" calcext:value-type="float">
            <text:p>291.363</text:p>
          </table:table-cell>
          <table:table-cell office:value-type="float" office:value="288.168" calcext:value-type="float">
            <text:p>288.168</text:p>
          </table:table-cell>
          <table:table-cell office:value-type="float" office:value="286.819" calcext:value-type="float">
            <text:p>286.819</text:p>
          </table:table-cell>
          <table:table-cell office:value-type="float" office:value="286.891" calcext:value-type="float">
            <text:p>286.891</text:p>
          </table:table-cell>
          <table:table-cell office:value-type="float" office:value="278.474" calcext:value-type="float">
            <text:p>278.474</text:p>
          </table:table-cell>
          <table:table-cell office:value-type="float" office:value="276.692" calcext:value-type="float">
            <text:p>276.692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80.463" calcext:value-type="float">
            <text:p>280.463</text:p>
          </table:table-cell>
          <table:table-cell office:value-type="float" office:value="277.807" calcext:value-type="float">
            <text:p>277.807</text:p>
          </table:table-cell>
          <table:table-cell office:value-type="float" office:value="278.836" calcext:value-type="float">
            <text:p>278.836</text:p>
          </table:table-cell>
          <table:table-cell office:value-type="float" office:value="273.036" calcext:value-type="float">
            <text:p>273.036</text:p>
          </table:table-cell>
          <table:table-cell office:value-type="float" office:value="274.397" calcext:value-type="float">
            <text:p>274.397</text:p>
          </table:table-cell>
          <table:table-cell office:value-type="float" office:value="274.063" calcext:value-type="float">
            <text:p>274.063</text:p>
          </table:table-cell>
          <table:table-cell office:value-type="float" office:value="275.337" calcext:value-type="float">
            <text:p>275.337</text:p>
          </table:table-cell>
          <table:table-cell office:value-type="float" office:value="274.312" calcext:value-type="float">
            <text:p>274.312</text:p>
          </table:table-cell>
          <table:table-cell office:value-type="float" office:value="268.049" calcext:value-type="float">
            <text:p>268.049</text:p>
          </table:table-cell>
          <table:table-cell office:value-type="float" office:value="247.557" calcext:value-type="float">
            <text:p>247.557</text:p>
          </table:table-cell>
          <table:table-cell office:value-type="float" office:value="260.539" calcext:value-type="float">
            <text:p>260.539</text:p>
          </table:table-cell>
          <table:table-cell office:value-type="float" office:value="266.979" calcext:value-type="float">
            <text:p>266.979</text:p>
          </table:table-cell>
          <table:table-cell office:value-type="float" office:value="269.556" calcext:value-type="float">
            <text:p>269.556</text:p>
          </table:table-cell>
          <table:table-cell office:value-type="float" office:value="273.765" calcext:value-type="float">
            <text:p>273.765</text:p>
          </table:table-cell>
          <table:table-cell office:value-type="float" office:value="267.828" calcext:value-type="float">
            <text:p>267.828</text:p>
          </table:table-cell>
          <table:table-cell office:value-type="float" office:value="267.126" calcext:value-type="float">
            <text:p>267.126</text:p>
          </table:table-cell>
          <table:table-cell office:value-type="float" office:value="270.06" calcext:value-type="float">
            <text:p>270.06</text:p>
          </table:table-cell>
          <table:table-cell office:value-type="float" office:value="271.089" calcext:value-type="float">
            <text:p>271.089</text:p>
          </table:table-cell>
          <table:table-cell office:value-type="float" office:value="267.853" calcext:value-type="float">
            <text:p>267.853</text:p>
          </table:table-cell>
          <table:table-cell office:value-type="float" office:value="267.242" calcext:value-type="float">
            <text:p>267.242</text:p>
          </table:table-cell>
          <table:table-cell office:value-type="float" office:value="239.788" calcext:value-type="float">
            <text:p>239.788</text:p>
          </table:table-cell>
          <table:table-cell office:value-type="float" office:value="262.553" calcext:value-type="float">
            <text:p>262.553</text:p>
          </table:table-cell>
          <table:table-cell office:value-type="float" office:value="256.909" calcext:value-type="float">
            <text:p>256.909</text:p>
          </table:table-cell>
          <table:table-cell office:value-type="float" office:value="247.53" calcext:value-type="float">
            <text:p>247.53</text:p>
          </table:table-cell>
          <table:table-cell office:value-type="float" office:value="244.145" calcext:value-type="float">
            <text:p>244.145</text:p>
          </table:table-cell>
          <table:table-cell office:value-type="float" office:value="244.15" calcext:value-type="float">
            <text:p>244.15</text:p>
          </table:table-cell>
          <table:table-cell office:value-type="float" office:value="247.302" calcext:value-type="float">
            <text:p>247.302</text:p>
          </table:table-cell>
          <table:table-cell office:value-type="float" office:value="213.784" calcext:value-type="float">
            <text:p>213.784</text:p>
          </table:table-cell>
          <table:table-cell office:value-type="float" office:value="210.149" calcext:value-type="float">
            <text:p>210.149</text:p>
          </table:table-cell>
          <table:table-cell office:value-type="float" office:value="212.347" calcext:value-type="float">
            <text:p>212.347</text:p>
          </table:table-cell>
          <table:table-cell office:value-type="float" office:value="204.328" calcext:value-type="float">
            <text:p>204.328</text:p>
          </table:table-cell>
          <table:table-cell office:value-type="float" office:value="202.765" calcext:value-type="float">
            <text:p>202.765</text:p>
          </table:table-cell>
          <table:table-cell office:value-type="float" office:value="201.357" calcext:value-type="float">
            <text:p>201.357</text:p>
          </table:table-cell>
          <table:table-cell office:value-type="float" office:value="202.891" calcext:value-type="float">
            <text:p>202.891</text:p>
          </table:table-cell>
          <table:table-cell office:value-type="float" office:value="199.654" calcext:value-type="float">
            <text:p>199.654</text:p>
          </table:table-cell>
          <table:table-cell office:value-type="float" office:value="168.361" calcext:value-type="float">
            <text:p>168.361</text:p>
          </table:table-cell>
          <table:table-cell office:value-type="float" office:value="127.183" calcext:value-type="float">
            <text:p>127.183</text:p>
          </table:table-cell>
          <table:table-cell office:value-type="float" office:value="121.658" calcext:value-type="float">
            <text:p>121.658</text:p>
          </table:table-cell>
          <table:table-cell office:value-type="float" office:value="120.677" calcext:value-type="float">
            <text:p>120.677</text:p>
          </table:table-cell>
          <table:table-cell office:value-type="float" office:value="112.715" calcext:value-type="float">
            <text:p>112.715</text:p>
          </table:table-cell>
          <table:table-cell office:value-type="float" office:value="119.692" calcext:value-type="float">
            <text:p>119.692</text:p>
          </table:table-cell>
          <table:table-cell office:value-type="float" office:value="115.295" calcext:value-type="float">
            <text:p>115.295</text:p>
          </table:table-cell>
          <table:table-cell office:value-type="float" office:value="111.411" calcext:value-type="float">
            <text:p>111.411</text:p>
          </table:table-cell>
          <table:table-cell office:value-type="float" office:value="109.725" calcext:value-type="float">
            <text:p>109.725</text:p>
          </table:table-cell>
          <table:table-cell office:value-type="float" office:value="107.016" calcext:value-type="float">
            <text:p>107.016</text:p>
          </table:table-cell>
          <table:table-cell office:value-type="float" office:value="111.751" calcext:value-type="float">
            <text:p>111.751</text:p>
          </table:table-cell>
          <table:table-cell office:value-type="float" office:value="108.835" calcext:value-type="float">
            <text:p>108.835</text:p>
          </table:table-cell>
          <table:table-cell office:value-type="float" office:value="108.366" calcext:value-type="float">
            <text:p>108.366</text:p>
          </table:table-cell>
          <table:table-cell office:value-type="float" office:value="105.211" calcext:value-type="float">
            <text:p>105.211</text:p>
          </table:table-cell>
          <table:table-cell office:value-type="float" office:value="110.31" calcext:value-type="float">
            <text:p>110.31</text:p>
          </table:table-cell>
          <table:table-cell office:value-type="float" office:value="125.708" calcext:value-type="float">
            <text:p>125.708</text:p>
          </table:table-cell>
          <table:table-cell office:value-type="float" office:value="129.987" calcext:value-type="float">
            <text:p>129.987</text:p>
          </table:table-cell>
          <table:table-cell office:value-type="float" office:value="104.825" calcext:value-type="float">
            <text:p>104.825</text:p>
          </table:table-cell>
          <table:table-cell office:value-type="float" office:value="104.556" calcext:value-type="float">
            <text:p>104.556</text:p>
          </table:table-cell>
          <table:table-cell office:value-type="float" office:value="120.333" calcext:value-type="float">
            <text:p>120.333</text:p>
          </table:table-cell>
          <table:table-cell office:value-type="float" office:value="122.216" calcext:value-type="float">
            <text:p>122.216</text:p>
          </table:table-cell>
          <table:table-cell office:value-type="float" office:value="112.053" calcext:value-type="float">
            <text:p>112.053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6.054" calcext:value-type="float">
            <text:p>106.054</text:p>
          </table:table-cell>
          <table:table-cell office:value-type="float" office:value="108.337" calcext:value-type="float">
            <text:p>108.337</text:p>
          </table:table-cell>
          <table:table-cell office:value-type="float" office:value="102.301" calcext:value-type="float">
            <text:p>102.301</text:p>
          </table:table-cell>
          <table:table-cell office:value-type="float" office:value="77.0512" calcext:value-type="float">
            <text:p>77.0512</text:p>
          </table:table-cell>
          <table:table-cell office:value-type="float" office:value="74.2204" calcext:value-type="float">
            <text:p>74.2204</text:p>
          </table:table-cell>
          <table:table-cell office:value-type="float" office:value="75.7523" calcext:value-type="float">
            <text:p>75.7523</text:p>
          </table:table-cell>
          <table:table-cell office:value-type="float" office:value="76.5744" calcext:value-type="float">
            <text:p>76.5744</text:p>
          </table:table-cell>
          <table:table-cell office:value-type="float" office:value="86.2591" calcext:value-type="float">
            <text:p>86.2591</text:p>
          </table:table-cell>
          <table:table-cell office:value-type="float" office:value="73.6452" calcext:value-type="float">
            <text:p>73.6452</text:p>
          </table:table-cell>
          <table:table-cell office:value-type="float" office:value="81.8993" calcext:value-type="float">
            <text:p>81.8993</text:p>
          </table:table-cell>
          <table:table-cell table:number-columns-repeated="11"/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928" calcext:value-type="float">
            <text:p>354.928</text:p>
          </table:table-cell>
          <table:table-cell office:value-type="float" office:value="354.804" calcext:value-type="float">
            <text:p>354.804</text:p>
          </table:table-cell>
          <table:table-cell office:value-type="float" office:value="354.53" calcext:value-type="float">
            <text:p>354.53</text:p>
          </table:table-cell>
          <table:table-cell office:value-type="float" office:value="354.026" calcext:value-type="float">
            <text:p>354.026</text:p>
          </table:table-cell>
          <table:table-cell office:value-type="float" office:value="352.035" calcext:value-type="float">
            <text:p>352.035</text:p>
          </table:table-cell>
          <table:table-cell office:value-type="float" office:value="351.914" calcext:value-type="float">
            <text:p>351.914</text:p>
          </table:table-cell>
          <table:table-cell office:value-type="float" office:value="351.788" calcext:value-type="float">
            <text:p>351.788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3.531" calcext:value-type="float">
            <text:p>353.531</text:p>
          </table:table-cell>
          <table:table-cell office:value-type="float" office:value="352.516" calcext:value-type="float">
            <text:p>352.516</text:p>
          </table:table-cell>
          <table:table-cell office:value-type="float" office:value="354.438" calcext:value-type="float">
            <text:p>354.438</text:p>
          </table:table-cell>
          <table:table-cell office:value-type="float" office:value="351.979" calcext:value-type="float">
            <text:p>351.979</text:p>
          </table:table-cell>
          <table:table-cell office:value-type="float" office:value="352.756" calcext:value-type="float">
            <text:p>352.756</text:p>
          </table:table-cell>
          <table:table-cell office:value-type="float" office:value="351.549" calcext:value-type="float">
            <text:p>351.549</text:p>
          </table:table-cell>
          <table:table-cell office:value-type="float" office:value="351.217" calcext:value-type="float">
            <text:p>351.217</text:p>
          </table:table-cell>
          <table:table-cell office:value-type="float" office:value="350.862" calcext:value-type="float">
            <text:p>350.862</text:p>
          </table:table-cell>
          <table:table-cell office:value-type="float" office:value="350.824" calcext:value-type="float">
            <text:p>350.824</text:p>
          </table:table-cell>
          <table:table-cell office:value-type="float" office:value="352.234" calcext:value-type="float">
            <text:p>352.234</text:p>
          </table:table-cell>
          <table:table-cell office:value-type="float" office:value="353.582" calcext:value-type="float">
            <text:p>353.582</text:p>
          </table:table-cell>
          <table:table-cell office:value-type="float" office:value="355.184" calcext:value-type="float">
            <text:p>355.184</text:p>
          </table:table-cell>
          <table:table-cell office:value-type="float" office:value="351.621" calcext:value-type="float">
            <text:p>351.621</text:p>
          </table:table-cell>
          <table:table-cell office:value-type="float" office:value="351.468" calcext:value-type="float">
            <text:p>351.468</text:p>
          </table:table-cell>
          <table:table-cell office:value-type="float" office:value="351.248" calcext:value-type="float">
            <text:p>351.248</text:p>
          </table:table-cell>
          <table:table-cell office:value-type="float" office:value="350.254" calcext:value-type="float">
            <text:p>350.254</text:p>
          </table:table-cell>
          <table:table-cell office:value-type="float" office:value="349.71" calcext:value-type="float">
            <text:p>349.71</text:p>
          </table:table-cell>
          <table:table-cell office:value-type="float" office:value="351.474" calcext:value-type="float">
            <text:p>351.474</text:p>
          </table:table-cell>
          <table:table-cell office:value-type="float" office:value="351.836" calcext:value-type="float">
            <text:p>351.836</text:p>
          </table:table-cell>
          <table:table-cell office:value-type="float" office:value="350.082" calcext:value-type="float">
            <text:p>350.082</text:p>
          </table:table-cell>
          <table:table-cell office:value-type="float" office:value="351.364" calcext:value-type="float">
            <text:p>351.364</text:p>
          </table:table-cell>
          <table:table-cell office:value-type="float" office:value="350.311" calcext:value-type="float">
            <text:p>350.311</text:p>
          </table:table-cell>
          <table:table-cell office:value-type="float" office:value="353.749" calcext:value-type="float">
            <text:p>353.749</text:p>
          </table:table-cell>
          <table:table-cell office:value-type="float" office:value="352.586" calcext:value-type="float">
            <text:p>352.586</text:p>
          </table:table-cell>
          <table:table-cell office:value-type="float" office:value="350.109" calcext:value-type="float">
            <text:p>350.109</text:p>
          </table:table-cell>
          <table:table-cell office:value-type="float" office:value="350.847" calcext:value-type="float">
            <text:p>350.847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349.773" calcext:value-type="float">
            <text:p>349.773</text:p>
          </table:table-cell>
          <table:table-cell office:value-type="float" office:value="350.74" calcext:value-type="float">
            <text:p>350.74</text:p>
          </table:table-cell>
          <table:table-cell office:value-type="float" office:value="350.911" calcext:value-type="float">
            <text:p>350.911</text:p>
          </table:table-cell>
          <table:table-cell office:value-type="float" office:value="352.289" calcext:value-type="float">
            <text:p>352.289</text:p>
          </table:table-cell>
          <table:table-cell office:value-type="float" office:value="353.472" calcext:value-type="float">
            <text:p>353.472</text:p>
          </table:table-cell>
          <table:table-cell office:value-type="float" office:value="350.516" calcext:value-type="float">
            <text:p>350.516</text:p>
          </table:table-cell>
          <table:table-cell office:value-type="float" office:value="349.952" calcext:value-type="float">
            <text:p>349.952</text:p>
          </table:table-cell>
          <table:table-cell office:value-type="float" office:value="349.148" calcext:value-type="float">
            <text:p>349.148</text:p>
          </table:table-cell>
          <table:table-cell office:value-type="float" office:value="349.228" calcext:value-type="float">
            <text:p>349.228</text:p>
          </table:table-cell>
          <table:table-cell office:value-type="float" office:value="362.421" calcext:value-type="float">
            <text:p>362.421</text:p>
          </table:table-cell>
          <table:table-cell office:value-type="float" office:value="383.159" calcext:value-type="float">
            <text:p>383.159</text:p>
          </table:table-cell>
          <table:table-cell office:value-type="float" office:value="381.382" calcext:value-type="float">
            <text:p>381.382</text:p>
          </table:table-cell>
          <table:table-cell office:value-type="float" office:value="378.576" calcext:value-type="float">
            <text:p>378.576</text:p>
          </table:table-cell>
          <table:table-cell office:value-type="float" office:value="380.411" calcext:value-type="float">
            <text:p>380.411</text:p>
          </table:table-cell>
          <table:table-cell office:value-type="float" office:value="378.363" calcext:value-type="float">
            <text:p>378.363</text:p>
          </table:table-cell>
          <table:table-cell office:value-type="float" office:value="378.546" calcext:value-type="float">
            <text:p>378.546</text:p>
          </table:table-cell>
          <table:table-cell office:value-type="float" office:value="380.029" calcext:value-type="float">
            <text:p>380.029</text:p>
          </table:table-cell>
          <table:table-cell office:value-type="float" office:value="382.147" calcext:value-type="float">
            <text:p>382.147</text:p>
          </table:table-cell>
          <table:table-cell office:value-type="float" office:value="377.952" calcext:value-type="float">
            <text:p>377.952</text:p>
          </table:table-cell>
          <table:table-cell office:value-type="float" office:value="375.956" calcext:value-type="float">
            <text:p>375.956</text:p>
          </table:table-cell>
          <table:table-cell office:value-type="float" office:value="375.168" calcext:value-type="float">
            <text:p>375.168</text:p>
          </table:table-cell>
          <table:table-cell office:value-type="float" office:value="379.454" calcext:value-type="float">
            <text:p>379.454</text:p>
          </table:table-cell>
          <table:table-cell office:value-type="float" office:value="379.391" calcext:value-type="float">
            <text:p>379.391</text:p>
          </table:table-cell>
          <table:table-cell office:value-type="float" office:value="378.361" calcext:value-type="float">
            <text:p>378.361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894" calcext:value-type="float">
            <text:p>375.894</text:p>
          </table:table-cell>
          <table:table-cell office:value-type="float" office:value="379.821" calcext:value-type="float">
            <text:p>379.821</text:p>
          </table:table-cell>
          <table:table-cell office:value-type="float" office:value="379.277" calcext:value-type="float">
            <text:p>379.277</text:p>
          </table:table-cell>
          <table:table-cell office:value-type="float" office:value="375.854" calcext:value-type="float">
            <text:p>375.854</text:p>
          </table:table-cell>
          <table:table-cell office:value-type="float" office:value="379.491" calcext:value-type="float">
            <text:p>379.491</text:p>
          </table:table-cell>
          <table:table-cell office:value-type="float" office:value="386.735" calcext:value-type="float">
            <text:p>386.735</text:p>
          </table:table-cell>
          <table:table-cell office:value-type="float" office:value="387.505" calcext:value-type="float">
            <text:p>387.505</text:p>
          </table:table-cell>
          <table:table-cell office:value-type="float" office:value="385.888" calcext:value-type="float">
            <text:p>385.888</text:p>
          </table:table-cell>
          <table:table-cell office:value-type="float" office:value="386.005" calcext:value-type="float">
            <text:p>386.005</text:p>
          </table:table-cell>
          <table:table-cell office:value-type="float" office:value="384.734" calcext:value-type="float">
            <text:p>384.734</text:p>
          </table:table-cell>
          <table:table-cell office:value-type="float" office:value="384.271" calcext:value-type="float">
            <text:p>384.271</text:p>
          </table:table-cell>
          <table:table-cell office:value-type="float" office:value="385.179" calcext:value-type="float">
            <text:p>385.179</text:p>
          </table:table-cell>
          <table:table-cell office:value-type="float" office:value="364.556" calcext:value-type="float">
            <text:p>364.556</text:p>
          </table:table-cell>
          <table:table-cell office:value-type="float" office:value="358.73" calcext:value-type="float">
            <text:p>358.73</text:p>
          </table:table-cell>
          <table:table-cell office:value-type="float" office:value="360.627" calcext:value-type="float">
            <text:p>360.627</text:p>
          </table:table-cell>
          <table:table-cell office:value-type="float" office:value="355.124" calcext:value-type="float">
            <text:p>355.124</text:p>
          </table:table-cell>
          <table:table-cell office:value-type="float" office:value="359.206" calcext:value-type="float">
            <text:p>359.206</text:p>
          </table:table-cell>
          <table:table-cell office:value-type="float" office:value="358.392" calcext:value-type="float">
            <text:p>358.392</text:p>
          </table:table-cell>
          <table:table-cell office:value-type="float" office:value="355.749" calcext:value-type="float">
            <text:p>355.749</text:p>
          </table:table-cell>
          <table:table-cell office:value-type="float" office:value="353.619" calcext:value-type="float">
            <text:p>353.619</text:p>
          </table:table-cell>
          <table:table-cell office:value-type="float" office:value="355.682" calcext:value-type="float">
            <text:p>355.682</text:p>
          </table:table-cell>
          <table:table-cell office:value-type="float" office:value="331.889" calcext:value-type="float">
            <text:p>331.889</text:p>
          </table:table-cell>
          <table:table-cell office:value-type="float" office:value="327.74" calcext:value-type="float">
            <text:p>327.74</text:p>
          </table:table-cell>
          <table:table-cell office:value-type="float" office:value="354.2" calcext:value-type="float">
            <text:p>354.2</text:p>
          </table:table-cell>
          <table:table-cell office:value-type="float" office:value="344.951" calcext:value-type="float">
            <text:p>344.951</text:p>
          </table:table-cell>
          <table:table-cell office:value-type="float" office:value="350.806" calcext:value-type="float">
            <text:p>350.806</text:p>
          </table:table-cell>
          <table:table-cell office:value-type="float" office:value="356.616" calcext:value-type="float">
            <text:p>356.616</text:p>
          </table:table-cell>
          <table:table-cell office:value-type="float" office:value="351.264" calcext:value-type="float">
            <text:p>351.264</text:p>
          </table:table-cell>
          <table:table-cell office:value-type="float" office:value="350.966" calcext:value-type="float">
            <text:p>350.966</text:p>
          </table:table-cell>
          <table:table-cell office:value-type="float" office:value="339.53" calcext:value-type="float">
            <text:p>339.53</text:p>
          </table:table-cell>
          <table:table-cell office:value-type="float" office:value="338.791" calcext:value-type="float">
            <text:p>338.791</text:p>
          </table:table-cell>
          <table:table-cell office:value-type="float" office:value="336.808" calcext:value-type="float">
            <text:p>336.808</text:p>
          </table:table-cell>
          <table:table-cell office:value-type="float" office:value="336.915" calcext:value-type="float">
            <text:p>336.915</text:p>
          </table:table-cell>
          <table:table-cell office:value-type="float" office:value="335.873" calcext:value-type="float">
            <text:p>335.873</text:p>
          </table:table-cell>
          <table:table-cell office:value-type="float" office:value="337.523" calcext:value-type="float">
            <text:p>337.523</text:p>
          </table:table-cell>
          <table:table-cell office:value-type="float" office:value="337.394" calcext:value-type="float">
            <text:p>337.394</text:p>
          </table:table-cell>
          <table:table-cell office:value-type="float" office:value="335.84" calcext:value-type="float">
            <text:p>335.84</text:p>
          </table:table-cell>
          <table:table-cell office:value-type="float" office:value="335.063" calcext:value-type="float">
            <text:p>335.063</text:p>
          </table:table-cell>
          <table:table-cell office:value-type="float" office:value="336.413" calcext:value-type="float">
            <text:p>336.413</text:p>
          </table:table-cell>
          <table:table-cell office:value-type="float" office:value="336.628" calcext:value-type="float">
            <text:p>336.628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22.941" calcext:value-type="float">
            <text:p>322.941</text:p>
          </table:table-cell>
          <table:table-cell office:value-type="float" office:value="322.782" calcext:value-type="float">
            <text:p>322.782</text:p>
          </table:table-cell>
          <table:table-cell office:value-type="float" office:value="328.542" calcext:value-type="float">
            <text:p>328.542</text:p>
          </table:table-cell>
          <table:table-cell office:value-type="float" office:value="329.8" calcext:value-type="float">
            <text:p>329.8</text:p>
          </table:table-cell>
          <table:table-cell office:value-type="float" office:value="325.893" calcext:value-type="float">
            <text:p>325.893</text:p>
          </table:table-cell>
          <table:table-cell office:value-type="float" office:value="323.417" calcext:value-type="float">
            <text:p>323.417</text:p>
          </table:table-cell>
          <table:table-cell office:value-type="float" office:value="321.846" calcext:value-type="float">
            <text:p>321.846</text:p>
          </table:table-cell>
          <table:table-cell office:value-type="float" office:value="327.374" calcext:value-type="float">
            <text:p>327.374</text:p>
          </table:table-cell>
          <table:table-cell office:value-type="float" office:value="326.412" calcext:value-type="float">
            <text:p>326.412</text:p>
          </table:table-cell>
          <table:table-cell office:value-type="float" office:value="324.486" calcext:value-type="float">
            <text:p>324.486</text:p>
          </table:table-cell>
          <table:table-cell office:value-type="float" office:value="323.996" calcext:value-type="float">
            <text:p>323.996</text:p>
          </table:table-cell>
          <table:table-cell office:value-type="float" office:value="321.24" calcext:value-type="float">
            <text:p>321.24</text:p>
          </table:table-cell>
          <table:table-cell office:value-type="float" office:value="319.522" calcext:value-type="float">
            <text:p>319.522</text:p>
          </table:table-cell>
          <table:table-cell office:value-type="float" office:value="319.952" calcext:value-type="float">
            <text:p>319.952</text:p>
          </table:table-cell>
          <table:table-cell office:value-type="float" office:value="320.129" calcext:value-type="float">
            <text:p>320.129</text:p>
          </table:table-cell>
          <table:table-cell office:value-type="float" office:value="318.444" calcext:value-type="float">
            <text:p>318.444</text:p>
          </table:table-cell>
          <table:table-cell office:value-type="float" office:value="317.649" calcext:value-type="float">
            <text:p>317.649</text:p>
          </table:table-cell>
          <table:table-cell office:value-type="float" office:value="317.646" calcext:value-type="float">
            <text:p>317.646</text:p>
          </table:table-cell>
          <table:table-cell office:value-type="float" office:value="312.787" calcext:value-type="float">
            <text:p>312.787</text:p>
          </table:table-cell>
          <table:table-cell office:value-type="float" office:value="315.097" calcext:value-type="float">
            <text:p>315.097</text:p>
          </table:table-cell>
          <table:table-cell office:value-type="float" office:value="319.567" calcext:value-type="float">
            <text:p>319.567</text:p>
          </table:table-cell>
          <table:table-cell office:value-type="float" office:value="320.227" calcext:value-type="float">
            <text:p>320.227</text:p>
          </table:table-cell>
          <table:table-cell office:value-type="float" office:value="320.063" calcext:value-type="float">
            <text:p>320.063</text:p>
          </table:table-cell>
          <table:table-cell office:value-type="float" office:value="316.045" calcext:value-type="float">
            <text:p>316.045</text:p>
          </table:table-cell>
          <table:table-cell office:value-type="float" office:value="313.137" calcext:value-type="float">
            <text:p>313.137</text:p>
          </table:table-cell>
          <table:table-cell office:value-type="float" office:value="314.723" calcext:value-type="float">
            <text:p>314.723</text:p>
          </table:table-cell>
          <table:table-cell office:value-type="float" office:value="312.527" calcext:value-type="float">
            <text:p>312.527</text:p>
          </table:table-cell>
          <table:table-cell office:value-type="float" office:value="311.772" calcext:value-type="float">
            <text:p>311.772</text:p>
          </table:table-cell>
          <table:table-cell office:value-type="float" office:value="313.019" calcext:value-type="float">
            <text:p>313.019</text:p>
          </table:table-cell>
          <table:table-cell office:value-type="float" office:value="281.438" calcext:value-type="float">
            <text:p>281.438</text:p>
          </table:table-cell>
          <table:table-cell office:value-type="float" office:value="301.099" calcext:value-type="float">
            <text:p>301.099</text:p>
          </table:table-cell>
          <table:table-cell office:value-type="float" office:value="311.437" calcext:value-type="float">
            <text:p>311.437</text:p>
          </table:table-cell>
          <table:table-cell office:value-type="float" office:value="309.799" calcext:value-type="float">
            <text:p>309.799</text:p>
          </table:table-cell>
          <table:table-cell office:value-type="float" office:value="314.655" calcext:value-type="float">
            <text:p>314.655</text:p>
          </table:table-cell>
          <table:table-cell office:value-type="float" office:value="315.363" calcext:value-type="float">
            <text:p>315.363</text:p>
          </table:table-cell>
          <table:table-cell office:value-type="float" office:value="315.453" calcext:value-type="float">
            <text:p>315.453</text:p>
          </table:table-cell>
          <table:table-cell office:value-type="float" office:value="314.696" calcext:value-type="float">
            <text:p>314.696</text:p>
          </table:table-cell>
          <table:table-cell office:value-type="float" office:value="313.567" calcext:value-type="float">
            <text:p>313.567</text:p>
          </table:table-cell>
          <table:table-cell office:value-type="float" office:value="314.029" calcext:value-type="float">
            <text:p>314.029</text:p>
          </table:table-cell>
          <table:table-cell office:value-type="float" office:value="310.973" calcext:value-type="float">
            <text:p>310.973</text:p>
          </table:table-cell>
          <table:table-cell office:value-type="float" office:value="284.662" calcext:value-type="float">
            <text:p>284.662</text:p>
          </table:table-cell>
          <table:table-cell office:value-type="float" office:value="281.594" calcext:value-type="float">
            <text:p>281.594</text:p>
          </table:table-cell>
          <table:table-cell office:value-type="float" office:value="285.527" calcext:value-type="float">
            <text:p>285.527</text:p>
          </table:table-cell>
          <table:table-cell office:value-type="float" office:value="304.71" calcext:value-type="float">
            <text:p>304.71</text:p>
          </table:table-cell>
          <table:table-cell office:value-type="float" office:value="301.915" calcext:value-type="float">
            <text:p>301.915</text:p>
          </table:table-cell>
          <table:table-cell office:value-type="float" office:value="303.222" calcext:value-type="float">
            <text:p>303.222</text:p>
          </table:table-cell>
          <table:table-cell office:value-type="float" office:value="302.834" calcext:value-type="float">
            <text:p>302.834</text:p>
          </table:table-cell>
          <table:table-cell office:value-type="float" office:value="303.146" calcext:value-type="float">
            <text:p>303.146</text:p>
          </table:table-cell>
          <table:table-cell office:value-type="float" office:value="311.053" calcext:value-type="float">
            <text:p>311.053</text:p>
          </table:table-cell>
          <table:table-cell office:value-type="float" office:value="307.109" calcext:value-type="float">
            <text:p>307.109</text:p>
          </table:table-cell>
          <table:table-cell office:value-type="float" office:value="312.162" calcext:value-type="float">
            <text:p>312.162</text:p>
          </table:table-cell>
          <table:table-cell office:value-type="float" office:value="320.994" calcext:value-type="float">
            <text:p>320.994</text:p>
          </table:table-cell>
          <table:table-cell office:value-type="float" office:value="317.097" calcext:value-type="float">
            <text:p>317.097</text:p>
          </table:table-cell>
          <table:table-cell office:value-type="float" office:value="311.651" calcext:value-type="float">
            <text:p>311.651</text:p>
          </table:table-cell>
          <table:table-cell office:value-type="float" office:value="313.861" calcext:value-type="float">
            <text:p>313.861</text:p>
          </table:table-cell>
          <table:table-cell office:value-type="float" office:value="313.804" calcext:value-type="float">
            <text:p>313.804</text:p>
          </table:table-cell>
          <table:table-cell office:value-type="float" office:value="314.177" calcext:value-type="float">
            <text:p>314.177</text:p>
          </table:table-cell>
          <table:table-cell office:value-type="float" office:value="313.281" calcext:value-type="float">
            <text:p>313.281</text:p>
          </table:table-cell>
          <table:table-cell office:value-type="float" office:value="307.138" calcext:value-type="float">
            <text:p>307.138</text:p>
          </table:table-cell>
          <table:table-cell office:value-type="float" office:value="297.972" calcext:value-type="float">
            <text:p>297.972</text:p>
          </table:table-cell>
          <table:table-cell office:value-type="float" office:value="305.202" calcext:value-type="float">
            <text:p>305.202</text:p>
          </table:table-cell>
          <table:table-cell office:value-type="float" office:value="302.855" calcext:value-type="float">
            <text:p>302.855</text:p>
          </table:table-cell>
          <table:table-cell office:value-type="float" office:value="303.301" calcext:value-type="float">
            <text:p>303.301</text:p>
          </table:table-cell>
          <table:table-cell office:value-type="float" office:value="304.594" calcext:value-type="float">
            <text:p>304.594</text:p>
          </table:table-cell>
          <table:table-cell office:value-type="float" office:value="306.056" calcext:value-type="float">
            <text:p>306.056</text:p>
          </table:table-cell>
          <table:table-cell office:value-type="float" office:value="304.036" calcext:value-type="float">
            <text:p>304.036</text:p>
          </table:table-cell>
          <table:table-cell office:value-type="float" office:value="307.323" calcext:value-type="float">
            <text:p>307.323</text:p>
          </table:table-cell>
          <table:table-cell office:value-type="float" office:value="306.902" calcext:value-type="float">
            <text:p>306.902</text:p>
          </table:table-cell>
          <table:table-cell office:value-type="float" office:value="293.596" calcext:value-type="float">
            <text:p>293.596</text:p>
          </table:table-cell>
          <table:table-cell office:value-type="float" office:value="287.636" calcext:value-type="float">
            <text:p>287.636</text:p>
          </table:table-cell>
          <table:table-cell office:value-type="float" office:value="289.369" calcext:value-type="float">
            <text:p>289.369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77.517" calcext:value-type="float">
            <text:p>277.517</text:p>
          </table:table-cell>
          <table:table-cell office:value-type="float" office:value="263.443" calcext:value-type="float">
            <text:p>263.443</text:p>
          </table:table-cell>
          <table:table-cell office:value-type="float" office:value="262.035" calcext:value-type="float">
            <text:p>262.035</text:p>
          </table:table-cell>
          <table:table-cell office:value-type="float" office:value="264.4" calcext:value-type="float">
            <text:p>264.4</text:p>
          </table:table-cell>
          <table:table-cell office:value-type="float" office:value="260.823" calcext:value-type="float">
            <text:p>260.823</text:p>
          </table:table-cell>
          <table:table-cell office:value-type="float" office:value="258.461" calcext:value-type="float">
            <text:p>258.461</text:p>
          </table:table-cell>
          <table:table-cell office:value-type="float" office:value="256.814" calcext:value-type="float">
            <text:p>256.814</text:p>
          </table:table-cell>
          <table:table-cell office:value-type="float" office:value="255.468" calcext:value-type="float">
            <text:p>255.468</text:p>
          </table:table-cell>
          <table:table-cell office:value-type="float" office:value="240.095" calcext:value-type="float">
            <text:p>240.095</text:p>
          </table:table-cell>
          <table:table-cell office:value-type="float" office:value="241.618" calcext:value-type="float">
            <text:p>241.618</text:p>
          </table:table-cell>
          <table:table-cell office:value-type="float" office:value="246.445" calcext:value-type="float">
            <text:p>246.445</text:p>
          </table:table-cell>
          <table:table-cell office:value-type="float" office:value="246.778" calcext:value-type="float">
            <text:p>246.778</text:p>
          </table:table-cell>
          <table:table-cell office:value-type="float" office:value="231.304" calcext:value-type="float">
            <text:p>231.304</text:p>
          </table:table-cell>
          <table:table-cell office:value-type="float" office:value="230.035" calcext:value-type="float">
            <text:p>230.035</text:p>
          </table:table-cell>
          <table:table-cell office:value-type="float" office:value="231.401" calcext:value-type="float">
            <text:p>231.401</text:p>
          </table:table-cell>
          <table:table-cell office:value-type="float" office:value="235.263" calcext:value-type="float">
            <text:p>235.263</text:p>
          </table:table-cell>
          <table:table-cell office:value-type="float" office:value="223.821" calcext:value-type="float">
            <text:p>223.821</text:p>
          </table:table-cell>
          <table:table-cell office:value-type="float" office:value="231.67" calcext:value-type="float">
            <text:p>231.67</text:p>
          </table:table-cell>
          <table:table-cell office:value-type="float" office:value="228.462" calcext:value-type="float">
            <text:p>228.462</text:p>
          </table:table-cell>
          <table:table-cell office:value-type="float" office:value="218.234" calcext:value-type="float">
            <text:p>218.234</text:p>
          </table:table-cell>
          <table:table-cell office:value-type="float" office:value="213.803" calcext:value-type="float">
            <text:p>213.803</text:p>
          </table:table-cell>
          <table:table-cell office:value-type="float" office:value="197.449" calcext:value-type="float">
            <text:p>197.449</text:p>
          </table:table-cell>
          <table:table-cell office:value-type="float" office:value="212.381" calcext:value-type="float">
            <text:p>212.381</text:p>
          </table:table-cell>
          <table:table-cell office:value-type="float" office:value="192.245" calcext:value-type="float">
            <text:p>192.245</text:p>
          </table:table-cell>
          <table:table-cell office:value-type="float" office:value="211.805" calcext:value-type="float">
            <text:p>211.805</text:p>
          </table:table-cell>
          <table:table-cell office:value-type="float" office:value="211.238" calcext:value-type="float">
            <text:p>211.238</text:p>
          </table:table-cell>
          <table:table-cell office:value-type="float" office:value="191.463" calcext:value-type="float">
            <text:p>191.463</text:p>
          </table:table-cell>
          <table:table-cell office:value-type="float" office:value="207.305" calcext:value-type="float">
            <text:p>207.305</text:p>
          </table:table-cell>
          <table:table-cell office:value-type="float" office:value="188.634" calcext:value-type="float">
            <text:p>188.634</text:p>
          </table:table-cell>
          <table:table-cell office:value-type="float" office:value="186.465" calcext:value-type="float">
            <text:p>186.465</text:p>
          </table:table-cell>
          <table:table-cell office:value-type="float" office:value="185.982" calcext:value-type="float">
            <text:p>185.982</text:p>
          </table:table-cell>
          <table:table-cell office:value-type="float" office:value="185.759" calcext:value-type="float">
            <text:p>185.759</text:p>
          </table:table-cell>
          <table:table-cell office:value-type="float" office:value="212.036" calcext:value-type="float">
            <text:p>212.036</text:p>
          </table:table-cell>
          <table:table-cell office:value-type="float" office:value="185.295" calcext:value-type="float">
            <text:p>185.295</text:p>
          </table:table-cell>
          <table:table-cell office:value-type="float" office:value="179.917" calcext:value-type="float">
            <text:p>179.917</text:p>
          </table:table-cell>
          <table:table-cell office:value-type="float" office:value="178.706" calcext:value-type="float">
            <text:p>178.706</text:p>
          </table:table-cell>
          <table:table-cell office:value-type="float" office:value="176.728" calcext:value-type="float">
            <text:p>176.728</text:p>
          </table:table-cell>
          <table:table-cell office:value-type="float" office:value="268.41" calcext:value-type="float">
            <text:p>268.41</text:p>
          </table:table-cell>
          <table:table-cell office:value-type="float" office:value="268.563" calcext:value-type="float">
            <text:p>268.563</text:p>
          </table:table-cell>
          <table:table-cell office:value-type="float" office:value="272.602" calcext:value-type="float">
            <text:p>272.602</text:p>
          </table:table-cell>
          <table:table-cell office:value-type="float" office:value="269.101" calcext:value-type="float">
            <text:p>269.101</text:p>
          </table:table-cell>
          <table:table-cell office:value-type="float" office:value="270.518" calcext:value-type="float">
            <text:p>270.518</text:p>
          </table:table-cell>
          <table:table-cell office:value-type="float" office:value="272.218" calcext:value-type="float">
            <text:p>272.218</text:p>
          </table:table-cell>
          <table:table-cell office:value-type="float" office:value="263.782" calcext:value-type="float">
            <text:p>263.782</text:p>
          </table:table-cell>
          <table:table-cell office:value-type="float" office:value="266.428" calcext:value-type="float">
            <text:p>266.428</text:p>
          </table:table-cell>
          <table:table-cell office:value-type="float" office:value="265.326" calcext:value-type="float">
            <text:p>265.326</text:p>
          </table:table-cell>
          <table:table-cell office:value-type="float" office:value="270.377" calcext:value-type="float">
            <text:p>270.377</text:p>
          </table:table-cell>
          <table:table-cell office:value-type="float" office:value="268.613" calcext:value-type="float">
            <text:p>268.613</text:p>
          </table:table-cell>
          <table:table-cell office:value-type="float" office:value="262.723" calcext:value-type="float">
            <text:p>262.723</text:p>
          </table:table-cell>
          <table:table-cell office:value-type="float" office:value="267.604" calcext:value-type="float">
            <text:p>267.604</text:p>
          </table:table-cell>
          <table:table-cell office:value-type="float" office:value="270.444" calcext:value-type="float">
            <text:p>270.444</text:p>
          </table:table-cell>
          <table:table-cell office:value-type="float" office:value="268.065" calcext:value-type="float">
            <text:p>268.065</text:p>
          </table:table-cell>
          <table:table-cell office:value-type="float" office:value="267.602" calcext:value-type="float">
            <text:p>267.602</text:p>
          </table:table-cell>
          <table:table-cell office:value-type="float" office:value="270.073" calcext:value-type="float">
            <text:p>270.073</text:p>
          </table:table-cell>
          <table:table-cell office:value-type="float" office:value="269.302" calcext:value-type="float">
            <text:p>269.302</text:p>
          </table:table-cell>
          <table:table-cell office:value-type="float" office:value="267.424" calcext:value-type="float">
            <text:p>267.424</text:p>
          </table:table-cell>
          <table:table-cell office:value-type="float" office:value="267.14" calcext:value-type="float">
            <text:p>267.14</text:p>
          </table:table-cell>
          <table:table-cell office:value-type="float" office:value="267.272" calcext:value-type="float">
            <text:p>267.272</text:p>
          </table:table-cell>
          <table:table-cell office:value-type="float" office:value="304.947" calcext:value-type="float">
            <text:p>304.947</text:p>
          </table:table-cell>
          <table:table-cell office:value-type="float" office:value="301.915" calcext:value-type="float">
            <text:p>301.915</text:p>
          </table:table-cell>
          <table:table-cell office:value-type="float" office:value="301.711" calcext:value-type="float">
            <text:p>301.711</text:p>
          </table:table-cell>
          <table:table-cell office:value-type="float" office:value="314.044" calcext:value-type="float">
            <text:p>314.044</text:p>
          </table:table-cell>
          <table:table-cell office:value-type="float" office:value="307.329" calcext:value-type="float">
            <text:p>307.329</text:p>
          </table:table-cell>
          <table:table-cell office:value-type="float" office:value="310.416" calcext:value-type="float">
            <text:p>310.416</text:p>
          </table:table-cell>
          <table:table-cell office:value-type="float" office:value="311.597" calcext:value-type="float">
            <text:p>311.597</text:p>
          </table:table-cell>
          <table:table-cell office:value-type="float" office:value="311.272" calcext:value-type="float">
            <text:p>311.272</text:p>
          </table:table-cell>
          <table:table-cell office:value-type="float" office:value="310.24" calcext:value-type="float">
            <text:p>310.24</text:p>
          </table:table-cell>
          <table:table-cell office:value-type="float" office:value="307.101" calcext:value-type="float">
            <text:p>307.101</text:p>
          </table:table-cell>
          <table:table-cell office:value-type="float" office:value="305.827" calcext:value-type="float">
            <text:p>305.827</text:p>
          </table:table-cell>
          <table:table-cell office:value-type="float" office:value="303.893" calcext:value-type="float">
            <text:p>303.893</text:p>
          </table:table-cell>
          <table:table-cell office:value-type="float" office:value="305.958" calcext:value-type="float">
            <text:p>305.958</text:p>
          </table:table-cell>
          <table:table-cell office:value-type="float" office:value="306.044" calcext:value-type="float">
            <text:p>306.044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95.121" calcext:value-type="float">
            <text:p>295.121</text:p>
          </table:table-cell>
          <table:table-cell office:value-type="float" office:value="292.009" calcext:value-type="float">
            <text:p>292.009</text:p>
          </table:table-cell>
          <table:table-cell office:value-type="float" office:value="289.499" calcext:value-type="float">
            <text:p>289.499</text:p>
          </table:table-cell>
          <table:table-cell office:value-type="float" office:value="285.852" calcext:value-type="float">
            <text:p>285.852</text:p>
          </table:table-cell>
          <table:table-cell office:value-type="float" office:value="322.401" calcext:value-type="float">
            <text:p>322.401</text:p>
          </table:table-cell>
          <table:table-cell office:value-type="float" office:value="334.563" calcext:value-type="float">
            <text:p>334.563</text:p>
          </table:table-cell>
          <table:table-cell office:value-type="float" office:value="332.723" calcext:value-type="float">
            <text:p>332.723</text:p>
          </table:table-cell>
          <table:table-cell office:value-type="float" office:value="324.217" calcext:value-type="float">
            <text:p>324.217</text:p>
          </table:table-cell>
          <table:table-cell office:value-type="float" office:value="333.117" calcext:value-type="float">
            <text:p>333.117</text:p>
          </table:table-cell>
          <table:table-cell office:value-type="float" office:value="331.645" calcext:value-type="float">
            <text:p>331.645</text:p>
          </table:table-cell>
          <table:table-cell office:value-type="float" office:value="329.581" calcext:value-type="float">
            <text:p>329.581</text:p>
          </table:table-cell>
          <table:table-cell office:value-type="float" office:value="328.066" calcext:value-type="float">
            <text:p>328.066</text:p>
          </table:table-cell>
          <table:table-cell office:value-type="float" office:value="326.688" calcext:value-type="float">
            <text:p>326.688</text:p>
          </table:table-cell>
          <table:table-cell office:value-type="float" office:value="329.453" calcext:value-type="float">
            <text:p>329.453</text:p>
          </table:table-cell>
          <table:table-cell office:value-type="float" office:value="328.917" calcext:value-type="float">
            <text:p>328.917</text:p>
          </table:table-cell>
          <table:table-cell office:value-type="float" office:value="321.88" calcext:value-type="float">
            <text:p>321.88</text:p>
          </table:table-cell>
          <table:table-cell office:value-type="float" office:value="325.09" calcext:value-type="float">
            <text:p>325.09</text:p>
          </table:table-cell>
          <table:table-cell office:value-type="float" office:value="326.09" calcext:value-type="float">
            <text:p>326.09</text:p>
          </table:table-cell>
          <table:table-cell office:value-type="float" office:value="325.485" calcext:value-type="float">
            <text:p>325.485</text:p>
          </table:table-cell>
          <table:table-cell office:value-type="float" office:value="325.324" calcext:value-type="float">
            <text:p>325.324</text:p>
          </table:table-cell>
          <table:table-cell office:value-type="float" office:value="323.901" calcext:value-type="float">
            <text:p>323.901</text:p>
          </table:table-cell>
          <table:table-cell office:value-type="float" office:value="322.769" calcext:value-type="float">
            <text:p>322.769</text:p>
          </table:table-cell>
          <table:table-cell office:value-type="float" office:value="324.261" calcext:value-type="float">
            <text:p>324.261</text:p>
          </table:table-cell>
          <table:table-cell office:value-type="float" office:value="326.049" calcext:value-type="float">
            <text:p>326.049</text:p>
          </table:table-cell>
          <table:table-cell office:value-type="float" office:value="324.855" calcext:value-type="float">
            <text:p>324.855</text:p>
          </table:table-cell>
          <table:table-cell office:value-type="float" office:value="309.36" calcext:value-type="float">
            <text:p>309.36</text:p>
          </table:table-cell>
          <table:table-cell office:value-type="float" office:value="307.55" calcext:value-type="float">
            <text:p>307.55</text:p>
          </table:table-cell>
          <table:table-cell office:value-type="float" office:value="305.865" calcext:value-type="float">
            <text:p>305.865</text:p>
          </table:table-cell>
          <table:table-cell office:value-type="float" office:value="303.19" calcext:value-type="float">
            <text:p>303.19</text:p>
          </table:table-cell>
          <table:table-cell office:value-type="float" office:value="260.539" calcext:value-type="float">
            <text:p>260.539</text:p>
          </table:table-cell>
          <table:table-cell office:value-type="float" office:value="260.679" calcext:value-type="float">
            <text:p>260.679</text:p>
          </table:table-cell>
          <table:table-cell office:value-type="float" office:value="258.401" calcext:value-type="float">
            <text:p>258.401</text:p>
          </table:table-cell>
          <table:table-cell office:value-type="float" office:value="253.469" calcext:value-type="float">
            <text:p>253.469</text:p>
          </table:table-cell>
          <table:table-cell office:value-type="float" office:value="251.651" calcext:value-type="float">
            <text:p>251.651</text:p>
          </table:table-cell>
          <table:table-cell office:value-type="float" office:value="250.028" calcext:value-type="float">
            <text:p>250.028</text:p>
          </table:table-cell>
          <table:table-cell office:value-type="float" office:value="245.687" calcext:value-type="float">
            <text:p>245.687</text:p>
          </table:table-cell>
          <table:table-cell office:value-type="float" office:value="243.841" calcext:value-type="float">
            <text:p>243.841</text:p>
          </table:table-cell>
          <table:table-cell office:value-type="float" office:value="243.496" calcext:value-type="float">
            <text:p>243.496</text:p>
          </table:table-cell>
          <table:table-cell office:value-type="float" office:value="240.838" calcext:value-type="float">
            <text:p>240.838</text:p>
          </table:table-cell>
          <table:table-cell office:value-type="float" office:value="227.002" calcext:value-type="float">
            <text:p>227.002</text:p>
          </table:table-cell>
          <table:table-cell office:value-type="float" office:value="226.198" calcext:value-type="float">
            <text:p>226.198</text:p>
          </table:table-cell>
          <table:table-cell office:value-type="float" office:value="223.208" calcext:value-type="float">
            <text:p>223.208</text:p>
          </table:table-cell>
          <table:table-cell office:value-type="float" office:value="221.893" calcext:value-type="float">
            <text:p>221.893</text:p>
          </table:table-cell>
          <table:table-cell office:value-type="float" office:value="220.815" calcext:value-type="float">
            <text:p>220.815</text:p>
          </table:table-cell>
          <table:table-cell office:value-type="float" office:value="220.51" calcext:value-type="float">
            <text:p>220.51</text:p>
          </table:table-cell>
          <table:table-cell office:value-type="float" office:value="219.082" calcext:value-type="float">
            <text:p>219.082</text:p>
          </table:table-cell>
          <table:table-cell office:value-type="float" office:value="217.334" calcext:value-type="float">
            <text:p>217.334</text:p>
          </table:table-cell>
          <table:table-cell office:value-type="float" office:value="216.86" calcext:value-type="float">
            <text:p>216.86</text:p>
          </table:table-cell>
          <table:table-cell office:value-type="float" office:value="214.637" calcext:value-type="float">
            <text:p>214.637</text:p>
          </table:table-cell>
          <table:table-cell office:value-type="float" office:value="211.464" calcext:value-type="float">
            <text:p>211.464</text:p>
          </table:table-cell>
          <table:table-cell office:value-type="float" office:value="207.76" calcext:value-type="float">
            <text:p>207.76</text:p>
          </table:table-cell>
          <table:table-cell office:value-type="float" office:value="205.378" calcext:value-type="float">
            <text:p>205.378</text:p>
          </table:table-cell>
          <table:table-cell office:value-type="float" office:value="215.172" calcext:value-type="float">
            <text:p>215.172</text:p>
          </table:table-cell>
          <table:table-cell office:value-type="float" office:value="202.474" calcext:value-type="float">
            <text:p>202.474</text:p>
          </table:table-cell>
          <table:table-cell office:value-type="float" office:value="214.651" calcext:value-type="float">
            <text:p>214.651</text:p>
          </table:table-cell>
          <table:table-cell office:value-type="float" office:value="209.805" calcext:value-type="float">
            <text:p>209.805</text:p>
          </table:table-cell>
          <table:table-cell office:value-type="float" office:value="210.527" calcext:value-type="float">
            <text:p>210.527</text:p>
          </table:table-cell>
          <table:table-cell office:value-type="float" office:value="217.023" calcext:value-type="float">
            <text:p>217.023</text:p>
          </table:table-cell>
          <table:table-cell office:value-type="float" office:value="214.543" calcext:value-type="float">
            <text:p>214.543</text:p>
          </table:table-cell>
          <table:table-cell office:value-type="float" office:value="214.701" calcext:value-type="float">
            <text:p>214.701</text:p>
          </table:table-cell>
          <table:table-cell office:value-type="float" office:value="212.722" calcext:value-type="float">
            <text:p>212.722</text:p>
          </table:table-cell>
          <table:table-cell office:value-type="float" office:value="210.412" calcext:value-type="float">
            <text:p>210.412</text:p>
          </table:table-cell>
          <table:table-cell office:value-type="float" office:value="210.776" calcext:value-type="float">
            <text:p>210.776</text:p>
          </table:table-cell>
          <table:table-cell office:value-type="float" office:value="208.041" calcext:value-type="float">
            <text:p>208.041</text:p>
          </table:table-cell>
          <table:table-cell office:value-type="float" office:value="193.701" calcext:value-type="float">
            <text:p>193.701</text:p>
          </table:table-cell>
          <table:table-cell office:value-type="float" office:value="191.869" calcext:value-type="float">
            <text:p>191.869</text:p>
          </table:table-cell>
          <table:table-cell office:value-type="float" office:value="192.105" calcext:value-type="float">
            <text:p>192.105</text:p>
          </table:table-cell>
          <table:table-cell office:value-type="float" office:value="180.65" calcext:value-type="float">
            <text:p>180.65</text:p>
          </table:table-cell>
          <table:table-cell office:value-type="float" office:value="262.449" calcext:value-type="float">
            <text:p>262.449</text:p>
          </table:table-cell>
          <table:table-cell office:value-type="float" office:value="262.051" calcext:value-type="float">
            <text:p>262.051</text:p>
          </table:table-cell>
          <table:table-cell office:value-type="float" office:value="259.772" calcext:value-type="float">
            <text:p>259.772</text:p>
          </table:table-cell>
          <table:table-cell office:value-type="float" office:value="256.833" calcext:value-type="float">
            <text:p>256.833</text:p>
          </table:table-cell>
          <table:table-cell office:value-type="float" office:value="256.963" calcext:value-type="float">
            <text:p>256.963</text:p>
          </table:table-cell>
          <table:table-cell office:value-type="float" office:value="256.636" calcext:value-type="float">
            <text:p>256.636</text:p>
          </table:table-cell>
          <table:table-cell office:value-type="float" office:value="256.666" calcext:value-type="float">
            <text:p>256.666</text:p>
          </table:table-cell>
          <table:table-cell office:value-type="float" office:value="254.896" calcext:value-type="float">
            <text:p>254.896</text:p>
          </table:table-cell>
          <table:table-cell office:value-type="float" office:value="258.475" calcext:value-type="float">
            <text:p>258.475</text:p>
          </table:table-cell>
          <table:table-cell office:value-type="float" office:value="237.877" calcext:value-type="float">
            <text:p>237.877</text:p>
          </table:table-cell>
          <table:table-cell office:value-type="float" office:value="236.81" calcext:value-type="float">
            <text:p>236.81</text:p>
          </table:table-cell>
          <table:table-cell office:value-type="float" office:value="235.188" calcext:value-type="float">
            <text:p>235.188</text:p>
          </table:table-cell>
          <table:table-cell office:value-type="float" office:value="234.37" calcext:value-type="float">
            <text:p>234.37</text:p>
          </table:table-cell>
          <table:table-cell office:value-type="float" office:value="235.61" calcext:value-type="float">
            <text:p>235.61</text:p>
          </table:table-cell>
          <table:table-cell office:value-type="float" office:value="235.376" calcext:value-type="float">
            <text:p>235.376</text:p>
          </table:table-cell>
          <table:table-cell office:value-type="float" office:value="229.316" calcext:value-type="float">
            <text:p>229.316</text:p>
          </table:table-cell>
          <table:table-cell office:value-type="float" office:value="229.997" calcext:value-type="float">
            <text:p>229.997</text:p>
          </table:table-cell>
          <table:table-cell office:value-type="float" office:value="228.37" calcext:value-type="float">
            <text:p>228.37</text:p>
          </table:table-cell>
          <table:table-cell office:value-type="float" office:value="230.541" calcext:value-type="float">
            <text:p>230.541</text:p>
          </table:table-cell>
          <table:table-cell office:value-type="float" office:value="277.261" calcext:value-type="float">
            <text:p>277.261</text:p>
          </table:table-cell>
          <table:table-cell office:value-type="float" office:value="270.768" calcext:value-type="float">
            <text:p>270.768</text:p>
          </table:table-cell>
          <table:table-cell office:value-type="float" office:value="278.54" calcext:value-type="float">
            <text:p>278.54</text:p>
          </table:table-cell>
          <table:table-cell office:value-type="float" office:value="277.802" calcext:value-type="float">
            <text:p>277.802</text:p>
          </table:table-cell>
          <table:table-cell office:value-type="float" office:value="270.028" calcext:value-type="float">
            <text:p>270.028</text:p>
          </table:table-cell>
          <table:table-cell office:value-type="float" office:value="269.685" calcext:value-type="float">
            <text:p>269.685</text:p>
          </table:table-cell>
          <table:table-cell office:value-type="float" office:value="273.55" calcext:value-type="float">
            <text:p>273.55</text:p>
          </table:table-cell>
          <table:table-cell office:value-type="float" office:value="271.874" calcext:value-type="float">
            <text:p>271.874</text:p>
          </table:table-cell>
          <table:table-cell office:value-type="float" office:value="270.755" calcext:value-type="float">
            <text:p>270.755</text:p>
          </table:table-cell>
          <table:table-cell office:value-type="float" office:value="271.871" calcext:value-type="float">
            <text:p>271.871</text:p>
          </table:table-cell>
          <table:table-cell office:value-type="float" office:value="279.776" calcext:value-type="float">
            <text:p>279.776</text:p>
          </table:table-cell>
          <table:table-cell office:value-type="float" office:value="281.367" calcext:value-type="float">
            <text:p>281.367</text:p>
          </table:table-cell>
          <table:table-cell office:value-type="float" office:value="280.462" calcext:value-type="float">
            <text:p>280.462</text:p>
          </table:table-cell>
          <table:table-cell office:value-type="float" office:value="279.591" calcext:value-type="float">
            <text:p>279.591</text:p>
          </table:table-cell>
          <table:table-cell office:value-type="float" office:value="279.651" calcext:value-type="float">
            <text:p>279.651</text:p>
          </table:table-cell>
          <table:table-cell office:value-type="float" office:value="280.347" calcext:value-type="float">
            <text:p>280.347</text:p>
          </table:table-cell>
          <table:table-cell office:value-type="float" office:value="280.488" calcext:value-type="float">
            <text:p>280.488</text:p>
          </table:table-cell>
          <table:table-cell office:value-type="float" office:value="280.905" calcext:value-type="float">
            <text:p>280.905</text:p>
          </table:table-cell>
          <table:table-cell office:value-type="float" office:value="280.081" calcext:value-type="float">
            <text:p>280.081</text:p>
          </table:table-cell>
          <table:table-cell office:value-type="float" office:value="280.194" calcext:value-type="float">
            <text:p>280.194</text:p>
          </table:table-cell>
          <table:table-cell office:value-type="float" office:value="279.884" calcext:value-type="float">
            <text:p>279.884</text:p>
          </table:table-cell>
          <table:table-cell office:value-type="float" office:value="291.657" calcext:value-type="float">
            <text:p>291.657</text:p>
          </table:table-cell>
          <table:table-cell office:value-type="float" office:value="292.501" calcext:value-type="float">
            <text:p>292.501</text:p>
          </table:table-cell>
          <table:table-cell office:value-type="float" office:value="294.376" calcext:value-type="float">
            <text:p>294.376</text:p>
          </table:table-cell>
          <table:table-cell office:value-type="float" office:value="294.444" calcext:value-type="float">
            <text:p>294.444</text:p>
          </table:table-cell>
          <table:table-cell office:value-type="float" office:value="293.686" calcext:value-type="float">
            <text:p>293.686</text:p>
          </table:table-cell>
          <table:table-cell office:value-type="float" office:value="275.801" calcext:value-type="float">
            <text:p>275.801</text:p>
          </table:table-cell>
          <table:table-cell office:value-type="float" office:value="288.784" calcext:value-type="float">
            <text:p>288.784</text:p>
          </table:table-cell>
          <table:table-cell office:value-type="float" office:value="283.562" calcext:value-type="float">
            <text:p>283.562</text:p>
          </table:table-cell>
          <table:table-cell office:value-type="float" office:value="282.372" calcext:value-type="float">
            <text:p>282.372</text:p>
          </table:table-cell>
          <table:table-cell office:value-type="float" office:value="283.227" calcext:value-type="float">
            <text:p>283.227</text:p>
          </table:table-cell>
          <table:table-cell office:value-type="float" office:value="280.55" calcext:value-type="float">
            <text:p>280.55</text:p>
          </table:table-cell>
          <table:table-cell office:value-type="float" office:value="280.936" calcext:value-type="float">
            <text:p>280.936</text:p>
          </table:table-cell>
          <table:table-cell office:value-type="float" office:value="280.732" calcext:value-type="float">
            <text:p>280.732</text:p>
          </table:table-cell>
          <table:table-cell office:value-type="float" office:value="280.558" calcext:value-type="float">
            <text:p>280.558</text:p>
          </table:table-cell>
          <table:table-cell office:value-type="float" office:value="277.529" calcext:value-type="float">
            <text:p>277.529</text:p>
          </table:table-cell>
          <table:table-cell office:value-type="float" office:value="280.248" calcext:value-type="float">
            <text:p>280.248</text:p>
          </table:table-cell>
          <table:table-cell office:value-type="float" office:value="283.929" calcext:value-type="float">
            <text:p>283.929</text:p>
          </table:table-cell>
          <table:table-cell office:value-type="float" office:value="284.746" calcext:value-type="float">
            <text:p>284.746</text:p>
          </table:table-cell>
          <table:table-cell office:value-type="float" office:value="284.323" calcext:value-type="float">
            <text:p>284.323</text:p>
          </table:table-cell>
          <table:table-cell office:value-type="float" office:value="283.424" calcext:value-type="float">
            <text:p>283.424</text:p>
          </table:table-cell>
          <table:table-cell office:value-type="float" office:value="283.975" calcext:value-type="float">
            <text:p>283.975</text:p>
          </table:table-cell>
          <table:table-cell office:value-type="float" office:value="283.949" calcext:value-type="float">
            <text:p>283.949</text:p>
          </table:table-cell>
          <table:table-cell office:value-type="float" office:value="283.74" calcext:value-type="float">
            <text:p>283.74</text:p>
          </table:table-cell>
          <table:table-cell office:value-type="float" office:value="281.247" calcext:value-type="float">
            <text:p>281.247</text:p>
          </table:table-cell>
          <table:table-cell office:value-type="float" office:value="283.606" calcext:value-type="float">
            <text:p>283.606</text:p>
          </table:table-cell>
          <table:table-cell office:value-type="float" office:value="281.591" calcext:value-type="float">
            <text:p>281.591</text:p>
          </table:table-cell>
          <table:table-cell office:value-type="float" office:value="287.599" calcext:value-type="float">
            <text:p>287.599</text:p>
          </table:table-cell>
          <table:table-cell office:value-type="float" office:value="284.902" calcext:value-type="float">
            <text:p>284.902</text:p>
          </table:table-cell>
          <table:table-cell office:value-type="float" office:value="285.359" calcext:value-type="float">
            <text:p>285.359</text:p>
          </table:table-cell>
          <table:table-cell office:value-type="float" office:value="284.261" calcext:value-type="float">
            <text:p>284.261</text:p>
          </table:table-cell>
          <table:table-cell office:value-type="float" office:value="282.17" calcext:value-type="float">
            <text:p>282.17</text:p>
          </table:table-cell>
          <table:table-cell office:value-type="float" office:value="277.853" calcext:value-type="float">
            <text:p>277.853</text:p>
          </table:table-cell>
          <table:table-cell office:value-type="float" office:value="269.935" calcext:value-type="float">
            <text:p>269.935</text:p>
          </table:table-cell>
          <table:table-cell office:value-type="float" office:value="254.968" calcext:value-type="float">
            <text:p>254.968</text:p>
          </table:table-cell>
          <table:table-cell office:value-type="float" office:value="272.93" calcext:value-type="float">
            <text:p>272.93</text:p>
          </table:table-cell>
          <table:table-cell office:value-type="float" office:value="273.073" calcext:value-type="float">
            <text:p>273.073</text:p>
          </table:table-cell>
          <table:table-cell office:value-type="float" office:value="272.711" calcext:value-type="float">
            <text:p>272.711</text:p>
          </table:table-cell>
          <table:table-cell office:value-type="float" office:value="274.146" calcext:value-type="float">
            <text:p>274.146</text:p>
          </table:table-cell>
          <table:table-cell office:value-type="float" office:value="273.777" calcext:value-type="float">
            <text:p>273.777</text:p>
          </table:table-cell>
          <table:table-cell office:value-type="float" office:value="273.096" calcext:value-type="float">
            <text:p>273.096</text:p>
          </table:table-cell>
          <table:table-cell office:value-type="float" office:value="272.654" calcext:value-type="float">
            <text:p>272.654</text:p>
          </table:table-cell>
          <table:table-cell office:value-type="float" office:value="273.191" calcext:value-type="float">
            <text:p>273.191</text:p>
          </table:table-cell>
          <table:table-cell office:value-type="float" office:value="272.457" calcext:value-type="float">
            <text:p>272.457</text:p>
          </table:table-cell>
          <table:table-cell office:value-type="float" office:value="272.905" calcext:value-type="float">
            <text:p>272.905</text:p>
          </table:table-cell>
          <table:table-cell office:value-type="float" office:value="272.738" calcext:value-type="float">
            <text:p>272.738</text:p>
          </table:table-cell>
          <table:table-cell office:value-type="float" office:value="272.055" calcext:value-type="float">
            <text:p>272.055</text:p>
          </table:table-cell>
          <table:table-cell office:value-type="float" office:value="271.67" calcext:value-type="float">
            <text:p>271.67</text:p>
          </table:table-cell>
          <table:table-cell office:value-type="float" office:value="270.731" calcext:value-type="float">
            <text:p>270.731</text:p>
          </table:table-cell>
          <table:table-cell office:value-type="float" office:value="269.475" calcext:value-type="float">
            <text:p>269.475</text:p>
          </table:table-cell>
          <table:table-cell office:value-type="float" office:value="269.953" calcext:value-type="float">
            <text:p>269.953</text:p>
          </table:table-cell>
          <table:table-cell office:value-type="float" office:value="267.02" calcext:value-type="float">
            <text:p>267.02</text:p>
          </table:table-cell>
          <table:table-cell office:value-type="float" office:value="266.88" calcext:value-type="float">
            <text:p>266.88</text:p>
          </table:table-cell>
          <table:table-cell office:value-type="float" office:value="266.899" calcext:value-type="float">
            <text:p>266.899</text:p>
          </table:table-cell>
          <table:table-cell office:value-type="float" office:value="266.949" calcext:value-type="float">
            <text:p>266.949</text:p>
          </table:table-cell>
          <table:table-cell office:value-type="float" office:value="274.421" calcext:value-type="float">
            <text:p>274.421</text:p>
          </table:table-cell>
          <table:table-cell office:value-type="float" office:value="273.765" calcext:value-type="float">
            <text:p>273.765</text:p>
          </table:table-cell>
          <table:table-cell office:value-type="float" office:value="273.595" calcext:value-type="float">
            <text:p>273.595</text:p>
          </table:table-cell>
          <table:table-cell office:value-type="float" office:value="273.8" calcext:value-type="float">
            <text:p>273.8</text:p>
          </table:table-cell>
          <table:table-cell office:value-type="float" office:value="254.038" calcext:value-type="float">
            <text:p>254.038</text:p>
          </table:table-cell>
          <table:table-cell office:value-type="float" office:value="274.384" calcext:value-type="float">
            <text:p>274.384</text:p>
          </table:table-cell>
          <table:table-cell office:value-type="float" office:value="270.146" calcext:value-type="float">
            <text:p>270.146</text:p>
          </table:table-cell>
          <table:table-cell office:value-type="float" office:value="270.406" calcext:value-type="float">
            <text:p>270.406</text:p>
          </table:table-cell>
          <table:table-cell office:value-type="float" office:value="269.898" calcext:value-type="float">
            <text:p>269.898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272.962" calcext:value-type="float">
            <text:p>272.962</text:p>
          </table:table-cell>
          <table:table-cell office:value-type="float" office:value="273.348" calcext:value-type="float">
            <text:p>273.348</text:p>
          </table:table-cell>
          <table:table-cell office:value-type="float" office:value="273.179" calcext:value-type="float">
            <text:p>273.179</text:p>
          </table:table-cell>
          <table:table-cell office:value-type="float" office:value="272.631" calcext:value-type="float">
            <text:p>272.631</text:p>
          </table:table-cell>
          <table:table-cell office:value-type="float" office:value="272.801" calcext:value-type="float">
            <text:p>272.801</text:p>
          </table:table-cell>
          <table:table-cell office:value-type="float" office:value="271.589" calcext:value-type="float">
            <text:p>271.589</text:p>
          </table:table-cell>
          <table:table-cell office:value-type="float" office:value="271.857" calcext:value-type="float">
            <text:p>271.857</text:p>
          </table:table-cell>
          <table:table-cell office:value-type="float" office:value="269.66" calcext:value-type="float">
            <text:p>269.66</text:p>
          </table:table-cell>
          <table:table-cell office:value-type="float" office:value="268.444" calcext:value-type="float">
            <text:p>268.444</text:p>
          </table:table-cell>
          <table:table-cell office:value-type="float" office:value="269.145" calcext:value-type="float">
            <text:p>269.145</text:p>
          </table:table-cell>
          <table:table-cell office:value-type="float" office:value="268.64" calcext:value-type="float">
            <text:p>268.64</text:p>
          </table:table-cell>
          <table:table-cell office:value-type="float" office:value="268.525" calcext:value-type="float">
            <text:p>268.525</text:p>
          </table:table-cell>
          <table:table-cell office:value-type="float" office:value="267.865" calcext:value-type="float">
            <text:p>267.865</text:p>
          </table:table-cell>
          <table:table-cell office:value-type="float" office:value="270.501" calcext:value-type="float">
            <text:p>270.501</text:p>
          </table:table-cell>
          <table:table-cell office:value-type="float" office:value="267.056" calcext:value-type="float">
            <text:p>267.056</text:p>
          </table:table-cell>
          <table:table-cell office:value-type="float" office:value="270.015" calcext:value-type="float">
            <text:p>270.015</text:p>
          </table:table-cell>
          <table:table-cell office:value-type="float" office:value="266.225" calcext:value-type="float">
            <text:p>266.225</text:p>
          </table:table-cell>
          <table:table-cell office:value-type="float" office:value="267.144" calcext:value-type="float">
            <text:p>267.144</text:p>
          </table:table-cell>
          <table:table-cell office:value-type="float" office:value="266.611" calcext:value-type="float">
            <text:p>266.611</text:p>
          </table:table-cell>
          <table:table-cell office:value-type="float" office:value="282.167" calcext:value-type="float">
            <text:p>282.167</text:p>
          </table:table-cell>
          <table:table-cell office:value-type="float" office:value="278.842" calcext:value-type="float">
            <text:p>278.842</text:p>
          </table:table-cell>
          <table:table-cell office:value-type="float" office:value="278.939" calcext:value-type="float">
            <text:p>278.939</text:p>
          </table:table-cell>
          <table:table-cell office:value-type="float" office:value="275.486" calcext:value-type="float">
            <text:p>275.486</text:p>
          </table:table-cell>
          <table:table-cell office:value-type="float" office:value="261.152" calcext:value-type="float">
            <text:p>261.152</text:p>
          </table:table-cell>
          <table:table-cell office:value-type="float" office:value="273.5" calcext:value-type="float">
            <text:p>273.5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270.663" calcext:value-type="float">
            <text:p>270.663</text:p>
          </table:table-cell>
          <table:table-cell office:value-type="float" office:value="269.128" calcext:value-type="float">
            <text:p>269.128</text:p>
          </table:table-cell>
          <table:table-cell office:value-type="float" office:value="273.818" calcext:value-type="float">
            <text:p>273.818</text:p>
          </table:table-cell>
          <table:table-cell office:value-type="float" office:value="275.145" calcext:value-type="float">
            <text:p>275.145</text:p>
          </table:table-cell>
          <table:table-cell office:value-type="float" office:value="274.361" calcext:value-type="float">
            <text:p>274.36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73.165" calcext:value-type="float">
            <text:p>273.165</text:p>
          </table:table-cell>
          <table:table-cell office:value-type="float" office:value="274.53" calcext:value-type="float">
            <text:p>274.53</text:p>
          </table:table-cell>
          <table:table-cell office:value-type="float" office:value="274.945" calcext:value-type="float">
            <text:p>274.945</text:p>
          </table:table-cell>
          <table:table-cell office:value-type="float" office:value="274.474" calcext:value-type="float">
            <text:p>274.474</text:p>
          </table:table-cell>
          <table:table-cell office:value-type="float" office:value="273.758" calcext:value-type="float">
            <text:p>273.758</text:p>
          </table:table-cell>
          <table:table-cell office:value-type="float" office:value="271.809" calcext:value-type="float">
            <text:p>271.809</text:p>
          </table:table-cell>
          <table:table-cell office:value-type="float" office:value="271.632" calcext:value-type="float">
            <text:p>271.632</text:p>
          </table:table-cell>
          <table:table-cell office:value-type="float" office:value="272.299" calcext:value-type="float">
            <text:p>272.299</text:p>
          </table:table-cell>
          <table:table-cell office:value-type="float" office:value="272.409" calcext:value-type="float">
            <text:p>272.409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283.383" calcext:value-type="float">
            <text:p>283.383</text:p>
          </table:table-cell>
          <table:table-cell office:value-type="float" office:value="279.257" calcext:value-type="float">
            <text:p>279.257</text:p>
          </table:table-cell>
          <table:table-cell office:value-type="float" office:value="278.872" calcext:value-type="float">
            <text:p>278.872</text:p>
          </table:table-cell>
          <table:table-cell office:value-type="float" office:value="279.075" calcext:value-type="float">
            <text:p>279.075</text:p>
          </table:table-cell>
          <table:table-cell office:value-type="float" office:value="278.193" calcext:value-type="float">
            <text:p>278.193</text:p>
          </table:table-cell>
          <table:table-cell office:value-type="float" office:value="278.089" calcext:value-type="float">
            <text:p>278.089</text:p>
          </table:table-cell>
          <table:table-cell office:value-type="float" office:value="279.629" calcext:value-type="float">
            <text:p>279.629</text:p>
          </table:table-cell>
          <table:table-cell office:value-type="float" office:value="275.944" calcext:value-type="float">
            <text:p>275.944</text:p>
          </table:table-cell>
          <table:table-cell office:value-type="float" office:value="275.881" calcext:value-type="float">
            <text:p>275.881</text:p>
          </table:table-cell>
          <table:table-cell office:value-type="float" office:value="274.197" calcext:value-type="float">
            <text:p>274.197</text:p>
          </table:table-cell>
          <table:table-cell office:value-type="float" office:value="274.816" calcext:value-type="float">
            <text:p>274.816</text:p>
          </table:table-cell>
          <table:table-cell office:value-type="float" office:value="271.668" calcext:value-type="float">
            <text:p>271.668</text:p>
          </table:table-cell>
          <table:table-cell office:value-type="float" office:value="271.741" calcext:value-type="float">
            <text:p>271.741</text:p>
          </table:table-cell>
          <table:table-cell office:value-type="float" office:value="271.472" calcext:value-type="float">
            <text:p>271.472</text:p>
          </table:table-cell>
          <table:table-cell office:value-type="float" office:value="270.688" calcext:value-type="float">
            <text:p>270.688</text:p>
          </table:table-cell>
          <table:table-cell office:value-type="float" office:value="271.851" calcext:value-type="float">
            <text:p>271.851</text:p>
          </table:table-cell>
          <table:table-cell office:value-type="float" office:value="271.584" calcext:value-type="float">
            <text:p>271.584</text:p>
          </table:table-cell>
          <table:table-cell office:value-type="float" office:value="272.642" calcext:value-type="float">
            <text:p>272.642</text:p>
          </table:table-cell>
          <table:table-cell office:value-type="float" office:value="272.582" calcext:value-type="float">
            <text:p>272.582</text:p>
          </table:table-cell>
          <table:table-cell office:value-type="float" office:value="272.535" calcext:value-type="float">
            <text:p>272.535</text:p>
          </table:table-cell>
          <table:table-cell office:value-type="float" office:value="273.4" calcext:value-type="float">
            <text:p>273.4</text:p>
          </table:table-cell>
          <table:table-cell office:value-type="float" office:value="273.398" calcext:value-type="float">
            <text:p>273.398</text:p>
          </table:table-cell>
          <table:table-cell office:value-type="float" office:value="271.689" calcext:value-type="float">
            <text:p>271.689</text:p>
          </table:table-cell>
          <table:table-cell office:value-type="float" office:value="271.602" calcext:value-type="float">
            <text:p>271.602</text:p>
          </table:table-cell>
          <table:table-cell office:value-type="float" office:value="270.045" calcext:value-type="float">
            <text:p>270.045</text:p>
          </table:table-cell>
          <table:table-cell office:value-type="float" office:value="269.612" calcext:value-type="float">
            <text:p>269.612</text:p>
          </table:table-cell>
          <table:table-cell office:value-type="float" office:value="271.879" calcext:value-type="float">
            <text:p>271.879</text:p>
          </table:table-cell>
          <table:table-cell office:value-type="float" office:value="271.712" calcext:value-type="float">
            <text:p>271.712</text:p>
          </table:table-cell>
          <table:table-cell office:value-type="float" office:value="270.946" calcext:value-type="float">
            <text:p>270.946</text:p>
          </table:table-cell>
          <table:table-cell office:value-type="float" office:value="270.274" calcext:value-type="float">
            <text:p>270.274</text:p>
          </table:table-cell>
          <table:table-cell office:value-type="float" office:value="266.275" calcext:value-type="float">
            <text:p>266.275</text:p>
          </table:table-cell>
          <table:table-cell office:value-type="float" office:value="274.448" calcext:value-type="float">
            <text:p>274.448</text:p>
          </table:table-cell>
          <table:table-cell office:value-type="float" office:value="274.627" calcext:value-type="float">
            <text:p>274.627</text:p>
          </table:table-cell>
          <table:table-cell office:value-type="float" office:value="275.999" calcext:value-type="float">
            <text:p>275.999</text:p>
          </table:table-cell>
          <table:table-cell office:value-type="float" office:value="263.106" calcext:value-type="float">
            <text:p>263.106</text:p>
          </table:table-cell>
          <table:table-cell office:value-type="float" office:value="248.055" calcext:value-type="float">
            <text:p>248.055</text:p>
          </table:table-cell>
          <table:table-cell office:value-type="float" office:value="270.423" calcext:value-type="float">
            <text:p>270.423</text:p>
          </table:table-cell>
          <table:table-cell office:value-type="float" office:value="269.702" calcext:value-type="float">
            <text:p>269.702</text:p>
          </table:table-cell>
          <table:table-cell office:value-type="float" office:value="273.458" calcext:value-type="float">
            <text:p>273.458</text:p>
          </table:table-cell>
          <table:table-cell office:value-type="float" office:value="273.214" calcext:value-type="float">
            <text:p>273.214</text:p>
          </table:table-cell>
          <table:table-cell office:value-type="float" office:value="274.473" calcext:value-type="float">
            <text:p>274.473</text:p>
          </table:table-cell>
          <table:table-cell office:value-type="float" office:value="271.167" calcext:value-type="float">
            <text:p>271.167</text:p>
          </table:table-cell>
          <table:table-cell office:value-type="float" office:value="271.958" calcext:value-type="float">
            <text:p>271.958</text:p>
          </table:table-cell>
          <table:table-cell office:value-type="float" office:value="271.726" calcext:value-type="float">
            <text:p>271.726</text:p>
          </table:table-cell>
          <table:table-cell office:value-type="float" office:value="274.544" calcext:value-type="float">
            <text:p>274.544</text:p>
          </table:table-cell>
          <table:table-cell office:value-type="float" office:value="274.185" calcext:value-type="float">
            <text:p>274.185</text:p>
          </table:table-cell>
          <table:table-cell office:value-type="float" office:value="274.659" calcext:value-type="float">
            <text:p>274.659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264.056" calcext:value-type="float">
            <text:p>264.056</text:p>
          </table:table-cell>
          <table:table-cell office:value-type="float" office:value="278.203" calcext:value-type="float">
            <text:p>278.203</text:p>
          </table:table-cell>
          <table:table-cell office:value-type="float" office:value="278.091" calcext:value-type="float">
            <text:p>278.091</text:p>
          </table:table-cell>
          <table:table-cell office:value-type="float" office:value="277.438" calcext:value-type="float">
            <text:p>277.438</text:p>
          </table:table-cell>
          <table:table-cell office:value-type="float" office:value="277.367" calcext:value-type="float">
            <text:p>277.367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275.395" calcext:value-type="float">
            <text:p>275.395</text:p>
          </table:table-cell>
          <table:table-cell office:value-type="float" office:value="277.511" calcext:value-type="float">
            <text:p>277.511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77.096" calcext:value-type="float">
            <text:p>277.096</text:p>
          </table:table-cell>
          <table:table-cell office:value-type="float" office:value="274.293" calcext:value-type="float">
            <text:p>274.293</text:p>
          </table:table-cell>
          <table:table-cell office:value-type="float" office:value="273.398" calcext:value-type="float">
            <text:p>273.398</text:p>
          </table:table-cell>
          <table:table-cell office:value-type="float" office:value="291.845" calcext:value-type="float">
            <text:p>291.845</text:p>
          </table:table-cell>
          <table:table-cell office:value-type="float" office:value="293.492" calcext:value-type="float">
            <text:p>293.492</text:p>
          </table:table-cell>
          <table:table-cell office:value-type="float" office:value="278.774" calcext:value-type="float">
            <text:p>278.774</text:p>
          </table:table-cell>
          <table:table-cell office:value-type="float" office:value="278.26" calcext:value-type="float">
            <text:p>278.26</text:p>
          </table:table-cell>
          <table:table-cell office:value-type="float" office:value="283.29" calcext:value-type="float">
            <text:p>283.29</text:p>
          </table:table-cell>
          <table:table-cell office:value-type="float" office:value="282.39" calcext:value-type="float">
            <text:p>282.39</text:p>
          </table:table-cell>
          <table:table-cell office:value-type="float" office:value="285.45" calcext:value-type="float">
            <text:p>285.45</text:p>
          </table:table-cell>
          <table:table-cell office:value-type="float" office:value="282.53" calcext:value-type="float">
            <text:p>282.53</text:p>
          </table:table-cell>
          <table:table-cell office:value-type="float" office:value="281.254" calcext:value-type="float">
            <text:p>281.254</text:p>
          </table:table-cell>
          <table:table-cell office:value-type="float" office:value="281.789" calcext:value-type="float">
            <text:p>281.789</text:p>
          </table:table-cell>
          <table:table-cell office:value-type="float" office:value="281.78" calcext:value-type="float">
            <text:p>281.78</text:p>
          </table:table-cell>
          <table:table-cell office:value-type="float" office:value="283.096" calcext:value-type="float">
            <text:p>283.096</text:p>
          </table:table-cell>
          <table:table-cell office:value-type="float" office:value="281.114" calcext:value-type="float">
            <text:p>281.114</text:p>
          </table:table-cell>
          <table:table-cell office:value-type="float" office:value="281.763" calcext:value-type="float">
            <text:p>281.763</text:p>
          </table:table-cell>
          <table:table-cell office:value-type="float" office:value="281.537" calcext:value-type="float">
            <text:p>281.537</text:p>
          </table:table-cell>
          <table:table-cell office:value-type="float" office:value="280.837" calcext:value-type="float">
            <text:p>280.837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280.962" calcext:value-type="float">
            <text:p>280.962</text:p>
          </table:table-cell>
          <table:table-cell office:value-type="float" office:value="280.816" calcext:value-type="float">
            <text:p>280.816</text:p>
          </table:table-cell>
          <table:table-cell office:value-type="float" office:value="280.611" calcext:value-type="float">
            <text:p>280.611</text:p>
          </table:table-cell>
          <table:table-cell office:value-type="float" office:value="282.718" calcext:value-type="float">
            <text:p>282.718</text:p>
          </table:table-cell>
          <table:table-cell office:value-type="float" office:value="282.751" calcext:value-type="float">
            <text:p>282.751</text:p>
          </table:table-cell>
          <table:table-cell office:value-type="float" office:value="280.511" calcext:value-type="float">
            <text:p>280.511</text:p>
          </table:table-cell>
          <table:table-cell office:value-type="float" office:value="290.385" calcext:value-type="float">
            <text:p>290.385</text:p>
          </table:table-cell>
          <table:table-cell office:value-type="float" office:value="290.326" calcext:value-type="float">
            <text:p>290.326</text:p>
          </table:table-cell>
          <table:table-cell office:value-type="float" office:value="288.001" calcext:value-type="float">
            <text:p>288.001</text:p>
          </table:table-cell>
          <table:table-cell office:value-type="float" office:value="287.302" calcext:value-type="float">
            <text:p>287.302</text:p>
          </table:table-cell>
          <table:table-cell office:value-type="float" office:value="287.214" calcext:value-type="float">
            <text:p>287.214</text:p>
          </table:table-cell>
          <table:table-cell office:value-type="float" office:value="287.449" calcext:value-type="float">
            <text:p>287.449</text:p>
          </table:table-cell>
          <table:table-cell office:value-type="float" office:value="269.227" calcext:value-type="float">
            <text:p>269.227</text:p>
          </table:table-cell>
          <table:table-cell office:value-type="float" office:value="282.471" calcext:value-type="float">
            <text:p>282.471</text:p>
          </table:table-cell>
          <table:table-cell office:value-type="float" office:value="278.924" calcext:value-type="float">
            <text:p>278.924</text:p>
          </table:table-cell>
          <table:table-cell office:value-type="float" office:value="281.704" calcext:value-type="float">
            <text:p>281.704</text:p>
          </table:table-cell>
          <table:table-cell office:value-type="float" office:value="279.105" calcext:value-type="float">
            <text:p>279.105</text:p>
          </table:table-cell>
          <table:table-cell office:value-type="float" office:value="284.506" calcext:value-type="float">
            <text:p>284.506</text:p>
          </table:table-cell>
          <table:table-cell office:value-type="float" office:value="284.97" calcext:value-type="float">
            <text:p>284.97</text:p>
          </table:table-cell>
          <table:table-cell office:value-type="float" office:value="285.438" calcext:value-type="float">
            <text:p>285.438</text:p>
          </table:table-cell>
          <table:table-cell office:value-type="float" office:value="284.265" calcext:value-type="float">
            <text:p>284.265</text:p>
          </table:table-cell>
          <table:table-cell office:value-type="float" office:value="285.7" calcext:value-type="float">
            <text:p>285.7</text:p>
          </table:table-cell>
          <table:table-cell office:value-type="float" office:value="284.343" calcext:value-type="float">
            <text:p>284.343</text:p>
          </table:table-cell>
          <table:table-cell office:value-type="float" office:value="285.265" calcext:value-type="float">
            <text:p>285.265</text:p>
          </table:table-cell>
          <table:table-cell office:value-type="float" office:value="289.074" calcext:value-type="float">
            <text:p>289.074</text:p>
          </table:table-cell>
          <table:table-cell office:value-type="float" office:value="289.045" calcext:value-type="float">
            <text:p>289.045</text:p>
          </table:table-cell>
          <table:table-cell office:value-type="float" office:value="285.843" calcext:value-type="float">
            <text:p>285.843</text:p>
          </table:table-cell>
          <table:table-cell office:value-type="float" office:value="286.86" calcext:value-type="float">
            <text:p>286.86</text:p>
          </table:table-cell>
          <table:table-cell office:value-type="float" office:value="285.489" calcext:value-type="float">
            <text:p>285.489</text:p>
          </table:table-cell>
          <table:table-cell office:value-type="float" office:value="285.923" calcext:value-type="float">
            <text:p>285.923</text:p>
          </table:table-cell>
          <table:table-cell office:value-type="float" office:value="287.462" calcext:value-type="float">
            <text:p>287.462</text:p>
          </table:table-cell>
          <table:table-cell office:value-type="float" office:value="287.339" calcext:value-type="float">
            <text:p>287.339</text:p>
          </table:table-cell>
          <table:table-cell office:value-type="float" office:value="286.066" calcext:value-type="float">
            <text:p>286.066</text:p>
          </table:table-cell>
          <table:table-cell office:value-type="float" office:value="285.659" calcext:value-type="float">
            <text:p>285.659</text:p>
          </table:table-cell>
          <table:table-cell office:value-type="float" office:value="288.594" calcext:value-type="float">
            <text:p>288.594</text:p>
          </table:table-cell>
          <table:table-cell office:value-type="float" office:value="286.532" calcext:value-type="float">
            <text:p>286.532</text:p>
          </table:table-cell>
          <table:table-cell office:value-type="float" office:value="286.77" calcext:value-type="float">
            <text:p>286.77</text:p>
          </table:table-cell>
          <table:table-cell office:value-type="float" office:value="285.763" calcext:value-type="float">
            <text:p>285.763</text:p>
          </table:table-cell>
          <table:table-cell office:value-type="float" office:value="283.546" calcext:value-type="float">
            <text:p>283.546</text:p>
          </table:table-cell>
          <table:table-cell office:value-type="float" office:value="265.829" calcext:value-type="float">
            <text:p>265.829</text:p>
          </table:table-cell>
          <table:table-cell office:value-type="float" office:value="265.658" calcext:value-type="float">
            <text:p>265.658</text:p>
          </table:table-cell>
          <table:table-cell office:value-type="float" office:value="250.257" calcext:value-type="float">
            <text:p>250.257</text:p>
          </table:table-cell>
          <table:table-cell office:value-type="float" office:value="246.424" calcext:value-type="float">
            <text:p>246.424</text:p>
          </table:table-cell>
          <table:table-cell office:value-type="float" office:value="245.909" calcext:value-type="float">
            <text:p>245.909</text:p>
          </table:table-cell>
          <table:table-cell office:value-type="float" office:value="281.275" calcext:value-type="float">
            <text:p>281.275</text:p>
          </table:table-cell>
          <table:table-cell office:value-type="float" office:value="278.379" calcext:value-type="float">
            <text:p>278.379</text:p>
          </table:table-cell>
          <table:table-cell office:value-type="float" office:value="263.971" calcext:value-type="float">
            <text:p>263.971</text:p>
          </table:table-cell>
          <table:table-cell office:value-type="float" office:value="264.079" calcext:value-type="float">
            <text:p>264.079</text:p>
          </table:table-cell>
          <table:table-cell office:value-type="float" office:value="264.781" calcext:value-type="float">
            <text:p>264.781</text:p>
          </table:table-cell>
          <table:table-cell office:value-type="float" office:value="266.045" calcext:value-type="float">
            <text:p>266.045</text:p>
          </table:table-cell>
          <table:table-cell office:value-type="float" office:value="266.287" calcext:value-type="float">
            <text:p>266.287</text:p>
          </table:table-cell>
          <table:table-cell office:value-type="float" office:value="261.992" calcext:value-type="float">
            <text:p>261.992</text:p>
          </table:table-cell>
          <table:table-cell office:value-type="float" office:value="265.52" calcext:value-type="float">
            <text:p>265.52</text:p>
          </table:table-cell>
          <table:table-cell office:value-type="float" office:value="265.353" calcext:value-type="float">
            <text:p>265.353</text:p>
          </table:table-cell>
          <table:table-cell office:value-type="float" office:value="267.328" calcext:value-type="float">
            <text:p>267.328</text:p>
          </table:table-cell>
          <table:table-cell office:value-type="float" office:value="267.044" calcext:value-type="float">
            <text:p>267.044</text:p>
          </table:table-cell>
          <table:table-cell office:value-type="float" office:value="266.458" calcext:value-type="float">
            <text:p>266.458</text:p>
          </table:table-cell>
          <table:table-cell office:value-type="float" office:value="267.12" calcext:value-type="float">
            <text:p>267.12</text:p>
          </table:table-cell>
          <table:table-cell office:value-type="float" office:value="266.435" calcext:value-type="float">
            <text:p>266.435</text:p>
          </table:table-cell>
          <table:table-cell office:value-type="float" office:value="265.658" calcext:value-type="float">
            <text:p>265.658</text:p>
          </table:table-cell>
          <table:table-cell office:value-type="float" office:value="265.898" calcext:value-type="float">
            <text:p>265.898</text:p>
          </table:table-cell>
          <table:table-cell office:value-type="float" office:value="265.845" calcext:value-type="float">
            <text:p>265.845</text:p>
          </table:table-cell>
          <table:table-cell office:value-type="float" office:value="265.02" calcext:value-type="float">
            <text:p>265.02</text:p>
          </table:table-cell>
          <table:table-cell office:value-type="float" office:value="264.432" calcext:value-type="float">
            <text:p>264.432</text:p>
          </table:table-cell>
          <table:table-cell office:value-type="float" office:value="264.693" calcext:value-type="float">
            <text:p>264.693</text:p>
          </table:table-cell>
          <table:table-cell office:value-type="float" office:value="256.401" calcext:value-type="float">
            <text:p>256.401</text:p>
          </table:table-cell>
          <table:table-cell office:value-type="float" office:value="269.206" calcext:value-type="float">
            <text:p>269.206</text:p>
          </table:table-cell>
          <table:table-cell office:value-type="float" office:value="269.103" calcext:value-type="float">
            <text:p>269.103</text:p>
          </table:table-cell>
          <table:table-cell office:value-type="float" office:value="277.428" calcext:value-type="float">
            <text:p>277.428</text:p>
          </table:table-cell>
          <table:table-cell office:value-type="float" office:value="281.101" calcext:value-type="float">
            <text:p>281.101</text:p>
          </table:table-cell>
          <table:table-cell office:value-type="float" office:value="279.732" calcext:value-type="float">
            <text:p>279.732</text:p>
          </table:table-cell>
          <table:table-cell office:value-type="float" office:value="281.951" calcext:value-type="float">
            <text:p>281.951</text:p>
          </table:table-cell>
          <table:table-cell office:value-type="float" office:value="282.152" calcext:value-type="float">
            <text:p>282.152</text:p>
          </table:table-cell>
          <table:table-cell office:value-type="float" office:value="282.007" calcext:value-type="float">
            <text:p>282.007</text:p>
          </table:table-cell>
          <table:table-cell office:value-type="float" office:value="264.073" calcext:value-type="float">
            <text:p>264.073</text:p>
          </table:table-cell>
          <table:table-cell office:value-type="float" office:value="275.836" calcext:value-type="float">
            <text:p>275.836</text:p>
          </table:table-cell>
          <table:table-cell office:value-type="float" office:value="272.76" calcext:value-type="float">
            <text:p>272.76</text:p>
          </table:table-cell>
          <table:table-cell office:value-type="float" office:value="273.433" calcext:value-type="float">
            <text:p>273.433</text:p>
          </table:table-cell>
          <table:table-cell office:value-type="float" office:value="274.323" calcext:value-type="float">
            <text:p>274.323</text:p>
          </table:table-cell>
          <table:table-cell office:value-type="float" office:value="271.445" calcext:value-type="float">
            <text:p>271.445</text:p>
          </table:table-cell>
          <table:table-cell office:value-type="float" office:value="267.557" calcext:value-type="float">
            <text:p>267.557</text:p>
          </table:table-cell>
          <table:table-cell office:value-type="float" office:value="269.328" calcext:value-type="float">
            <text:p>269.328</text:p>
          </table:table-cell>
          <table:table-cell office:value-type="float" office:value="273.622" calcext:value-type="float">
            <text:p>273.622</text:p>
          </table:table-cell>
          <table:table-cell office:value-type="float" office:value="271.01" calcext:value-type="float">
            <text:p>271.01</text:p>
          </table:table-cell>
          <table:table-cell office:value-type="float" office:value="271.845" calcext:value-type="float">
            <text:p>271.845</text:p>
          </table:table-cell>
          <table:table-cell office:value-type="float" office:value="268.072" calcext:value-type="float">
            <text:p>268.072</text:p>
          </table:table-cell>
          <table:table-cell office:value-type="float" office:value="266.619" calcext:value-type="float">
            <text:p>266.619</text:p>
          </table:table-cell>
          <table:table-cell office:value-type="float" office:value="267.223" calcext:value-type="float">
            <text:p>267.223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1.923" calcext:value-type="float">
            <text:p>271.923</text:p>
          </table:table-cell>
          <table:table-cell office:value-type="float" office:value="272.271" calcext:value-type="float">
            <text:p>272.271</text:p>
          </table:table-cell>
          <table:table-cell office:value-type="float" office:value="272.344" calcext:value-type="float">
            <text:p>272.344</text:p>
          </table:table-cell>
          <table:table-cell office:value-type="float" office:value="274.264" calcext:value-type="float">
            <text:p>274.264</text:p>
          </table:table-cell>
          <table:table-cell office:value-type="float" office:value="273.518" calcext:value-type="float">
            <text:p>273.518</text:p>
          </table:table-cell>
          <table:table-cell office:value-type="float" office:value="274.126" calcext:value-type="float">
            <text:p>274.126</text:p>
          </table:table-cell>
          <table:table-cell office:value-type="float" office:value="275.74" calcext:value-type="float">
            <text:p>275.74</text:p>
          </table:table-cell>
          <table:table-cell office:value-type="float" office:value="274.271" calcext:value-type="float">
            <text:p>274.271</text:p>
          </table:table-cell>
          <table:table-cell office:value-type="float" office:value="272.371" calcext:value-type="float">
            <text:p>272.371</text:p>
          </table:table-cell>
          <table:table-cell office:value-type="float" office:value="272.214" calcext:value-type="float">
            <text:p>272.214</text:p>
          </table:table-cell>
          <table:table-cell office:value-type="float" office:value="272.519" calcext:value-type="float">
            <text:p>272.519</text:p>
          </table:table-cell>
          <table:table-cell office:value-type="float" office:value="272.697" calcext:value-type="float">
            <text:p>272.697</text:p>
          </table:table-cell>
          <table:table-cell office:value-type="float" office:value="271.675" calcext:value-type="float">
            <text:p>271.675</text:p>
          </table:table-cell>
          <table:table-cell office:value-type="float" office:value="264.749" calcext:value-type="float">
            <text:p>264.749</text:p>
          </table:table-cell>
          <table:table-cell office:value-type="float" office:value="270.781" calcext:value-type="float">
            <text:p>270.781</text:p>
          </table:table-cell>
          <table:table-cell office:value-type="float" office:value="271.696" calcext:value-type="float">
            <text:p>271.696</text:p>
          </table:table-cell>
          <table:table-cell office:value-type="float" office:value="271.974" calcext:value-type="float">
            <text:p>271.974</text:p>
          </table:table-cell>
          <table:table-cell office:value-type="float" office:value="273.147" calcext:value-type="float">
            <text:p>273.147</text:p>
          </table:table-cell>
          <table:table-cell office:value-type="float" office:value="270.1" calcext:value-type="float">
            <text:p>270.1</text:p>
          </table:table-cell>
          <table:table-cell office:value-type="float" office:value="268.345" calcext:value-type="float">
            <text:p>268.345</text:p>
          </table:table-cell>
          <table:table-cell office:value-type="float" office:value="267.282" calcext:value-type="float">
            <text:p>267.282</text:p>
          </table:table-cell>
          <table:table-cell office:value-type="float" office:value="267.568" calcext:value-type="float">
            <text:p>267.568</text:p>
          </table:table-cell>
          <table:table-cell office:value-type="float" office:value="268.029" calcext:value-type="float">
            <text:p>268.029</text:p>
          </table:table-cell>
          <table:table-cell office:value-type="float" office:value="270.577" calcext:value-type="float">
            <text:p>270.577</text:p>
          </table:table-cell>
          <table:table-cell office:value-type="float" office:value="271.431" calcext:value-type="float">
            <text:p>271.431</text:p>
          </table:table-cell>
          <table:table-cell office:value-type="float" office:value="265.224" calcext:value-type="float">
            <text:p>265.224</text:p>
          </table:table-cell>
          <table:table-cell office:value-type="float" office:value="269.44" calcext:value-type="float">
            <text:p>269.44</text:p>
          </table:table-cell>
          <table:table-cell office:value-type="float" office:value="269.675" calcext:value-type="float">
            <text:p>269.675</text:p>
          </table:table-cell>
          <table:table-cell office:value-type="float" office:value="268.524" calcext:value-type="float">
            <text:p>268.524</text:p>
          </table:table-cell>
          <table:table-cell office:value-type="float" office:value="268.429" calcext:value-type="float">
            <text:p>268.429</text:p>
          </table:table-cell>
          <table:table-cell office:value-type="float" office:value="268.755" calcext:value-type="float">
            <text:p>268.755</text:p>
          </table:table-cell>
          <table:table-cell office:value-type="float" office:value="259.651" calcext:value-type="float">
            <text:p>259.651</text:p>
          </table:table-cell>
          <table:table-cell office:value-type="float" office:value="267.78" calcext:value-type="float">
            <text:p>267.78</text:p>
          </table:table-cell>
          <table:table-cell office:value-type="float" office:value="271.531" calcext:value-type="float">
            <text:p>271.531</text:p>
          </table:table-cell>
          <table:table-cell office:value-type="float" office:value="269.956" calcext:value-type="float">
            <text:p>269.956</text:p>
          </table:table-cell>
          <table:table-cell office:value-type="float" office:value="265.67" calcext:value-type="float">
            <text:p>265.67</text:p>
          </table:table-cell>
          <table:table-cell office:value-type="float" office:value="281.407" calcext:value-type="float">
            <text:p>281.407</text:p>
          </table:table-cell>
          <table:table-cell office:value-type="float" office:value="274.968" calcext:value-type="float">
            <text:p>274.968</text:p>
          </table:table-cell>
          <table:table-cell office:value-type="float" office:value="274.419" calcext:value-type="float">
            <text:p>274.419</text:p>
          </table:table-cell>
          <table:table-cell office:value-type="float" office:value="273.711" calcext:value-type="float">
            <text:p>273.711</text:p>
          </table:table-cell>
          <table:table-cell office:value-type="float" office:value="275.743" calcext:value-type="float">
            <text:p>275.743</text:p>
          </table:table-cell>
          <table:table-cell office:value-type="float" office:value="275.833" calcext:value-type="float">
            <text:p>275.833</text:p>
          </table:table-cell>
          <table:table-cell office:value-type="float" office:value="257.38" calcext:value-type="float">
            <text:p>257.38</text:p>
          </table:table-cell>
          <table:table-cell office:value-type="float" office:value="270.446" calcext:value-type="float">
            <text:p>270.446</text:p>
          </table:table-cell>
          <table:table-cell office:value-type="float" office:value="274.028" calcext:value-type="float">
            <text:p>274.028</text:p>
          </table:table-cell>
          <table:table-cell office:value-type="float" office:value="274.024" calcext:value-type="float">
            <text:p>274.024</text:p>
          </table:table-cell>
          <table:table-cell office:value-type="float" office:value="274.191" calcext:value-type="float">
            <text:p>274.191</text:p>
          </table:table-cell>
          <table:table-cell office:value-type="float" office:value="272.51" calcext:value-type="float">
            <text:p>272.51</text:p>
          </table:table-cell>
          <table:table-cell office:value-type="float" office:value="268.831" calcext:value-type="float">
            <text:p>268.831</text:p>
          </table:table-cell>
          <table:table-cell office:value-type="float" office:value="270.672" calcext:value-type="float">
            <text:p>270.672</text:p>
          </table:table-cell>
          <table:table-cell office:value-type="float" office:value="269.204" calcext:value-type="float">
            <text:p>269.204</text:p>
          </table:table-cell>
          <table:table-cell office:value-type="float" office:value="260.613" calcext:value-type="float">
            <text:p>260.613</text:p>
          </table:table-cell>
          <table:table-cell office:value-type="float" office:value="267.795" calcext:value-type="float">
            <text:p>267.795</text:p>
          </table:table-cell>
          <table:table-cell office:value-type="float" office:value="274.856" calcext:value-type="float">
            <text:p>274.856</text:p>
          </table:table-cell>
          <table:table-cell office:value-type="float" office:value="270.744" calcext:value-type="float">
            <text:p>270.744</text:p>
          </table:table-cell>
          <table:table-cell office:value-type="float" office:value="273.34" calcext:value-type="float">
            <text:p>273.34</text:p>
          </table:table-cell>
          <table:table-cell office:value-type="float" office:value="273.391" calcext:value-type="float">
            <text:p>273.391</text:p>
          </table:table-cell>
          <table:table-cell office:value-type="float" office:value="268.811" calcext:value-type="float">
            <text:p>268.811</text:p>
          </table:table-cell>
          <table:table-cell office:value-type="float" office:value="272.488" calcext:value-type="float">
            <text:p>272.488</text:p>
          </table:table-cell>
          <table:table-cell office:value-type="float" office:value="271.438" calcext:value-type="float">
            <text:p>271.438</text:p>
          </table:table-cell>
          <table:table-cell office:value-type="float" office:value="272.174" calcext:value-type="float">
            <text:p>272.174</text:p>
          </table:table-cell>
          <table:table-cell office:value-type="float" office:value="273.65" calcext:value-type="float">
            <text:p>273.65</text:p>
          </table:table-cell>
          <table:table-cell office:value-type="float" office:value="272.647" calcext:value-type="float">
            <text:p>272.647</text:p>
          </table:table-cell>
          <table:table-cell office:value-type="float" office:value="272.735" calcext:value-type="float">
            <text:p>272.735</text:p>
          </table:table-cell>
          <table:table-cell office:value-type="float" office:value="273.097" calcext:value-type="float">
            <text:p>273.097</text:p>
          </table:table-cell>
          <table:table-cell office:value-type="float" office:value="275.354" calcext:value-type="float">
            <text:p>275.354</text:p>
          </table:table-cell>
          <table:table-cell office:value-type="float" office:value="272.693" calcext:value-type="float">
            <text:p>272.693</text:p>
          </table:table-cell>
          <table:table-cell office:value-type="float" office:value="300.863" calcext:value-type="float">
            <text:p>300.863</text:p>
          </table:table-cell>
          <table:table-cell office:value-type="float" office:value="311.202" calcext:value-type="float">
            <text:p>311.202</text:p>
          </table:table-cell>
          <table:table-cell office:value-type="float" office:value="309.83" calcext:value-type="float">
            <text:p>309.83</text:p>
          </table:table-cell>
          <table:table-cell office:value-type="float" office:value="309.712" calcext:value-type="float">
            <text:p>309.712</text:p>
          </table:table-cell>
          <table:table-cell office:value-type="float" office:value="309.56" calcext:value-type="float">
            <text:p>309.56</text:p>
          </table:table-cell>
          <table:table-cell office:value-type="float" office:value="307.777" calcext:value-type="float">
            <text:p>307.777</text:p>
          </table:table-cell>
          <table:table-cell office:value-type="float" office:value="308.202" calcext:value-type="float">
            <text:p>308.202</text:p>
          </table:table-cell>
          <table:table-cell office:value-type="float" office:value="306.893" calcext:value-type="float">
            <text:p>306.893</text:p>
          </table:table-cell>
          <table:table-cell office:value-type="float" office:value="303.016" calcext:value-type="float">
            <text:p>303.016</text:p>
          </table:table-cell>
          <table:table-cell office:value-type="float" office:value="300.324" calcext:value-type="float">
            <text:p>300.324</text:p>
          </table:table-cell>
          <table:table-cell office:value-type="float" office:value="304.802" calcext:value-type="float">
            <text:p>304.802</text:p>
          </table:table-cell>
          <table:table-cell office:value-type="float" office:value="301.692" calcext:value-type="float">
            <text:p>301.692</text:p>
          </table:table-cell>
          <table:table-cell office:value-type="float" office:value="300.853" calcext:value-type="float">
            <text:p>300.853</text:p>
          </table:table-cell>
          <table:table-cell office:value-type="float" office:value="300.561" calcext:value-type="float">
            <text:p>300.561</text:p>
          </table:table-cell>
          <table:table-cell office:value-type="float" office:value="300.149" calcext:value-type="float">
            <text:p>300.149</text:p>
          </table:table-cell>
          <table:table-cell office:value-type="float" office:value="300.408" calcext:value-type="float">
            <text:p>300.408</text:p>
          </table:table-cell>
          <table:table-cell office:value-type="float" office:value="297.496" calcext:value-type="float">
            <text:p>297.496</text:p>
          </table:table-cell>
          <table:table-cell office:value-type="float" office:value="298.311" calcext:value-type="float">
            <text:p>298.311</text:p>
          </table:table-cell>
          <table:table-cell office:value-type="float" office:value="297.281" calcext:value-type="float">
            <text:p>297.281</text:p>
          </table:table-cell>
          <table:table-cell office:value-type="float" office:value="297.206" calcext:value-type="float">
            <text:p>297.206</text:p>
          </table:table-cell>
          <table:table-cell office:value-type="float" office:value="298.076" calcext:value-type="float">
            <text:p>298.076</text:p>
          </table:table-cell>
          <table:table-cell office:value-type="float" office:value="299.856" calcext:value-type="float">
            <text:p>299.856</text:p>
          </table:table-cell>
          <table:table-cell office:value-type="float" office:value="298.796" calcext:value-type="float">
            <text:p>298.796</text:p>
          </table:table-cell>
          <table:table-cell office:value-type="float" office:value="298.817" calcext:value-type="float">
            <text:p>298.817</text:p>
          </table:table-cell>
          <table:table-cell office:value-type="float" office:value="298.336" calcext:value-type="float">
            <text:p>298.336</text:p>
          </table:table-cell>
          <table:table-cell office:value-type="float" office:value="299.095" calcext:value-type="float">
            <text:p>299.095</text:p>
          </table:table-cell>
          <table:table-cell office:value-type="float" office:value="301.361" calcext:value-type="float">
            <text:p>301.361</text:p>
          </table:table-cell>
          <table:table-cell office:value-type="float" office:value="273.778" calcext:value-type="float">
            <text:p>273.778</text:p>
          </table:table-cell>
          <table:table-cell office:value-type="float" office:value="284.93" calcext:value-type="float">
            <text:p>284.93</text:p>
          </table:table-cell>
          <table:table-cell office:value-type="float" office:value="282.494" calcext:value-type="float">
            <text:p>282.494</text:p>
          </table:table-cell>
          <table:table-cell office:value-type="float" office:value="282.632" calcext:value-type="float">
            <text:p>282.632</text:p>
          </table:table-cell>
          <table:table-cell office:value-type="float" office:value="288.892" calcext:value-type="float">
            <text:p>288.892</text:p>
          </table:table-cell>
          <table:table-cell office:value-type="float" office:value="289.337" calcext:value-type="float">
            <text:p>289.337</text:p>
          </table:table-cell>
          <table:table-cell office:value-type="float" office:value="287.053" calcext:value-type="float">
            <text:p>287.053</text:p>
          </table:table-cell>
          <table:table-cell office:value-type="float" office:value="278.257" calcext:value-type="float">
            <text:p>278.257</text:p>
          </table:table-cell>
          <table:table-cell office:value-type="float" office:value="279.585" calcext:value-type="float">
            <text:p>279.585</text:p>
          </table:table-cell>
          <table:table-cell office:value-type="float" office:value="278.241" calcext:value-type="float">
            <text:p>278.241</text:p>
          </table:table-cell>
          <table:table-cell office:value-type="float" office:value="280.023" calcext:value-type="float">
            <text:p>280.023</text:p>
          </table:table-cell>
          <table:table-cell office:value-type="float" office:value="255.622" calcext:value-type="float">
            <text:p>255.622</text:p>
          </table:table-cell>
          <table:table-cell office:value-type="float" office:value="257.496" calcext:value-type="float">
            <text:p>257.496</text:p>
          </table:table-cell>
          <table:table-cell office:value-type="float" office:value="253.107" calcext:value-type="float">
            <text:p>253.107</text:p>
          </table:table-cell>
          <table:table-cell office:value-type="float" office:value="255.116" calcext:value-type="float">
            <text:p>255.116</text:p>
          </table:table-cell>
          <table:table-cell office:value-type="float" office:value="255.273" calcext:value-type="float">
            <text:p>255.273</text:p>
          </table:table-cell>
          <table:table-cell office:value-type="float" office:value="227.922" calcext:value-type="float">
            <text:p>227.922</text:p>
          </table:table-cell>
          <table:table-cell office:value-type="float" office:value="260.158" calcext:value-type="float">
            <text:p>260.158</text:p>
          </table:table-cell>
          <table:table-cell office:value-type="float" office:value="262.692" calcext:value-type="float">
            <text:p>262.692</text:p>
          </table:table-cell>
          <table:table-cell office:value-type="float" office:value="263.339" calcext:value-type="float">
            <text:p>263.339</text:p>
          </table:table-cell>
          <table:table-cell office:value-type="float" office:value="254.631" calcext:value-type="float">
            <text:p>254.631</text:p>
          </table:table-cell>
          <table:table-cell office:value-type="float" office:value="256.211" calcext:value-type="float">
            <text:p>256.211</text:p>
          </table:table-cell>
          <table:table-cell office:value-type="float" office:value="252.233" calcext:value-type="float">
            <text:p>252.233</text:p>
          </table:table-cell>
          <table:table-cell office:value-type="float" office:value="256.523" calcext:value-type="float">
            <text:p>256.523</text:p>
          </table:table-cell>
          <table:table-cell office:value-type="float" office:value="253.46" calcext:value-type="float">
            <text:p>253.46</text:p>
          </table:table-cell>
          <table:table-cell office:value-type="float" office:value="230.614" calcext:value-type="float">
            <text:p>230.614</text:p>
          </table:table-cell>
          <table:table-cell office:value-type="float" office:value="230.311" calcext:value-type="float">
            <text:p>230.311</text:p>
          </table:table-cell>
          <table:table-cell office:value-type="float" office:value="231.642" calcext:value-type="float">
            <text:p>231.642</text:p>
          </table:table-cell>
          <table:table-cell office:value-type="float" office:value="227.21" calcext:value-type="float">
            <text:p>227.21</text:p>
          </table:table-cell>
          <table:table-cell office:value-type="float" office:value="216.288" calcext:value-type="float">
            <text:p>216.288</text:p>
          </table:table-cell>
          <table:table-cell office:value-type="float" office:value="209.273" calcext:value-type="float">
            <text:p>209.273</text:p>
          </table:table-cell>
          <table:table-cell office:value-type="float" office:value="221.645" calcext:value-type="float">
            <text:p>221.645</text:p>
          </table:table-cell>
          <table:table-cell office:value-type="float" office:value="221.772" calcext:value-type="float">
            <text:p>221.772</text:p>
          </table:table-cell>
          <table:table-cell office:value-type="float" office:value="222.288" calcext:value-type="float">
            <text:p>222.288</text:p>
          </table:table-cell>
          <table:table-cell office:value-type="float" office:value="222.212" calcext:value-type="float">
            <text:p>222.212</text:p>
          </table:table-cell>
          <table:table-cell office:value-type="float" office:value="171.175" calcext:value-type="float">
            <text:p>171.175</text:p>
          </table:table-cell>
          <table:table-cell office:value-type="float" office:value="167.809" calcext:value-type="float">
            <text:p>167.809</text:p>
          </table:table-cell>
          <table:table-cell office:value-type="float" office:value="164.241" calcext:value-type="float">
            <text:p>164.241</text:p>
          </table:table-cell>
          <table:table-cell office:value-type="float" office:value="163.938" calcext:value-type="float">
            <text:p>163.938</text:p>
          </table:table-cell>
          <table:table-cell office:value-type="float" office:value="162.73" calcext:value-type="float">
            <text:p>162.73</text:p>
          </table:table-cell>
          <table:table-cell office:value-type="float" office:value="170.938" calcext:value-type="float">
            <text:p>170.938</text:p>
          </table:table-cell>
          <table:table-cell office:value-type="float" office:value="166.381" calcext:value-type="float">
            <text:p>166.381</text:p>
          </table:table-cell>
          <table:table-cell office:value-type="float" office:value="164.223" calcext:value-type="float">
            <text:p>164.223</text:p>
          </table:table-cell>
          <table:table-cell office:value-type="float" office:value="159.501" calcext:value-type="float">
            <text:p>159.501</text:p>
          </table:table-cell>
          <table:table-cell office:value-type="float" office:value="155.985" calcext:value-type="float">
            <text:p>155.985</text:p>
          </table:table-cell>
          <table:table-cell office:value-type="float" office:value="153.052" calcext:value-type="float">
            <text:p>153.052</text:p>
          </table:table-cell>
          <table:table-cell office:value-type="float" office:value="148.183" calcext:value-type="float">
            <text:p>148.183</text:p>
          </table:table-cell>
          <table:table-cell office:value-type="float" office:value="93.1913" calcext:value-type="float">
            <text:p>93.1913</text:p>
          </table:table-cell>
          <table:table-cell office:value-type="float" office:value="113.904" calcext:value-type="float">
            <text:p>113.904</text:p>
          </table:table-cell>
          <table:table-cell office:value-type="float" office:value="110.177" calcext:value-type="float">
            <text:p>110.177</text:p>
          </table:table-cell>
          <table:table-cell office:value-type="float" office:value="111.514" calcext:value-type="float">
            <text:p>111.514</text:p>
          </table:table-cell>
          <table:table-cell office:value-type="float" office:value="86.6782" calcext:value-type="float">
            <text:p>86.6782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84.9378" calcext:value-type="float">
            <text:p>84.9378</text:p>
          </table:table-cell>
          <table:table-cell office:value-type="float" office:value="96.6193" calcext:value-type="float">
            <text:p>96.6193</text:p>
          </table:table-cell>
          <table:table-cell office:value-type="float" office:value="93.0086" calcext:value-type="float">
            <text:p>93.0086</text:p>
          </table:table-cell>
          <table:table-cell office:value-type="float" office:value="91.1066" calcext:value-type="float">
            <text:p>91.1066</text:p>
          </table:table-cell>
          <table:table-cell office:value-type="float" office:value="93.5469" calcext:value-type="float">
            <text:p>93.5469</text:p>
          </table:table-cell>
          <table:table-cell office:value-type="float" office:value="88.5225" calcext:value-type="float">
            <text:p>88.5225</text:p>
          </table:table-cell>
          <table:table-cell office:value-type="float" office:value="78.7499" calcext:value-type="float">
            <text:p>78.7499</text:p>
          </table:table-cell>
          <table:table-cell office:value-type="float" office:value="74.5254" calcext:value-type="float">
            <text:p>74.5254</text:p>
          </table:table-cell>
          <table:table-cell office:value-type="float" office:value="80.7832" calcext:value-type="float">
            <text:p>80.7832</text:p>
          </table:table-cell>
          <table:table-cell office:value-type="float" office:value="70.3946" calcext:value-type="float">
            <text:p>70.3946</text:p>
          </table:table-cell>
          <table:table-cell office:value-type="float" office:value="73.425" calcext:value-type="float">
            <text:p>73.425</text:p>
          </table:table-cell>
          <table:table-cell office:value-type="float" office:value="74.3473" calcext:value-type="float">
            <text:p>74.3473</text:p>
          </table:table-cell>
          <table:table-cell office:value-type="float" office:value="65.0732" calcext:value-type="float">
            <text:p>65.0732</text:p>
          </table:table-cell>
          <table:table-cell office:value-type="float" office:value="66.7378" calcext:value-type="float">
            <text:p>66.7378</text:p>
          </table:table-cell>
          <table:table-cell office:value-type="float" office:value="63.1105" calcext:value-type="float">
            <text:p>63.1105</text:p>
          </table:table-cell>
          <table:table-cell office:value-type="float" office:value="58.6923" calcext:value-type="float">
            <text:p>58.6923</text:p>
          </table:table-cell>
          <table:table-cell office:value-type="float" office:value="60.5082" calcext:value-type="float">
            <text:p>60.5082</text:p>
          </table:table-cell>
          <table:table-cell office:value-type="float" office:value="58.7641" calcext:value-type="float">
            <text:p>58.7641</text:p>
          </table:table-cell>
          <table:table-cell office:value-type="float" office:value="54.1634" calcext:value-type="float">
            <text:p>54.1634</text:p>
          </table:table-cell>
          <table:table-cell office:value-type="float" office:value="51.6997" calcext:value-type="float">
            <text:p>51.6997</text:p>
          </table:table-cell>
          <table:table-cell office:value-type="float" office:value="52.0765" calcext:value-type="float">
            <text:p>52.0765</text:p>
          </table:table-cell>
          <table:table-cell office:value-type="float" office:value="50.5236" calcext:value-type="float">
            <text:p>50.5236</text:p>
          </table:table-cell>
        </table:table-row>
        <table:table-row table:style-name="ro1">
          <table:table-cell office:value-type="float" office:value="350.1" calcext:value-type="float">
            <text:p>350.1</text:p>
          </table:table-cell>
          <table:table-cell office:value-type="float" office:value="354.928" calcext:value-type="float">
            <text:p>354.928</text:p>
          </table:table-cell>
          <table:table-cell office:value-type="float" office:value="354.059" calcext:value-type="float">
            <text:p>354.059</text:p>
          </table:table-cell>
          <table:table-cell office:value-type="float" office:value="352.894" calcext:value-type="float">
            <text:p>352.894</text:p>
          </table:table-cell>
          <table:table-cell office:value-type="float" office:value="353.607" calcext:value-type="float">
            <text:p>353.607</text:p>
          </table:table-cell>
          <table:table-cell office:value-type="float" office:value="354.026" calcext:value-type="float">
            <text:p>354.026</text:p>
          </table:table-cell>
          <table:table-cell office:value-type="float" office:value="355.041" calcext:value-type="float">
            <text:p>355.041</text:p>
          </table:table-cell>
          <table:table-cell office:value-type="float" office:value="354.468" calcext:value-type="float">
            <text:p>354.468</text:p>
          </table:table-cell>
          <table:table-cell office:value-type="float" office:value="354.182" calcext:value-type="float">
            <text:p>354.182</text:p>
          </table:table-cell>
          <table:table-cell office:value-type="float" office:value="353.573" calcext:value-type="float">
            <text:p>353.573</text:p>
          </table:table-cell>
          <table:table-cell office:value-type="float" office:value="353.42" calcext:value-type="float">
            <text:p>353.42</text:p>
          </table:table-cell>
          <table:table-cell office:value-type="float" office:value="354.438" calcext:value-type="float">
            <text:p>354.438</text:p>
          </table:table-cell>
          <table:table-cell office:value-type="float" office:value="352.382" calcext:value-type="float">
            <text:p>352.382</text:p>
          </table:table-cell>
          <table:table-cell office:value-type="float" office:value="352.164" calcext:value-type="float">
            <text:p>352.164</text:p>
          </table:table-cell>
          <table:table-cell office:value-type="float" office:value="352.381" calcext:value-type="float">
            <text:p>352.381</text:p>
          </table:table-cell>
          <table:table-cell office:value-type="float" office:value="350.862" calcext:value-type="float">
            <text:p>350.862</text:p>
          </table:table-cell>
          <table:table-cell office:value-type="float" office:value="350.824" calcext:value-type="float">
            <text:p>350.824</text:p>
          </table:table-cell>
          <table:table-cell office:value-type="float" office:value="351.204" calcext:value-type="float">
            <text:p>351.204</text:p>
          </table:table-cell>
          <table:table-cell office:value-type="float" office:value="351.749" calcext:value-type="float">
            <text:p>351.749</text:p>
          </table:table-cell>
          <table:table-cell office:value-type="float" office:value="351.745" calcext:value-type="float">
            <text:p>351.745</text:p>
          </table:table-cell>
          <table:table-cell office:value-type="float" office:value="351.621" calcext:value-type="float">
            <text:p>351.621</text:p>
          </table:table-cell>
          <table:table-cell office:value-type="float" office:value="352.818" calcext:value-type="float">
            <text:p>352.818</text:p>
          </table:table-cell>
          <table:table-cell table:number-columns-repeated="7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 style:data-style-name="N2" text:time-value="23:38:13.928985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00:13:40.611635961</dc:date>
    <meta:editing-duration>PT31M29S</meta:editing-duration>
    <meta:editing-cycles>4</meta:editing-cycles>
    <meta:generator>LibreOffice/5.4.2.2.0$Linux_X86_64 LibreOffice_project/40m0$Build-2</meta:generator>
    <meta:document-statistic meta:table-count="1" meta:cell-count="5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05cm" svg:height="15.282cm" xlink:href=".." xlink:type="simple" chart:class="chart:line" chart:style-name="ch1">
        <chart:plot-area chart:style-name="ch2" table:cell-range-address="estimated_values.A1:estimated_values.ADQ8" svg:x="0.534cm" svg:y="0.305cm" svg:width="25.637cm" svg:height="14.672cm">
          <chartooo:coordinate-region svg:x="1.355cm" svg:y="0.425cm" svg:width="24.816cm" svg:height="13.5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estimated_values.A1:estimated_values.ADQ1" chart:class="chart:line">
            <chart:data-point chart:repeated="797"/>
          </chart:series>
          <chart:series chart:style-name="ch6" chart:values-cell-range-address="estimated_values.A2:estimated_values.ADQ2" chart:class="chart:line">
            <chart:data-point chart:repeated="797"/>
          </chart:series>
          <chart:series chart:style-name="ch7" chart:values-cell-range-address="estimated_values.A3:estimated_values.ADQ3" chart:class="chart:line">
            <chart:data-point chart:repeated="797"/>
          </chart:series>
          <chart:series chart:style-name="ch8" chart:values-cell-range-address="estimated_values.A4:estimated_values.ADQ4" chart:class="chart:line">
            <chart:data-point chart:repeated="797"/>
          </chart:series>
          <chart:series chart:style-name="ch9" chart:values-cell-range-address="estimated_values.A5:estimated_values.ADQ5" chart:class="chart:line">
            <chart:data-point chart:repeated="797"/>
          </chart:series>
          <chart:series chart:style-name="ch10" chart:values-cell-range-address="estimated_values.A6:estimated_values.ADQ6" chart:class="chart:line">
            <chart:data-point chart:repeated="797"/>
          </chart:series>
          <chart:series chart:style-name="ch11" chart:values-cell-range-address="estimated_values.A7:estimated_values.ADQ7" chart:class="chart:line">
            <chart:data-point chart:repeated="797"/>
          </chart:series>
          <chart:series chart:style-name="ch12" chart:values-cell-range-address="estimated_values.A8:estimated_values.ADQ8" chart:class="chart:line">
            <chart:data-point chart:repeated="7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1:estimated_values.ADQ1</svg:desc>
                </draw:g>
              </table:table-cell>
              <table:table-cell office:value-type="float" office:value="354.508">
                <text:p>354.508</text:p>
              </table:table-cell>
              <table:table-cell office:value-type="float" office:value="354.059">
                <text:p>354.059</text:p>
              </table:table-cell>
              <table:table-cell office:value-type="float" office:value="354.439">
                <text:p>354.439</text:p>
              </table:table-cell>
              <table:table-cell office:value-type="float" office:value="352.894">
                <text:p>352.894</text:p>
              </table:table-cell>
              <table:table-cell office:value-type="float" office:value="354.026">
                <text:p>354.026</text:p>
              </table:table-cell>
              <table:table-cell office:value-type="float" office:value="355.041">
                <text:p>355.041</text:p>
              </table:table-cell>
              <table:table-cell office:value-type="float" office:value="351.914">
                <text:p>351.914</text:p>
              </table:table-cell>
              <table:table-cell office:value-type="float" office:value="352.894">
                <text:p>352.894</text:p>
              </table:table-cell>
              <table:table-cell office:value-type="float" office:value="354.27">
                <text:p>354.27</text:p>
              </table:table-cell>
              <table:table-cell office:value-type="float" office:value="353.779">
                <text:p>353.779</text:p>
              </table:table-cell>
              <table:table-cell office:value-type="float" office:value="352.668">
                <text:p>352.668</text:p>
              </table:table-cell>
              <table:table-cell office:value-type="float" office:value="352.756">
                <text:p>352.756</text:p>
              </table:table-cell>
              <table:table-cell office:value-type="float" office:value="351.129">
                <text:p>351.129</text:p>
              </table:table-cell>
              <table:table-cell office:value-type="float" office:value="352.064">
                <text:p>352.064</text:p>
              </table:table-cell>
              <table:table-cell office:value-type="float" office:value="352.676">
                <text:p>352.676</text:p>
              </table:table-cell>
              <table:table-cell office:value-type="float" office:value="352.234">
                <text:p>352.234</text:p>
              </table:table-cell>
              <table:table-cell office:value-type="float" office:value="351.749">
                <text:p>351.749</text:p>
              </table:table-cell>
              <table:table-cell office:value-type="float" office:value="351.745">
                <text:p>351.745</text:p>
              </table:table-cell>
              <table:table-cell office:value-type="float" office:value="351.468">
                <text:p>351.468</text:p>
              </table:table-cell>
              <table:table-cell office:value-type="float" office:value="352.454">
                <text:p>352.454</text:p>
              </table:table-cell>
              <table:table-cell office:value-type="float" office:value="350.254">
                <text:p>350.254</text:p>
              </table:table-cell>
              <table:table-cell office:value-type="float" office:value="351.798">
                <text:p>351.798</text:p>
              </table:table-cell>
              <table:table-cell office:value-type="float" office:value="351.474">
                <text:p>351.474</text:p>
              </table:table-cell>
              <table:table-cell office:value-type="float" office:value="351.836">
                <text:p>351.836</text:p>
              </table:table-cell>
              <table:table-cell office:value-type="float" office:value="351.102">
                <text:p>351.102</text:p>
              </table:table-cell>
              <table:table-cell office:value-type="float" office:value="351.364">
                <text:p>351.364</text:p>
              </table:table-cell>
              <table:table-cell office:value-type="float" office:value="350.311">
                <text:p>350.311</text:p>
              </table:table-cell>
              <table:table-cell office:value-type="float" office:value="350.415">
                <text:p>350.415</text:p>
              </table:table-cell>
              <table:table-cell office:value-type="float" office:value="349.788">
                <text:p>349.788</text:p>
              </table:table-cell>
              <table:table-cell office:value-type="float" office:value="349.575">
                <text:p>349.575</text:p>
              </table:table-cell>
              <table:table-cell office:value-type="float" office:value="349.633">
                <text:p>349.633</text:p>
              </table:table-cell>
              <table:table-cell office:value-type="float" office:value="350.175">
                <text:p>350.175</text:p>
              </table:table-cell>
              <table:table-cell office:value-type="float" office:value="350.74">
                <text:p>350.74</text:p>
              </table:table-cell>
              <table:table-cell office:value-type="float" office:value="352.289">
                <text:p>352.289</text:p>
              </table:table-cell>
              <table:table-cell office:value-type="float" office:value="350.516">
                <text:p>350.516</text:p>
              </table:table-cell>
              <table:table-cell office:value-type="float" office:value="350.039">
                <text:p>350.039</text:p>
              </table:table-cell>
              <table:table-cell office:value-type="float" office:value="349.952">
                <text:p>349.952</text:p>
              </table:table-cell>
              <table:table-cell office:value-type="float" office:value="350.523">
                <text:p>350.523</text:p>
              </table:table-cell>
              <table:table-cell office:value-type="float" office:value="349.776">
                <text:p>349.776</text:p>
              </table:table-cell>
              <table:table-cell office:value-type="float" office:value="349.228">
                <text:p>349.228</text:p>
              </table:table-cell>
              <table:table-cell office:value-type="float" office:value="378.33">
                <text:p>378.33</text:p>
              </table:table-cell>
              <table:table-cell office:value-type="float" office:value="379.539">
                <text:p>379.539</text:p>
              </table:table-cell>
              <table:table-cell office:value-type="float" office:value="379.611">
                <text:p>379.611</text:p>
              </table:table-cell>
              <table:table-cell office:value-type="float" office:value="378.846">
                <text:p>378.846</text:p>
              </table:table-cell>
              <table:table-cell office:value-type="float" office:value="382.37">
                <text:p>382.37</text:p>
              </table:table-cell>
              <table:table-cell office:value-type="float" office:value="377.997">
                <text:p>377.997</text:p>
              </table:table-cell>
              <table:table-cell office:value-type="float" office:value="377.755">
                <text:p>377.755</text:p>
              </table:table-cell>
              <table:table-cell office:value-type="float" office:value="377.289">
                <text:p>377.289</text:p>
              </table:table-cell>
              <table:table-cell office:value-type="float" office:value="379.07">
                <text:p>379.07</text:p>
              </table:table-cell>
              <table:table-cell office:value-type="float" office:value="379.348">
                <text:p>379.348</text:p>
              </table:table-cell>
              <table:table-cell office:value-type="float" office:value="373.517">
                <text:p>373.517</text:p>
              </table:table-cell>
              <table:table-cell office:value-type="float" office:value="381.156">
                <text:p>381.156</text:p>
              </table:table-cell>
              <table:table-cell office:value-type="float" office:value="378.716">
                <text:p>378.716</text:p>
              </table:table-cell>
              <table:table-cell office:value-type="float" office:value="381.026">
                <text:p>381.026</text:p>
              </table:table-cell>
              <table:table-cell office:value-type="float" office:value="379.276">
                <text:p>379.276</text:p>
              </table:table-cell>
              <table:table-cell office:value-type="float" office:value="376.914">
                <text:p>376.914</text:p>
              </table:table-cell>
              <table:table-cell office:value-type="float" office:value="378.934">
                <text:p>378.934</text:p>
              </table:table-cell>
              <table:table-cell office:value-type="float" office:value="382.709">
                <text:p>382.709</text:p>
              </table:table-cell>
              <table:table-cell office:value-type="float" office:value="382.881">
                <text:p>382.881</text:p>
              </table:table-cell>
              <table:table-cell office:value-type="float" office:value="381.825">
                <text:p>381.825</text:p>
              </table:table-cell>
              <table:table-cell office:value-type="float" office:value="382.531">
                <text:p>382.531</text:p>
              </table:table-cell>
              <table:table-cell office:value-type="float" office:value="381.335">
                <text:p>381.335</text:p>
              </table:table-cell>
              <table:table-cell office:value-type="float" office:value="388.796">
                <text:p>388.796</text:p>
              </table:table-cell>
              <table:table-cell office:value-type="float" office:value="386.972">
                <text:p>386.972</text:p>
              </table:table-cell>
              <table:table-cell office:value-type="float" office:value="389.521">
                <text:p>389.521</text:p>
              </table:table-cell>
              <table:table-cell office:value-type="float" office:value="389.689">
                <text:p>389.689</text:p>
              </table:table-cell>
              <table:table-cell office:value-type="float" office:value="388.264">
                <text:p>388.264</text:p>
              </table:table-cell>
              <table:table-cell office:value-type="float" office:value="380.98">
                <text:p>380.98</text:p>
              </table:table-cell>
              <table:table-cell office:value-type="float" office:value="378.184">
                <text:p>378.184</text:p>
              </table:table-cell>
              <table:table-cell office:value-type="float" office:value="385.931">
                <text:p>385.931</text:p>
              </table:table-cell>
              <table:table-cell office:value-type="float" office:value="388.256">
                <text:p>388.256</text:p>
              </table:table-cell>
              <table:table-cell office:value-type="float" office:value="386.315">
                <text:p>386.315</text:p>
              </table:table-cell>
              <table:table-cell office:value-type="float" office:value="378.317">
                <text:p>378.317</text:p>
              </table:table-cell>
              <table:table-cell office:value-type="float" office:value="379.146">
                <text:p>379.146</text:p>
              </table:table-cell>
              <table:table-cell office:value-type="float" office:value="378.582">
                <text:p>378.582</text:p>
              </table:table-cell>
              <table:table-cell office:value-type="float" office:value="379.646">
                <text:p>379.646</text:p>
              </table:table-cell>
              <table:table-cell office:value-type="float" office:value="377.924">
                <text:p>377.924</text:p>
              </table:table-cell>
              <table:table-cell office:value-type="float" office:value="378.766">
                <text:p>378.766</text:p>
              </table:table-cell>
              <table:table-cell office:value-type="float" office:value="376.727">
                <text:p>376.727</text:p>
              </table:table-cell>
              <table:table-cell office:value-type="float" office:value="378.953">
                <text:p>378.953</text:p>
              </table:table-cell>
              <table:table-cell office:value-type="float" office:value="374.667">
                <text:p>374.667</text:p>
              </table:table-cell>
              <table:table-cell office:value-type="float" office:value="375.765">
                <text:p>375.765</text:p>
              </table:table-cell>
              <table:table-cell office:value-type="float" office:value="378.091">
                <text:p>378.091</text:p>
              </table:table-cell>
              <table:table-cell office:value-type="float" office:value="377.796">
                <text:p>377.796</text:p>
              </table:table-cell>
              <table:table-cell office:value-type="float" office:value="377.325">
                <text:p>377.325</text:p>
              </table:table-cell>
              <table:table-cell office:value-type="float" office:value="380.025">
                <text:p>380.025</text:p>
              </table:table-cell>
              <table:table-cell office:value-type="float" office:value="377.768">
                <text:p>377.768</text:p>
              </table:table-cell>
              <table:table-cell office:value-type="float" office:value="378.153">
                <text:p>378.153</text:p>
              </table:table-cell>
              <table:table-cell office:value-type="float" office:value="377.899">
                <text:p>377.899</text:p>
              </table:table-cell>
              <table:table-cell office:value-type="float" office:value="375.915">
                <text:p>375.915</text:p>
              </table:table-cell>
              <table:table-cell office:value-type="float" office:value="379.826">
                <text:p>379.826</text:p>
              </table:table-cell>
              <table:table-cell office:value-type="float" office:value="378.771">
                <text:p>378.771</text:p>
              </table:table-cell>
              <table:table-cell office:value-type="float" office:value="379.348">
                <text:p>379.348</text:p>
              </table:table-cell>
              <table:table-cell office:value-type="float" office:value="374.537">
                <text:p>374.537</text:p>
              </table:table-cell>
              <table:table-cell office:value-type="float" office:value="375.623">
                <text:p>375.623</text:p>
              </table:table-cell>
              <table:table-cell office:value-type="float" office:value="358.63">
                <text:p>358.63</text:p>
              </table:table-cell>
              <table:table-cell office:value-type="float" office:value="354.467">
                <text:p>354.467</text:p>
              </table:table-cell>
              <table:table-cell office:value-type="float" office:value="366.439">
                <text:p>366.439</text:p>
              </table:table-cell>
              <table:table-cell office:value-type="float" office:value="366.155">
                <text:p>366.155</text:p>
              </table:table-cell>
              <table:table-cell office:value-type="float" office:value="371.037">
                <text:p>371.037</text:p>
              </table:table-cell>
              <table:table-cell office:value-type="float" office:value="370.079">
                <text:p>370.079</text:p>
              </table:table-cell>
              <table:table-cell office:value-type="float" office:value="370.342">
                <text:p>370.342</text:p>
              </table:table-cell>
              <table:table-cell office:value-type="float" office:value="369.914">
                <text:p>369.914</text:p>
              </table:table-cell>
              <table:table-cell office:value-type="float" office:value="369.538">
                <text:p>369.538</text:p>
              </table:table-cell>
              <table:table-cell office:value-type="float" office:value="369.6">
                <text:p>369.6</text:p>
              </table:table-cell>
              <table:table-cell office:value-type="float" office:value="368.161">
                <text:p>368.161</text:p>
              </table:table-cell>
              <table:table-cell office:value-type="float" office:value="373.361">
                <text:p>373.361</text:p>
              </table:table-cell>
              <table:table-cell office:value-type="float" office:value="370.53">
                <text:p>370.53</text:p>
              </table:table-cell>
              <table:table-cell office:value-type="float" office:value="371.225">
                <text:p>371.225</text:p>
              </table:table-cell>
              <table:table-cell office:value-type="float" office:value="370.102">
                <text:p>370.102</text:p>
              </table:table-cell>
              <table:table-cell office:value-type="float" office:value="371.213">
                <text:p>371.213</text:p>
              </table:table-cell>
              <table:table-cell office:value-type="float" office:value="369.803">
                <text:p>369.803</text:p>
              </table:table-cell>
              <table:table-cell office:value-type="float" office:value="369.778">
                <text:p>369.778</text:p>
              </table:table-cell>
              <table:table-cell office:value-type="float" office:value="371.561">
                <text:p>371.561</text:p>
              </table:table-cell>
              <table:table-cell office:value-type="float" office:value="370.626">
                <text:p>370.626</text:p>
              </table:table-cell>
              <table:table-cell office:value-type="float" office:value="371.229">
                <text:p>371.229</text:p>
              </table:table-cell>
              <table:table-cell office:value-type="float" office:value="369.105">
                <text:p>369.105</text:p>
              </table:table-cell>
              <table:table-cell office:value-type="float" office:value="368.335">
                <text:p>368.335</text:p>
              </table:table-cell>
              <table:table-cell office:value-type="float" office:value="367.648">
                <text:p>367.648</text:p>
              </table:table-cell>
              <table:table-cell office:value-type="float" office:value="373.831">
                <text:p>373.831</text:p>
              </table:table-cell>
              <table:table-cell office:value-type="float" office:value="373.769">
                <text:p>373.769</text:p>
              </table:table-cell>
              <table:table-cell office:value-type="float" office:value="372.733">
                <text:p>372.733</text:p>
              </table:table-cell>
              <table:table-cell office:value-type="float" office:value="372.007">
                <text:p>372.007</text:p>
              </table:table-cell>
              <table:table-cell office:value-type="float" office:value="372.376">
                <text:p>372.376</text:p>
              </table:table-cell>
              <table:table-cell office:value-type="float" office:value="374.256">
                <text:p>374.256</text:p>
              </table:table-cell>
              <table:table-cell office:value-type="float" office:value="372.635">
                <text:p>372.635</text:p>
              </table:table-cell>
              <table:table-cell office:value-type="float" office:value="353.928">
                <text:p>353.928</text:p>
              </table:table-cell>
              <table:table-cell office:value-type="float" office:value="366.876">
                <text:p>366.876</text:p>
              </table:table-cell>
              <table:table-cell office:value-type="float" office:value="369.201">
                <text:p>369.201</text:p>
              </table:table-cell>
              <table:table-cell office:value-type="float" office:value="368.463">
                <text:p>368.463</text:p>
              </table:table-cell>
              <table:table-cell office:value-type="float" office:value="367.407">
                <text:p>367.407</text:p>
              </table:table-cell>
              <table:table-cell office:value-type="float" office:value="358.637">
                <text:p>358.637</text:p>
              </table:table-cell>
              <table:table-cell office:value-type="float" office:value="369.368">
                <text:p>369.368</text:p>
              </table:table-cell>
              <table:table-cell office:value-type="float" office:value="367.021">
                <text:p>367.021</text:p>
              </table:table-cell>
              <table:table-cell office:value-type="float" office:value="366.19">
                <text:p>366.19</text:p>
              </table:table-cell>
              <table:table-cell office:value-type="float" office:value="348.641">
                <text:p>348.641</text:p>
              </table:table-cell>
              <table:table-cell office:value-type="float" office:value="363.166">
                <text:p>363.166</text:p>
              </table:table-cell>
              <table:table-cell office:value-type="float" office:value="367.752">
                <text:p>367.752</text:p>
              </table:table-cell>
              <table:table-cell office:value-type="float" office:value="366.44">
                <text:p>366.44</text:p>
              </table:table-cell>
              <table:table-cell office:value-type="float" office:value="361.202">
                <text:p>361.202</text:p>
              </table:table-cell>
              <table:table-cell office:value-type="float" office:value="367.505">
                <text:p>367.505</text:p>
              </table:table-cell>
              <table:table-cell office:value-type="float" office:value="368.394">
                <text:p>368.394</text:p>
              </table:table-cell>
              <table:table-cell office:value-type="float" office:value="368.425">
                <text:p>368.425</text:p>
              </table:table-cell>
              <table:table-cell office:value-type="float" office:value="367.606">
                <text:p>367.606</text:p>
              </table:table-cell>
              <table:table-cell office:value-type="float" office:value="367.3">
                <text:p>367.3</text:p>
              </table:table-cell>
              <table:table-cell office:value-type="float" office:value="359.298">
                <text:p>359.298</text:p>
              </table:table-cell>
              <table:table-cell office:value-type="float" office:value="364.115">
                <text:p>364.115</text:p>
              </table:table-cell>
              <table:table-cell office:value-type="float" office:value="363.434">
                <text:p>363.434</text:p>
              </table:table-cell>
              <table:table-cell office:value-type="float" office:value="373.004">
                <text:p>373.004</text:p>
              </table:table-cell>
              <table:table-cell office:value-type="float" office:value="375.088">
                <text:p>375.088</text:p>
              </table:table-cell>
              <table:table-cell office:value-type="float" office:value="377.37">
                <text:p>377.37</text:p>
              </table:table-cell>
              <table:table-cell office:value-type="float" office:value="372.383">
                <text:p>372.383</text:p>
              </table:table-cell>
              <table:table-cell office:value-type="float" office:value="373.003">
                <text:p>373.003</text:p>
              </table:table-cell>
              <table:table-cell office:value-type="float" office:value="372.61">
                <text:p>372.61</text:p>
              </table:table-cell>
              <table:table-cell office:value-type="float" office:value="371.657">
                <text:p>371.657</text:p>
              </table:table-cell>
              <table:table-cell office:value-type="float" office:value="371.384">
                <text:p>371.384</text:p>
              </table:table-cell>
              <table:table-cell office:value-type="float" office:value="369.904">
                <text:p>369.904</text:p>
              </table:table-cell>
              <table:table-cell office:value-type="float" office:value="370.656">
                <text:p>370.656</text:p>
              </table:table-cell>
              <table:table-cell office:value-type="float" office:value="371.153">
                <text:p>371.153</text:p>
              </table:table-cell>
              <table:table-cell office:value-type="float" office:value="370.87">
                <text:p>370.87</text:p>
              </table:table-cell>
              <table:table-cell office:value-type="float" office:value="366.839">
                <text:p>366.839</text:p>
              </table:table-cell>
              <table:table-cell office:value-type="float" office:value="364.922">
                <text:p>364.922</text:p>
              </table:table-cell>
              <table:table-cell office:value-type="float" office:value="365.188">
                <text:p>365.188</text:p>
              </table:table-cell>
              <table:table-cell office:value-type="float" office:value="352.687">
                <text:p>352.687</text:p>
              </table:table-cell>
              <table:table-cell office:value-type="float" office:value="348.624">
                <text:p>348.624</text:p>
              </table:table-cell>
              <table:table-cell office:value-type="float" office:value="352.921">
                <text:p>352.921</text:p>
              </table:table-cell>
              <table:table-cell office:value-type="float" office:value="355.569">
                <text:p>355.569</text:p>
              </table:table-cell>
              <table:table-cell office:value-type="float" office:value="341.748">
                <text:p>341.748</text:p>
              </table:table-cell>
              <table:table-cell office:value-type="float" office:value="340.988">
                <text:p>340.988</text:p>
              </table:table-cell>
              <table:table-cell office:value-type="float" office:value="339.746">
                <text:p>339.746</text:p>
              </table:table-cell>
              <table:table-cell office:value-type="float" office:value="338.299">
                <text:p>338.299</text:p>
              </table:table-cell>
              <table:table-cell office:value-type="float" office:value="336.873">
                <text:p>336.873</text:p>
              </table:table-cell>
              <table:table-cell office:value-type="float" office:value="334.517">
                <text:p>334.517</text:p>
              </table:table-cell>
              <table:table-cell office:value-type="float" office:value="332.18">
                <text:p>332.18</text:p>
              </table:table-cell>
              <table:table-cell office:value-type="float" office:value="328.654">
                <text:p>328.654</text:p>
              </table:table-cell>
              <table:table-cell office:value-type="float" office:value="330.625">
                <text:p>330.625</text:p>
              </table:table-cell>
              <table:table-cell office:value-type="float" office:value="327.984">
                <text:p>327.984</text:p>
              </table:table-cell>
              <table:table-cell office:value-type="float" office:value="326.018">
                <text:p>326.018</text:p>
              </table:table-cell>
              <table:table-cell office:value-type="float" office:value="322.572">
                <text:p>322.572</text:p>
              </table:table-cell>
              <table:table-cell office:value-type="float" office:value="323.266">
                <text:p>323.266</text:p>
              </table:table-cell>
              <table:table-cell office:value-type="float" office:value="323.333">
                <text:p>323.333</text:p>
              </table:table-cell>
              <table:table-cell office:value-type="float" office:value="324.731">
                <text:p>324.731</text:p>
              </table:table-cell>
              <table:table-cell office:value-type="float" office:value="319.109">
                <text:p>319.109</text:p>
              </table:table-cell>
              <table:table-cell office:value-type="float" office:value="320.506">
                <text:p>320.506</text:p>
              </table:table-cell>
              <table:table-cell office:value-type="float" office:value="318.993">
                <text:p>318.993</text:p>
              </table:table-cell>
              <table:table-cell office:value-type="float" office:value="313.924">
                <text:p>313.924</text:p>
              </table:table-cell>
              <table:table-cell office:value-type="float" office:value="313.298">
                <text:p>313.298</text:p>
              </table:table-cell>
              <table:table-cell office:value-type="float" office:value="311.855">
                <text:p>311.855</text:p>
              </table:table-cell>
              <table:table-cell office:value-type="float" office:value="311.632">
                <text:p>311.632</text:p>
              </table:table-cell>
              <table:table-cell office:value-type="float" office:value="309.413">
                <text:p>309.413</text:p>
              </table:table-cell>
              <table:table-cell office:value-type="float" office:value="306.488">
                <text:p>306.488</text:p>
              </table:table-cell>
              <table:table-cell office:value-type="float" office:value="306.877">
                <text:p>306.877</text:p>
              </table:table-cell>
              <table:table-cell office:value-type="float" office:value="303.613">
                <text:p>303.613</text:p>
              </table:table-cell>
              <table:table-cell office:value-type="float" office:value="337.064">
                <text:p>337.064</text:p>
              </table:table-cell>
              <table:table-cell office:value-type="float" office:value="301.546">
                <text:p>301.546</text:p>
              </table:table-cell>
              <table:table-cell office:value-type="float" office:value="308.686">
                <text:p>308.686</text:p>
              </table:table-cell>
              <table:table-cell office:value-type="float" office:value="308.289">
                <text:p>308.289</text:p>
              </table:table-cell>
              <table:table-cell office:value-type="float" office:value="298.751">
                <text:p>298.751</text:p>
              </table:table-cell>
              <table:table-cell office:value-type="float" office:value="298.306">
                <text:p>298.306</text:p>
              </table:table-cell>
              <table:table-cell office:value-type="float" office:value="297.924">
                <text:p>297.924</text:p>
              </table:table-cell>
              <table:table-cell office:value-type="float" office:value="297.028">
                <text:p>297.028</text:p>
              </table:table-cell>
              <table:table-cell office:value-type="float" office:value="287.283">
                <text:p>287.283</text:p>
              </table:table-cell>
              <table:table-cell office:value-type="float" office:value="275.71">
                <text:p>275.71</text:p>
              </table:table-cell>
              <table:table-cell office:value-type="float" office:value="280.937">
                <text:p>280.937</text:p>
              </table:table-cell>
              <table:table-cell office:value-type="float" office:value="276.494">
                <text:p>276.494</text:p>
              </table:table-cell>
              <table:table-cell office:value-type="float" office:value="279.777">
                <text:p>279.777</text:p>
              </table:table-cell>
              <table:table-cell office:value-type="float" office:value="270.071">
                <text:p>270.071</text:p>
              </table:table-cell>
              <table:table-cell office:value-type="float" office:value="275.865">
                <text:p>275.865</text:p>
              </table:table-cell>
              <table:table-cell office:value-type="float" office:value="274.87">
                <text:p>274.87</text:p>
              </table:table-cell>
              <table:table-cell office:value-type="float" office:value="274.679">
                <text:p>274.679</text:p>
              </table:table-cell>
              <table:table-cell office:value-type="float" office:value="280.006">
                <text:p>280.006</text:p>
              </table:table-cell>
              <table:table-cell office:value-type="float" office:value="326.087">
                <text:p>326.087</text:p>
              </table:table-cell>
              <table:table-cell office:value-type="float" office:value="326.658">
                <text:p>326.658</text:p>
              </table:table-cell>
              <table:table-cell office:value-type="float" office:value="327.538">
                <text:p>327.538</text:p>
              </table:table-cell>
              <table:table-cell office:value-type="float" office:value="329.96">
                <text:p>329.96</text:p>
              </table:table-cell>
              <table:table-cell office:value-type="float" office:value="327.911">
                <text:p>327.911</text:p>
              </table:table-cell>
              <table:table-cell office:value-type="float" office:value="327.423">
                <text:p>327.423</text:p>
              </table:table-cell>
              <table:table-cell office:value-type="float" office:value="325.512">
                <text:p>325.512</text:p>
              </table:table-cell>
              <table:table-cell office:value-type="float" office:value="324.284">
                <text:p>324.284</text:p>
              </table:table-cell>
              <table:table-cell office:value-type="float" office:value="327.713">
                <text:p>327.713</text:p>
              </table:table-cell>
              <table:table-cell office:value-type="float" office:value="323.703">
                <text:p>323.703</text:p>
              </table:table-cell>
              <table:table-cell office:value-type="float" office:value="327.014">
                <text:p>327.014</text:p>
              </table:table-cell>
              <table:table-cell office:value-type="float" office:value="326.875">
                <text:p>326.875</text:p>
              </table:table-cell>
              <table:table-cell office:value-type="float" office:value="324.982">
                <text:p>324.982</text:p>
              </table:table-cell>
              <table:table-cell office:value-type="float" office:value="325.172">
                <text:p>325.172</text:p>
              </table:table-cell>
              <table:table-cell office:value-type="float" office:value="324.109">
                <text:p>324.109</text:p>
              </table:table-cell>
              <table:table-cell office:value-type="float" office:value="325.738">
                <text:p>325.738</text:p>
              </table:table-cell>
              <table:table-cell office:value-type="float" office:value="324.841">
                <text:p>324.841</text:p>
              </table:table-cell>
              <table:table-cell office:value-type="float" office:value="325.367">
                <text:p>325.367</text:p>
              </table:table-cell>
              <table:table-cell office:value-type="float" office:value="325.669">
                <text:p>325.669</text:p>
              </table:table-cell>
              <table:table-cell office:value-type="float" office:value="324.057">
                <text:p>324.057</text:p>
              </table:table-cell>
              <table:table-cell office:value-type="float" office:value="324.657">
                <text:p>324.657</text:p>
              </table:table-cell>
              <table:table-cell office:value-type="float" office:value="353.738">
                <text:p>353.738</text:p>
              </table:table-cell>
              <table:table-cell office:value-type="float" office:value="353.51">
                <text:p>353.51</text:p>
              </table:table-cell>
              <table:table-cell office:value-type="float" office:value="365.393">
                <text:p>365.393</text:p>
              </table:table-cell>
              <table:table-cell office:value-type="float" office:value="365.586">
                <text:p>365.586</text:p>
              </table:table-cell>
              <table:table-cell office:value-type="float" office:value="365.003">
                <text:p>365.003</text:p>
              </table:table-cell>
              <table:table-cell office:value-type="float" office:value="364.352">
                <text:p>364.352</text:p>
              </table:table-cell>
              <table:table-cell office:value-type="float" office:value="360.175">
                <text:p>360.175</text:p>
              </table:table-cell>
              <table:table-cell office:value-type="float" office:value="361.184">
                <text:p>361.184</text:p>
              </table:table-cell>
              <table:table-cell office:value-type="float" office:value="360.616">
                <text:p>360.616</text:p>
              </table:table-cell>
              <table:table-cell office:value-type="float" office:value="358.978">
                <text:p>358.978</text:p>
              </table:table-cell>
              <table:table-cell office:value-type="float" office:value="361.042">
                <text:p>361.042</text:p>
              </table:table-cell>
              <table:table-cell office:value-type="float" office:value="358.844">
                <text:p>358.844</text:p>
              </table:table-cell>
              <table:table-cell office:value-type="float" office:value="360.39">
                <text:p>360.39</text:p>
              </table:table-cell>
              <table:table-cell office:value-type="float" office:value="359.077">
                <text:p>359.077</text:p>
              </table:table-cell>
              <table:table-cell office:value-type="float" office:value="358.551">
                <text:p>358.551</text:p>
              </table:table-cell>
              <table:table-cell office:value-type="float" office:value="358.983">
                <text:p>358.983</text:p>
              </table:table-cell>
              <table:table-cell office:value-type="float" office:value="357.733">
                <text:p>357.733</text:p>
              </table:table-cell>
              <table:table-cell office:value-type="float" office:value="359.646">
                <text:p>359.646</text:p>
              </table:table-cell>
              <table:table-cell office:value-type="float" office:value="363.196">
                <text:p>363.196</text:p>
              </table:table-cell>
              <table:table-cell office:value-type="float" office:value="345.44">
                <text:p>345.44</text:p>
              </table:table-cell>
              <table:table-cell office:value-type="float" office:value="346.773">
                <text:p>346.773</text:p>
              </table:table-cell>
              <table:table-cell office:value-type="float" office:value="362.77">
                <text:p>362.77</text:p>
              </table:table-cell>
              <table:table-cell office:value-type="float" office:value="385.973">
                <text:p>385.973</text:p>
              </table:table-cell>
              <table:table-cell office:value-type="float" office:value="384.311">
                <text:p>384.311</text:p>
              </table:table-cell>
              <table:table-cell office:value-type="float" office:value="383.896">
                <text:p>383.896</text:p>
              </table:table-cell>
              <table:table-cell office:value-type="float" office:value="383.764">
                <text:p>383.764</text:p>
              </table:table-cell>
              <table:table-cell office:value-type="float" office:value="383.399">
                <text:p>383.399</text:p>
              </table:table-cell>
              <table:table-cell office:value-type="float" office:value="383.735">
                <text:p>383.735</text:p>
              </table:table-cell>
              <table:table-cell office:value-type="float" office:value="383.881">
                <text:p>383.881</text:p>
              </table:table-cell>
              <table:table-cell office:value-type="float" office:value="381.966">
                <text:p>381.966</text:p>
              </table:table-cell>
              <table:table-cell office:value-type="float" office:value="381.875">
                <text:p>381.875</text:p>
              </table:table-cell>
              <table:table-cell office:value-type="float" office:value="373.435">
                <text:p>373.435</text:p>
              </table:table-cell>
              <table:table-cell office:value-type="float" office:value="374.703">
                <text:p>374.703</text:p>
              </table:table-cell>
              <table:table-cell office:value-type="float" office:value="375.177">
                <text:p>375.177</text:p>
              </table:table-cell>
              <table:table-cell office:value-type="float" office:value="380.843">
                <text:p>380.843</text:p>
              </table:table-cell>
              <table:table-cell office:value-type="float" office:value="379.539">
                <text:p>379.539</text:p>
              </table:table-cell>
              <table:table-cell office:value-type="float" office:value="379.007">
                <text:p>379.007</text:p>
              </table:table-cell>
              <table:table-cell office:value-type="float" office:value="367.043">
                <text:p>367.043</text:p>
              </table:table-cell>
              <table:table-cell office:value-type="float" office:value="363.585">
                <text:p>363.585</text:p>
              </table:table-cell>
              <table:table-cell office:value-type="float" office:value="358.644">
                <text:p>358.644</text:p>
              </table:table-cell>
              <table:table-cell office:value-type="float" office:value="359.139">
                <text:p>359.139</text:p>
              </table:table-cell>
              <table:table-cell office:value-type="float" office:value="354.53">
                <text:p>354.53</text:p>
              </table:table-cell>
              <table:table-cell office:value-type="float" office:value="345.21">
                <text:p>345.21</text:p>
              </table:table-cell>
              <table:table-cell office:value-type="float" office:value="339.903">
                <text:p>339.903</text:p>
              </table:table-cell>
              <table:table-cell office:value-type="float" office:value="338.163">
                <text:p>338.163</text:p>
              </table:table-cell>
              <table:table-cell office:value-type="float" office:value="335.925">
                <text:p>335.925</text:p>
              </table:table-cell>
              <table:table-cell office:value-type="float" office:value="338.162">
                <text:p>338.162</text:p>
              </table:table-cell>
              <table:table-cell office:value-type="float" office:value="332.113">
                <text:p>332.113</text:p>
              </table:table-cell>
              <table:table-cell office:value-type="float" office:value="332.322">
                <text:p>332.322</text:p>
              </table:table-cell>
              <table:table-cell office:value-type="float" office:value="328.815">
                <text:p>328.815</text:p>
              </table:table-cell>
              <table:table-cell office:value-type="float" office:value="327.878">
                <text:p>327.878</text:p>
              </table:table-cell>
              <table:table-cell office:value-type="float" office:value="325.935">
                <text:p>325.935</text:p>
              </table:table-cell>
              <table:table-cell office:value-type="float" office:value="328.223">
                <text:p>328.223</text:p>
              </table:table-cell>
              <table:table-cell office:value-type="float" office:value="321.311">
                <text:p>321.311</text:p>
              </table:table-cell>
              <table:table-cell office:value-type="float" office:value="325.493">
                <text:p>325.493</text:p>
              </table:table-cell>
              <table:table-cell office:value-type="float" office:value="319.361">
                <text:p>319.361</text:p>
              </table:table-cell>
              <table:table-cell office:value-type="float" office:value="319.174">
                <text:p>319.174</text:p>
              </table:table-cell>
              <table:table-cell office:value-type="float" office:value="319.541">
                <text:p>319.541</text:p>
              </table:table-cell>
              <table:table-cell office:value-type="float" office:value="314.72">
                <text:p>314.72</text:p>
              </table:table-cell>
              <table:table-cell office:value-type="float" office:value="314.796">
                <text:p>314.796</text:p>
              </table:table-cell>
              <table:table-cell office:value-type="float" office:value="312.078">
                <text:p>312.078</text:p>
              </table:table-cell>
              <table:table-cell office:value-type="float" office:value="341.189">
                <text:p>341.189</text:p>
              </table:table-cell>
              <table:table-cell office:value-type="float" office:value="311.972">
                <text:p>311.972</text:p>
              </table:table-cell>
              <table:table-cell office:value-type="float" office:value="311.728">
                <text:p>311.728</text:p>
              </table:table-cell>
              <table:table-cell office:value-type="float" office:value="311.623">
                <text:p>311.623</text:p>
              </table:table-cell>
              <table:table-cell office:value-type="float" office:value="316.228">
                <text:p>316.228</text:p>
              </table:table-cell>
              <table:table-cell office:value-type="float" office:value="314.681">
                <text:p>314.681</text:p>
              </table:table-cell>
              <table:table-cell office:value-type="float" office:value="314.133">
                <text:p>314.133</text:p>
              </table:table-cell>
              <table:table-cell office:value-type="float" office:value="317.667">
                <text:p>317.667</text:p>
              </table:table-cell>
              <table:table-cell office:value-type="float" office:value="307.744">
                <text:p>307.744</text:p>
              </table:table-cell>
              <table:table-cell office:value-type="float" office:value="316.608">
                <text:p>316.608</text:p>
              </table:table-cell>
              <table:table-cell office:value-type="float" office:value="307.352">
                <text:p>307.352</text:p>
              </table:table-cell>
              <table:table-cell office:value-type="float" office:value="316.76">
                <text:p>316.76</text:p>
              </table:table-cell>
              <table:table-cell office:value-type="float" office:value="316.299">
                <text:p>316.299</text:p>
              </table:table-cell>
              <table:table-cell office:value-type="float" office:value="303.242">
                <text:p>303.242</text:p>
              </table:table-cell>
              <table:table-cell office:value-type="float" office:value="301.855">
                <text:p>301.855</text:p>
              </table:table-cell>
              <table:table-cell office:value-type="float" office:value="301.038">
                <text:p>301.038</text:p>
              </table:table-cell>
              <table:table-cell office:value-type="float" office:value="301.804">
                <text:p>301.804</text:p>
              </table:table-cell>
              <table:table-cell office:value-type="float" office:value="299.26">
                <text:p>299.26</text:p>
              </table:table-cell>
              <table:table-cell office:value-type="float" office:value="300.052">
                <text:p>300.052</text:p>
              </table:table-cell>
              <table:table-cell office:value-type="float" office:value="302.225">
                <text:p>302.225</text:p>
              </table:table-cell>
              <table:table-cell office:value-type="float" office:value="301.573">
                <text:p>301.573</text:p>
              </table:table-cell>
              <table:table-cell office:value-type="float" office:value="348.161">
                <text:p>348.161</text:p>
              </table:table-cell>
              <table:table-cell office:value-type="float" office:value="349.785">
                <text:p>349.785</text:p>
              </table:table-cell>
              <table:table-cell office:value-type="float" office:value="349.659">
                <text:p>349.659</text:p>
              </table:table-cell>
              <table:table-cell office:value-type="float" office:value="349.589">
                <text:p>349.589</text:p>
              </table:table-cell>
              <table:table-cell office:value-type="float" office:value="345.605">
                <text:p>345.605</text:p>
              </table:table-cell>
              <table:table-cell office:value-type="float" office:value="346.057">
                <text:p>346.057</text:p>
              </table:table-cell>
              <table:table-cell office:value-type="float" office:value="346.563">
                <text:p>346.563</text:p>
              </table:table-cell>
              <table:table-cell office:value-type="float" office:value="344.599">
                <text:p>344.599</text:p>
              </table:table-cell>
              <table:table-cell office:value-type="float" office:value="344.342">
                <text:p>344.342</text:p>
              </table:table-cell>
              <table:table-cell office:value-type="float" office:value="345.417">
                <text:p>345.417</text:p>
              </table:table-cell>
              <table:table-cell office:value-type="float" office:value="345.596">
                <text:p>345.596</text:p>
              </table:table-cell>
              <table:table-cell office:value-type="float" office:value="325.736">
                <text:p>325.736</text:p>
              </table:table-cell>
              <table:table-cell office:value-type="float" office:value="326.511">
                <text:p>326.511</text:p>
              </table:table-cell>
              <table:table-cell office:value-type="float" office:value="324.231">
                <text:p>324.231</text:p>
              </table:table-cell>
              <table:table-cell office:value-type="float" office:value="325.297">
                <text:p>325.297</text:p>
              </table:table-cell>
              <table:table-cell office:value-type="float" office:value="325.673">
                <text:p>325.673</text:p>
              </table:table-cell>
              <table:table-cell office:value-type="float" office:value="324.324">
                <text:p>324.324</text:p>
              </table:table-cell>
              <table:table-cell office:value-type="float" office:value="324.362">
                <text:p>324.362</text:p>
              </table:table-cell>
              <table:table-cell office:value-type="float" office:value="322.975">
                <text:p>322.975</text:p>
              </table:table-cell>
              <table:table-cell office:value-type="float" office:value="324.316">
                <text:p>324.316</text:p>
              </table:table-cell>
              <table:table-cell office:value-type="float" office:value="325.117">
                <text:p>325.117</text:p>
              </table:table-cell>
              <table:table-cell office:value-type="float" office:value="323.778">
                <text:p>323.778</text:p>
              </table:table-cell>
              <table:table-cell office:value-type="float" office:value="323.662">
                <text:p>323.662</text:p>
              </table:table-cell>
              <table:table-cell office:value-type="float" office:value="338.454">
                <text:p>338.454</text:p>
              </table:table-cell>
              <table:table-cell office:value-type="float" office:value="368.898">
                <text:p>368.898</text:p>
              </table:table-cell>
              <table:table-cell office:value-type="float" office:value="372.358">
                <text:p>372.358</text:p>
              </table:table-cell>
              <table:table-cell office:value-type="float" office:value="376.195">
                <text:p>376.195</text:p>
              </table:table-cell>
              <table:table-cell office:value-type="float" office:value="376.223">
                <text:p>376.223</text:p>
              </table:table-cell>
              <table:table-cell office:value-type="float" office:value="376.254">
                <text:p>376.254</text:p>
              </table:table-cell>
              <table:table-cell office:value-type="float" office:value="376.535">
                <text:p>376.535</text:p>
              </table:table-cell>
              <table:table-cell office:value-type="float" office:value="376.01">
                <text:p>376.01</text:p>
              </table:table-cell>
              <table:table-cell office:value-type="float" office:value="375.797">
                <text:p>375.797</text:p>
              </table:table-cell>
              <table:table-cell office:value-type="float" office:value="375.757">
                <text:p>375.757</text:p>
              </table:table-cell>
              <table:table-cell office:value-type="float" office:value="375.721">
                <text:p>375.721</text:p>
              </table:table-cell>
              <table:table-cell office:value-type="float" office:value="374.439">
                <text:p>374.439</text:p>
              </table:table-cell>
              <table:table-cell office:value-type="float" office:value="370.553">
                <text:p>370.553</text:p>
              </table:table-cell>
              <table:table-cell office:value-type="float" office:value="369.389">
                <text:p>369.389</text:p>
              </table:table-cell>
              <table:table-cell office:value-type="float" office:value="370.064">
                <text:p>370.064</text:p>
              </table:table-cell>
              <table:table-cell office:value-type="float" office:value="367.424">
                <text:p>367.424</text:p>
              </table:table-cell>
              <table:table-cell office:value-type="float" office:value="367.641">
                <text:p>367.641</text:p>
              </table:table-cell>
              <table:table-cell office:value-type="float" office:value="370.057">
                <text:p>370.057</text:p>
              </table:table-cell>
              <table:table-cell office:value-type="float" office:value="367.557">
                <text:p>367.557</text:p>
              </table:table-cell>
              <table:table-cell office:value-type="float" office:value="366.487">
                <text:p>366.487</text:p>
              </table:table-cell>
              <table:table-cell office:value-type="float" office:value="367.086">
                <text:p>367.086</text:p>
              </table:table-cell>
              <table:table-cell office:value-type="float" office:value="369.532">
                <text:p>369.532</text:p>
              </table:table-cell>
              <table:table-cell office:value-type="float" office:value="369.677">
                <text:p>369.677</text:p>
              </table:table-cell>
              <table:table-cell office:value-type="float" office:value="377.1">
                <text:p>377.1</text:p>
              </table:table-cell>
              <table:table-cell office:value-type="float" office:value="378.172">
                <text:p>378.172</text:p>
              </table:table-cell>
              <table:table-cell office:value-type="float" office:value="375.615">
                <text:p>375.615</text:p>
              </table:table-cell>
              <table:table-cell office:value-type="float" office:value="377.582">
                <text:p>377.582</text:p>
              </table:table-cell>
              <table:table-cell office:value-type="float" office:value="375.682">
                <text:p>375.682</text:p>
              </table:table-cell>
              <table:table-cell office:value-type="float" office:value="376.884">
                <text:p>376.884</text:p>
              </table:table-cell>
              <table:table-cell office:value-type="float" office:value="366.95">
                <text:p>366.95</text:p>
              </table:table-cell>
              <table:table-cell office:value-type="float" office:value="365.819">
                <text:p>365.819</text:p>
              </table:table-cell>
              <table:table-cell office:value-type="float" office:value="375.407">
                <text:p>375.407</text:p>
              </table:table-cell>
              <table:table-cell office:value-type="float" office:value="376.706">
                <text:p>376.706</text:p>
              </table:table-cell>
              <table:table-cell office:value-type="float" office:value="376.35">
                <text:p>376.35</text:p>
              </table:table-cell>
              <table:table-cell office:value-type="float" office:value="376.846">
                <text:p>376.846</text:p>
              </table:table-cell>
              <table:table-cell office:value-type="float" office:value="369.828">
                <text:p>369.828</text:p>
              </table:table-cell>
              <table:table-cell office:value-type="float" office:value="370.698">
                <text:p>370.698</text:p>
              </table:table-cell>
              <table:table-cell office:value-type="float" office:value="368.688">
                <text:p>368.688</text:p>
              </table:table-cell>
              <table:table-cell office:value-type="float" office:value="372.771">
                <text:p>372.771</text:p>
              </table:table-cell>
              <table:table-cell office:value-type="float" office:value="371.984">
                <text:p>371.984</text:p>
              </table:table-cell>
              <table:table-cell office:value-type="float" office:value="370.189">
                <text:p>370.189</text:p>
              </table:table-cell>
              <table:table-cell office:value-type="float" office:value="369.276">
                <text:p>369.276</text:p>
              </table:table-cell>
              <table:table-cell office:value-type="float" office:value="368.971">
                <text:p>368.971</text:p>
              </table:table-cell>
              <table:table-cell office:value-type="float" office:value="369.639">
                <text:p>369.639</text:p>
              </table:table-cell>
              <table:table-cell office:value-type="float" office:value="369.258">
                <text:p>369.258</text:p>
              </table:table-cell>
              <table:table-cell office:value-type="float" office:value="368.826">
                <text:p>368.826</text:p>
              </table:table-cell>
              <table:table-cell office:value-type="float" office:value="367.976">
                <text:p>367.976</text:p>
              </table:table-cell>
              <table:table-cell office:value-type="float" office:value="354.105">
                <text:p>354.105</text:p>
              </table:table-cell>
              <table:table-cell office:value-type="float" office:value="347.451">
                <text:p>347.451</text:p>
              </table:table-cell>
              <table:table-cell office:value-type="float" office:value="347.022">
                <text:p>347.022</text:p>
              </table:table-cell>
              <table:table-cell office:value-type="float" office:value="344.127">
                <text:p>344.127</text:p>
              </table:table-cell>
              <table:table-cell office:value-type="float" office:value="343.763">
                <text:p>343.763</text:p>
              </table:table-cell>
              <table:table-cell office:value-type="float" office:value="345.239">
                <text:p>345.239</text:p>
              </table:table-cell>
              <table:table-cell office:value-type="float" office:value="345.402">
                <text:p>345.402</text:p>
              </table:table-cell>
              <table:table-cell office:value-type="float" office:value="342.393">
                <text:p>342.393</text:p>
              </table:table-cell>
              <table:table-cell office:value-type="float" office:value="344.589">
                <text:p>344.589</text:p>
              </table:table-cell>
              <table:table-cell office:value-type="float" office:value="343.442">
                <text:p>343.442</text:p>
              </table:table-cell>
              <table:table-cell office:value-type="float" office:value="343.494">
                <text:p>343.494</text:p>
              </table:table-cell>
              <table:table-cell office:value-type="float" office:value="338.134">
                <text:p>338.134</text:p>
              </table:table-cell>
              <table:table-cell office:value-type="float" office:value="339.882">
                <text:p>339.882</text:p>
              </table:table-cell>
              <table:table-cell office:value-type="float" office:value="327.158">
                <text:p>327.158</text:p>
              </table:table-cell>
              <table:table-cell office:value-type="float" office:value="341.715">
                <text:p>341.715</text:p>
              </table:table-cell>
              <table:table-cell office:value-type="float" office:value="331.607">
                <text:p>331.607</text:p>
              </table:table-cell>
              <table:table-cell office:value-type="float" office:value="332.209">
                <text:p>332.209</text:p>
              </table:table-cell>
              <table:table-cell office:value-type="float" office:value="331.553">
                <text:p>331.553</text:p>
              </table:table-cell>
              <table:table-cell office:value-type="float" office:value="331.512">
                <text:p>331.512</text:p>
              </table:table-cell>
              <table:table-cell office:value-type="float" office:value="330.432">
                <text:p>330.432</text:p>
              </table:table-cell>
              <table:table-cell office:value-type="float" office:value="331.331">
                <text:p>331.331</text:p>
              </table:table-cell>
              <table:table-cell office:value-type="float" office:value="332.701">
                <text:p>332.701</text:p>
              </table:table-cell>
              <table:table-cell office:value-type="float" office:value="333.647">
                <text:p>333.647</text:p>
              </table:table-cell>
              <table:table-cell office:value-type="float" office:value="333.036">
                <text:p>333.036</text:p>
              </table:table-cell>
              <table:table-cell office:value-type="float" office:value="332.99">
                <text:p>332.99</text:p>
              </table:table-cell>
              <table:table-cell office:value-type="float" office:value="333.688">
                <text:p>333.688</text:p>
              </table:table-cell>
              <table:table-cell office:value-type="float" office:value="329.919">
                <text:p>329.919</text:p>
              </table:table-cell>
              <table:table-cell office:value-type="float" office:value="333.699">
                <text:p>333.699</text:p>
              </table:table-cell>
              <table:table-cell office:value-type="float" office:value="329.172">
                <text:p>329.172</text:p>
              </table:table-cell>
              <table:table-cell office:value-type="float" office:value="332.83">
                <text:p>332.83</text:p>
              </table:table-cell>
              <table:table-cell office:value-type="float" office:value="329.192">
                <text:p>329.192</text:p>
              </table:table-cell>
              <table:table-cell office:value-type="float" office:value="331.769">
                <text:p>331.769</text:p>
              </table:table-cell>
              <table:table-cell office:value-type="float" office:value="331.177">
                <text:p>331.177</text:p>
              </table:table-cell>
              <table:table-cell office:value-type="float" office:value="321.834">
                <text:p>321.834</text:p>
              </table:table-cell>
              <table:table-cell office:value-type="float" office:value="327.333">
                <text:p>327.333</text:p>
              </table:table-cell>
              <table:table-cell office:value-type="float" office:value="325.47">
                <text:p>325.47</text:p>
              </table:table-cell>
              <table:table-cell office:value-type="float" office:value="339.162">
                <text:p>339.162</text:p>
              </table:table-cell>
              <table:table-cell office:value-type="float" office:value="333.281">
                <text:p>333.281</text:p>
              </table:table-cell>
              <table:table-cell office:value-type="float" office:value="330.944">
                <text:p>330.944</text:p>
              </table:table-cell>
              <table:table-cell office:value-type="float" office:value="331.677">
                <text:p>331.677</text:p>
              </table:table-cell>
              <table:table-cell office:value-type="float" office:value="330.712">
                <text:p>330.712</text:p>
              </table:table-cell>
              <table:table-cell office:value-type="float" office:value="319.545">
                <text:p>319.545</text:p>
              </table:table-cell>
              <table:table-cell office:value-type="float" office:value="336.118">
                <text:p>336.118</text:p>
              </table:table-cell>
              <table:table-cell office:value-type="float" office:value="332.688">
                <text:p>332.688</text:p>
              </table:table-cell>
              <table:table-cell office:value-type="float" office:value="332.86">
                <text:p>332.86</text:p>
              </table:table-cell>
              <table:table-cell office:value-type="float" office:value="331.866">
                <text:p>331.866</text:p>
              </table:table-cell>
              <table:table-cell office:value-type="float" office:value="326.264">
                <text:p>326.264</text:p>
              </table:table-cell>
              <table:table-cell office:value-type="float" office:value="328.582">
                <text:p>328.582</text:p>
              </table:table-cell>
              <table:table-cell office:value-type="float" office:value="326.658">
                <text:p>326.658</text:p>
              </table:table-cell>
              <table:table-cell office:value-type="float" office:value="326.541">
                <text:p>326.541</text:p>
              </table:table-cell>
              <table:table-cell office:value-type="float" office:value="325.253">
                <text:p>325.253</text:p>
              </table:table-cell>
              <table:table-cell office:value-type="float" office:value="327.287">
                <text:p>327.287</text:p>
              </table:table-cell>
              <table:table-cell office:value-type="float" office:value="325.232">
                <text:p>325.232</text:p>
              </table:table-cell>
              <table:table-cell office:value-type="float" office:value="323.79">
                <text:p>323.79</text:p>
              </table:table-cell>
              <table:table-cell office:value-type="float" office:value="322.243">
                <text:p>322.243</text:p>
              </table:table-cell>
              <table:table-cell office:value-type="float" office:value="323.492">
                <text:p>323.492</text:p>
              </table:table-cell>
              <table:table-cell office:value-type="float" office:value="322.789">
                <text:p>322.789</text:p>
              </table:table-cell>
              <table:table-cell office:value-type="float" office:value="325.739">
                <text:p>325.739</text:p>
              </table:table-cell>
              <table:table-cell office:value-type="float" office:value="324.549">
                <text:p>324.549</text:p>
              </table:table-cell>
              <table:table-cell office:value-type="float" office:value="323.437">
                <text:p>323.437</text:p>
              </table:table-cell>
              <table:table-cell office:value-type="float" office:value="319.894">
                <text:p>319.894</text:p>
              </table:table-cell>
              <table:table-cell office:value-type="float" office:value="319.564">
                <text:p>319.564</text:p>
              </table:table-cell>
              <table:table-cell office:value-type="float" office:value="319.422">
                <text:p>319.422</text:p>
              </table:table-cell>
              <table:table-cell office:value-type="float" office:value="318.121">
                <text:p>318.121</text:p>
              </table:table-cell>
              <table:table-cell office:value-type="float" office:value="328.513">
                <text:p>328.513</text:p>
              </table:table-cell>
              <table:table-cell office:value-type="float" office:value="337.344">
                <text:p>337.344</text:p>
              </table:table-cell>
              <table:table-cell office:value-type="float" office:value="331.213">
                <text:p>331.213</text:p>
              </table:table-cell>
              <table:table-cell office:value-type="float" office:value="334.202">
                <text:p>334.202</text:p>
              </table:table-cell>
              <table:table-cell office:value-type="float" office:value="329.65">
                <text:p>329.65</text:p>
              </table:table-cell>
              <table:table-cell office:value-type="float" office:value="311.742">
                <text:p>311.742</text:p>
              </table:table-cell>
              <table:table-cell office:value-type="float" office:value="325.135">
                <text:p>325.135</text:p>
              </table:table-cell>
              <table:table-cell office:value-type="float" office:value="328.898">
                <text:p>328.898</text:p>
              </table:table-cell>
              <table:table-cell office:value-type="float" office:value="328.428">
                <text:p>328.428</text:p>
              </table:table-cell>
              <table:table-cell office:value-type="float" office:value="326.158">
                <text:p>326.158</text:p>
              </table:table-cell>
              <table:table-cell office:value-type="float" office:value="323.792">
                <text:p>323.792</text:p>
              </table:table-cell>
              <table:table-cell office:value-type="float" office:value="324.03">
                <text:p>324.03</text:p>
              </table:table-cell>
              <table:table-cell office:value-type="float" office:value="324.136">
                <text:p>324.136</text:p>
              </table:table-cell>
              <table:table-cell office:value-type="float" office:value="328.073">
                <text:p>328.073</text:p>
              </table:table-cell>
              <table:table-cell office:value-type="float" office:value="331.811">
                <text:p>331.811</text:p>
              </table:table-cell>
              <table:table-cell office:value-type="float" office:value="330.488">
                <text:p>330.488</text:p>
              </table:table-cell>
              <table:table-cell office:value-type="float" office:value="329.036">
                <text:p>329.036</text:p>
              </table:table-cell>
              <table:table-cell office:value-type="float" office:value="328.158">
                <text:p>328.158</text:p>
              </table:table-cell>
              <table:table-cell office:value-type="float" office:value="328.101">
                <text:p>328.101</text:p>
              </table:table-cell>
              <table:table-cell office:value-type="float" office:value="326.931">
                <text:p>326.931</text:p>
              </table:table-cell>
              <table:table-cell office:value-type="float" office:value="326.623">
                <text:p>326.623</text:p>
              </table:table-cell>
              <table:table-cell office:value-type="float" office:value="326.624">
                <text:p>326.624</text:p>
              </table:table-cell>
              <table:table-cell office:value-type="float" office:value="327.046">
                <text:p>327.046</text:p>
              </table:table-cell>
              <table:table-cell office:value-type="float" office:value="330.292">
                <text:p>330.292</text:p>
              </table:table-cell>
              <table:table-cell office:value-type="float" office:value="328.58">
                <text:p>328.58</text:p>
              </table:table-cell>
              <table:table-cell office:value-type="float" office:value="328.609">
                <text:p>328.609</text:p>
              </table:table-cell>
              <table:table-cell office:value-type="float" office:value="329.545">
                <text:p>329.545</text:p>
              </table:table-cell>
              <table:table-cell office:value-type="float" office:value="330.482">
                <text:p>330.482</text:p>
              </table:table-cell>
              <table:table-cell office:value-type="float" office:value="327.671">
                <text:p>327.671</text:p>
              </table:table-cell>
              <table:table-cell office:value-type="float" office:value="327.751">
                <text:p>327.751</text:p>
              </table:table-cell>
              <table:table-cell office:value-type="float" office:value="326.643">
                <text:p>326.643</text:p>
              </table:table-cell>
              <table:table-cell office:value-type="float" office:value="328.441">
                <text:p>328.441</text:p>
              </table:table-cell>
              <table:table-cell office:value-type="float" office:value="325.203">
                <text:p>325.203</text:p>
              </table:table-cell>
              <table:table-cell office:value-type="float" office:value="317.093">
                <text:p>317.093</text:p>
              </table:table-cell>
              <table:table-cell office:value-type="float" office:value="322.247">
                <text:p>322.247</text:p>
              </table:table-cell>
              <table:table-cell office:value-type="float" office:value="322.83">
                <text:p>322.83</text:p>
              </table:table-cell>
              <table:table-cell office:value-type="float" office:value="322.587">
                <text:p>322.587</text:p>
              </table:table-cell>
              <table:table-cell office:value-type="float" office:value="321.733">
                <text:p>321.733</text:p>
              </table:table-cell>
              <table:table-cell office:value-type="float" office:value="322.462">
                <text:p>322.462</text:p>
              </table:table-cell>
              <table:table-cell office:value-type="float" office:value="321.645">
                <text:p>321.645</text:p>
              </table:table-cell>
              <table:table-cell office:value-type="float" office:value="320.663">
                <text:p>320.663</text:p>
              </table:table-cell>
              <table:table-cell office:value-type="float" office:value="322.128">
                <text:p>322.128</text:p>
              </table:table-cell>
              <table:table-cell office:value-type="float" office:value="321.278">
                <text:p>321.278</text:p>
              </table:table-cell>
              <table:table-cell office:value-type="float" office:value="321.384">
                <text:p>321.384</text:p>
              </table:table-cell>
              <table:table-cell office:value-type="float" office:value="322.404">
                <text:p>322.404</text:p>
              </table:table-cell>
              <table:table-cell office:value-type="float" office:value="321.275">
                <text:p>321.275</text:p>
              </table:table-cell>
              <table:table-cell office:value-type="float" office:value="324.885">
                <text:p>324.885</text:p>
              </table:table-cell>
              <table:table-cell office:value-type="float" office:value="325.787">
                <text:p>325.787</text:p>
              </table:table-cell>
              <table:table-cell office:value-type="float" office:value="322.881">
                <text:p>322.881</text:p>
              </table:table-cell>
              <table:table-cell office:value-type="float" office:value="318.122">
                <text:p>318.122</text:p>
              </table:table-cell>
              <table:table-cell office:value-type="float" office:value="321.103">
                <text:p>321.103</text:p>
              </table:table-cell>
              <table:table-cell office:value-type="float" office:value="321.655">
                <text:p>321.655</text:p>
              </table:table-cell>
              <table:table-cell office:value-type="float" office:value="322.242">
                <text:p>322.242</text:p>
              </table:table-cell>
              <table:table-cell office:value-type="float" office:value="322.35">
                <text:p>322.35</text:p>
              </table:table-cell>
              <table:table-cell office:value-type="float" office:value="322.166">
                <text:p>322.166</text:p>
              </table:table-cell>
              <table:table-cell office:value-type="float" office:value="321.69">
                <text:p>321.69</text:p>
              </table:table-cell>
              <table:table-cell office:value-type="float" office:value="318.237">
                <text:p>318.237</text:p>
              </table:table-cell>
              <table:table-cell office:value-type="float" office:value="324.973">
                <text:p>324.973</text:p>
              </table:table-cell>
              <table:table-cell office:value-type="float" office:value="324.174">
                <text:p>324.174</text:p>
              </table:table-cell>
              <table:table-cell office:value-type="float" office:value="294.657">
                <text:p>294.657</text:p>
              </table:table-cell>
              <table:table-cell office:value-type="float" office:value="299">
                <text:p>299</text:p>
              </table:table-cell>
              <table:table-cell office:value-type="float" office:value="320.143">
                <text:p>320.143</text:p>
              </table:table-cell>
              <table:table-cell office:value-type="float" office:value="320.287">
                <text:p>320.287</text:p>
              </table:table-cell>
              <table:table-cell office:value-type="float" office:value="324.776">
                <text:p>324.776</text:p>
              </table:table-cell>
              <table:table-cell office:value-type="float" office:value="323.325">
                <text:p>323.325</text:p>
              </table:table-cell>
              <table:table-cell office:value-type="float" office:value="327.397">
                <text:p>327.397</text:p>
              </table:table-cell>
              <table:table-cell office:value-type="float" office:value="325.012">
                <text:p>325.012</text:p>
              </table:table-cell>
              <table:table-cell office:value-type="float" office:value="323.108">
                <text:p>323.108</text:p>
              </table:table-cell>
              <table:table-cell office:value-type="float" office:value="325.592">
                <text:p>325.592</text:p>
              </table:table-cell>
              <table:table-cell office:value-type="float" office:value="325.666">
                <text:p>325.666</text:p>
              </table:table-cell>
              <table:table-cell office:value-type="float" office:value="322.058">
                <text:p>322.058</text:p>
              </table:table-cell>
              <table:table-cell office:value-type="float" office:value="321.567">
                <text:p>321.567</text:p>
              </table:table-cell>
              <table:table-cell office:value-type="float" office:value="321.659">
                <text:p>321.659</text:p>
              </table:table-cell>
              <table:table-cell office:value-type="float" office:value="327.413">
                <text:p>327.413</text:p>
              </table:table-cell>
              <table:table-cell office:value-type="float" office:value="329.349">
                <text:p>329.349</text:p>
              </table:table-cell>
              <table:table-cell office:value-type="float" office:value="330.434">
                <text:p>330.434</text:p>
              </table:table-cell>
              <table:table-cell office:value-type="float" office:value="330.565">
                <text:p>330.565</text:p>
              </table:table-cell>
              <table:table-cell office:value-type="float" office:value="332.099">
                <text:p>332.099</text:p>
              </table:table-cell>
              <table:table-cell office:value-type="float" office:value="330.042">
                <text:p>330.042</text:p>
              </table:table-cell>
              <table:table-cell office:value-type="float" office:value="332.36">
                <text:p>332.36</text:p>
              </table:table-cell>
              <table:table-cell office:value-type="float" office:value="331.241">
                <text:p>331.241</text:p>
              </table:table-cell>
              <table:table-cell office:value-type="float" office:value="332.209">
                <text:p>332.209</text:p>
              </table:table-cell>
              <table:table-cell office:value-type="float" office:value="330.025">
                <text:p>330.025</text:p>
              </table:table-cell>
              <table:table-cell office:value-type="float" office:value="330.087">
                <text:p>330.087</text:p>
              </table:table-cell>
              <table:table-cell office:value-type="float" office:value="331.458">
                <text:p>331.458</text:p>
              </table:table-cell>
              <table:table-cell office:value-type="float" office:value="342.09">
                <text:p>342.09</text:p>
              </table:table-cell>
              <table:table-cell office:value-type="float" office:value="342.41">
                <text:p>342.41</text:p>
              </table:table-cell>
              <table:table-cell office:value-type="float" office:value="341.364">
                <text:p>341.364</text:p>
              </table:table-cell>
              <table:table-cell office:value-type="float" office:value="340.632">
                <text:p>340.632</text:p>
              </table:table-cell>
              <table:table-cell office:value-type="float" office:value="336.392">
                <text:p>336.392</text:p>
              </table:table-cell>
              <table:table-cell office:value-type="float" office:value="326.443">
                <text:p>326.443</text:p>
              </table:table-cell>
              <table:table-cell office:value-type="float" office:value="333.148">
                <text:p>333.148</text:p>
              </table:table-cell>
              <table:table-cell office:value-type="float" office:value="339.903">
                <text:p>339.903</text:p>
              </table:table-cell>
              <table:table-cell office:value-type="float" office:value="335.299">
                <text:p>335.299</text:p>
              </table:table-cell>
              <table:table-cell office:value-type="float" office:value="336.298">
                <text:p>336.298</text:p>
              </table:table-cell>
              <table:table-cell office:value-type="float" office:value="334.485">
                <text:p>334.485</text:p>
              </table:table-cell>
              <table:table-cell office:value-type="float" office:value="330.68">
                <text:p>330.68</text:p>
              </table:table-cell>
              <table:table-cell office:value-type="float" office:value="341.942">
                <text:p>341.942</text:p>
              </table:table-cell>
              <table:table-cell office:value-type="float" office:value="332.238">
                <text:p>332.238</text:p>
              </table:table-cell>
              <table:table-cell office:value-type="float" office:value="334.589">
                <text:p>334.589</text:p>
              </table:table-cell>
              <table:table-cell office:value-type="float" office:value="334.181">
                <text:p>334.181</text:p>
              </table:table-cell>
              <table:table-cell office:value-type="float" office:value="333.499">
                <text:p>333.499</text:p>
              </table:table-cell>
              <table:table-cell office:value-type="float" office:value="331.267">
                <text:p>331.267</text:p>
              </table:table-cell>
              <table:table-cell office:value-type="float" office:value="331.052">
                <text:p>331.052</text:p>
              </table:table-cell>
              <table:table-cell office:value-type="float" office:value="332.714">
                <text:p>332.714</text:p>
              </table:table-cell>
              <table:table-cell office:value-type="float" office:value="332.593">
                <text:p>332.593</text:p>
              </table:table-cell>
              <table:table-cell office:value-type="float" office:value="332.97">
                <text:p>332.97</text:p>
              </table:table-cell>
              <table:table-cell office:value-type="float" office:value="334.306">
                <text:p>334.306</text:p>
              </table:table-cell>
              <table:table-cell office:value-type="float" office:value="334.343">
                <text:p>334.343</text:p>
              </table:table-cell>
              <table:table-cell office:value-type="float" office:value="334.405">
                <text:p>334.405</text:p>
              </table:table-cell>
              <table:table-cell office:value-type="float" office:value="332.95">
                <text:p>332.95</text:p>
              </table:table-cell>
              <table:table-cell office:value-type="float" office:value="334.7">
                <text:p>334.7</text:p>
              </table:table-cell>
              <table:table-cell office:value-type="float" office:value="334.551">
                <text:p>334.551</text:p>
              </table:table-cell>
              <table:table-cell office:value-type="float" office:value="332.687">
                <text:p>332.687</text:p>
              </table:table-cell>
              <table:table-cell office:value-type="float" office:value="333.397">
                <text:p>333.397</text:p>
              </table:table-cell>
              <table:table-cell office:value-type="float" office:value="333.522">
                <text:p>333.522</text:p>
              </table:table-cell>
              <table:table-cell office:value-type="float" office:value="331.941">
                <text:p>331.941</text:p>
              </table:table-cell>
              <table:table-cell office:value-type="float" office:value="331.613">
                <text:p>331.613</text:p>
              </table:table-cell>
              <table:table-cell office:value-type="float" office:value="330.431">
                <text:p>330.431</text:p>
              </table:table-cell>
              <table:table-cell office:value-type="float" office:value="317.942">
                <text:p>317.942</text:p>
              </table:table-cell>
              <table:table-cell office:value-type="float" office:value="327.438">
                <text:p>327.438</text:p>
              </table:table-cell>
              <table:table-cell office:value-type="float" office:value="324.76">
                <text:p>324.76</text:p>
              </table:table-cell>
              <table:table-cell office:value-type="float" office:value="322.783">
                <text:p>322.783</text:p>
              </table:table-cell>
              <table:table-cell office:value-type="float" office:value="324.082">
                <text:p>324.082</text:p>
              </table:table-cell>
              <table:table-cell office:value-type="float" office:value="325.949">
                <text:p>325.949</text:p>
              </table:table-cell>
              <table:table-cell office:value-type="float" office:value="325.653">
                <text:p>325.653</text:p>
              </table:table-cell>
              <table:table-cell office:value-type="float" office:value="322.181">
                <text:p>322.181</text:p>
              </table:table-cell>
              <table:table-cell office:value-type="float" office:value="322.064">
                <text:p>322.064</text:p>
              </table:table-cell>
              <table:table-cell office:value-type="float" office:value="323.7">
                <text:p>323.7</text:p>
              </table:table-cell>
              <table:table-cell office:value-type="float" office:value="333.572">
                <text:p>333.572</text:p>
              </table:table-cell>
              <table:table-cell office:value-type="float" office:value="327.659">
                <text:p>327.659</text:p>
              </table:table-cell>
              <table:table-cell office:value-type="float" office:value="328.7">
                <text:p>328.7</text:p>
              </table:table-cell>
              <table:table-cell office:value-type="float" office:value="331.251">
                <text:p>331.251</text:p>
              </table:table-cell>
              <table:table-cell office:value-type="float" office:value="328.534">
                <text:p>328.534</text:p>
              </table:table-cell>
              <table:table-cell office:value-type="float" office:value="330.216">
                <text:p>330.216</text:p>
              </table:table-cell>
              <table:table-cell office:value-type="float" office:value="328.304">
                <text:p>328.304</text:p>
              </table:table-cell>
              <table:table-cell office:value-type="float" office:value="326.994">
                <text:p>326.994</text:p>
              </table:table-cell>
              <table:table-cell office:value-type="float" office:value="330.027">
                <text:p>330.027</text:p>
              </table:table-cell>
              <table:table-cell office:value-type="float" office:value="328.113">
                <text:p>328.113</text:p>
              </table:table-cell>
              <table:table-cell office:value-type="float" office:value="309.816">
                <text:p>309.816</text:p>
              </table:table-cell>
              <table:table-cell office:value-type="float" office:value="291.027">
                <text:p>291.027</text:p>
              </table:table-cell>
              <table:table-cell office:value-type="float" office:value="291.004">
                <text:p>291.004</text:p>
              </table:table-cell>
              <table:table-cell office:value-type="float" office:value="295.751">
                <text:p>295.751</text:p>
              </table:table-cell>
              <table:table-cell office:value-type="float" office:value="295.357">
                <text:p>295.357</text:p>
              </table:table-cell>
              <table:table-cell office:value-type="float" office:value="296.852">
                <text:p>296.852</text:p>
              </table:table-cell>
              <table:table-cell office:value-type="float" office:value="293.941">
                <text:p>293.941</text:p>
              </table:table-cell>
              <table:table-cell office:value-type="float" office:value="293.864">
                <text:p>293.864</text:p>
              </table:table-cell>
              <table:table-cell office:value-type="float" office:value="293.923">
                <text:p>293.923</text:p>
              </table:table-cell>
              <table:table-cell office:value-type="float" office:value="292.665">
                <text:p>292.665</text:p>
              </table:table-cell>
              <table:table-cell office:value-type="float" office:value="277.919">
                <text:p>277.919</text:p>
              </table:table-cell>
              <table:table-cell office:value-type="float" office:value="278.283">
                <text:p>278.283</text:p>
              </table:table-cell>
              <table:table-cell office:value-type="float" office:value="278.285">
                <text:p>278.285</text:p>
              </table:table-cell>
              <table:table-cell office:value-type="float" office:value="277.103">
                <text:p>277.103</text:p>
              </table:table-cell>
              <table:table-cell office:value-type="float" office:value="275.921">
                <text:p>275.921</text:p>
              </table:table-cell>
              <table:table-cell office:value-type="float" office:value="275.683">
                <text:p>275.683</text:p>
              </table:table-cell>
              <table:table-cell office:value-type="float" office:value="275.85">
                <text:p>275.85</text:p>
              </table:table-cell>
              <table:table-cell office:value-type="float" office:value="276.177">
                <text:p>276.177</text:p>
              </table:table-cell>
              <table:table-cell office:value-type="float" office:value="275.903">
                <text:p>275.903</text:p>
              </table:table-cell>
              <table:table-cell office:value-type="float" office:value="276.645">
                <text:p>276.645</text:p>
              </table:table-cell>
              <table:table-cell office:value-type="float" office:value="276.807">
                <text:p>276.807</text:p>
              </table:table-cell>
              <table:table-cell office:value-type="float" office:value="276.385">
                <text:p>276.385</text:p>
              </table:table-cell>
              <table:table-cell office:value-type="float" office:value="275.955">
                <text:p>275.955</text:p>
              </table:table-cell>
              <table:table-cell office:value-type="float" office:value="277.014">
                <text:p>277.014</text:p>
              </table:table-cell>
              <table:table-cell office:value-type="float" office:value="276.385">
                <text:p>276.385</text:p>
              </table:table-cell>
              <table:table-cell office:value-type="float" office:value="257.013">
                <text:p>257.013</text:p>
              </table:table-cell>
              <table:table-cell office:value-type="float" office:value="237.232">
                <text:p>237.232</text:p>
              </table:table-cell>
              <table:table-cell office:value-type="float" office:value="263.656">
                <text:p>263.656</text:p>
              </table:table-cell>
              <table:table-cell office:value-type="float" office:value="260.18">
                <text:p>260.18</text:p>
              </table:table-cell>
              <table:table-cell office:value-type="float" office:value="259.584">
                <text:p>259.584</text:p>
              </table:table-cell>
              <table:table-cell office:value-type="float" office:value="259.007">
                <text:p>259.007</text:p>
              </table:table-cell>
              <table:table-cell office:value-type="float" office:value="262.152">
                <text:p>262.152</text:p>
              </table:table-cell>
              <table:table-cell office:value-type="float" office:value="255.565">
                <text:p>255.565</text:p>
              </table:table-cell>
              <table:table-cell office:value-type="float" office:value="253.964">
                <text:p>253.964</text:p>
              </table:table-cell>
              <table:table-cell office:value-type="float" office:value="250.926">
                <text:p>250.926</text:p>
              </table:table-cell>
              <table:table-cell office:value-type="float" office:value="252.638">
                <text:p>252.638</text:p>
              </table:table-cell>
              <table:table-cell office:value-type="float" office:value="247.141">
                <text:p>247.141</text:p>
              </table:table-cell>
              <table:table-cell office:value-type="float" office:value="248.103">
                <text:p>248.103</text:p>
              </table:table-cell>
              <table:table-cell office:value-type="float" office:value="241.381">
                <text:p>241.381</text:p>
              </table:table-cell>
              <table:table-cell office:value-type="float" office:value="239.175">
                <text:p>239.175</text:p>
              </table:table-cell>
              <table:table-cell office:value-type="float" office:value="235.002">
                <text:p>235.002</text:p>
              </table:table-cell>
              <table:table-cell office:value-type="float" office:value="235.9">
                <text:p>235.9</text:p>
              </table:table-cell>
              <table:table-cell office:value-type="float" office:value="239.909">
                <text:p>239.909</text:p>
              </table:table-cell>
              <table:table-cell office:value-type="float" office:value="238.009">
                <text:p>238.009</text:p>
              </table:table-cell>
              <table:table-cell office:value-type="float" office:value="235.486">
                <text:p>235.486</text:p>
              </table:table-cell>
              <table:table-cell office:value-type="float" office:value="232.852">
                <text:p>232.852</text:p>
              </table:table-cell>
              <table:table-cell office:value-type="float" office:value="228.827">
                <text:p>228.827</text:p>
              </table:table-cell>
              <table:table-cell office:value-type="float" office:value="230.973">
                <text:p>230.973</text:p>
              </table:table-cell>
              <table:table-cell office:value-type="float" office:value="228.2">
                <text:p>228.2</text:p>
              </table:table-cell>
              <table:table-cell office:value-type="float" office:value="221.489">
                <text:p>221.489</text:p>
              </table:table-cell>
              <table:table-cell office:value-type="float" office:value="219.851">
                <text:p>219.851</text:p>
              </table:table-cell>
              <table:table-cell office:value-type="float" office:value="220.502">
                <text:p>220.502</text:p>
              </table:table-cell>
              <table:table-cell office:value-type="float" office:value="220.399">
                <text:p>220.399</text:p>
              </table:table-cell>
              <table:table-cell office:value-type="float" office:value="248.034">
                <text:p>248.034</text:p>
              </table:table-cell>
              <table:table-cell office:value-type="float" office:value="251.764">
                <text:p>251.764</text:p>
              </table:table-cell>
              <table:table-cell office:value-type="float" office:value="214.143">
                <text:p>214.143</text:p>
              </table:table-cell>
              <table:table-cell office:value-type="float" office:value="158.332">
                <text:p>158.332</text:p>
              </table:table-cell>
              <table:table-cell office:value-type="float" office:value="156.197">
                <text:p>156.197</text:p>
              </table:table-cell>
              <table:table-cell office:value-type="float" office:value="156.822">
                <text:p>156.822</text:p>
              </table:table-cell>
              <table:table-cell office:value-type="float" office:value="157.74">
                <text:p>157.74</text:p>
              </table:table-cell>
              <table:table-cell office:value-type="float" office:value="163.679">
                <text:p>163.679</text:p>
              </table:table-cell>
              <table:table-cell office:value-type="float" office:value="151.287">
                <text:p>151.287</text:p>
              </table:table-cell>
              <table:table-cell office:value-type="float" office:value="146.159">
                <text:p>146.159</text:p>
              </table:table-cell>
              <table:table-cell office:value-type="float" office:value="147.511">
                <text:p>147.511</text:p>
              </table:table-cell>
              <table:table-cell office:value-type="float" office:value="146.752">
                <text:p>146.752</text:p>
              </table:table-cell>
              <table:table-cell office:value-type="float" office:value="146.131">
                <text:p>146.131</text:p>
              </table:table-cell>
              <table:table-cell office:value-type="float" office:value="147.729">
                <text:p>147.729</text:p>
              </table:table-cell>
              <table:table-cell office:value-type="float" office:value="142.682">
                <text:p>142.682</text:p>
              </table:table-cell>
              <table:table-cell office:value-type="float" office:value="141.466">
                <text:p>141.466</text:p>
              </table:table-cell>
              <table:table-cell office:value-type="float" office:value="140.706">
                <text:p>140.706</text:p>
              </table:table-cell>
              <table:table-cell office:value-type="float" office:value="140.49">
                <text:p>140.49</text:p>
              </table:table-cell>
              <table:table-cell office:value-type="float" office:value="139.728">
                <text:p>139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2:estimated_values.ADQ2</svg:desc>
                </draw:g>
              </table:table-cell>
              <table:table-cell office:value-type="float" office:value="354.508">
                <text:p>354.508</text:p>
              </table:table-cell>
              <table:table-cell office:value-type="float" office:value="354.439">
                <text:p>354.439</text:p>
              </table:table-cell>
              <table:table-cell office:value-type="float" office:value="353.607">
                <text:p>353.607</text:p>
              </table:table-cell>
              <table:table-cell office:value-type="float" office:value="355.842">
                <text:p>355.842</text:p>
              </table:table-cell>
              <table:table-cell office:value-type="float" office:value="352.035">
                <text:p>352.035</text:p>
              </table:table-cell>
              <table:table-cell office:value-type="float" office:value="351.788">
                <text:p>351.788</text:p>
              </table:table-cell>
              <table:table-cell office:value-type="float" office:value="352.894">
                <text:p>352.894</text:p>
              </table:table-cell>
              <table:table-cell office:value-type="float" office:value="353.531">
                <text:p>353.531</text:p>
              </table:table-cell>
              <table:table-cell office:value-type="float" office:value="353.455">
                <text:p>353.455</text:p>
              </table:table-cell>
              <table:table-cell office:value-type="float" office:value="352.668">
                <text:p>352.668</text:p>
              </table:table-cell>
              <table:table-cell office:value-type="float" office:value="351.979">
                <text:p>351.979</text:p>
              </table:table-cell>
              <table:table-cell office:value-type="float" office:value="352.164">
                <text:p>352.164</text:p>
              </table:table-cell>
              <table:table-cell office:value-type="float" office:value="351.129">
                <text:p>351.129</text:p>
              </table:table-cell>
              <table:table-cell office:value-type="float" office:value="352.064">
                <text:p>352.064</text:p>
              </table:table-cell>
              <table:table-cell office:value-type="float" office:value="352.676">
                <text:p>352.676</text:p>
              </table:table-cell>
              <table:table-cell office:value-type="float" office:value="353.582">
                <text:p>353.582</text:p>
              </table:table-cell>
              <table:table-cell office:value-type="float" office:value="355.184">
                <text:p>355.184</text:p>
              </table:table-cell>
              <table:table-cell office:value-type="float" office:value="351.621">
                <text:p>351.621</text:p>
              </table:table-cell>
              <table:table-cell office:value-type="float" office:value="352.818">
                <text:p>352.818</text:p>
              </table:table-cell>
              <table:table-cell office:value-type="float" office:value="352.454">
                <text:p>352.454</text:p>
              </table:table-cell>
              <table:table-cell office:value-type="float" office:value="350.254">
                <text:p>350.254</text:p>
              </table:table-cell>
              <table:table-cell office:value-type="float" office:value="349.789">
                <text:p>349.789</text:p>
              </table:table-cell>
              <table:table-cell office:value-type="float" office:value="352.122">
                <text:p>352.122</text:p>
              </table:table-cell>
              <table:table-cell office:value-type="float" office:value="349.958">
                <text:p>349.958</text:p>
              </table:table-cell>
              <table:table-cell office:value-type="float" office:value="350.458">
                <text:p>350.458</text:p>
              </table:table-cell>
              <table:table-cell office:value-type="float" office:value="351.102">
                <text:p>351.102</text:p>
              </table:table-cell>
              <table:table-cell office:value-type="float" office:value="354.082">
                <text:p>354.082</text:p>
              </table:table-cell>
              <table:table-cell office:value-type="float" office:value="350.326">
                <text:p>350.326</text:p>
              </table:table-cell>
              <table:table-cell office:value-type="float" office:value="350.849">
                <text:p>350.849</text:p>
              </table:table-cell>
              <table:table-cell office:value-type="float" office:value="349.977">
                <text:p>349.977</text:p>
              </table:table-cell>
              <table:table-cell office:value-type="float" office:value="350.847">
                <text:p>350.847</text:p>
              </table:table-cell>
              <table:table-cell office:value-type="float" office:value="350.115">
                <text:p>350.115</text:p>
              </table:table-cell>
              <table:table-cell office:value-type="float" office:value="350.175">
                <text:p>350.175</text:p>
              </table:table-cell>
              <table:table-cell office:value-type="float" office:value="350.74">
                <text:p>350.74</text:p>
              </table:table-cell>
              <table:table-cell office:value-type="float" office:value="350.911">
                <text:p>350.911</text:p>
              </table:table-cell>
              <table:table-cell office:value-type="float" office:value="349.776">
                <text:p>349.776</text:p>
              </table:table-cell>
              <table:table-cell office:value-type="float" office:value="350.105">
                <text:p>350.105</text:p>
              </table:table-cell>
              <table:table-cell office:value-type="float" office:value="350.981">
                <text:p>350.981</text:p>
              </table:table-cell>
              <table:table-cell office:value-type="float" office:value="350.523">
                <text:p>350.523</text:p>
              </table:table-cell>
              <table:table-cell office:value-type="float" office:value="349.776">
                <text:p>349.776</text:p>
              </table:table-cell>
              <table:table-cell office:value-type="float" office:value="352.19">
                <text:p>352.19</text:p>
              </table:table-cell>
              <table:table-cell office:value-type="float" office:value="361.028">
                <text:p>361.028</text:p>
              </table:table-cell>
              <table:table-cell office:value-type="float" office:value="384.033">
                <text:p>384.033</text:p>
              </table:table-cell>
              <table:table-cell office:value-type="float" office:value="379.473">
                <text:p>379.473</text:p>
              </table:table-cell>
              <table:table-cell office:value-type="float" office:value="381.488">
                <text:p>381.488</text:p>
              </table:table-cell>
              <table:table-cell office:value-type="float" office:value="381.002">
                <text:p>381.002</text:p>
              </table:table-cell>
              <table:table-cell office:value-type="float" office:value="382.365">
                <text:p>382.365</text:p>
              </table:table-cell>
              <table:table-cell office:value-type="float" office:value="378.205">
                <text:p>378.205</text:p>
              </table:table-cell>
              <table:table-cell office:value-type="float" office:value="378.339">
                <text:p>378.339</text:p>
              </table:table-cell>
              <table:table-cell office:value-type="float" office:value="377.212">
                <text:p>377.212</text:p>
              </table:table-cell>
              <table:table-cell office:value-type="float" office:value="378.889">
                <text:p>378.889</text:p>
              </table:table-cell>
              <table:table-cell office:value-type="float" office:value="379.561">
                <text:p>379.561</text:p>
              </table:table-cell>
              <table:table-cell office:value-type="float" office:value="373.485">
                <text:p>373.485</text:p>
              </table:table-cell>
              <table:table-cell office:value-type="float" office:value="381.185">
                <text:p>381.185</text:p>
              </table:table-cell>
              <table:table-cell office:value-type="float" office:value="378.793">
                <text:p>378.793</text:p>
              </table:table-cell>
              <table:table-cell office:value-type="float" office:value="381.058">
                <text:p>381.058</text:p>
              </table:table-cell>
              <table:table-cell office:value-type="float" office:value="379.295">
                <text:p>379.295</text:p>
              </table:table-cell>
              <table:table-cell office:value-type="float" office:value="380.141">
                <text:p>380.141</text:p>
              </table:table-cell>
              <table:table-cell office:value-type="float" office:value="379.15">
                <text:p>379.15</text:p>
              </table:table-cell>
              <table:table-cell office:value-type="float" office:value="382.907">
                <text:p>382.907</text:p>
              </table:table-cell>
              <table:table-cell office:value-type="float" office:value="377">
                <text:p>377</text:p>
              </table:table-cell>
              <table:table-cell office:value-type="float" office:value="381.886">
                <text:p>381.886</text:p>
              </table:table-cell>
              <table:table-cell office:value-type="float" office:value="379.922">
                <text:p>379.922</text:p>
              </table:table-cell>
              <table:table-cell office:value-type="float" office:value="379.037">
                <text:p>379.037</text:p>
              </table:table-cell>
              <table:table-cell office:value-type="float" office:value="388.788">
                <text:p>388.788</text:p>
              </table:table-cell>
              <table:table-cell office:value-type="float" office:value="388.988">
                <text:p>388.988</text:p>
              </table:table-cell>
              <table:table-cell office:value-type="float" office:value="386.364">
                <text:p>386.364</text:p>
              </table:table-cell>
              <table:table-cell office:value-type="float" office:value="389.825">
                <text:p>389.825</text:p>
              </table:table-cell>
              <table:table-cell office:value-type="float" office:value="386.572">
                <text:p>386.572</text:p>
              </table:table-cell>
              <table:table-cell office:value-type="float" office:value="381.33">
                <text:p>381.33</text:p>
              </table:table-cell>
              <table:table-cell office:value-type="float" office:value="378.815">
                <text:p>378.815</text:p>
              </table:table-cell>
              <table:table-cell office:value-type="float" office:value="386.504">
                <text:p>386.504</text:p>
              </table:table-cell>
              <table:table-cell office:value-type="float" office:value="386.186">
                <text:p>386.186</text:p>
              </table:table-cell>
              <table:table-cell office:value-type="float" office:value="386.297">
                <text:p>386.297</text:p>
              </table:table-cell>
              <table:table-cell office:value-type="float" office:value="379.645">
                <text:p>379.645</text:p>
              </table:table-cell>
              <table:table-cell office:value-type="float" office:value="378.269">
                <text:p>378.269</text:p>
              </table:table-cell>
              <table:table-cell office:value-type="float" office:value="379.623">
                <text:p>379.623</text:p>
              </table:table-cell>
              <table:table-cell office:value-type="float" office:value="378.633">
                <text:p>378.633</text:p>
              </table:table-cell>
              <table:table-cell office:value-type="float" office:value="378.023">
                <text:p>378.023</text:p>
              </table:table-cell>
              <table:table-cell office:value-type="float" office:value="378.504">
                <text:p>378.504</text:p>
              </table:table-cell>
              <table:table-cell office:value-type="float" office:value="379.103">
                <text:p>379.103</text:p>
              </table:table-cell>
              <table:table-cell office:value-type="float" office:value="378.608">
                <text:p>378.608</text:p>
              </table:table-cell>
              <table:table-cell office:value-type="float" office:value="376.992">
                <text:p>376.992</text:p>
              </table:table-cell>
              <table:table-cell office:value-type="float" office:value="380.183">
                <text:p>380.183</text:p>
              </table:table-cell>
              <table:table-cell office:value-type="float" office:value="376.468">
                <text:p>376.468</text:p>
              </table:table-cell>
              <table:table-cell office:value-type="float" office:value="378.584">
                <text:p>378.584</text:p>
              </table:table-cell>
              <table:table-cell office:value-type="float" office:value="379.659">
                <text:p>379.659</text:p>
              </table:table-cell>
              <table:table-cell office:value-type="float" office:value="378.025">
                <text:p>378.025</text:p>
              </table:table-cell>
              <table:table-cell office:value-type="float" office:value="378.336">
                <text:p>378.336</text:p>
              </table:table-cell>
              <table:table-cell office:value-type="float" office:value="377.427">
                <text:p>377.427</text:p>
              </table:table-cell>
              <table:table-cell office:value-type="float" office:value="380.159">
                <text:p>380.159</text:p>
              </table:table-cell>
              <table:table-cell office:value-type="float" office:value="377.845">
                <text:p>377.845</text:p>
              </table:table-cell>
              <table:table-cell office:value-type="float" office:value="377.662">
                <text:p>377.662</text:p>
              </table:table-cell>
              <table:table-cell office:value-type="float" office:value="376.134">
                <text:p>376.134</text:p>
              </table:table-cell>
              <table:table-cell office:value-type="float" office:value="376.011">
                <text:p>376.011</text:p>
              </table:table-cell>
              <table:table-cell office:value-type="float" office:value="378.482">
                <text:p>378.482</text:p>
              </table:table-cell>
              <table:table-cell office:value-type="float" office:value="378.954">
                <text:p>378.954</text:p>
              </table:table-cell>
              <table:table-cell office:value-type="float" office:value="379.469">
                <text:p>379.469</text:p>
              </table:table-cell>
              <table:table-cell office:value-type="float" office:value="377.508">
                <text:p>377.508</text:p>
              </table:table-cell>
              <table:table-cell office:value-type="float" office:value="362.552">
                <text:p>362.552</text:p>
              </table:table-cell>
              <table:table-cell office:value-type="float" office:value="366.39">
                <text:p>366.39</text:p>
              </table:table-cell>
              <table:table-cell office:value-type="float" office:value="366.808">
                <text:p>366.808</text:p>
              </table:table-cell>
              <table:table-cell office:value-type="float" office:value="367.423">
                <text:p>367.423</text:p>
              </table:table-cell>
              <table:table-cell office:value-type="float" office:value="367.54">
                <text:p>367.54</text:p>
              </table:table-cell>
              <table:table-cell office:value-type="float" office:value="372.823">
                <text:p>372.823</text:p>
              </table:table-cell>
              <table:table-cell office:value-type="float" office:value="372.154">
                <text:p>372.154</text:p>
              </table:table-cell>
              <table:table-cell office:value-type="float" office:value="371.79">
                <text:p>371.79</text:p>
              </table:table-cell>
              <table:table-cell office:value-type="float" office:value="370.756">
                <text:p>370.756</text:p>
              </table:table-cell>
              <table:table-cell office:value-type="float" office:value="368.953">
                <text:p>368.953</text:p>
              </table:table-cell>
              <table:table-cell office:value-type="float" office:value="373.333">
                <text:p>373.333</text:p>
              </table:table-cell>
              <table:table-cell office:value-type="float" office:value="370.588">
                <text:p>370.588</text:p>
              </table:table-cell>
              <table:table-cell office:value-type="float" office:value="371.152">
                <text:p>371.152</text:p>
              </table:table-cell>
              <table:table-cell office:value-type="float" office:value="370.761">
                <text:p>370.761</text:p>
              </table:table-cell>
              <table:table-cell office:value-type="float" office:value="369.868">
                <text:p>369.868</text:p>
              </table:table-cell>
              <table:table-cell office:value-type="float" office:value="371.554">
                <text:p>371.554</text:p>
              </table:table-cell>
              <table:table-cell office:value-type="float" office:value="369.425">
                <text:p>369.425</text:p>
              </table:table-cell>
              <table:table-cell office:value-type="float" office:value="370.922">
                <text:p>370.922</text:p>
              </table:table-cell>
              <table:table-cell office:value-type="float" office:value="370.771">
                <text:p>370.771</text:p>
              </table:table-cell>
              <table:table-cell office:value-type="float" office:value="365.116">
                <text:p>365.116</text:p>
              </table:table-cell>
              <table:table-cell office:value-type="float" office:value="365.846">
                <text:p>365.846</text:p>
              </table:table-cell>
              <table:table-cell office:value-type="float" office:value="375.584">
                <text:p>375.584</text:p>
              </table:table-cell>
              <table:table-cell office:value-type="float" office:value="368.739">
                <text:p>368.739</text:p>
              </table:table-cell>
              <table:table-cell office:value-type="float" office:value="369.068">
                <text:p>369.068</text:p>
              </table:table-cell>
              <table:table-cell office:value-type="float" office:value="372.622">
                <text:p>372.622</text:p>
              </table:table-cell>
              <table:table-cell office:value-type="float" office:value="372.105">
                <text:p>372.105</text:p>
              </table:table-cell>
              <table:table-cell office:value-type="float" office:value="369.171">
                <text:p>369.171</text:p>
              </table:table-cell>
              <table:table-cell office:value-type="float" office:value="354.033">
                <text:p>354.033</text:p>
              </table:table-cell>
              <table:table-cell office:value-type="float" office:value="369.656">
                <text:p>369.656</text:p>
              </table:table-cell>
              <table:table-cell office:value-type="float" office:value="370.166">
                <text:p>370.166</text:p>
              </table:table-cell>
              <table:table-cell office:value-type="float" office:value="369.985">
                <text:p>369.985</text:p>
              </table:table-cell>
              <table:table-cell office:value-type="float" office:value="367.027">
                <text:p>367.027</text:p>
              </table:table-cell>
              <table:table-cell office:value-type="float" office:value="367.449">
                <text:p>367.449</text:p>
              </table:table-cell>
              <table:table-cell office:value-type="float" office:value="358.806">
                <text:p>358.806</text:p>
              </table:table-cell>
              <table:table-cell office:value-type="float" office:value="368.39">
                <text:p>368.39</text:p>
              </table:table-cell>
              <table:table-cell office:value-type="float" office:value="366.285">
                <text:p>366.285</text:p>
              </table:table-cell>
              <table:table-cell office:value-type="float" office:value="367.585">
                <text:p>367.585</text:p>
              </table:table-cell>
              <table:table-cell office:value-type="float" office:value="363.548">
                <text:p>363.548</text:p>
              </table:table-cell>
              <table:table-cell office:value-type="float" office:value="361.444">
                <text:p>361.444</text:p>
              </table:table-cell>
              <table:table-cell office:value-type="float" office:value="367.999">
                <text:p>367.999</text:p>
              </table:table-cell>
              <table:table-cell office:value-type="float" office:value="360.983">
                <text:p>360.983</text:p>
              </table:table-cell>
              <table:table-cell office:value-type="float" office:value="359.942">
                <text:p>359.942</text:p>
              </table:table-cell>
              <table:table-cell office:value-type="float" office:value="361.904">
                <text:p>361.904</text:p>
              </table:table-cell>
              <table:table-cell office:value-type="float" office:value="367.465">
                <text:p>367.465</text:p>
              </table:table-cell>
              <table:table-cell office:value-type="float" office:value="368.801">
                <text:p>368.801</text:p>
              </table:table-cell>
              <table:table-cell office:value-type="float" office:value="369.954">
                <text:p>369.954</text:p>
              </table:table-cell>
              <table:table-cell office:value-type="float" office:value="367.979">
                <text:p>367.979</text:p>
              </table:table-cell>
              <table:table-cell office:value-type="float" office:value="350.916">
                <text:p>350.916</text:p>
              </table:table-cell>
              <table:table-cell office:value-type="float" office:value="362.322">
                <text:p>362.322</text:p>
              </table:table-cell>
              <table:table-cell office:value-type="float" office:value="362.907">
                <text:p>362.907</text:p>
              </table:table-cell>
              <table:table-cell office:value-type="float" office:value="364.706">
                <text:p>364.706</text:p>
              </table:table-cell>
              <table:table-cell office:value-type="float" office:value="376.942">
                <text:p>376.942</text:p>
              </table:table-cell>
              <table:table-cell office:value-type="float" office:value="373.401">
                <text:p>373.401</text:p>
              </table:table-cell>
              <table:table-cell office:value-type="float" office:value="372.239">
                <text:p>372.239</text:p>
              </table:table-cell>
              <table:table-cell office:value-type="float" office:value="374.715">
                <text:p>374.715</text:p>
              </table:table-cell>
              <table:table-cell office:value-type="float" office:value="374.405">
                <text:p>374.405</text:p>
              </table:table-cell>
              <table:table-cell office:value-type="float" office:value="372.202">
                <text:p>372.202</text:p>
              </table:table-cell>
              <table:table-cell office:value-type="float" office:value="372.741">
                <text:p>372.741</text:p>
              </table:table-cell>
              <table:table-cell office:value-type="float" office:value="371.391">
                <text:p>371.391</text:p>
              </table:table-cell>
              <table:table-cell office:value-type="float" office:value="371.346">
                <text:p>371.346</text:p>
              </table:table-cell>
              <table:table-cell office:value-type="float" office:value="369.911">
                <text:p>369.911</text:p>
              </table:table-cell>
              <table:table-cell office:value-type="float" office:value="366.587">
                <text:p>366.587</text:p>
              </table:table-cell>
              <table:table-cell office:value-type="float" office:value="364.662">
                <text:p>364.662</text:p>
              </table:table-cell>
              <table:table-cell office:value-type="float" office:value="354.164">
                <text:p>354.164</text:p>
              </table:table-cell>
              <table:table-cell office:value-type="float" office:value="348.905">
                <text:p>348.905</text:p>
              </table:table-cell>
              <table:table-cell office:value-type="float" office:value="353.62">
                <text:p>353.62</text:p>
              </table:table-cell>
              <table:table-cell office:value-type="float" office:value="356.638">
                <text:p>356.638</text:p>
              </table:table-cell>
              <table:table-cell office:value-type="float" office:value="345.215">
                <text:p>345.215</text:p>
              </table:table-cell>
              <table:table-cell office:value-type="float" office:value="342.062">
                <text:p>342.062</text:p>
              </table:table-cell>
              <table:table-cell office:value-type="float" office:value="339.708">
                <text:p>339.708</text:p>
              </table:table-cell>
              <table:table-cell office:value-type="float" office:value="336.362">
                <text:p>336.362</text:p>
              </table:table-cell>
              <table:table-cell office:value-type="float" office:value="332.883">
                <text:p>332.883</text:p>
              </table:table-cell>
              <table:table-cell office:value-type="float" office:value="332.848">
                <text:p>332.848</text:p>
              </table:table-cell>
              <table:table-cell office:value-type="float" office:value="329.364">
                <text:p>329.364</text:p>
              </table:table-cell>
              <table:table-cell office:value-type="float" office:value="328.476">
                <text:p>328.476</text:p>
              </table:table-cell>
              <table:table-cell office:value-type="float" office:value="326.815">
                <text:p>326.815</text:p>
              </table:table-cell>
              <table:table-cell office:value-type="float" office:value="322.924">
                <text:p>322.924</text:p>
              </table:table-cell>
              <table:table-cell office:value-type="float" office:value="324.765">
                <text:p>324.765</text:p>
              </table:table-cell>
              <table:table-cell office:value-type="float" office:value="324.759">
                <text:p>324.759</text:p>
              </table:table-cell>
              <table:table-cell office:value-type="float" office:value="322.496">
                <text:p>322.496</text:p>
              </table:table-cell>
              <table:table-cell office:value-type="float" office:value="319.011">
                <text:p>319.011</text:p>
              </table:table-cell>
              <table:table-cell office:value-type="float" office:value="314.279">
                <text:p>314.279</text:p>
              </table:table-cell>
              <table:table-cell office:value-type="float" office:value="315.93">
                <text:p>315.93</text:p>
              </table:table-cell>
              <table:table-cell office:value-type="float" office:value="312.45">
                <text:p>312.45</text:p>
              </table:table-cell>
              <table:table-cell office:value-type="float" office:value="313.061">
                <text:p>313.061</text:p>
              </table:table-cell>
              <table:table-cell office:value-type="float" office:value="310.427">
                <text:p>310.427</text:p>
              </table:table-cell>
              <table:table-cell office:value-type="float" office:value="309.094">
                <text:p>309.094</text:p>
              </table:table-cell>
              <table:table-cell office:value-type="float" office:value="304.972">
                <text:p>304.972</text:p>
              </table:table-cell>
              <table:table-cell office:value-type="float" office:value="304.883">
                <text:p>304.883</text:p>
              </table:table-cell>
              <table:table-cell office:value-type="float" office:value="301.939">
                <text:p>301.939</text:p>
              </table:table-cell>
              <table:table-cell office:value-type="float" office:value="300.894">
                <text:p>300.894</text:p>
              </table:table-cell>
              <table:table-cell office:value-type="float" office:value="301.2">
                <text:p>301.2</text:p>
              </table:table-cell>
              <table:table-cell office:value-type="float" office:value="299.675">
                <text:p>299.675</text:p>
              </table:table-cell>
              <table:table-cell office:value-type="float" office:value="307.398">
                <text:p>307.398</text:p>
              </table:table-cell>
              <table:table-cell office:value-type="float" office:value="307.074">
                <text:p>307.074</text:p>
              </table:table-cell>
              <table:table-cell office:value-type="float" office:value="306.348">
                <text:p>306.348</text:p>
              </table:table-cell>
              <table:table-cell office:value-type="float" office:value="278.269">
                <text:p>278.269</text:p>
              </table:table-cell>
              <table:table-cell office:value-type="float" office:value="287.124">
                <text:p>287.124</text:p>
              </table:table-cell>
              <table:table-cell office:value-type="float" office:value="287.665">
                <text:p>287.665</text:p>
              </table:table-cell>
              <table:table-cell office:value-type="float" office:value="280.56">
                <text:p>280.56</text:p>
              </table:table-cell>
              <table:table-cell office:value-type="float" office:value="272.164">
                <text:p>272.164</text:p>
              </table:table-cell>
              <table:table-cell office:value-type="float" office:value="269.949">
                <text:p>269.949</text:p>
              </table:table-cell>
              <table:table-cell office:value-type="float" office:value="272.315">
                <text:p>272.315</text:p>
              </table:table-cell>
              <table:table-cell office:value-type="float" office:value="271.949">
                <text:p>271.949</text:p>
              </table:table-cell>
              <table:table-cell office:value-type="float" office:value="271.193">
                <text:p>271.193</text:p>
              </table:table-cell>
              <table:table-cell office:value-type="float" office:value="268.792">
                <text:p>268.792</text:p>
              </table:table-cell>
              <table:table-cell office:value-type="float" office:value="327.077">
                <text:p>327.077</text:p>
              </table:table-cell>
              <table:table-cell office:value-type="float" office:value="327.368">
                <text:p>327.368</text:p>
              </table:table-cell>
              <table:table-cell office:value-type="float" office:value="330.385">
                <text:p>330.385</text:p>
              </table:table-cell>
              <table:table-cell office:value-type="float" office:value="327.848">
                <text:p>327.848</text:p>
              </table:table-cell>
              <table:table-cell office:value-type="float" office:value="326.977">
                <text:p>326.977</text:p>
              </table:table-cell>
              <table:table-cell office:value-type="float" office:value="327.572">
                <text:p>327.572</text:p>
              </table:table-cell>
              <table:table-cell office:value-type="float" office:value="328.028">
                <text:p>328.028</text:p>
              </table:table-cell>
              <table:table-cell office:value-type="float" office:value="326.366">
                <text:p>326.366</text:p>
              </table:table-cell>
              <table:table-cell office:value-type="float" office:value="323.873">
                <text:p>323.873</text:p>
              </table:table-cell>
              <table:table-cell office:value-type="float" office:value="326.705">
                <text:p>326.705</text:p>
              </table:table-cell>
              <table:table-cell office:value-type="float" office:value="326.837">
                <text:p>326.837</text:p>
              </table:table-cell>
              <table:table-cell office:value-type="float" office:value="325.302">
                <text:p>325.302</text:p>
              </table:table-cell>
              <table:table-cell office:value-type="float" office:value="328.548">
                <text:p>328.548</text:p>
              </table:table-cell>
              <table:table-cell office:value-type="float" office:value="323.867">
                <text:p>323.867</text:p>
              </table:table-cell>
              <table:table-cell office:value-type="float" office:value="325.275">
                <text:p>325.275</text:p>
              </table:table-cell>
              <table:table-cell office:value-type="float" office:value="323.652">
                <text:p>323.652</text:p>
              </table:table-cell>
              <table:table-cell office:value-type="float" office:value="325.491">
                <text:p>325.491</text:p>
              </table:table-cell>
              <table:table-cell office:value-type="float" office:value="324.617">
                <text:p>324.617</text:p>
              </table:table-cell>
              <table:table-cell office:value-type="float" office:value="324.448">
                <text:p>324.448</text:p>
              </table:table-cell>
              <table:table-cell office:value-type="float" office:value="324.561">
                <text:p>324.561</text:p>
              </table:table-cell>
              <table:table-cell office:value-type="float" office:value="324.497">
                <text:p>324.497</text:p>
              </table:table-cell>
              <table:table-cell office:value-type="float" office:value="353.784">
                <text:p>353.784</text:p>
              </table:table-cell>
              <table:table-cell office:value-type="float" office:value="356.006">
                <text:p>356.006</text:p>
              </table:table-cell>
              <table:table-cell office:value-type="float" office:value="344.554">
                <text:p>344.554</text:p>
              </table:table-cell>
              <table:table-cell office:value-type="float" office:value="365.156">
                <text:p>365.156</text:p>
              </table:table-cell>
              <table:table-cell office:value-type="float" office:value="365.191">
                <text:p>365.191</text:p>
              </table:table-cell>
              <table:table-cell office:value-type="float" office:value="360.819">
                <text:p>360.819</text:p>
              </table:table-cell>
              <table:table-cell office:value-type="float" office:value="360.649">
                <text:p>360.649</text:p>
              </table:table-cell>
              <table:table-cell office:value-type="float" office:value="361.106">
                <text:p>361.106</text:p>
              </table:table-cell>
              <table:table-cell office:value-type="float" office:value="359.803">
                <text:p>359.803</text:p>
              </table:table-cell>
              <table:table-cell office:value-type="float" office:value="358.94">
                <text:p>358.94</text:p>
              </table:table-cell>
              <table:table-cell office:value-type="float" office:value="361.011">
                <text:p>361.011</text:p>
              </table:table-cell>
              <table:table-cell office:value-type="float" office:value="358.727">
                <text:p>358.727</text:p>
              </table:table-cell>
              <table:table-cell office:value-type="float" office:value="360.276">
                <text:p>360.276</text:p>
              </table:table-cell>
              <table:table-cell office:value-type="float" office:value="358.712">
                <text:p>358.712</text:p>
              </table:table-cell>
              <table:table-cell office:value-type="float" office:value="357.711">
                <text:p>357.711</text:p>
              </table:table-cell>
              <table:table-cell office:value-type="float" office:value="360.028">
                <text:p>360.028</text:p>
              </table:table-cell>
              <table:table-cell office:value-type="float" office:value="358.379">
                <text:p>358.379</text:p>
              </table:table-cell>
              <table:table-cell office:value-type="float" office:value="359.623">
                <text:p>359.623</text:p>
              </table:table-cell>
              <table:table-cell office:value-type="float" office:value="363.096">
                <text:p>363.096</text:p>
              </table:table-cell>
              <table:table-cell office:value-type="float" office:value="349.202">
                <text:p>349.202</text:p>
              </table:table-cell>
              <table:table-cell office:value-type="float" office:value="363.864">
                <text:p>363.864</text:p>
              </table:table-cell>
              <table:table-cell office:value-type="float" office:value="385.233">
                <text:p>385.233</text:p>
              </table:table-cell>
              <table:table-cell office:value-type="float" office:value="384.425">
                <text:p>384.425</text:p>
              </table:table-cell>
              <table:table-cell office:value-type="float" office:value="383.896">
                <text:p>383.896</text:p>
              </table:table-cell>
              <table:table-cell office:value-type="float" office:value="383.278">
                <text:p>383.278</text:p>
              </table:table-cell>
              <table:table-cell office:value-type="float" office:value="383.399">
                <text:p>383.399</text:p>
              </table:table-cell>
              <table:table-cell office:value-type="float" office:value="383.735">
                <text:p>383.735</text:p>
              </table:table-cell>
              <table:table-cell office:value-type="float" office:value="380.787">
                <text:p>380.787</text:p>
              </table:table-cell>
              <table:table-cell office:value-type="float" office:value="381.01">
                <text:p>381.01</text:p>
              </table:table-cell>
              <table:table-cell office:value-type="float" office:value="381.875">
                <text:p>381.875</text:p>
              </table:table-cell>
              <table:table-cell office:value-type="float" office:value="374.703">
                <text:p>374.703</text:p>
              </table:table-cell>
              <table:table-cell office:value-type="float" office:value="380.843">
                <text:p>380.843</text:p>
              </table:table-cell>
              <table:table-cell office:value-type="float" office:value="377.053">
                <text:p>377.053</text:p>
              </table:table-cell>
              <table:table-cell office:value-type="float" office:value="379.007">
                <text:p>379.007</text:p>
              </table:table-cell>
              <table:table-cell office:value-type="float" office:value="379.072">
                <text:p>379.072</text:p>
              </table:table-cell>
              <table:table-cell office:value-type="float" office:value="364.89">
                <text:p>364.89</text:p>
              </table:table-cell>
              <table:table-cell office:value-type="float" office:value="363.585">
                <text:p>363.585</text:p>
              </table:table-cell>
              <table:table-cell office:value-type="float" office:value="362.31">
                <text:p>362.31</text:p>
              </table:table-cell>
              <table:table-cell office:value-type="float" office:value="361.466">
                <text:p>361.466</text:p>
              </table:table-cell>
              <table:table-cell office:value-type="float" office:value="354.53">
                <text:p>354.53</text:p>
              </table:table-cell>
              <table:table-cell office:value-type="float" office:value="342.962">
                <text:p>342.962</text:p>
              </table:table-cell>
              <table:table-cell office:value-type="float" office:value="341.459">
                <text:p>341.459</text:p>
              </table:table-cell>
              <table:table-cell office:value-type="float" office:value="338.163">
                <text:p>338.163</text:p>
              </table:table-cell>
              <table:table-cell office:value-type="float" office:value="335.925">
                <text:p>335.925</text:p>
              </table:table-cell>
              <table:table-cell office:value-type="float" office:value="333.063">
                <text:p>333.063</text:p>
              </table:table-cell>
              <table:table-cell office:value-type="float" office:value="335.91">
                <text:p>335.91</text:p>
              </table:table-cell>
              <table:table-cell office:value-type="float" office:value="333.257">
                <text:p>333.257</text:p>
              </table:table-cell>
              <table:table-cell office:value-type="float" office:value="332.856">
                <text:p>332.856</text:p>
              </table:table-cell>
              <table:table-cell office:value-type="float" office:value="331.683">
                <text:p>331.683</text:p>
              </table:table-cell>
              <table:table-cell office:value-type="float" office:value="327.878">
                <text:p>327.878</text:p>
              </table:table-cell>
              <table:table-cell office:value-type="float" office:value="324.88">
                <text:p>324.88</text:p>
              </table:table-cell>
              <table:table-cell office:value-type="float" office:value="326.422">
                <text:p>326.422</text:p>
              </table:table-cell>
              <table:table-cell office:value-type="float" office:value="321.58">
                <text:p>321.58</text:p>
              </table:table-cell>
              <table:table-cell office:value-type="float" office:value="319.361">
                <text:p>319.361</text:p>
              </table:table-cell>
              <table:table-cell office:value-type="float" office:value="319.174">
                <text:p>319.174</text:p>
              </table:table-cell>
              <table:table-cell office:value-type="float" office:value="318.641">
                <text:p>318.641</text:p>
              </table:table-cell>
              <table:table-cell office:value-type="float" office:value="316.544">
                <text:p>316.544</text:p>
              </table:table-cell>
              <table:table-cell office:value-type="float" office:value="315.715">
                <text:p>315.715</text:p>
              </table:table-cell>
              <table:table-cell office:value-type="float" office:value="315.026">
                <text:p>315.026</text:p>
              </table:table-cell>
              <table:table-cell office:value-type="float" office:value="312.151">
                <text:p>312.151</text:p>
              </table:table-cell>
              <table:table-cell office:value-type="float" office:value="314.069">
                <text:p>314.069</text:p>
              </table:table-cell>
              <table:table-cell office:value-type="float" office:value="316.634">
                <text:p>316.634</text:p>
              </table:table-cell>
              <table:table-cell office:value-type="float" office:value="315.29">
                <text:p>315.29</text:p>
              </table:table-cell>
              <table:table-cell office:value-type="float" office:value="316.228">
                <text:p>316.228</text:p>
              </table:table-cell>
              <table:table-cell office:value-type="float" office:value="309.224">
                <text:p>309.224</text:p>
              </table:table-cell>
              <table:table-cell office:value-type="float" office:value="308.835">
                <text:p>308.835</text:p>
              </table:table-cell>
              <table:table-cell office:value-type="float" office:value="308.226">
                <text:p>308.226</text:p>
              </table:table-cell>
              <table:table-cell office:value-type="float" office:value="316.973">
                <text:p>316.973</text:p>
              </table:table-cell>
              <table:table-cell office:value-type="float" office:value="316.608">
                <text:p>316.608</text:p>
              </table:table-cell>
              <table:table-cell office:value-type="float" office:value="318.37">
                <text:p>318.37</text:p>
              </table:table-cell>
              <table:table-cell office:value-type="float" office:value="316.299">
                <text:p>316.299</text:p>
              </table:table-cell>
              <table:table-cell office:value-type="float" office:value="312.835">
                <text:p>312.835</text:p>
              </table:table-cell>
              <table:table-cell office:value-type="float" office:value="301.038">
                <text:p>301.038</text:p>
              </table:table-cell>
              <table:table-cell office:value-type="float" office:value="301.804">
                <text:p>301.804</text:p>
              </table:table-cell>
              <table:table-cell office:value-type="float" office:value="300.052">
                <text:p>300.052</text:p>
              </table:table-cell>
              <table:table-cell office:value-type="float" office:value="298.778">
                <text:p>298.778</text:p>
              </table:table-cell>
              <table:table-cell office:value-type="float" office:value="301.56">
                <text:p>301.56</text:p>
              </table:table-cell>
              <table:table-cell office:value-type="float" office:value="287.028">
                <text:p>287.028</text:p>
              </table:table-cell>
              <table:table-cell office:value-type="float" office:value="348.086">
                <text:p>348.086</text:p>
              </table:table-cell>
              <table:table-cell office:value-type="float" office:value="349.785">
                <text:p>349.785</text:p>
              </table:table-cell>
              <table:table-cell office:value-type="float" office:value="349.659">
                <text:p>349.659</text:p>
              </table:table-cell>
              <table:table-cell office:value-type="float" office:value="345.605">
                <text:p>345.605</text:p>
              </table:table-cell>
              <table:table-cell office:value-type="float" office:value="349.095">
                <text:p>349.095</text:p>
              </table:table-cell>
              <table:table-cell office:value-type="float" office:value="349.018">
                <text:p>349.018</text:p>
              </table:table-cell>
              <table:table-cell office:value-type="float" office:value="347">
                <text:p>347</text:p>
              </table:table-cell>
              <table:table-cell office:value-type="float" office:value="346.661">
                <text:p>346.661</text:p>
              </table:table-cell>
              <table:table-cell office:value-type="float" office:value="345.752">
                <text:p>345.752</text:p>
              </table:table-cell>
              <table:table-cell office:value-type="float" office:value="344.342">
                <text:p>344.342</text:p>
              </table:table-cell>
              <table:table-cell office:value-type="float" office:value="344.114">
                <text:p>344.114</text:p>
              </table:table-cell>
              <table:table-cell office:value-type="float" office:value="325.736">
                <text:p>325.736</text:p>
              </table:table-cell>
              <table:table-cell office:value-type="float" office:value="325.421">
                <text:p>325.421</text:p>
              </table:table-cell>
              <table:table-cell office:value-type="float" office:value="325.297">
                <text:p>325.297</text:p>
              </table:table-cell>
              <table:table-cell office:value-type="float" office:value="325.673">
                <text:p>325.673</text:p>
              </table:table-cell>
              <table:table-cell office:value-type="float" office:value="324.324">
                <text:p>324.324</text:p>
              </table:table-cell>
              <table:table-cell office:value-type="float" office:value="323.398">
                <text:p>323.398</text:p>
              </table:table-cell>
              <table:table-cell office:value-type="float" office:value="323.735">
                <text:p>323.735</text:p>
              </table:table-cell>
              <table:table-cell office:value-type="float" office:value="323.763">
                <text:p>323.763</text:p>
              </table:table-cell>
              <table:table-cell office:value-type="float" office:value="324.316">
                <text:p>324.316</text:p>
              </table:table-cell>
              <table:table-cell office:value-type="float" office:value="325.004">
                <text:p>325.004</text:p>
              </table:table-cell>
              <table:table-cell office:value-type="float" office:value="323.778">
                <text:p>323.778</text:p>
              </table:table-cell>
              <table:table-cell office:value-type="float" office:value="322.298">
                <text:p>322.298</text:p>
              </table:table-cell>
              <table:table-cell office:value-type="float" office:value="364.366">
                <text:p>364.366</text:p>
              </table:table-cell>
              <table:table-cell office:value-type="float" office:value="371.313">
                <text:p>371.313</text:p>
              </table:table-cell>
              <table:table-cell office:value-type="float" office:value="376.206">
                <text:p>376.206</text:p>
              </table:table-cell>
              <table:table-cell office:value-type="float" office:value="376.769">
                <text:p>376.769</text:p>
              </table:table-cell>
              <table:table-cell office:value-type="float" office:value="375.376">
                <text:p>375.376</text:p>
              </table:table-cell>
              <table:table-cell office:value-type="float" office:value="375.927">
                <text:p>375.927</text:p>
              </table:table-cell>
              <table:table-cell office:value-type="float" office:value="376.194">
                <text:p>376.194</text:p>
              </table:table-cell>
              <table:table-cell office:value-type="float" office:value="372.247">
                <text:p>372.247</text:p>
              </table:table-cell>
              <table:table-cell office:value-type="float" office:value="371.849">
                <text:p>371.849</text:p>
              </table:table-cell>
              <table:table-cell office:value-type="float" office:value="370.772">
                <text:p>370.772</text:p>
              </table:table-cell>
              <table:table-cell office:value-type="float" office:value="370.574">
                <text:p>370.574</text:p>
              </table:table-cell>
              <table:table-cell office:value-type="float" office:value="370.481">
                <text:p>370.481</text:p>
              </table:table-cell>
              <table:table-cell office:value-type="float" office:value="369.343">
                <text:p>369.343</text:p>
              </table:table-cell>
              <table:table-cell office:value-type="float" office:value="365.124">
                <text:p>365.124</text:p>
              </table:table-cell>
              <table:table-cell office:value-type="float" office:value="367.386">
                <text:p>367.386</text:p>
              </table:table-cell>
              <table:table-cell office:value-type="float" office:value="369.321">
                <text:p>369.321</text:p>
              </table:table-cell>
              <table:table-cell office:value-type="float" office:value="367.667">
                <text:p>367.667</text:p>
              </table:table-cell>
              <table:table-cell office:value-type="float" office:value="367.027">
                <text:p>367.027</text:p>
              </table:table-cell>
              <table:table-cell office:value-type="float" office:value="368.644">
                <text:p>368.644</text:p>
              </table:table-cell>
              <table:table-cell office:value-type="float" office:value="366.443">
                <text:p>366.443</text:p>
              </table:table-cell>
              <table:table-cell office:value-type="float" office:value="369.67">
                <text:p>369.67</text:p>
              </table:table-cell>
              <table:table-cell office:value-type="float" office:value="369.498">
                <text:p>369.498</text:p>
              </table:table-cell>
              <table:table-cell office:value-type="float" office:value="369.96">
                <text:p>369.96</text:p>
              </table:table-cell>
              <table:table-cell office:value-type="float" office:value="378.084">
                <text:p>378.084</text:p>
              </table:table-cell>
              <table:table-cell office:value-type="float" office:value="380.461">
                <text:p>380.461</text:p>
              </table:table-cell>
              <table:table-cell office:value-type="float" office:value="377.461">
                <text:p>377.461</text:p>
              </table:table-cell>
              <table:table-cell office:value-type="float" office:value="375.602">
                <text:p>375.602</text:p>
              </table:table-cell>
              <table:table-cell office:value-type="float" office:value="378.422">
                <text:p>378.422</text:p>
              </table:table-cell>
              <table:table-cell office:value-type="float" office:value="378.996">
                <text:p>378.996</text:p>
              </table:table-cell>
              <table:table-cell office:value-type="float" office:value="369.877">
                <text:p>369.877</text:p>
              </table:table-cell>
              <table:table-cell office:value-type="float" office:value="378.554">
                <text:p>378.554</text:p>
              </table:table-cell>
              <table:table-cell office:value-type="float" office:value="377.545">
                <text:p>377.545</text:p>
              </table:table-cell>
              <table:table-cell office:value-type="float" office:value="375.831">
                <text:p>375.831</text:p>
              </table:table-cell>
              <table:table-cell office:value-type="float" office:value="374.209">
                <text:p>374.209</text:p>
              </table:table-cell>
              <table:table-cell office:value-type="float" office:value="369.9">
                <text:p>369.9</text:p>
              </table:table-cell>
              <table:table-cell office:value-type="float" office:value="370.005">
                <text:p>370.005</text:p>
              </table:table-cell>
              <table:table-cell office:value-type="float" office:value="371.112">
                <text:p>371.112</text:p>
              </table:table-cell>
              <table:table-cell office:value-type="float" office:value="370.835">
                <text:p>370.835</text:p>
              </table:table-cell>
              <table:table-cell office:value-type="float" office:value="368.933">
                <text:p>368.933</text:p>
              </table:table-cell>
              <table:table-cell office:value-type="float" office:value="369.556">
                <text:p>369.556</text:p>
              </table:table-cell>
              <table:table-cell office:value-type="float" office:value="369.203">
                <text:p>369.203</text:p>
              </table:table-cell>
              <table:table-cell office:value-type="float" office:value="368.745">
                <text:p>368.745</text:p>
              </table:table-cell>
              <table:table-cell office:value-type="float" office:value="368.673">
                <text:p>368.673</text:p>
              </table:table-cell>
              <table:table-cell office:value-type="float" office:value="368.97">
                <text:p>368.97</text:p>
              </table:table-cell>
              <table:table-cell office:value-type="float" office:value="367.1">
                <text:p>367.1</text:p>
              </table:table-cell>
              <table:table-cell office:value-type="float" office:value="348.585">
                <text:p>348.585</text:p>
              </table:table-cell>
              <table:table-cell office:value-type="float" office:value="347.075">
                <text:p>347.075</text:p>
              </table:table-cell>
              <table:table-cell office:value-type="float" office:value="344.054">
                <text:p>344.054</text:p>
              </table:table-cell>
              <table:table-cell office:value-type="float" office:value="344.635">
                <text:p>344.635</text:p>
              </table:table-cell>
              <table:table-cell office:value-type="float" office:value="343.059">
                <text:p>343.059</text:p>
              </table:table-cell>
              <table:table-cell office:value-type="float" office:value="342.809">
                <text:p>342.809</text:p>
              </table:table-cell>
              <table:table-cell office:value-type="float" office:value="342.326">
                <text:p>342.326</text:p>
              </table:table-cell>
              <table:table-cell office:value-type="float" office:value="341.421">
                <text:p>341.421</text:p>
              </table:table-cell>
              <table:table-cell office:value-type="float" office:value="343.37">
                <text:p>343.37</text:p>
              </table:table-cell>
              <table:table-cell office:value-type="float" office:value="341.432">
                <text:p>341.432</text:p>
              </table:table-cell>
              <table:table-cell office:value-type="float" office:value="340.607">
                <text:p>340.607</text:p>
              </table:table-cell>
              <table:table-cell office:value-type="float" office:value="336.044">
                <text:p>336.044</text:p>
              </table:table-cell>
              <table:table-cell office:value-type="float" office:value="319.805">
                <text:p>319.805</text:p>
              </table:table-cell>
              <table:table-cell office:value-type="float" office:value="338.926">
                <text:p>338.926</text:p>
              </table:table-cell>
              <table:table-cell office:value-type="float" office:value="340.189">
                <text:p>340.189</text:p>
              </table:table-cell>
              <table:table-cell office:value-type="float" office:value="331.456">
                <text:p>331.456</text:p>
              </table:table-cell>
              <table:table-cell office:value-type="float" office:value="337.632">
                <text:p>337.632</text:p>
              </table:table-cell>
              <table:table-cell office:value-type="float" office:value="330.799">
                <text:p>330.799</text:p>
              </table:table-cell>
              <table:table-cell office:value-type="float" office:value="332.625">
                <text:p>332.625</text:p>
              </table:table-cell>
              <table:table-cell office:value-type="float" office:value="332.916">
                <text:p>332.916</text:p>
              </table:table-cell>
              <table:table-cell office:value-type="float" office:value="332.962">
                <text:p>332.962</text:p>
              </table:table-cell>
              <table:table-cell office:value-type="float" office:value="333.61">
                <text:p>333.61</text:p>
              </table:table-cell>
              <table:table-cell office:value-type="float" office:value="335.191">
                <text:p>335.191</text:p>
              </table:table-cell>
              <table:table-cell office:value-type="float" office:value="334.101">
                <text:p>334.101</text:p>
              </table:table-cell>
              <table:table-cell office:value-type="float" office:value="329.52">
                <text:p>329.52</text:p>
              </table:table-cell>
              <table:table-cell office:value-type="float" office:value="329.072">
                <text:p>329.072</text:p>
              </table:table-cell>
              <table:table-cell office:value-type="float" office:value="329.051">
                <text:p>329.051</text:p>
              </table:table-cell>
              <table:table-cell office:value-type="float" office:value="332.815">
                <text:p>332.815</text:p>
              </table:table-cell>
              <table:table-cell office:value-type="float" office:value="329.469">
                <text:p>329.469</text:p>
              </table:table-cell>
              <table:table-cell office:value-type="float" office:value="331.25">
                <text:p>331.25</text:p>
              </table:table-cell>
              <table:table-cell office:value-type="float" office:value="318.113">
                <text:p>318.113</text:p>
              </table:table-cell>
              <table:table-cell office:value-type="float" office:value="325.875">
                <text:p>325.875</text:p>
              </table:table-cell>
              <table:table-cell office:value-type="float" office:value="327.231">
                <text:p>327.231</text:p>
              </table:table-cell>
              <table:table-cell office:value-type="float" office:value="325.366">
                <text:p>325.366</text:p>
              </table:table-cell>
              <table:table-cell office:value-type="float" office:value="327.939">
                <text:p>327.939</text:p>
              </table:table-cell>
              <table:table-cell office:value-type="float" office:value="339.077">
                <text:p>339.077</text:p>
              </table:table-cell>
              <table:table-cell office:value-type="float" office:value="334.937">
                <text:p>334.937</text:p>
              </table:table-cell>
              <table:table-cell office:value-type="float" office:value="333.852">
                <text:p>333.852</text:p>
              </table:table-cell>
              <table:table-cell office:value-type="float" office:value="334.186">
                <text:p>334.186</text:p>
              </table:table-cell>
              <table:table-cell office:value-type="float" office:value="332.307">
                <text:p>332.307</text:p>
              </table:table-cell>
              <table:table-cell office:value-type="float" office:value="329.213">
                <text:p>329.213</text:p>
              </table:table-cell>
              <table:table-cell office:value-type="float" office:value="314.107">
                <text:p>314.107</text:p>
              </table:table-cell>
              <table:table-cell office:value-type="float" office:value="329.029">
                <text:p>329.029</text:p>
              </table:table-cell>
              <table:table-cell office:value-type="float" office:value="329.608">
                <text:p>329.608</text:p>
              </table:table-cell>
              <table:table-cell office:value-type="float" office:value="332.783">
                <text:p>332.783</text:p>
              </table:table-cell>
              <table:table-cell office:value-type="float" office:value="328.475">
                <text:p>328.475</text:p>
              </table:table-cell>
              <table:table-cell office:value-type="float" office:value="328.031">
                <text:p>328.031</text:p>
              </table:table-cell>
              <table:table-cell office:value-type="float" office:value="329.964">
                <text:p>329.964</text:p>
              </table:table-cell>
              <table:table-cell office:value-type="float" office:value="329.029">
                <text:p>329.029</text:p>
              </table:table-cell>
              <table:table-cell office:value-type="float" office:value="326.971">
                <text:p>326.971</text:p>
              </table:table-cell>
              <table:table-cell office:value-type="float" office:value="331.852">
                <text:p>331.852</text:p>
              </table:table-cell>
              <table:table-cell office:value-type="float" office:value="331.66">
                <text:p>331.66</text:p>
              </table:table-cell>
              <table:table-cell office:value-type="float" office:value="328.057">
                <text:p>328.057</text:p>
              </table:table-cell>
              <table:table-cell office:value-type="float" office:value="317.394">
                <text:p>317.394</text:p>
              </table:table-cell>
              <table:table-cell office:value-type="float" office:value="319.993">
                <text:p>319.993</text:p>
              </table:table-cell>
              <table:table-cell office:value-type="float" office:value="325.209">
                <text:p>325.209</text:p>
              </table:table-cell>
              <table:table-cell office:value-type="float" office:value="320.004">
                <text:p>320.004</text:p>
              </table:table-cell>
              <table:table-cell office:value-type="float" office:value="319.122">
                <text:p>319.122</text:p>
              </table:table-cell>
              <table:table-cell office:value-type="float" office:value="318.979">
                <text:p>318.979</text:p>
              </table:table-cell>
              <table:table-cell office:value-type="float" office:value="319.772">
                <text:p>319.772</text:p>
              </table:table-cell>
              <table:table-cell office:value-type="float" office:value="318.078">
                <text:p>318.078</text:p>
              </table:table-cell>
              <table:table-cell office:value-type="float" office:value="319.298">
                <text:p>319.298</text:p>
              </table:table-cell>
              <table:table-cell office:value-type="float" office:value="323.051">
                <text:p>323.051</text:p>
              </table:table-cell>
              <table:table-cell office:value-type="float" office:value="332.662">
                <text:p>332.662</text:p>
              </table:table-cell>
              <table:table-cell office:value-type="float" office:value="337.183">
                <text:p>337.183</text:p>
              </table:table-cell>
              <table:table-cell office:value-type="float" office:value="334.129">
                <text:p>334.129</text:p>
              </table:table-cell>
              <table:table-cell office:value-type="float" office:value="333.325">
                <text:p>333.325</text:p>
              </table:table-cell>
              <table:table-cell office:value-type="float" office:value="333.859">
                <text:p>333.859</text:p>
              </table:table-cell>
              <table:table-cell office:value-type="float" office:value="318.224">
                <text:p>318.224</text:p>
              </table:table-cell>
              <table:table-cell office:value-type="float" office:value="324.692">
                <text:p>324.692</text:p>
              </table:table-cell>
              <table:table-cell office:value-type="float" office:value="328.809">
                <text:p>328.809</text:p>
              </table:table-cell>
              <table:table-cell office:value-type="float" office:value="328.344">
                <text:p>328.344</text:p>
              </table:table-cell>
              <table:table-cell office:value-type="float" office:value="328.936">
                <text:p>328.936</text:p>
              </table:table-cell>
              <table:table-cell office:value-type="float" office:value="325.97">
                <text:p>325.97</text:p>
              </table:table-cell>
              <table:table-cell office:value-type="float" office:value="323.054">
                <text:p>323.054</text:p>
              </table:table-cell>
              <table:table-cell office:value-type="float" office:value="324.658">
                <text:p>324.658</text:p>
              </table:table-cell>
              <table:table-cell office:value-type="float" office:value="327.977">
                <text:p>327.977</text:p>
              </table:table-cell>
              <table:table-cell office:value-type="float" office:value="331.865">
                <text:p>331.865</text:p>
              </table:table-cell>
              <table:table-cell office:value-type="float" office:value="330.401">
                <text:p>330.401</text:p>
              </table:table-cell>
              <table:table-cell office:value-type="float" office:value="328.273">
                <text:p>328.273</text:p>
              </table:table-cell>
              <table:table-cell office:value-type="float" office:value="328.511">
                <text:p>328.511</text:p>
              </table:table-cell>
              <table:table-cell office:value-type="float" office:value="328.116">
                <text:p>328.116</text:p>
              </table:table-cell>
              <table:table-cell office:value-type="float" office:value="326.503">
                <text:p>326.503</text:p>
              </table:table-cell>
              <table:table-cell office:value-type="float" office:value="326.499">
                <text:p>326.499</text:p>
              </table:table-cell>
              <table:table-cell office:value-type="float" office:value="328.434">
                <text:p>328.434</text:p>
              </table:table-cell>
              <table:table-cell office:value-type="float" office:value="329.845">
                <text:p>329.845</text:p>
              </table:table-cell>
              <table:table-cell office:value-type="float" office:value="329.628">
                <text:p>329.628</text:p>
              </table:table-cell>
              <table:table-cell office:value-type="float" office:value="327.153">
                <text:p>327.153</text:p>
              </table:table-cell>
              <table:table-cell office:value-type="float" office:value="330.876">
                <text:p>330.876</text:p>
              </table:table-cell>
              <table:table-cell office:value-type="float" office:value="328.314">
                <text:p>328.314</text:p>
              </table:table-cell>
              <table:table-cell office:value-type="float" office:value="328.832">
                <text:p>328.832</text:p>
              </table:table-cell>
              <table:table-cell office:value-type="float" office:value="328.665">
                <text:p>328.665</text:p>
              </table:table-cell>
              <table:table-cell office:value-type="float" office:value="328.408">
                <text:p>328.408</text:p>
              </table:table-cell>
              <table:table-cell office:value-type="float" office:value="327.657">
                <text:p>327.657</text:p>
              </table:table-cell>
              <table:table-cell office:value-type="float" office:value="326.495">
                <text:p>326.495</text:p>
              </table:table-cell>
              <table:table-cell office:value-type="float" office:value="327.976">
                <text:p>327.976</text:p>
              </table:table-cell>
              <table:table-cell office:value-type="float" office:value="328.297">
                <text:p>328.297</text:p>
              </table:table-cell>
              <table:table-cell office:value-type="float" office:value="328.115">
                <text:p>328.115</text:p>
              </table:table-cell>
              <table:table-cell office:value-type="float" office:value="324.822">
                <text:p>324.822</text:p>
              </table:table-cell>
              <table:table-cell office:value-type="float" office:value="302.306">
                <text:p>302.306</text:p>
              </table:table-cell>
              <table:table-cell office:value-type="float" office:value="322.817">
                <text:p>322.817</text:p>
              </table:table-cell>
              <table:table-cell office:value-type="float" office:value="322.573">
                <text:p>322.573</text:p>
              </table:table-cell>
              <table:table-cell office:value-type="float" office:value="322.307">
                <text:p>322.307</text:p>
              </table:table-cell>
              <table:table-cell office:value-type="float" office:value="324.034">
                <text:p>324.034</text:p>
              </table:table-cell>
              <table:table-cell office:value-type="float" office:value="323.062">
                <text:p>323.062</text:p>
              </table:table-cell>
              <table:table-cell office:value-type="float" office:value="322.511">
                <text:p>322.511</text:p>
              </table:table-cell>
              <table:table-cell office:value-type="float" office:value="322.06">
                <text:p>322.06</text:p>
              </table:table-cell>
              <table:table-cell office:value-type="float" office:value="321.262">
                <text:p>321.262</text:p>
              </table:table-cell>
              <table:table-cell office:value-type="float" office:value="322.194">
                <text:p>322.194</text:p>
              </table:table-cell>
              <table:table-cell office:value-type="float" office:value="321.145">
                <text:p>321.145</text:p>
              </table:table-cell>
              <table:table-cell office:value-type="float" office:value="323.933">
                <text:p>323.933</text:p>
              </table:table-cell>
              <table:table-cell office:value-type="float" office:value="326.782">
                <text:p>326.782</text:p>
              </table:table-cell>
              <table:table-cell office:value-type="float" office:value="324.775">
                <text:p>324.775</text:p>
              </table:table-cell>
              <table:table-cell office:value-type="float" office:value="317.924">
                <text:p>317.924</text:p>
              </table:table-cell>
              <table:table-cell office:value-type="float" office:value="317.558">
                <text:p>317.558</text:p>
              </table:table-cell>
              <table:table-cell office:value-type="float" office:value="322.192">
                <text:p>322.192</text:p>
              </table:table-cell>
              <table:table-cell office:value-type="float" office:value="321.554">
                <text:p>321.554</text:p>
              </table:table-cell>
              <table:table-cell office:value-type="float" office:value="322.176">
                <text:p>322.176</text:p>
              </table:table-cell>
              <table:table-cell office:value-type="float" office:value="318.617">
                <text:p>318.617</text:p>
              </table:table-cell>
              <table:table-cell office:value-type="float" office:value="321.653">
                <text:p>321.653</text:p>
              </table:table-cell>
              <table:table-cell office:value-type="float" office:value="320.607">
                <text:p>320.607</text:p>
              </table:table-cell>
              <table:table-cell office:value-type="float" office:value="323.928">
                <text:p>323.928</text:p>
              </table:table-cell>
              <table:table-cell office:value-type="float" office:value="324.013">
                <text:p>324.013</text:p>
              </table:table-cell>
              <table:table-cell office:value-type="float" office:value="323.008">
                <text:p>323.008</text:p>
              </table:table-cell>
              <table:table-cell office:value-type="float" office:value="323.997">
                <text:p>323.997</text:p>
              </table:table-cell>
              <table:table-cell office:value-type="float" office:value="331.264">
                <text:p>331.264</text:p>
              </table:table-cell>
              <table:table-cell office:value-type="float" office:value="310.67">
                <text:p>310.67</text:p>
              </table:table-cell>
              <table:table-cell office:value-type="float" office:value="306.395">
                <text:p>306.395</text:p>
              </table:table-cell>
              <table:table-cell office:value-type="float" office:value="319.777">
                <text:p>319.777</text:p>
              </table:table-cell>
              <table:table-cell office:value-type="float" office:value="324.354">
                <text:p>324.354</text:p>
              </table:table-cell>
              <table:table-cell office:value-type="float" office:value="324.509">
                <text:p>324.509</text:p>
              </table:table-cell>
              <table:table-cell office:value-type="float" office:value="329.927">
                <text:p>329.927</text:p>
              </table:table-cell>
              <table:table-cell office:value-type="float" office:value="331.051">
                <text:p>331.051</text:p>
              </table:table-cell>
              <table:table-cell office:value-type="float" office:value="325.525">
                <text:p>325.525</text:p>
              </table:table-cell>
              <table:table-cell office:value-type="float" office:value="326.493">
                <text:p>326.493</text:p>
              </table:table-cell>
              <table:table-cell office:value-type="float" office:value="325.478">
                <text:p>325.478</text:p>
              </table:table-cell>
              <table:table-cell office:value-type="float" office:value="326.16">
                <text:p>326.16</text:p>
              </table:table-cell>
              <table:table-cell office:value-type="float" office:value="321.947">
                <text:p>321.947</text:p>
              </table:table-cell>
              <table:table-cell office:value-type="float" office:value="321.415">
                <text:p>321.415</text:p>
              </table:table-cell>
              <table:table-cell office:value-type="float" office:value="323.731">
                <text:p>323.731</text:p>
              </table:table-cell>
              <table:table-cell office:value-type="float" office:value="327.393">
                <text:p>327.393</text:p>
              </table:table-cell>
              <table:table-cell office:value-type="float" office:value="329.751">
                <text:p>329.751</text:p>
              </table:table-cell>
              <table:table-cell office:value-type="float" office:value="330.377">
                <text:p>330.377</text:p>
              </table:table-cell>
              <table:table-cell office:value-type="float" office:value="328.421">
                <text:p>328.421</text:p>
              </table:table-cell>
              <table:table-cell office:value-type="float" office:value="330.339">
                <text:p>330.339</text:p>
              </table:table-cell>
              <table:table-cell office:value-type="float" office:value="329.993">
                <text:p>329.993</text:p>
              </table:table-cell>
              <table:table-cell office:value-type="float" office:value="332.106">
                <text:p>332.106</text:p>
              </table:table-cell>
              <table:table-cell office:value-type="float" office:value="325.849">
                <text:p>325.849</text:p>
              </table:table-cell>
              <table:table-cell office:value-type="float" office:value="330.575">
                <text:p>330.575</text:p>
              </table:table-cell>
              <table:table-cell office:value-type="float" office:value="329.504">
                <text:p>329.504</text:p>
              </table:table-cell>
              <table:table-cell office:value-type="float" office:value="329.972">
                <text:p>329.972</text:p>
              </table:table-cell>
              <table:table-cell office:value-type="float" office:value="329.389">
                <text:p>329.389</text:p>
              </table:table-cell>
              <table:table-cell office:value-type="float" office:value="344.51">
                <text:p>344.51</text:p>
              </table:table-cell>
              <table:table-cell office:value-type="float" office:value="343.71">
                <text:p>343.71</text:p>
              </table:table-cell>
              <table:table-cell office:value-type="float" office:value="341.455">
                <text:p>341.455</text:p>
              </table:table-cell>
              <table:table-cell office:value-type="float" office:value="341.821">
                <text:p>341.821</text:p>
              </table:table-cell>
              <table:table-cell office:value-type="float" office:value="328.091">
                <text:p>328.091</text:p>
              </table:table-cell>
              <table:table-cell office:value-type="float" office:value="326.071">
                <text:p>326.071</text:p>
              </table:table-cell>
              <table:table-cell office:value-type="float" office:value="332.776">
                <text:p>332.776</text:p>
              </table:table-cell>
              <table:table-cell office:value-type="float" office:value="333.409">
                <text:p>333.409</text:p>
              </table:table-cell>
              <table:table-cell office:value-type="float" office:value="332.474">
                <text:p>332.474</text:p>
              </table:table-cell>
              <table:table-cell office:value-type="float" office:value="331.879">
                <text:p>331.879</text:p>
              </table:table-cell>
              <table:table-cell office:value-type="float" office:value="331.464">
                <text:p>331.464</text:p>
              </table:table-cell>
              <table:table-cell office:value-type="float" office:value="341.898">
                <text:p>341.898</text:p>
              </table:table-cell>
              <table:table-cell office:value-type="float" office:value="332.135">
                <text:p>332.135</text:p>
              </table:table-cell>
              <table:table-cell office:value-type="float" office:value="331.619">
                <text:p>331.619</text:p>
              </table:table-cell>
              <table:table-cell office:value-type="float" office:value="334.062">
                <text:p>334.062</text:p>
              </table:table-cell>
              <table:table-cell office:value-type="float" office:value="333.833">
                <text:p>333.833</text:p>
              </table:table-cell>
              <table:table-cell office:value-type="float" office:value="333.44">
                <text:p>333.44</text:p>
              </table:table-cell>
              <table:table-cell office:value-type="float" office:value="333.447">
                <text:p>333.447</text:p>
              </table:table-cell>
              <table:table-cell office:value-type="float" office:value="333.263">
                <text:p>333.263</text:p>
              </table:table-cell>
              <table:table-cell office:value-type="float" office:value="332.578">
                <text:p>332.578</text:p>
              </table:table-cell>
              <table:table-cell office:value-type="float" office:value="332.652">
                <text:p>332.652</text:p>
              </table:table-cell>
              <table:table-cell office:value-type="float" office:value="332.497">
                <text:p>332.497</text:p>
              </table:table-cell>
              <table:table-cell office:value-type="float" office:value="332.867">
                <text:p>332.867</text:p>
              </table:table-cell>
              <table:table-cell office:value-type="float" office:value="334.117">
                <text:p>334.117</text:p>
              </table:table-cell>
              <table:table-cell office:value-type="float" office:value="332.852">
                <text:p>332.852</text:p>
              </table:table-cell>
              <table:table-cell office:value-type="float" office:value="333.184">
                <text:p>333.184</text:p>
              </table:table-cell>
              <table:table-cell office:value-type="float" office:value="332.596">
                <text:p>332.596</text:p>
              </table:table-cell>
              <table:table-cell office:value-type="float" office:value="334.112">
                <text:p>334.112</text:p>
              </table:table-cell>
              <table:table-cell office:value-type="float" office:value="332.535">
                <text:p>332.535</text:p>
              </table:table-cell>
              <table:table-cell office:value-type="float" office:value="333.901">
                <text:p>333.901</text:p>
              </table:table-cell>
              <table:table-cell office:value-type="float" office:value="331.515">
                <text:p>331.515</text:p>
              </table:table-cell>
              <table:table-cell office:value-type="float" office:value="330.328">
                <text:p>330.328</text:p>
              </table:table-cell>
              <table:table-cell office:value-type="float" office:value="333.45">
                <text:p>333.45</text:p>
              </table:table-cell>
              <table:table-cell office:value-type="float" office:value="323.257">
                <text:p>323.257</text:p>
              </table:table-cell>
              <table:table-cell office:value-type="float" office:value="327.2">
                <text:p>327.2</text:p>
              </table:table-cell>
              <table:table-cell office:value-type="float" office:value="323.495">
                <text:p>323.495</text:p>
              </table:table-cell>
              <table:table-cell office:value-type="float" office:value="321.323">
                <text:p>321.323</text:p>
              </table:table-cell>
              <table:table-cell office:value-type="float" office:value="326.5">
                <text:p>326.5</text:p>
              </table:table-cell>
              <table:table-cell office:value-type="float" office:value="321.809">
                <text:p>321.809</text:p>
              </table:table-cell>
              <table:table-cell office:value-type="float" office:value="321.445">
                <text:p>321.445</text:p>
              </table:table-cell>
              <table:table-cell office:value-type="float" office:value="320.619">
                <text:p>320.619</text:p>
              </table:table-cell>
              <table:table-cell office:value-type="float" office:value="323.228">
                <text:p>323.228</text:p>
              </table:table-cell>
              <table:table-cell office:value-type="float" office:value="322.476">
                <text:p>322.476</text:p>
              </table:table-cell>
              <table:table-cell office:value-type="float" office:value="329.521">
                <text:p>329.521</text:p>
              </table:table-cell>
              <table:table-cell office:value-type="float" office:value="322.743">
                <text:p>322.743</text:p>
              </table:table-cell>
              <table:table-cell office:value-type="float" office:value="329.708">
                <text:p>329.708</text:p>
              </table:table-cell>
              <table:table-cell office:value-type="float" office:value="329.861">
                <text:p>329.861</text:p>
              </table:table-cell>
              <table:table-cell office:value-type="float" office:value="329.659">
                <text:p>329.659</text:p>
              </table:table-cell>
              <table:table-cell office:value-type="float" office:value="329.164">
                <text:p>329.164</text:p>
              </table:table-cell>
              <table:table-cell office:value-type="float" office:value="328.897">
                <text:p>328.897</text:p>
              </table:table-cell>
              <table:table-cell office:value-type="float" office:value="328.875">
                <text:p>328.875</text:p>
              </table:table-cell>
              <table:table-cell office:value-type="float" office:value="328.472">
                <text:p>328.472</text:p>
              </table:table-cell>
              <table:table-cell office:value-type="float" office:value="328.622">
                <text:p>328.622</text:p>
              </table:table-cell>
              <table:table-cell office:value-type="float" office:value="330.208">
                <text:p>330.208</text:p>
              </table:table-cell>
              <table:table-cell office:value-type="float" office:value="310.59">
                <text:p>310.59</text:p>
              </table:table-cell>
              <table:table-cell office:value-type="float" office:value="310.679">
                <text:p>310.679</text:p>
              </table:table-cell>
              <table:table-cell office:value-type="float" office:value="287.696">
                <text:p>287.696</text:p>
              </table:table-cell>
              <table:table-cell office:value-type="float" office:value="289.904">
                <text:p>289.904</text:p>
              </table:table-cell>
              <table:table-cell office:value-type="float" office:value="295.218">
                <text:p>295.218</text:p>
              </table:table-cell>
              <table:table-cell office:value-type="float" office:value="295.451">
                <text:p>295.451</text:p>
              </table:table-cell>
              <table:table-cell office:value-type="float" office:value="296.702">
                <text:p>296.702</text:p>
              </table:table-cell>
              <table:table-cell office:value-type="float" office:value="293.233">
                <text:p>293.233</text:p>
              </table:table-cell>
              <table:table-cell office:value-type="float" office:value="293.263">
                <text:p>293.263</text:p>
              </table:table-cell>
              <table:table-cell office:value-type="float" office:value="293.842">
                <text:p>293.842</text:p>
              </table:table-cell>
              <table:table-cell office:value-type="float" office:value="293.555">
                <text:p>293.555</text:p>
              </table:table-cell>
              <table:table-cell office:value-type="float" office:value="292.576">
                <text:p>292.576</text:p>
              </table:table-cell>
              <table:table-cell office:value-type="float" office:value="277.505">
                <text:p>277.505</text:p>
              </table:table-cell>
              <table:table-cell office:value-type="float" office:value="277.106">
                <text:p>277.106</text:p>
              </table:table-cell>
              <table:table-cell office:value-type="float" office:value="277.013">
                <text:p>277.013</text:p>
              </table:table-cell>
              <table:table-cell office:value-type="float" office:value="276.496">
                <text:p>276.496</text:p>
              </table:table-cell>
              <table:table-cell office:value-type="float" office:value="276.237">
                <text:p>276.237</text:p>
              </table:table-cell>
              <table:table-cell office:value-type="float" office:value="275.419">
                <text:p>275.419</text:p>
              </table:table-cell>
              <table:table-cell office:value-type="float" office:value="276.407">
                <text:p>276.407</text:p>
              </table:table-cell>
              <table:table-cell office:value-type="float" office:value="275.21">
                <text:p>275.21</text:p>
              </table:table-cell>
              <table:table-cell office:value-type="float" office:value="275.658">
                <text:p>275.658</text:p>
              </table:table-cell>
              <table:table-cell office:value-type="float" office:value="274.599">
                <text:p>274.599</text:p>
              </table:table-cell>
              <table:table-cell office:value-type="float" office:value="274.148">
                <text:p>274.148</text:p>
              </table:table-cell>
              <table:table-cell office:value-type="float" office:value="277.961">
                <text:p>277.961</text:p>
              </table:table-cell>
              <table:table-cell office:value-type="float" office:value="276.31">
                <text:p>276.31</text:p>
              </table:table-cell>
              <table:table-cell office:value-type="float" office:value="276.135">
                <text:p>276.135</text:p>
              </table:table-cell>
              <table:table-cell office:value-type="float" office:value="277.898">
                <text:p>277.898</text:p>
              </table:table-cell>
              <table:table-cell office:value-type="float" office:value="277.631">
                <text:p>277.631</text:p>
              </table:table-cell>
              <table:table-cell office:value-type="float" office:value="277.76">
                <text:p>277.76</text:p>
              </table:table-cell>
              <table:table-cell office:value-type="float" office:value="273.057">
                <text:p>273.057</text:p>
              </table:table-cell>
              <table:table-cell office:value-type="float" office:value="255.282">
                <text:p>255.282</text:p>
              </table:table-cell>
              <table:table-cell office:value-type="float" office:value="237.118">
                <text:p>237.118</text:p>
              </table:table-cell>
              <table:table-cell office:value-type="float" office:value="273.461">
                <text:p>273.461</text:p>
              </table:table-cell>
              <table:table-cell office:value-type="float" office:value="269.764">
                <text:p>269.764</text:p>
              </table:table-cell>
              <table:table-cell office:value-type="float" office:value="270.842">
                <text:p>270.842</text:p>
              </table:table-cell>
              <table:table-cell office:value-type="float" office:value="269.962">
                <text:p>269.962</text:p>
              </table:table-cell>
              <table:table-cell office:value-type="float" office:value="275.673">
                <text:p>275.673</text:p>
              </table:table-cell>
              <table:table-cell office:value-type="float" office:value="275.87">
                <text:p>275.87</text:p>
              </table:table-cell>
              <table:table-cell office:value-type="float" office:value="268.812">
                <text:p>268.812</text:p>
              </table:table-cell>
              <table:table-cell office:value-type="float" office:value="255.786">
                <text:p>255.786</text:p>
              </table:table-cell>
              <table:table-cell office:value-type="float" office:value="255.014">
                <text:p>255.014</text:p>
              </table:table-cell>
              <table:table-cell office:value-type="float" office:value="251.734">
                <text:p>251.734</text:p>
              </table:table-cell>
              <table:table-cell office:value-type="float" office:value="242.364">
                <text:p>242.364</text:p>
              </table:table-cell>
              <table:table-cell office:value-type="float" office:value="241.912">
                <text:p>241.912</text:p>
              </table:table-cell>
              <table:table-cell office:value-type="float" office:value="244.71">
                <text:p>244.71</text:p>
              </table:table-cell>
              <table:table-cell office:value-type="float" office:value="246.404">
                <text:p>246.404</text:p>
              </table:table-cell>
              <table:table-cell office:value-type="float" office:value="240.539">
                <text:p>240.539</text:p>
              </table:table-cell>
              <table:table-cell office:value-type="float" office:value="242.217">
                <text:p>242.217</text:p>
              </table:table-cell>
              <table:table-cell office:value-type="float" office:value="242.796">
                <text:p>242.796</text:p>
              </table:table-cell>
              <table:table-cell office:value-type="float" office:value="232.822">
                <text:p>232.822</text:p>
              </table:table-cell>
              <table:table-cell office:value-type="float" office:value="231.852">
                <text:p>231.852</text:p>
              </table:table-cell>
              <table:table-cell office:value-type="float" office:value="234.281">
                <text:p>234.281</text:p>
              </table:table-cell>
              <table:table-cell office:value-type="float" office:value="225.687">
                <text:p>225.687</text:p>
              </table:table-cell>
              <table:table-cell office:value-type="float" office:value="226.407">
                <text:p>226.407</text:p>
              </table:table-cell>
              <table:table-cell office:value-type="float" office:value="231.759">
                <text:p>231.759</text:p>
              </table:table-cell>
              <table:table-cell office:value-type="float" office:value="225.783">
                <text:p>225.783</text:p>
              </table:table-cell>
              <table:table-cell office:value-type="float" office:value="223.694">
                <text:p>223.694</text:p>
              </table:table-cell>
              <table:table-cell office:value-type="float" office:value="224.038">
                <text:p>224.038</text:p>
              </table:table-cell>
              <table:table-cell office:value-type="float" office:value="221.897">
                <text:p>221.897</text:p>
              </table:table-cell>
              <table:table-cell office:value-type="float" office:value="165.013">
                <text:p>165.013</text:p>
              </table:table-cell>
              <table:table-cell office:value-type="float" office:value="166.042">
                <text:p>166.042</text:p>
              </table:table-cell>
              <table:table-cell office:value-type="float" office:value="159.225">
                <text:p>159.225</text:p>
              </table:table-cell>
              <table:table-cell office:value-type="float" office:value="156.57">
                <text:p>156.57</text:p>
              </table:table-cell>
              <table:table-cell office:value-type="float" office:value="158.601">
                <text:p>158.601</text:p>
              </table:table-cell>
              <table:table-cell office:value-type="float" office:value="159.444">
                <text:p>159.444</text:p>
              </table:table-cell>
              <table:table-cell office:value-type="float" office:value="159.018">
                <text:p>159.018</text:p>
              </table:table-cell>
              <table:table-cell office:value-type="float" office:value="157.176">
                <text:p>157.176</text:p>
              </table:table-cell>
              <table:table-cell office:value-type="float" office:value="158.942">
                <text:p>158.942</text:p>
              </table:table-cell>
              <table:table-cell office:value-type="float" office:value="159.549">
                <text:p>159.549</text:p>
              </table:table-cell>
              <table:table-cell office:value-type="float" office:value="155.372">
                <text:p>155.372</text:p>
              </table:table-cell>
              <table:table-cell office:value-type="float" office:value="157.071">
                <text:p>157.071</text:p>
              </table:table-cell>
              <table:table-cell office:value-type="float" office:value="158.449">
                <text:p>158.449</text:p>
              </table:table-cell>
              <table:table-cell office:value-type="float" office:value="166.623">
                <text:p>166.623</text:p>
              </table:table-cell>
              <table:table-cell office:value-type="float" office:value="149.216">
                <text:p>149.216</text:p>
              </table:table-cell>
              <table:table-cell office:value-type="float" office:value="147.747">
                <text:p>147.747</text:p>
              </table:table-cell>
              <table:table-cell office:value-type="float" office:value="146.002">
                <text:p>146.002</text:p>
              </table:table-cell>
              <table:table-cell office:value-type="float" office:value="145.411">
                <text:p>145.411</text:p>
              </table:table-cell>
              <table:table-cell office:value-type="float" office:value="144.23">
                <text:p>144.23</text:p>
              </table:table-cell>
              <table:table-cell office:value-type="float" office:value="146.394">
                <text:p>146.394</text:p>
              </table:table-cell>
              <table:table-cell office:value-type="float" office:value="148.063">
                <text:p>148.063</text:p>
              </table:table-cell>
              <table:table-cell office:value-type="float" office:value="142.684">
                <text:p>142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3:estimated_values.ADQ3</svg:desc>
                </draw:g>
              </table:table-cell>
              <table:table-cell office:value-type="float" office:value="354.508">
                <text:p>354.508</text:p>
              </table:table-cell>
              <table:table-cell office:value-type="float" office:value="354.804">
                <text:p>354.804</text:p>
              </table:table-cell>
              <table:table-cell office:value-type="float" office:value="355.79">
                <text:p>355.79</text:p>
              </table:table-cell>
              <table:table-cell office:value-type="float" office:value="355.381">
                <text:p>355.381</text:p>
              </table:table-cell>
              <table:table-cell office:value-type="float" office:value="355.842">
                <text:p>355.842</text:p>
              </table:table-cell>
              <table:table-cell office:value-type="float" office:value="354.232">
                <text:p>354.232</text:p>
              </table:table-cell>
              <table:table-cell office:value-type="float" office:value="351.788">
                <text:p>351.788</text:p>
              </table:table-cell>
              <table:table-cell office:value-type="float" office:value="353.573">
                <text:p>353.573</text:p>
              </table:table-cell>
              <table:table-cell office:value-type="float" office:value="353.42">
                <text:p>353.42</text:p>
              </table:table-cell>
              <table:table-cell office:value-type="float" office:value="353.455">
                <text:p>353.455</text:p>
              </table:table-cell>
              <table:table-cell office:value-type="float" office:value="352.668">
                <text:p>352.668</text:p>
              </table:table-cell>
              <table:table-cell office:value-type="float" office:value="352.756">
                <text:p>352.756</text:p>
              </table:table-cell>
              <table:table-cell office:value-type="float" office:value="351.549">
                <text:p>351.549</text:p>
              </table:table-cell>
              <table:table-cell office:value-type="float" office:value="351.129">
                <text:p>351.129</text:p>
              </table:table-cell>
              <table:table-cell office:value-type="float" office:value="352.064">
                <text:p>352.064</text:p>
              </table:table-cell>
              <table:table-cell office:value-type="float" office:value="352.877">
                <text:p>352.877</text:p>
              </table:table-cell>
              <table:table-cell office:value-type="float" office:value="352.234">
                <text:p>352.234</text:p>
              </table:table-cell>
              <table:table-cell office:value-type="float" office:value="353.582">
                <text:p>353.582</text:p>
              </table:table-cell>
              <table:table-cell office:value-type="float" office:value="354.165">
                <text:p>354.165</text:p>
              </table:table-cell>
              <table:table-cell office:value-type="float" office:value="355.184">
                <text:p>355.184</text:p>
              </table:table-cell>
              <table:table-cell office:value-type="float" office:value="353.072">
                <text:p>353.072</text:p>
              </table:table-cell>
              <table:table-cell office:value-type="float" office:value="351.468">
                <text:p>351.468</text:p>
              </table:table-cell>
              <table:table-cell office:value-type="float" office:value="352.454">
                <text:p>352.454</text:p>
              </table:table-cell>
              <table:table-cell office:value-type="float" office:value="350.254">
                <text:p>350.254</text:p>
              </table:table-cell>
              <table:table-cell office:value-type="float" office:value="349.71">
                <text:p>349.71</text:p>
              </table:table-cell>
              <table:table-cell office:value-type="float" office:value="349.97">
                <text:p>349.97</text:p>
              </table:table-cell>
              <table:table-cell office:value-type="float" office:value="350.17">
                <text:p>350.17</text:p>
              </table:table-cell>
              <table:table-cell office:value-type="float" office:value="350.082">
                <text:p>350.082</text:p>
              </table:table-cell>
              <table:table-cell office:value-type="float" office:value="351.679">
                <text:p>351.679</text:p>
              </table:table-cell>
              <table:table-cell office:value-type="float" office:value="351.579">
                <text:p>351.579</text:p>
              </table:table-cell>
              <table:table-cell office:value-type="float" office:value="352.586">
                <text:p>352.586</text:p>
              </table:table-cell>
              <table:table-cell office:value-type="float" office:value="350.109">
                <text:p>350.109</text:p>
              </table:table-cell>
              <table:table-cell office:value-type="float" office:value="350.115">
                <text:p>350.115</text:p>
              </table:table-cell>
              <table:table-cell office:value-type="float" office:value="349.773">
                <text:p>349.773</text:p>
              </table:table-cell>
              <table:table-cell office:value-type="float" office:value="350.74">
                <text:p>350.74</text:p>
              </table:table-cell>
              <table:table-cell office:value-type="float" office:value="350.141">
                <text:p>350.141</text:p>
              </table:table-cell>
              <table:table-cell office:value-type="float" office:value="350.516">
                <text:p>350.516</text:p>
              </table:table-cell>
              <table:table-cell office:value-type="float" office:value="350.105">
                <text:p>350.105</text:p>
              </table:table-cell>
              <table:table-cell office:value-type="float" office:value="350.981">
                <text:p>350.981</text:p>
              </table:table-cell>
              <table:table-cell office:value-type="float" office:value="352.514">
                <text:p>352.514</text:p>
              </table:table-cell>
              <table:table-cell office:value-type="float" office:value="349.148">
                <text:p>349.148</text:p>
              </table:table-cell>
              <table:table-cell office:value-type="float" office:value="350.363">
                <text:p>350.363</text:p>
              </table:table-cell>
              <table:table-cell office:value-type="float" office:value="361.028">
                <text:p>361.028</text:p>
              </table:table-cell>
              <table:table-cell office:value-type="float" office:value="381.202">
                <text:p>381.202</text:p>
              </table:table-cell>
              <table:table-cell office:value-type="float" office:value="383.206">
                <text:p>383.206</text:p>
              </table:table-cell>
              <table:table-cell office:value-type="float" office:value="378.732">
                <text:p>378.732</text:p>
              </table:table-cell>
              <table:table-cell office:value-type="float" office:value="382.365">
                <text:p>382.365</text:p>
              </table:table-cell>
              <table:table-cell office:value-type="float" office:value="378.205">
                <text:p>378.205</text:p>
              </table:table-cell>
              <table:table-cell office:value-type="float" office:value="378.932">
                <text:p>378.932</text:p>
              </table:table-cell>
              <table:table-cell office:value-type="float" office:value="379.05">
                <text:p>379.05</text:p>
              </table:table-cell>
              <table:table-cell office:value-type="float" office:value="379.564">
                <text:p>379.564</text:p>
              </table:table-cell>
              <table:table-cell office:value-type="float" office:value="379.561">
                <text:p>379.561</text:p>
              </table:table-cell>
              <table:table-cell office:value-type="float" office:value="373.485">
                <text:p>373.485</text:p>
              </table:table-cell>
              <table:table-cell office:value-type="float" office:value="379.609">
                <text:p>379.609</text:p>
              </table:table-cell>
              <table:table-cell office:value-type="float" office:value="379.139">
                <text:p>379.139</text:p>
              </table:table-cell>
              <table:table-cell office:value-type="float" office:value="377.418">
                <text:p>377.418</text:p>
              </table:table-cell>
              <table:table-cell office:value-type="float" office:value="377.504">
                <text:p>377.504</text:p>
              </table:table-cell>
              <table:table-cell office:value-type="float" office:value="378.056">
                <text:p>378.056</text:p>
              </table:table-cell>
              <table:table-cell office:value-type="float" office:value="377.46">
                <text:p>377.46</text:p>
              </table:table-cell>
              <table:table-cell office:value-type="float" office:value="379.318">
                <text:p>379.318</text:p>
              </table:table-cell>
              <table:table-cell office:value-type="float" office:value="378.687">
                <text:p>378.687</text:p>
              </table:table-cell>
              <table:table-cell office:value-type="float" office:value="379.45">
                <text:p>379.45</text:p>
              </table:table-cell>
              <table:table-cell office:value-type="float" office:value="379.922">
                <text:p>379.922</text:p>
              </table:table-cell>
              <table:table-cell office:value-type="float" office:value="387.712">
                <text:p>387.712</text:p>
              </table:table-cell>
              <table:table-cell office:value-type="float" office:value="388.788">
                <text:p>388.788</text:p>
              </table:table-cell>
              <table:table-cell office:value-type="float" office:value="387.092">
                <text:p>387.092</text:p>
              </table:table-cell>
              <table:table-cell office:value-type="float" office:value="387.11">
                <text:p>387.11</text:p>
              </table:table-cell>
              <table:table-cell office:value-type="float" office:value="386.364">
                <text:p>386.364</text:p>
              </table:table-cell>
              <table:table-cell office:value-type="float" office:value="389.825">
                <text:p>389.825</text:p>
              </table:table-cell>
              <table:table-cell office:value-type="float" office:value="386.358">
                <text:p>386.358</text:p>
              </table:table-cell>
              <table:table-cell office:value-type="float" office:value="381.33">
                <text:p>381.33</text:p>
              </table:table-cell>
              <table:table-cell office:value-type="float" office:value="387.012">
                <text:p>387.012</text:p>
              </table:table-cell>
              <table:table-cell office:value-type="float" office:value="386.504">
                <text:p>386.504</text:p>
              </table:table-cell>
              <table:table-cell office:value-type="float" office:value="386.186">
                <text:p>386.186</text:p>
              </table:table-cell>
              <table:table-cell office:value-type="float" office:value="386.297">
                <text:p>386.297</text:p>
              </table:table-cell>
              <table:table-cell office:value-type="float" office:value="379.997">
                <text:p>379.997</text:p>
              </table:table-cell>
              <table:table-cell office:value-type="float" office:value="383.944">
                <text:p>383.944</text:p>
              </table:table-cell>
              <table:table-cell office:value-type="float" office:value="378.681">
                <text:p>378.681</text:p>
              </table:table-cell>
              <table:table-cell office:value-type="float" office:value="378.023">
                <text:p>378.023</text:p>
              </table:table-cell>
              <table:table-cell office:value-type="float" office:value="379.544">
                <text:p>379.544</text:p>
              </table:table-cell>
              <table:table-cell office:value-type="float" office:value="379.172">
                <text:p>379.172</text:p>
              </table:table-cell>
              <table:table-cell office:value-type="float" office:value="378.608">
                <text:p>378.608</text:p>
              </table:table-cell>
              <table:table-cell office:value-type="float" office:value="376.992">
                <text:p>376.992</text:p>
              </table:table-cell>
              <table:table-cell office:value-type="float" office:value="379.024">
                <text:p>379.024</text:p>
              </table:table-cell>
              <table:table-cell office:value-type="float" office:value="378.016">
                <text:p>378.016</text:p>
              </table:table-cell>
              <table:table-cell office:value-type="float" office:value="375.561">
                <text:p>375.561</text:p>
              </table:table-cell>
              <table:table-cell office:value-type="float" office:value="378.025">
                <text:p>378.025</text:p>
              </table:table-cell>
              <table:table-cell office:value-type="float" office:value="378.336">
                <text:p>378.336</text:p>
              </table:table-cell>
              <table:table-cell office:value-type="float" office:value="378.15">
                <text:p>378.15</text:p>
              </table:table-cell>
              <table:table-cell office:value-type="float" office:value="376.252">
                <text:p>376.252</text:p>
              </table:table-cell>
              <table:table-cell office:value-type="float" office:value="375.986">
                <text:p>375.986</text:p>
              </table:table-cell>
              <table:table-cell office:value-type="float" office:value="376.134">
                <text:p>376.134</text:p>
              </table:table-cell>
              <table:table-cell office:value-type="float" office:value="376.011">
                <text:p>376.011</text:p>
              </table:table-cell>
              <table:table-cell office:value-type="float" office:value="377.918">
                <text:p>377.918</text:p>
              </table:table-cell>
              <table:table-cell office:value-type="float" office:value="379.469">
                <text:p>379.469</text:p>
              </table:table-cell>
              <table:table-cell office:value-type="float" office:value="376.976">
                <text:p>376.976</text:p>
              </table:table-cell>
              <table:table-cell office:value-type="float" office:value="377.508">
                <text:p>377.508</text:p>
              </table:table-cell>
              <table:table-cell office:value-type="float" office:value="372.978">
                <text:p>372.978</text:p>
              </table:table-cell>
              <table:table-cell office:value-type="float" office:value="354.838">
                <text:p>354.838</text:p>
              </table:table-cell>
              <table:table-cell office:value-type="float" office:value="366.39">
                <text:p>366.39</text:p>
              </table:table-cell>
              <table:table-cell office:value-type="float" office:value="370.235">
                <text:p>370.235</text:p>
              </table:table-cell>
              <table:table-cell office:value-type="float" office:value="371.103">
                <text:p>371.103</text:p>
              </table:table-cell>
              <table:table-cell office:value-type="float" office:value="366.102">
                <text:p>366.102</text:p>
              </table:table-cell>
              <table:table-cell office:value-type="float" office:value="372.336">
                <text:p>372.336</text:p>
              </table:table-cell>
              <table:table-cell office:value-type="float" office:value="370.031">
                <text:p>370.031</text:p>
              </table:table-cell>
              <table:table-cell office:value-type="float" office:value="369.605">
                <text:p>369.605</text:p>
              </table:table-cell>
              <table:table-cell office:value-type="float" office:value="370.756">
                <text:p>370.756</text:p>
              </table:table-cell>
              <table:table-cell office:value-type="float" office:value="370.889">
                <text:p>370.889</text:p>
              </table:table-cell>
              <table:table-cell office:value-type="float" office:value="373.333">
                <text:p>373.333</text:p>
              </table:table-cell>
              <table:table-cell office:value-type="float" office:value="370.588">
                <text:p>370.588</text:p>
              </table:table-cell>
              <table:table-cell office:value-type="float" office:value="371.528">
                <text:p>371.528</text:p>
              </table:table-cell>
              <table:table-cell office:value-type="float" office:value="370.761">
                <text:p>370.761</text:p>
              </table:table-cell>
              <table:table-cell office:value-type="float" office:value="369.868">
                <text:p>369.868</text:p>
              </table:table-cell>
              <table:table-cell office:value-type="float" office:value="369.425">
                <text:p>369.425</text:p>
              </table:table-cell>
              <table:table-cell office:value-type="float" office:value="370.731">
                <text:p>370.731</text:p>
              </table:table-cell>
              <table:table-cell office:value-type="float" office:value="370.771">
                <text:p>370.771</text:p>
              </table:table-cell>
              <table:table-cell office:value-type="float" office:value="368.025">
                <text:p>368.025</text:p>
              </table:table-cell>
              <table:table-cell office:value-type="float" office:value="369.219">
                <text:p>369.219</text:p>
              </table:table-cell>
              <table:table-cell office:value-type="float" office:value="368.468">
                <text:p>368.468</text:p>
              </table:table-cell>
              <table:table-cell office:value-type="float" office:value="367.767">
                <text:p>367.767</text:p>
              </table:table-cell>
              <table:table-cell office:value-type="float" office:value="368.739">
                <text:p>368.739</text:p>
              </table:table-cell>
              <table:table-cell office:value-type="float" office:value="370.672">
                <text:p>370.672</text:p>
              </table:table-cell>
              <table:table-cell office:value-type="float" office:value="369.068">
                <text:p>369.068</text:p>
              </table:table-cell>
              <table:table-cell office:value-type="float" office:value="372.622">
                <text:p>372.622</text:p>
              </table:table-cell>
              <table:table-cell office:value-type="float" office:value="373.14">
                <text:p>373.14</text:p>
              </table:table-cell>
              <table:table-cell office:value-type="float" office:value="372.464">
                <text:p>372.464</text:p>
              </table:table-cell>
              <table:table-cell office:value-type="float" office:value="370.417">
                <text:p>370.417</text:p>
              </table:table-cell>
              <table:table-cell office:value-type="float" office:value="362.495">
                <text:p>362.495</text:p>
              </table:table-cell>
              <table:table-cell office:value-type="float" office:value="369.656">
                <text:p>369.656</text:p>
              </table:table-cell>
              <table:table-cell office:value-type="float" office:value="367.39">
                <text:p>367.39</text:p>
              </table:table-cell>
              <table:table-cell office:value-type="float" office:value="368.453">
                <text:p>368.453</text:p>
              </table:table-cell>
              <table:table-cell office:value-type="float" office:value="367.027">
                <text:p>367.027</text:p>
              </table:table-cell>
              <table:table-cell office:value-type="float" office:value="367.449">
                <text:p>367.449</text:p>
              </table:table-cell>
              <table:table-cell office:value-type="float" office:value="358.806">
                <text:p>358.806</text:p>
              </table:table-cell>
              <table:table-cell office:value-type="float" office:value="369.901">
                <text:p>369.901</text:p>
              </table:table-cell>
              <table:table-cell office:value-type="float" office:value="369.277">
                <text:p>369.277</text:p>
              </table:table-cell>
              <table:table-cell office:value-type="float" office:value="361.129">
                <text:p>361.129</text:p>
              </table:table-cell>
              <table:table-cell office:value-type="float" office:value="360.235">
                <text:p>360.235</text:p>
              </table:table-cell>
              <table:table-cell office:value-type="float" office:value="365.042">
                <text:p>365.042</text:p>
              </table:table-cell>
              <table:table-cell office:value-type="float" office:value="360.983">
                <text:p>360.983</text:p>
              </table:table-cell>
              <table:table-cell office:value-type="float" office:value="359.942">
                <text:p>359.942</text:p>
              </table:table-cell>
              <table:table-cell office:value-type="float" office:value="367.444">
                <text:p>367.444</text:p>
              </table:table-cell>
              <table:table-cell office:value-type="float" office:value="368.86">
                <text:p>368.86</text:p>
              </table:table-cell>
              <table:table-cell office:value-type="float" office:value="368.801">
                <text:p>368.801</text:p>
              </table:table-cell>
              <table:table-cell office:value-type="float" office:value="358.946">
                <text:p>358.946</text:p>
              </table:table-cell>
              <table:table-cell office:value-type="float" office:value="367.621">
                <text:p>367.621</text:p>
              </table:table-cell>
              <table:table-cell office:value-type="float" office:value="367.711">
                <text:p>367.711</text:p>
              </table:table-cell>
              <table:table-cell office:value-type="float" office:value="358.698">
                <text:p>358.698</text:p>
              </table:table-cell>
              <table:table-cell office:value-type="float" office:value="361.133">
                <text:p>361.133</text:p>
              </table:table-cell>
              <table:table-cell office:value-type="float" office:value="359.52">
                <text:p>359.52</text:p>
              </table:table-cell>
              <table:table-cell office:value-type="float" office:value="374.134">
                <text:p>374.134</text:p>
              </table:table-cell>
              <table:table-cell office:value-type="float" office:value="376.942">
                <text:p>376.942</text:p>
              </table:table-cell>
              <table:table-cell office:value-type="float" office:value="372.439">
                <text:p>372.439</text:p>
              </table:table-cell>
              <table:table-cell office:value-type="float" office:value="374.776">
                <text:p>374.776</text:p>
              </table:table-cell>
              <table:table-cell office:value-type="float" office:value="372.587">
                <text:p>372.587</text:p>
              </table:table-cell>
              <table:table-cell office:value-type="float" office:value="372.601">
                <text:p>372.601</text:p>
              </table:table-cell>
              <table:table-cell office:value-type="float" office:value="377.993">
                <text:p>377.993</text:p>
              </table:table-cell>
              <table:table-cell office:value-type="float" office:value="372.202">
                <text:p>372.202</text:p>
              </table:table-cell>
              <table:table-cell office:value-type="float" office:value="371.99">
                <text:p>371.99</text:p>
              </table:table-cell>
              <table:table-cell office:value-type="float" office:value="371.218">
                <text:p>371.218</text:p>
              </table:table-cell>
              <table:table-cell office:value-type="float" office:value="371.346">
                <text:p>371.346</text:p>
              </table:table-cell>
              <table:table-cell office:value-type="float" office:value="370.05">
                <text:p>370.05</text:p>
              </table:table-cell>
              <table:table-cell office:value-type="float" office:value="369.911">
                <text:p>369.911</text:p>
              </table:table-cell>
              <table:table-cell office:value-type="float" office:value="366.587">
                <text:p>366.587</text:p>
              </table:table-cell>
              <table:table-cell office:value-type="float" office:value="367.966">
                <text:p>367.966</text:p>
              </table:table-cell>
              <table:table-cell office:value-type="float" office:value="342.888">
                <text:p>342.888</text:p>
              </table:table-cell>
              <table:table-cell office:value-type="float" office:value="356.747">
                <text:p>356.747</text:p>
              </table:table-cell>
              <table:table-cell office:value-type="float" office:value="360.758">
                <text:p>360.758</text:p>
              </table:table-cell>
              <table:table-cell office:value-type="float" office:value="367.624">
                <text:p>367.624</text:p>
              </table:table-cell>
              <table:table-cell office:value-type="float" office:value="369.776">
                <text:p>369.776</text:p>
              </table:table-cell>
              <table:table-cell office:value-type="float" office:value="355.026">
                <text:p>355.026</text:p>
              </table:table-cell>
              <table:table-cell office:value-type="float" office:value="349.132">
                <text:p>349.132</text:p>
              </table:table-cell>
              <table:table-cell office:value-type="float" office:value="347.102">
                <text:p>347.102</text:p>
              </table:table-cell>
              <table:table-cell office:value-type="float" office:value="347.239">
                <text:p>347.239</text:p>
              </table:table-cell>
              <table:table-cell office:value-type="float" office:value="344.892">
                <text:p>344.892</text:p>
              </table:table-cell>
              <table:table-cell office:value-type="float" office:value="344.008">
                <text:p>344.008</text:p>
              </table:table-cell>
              <table:table-cell office:value-type="float" office:value="342.748">
                <text:p>342.748</text:p>
              </table:table-cell>
              <table:table-cell office:value-type="float" office:value="339.945">
                <text:p>339.945</text:p>
              </table:table-cell>
              <table:table-cell office:value-type="float" office:value="340.277">
                <text:p>340.277</text:p>
              </table:table-cell>
              <table:table-cell office:value-type="float" office:value="339.41">
                <text:p>339.41</text:p>
              </table:table-cell>
              <table:table-cell office:value-type="float" office:value="336.295">
                <text:p>336.295</text:p>
              </table:table-cell>
              <table:table-cell office:value-type="float" office:value="334.704">
                <text:p>334.704</text:p>
              </table:table-cell>
              <table:table-cell office:value-type="float" office:value="333.617">
                <text:p>333.617</text:p>
              </table:table-cell>
              <table:table-cell office:value-type="float" office:value="317.28">
                <text:p>317.28</text:p>
              </table:table-cell>
              <table:table-cell office:value-type="float" office:value="318.479">
                <text:p>318.479</text:p>
              </table:table-cell>
              <table:table-cell office:value-type="float" office:value="315.276">
                <text:p>315.276</text:p>
              </table:table-cell>
              <table:table-cell office:value-type="float" office:value="315.291">
                <text:p>315.291</text:p>
              </table:table-cell>
              <table:table-cell office:value-type="float" office:value="310.95">
                <text:p>310.95</text:p>
              </table:table-cell>
              <table:table-cell office:value-type="float" office:value="309.492">
                <text:p>309.492</text:p>
              </table:table-cell>
              <table:table-cell office:value-type="float" office:value="308.944">
                <text:p>308.944</text:p>
              </table:table-cell>
              <table:table-cell office:value-type="float" office:value="304.801">
                <text:p>304.801</text:p>
              </table:table-cell>
              <table:table-cell office:value-type="float" office:value="304.843">
                <text:p>304.843</text:p>
              </table:table-cell>
              <table:table-cell office:value-type="float" office:value="305.039">
                <text:p>305.039</text:p>
              </table:table-cell>
              <table:table-cell office:value-type="float" office:value="301.462">
                <text:p>301.462</text:p>
              </table:table-cell>
              <table:table-cell office:value-type="float" office:value="302.594">
                <text:p>302.594</text:p>
              </table:table-cell>
              <table:table-cell office:value-type="float" office:value="298.172">
                <text:p>298.172</text:p>
              </table:table-cell>
              <table:table-cell office:value-type="float" office:value="297.091">
                <text:p>297.091</text:p>
              </table:table-cell>
              <table:table-cell office:value-type="float" office:value="303.167">
                <text:p>303.167</text:p>
              </table:table-cell>
              <table:table-cell office:value-type="float" office:value="304.82">
                <text:p>304.82</text:p>
              </table:table-cell>
              <table:table-cell office:value-type="float" office:value="303.521">
                <text:p>303.521</text:p>
              </table:table-cell>
              <table:table-cell office:value-type="float" office:value="303.464">
                <text:p>303.464</text:p>
              </table:table-cell>
              <table:table-cell office:value-type="float" office:value="300.578">
                <text:p>300.578</text:p>
              </table:table-cell>
              <table:table-cell office:value-type="float" office:value="278.2">
                <text:p>278.2</text:p>
              </table:table-cell>
              <table:table-cell office:value-type="float" office:value="274.446">
                <text:p>274.446</text:p>
              </table:table-cell>
              <table:table-cell office:value-type="float" office:value="268.068">
                <text:p>268.068</text:p>
              </table:table-cell>
              <table:table-cell office:value-type="float" office:value="268.884">
                <text:p>268.884</text:p>
              </table:table-cell>
              <table:table-cell office:value-type="float" office:value="272.808">
                <text:p>272.808</text:p>
              </table:table-cell>
              <table:table-cell office:value-type="float" office:value="275.556">
                <text:p>275.556</text:p>
              </table:table-cell>
              <table:table-cell office:value-type="float" office:value="277.441">
                <text:p>277.441</text:p>
              </table:table-cell>
              <table:table-cell office:value-type="float" office:value="274.195">
                <text:p>274.195</text:p>
              </table:table-cell>
              <table:table-cell office:value-type="float" office:value="276.559">
                <text:p>276.559</text:p>
              </table:table-cell>
              <table:table-cell office:value-type="float" office:value="263.295">
                <text:p>263.295</text:p>
              </table:table-cell>
              <table:table-cell office:value-type="float" office:value="276.059">
                <text:p>276.059</text:p>
              </table:table-cell>
              <table:table-cell office:value-type="float" office:value="328.547">
                <text:p>328.547</text:p>
              </table:table-cell>
              <table:table-cell office:value-type="float" office:value="324.298">
                <text:p>324.298</text:p>
              </table:table-cell>
              <table:table-cell office:value-type="float" office:value="323.786">
                <text:p>323.786</text:p>
              </table:table-cell>
              <table:table-cell office:value-type="float" office:value="324.043">
                <text:p>324.043</text:p>
              </table:table-cell>
              <table:table-cell office:value-type="float" office:value="323.845">
                <text:p>323.845</text:p>
              </table:table-cell>
              <table:table-cell office:value-type="float" office:value="324.402">
                <text:p>324.402</text:p>
              </table:table-cell>
              <table:table-cell office:value-type="float" office:value="323.547">
                <text:p>323.547</text:p>
              </table:table-cell>
              <table:table-cell office:value-type="float" office:value="323.128">
                <text:p>323.128</text:p>
              </table:table-cell>
              <table:table-cell office:value-type="float" office:value="324.339">
                <text:p>324.339</text:p>
              </table:table-cell>
              <table:table-cell office:value-type="float" office:value="324.728">
                <text:p>324.728</text:p>
              </table:table-cell>
              <table:table-cell office:value-type="float" office:value="324.477">
                <text:p>324.477</text:p>
              </table:table-cell>
              <table:table-cell office:value-type="float" office:value="322.752">
                <text:p>322.752</text:p>
              </table:table-cell>
              <table:table-cell office:value-type="float" office:value="322.08">
                <text:p>322.08</text:p>
              </table:table-cell>
              <table:table-cell office:value-type="float" office:value="323.647">
                <text:p>323.647</text:p>
              </table:table-cell>
              <table:table-cell office:value-type="float" office:value="321.956">
                <text:p>321.956</text:p>
              </table:table-cell>
              <table:table-cell office:value-type="float" office:value="322.361">
                <text:p>322.361</text:p>
              </table:table-cell>
              <table:table-cell office:value-type="float" office:value="322.085">
                <text:p>322.085</text:p>
              </table:table-cell>
              <table:table-cell office:value-type="float" office:value="321.864">
                <text:p>321.864</text:p>
              </table:table-cell>
              <table:table-cell office:value-type="float" office:value="322.051">
                <text:p>322.051</text:p>
              </table:table-cell>
              <table:table-cell office:value-type="float" office:value="321.319">
                <text:p>321.319</text:p>
              </table:table-cell>
              <table:table-cell office:value-type="float" office:value="344.154">
                <text:p>344.154</text:p>
              </table:table-cell>
              <table:table-cell office:value-type="float" office:value="365.895">
                <text:p>365.895</text:p>
              </table:table-cell>
              <table:table-cell office:value-type="float" office:value="367.896">
                <text:p>367.896</text:p>
              </table:table-cell>
              <table:table-cell office:value-type="float" office:value="362.457">
                <text:p>362.457</text:p>
              </table:table-cell>
              <table:table-cell office:value-type="float" office:value="361.482">
                <text:p>361.482</text:p>
              </table:table-cell>
              <table:table-cell office:value-type="float" office:value="361.05">
                <text:p>361.05</text:p>
              </table:table-cell>
              <table:table-cell office:value-type="float" office:value="362.859">
                <text:p>362.859</text:p>
              </table:table-cell>
              <table:table-cell office:value-type="float" office:value="362.387">
                <text:p>362.387</text:p>
              </table:table-cell>
              <table:table-cell office:value-type="float" office:value="362.324">
                <text:p>362.324</text:p>
              </table:table-cell>
              <table:table-cell office:value-type="float" office:value="359.993">
                <text:p>359.993</text:p>
              </table:table-cell>
              <table:table-cell office:value-type="float" office:value="362.585">
                <text:p>362.585</text:p>
              </table:table-cell>
              <table:table-cell office:value-type="float" office:value="362.095">
                <text:p>362.095</text:p>
              </table:table-cell>
              <table:table-cell office:value-type="float" office:value="360.799">
                <text:p>360.799</text:p>
              </table:table-cell>
              <table:table-cell office:value-type="float" office:value="359.327">
                <text:p>359.327</text:p>
              </table:table-cell>
              <table:table-cell office:value-type="float" office:value="358.585">
                <text:p>358.585</text:p>
              </table:table-cell>
              <table:table-cell office:value-type="float" office:value="360.476">
                <text:p>360.476</text:p>
              </table:table-cell>
              <table:table-cell office:value-type="float" office:value="362.53">
                <text:p>362.53</text:p>
              </table:table-cell>
              <table:table-cell office:value-type="float" office:value="359.208">
                <text:p>359.208</text:p>
              </table:table-cell>
              <table:table-cell office:value-type="float" office:value="361.457">
                <text:p>361.457</text:p>
              </table:table-cell>
              <table:table-cell office:value-type="float" office:value="346.556">
                <text:p>346.556</text:p>
              </table:table-cell>
              <table:table-cell office:value-type="float" office:value="376.682">
                <text:p>376.682</text:p>
              </table:table-cell>
              <table:table-cell office:value-type="float" office:value="387.517">
                <text:p>387.517</text:p>
              </table:table-cell>
              <table:table-cell office:value-type="float" office:value="384.681">
                <text:p>384.681</text:p>
              </table:table-cell>
              <table:table-cell office:value-type="float" office:value="383.509">
                <text:p>383.509</text:p>
              </table:table-cell>
              <table:table-cell office:value-type="float" office:value="382.967">
                <text:p>382.967</text:p>
              </table:table-cell>
              <table:table-cell office:value-type="float" office:value="381.485">
                <text:p>381.485</text:p>
              </table:table-cell>
              <table:table-cell office:value-type="float" office:value="383.786">
                <text:p>383.786</text:p>
              </table:table-cell>
              <table:table-cell office:value-type="float" office:value="383.772">
                <text:p>383.772</text:p>
              </table:table-cell>
              <table:table-cell office:value-type="float" office:value="382.301">
                <text:p>382.301</text:p>
              </table:table-cell>
              <table:table-cell office:value-type="float" office:value="382.332">
                <text:p>382.332</text:p>
              </table:table-cell>
              <table:table-cell office:value-type="float" office:value="372.78">
                <text:p>372.78</text:p>
              </table:table-cell>
              <table:table-cell office:value-type="float" office:value="375.116">
                <text:p>375.116</text:p>
              </table:table-cell>
              <table:table-cell office:value-type="float" office:value="381.208">
                <text:p>381.208</text:p>
              </table:table-cell>
              <table:table-cell office:value-type="float" office:value="376.911">
                <text:p>376.911</text:p>
              </table:table-cell>
              <table:table-cell office:value-type="float" office:value="378.822">
                <text:p>378.822</text:p>
              </table:table-cell>
              <table:table-cell office:value-type="float" office:value="376.811">
                <text:p>376.811</text:p>
              </table:table-cell>
              <table:table-cell office:value-type="float" office:value="378.826">
                <text:p>378.826</text:p>
              </table:table-cell>
              <table:table-cell office:value-type="float" office:value="375.512">
                <text:p>375.512</text:p>
              </table:table-cell>
              <table:table-cell office:value-type="float" office:value="377.847">
                <text:p>377.847</text:p>
              </table:table-cell>
              <table:table-cell office:value-type="float" office:value="377.97">
                <text:p>377.97</text:p>
              </table:table-cell>
              <table:table-cell office:value-type="float" office:value="376.944">
                <text:p>376.944</text:p>
              </table:table-cell>
              <table:table-cell office:value-type="float" office:value="363.169">
                <text:p>363.169</text:p>
              </table:table-cell>
              <table:table-cell office:value-type="float" office:value="361.98">
                <text:p>361.98</text:p>
              </table:table-cell>
              <table:table-cell office:value-type="float" office:value="357.265">
                <text:p>357.265</text:p>
              </table:table-cell>
              <table:table-cell office:value-type="float" office:value="355.231">
                <text:p>355.231</text:p>
              </table:table-cell>
              <table:table-cell office:value-type="float" office:value="357.235">
                <text:p>357.235</text:p>
              </table:table-cell>
              <table:table-cell office:value-type="float" office:value="352.608">
                <text:p>352.608</text:p>
              </table:table-cell>
              <table:table-cell office:value-type="float" office:value="350.817">
                <text:p>350.817</text:p>
              </table:table-cell>
              <table:table-cell office:value-type="float" office:value="343.258">
                <text:p>343.258</text:p>
              </table:table-cell>
              <table:table-cell office:value-type="float" office:value="342.316">
                <text:p>342.316</text:p>
              </table:table-cell>
              <table:table-cell office:value-type="float" office:value="343.594">
                <text:p>343.594</text:p>
              </table:table-cell>
              <table:table-cell office:value-type="float" office:value="341.289">
                <text:p>341.289</text:p>
              </table:table-cell>
              <table:table-cell office:value-type="float" office:value="338.621">
                <text:p>338.621</text:p>
              </table:table-cell>
              <table:table-cell office:value-type="float" office:value="332.667">
                <text:p>332.667</text:p>
              </table:table-cell>
              <table:table-cell office:value-type="float" office:value="329.557">
                <text:p>329.557</text:p>
              </table:table-cell>
              <table:table-cell office:value-type="float" office:value="326.675">
                <text:p>326.675</text:p>
              </table:table-cell>
              <table:table-cell office:value-type="float" office:value="326.353">
                <text:p>326.353</text:p>
              </table:table-cell>
              <table:table-cell office:value-type="float" office:value="322.632">
                <text:p>322.632</text:p>
              </table:table-cell>
              <table:table-cell office:value-type="float" office:value="323.342">
                <text:p>323.342</text:p>
              </table:table-cell>
              <table:table-cell office:value-type="float" office:value="321.055">
                <text:p>321.055</text:p>
              </table:table-cell>
              <table:table-cell office:value-type="float" office:value="322.055">
                <text:p>322.055</text:p>
              </table:table-cell>
              <table:table-cell office:value-type="float" office:value="317.616">
                <text:p>317.616</text:p>
              </table:table-cell>
              <table:table-cell office:value-type="float" office:value="314.915">
                <text:p>314.915</text:p>
              </table:table-cell>
              <table:table-cell office:value-type="float" office:value="311.679">
                <text:p>311.679</text:p>
              </table:table-cell>
              <table:table-cell office:value-type="float" office:value="318.514">
                <text:p>318.514</text:p>
              </table:table-cell>
              <table:table-cell office:value-type="float" office:value="324.885">
                <text:p>324.885</text:p>
              </table:table-cell>
              <table:table-cell office:value-type="float" office:value="328.354">
                <text:p>328.354</text:p>
              </table:table-cell>
              <table:table-cell office:value-type="float" office:value="321.162">
                <text:p>321.162</text:p>
              </table:table-cell>
              <table:table-cell office:value-type="float" office:value="314.218">
                <text:p>314.218</text:p>
              </table:table-cell>
              <table:table-cell office:value-type="float" office:value="313.858">
                <text:p>313.858</text:p>
              </table:table-cell>
              <table:table-cell office:value-type="float" office:value="321.723">
                <text:p>321.723</text:p>
              </table:table-cell>
              <table:table-cell office:value-type="float" office:value="321.463">
                <text:p>321.463</text:p>
              </table:table-cell>
              <table:table-cell office:value-type="float" office:value="320.088">
                <text:p>320.088</text:p>
              </table:table-cell>
              <table:table-cell office:value-type="float" office:value="311.575">
                <text:p>311.575</text:p>
              </table:table-cell>
              <table:table-cell office:value-type="float" office:value="319.04">
                <text:p>319.04</text:p>
              </table:table-cell>
              <table:table-cell office:value-type="float" office:value="310.933">
                <text:p>310.933</text:p>
              </table:table-cell>
              <table:table-cell office:value-type="float" office:value="309.856">
                <text:p>309.856</text:p>
              </table:table-cell>
              <table:table-cell office:value-type="float" office:value="309.785">
                <text:p>309.785</text:p>
              </table:table-cell>
              <table:table-cell office:value-type="float" office:value="304.496">
                <text:p>304.496</text:p>
              </table:table-cell>
              <table:table-cell office:value-type="float" office:value="304.785">
                <text:p>304.785</text:p>
              </table:table-cell>
              <table:table-cell office:value-type="float" office:value="302.229">
                <text:p>302.229</text:p>
              </table:table-cell>
              <table:table-cell office:value-type="float" office:value="300.139">
                <text:p>300.139</text:p>
              </table:table-cell>
              <table:table-cell office:value-type="float" office:value="301.83">
                <text:p>301.83</text:p>
              </table:table-cell>
              <table:table-cell office:value-type="float" office:value="347.871">
                <text:p>347.871</text:p>
              </table:table-cell>
              <table:table-cell office:value-type="float" office:value="349.074">
                <text:p>349.074</text:p>
              </table:table-cell>
              <table:table-cell office:value-type="float" office:value="352.39">
                <text:p>352.39</text:p>
              </table:table-cell>
              <table:table-cell office:value-type="float" office:value="351.677">
                <text:p>351.677</text:p>
              </table:table-cell>
              <table:table-cell office:value-type="float" office:value="347.584">
                <text:p>347.584</text:p>
              </table:table-cell>
              <table:table-cell office:value-type="float" office:value="347.292">
                <text:p>347.292</text:p>
              </table:table-cell>
              <table:table-cell office:value-type="float" office:value="351.981">
                <text:p>351.981</text:p>
              </table:table-cell>
              <table:table-cell office:value-type="float" office:value="345.076">
                <text:p>345.076</text:p>
              </table:table-cell>
              <table:table-cell office:value-type="float" office:value="348.937">
                <text:p>348.937</text:p>
              </table:table-cell>
              <table:table-cell office:value-type="float" office:value="346.337">
                <text:p>346.337</text:p>
              </table:table-cell>
              <table:table-cell office:value-type="float" office:value="327.495">
                <text:p>327.495</text:p>
              </table:table-cell>
              <table:table-cell office:value-type="float" office:value="327.1">
                <text:p>327.1</text:p>
              </table:table-cell>
              <table:table-cell office:value-type="float" office:value="327.443">
                <text:p>327.443</text:p>
              </table:table-cell>
              <table:table-cell office:value-type="float" office:value="328.652">
                <text:p>328.652</text:p>
              </table:table-cell>
              <table:table-cell office:value-type="float" office:value="327.892">
                <text:p>327.892</text:p>
              </table:table-cell>
              <table:table-cell office:value-type="float" office:value="327.885">
                <text:p>327.885</text:p>
              </table:table-cell>
              <table:table-cell office:value-type="float" office:value="322.727">
                <text:p>322.727</text:p>
              </table:table-cell>
              <table:table-cell office:value-type="float" office:value="323.789">
                <text:p>323.789</text:p>
              </table:table-cell>
              <table:table-cell office:value-type="float" office:value="322.581">
                <text:p>322.581</text:p>
              </table:table-cell>
              <table:table-cell office:value-type="float" office:value="321.693">
                <text:p>321.693</text:p>
              </table:table-cell>
              <table:table-cell office:value-type="float" office:value="322.283">
                <text:p>322.283</text:p>
              </table:table-cell>
              <table:table-cell office:value-type="float" office:value="353.634">
                <text:p>353.634</text:p>
              </table:table-cell>
              <table:table-cell office:value-type="float" office:value="351.732">
                <text:p>351.732</text:p>
              </table:table-cell>
              <table:table-cell office:value-type="float" office:value="363.962">
                <text:p>363.962</text:p>
              </table:table-cell>
              <table:table-cell office:value-type="float" office:value="355.878">
                <text:p>355.878</text:p>
              </table:table-cell>
              <table:table-cell office:value-type="float" office:value="371.652">
                <text:p>371.652</text:p>
              </table:table-cell>
              <table:table-cell office:value-type="float" office:value="373.351">
                <text:p>373.351</text:p>
              </table:table-cell>
              <table:table-cell office:value-type="float" office:value="373.225">
                <text:p>373.225</text:p>
              </table:table-cell>
              <table:table-cell office:value-type="float" office:value="372.643">
                <text:p>372.643</text:p>
              </table:table-cell>
              <table:table-cell office:value-type="float" office:value="367.584">
                <text:p>367.584</text:p>
              </table:table-cell>
              <table:table-cell office:value-type="float" office:value="369.443">
                <text:p>369.443</text:p>
              </table:table-cell>
              <table:table-cell office:value-type="float" office:value="371.165">
                <text:p>371.165</text:p>
              </table:table-cell>
              <table:table-cell office:value-type="float" office:value="365.862">
                <text:p>365.862</text:p>
              </table:table-cell>
              <table:table-cell office:value-type="float" office:value="364.568">
                <text:p>364.568</text:p>
              </table:table-cell>
              <table:table-cell office:value-type="float" office:value="362.886">
                <text:p>362.886</text:p>
              </table:table-cell>
              <table:table-cell office:value-type="float" office:value="370.089">
                <text:p>370.089</text:p>
              </table:table-cell>
              <table:table-cell office:value-type="float" office:value="363.493">
                <text:p>363.493</text:p>
              </table:table-cell>
              <table:table-cell office:value-type="float" office:value="370.423">
                <text:p>370.423</text:p>
              </table:table-cell>
              <table:table-cell office:value-type="float" office:value="370.39">
                <text:p>370.39</text:p>
              </table:table-cell>
              <table:table-cell office:value-type="float" office:value="369.484">
                <text:p>369.484</text:p>
              </table:table-cell>
              <table:table-cell office:value-type="float" office:value="370.685">
                <text:p>370.685</text:p>
              </table:table-cell>
              <table:table-cell office:value-type="float" office:value="365.641">
                <text:p>365.641</text:p>
              </table:table-cell>
              <table:table-cell office:value-type="float" office:value="374.624">
                <text:p>374.624</text:p>
              </table:table-cell>
              <table:table-cell office:value-type="float" office:value="371.443">
                <text:p>371.443</text:p>
              </table:table-cell>
              <table:table-cell office:value-type="float" office:value="372.482">
                <text:p>372.482</text:p>
              </table:table-cell>
              <table:table-cell office:value-type="float" office:value="372.73">
                <text:p>372.73</text:p>
              </table:table-cell>
              <table:table-cell office:value-type="float" office:value="370.696">
                <text:p>370.696</text:p>
              </table:table-cell>
              <table:table-cell office:value-type="float" office:value="372.356">
                <text:p>372.356</text:p>
              </table:table-cell>
              <table:table-cell office:value-type="float" office:value="372.054">
                <text:p>372.054</text:p>
              </table:table-cell>
              <table:table-cell office:value-type="float" office:value="371.743">
                <text:p>371.743</text:p>
              </table:table-cell>
              <table:table-cell office:value-type="float" office:value="369.986">
                <text:p>369.986</text:p>
              </table:table-cell>
              <table:table-cell office:value-type="float" office:value="357.219">
                <text:p>357.219</text:p>
              </table:table-cell>
              <table:table-cell office:value-type="float" office:value="368.578">
                <text:p>368.578</text:p>
              </table:table-cell>
              <table:table-cell office:value-type="float" office:value="373.936">
                <text:p>373.936</text:p>
              </table:table-cell>
              <table:table-cell office:value-type="float" office:value="372.282">
                <text:p>372.282</text:p>
              </table:table-cell>
              <table:table-cell office:value-type="float" office:value="376.037">
                <text:p>376.037</text:p>
              </table:table-cell>
              <table:table-cell office:value-type="float" office:value="376.191">
                <text:p>376.191</text:p>
              </table:table-cell>
              <table:table-cell office:value-type="float" office:value="369.463">
                <text:p>369.463</text:p>
              </table:table-cell>
              <table:table-cell office:value-type="float" office:value="373.163">
                <text:p>373.163</text:p>
              </table:table-cell>
              <table:table-cell office:value-type="float" office:value="372.562">
                <text:p>372.562</text:p>
              </table:table-cell>
              <table:table-cell office:value-type="float" office:value="372.15">
                <text:p>372.15</text:p>
              </table:table-cell>
              <table:table-cell office:value-type="float" office:value="342.352">
                <text:p>342.352</text:p>
              </table:table-cell>
              <table:table-cell office:value-type="float" office:value="339.319">
                <text:p>339.319</text:p>
              </table:table-cell>
              <table:table-cell office:value-type="float" office:value="334.162">
                <text:p>334.162</text:p>
              </table:table-cell>
              <table:table-cell office:value-type="float" office:value="336.377">
                <text:p>336.377</text:p>
              </table:table-cell>
              <table:table-cell office:value-type="float" office:value="336.094">
                <text:p>336.094</text:p>
              </table:table-cell>
              <table:table-cell office:value-type="float" office:value="336.887">
                <text:p>336.887</text:p>
              </table:table-cell>
              <table:table-cell office:value-type="float" office:value="335.857">
                <text:p>335.857</text:p>
              </table:table-cell>
              <table:table-cell office:value-type="float" office:value="335.457">
                <text:p>335.457</text:p>
              </table:table-cell>
              <table:table-cell office:value-type="float" office:value="337.148">
                <text:p>337.148</text:p>
              </table:table-cell>
              <table:table-cell office:value-type="float" office:value="331.817">
                <text:p>331.817</text:p>
              </table:table-cell>
              <table:table-cell office:value-type="float" office:value="327.566">
                <text:p>327.566</text:p>
              </table:table-cell>
              <table:table-cell office:value-type="float" office:value="331.939">
                <text:p>331.939</text:p>
              </table:table-cell>
              <table:table-cell office:value-type="float" office:value="330.634">
                <text:p>330.634</text:p>
              </table:table-cell>
              <table:table-cell office:value-type="float" office:value="338.388">
                <text:p>338.388</text:p>
              </table:table-cell>
              <table:table-cell office:value-type="float" office:value="336.335">
                <text:p>336.335</text:p>
              </table:table-cell>
              <table:table-cell office:value-type="float" office:value="337.224">
                <text:p>337.224</text:p>
              </table:table-cell>
              <table:table-cell office:value-type="float" office:value="336.5">
                <text:p>336.5</text:p>
              </table:table-cell>
              <table:table-cell office:value-type="float" office:value="336.004">
                <text:p>336.004</text:p>
              </table:table-cell>
              <table:table-cell office:value-type="float" office:value="335.418">
                <text:p>335.418</text:p>
              </table:table-cell>
              <table:table-cell office:value-type="float" office:value="330.268">
                <text:p>330.268</text:p>
              </table:table-cell>
              <table:table-cell office:value-type="float" office:value="329.422">
                <text:p>329.422</text:p>
              </table:table-cell>
              <table:table-cell office:value-type="float" office:value="328.714">
                <text:p>328.714</text:p>
              </table:table-cell>
              <table:table-cell office:value-type="float" office:value="327.811">
                <text:p>327.811</text:p>
              </table:table-cell>
              <table:table-cell office:value-type="float" office:value="327.856">
                <text:p>327.856</text:p>
              </table:table-cell>
              <table:table-cell office:value-type="float" office:value="323.005">
                <text:p>323.005</text:p>
              </table:table-cell>
              <table:table-cell office:value-type="float" office:value="323.354">
                <text:p>323.354</text:p>
              </table:table-cell>
              <table:table-cell office:value-type="float" office:value="321.22">
                <text:p>321.22</text:p>
              </table:table-cell>
              <table:table-cell office:value-type="float" office:value="322.298">
                <text:p>322.298</text:p>
              </table:table-cell>
              <table:table-cell office:value-type="float" office:value="322.272">
                <text:p>322.272</text:p>
              </table:table-cell>
              <table:table-cell office:value-type="float" office:value="322.507">
                <text:p>322.507</text:p>
              </table:table-cell>
              <table:table-cell office:value-type="float" office:value="323.552">
                <text:p>323.552</text:p>
              </table:table-cell>
              <table:table-cell office:value-type="float" office:value="322.408">
                <text:p>322.408</text:p>
              </table:table-cell>
              <table:table-cell office:value-type="float" office:value="321.691">
                <text:p>321.691</text:p>
              </table:table-cell>
              <table:table-cell office:value-type="float" office:value="320.533">
                <text:p>320.533</text:p>
              </table:table-cell>
              <table:table-cell office:value-type="float" office:value="314.652">
                <text:p>314.652</text:p>
              </table:table-cell>
              <table:table-cell office:value-type="float" office:value="313.481">
                <text:p>313.481</text:p>
              </table:table-cell>
              <table:table-cell office:value-type="float" office:value="309.862">
                <text:p>309.862</text:p>
              </table:table-cell>
              <table:table-cell office:value-type="float" office:value="310.621">
                <text:p>310.621</text:p>
              </table:table-cell>
              <table:table-cell office:value-type="float" office:value="328.714">
                <text:p>328.714</text:p>
              </table:table-cell>
              <table:table-cell office:value-type="float" office:value="320.593">
                <text:p>320.593</text:p>
              </table:table-cell>
              <table:table-cell office:value-type="float" office:value="327.892">
                <text:p>327.892</text:p>
              </table:table-cell>
              <table:table-cell office:value-type="float" office:value="327.889">
                <text:p>327.889</text:p>
              </table:table-cell>
              <table:table-cell office:value-type="float" office:value="320.155">
                <text:p>320.155</text:p>
              </table:table-cell>
              <table:table-cell office:value-type="float" office:value="327.034">
                <text:p>327.034</text:p>
              </table:table-cell>
              <table:table-cell office:value-type="float" office:value="319.102">
                <text:p>319.102</text:p>
              </table:table-cell>
              <table:table-cell office:value-type="float" office:value="317.07">
                <text:p>317.07</text:p>
              </table:table-cell>
              <table:table-cell office:value-type="float" office:value="301.609">
                <text:p>301.609</text:p>
              </table:table-cell>
              <table:table-cell office:value-type="float" office:value="318.671">
                <text:p>318.671</text:p>
              </table:table-cell>
              <table:table-cell office:value-type="float" office:value="317.769">
                <text:p>317.769</text:p>
              </table:table-cell>
              <table:table-cell office:value-type="float" office:value="318.291">
                <text:p>318.291</text:p>
              </table:table-cell>
              <table:table-cell office:value-type="float" office:value="317.195">
                <text:p>317.195</text:p>
              </table:table-cell>
              <table:table-cell office:value-type="float" office:value="318.681">
                <text:p>318.681</text:p>
              </table:table-cell>
              <table:table-cell office:value-type="float" office:value="317.361">
                <text:p>317.361</text:p>
              </table:table-cell>
              <table:table-cell office:value-type="float" office:value="315.237">
                <text:p>315.237</text:p>
              </table:table-cell>
              <table:table-cell office:value-type="float" office:value="315.832">
                <text:p>315.832</text:p>
              </table:table-cell>
              <table:table-cell office:value-type="float" office:value="312.401">
                <text:p>312.401</text:p>
              </table:table-cell>
              <table:table-cell office:value-type="float" office:value="312.656">
                <text:p>312.656</text:p>
              </table:table-cell>
              <table:table-cell office:value-type="float" office:value="311.047">
                <text:p>311.047</text:p>
              </table:table-cell>
              <table:table-cell office:value-type="float" office:value="309.514">
                <text:p>309.514</text:p>
              </table:table-cell>
              <table:table-cell office:value-type="float" office:value="307.991">
                <text:p>307.991</text:p>
              </table:table-cell>
              <table:table-cell office:value-type="float" office:value="311.705">
                <text:p>311.705</text:p>
              </table:table-cell>
              <table:table-cell office:value-type="float" office:value="309.933">
                <text:p>309.933</text:p>
              </table:table-cell>
              <table:table-cell office:value-type="float" office:value="308.879">
                <text:p>308.879</text:p>
              </table:table-cell>
              <table:table-cell office:value-type="float" office:value="314.646">
                <text:p>314.646</text:p>
              </table:table-cell>
              <table:table-cell office:value-type="float" office:value="311.276">
                <text:p>311.276</text:p>
              </table:table-cell>
              <table:table-cell office:value-type="float" office:value="324.727">
                <text:p>324.727</text:p>
              </table:table-cell>
              <table:table-cell office:value-type="float" office:value="323.476">
                <text:p>323.476</text:p>
              </table:table-cell>
              <table:table-cell office:value-type="float" office:value="324.003">
                <text:p>324.003</text:p>
              </table:table-cell>
              <table:table-cell office:value-type="float" office:value="322.383">
                <text:p>322.383</text:p>
              </table:table-cell>
              <table:table-cell office:value-type="float" office:value="322.874">
                <text:p>322.874</text:p>
              </table:table-cell>
              <table:table-cell office:value-type="float" office:value="323.445">
                <text:p>323.445</text:p>
              </table:table-cell>
              <table:table-cell office:value-type="float" office:value="322.849">
                <text:p>322.849</text:p>
              </table:table-cell>
              <table:table-cell office:value-type="float" office:value="322.828">
                <text:p>322.828</text:p>
              </table:table-cell>
              <table:table-cell office:value-type="float" office:value="312.886">
                <text:p>312.886</text:p>
              </table:table-cell>
              <table:table-cell office:value-type="float" office:value="303.542">
                <text:p>303.542</text:p>
              </table:table-cell>
              <table:table-cell office:value-type="float" office:value="311.982">
                <text:p>311.982</text:p>
              </table:table-cell>
              <table:table-cell office:value-type="float" office:value="316.315">
                <text:p>316.315</text:p>
              </table:table-cell>
              <table:table-cell office:value-type="float" office:value="321.892">
                <text:p>321.892</text:p>
              </table:table-cell>
              <table:table-cell office:value-type="float" office:value="319.302">
                <text:p>319.302</text:p>
              </table:table-cell>
              <table:table-cell office:value-type="float" office:value="315.458">
                <text:p>315.458</text:p>
              </table:table-cell>
              <table:table-cell office:value-type="float" office:value="317.616">
                <text:p>317.616</text:p>
              </table:table-cell>
              <table:table-cell office:value-type="float" office:value="318.348">
                <text:p>318.348</text:p>
              </table:table-cell>
              <table:table-cell office:value-type="float" office:value="313.411">
                <text:p>313.411</text:p>
              </table:table-cell>
              <table:table-cell office:value-type="float" office:value="313.015">
                <text:p>313.015</text:p>
              </table:table-cell>
              <table:table-cell office:value-type="float" office:value="315.138">
                <text:p>315.138</text:p>
              </table:table-cell>
              <table:table-cell office:value-type="float" office:value="320.687">
                <text:p>320.687</text:p>
              </table:table-cell>
              <table:table-cell office:value-type="float" office:value="313.221">
                <text:p>313.221</text:p>
              </table:table-cell>
              <table:table-cell office:value-type="float" office:value="313.214">
                <text:p>313.214</text:p>
              </table:table-cell>
              <table:table-cell office:value-type="float" office:value="318.841">
                <text:p>318.841</text:p>
              </table:table-cell>
              <table:table-cell office:value-type="float" office:value="316.97">
                <text:p>316.97</text:p>
              </table:table-cell>
              <table:table-cell office:value-type="float" office:value="317.254">
                <text:p>317.254</text:p>
              </table:table-cell>
              <table:table-cell office:value-type="float" office:value="314.526">
                <text:p>314.526</text:p>
              </table:table-cell>
              <table:table-cell office:value-type="float" office:value="315.616">
                <text:p>315.616</text:p>
              </table:table-cell>
              <table:table-cell office:value-type="float" office:value="313.171">
                <text:p>313.171</text:p>
              </table:table-cell>
              <table:table-cell office:value-type="float" office:value="312.724">
                <text:p>312.724</text:p>
              </table:table-cell>
              <table:table-cell office:value-type="float" office:value="315.631">
                <text:p>315.631</text:p>
              </table:table-cell>
              <table:table-cell office:value-type="float" office:value="315.294">
                <text:p>315.294</text:p>
              </table:table-cell>
              <table:table-cell office:value-type="float" office:value="312.665">
                <text:p>312.665</text:p>
              </table:table-cell>
              <table:table-cell office:value-type="float" office:value="320.553">
                <text:p>320.553</text:p>
              </table:table-cell>
              <table:table-cell office:value-type="float" office:value="309.71">
                <text:p>309.71</text:p>
              </table:table-cell>
              <table:table-cell office:value-type="float" office:value="314.848">
                <text:p>314.848</text:p>
              </table:table-cell>
              <table:table-cell office:value-type="float" office:value="315.189">
                <text:p>315.189</text:p>
              </table:table-cell>
              <table:table-cell office:value-type="float" office:value="304.009">
                <text:p>304.009</text:p>
              </table:table-cell>
              <table:table-cell office:value-type="float" office:value="306.125">
                <text:p>306.125</text:p>
              </table:table-cell>
              <table:table-cell office:value-type="float" office:value="315.578">
                <text:p>315.578</text:p>
              </table:table-cell>
              <table:table-cell office:value-type="float" office:value="314.639">
                <text:p>314.639</text:p>
              </table:table-cell>
              <table:table-cell office:value-type="float" office:value="309.291">
                <text:p>309.291</text:p>
              </table:table-cell>
              <table:table-cell office:value-type="float" office:value="316.012">
                <text:p>316.012</text:p>
              </table:table-cell>
              <table:table-cell office:value-type="float" office:value="308.737">
                <text:p>308.737</text:p>
              </table:table-cell>
              <table:table-cell office:value-type="float" office:value="308.473">
                <text:p>308.473</text:p>
              </table:table-cell>
              <table:table-cell office:value-type="float" office:value="307.796">
                <text:p>307.796</text:p>
              </table:table-cell>
              <table:table-cell office:value-type="float" office:value="307.122">
                <text:p>307.122</text:p>
              </table:table-cell>
              <table:table-cell office:value-type="float" office:value="308.434">
                <text:p>308.434</text:p>
              </table:table-cell>
              <table:table-cell office:value-type="float" office:value="323.7">
                <text:p>323.7</text:p>
              </table:table-cell>
              <table:table-cell office:value-type="float" office:value="320.299">
                <text:p>320.299</text:p>
              </table:table-cell>
              <table:table-cell office:value-type="float" office:value="323.021">
                <text:p>323.021</text:p>
              </table:table-cell>
              <table:table-cell office:value-type="float" office:value="322.028">
                <text:p>322.028</text:p>
              </table:table-cell>
              <table:table-cell office:value-type="float" office:value="318.432">
                <text:p>318.432</text:p>
              </table:table-cell>
              <table:table-cell office:value-type="float" office:value="317.853">
                <text:p>317.853</text:p>
              </table:table-cell>
              <table:table-cell office:value-type="float" office:value="320.293">
                <text:p>320.293</text:p>
              </table:table-cell>
              <table:table-cell office:value-type="float" office:value="317.423">
                <text:p>317.423</text:p>
              </table:table-cell>
              <table:table-cell office:value-type="float" office:value="318.772">
                <text:p>318.772</text:p>
              </table:table-cell>
              <table:table-cell office:value-type="float" office:value="320.34">
                <text:p>320.34</text:p>
              </table:table-cell>
              <table:table-cell office:value-type="float" office:value="318.827">
                <text:p>318.827</text:p>
              </table:table-cell>
              <table:table-cell office:value-type="float" office:value="319.631">
                <text:p>319.631</text:p>
              </table:table-cell>
              <table:table-cell office:value-type="float" office:value="319.009">
                <text:p>319.009</text:p>
              </table:table-cell>
              <table:table-cell office:value-type="float" office:value="319.187">
                <text:p>319.187</text:p>
              </table:table-cell>
              <table:table-cell office:value-type="float" office:value="317.61">
                <text:p>317.61</text:p>
              </table:table-cell>
              <table:table-cell office:value-type="float" office:value="316.425">
                <text:p>316.425</text:p>
              </table:table-cell>
              <table:table-cell office:value-type="float" office:value="313.207">
                <text:p>313.207</text:p>
              </table:table-cell>
              <table:table-cell office:value-type="float" office:value="321.124">
                <text:p>321.124</text:p>
              </table:table-cell>
              <table:table-cell office:value-type="float" office:value="321.748">
                <text:p>321.748</text:p>
              </table:table-cell>
              <table:table-cell office:value-type="float" office:value="299.361">
                <text:p>299.361</text:p>
              </table:table-cell>
              <table:table-cell office:value-type="float" office:value="320.966">
                <text:p>320.966</text:p>
              </table:table-cell>
              <table:table-cell office:value-type="float" office:value="323.006">
                <text:p>323.006</text:p>
              </table:table-cell>
              <table:table-cell office:value-type="float" office:value="321.719">
                <text:p>321.719</text:p>
              </table:table-cell>
              <table:table-cell office:value-type="float" office:value="321.659">
                <text:p>321.659</text:p>
              </table:table-cell>
              <table:table-cell office:value-type="float" office:value="322.192">
                <text:p>322.192</text:p>
              </table:table-cell>
              <table:table-cell office:value-type="float" office:value="320.832">
                <text:p>320.832</text:p>
              </table:table-cell>
              <table:table-cell office:value-type="float" office:value="320.7">
                <text:p>320.7</text:p>
              </table:table-cell>
              <table:table-cell office:value-type="float" office:value="324.827">
                <text:p>324.827</text:p>
              </table:table-cell>
              <table:table-cell office:value-type="float" office:value="324.312">
                <text:p>324.312</text:p>
              </table:table-cell>
              <table:table-cell office:value-type="float" office:value="324.495">
                <text:p>324.495</text:p>
              </table:table-cell>
              <table:table-cell office:value-type="float" office:value="316.89">
                <text:p>316.89</text:p>
              </table:table-cell>
              <table:table-cell office:value-type="float" office:value="323.591">
                <text:p>323.591</text:p>
              </table:table-cell>
              <table:table-cell office:value-type="float" office:value="324.386">
                <text:p>324.386</text:p>
              </table:table-cell>
              <table:table-cell office:value-type="float" office:value="318.408">
                <text:p>318.408</text:p>
              </table:table-cell>
              <table:table-cell office:value-type="float" office:value="316.982">
                <text:p>316.982</text:p>
              </table:table-cell>
              <table:table-cell office:value-type="float" office:value="323.121">
                <text:p>323.121</text:p>
              </table:table-cell>
              <table:table-cell office:value-type="float" office:value="316.886">
                <text:p>316.886</text:p>
              </table:table-cell>
              <table:table-cell office:value-type="float" office:value="330.801">
                <text:p>330.801</text:p>
              </table:table-cell>
              <table:table-cell office:value-type="float" office:value="334.165">
                <text:p>334.165</text:p>
              </table:table-cell>
              <table:table-cell office:value-type="float" office:value="336.149">
                <text:p>336.149</text:p>
              </table:table-cell>
              <table:table-cell office:value-type="float" office:value="342.558">
                <text:p>342.558</text:p>
              </table:table-cell>
              <table:table-cell office:value-type="float" office:value="336.878">
                <text:p>336.878</text:p>
              </table:table-cell>
              <table:table-cell office:value-type="float" office:value="334.33">
                <text:p>334.33</text:p>
              </table:table-cell>
              <table:table-cell office:value-type="float" office:value="336.982">
                <text:p>336.982</text:p>
              </table:table-cell>
              <table:table-cell office:value-type="float" office:value="336.378">
                <text:p>336.378</text:p>
              </table:table-cell>
              <table:table-cell office:value-type="float" office:value="324.122">
                <text:p>324.122</text:p>
              </table:table-cell>
              <table:table-cell office:value-type="float" office:value="330.918">
                <text:p>330.918</text:p>
              </table:table-cell>
              <table:table-cell office:value-type="float" office:value="331.016">
                <text:p>331.016</text:p>
              </table:table-cell>
              <table:table-cell office:value-type="float" office:value="334.516">
                <text:p>334.516</text:p>
              </table:table-cell>
              <table:table-cell office:value-type="float" office:value="333.67">
                <text:p>333.67</text:p>
              </table:table-cell>
              <table:table-cell office:value-type="float" office:value="330.755">
                <text:p>330.755</text:p>
              </table:table-cell>
              <table:table-cell office:value-type="float" office:value="329.589">
                <text:p>329.589</text:p>
              </table:table-cell>
              <table:table-cell office:value-type="float" office:value="332.399">
                <text:p>332.399</text:p>
              </table:table-cell>
              <table:table-cell office:value-type="float" office:value="332.357">
                <text:p>332.357</text:p>
              </table:table-cell>
              <table:table-cell office:value-type="float" office:value="333.508">
                <text:p>333.508</text:p>
              </table:table-cell>
              <table:table-cell office:value-type="float" office:value="339.012">
                <text:p>339.012</text:p>
              </table:table-cell>
              <table:table-cell office:value-type="float" office:value="334.267">
                <text:p>334.267</text:p>
              </table:table-cell>
              <table:table-cell office:value-type="float" office:value="336.104">
                <text:p>336.104</text:p>
              </table:table-cell>
              <table:table-cell office:value-type="float" office:value="335.642">
                <text:p>335.642</text:p>
              </table:table-cell>
              <table:table-cell office:value-type="float" office:value="335.639">
                <text:p>335.639</text:p>
              </table:table-cell>
              <table:table-cell office:value-type="float" office:value="333.869">
                <text:p>333.869</text:p>
              </table:table-cell>
              <table:table-cell office:value-type="float" office:value="334.275">
                <text:p>334.275</text:p>
              </table:table-cell>
              <table:table-cell office:value-type="float" office:value="330.31">
                <text:p>330.31</text:p>
              </table:table-cell>
              <table:table-cell office:value-type="float" office:value="330.65">
                <text:p>330.65</text:p>
              </table:table-cell>
              <table:table-cell office:value-type="float" office:value="328.654">
                <text:p>328.654</text:p>
              </table:table-cell>
              <table:table-cell office:value-type="float" office:value="329.944">
                <text:p>329.944</text:p>
              </table:table-cell>
              <table:table-cell office:value-type="float" office:value="330.178">
                <text:p>330.178</text:p>
              </table:table-cell>
              <table:table-cell office:value-type="float" office:value="331.843">
                <text:p>331.843</text:p>
              </table:table-cell>
              <table:table-cell office:value-type="float" office:value="331.624">
                <text:p>331.624</text:p>
              </table:table-cell>
              <table:table-cell office:value-type="float" office:value="331.287">
                <text:p>331.287</text:p>
              </table:table-cell>
              <table:table-cell office:value-type="float" office:value="327.805">
                <text:p>327.805</text:p>
              </table:table-cell>
              <table:table-cell office:value-type="float" office:value="293.857">
                <text:p>293.857</text:p>
              </table:table-cell>
              <table:table-cell office:value-type="float" office:value="293.41">
                <text:p>293.41</text:p>
              </table:table-cell>
              <table:table-cell office:value-type="float" office:value="292.451">
                <text:p>292.451</text:p>
              </table:table-cell>
              <table:table-cell office:value-type="float" office:value="299.138">
                <text:p>299.138</text:p>
              </table:table-cell>
              <table:table-cell office:value-type="float" office:value="298.763">
                <text:p>298.763</text:p>
              </table:table-cell>
              <table:table-cell office:value-type="float" office:value="294.878">
                <text:p>294.878</text:p>
              </table:table-cell>
              <table:table-cell office:value-type="float" office:value="293.756">
                <text:p>293.756</text:p>
              </table:table-cell>
              <table:table-cell office:value-type="float" office:value="298.739">
                <text:p>298.739</text:p>
              </table:table-cell>
              <table:table-cell office:value-type="float" office:value="284.657">
                <text:p>284.657</text:p>
              </table:table-cell>
              <table:table-cell office:value-type="float" office:value="285.367">
                <text:p>285.367</text:p>
              </table:table-cell>
              <table:table-cell office:value-type="float" office:value="287.068">
                <text:p>287.068</text:p>
              </table:table-cell>
              <table:table-cell office:value-type="float" office:value="281.145">
                <text:p>281.145</text:p>
              </table:table-cell>
              <table:table-cell office:value-type="float" office:value="280.759">
                <text:p>280.759</text:p>
              </table:table-cell>
              <table:table-cell office:value-type="float" office:value="280.178">
                <text:p>280.178</text:p>
              </table:table-cell>
              <table:table-cell office:value-type="float" office:value="282.163">
                <text:p>282.163</text:p>
              </table:table-cell>
              <table:table-cell office:value-type="float" office:value="279.305">
                <text:p>279.305</text:p>
              </table:table-cell>
              <table:table-cell office:value-type="float" office:value="280.037">
                <text:p>280.037</text:p>
              </table:table-cell>
              <table:table-cell office:value-type="float" office:value="281.358">
                <text:p>281.358</text:p>
              </table:table-cell>
              <table:table-cell office:value-type="float" office:value="281.577">
                <text:p>281.577</text:p>
              </table:table-cell>
              <table:table-cell office:value-type="float" office:value="282.378">
                <text:p>282.378</text:p>
              </table:table-cell>
              <table:table-cell office:value-type="float" office:value="283.73">
                <text:p>283.73</text:p>
              </table:table-cell>
              <table:table-cell office:value-type="float" office:value="263.76">
                <text:p>263.76</text:p>
              </table:table-cell>
              <table:table-cell office:value-type="float" office:value="260.696">
                <text:p>260.696</text:p>
              </table:table-cell>
              <table:table-cell office:value-type="float" office:value="264.123">
                <text:p>264.123</text:p>
              </table:table-cell>
              <table:table-cell office:value-type="float" office:value="246.774">
                <text:p>246.774</text:p>
              </table:table-cell>
              <table:table-cell office:value-type="float" office:value="242.036">
                <text:p>242.036</text:p>
              </table:table-cell>
              <table:table-cell office:value-type="float" office:value="241.073">
                <text:p>241.073</text:p>
              </table:table-cell>
              <table:table-cell office:value-type="float" office:value="215.79">
                <text:p>215.79</text:p>
              </table:table-cell>
              <table:table-cell office:value-type="float" office:value="237.913">
                <text:p>237.913</text:p>
              </table:table-cell>
              <table:table-cell office:value-type="float" office:value="237.875">
                <text:p>237.875</text:p>
              </table:table-cell>
              <table:table-cell office:value-type="float" office:value="239.99">
                <text:p>239.99</text:p>
              </table:table-cell>
              <table:table-cell office:value-type="float" office:value="240.804">
                <text:p>240.804</text:p>
              </table:table-cell>
              <table:table-cell office:value-type="float" office:value="238.188">
                <text:p>238.188</text:p>
              </table:table-cell>
              <table:table-cell office:value-type="float" office:value="234.956">
                <text:p>234.956</text:p>
              </table:table-cell>
              <table:table-cell office:value-type="float" office:value="232.53">
                <text:p>232.53</text:p>
              </table:table-cell>
              <table:table-cell office:value-type="float" office:value="232.975">
                <text:p>232.975</text:p>
              </table:table-cell>
              <table:table-cell office:value-type="float" office:value="245.202">
                <text:p>245.202</text:p>
              </table:table-cell>
              <table:table-cell office:value-type="float" office:value="243.786">
                <text:p>243.786</text:p>
              </table:table-cell>
              <table:table-cell office:value-type="float" office:value="246.505">
                <text:p>246.505</text:p>
              </table:table-cell>
              <table:table-cell office:value-type="float" office:value="246.141">
                <text:p>246.141</text:p>
              </table:table-cell>
              <table:table-cell office:value-type="float" office:value="246.837">
                <text:p>246.837</text:p>
              </table:table-cell>
              <table:table-cell office:value-type="float" office:value="248.103">
                <text:p>248.103</text:p>
              </table:table-cell>
              <table:table-cell office:value-type="float" office:value="244.532">
                <text:p>244.532</text:p>
              </table:table-cell>
              <table:table-cell office:value-type="float" office:value="242.832">
                <text:p>242.832</text:p>
              </table:table-cell>
              <table:table-cell office:value-type="float" office:value="243.825">
                <text:p>243.825</text:p>
              </table:table-cell>
              <table:table-cell office:value-type="float" office:value="243.695">
                <text:p>243.695</text:p>
              </table:table-cell>
              <table:table-cell office:value-type="float" office:value="240.534">
                <text:p>240.534</text:p>
              </table:table-cell>
              <table:table-cell office:value-type="float" office:value="246.019">
                <text:p>246.019</text:p>
              </table:table-cell>
              <table:table-cell office:value-type="float" office:value="244.233">
                <text:p>244.233</text:p>
              </table:table-cell>
              <table:table-cell office:value-type="float" office:value="243.025">
                <text:p>243.025</text:p>
              </table:table-cell>
              <table:table-cell office:value-type="float" office:value="240.599">
                <text:p>240.599</text:p>
              </table:table-cell>
              <table:table-cell office:value-type="float" office:value="240.795">
                <text:p>240.795</text:p>
              </table:table-cell>
              <table:table-cell office:value-type="float" office:value="248.325">
                <text:p>248.325</text:p>
              </table:table-cell>
              <table:table-cell office:value-type="float" office:value="244.21">
                <text:p>244.21</text:p>
              </table:table-cell>
              <table:table-cell office:value-type="float" office:value="248.696">
                <text:p>248.696</text:p>
              </table:table-cell>
              <table:table-cell office:value-type="float" office:value="247.02">
                <text:p>247.02</text:p>
              </table:table-cell>
              <table:table-cell office:value-type="float" office:value="244.43">
                <text:p>244.43</text:p>
              </table:table-cell>
              <table:table-cell office:value-type="float" office:value="260.466">
                <text:p>260.466</text:p>
              </table:table-cell>
              <table:table-cell office:value-type="float" office:value="261.673">
                <text:p>261.673</text:p>
              </table:table-cell>
              <table:table-cell office:value-type="float" office:value="262.491">
                <text:p>262.491</text:p>
              </table:table-cell>
              <table:table-cell office:value-type="float" office:value="246.997">
                <text:p>246.997</text:p>
              </table:table-cell>
              <table:table-cell office:value-type="float" office:value="254.557">
                <text:p>254.557</text:p>
              </table:table-cell>
              <table:table-cell office:value-type="float" office:value="257.921">
                <text:p>257.921</text:p>
              </table:table-cell>
              <table:table-cell office:value-type="float" office:value="254.997">
                <text:p>254.997</text:p>
              </table:table-cell>
              <table:table-cell office:value-type="float" office:value="253.155">
                <text:p>253.155</text:p>
              </table:table-cell>
              <table:table-cell office:value-type="float" office:value="253.806">
                <text:p>253.806</text:p>
              </table:table-cell>
              <table:table-cell office:value-type="float" office:value="254.013">
                <text:p>254.013</text:p>
              </table:table-cell>
              <table:table-cell office:value-type="float" office:value="254.239">
                <text:p>254.239</text:p>
              </table:table-cell>
              <table:table-cell office:value-type="float" office:value="260.634">
                <text:p>260.634</text:p>
              </table:table-cell>
              <table:table-cell office:value-type="float" office:value="256.659">
                <text:p>256.659</text:p>
              </table:table-cell>
              <table:table-cell office:value-type="float" office:value="256.982">
                <text:p>256.982</text:p>
              </table:table-cell>
              <table:table-cell office:value-type="float" office:value="255.692">
                <text:p>255.692</text:p>
              </table:table-cell>
              <table:table-cell office:value-type="float" office:value="258.467">
                <text:p>258.467</text:p>
              </table:table-cell>
              <table:table-cell office:value-type="float" office:value="258.563">
                <text:p>258.563</text:p>
              </table:table-cell>
              <table:table-cell office:value-type="float" office:value="253.35">
                <text:p>253.35</text:p>
              </table:table-cell>
              <table:table-cell office:value-type="float" office:value="253.784">
                <text:p>253.784</text:p>
              </table:table-cell>
              <table:table-cell office:value-type="float" office:value="257.721">
                <text:p>257.721</text:p>
              </table:table-cell>
              <table:table-cell office:value-type="float" office:value="254.273">
                <text:p>254.273</text:p>
              </table:table-cell>
              <table:table-cell office:value-type="float" office:value="257.596">
                <text:p>257.596</text:p>
              </table:table-cell>
              <table:table-cell office:value-type="float" office:value="257.584">
                <text:p>257.584</text:p>
              </table:table-cell>
              <table:table-cell office:value-type="float" office:value="254.866">
                <text:p>254.866</text:p>
              </table:table-cell>
              <table:table-cell office:value-type="float" office:value="251.611">
                <text:p>251.611</text:p>
              </table:table-cell>
              <table:table-cell office:value-type="float" office:value="251.948">
                <text:p>251.948</text:p>
              </table:table-cell>
              <table:table-cell office:value-type="float" office:value="257.638">
                <text:p>257.638</text:p>
              </table:table-cell>
              <table:table-cell office:value-type="float" office:value="254.291">
                <text:p>254.291</text:p>
              </table:table-cell>
              <table:table-cell office:value-type="float" office:value="254.098">
                <text:p>254.098</text:p>
              </table:table-cell>
              <table:table-cell office:value-type="float" office:value="253.982">
                <text:p>253.982</text:p>
              </table:table-cell>
              <table:table-cell office:value-type="float" office:value="253.749">
                <text:p>253.749</text:p>
              </table:table-cell>
              <table:table-cell office:value-type="float" office:value="251.551">
                <text:p>251.551</text:p>
              </table:table-cell>
              <table:table-cell office:value-type="float" office:value="248.167">
                <text:p>248.167</text:p>
              </table:table-cell>
              <table:table-cell office:value-type="float" office:value="249.528">
                <text:p>249.528</text:p>
              </table:table-cell>
              <table:table-cell office:value-type="float" office:value="246.666">
                <text:p>246.666</text:p>
              </table:table-cell>
              <table:table-cell office:value-type="float" office:value="248.396">
                <text:p>248.396</text:p>
              </table:table-cell>
              <table:table-cell office:value-type="float" office:value="249.859">
                <text:p>249.859</text:p>
              </table:table-cell>
              <table:table-cell office:value-type="float" office:value="249.422">
                <text:p>249.422</text:p>
              </table:table-cell>
              <table:table-cell office:value-type="float" office:value="249.508">
                <text:p>249.508</text:p>
              </table:table-cell>
              <table:table-cell office:value-type="float" office:value="253.485">
                <text:p>253.485</text:p>
              </table:table-cell>
              <table:table-cell office:value-type="float" office:value="245.278">
                <text:p>245.278</text:p>
              </table:table-cell>
              <table:table-cell office:value-type="float" office:value="246.899">
                <text:p>246.899</text:p>
              </table:table-cell>
              <table:table-cell office:value-type="float" office:value="250.929">
                <text:p>250.929</text:p>
              </table:table-cell>
              <table:table-cell office:value-type="float" office:value="247.374">
                <text:p>247.374</text:p>
              </table:table-cell>
              <table:table-cell office:value-type="float" office:value="248.496">
                <text:p>248.496</text:p>
              </table:table-cell>
              <table:table-cell office:value-type="float" office:value="251.211">
                <text:p>251.211</text:p>
              </table:table-cell>
              <table:table-cell office:value-type="float" office:value="246.117">
                <text:p>246.117</text:p>
              </table:table-cell>
              <table:table-cell office:value-type="float" office:value="236.513">
                <text:p>236.513</text:p>
              </table:table-cell>
              <table:table-cell office:value-type="float" office:value="248.206">
                <text:p>248.206</text:p>
              </table:table-cell>
              <table:table-cell office:value-type="float" office:value="248.662">
                <text:p>248.662</text:p>
              </table:table-cell>
              <table:table-cell office:value-type="float" office:value="245.52">
                <text:p>245.52</text:p>
              </table:table-cell>
              <table:table-cell office:value-type="float" office:value="248.74">
                <text:p>248.74</text:p>
              </table:table-cell>
              <table:table-cell office:value-type="float" office:value="247.545">
                <text:p>247.545</text:p>
              </table:table-cell>
              <table:table-cell office:value-type="float" office:value="254.726">
                <text:p>254.726</text:p>
              </table:table-cell>
              <table:table-cell office:value-type="float" office:value="254.273">
                <text:p>254.273</text:p>
              </table:table-cell>
              <table:table-cell office:value-type="float" office:value="249.771">
                <text:p>249.771</text:p>
              </table:table-cell>
              <table:table-cell office:value-type="float" office:value="245.403">
                <text:p>245.403</text:p>
              </table:table-cell>
              <table:table-cell office:value-type="float" office:value="254.108">
                <text:p>254.108</text:p>
              </table:table-cell>
              <table:table-cell office:value-type="float" office:value="246.886">
                <text:p>246.886</text:p>
              </table:table-cell>
              <table:table-cell office:value-type="float" office:value="250.662">
                <text:p>250.662</text:p>
              </table:table-cell>
              <table:table-cell office:value-type="float" office:value="242.808">
                <text:p>242.808</text:p>
              </table:table-cell>
              <table:table-cell office:value-type="float" office:value="251.013">
                <text:p>251.013</text:p>
              </table:table-cell>
              <table:table-cell office:value-type="float" office:value="250.736">
                <text:p>250.736</text:p>
              </table:table-cell>
              <table:table-cell office:value-type="float" office:value="242.895">
                <text:p>242.895</text:p>
              </table:table-cell>
              <table:table-cell office:value-type="float" office:value="243.966">
                <text:p>243.966</text:p>
              </table:table-cell>
              <table:table-cell office:value-type="float" office:value="242.874">
                <text:p>242.874</text:p>
              </table:table-cell>
              <table:table-cell office:value-type="float" office:value="245.422">
                <text:p>245.422</text:p>
              </table:table-cell>
              <table:table-cell office:value-type="float" office:value="241.229">
                <text:p>241.229</text:p>
              </table:table-cell>
              <table:table-cell office:value-type="float" office:value="253.432">
                <text:p>253.432</text:p>
              </table:table-cell>
              <table:table-cell office:value-type="float" office:value="255.171">
                <text:p>255.171</text:p>
              </table:table-cell>
              <table:table-cell office:value-type="float" office:value="255.002">
                <text:p>255.002</text:p>
              </table:table-cell>
              <table:table-cell office:value-type="float" office:value="255.264">
                <text:p>255.264</text:p>
              </table:table-cell>
              <table:table-cell office:value-type="float" office:value="255.95">
                <text:p>255.95</text:p>
              </table:table-cell>
              <table:table-cell office:value-type="float" office:value="252.127">
                <text:p>252.127</text:p>
              </table:table-cell>
              <table:table-cell office:value-type="float" office:value="249.939">
                <text:p>249.939</text:p>
              </table:table-cell>
              <table:table-cell office:value-type="float" office:value="250.24">
                <text:p>250.24</text:p>
              </table:table-cell>
              <table:table-cell office:value-type="float" office:value="253.657">
                <text:p>253.657</text:p>
              </table:table-cell>
              <table:table-cell office:value-type="float" office:value="255.217">
                <text:p>255.217</text:p>
              </table:table-cell>
              <table:table-cell office:value-type="float" office:value="254.34">
                <text:p>254.34</text:p>
              </table:table-cell>
              <table:table-cell office:value-type="float" office:value="250.634">
                <text:p>250.634</text:p>
              </table:table-cell>
              <table:table-cell office:value-type="float" office:value="250.896">
                <text:p>250.896</text:p>
              </table:table-cell>
              <table:table-cell office:value-type="float" office:value="256.594">
                <text:p>256.594</text:p>
              </table:table-cell>
              <table:table-cell office:value-type="float" office:value="255.521">
                <text:p>255.521</text:p>
              </table:table-cell>
              <table:table-cell office:value-type="float" office:value="256.136">
                <text:p>256.136</text:p>
              </table:table-cell>
              <table:table-cell office:value-type="float" office:value="252.891">
                <text:p>252.891</text:p>
              </table:table-cell>
              <table:table-cell office:value-type="float" office:value="276.475">
                <text:p>276.475</text:p>
              </table:table-cell>
              <table:table-cell office:value-type="float" office:value="298.309">
                <text:p>298.309</text:p>
              </table:table-cell>
              <table:table-cell office:value-type="float" office:value="291.652">
                <text:p>291.652</text:p>
              </table:table-cell>
              <table:table-cell office:value-type="float" office:value="289.778">
                <text:p>289.778</text:p>
              </table:table-cell>
              <table:table-cell office:value-type="float" office:value="293.425">
                <text:p>293.425</text:p>
              </table:table-cell>
              <table:table-cell office:value-type="float" office:value="289.733">
                <text:p>289.733</text:p>
              </table:table-cell>
              <table:table-cell office:value-type="float" office:value="291.371">
                <text:p>291.371</text:p>
              </table:table-cell>
              <table:table-cell office:value-type="float" office:value="289.747">
                <text:p>289.747</text:p>
              </table:table-cell>
              <table:table-cell office:value-type="float" office:value="289.278">
                <text:p>289.278</text:p>
              </table:table-cell>
              <table:table-cell office:value-type="float" office:value="289.979">
                <text:p>289.979</text:p>
              </table:table-cell>
              <table:table-cell office:value-type="float" office:value="278.38">
                <text:p>278.38</text:p>
              </table:table-cell>
              <table:table-cell office:value-type="float" office:value="282.811">
                <text:p>282.811</text:p>
              </table:table-cell>
              <table:table-cell office:value-type="float" office:value="285.962">
                <text:p>285.962</text:p>
              </table:table-cell>
              <table:table-cell office:value-type="float" office:value="290.334">
                <text:p>290.334</text:p>
              </table:table-cell>
              <table:table-cell office:value-type="float" office:value="289.541">
                <text:p>289.541</text:p>
              </table:table-cell>
              <table:table-cell office:value-type="float" office:value="291.159">
                <text:p>291.159</text:p>
              </table:table-cell>
              <table:table-cell office:value-type="float" office:value="295.402">
                <text:p>295.402</text:p>
              </table:table-cell>
              <table:table-cell office:value-type="float" office:value="287.088">
                <text:p>287.088</text:p>
              </table:table-cell>
              <table:table-cell office:value-type="float" office:value="287.154">
                <text:p>287.154</text:p>
              </table:table-cell>
              <table:table-cell office:value-type="float" office:value="281.784">
                <text:p>281.784</text:p>
              </table:table-cell>
              <table:table-cell office:value-type="float" office:value="277.636">
                <text:p>277.636</text:p>
              </table:table-cell>
              <table:table-cell office:value-type="float" office:value="280.122">
                <text:p>280.122</text:p>
              </table:table-cell>
              <table:table-cell office:value-type="float" office:value="280.88">
                <text:p>280.88</text:p>
              </table:table-cell>
              <table:table-cell office:value-type="float" office:value="278.807">
                <text:p>278.807</text:p>
              </table:table-cell>
              <table:table-cell office:value-type="float" office:value="253.749">
                <text:p>253.749</text:p>
              </table:table-cell>
              <table:table-cell office:value-type="float" office:value="268.007">
                <text:p>268.007</text:p>
              </table:table-cell>
              <table:table-cell office:value-type="float" office:value="267.618">
                <text:p>267.618</text:p>
              </table:table-cell>
              <table:table-cell office:value-type="float" office:value="273.716">
                <text:p>273.716</text:p>
              </table:table-cell>
              <table:table-cell office:value-type="float" office:value="279.937">
                <text:p>279.937</text:p>
              </table:table-cell>
              <table:table-cell office:value-type="float" office:value="272.903">
                <text:p>272.903</text:p>
              </table:table-cell>
              <table:table-cell office:value-type="float" office:value="267.623">
                <text:p>267.623</text:p>
              </table:table-cell>
              <table:table-cell office:value-type="float" office:value="246.787">
                <text:p>246.787</text:p>
              </table:table-cell>
              <table:table-cell office:value-type="float" office:value="266.015">
                <text:p>266.015</text:p>
              </table:table-cell>
              <table:table-cell office:value-type="float" office:value="266.028">
                <text:p>266.028</text:p>
              </table:table-cell>
              <table:table-cell office:value-type="float" office:value="272.186">
                <text:p>272.186</text:p>
              </table:table-cell>
              <table:table-cell office:value-type="float" office:value="267.577">
                <text:p>267.577</text:p>
              </table:table-cell>
              <table:table-cell office:value-type="float" office:value="266.628">
                <text:p>266.628</text:p>
              </table:table-cell>
              <table:table-cell office:value-type="float" office:value="267.289">
                <text:p>267.289</text:p>
              </table:table-cell>
              <table:table-cell office:value-type="float" office:value="266.221">
                <text:p>266.221</text:p>
              </table:table-cell>
              <table:table-cell office:value-type="float" office:value="266.886">
                <text:p>266.886</text:p>
              </table:table-cell>
              <table:table-cell office:value-type="float" office:value="270.372">
                <text:p>270.372</text:p>
              </table:table-cell>
              <table:table-cell office:value-type="float" office:value="270.428">
                <text:p>270.428</text:p>
              </table:table-cell>
              <table:table-cell office:value-type="float" office:value="268.44">
                <text:p>268.44</text:p>
              </table:table-cell>
              <table:table-cell office:value-type="float" office:value="268.528">
                <text:p>268.528</text:p>
              </table:table-cell>
              <table:table-cell office:value-type="float" office:value="260.839">
                <text:p>260.839</text:p>
              </table:table-cell>
              <table:table-cell office:value-type="float" office:value="260.46">
                <text:p>260.46</text:p>
              </table:table-cell>
              <table:table-cell office:value-type="float" office:value="266.207">
                <text:p>266.207</text:p>
              </table:table-cell>
              <table:table-cell office:value-type="float" office:value="246.326">
                <text:p>246.326</text:p>
              </table:table-cell>
              <table:table-cell office:value-type="float" office:value="243.734">
                <text:p>243.734</text:p>
              </table:table-cell>
              <table:table-cell office:value-type="float" office:value="243.859">
                <text:p>243.859</text:p>
              </table:table-cell>
              <table:table-cell office:value-type="float" office:value="246.096">
                <text:p>246.096</text:p>
              </table:table-cell>
              <table:table-cell office:value-type="float" office:value="211.366">
                <text:p>211.366</text:p>
              </table:table-cell>
              <table:table-cell office:value-type="float" office:value="213.798">
                <text:p>213.798</text:p>
              </table:table-cell>
              <table:table-cell office:value-type="float" office:value="206.26">
                <text:p>206.26</text:p>
              </table:table-cell>
              <table:table-cell office:value-type="float" office:value="202.177">
                <text:p>202.177</text:p>
              </table:table-cell>
              <table:table-cell office:value-type="float" office:value="200.459">
                <text:p>200.459</text:p>
              </table:table-cell>
              <table:table-cell office:value-type="float" office:value="170.506">
                <text:p>170.506</text:p>
              </table:table-cell>
              <table:table-cell office:value-type="float" office:value="166.802">
                <text:p>166.802</text:p>
              </table:table-cell>
              <table:table-cell office:value-type="float" office:value="160.958">
                <text:p>160.958</text:p>
              </table:table-cell>
              <table:table-cell office:value-type="float" office:value="163.208">
                <text:p>163.208</text:p>
              </table:table-cell>
              <table:table-cell office:value-type="float" office:value="128.753">
                <text:p>128.753</text:p>
              </table:table-cell>
              <table:table-cell office:value-type="float" office:value="124.408">
                <text:p>124.408</text:p>
              </table:table-cell>
              <table:table-cell office:value-type="float" office:value="117.141">
                <text:p>117.141</text:p>
              </table:table-cell>
              <table:table-cell office:value-type="float" office:value="135.939">
                <text:p>135.939</text:p>
              </table:table-cell>
              <table:table-cell office:value-type="float" office:value="108.454">
                <text:p>108.454</text:p>
              </table:table-cell>
              <table:table-cell office:value-type="float" office:value="113.69">
                <text:p>113.69</text:p>
              </table:table-cell>
              <table:table-cell office:value-type="float" office:value="100.325">
                <text:p>100.325</text:p>
              </table:table-cell>
              <table:table-cell office:value-type="float" office:value="114.799">
                <text:p>114.799</text:p>
              </table:table-cell>
              <table:table-cell office:value-type="float" office:value="95.7688">
                <text:p>95.7688</text:p>
              </table:table-cell>
              <table:table-cell office:value-type="float" office:value="98.644">
                <text:p>98.644</text:p>
              </table:table-cell>
              <table:table-cell office:value-type="float" office:value="113.425">
                <text:p>113.425</text:p>
              </table:table-cell>
              <table:table-cell office:value-type="float" office:value="111.963">
                <text:p>111.963</text:p>
              </table:table-cell>
              <table:table-cell office:value-type="float" office:value="110.792">
                <text:p>110.792</text:p>
              </table:table-cell>
              <table:table-cell office:value-type="float" office:value="108.424">
                <text:p>108.424</text:p>
              </table:table-cell>
              <table:table-cell office:value-type="float" office:value="104.879">
                <text:p>104.879</text:p>
              </table:table-cell>
              <table:table-cell office:value-type="float" office:value="115.462">
                <text:p>115.462</text:p>
              </table:table-cell>
              <table:table-cell office:value-type="float" office:value="113.888">
                <text:p>113.888</text:p>
              </table:table-cell>
              <table:table-cell office:value-type="float" office:value="110.531">
                <text:p>110.531</text:p>
              </table:table-cell>
              <table:table-cell office:value-type="float" office:value="97.622">
                <text:p>97.622</text:p>
              </table:table-cell>
              <table:table-cell office:value-type="float" office:value="97.205">
                <text:p>97.205</text:p>
              </table:table-cell>
              <table:table-cell office:value-type="float" office:value="93.418">
                <text:p>93.418</text:p>
              </table:table-cell>
              <table:table-cell office:value-type="float" office:value="93.8648">
                <text:p>93.8648</text:p>
              </table:table-cell>
              <table:table-cell office:value-type="float" office:value="89.0961">
                <text:p>89.0961</text:p>
              </table:table-cell>
              <table:table-cell office:value-type="float" office:value="90.7895">
                <text:p>90.7895</text:p>
              </table:table-cell>
              <table:table-cell office:value-type="float" office:value="87.5466">
                <text:p>87.5466</text:p>
              </table:table-cell>
              <table:table-cell office:value-type="float" office:value="82.4903">
                <text:p>82.4903</text:p>
              </table:table-cell>
              <table:table-cell office:value-type="float" office:value="69.6356">
                <text:p>69.6356</text:p>
              </table:table-cell>
              <table:table-cell office:value-type="float" office:value="69.2887">
                <text:p>69.2887</text:p>
              </table:table-cell>
              <table:table-cell office:value-type="float" office:value="68.1675">
                <text:p>68.1675</text:p>
              </table:table-cell>
              <table:table-cell office:value-type="float" office:value="73.1276">
                <text:p>73.1276</text:p>
              </table:table-cell>
              <table:table-cell office:value-type="float" office:value="48.3254">
                <text:p>48.3254</text:p>
              </table:table-cell>
              <table:table-cell office:value-type="float" office:value="51.8739">
                <text:p>51.8739</text:p>
              </table:table-cell>
              <table:table-cell office:value-type="float" office:value="44.9382">
                <text:p>44.938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4:estimated_values.ADQ4</svg:desc>
                </draw:g>
              </table:table-cell>
              <table:table-cell office:value-type="float" office:value="354.508">
                <text:p>354.508</text:p>
              </table:table-cell>
              <table:table-cell office:value-type="float" office:value="354.804">
                <text:p>354.804</text:p>
              </table:table-cell>
              <table:table-cell office:value-type="float" office:value="355.79">
                <text:p>355.79</text:p>
              </table:table-cell>
              <table:table-cell office:value-type="float" office:value="354.53">
                <text:p>354.53</text:p>
              </table:table-cell>
              <table:table-cell office:value-type="float" office:value="354.026">
                <text:p>354.026</text:p>
              </table:table-cell>
              <table:table-cell office:value-type="float" office:value="352.035">
                <text:p>352.035</text:p>
              </table:table-cell>
              <table:table-cell office:value-type="float" office:value="351.788">
                <text:p>351.788</text:p>
              </table:table-cell>
              <table:table-cell office:value-type="float" office:value="356.951">
                <text:p>356.951</text:p>
              </table:table-cell>
              <table:table-cell office:value-type="float" office:value="353.42">
                <text:p>353.42</text:p>
              </table:table-cell>
              <table:table-cell office:value-type="float" office:value="353.455">
                <text:p>353.455</text:p>
              </table:table-cell>
              <table:table-cell office:value-type="float" office:value="352.668">
                <text:p>352.668</text:p>
              </table:table-cell>
              <table:table-cell office:value-type="float" office:value="351.979">
                <text:p>351.979</text:p>
              </table:table-cell>
              <table:table-cell office:value-type="float" office:value="352.756">
                <text:p>352.756</text:p>
              </table:table-cell>
              <table:table-cell office:value-type="float" office:value="353.766">
                <text:p>353.766</text:p>
              </table:table-cell>
              <table:table-cell office:value-type="float" office:value="352.064">
                <text:p>352.064</text:p>
              </table:table-cell>
              <table:table-cell office:value-type="float" office:value="352.877">
                <text:p>352.877</text:p>
              </table:table-cell>
              <table:table-cell office:value-type="float" office:value="350.833">
                <text:p>350.833</text:p>
              </table:table-cell>
              <table:table-cell office:value-type="float" office:value="351.204">
                <text:p>351.204</text:p>
              </table:table-cell>
              <table:table-cell office:value-type="float" office:value="354.165">
                <text:p>354.165</text:p>
              </table:table-cell>
              <table:table-cell office:value-type="float" office:value="353.072">
                <text:p>353.072</text:p>
              </table:table-cell>
              <table:table-cell office:value-type="float" office:value="351.468">
                <text:p>351.468</text:p>
              </table:table-cell>
              <table:table-cell office:value-type="float" office:value="352.454">
                <text:p>352.454</text:p>
              </table:table-cell>
              <table:table-cell office:value-type="float" office:value="352.682">
                <text:p>352.682</text:p>
              </table:table-cell>
              <table:table-cell office:value-type="float" office:value="351.798">
                <text:p>351.798</text:p>
              </table:table-cell>
              <table:table-cell office:value-type="float" office:value="349.97">
                <text:p>349.97</text:p>
              </table:table-cell>
              <table:table-cell office:value-type="float" office:value="350.17">
                <text:p>350.17</text:p>
              </table:table-cell>
              <table:table-cell office:value-type="float" office:value="351.102">
                <text:p>351.102</text:p>
              </table:table-cell>
              <table:table-cell office:value-type="float" office:value="351.679">
                <text:p>351.679</text:p>
              </table:table-cell>
              <table:table-cell office:value-type="float" office:value="350.326">
                <text:p>350.326</text:p>
              </table:table-cell>
              <table:table-cell office:value-type="float" office:value="350.415">
                <text:p>350.415</text:p>
              </table:table-cell>
              <table:table-cell office:value-type="float" office:value="350.849">
                <text:p>350.849</text:p>
              </table:table-cell>
              <table:table-cell office:value-type="float" office:value="349.575">
                <text:p>349.575</text:p>
              </table:table-cell>
              <table:table-cell office:value-type="float" office:value="350.115">
                <text:p>350.115</text:p>
              </table:table-cell>
              <table:table-cell office:value-type="float" office:value="349.727">
                <text:p>349.727</text:p>
              </table:table-cell>
              <table:table-cell office:value-type="float" office:value="350.74">
                <text:p>350.74</text:p>
              </table:table-cell>
              <table:table-cell office:value-type="float" office:value="350.911">
                <text:p>350.911</text:p>
              </table:table-cell>
              <table:table-cell office:value-type="float" office:value="349.776">
                <text:p>349.776</text:p>
              </table:table-cell>
              <table:table-cell office:value-type="float" office:value="350.516">
                <text:p>350.516</text:p>
              </table:table-cell>
              <table:table-cell office:value-type="float" office:value="350.105">
                <text:p>350.105</text:p>
              </table:table-cell>
              <table:table-cell office:value-type="float" office:value="350.039">
                <text:p>350.039</text:p>
              </table:table-cell>
              <table:table-cell office:value-type="float" office:value="350.981">
                <text:p>350.981</text:p>
              </table:table-cell>
              <table:table-cell office:value-type="float" office:value="352.514">
                <text:p>352.514</text:p>
              </table:table-cell>
              <table:table-cell office:value-type="float" office:value="352.383">
                <text:p>352.383</text:p>
              </table:table-cell>
              <table:table-cell office:value-type="float" office:value="350.363">
                <text:p>350.363</text:p>
              </table:table-cell>
              <table:table-cell office:value-type="float" office:value="377.103">
                <text:p>377.103</text:p>
              </table:table-cell>
              <table:table-cell office:value-type="float" office:value="383.165">
                <text:p>383.165</text:p>
              </table:table-cell>
              <table:table-cell office:value-type="float" office:value="379.473">
                <text:p>379.473</text:p>
              </table:table-cell>
              <table:table-cell office:value-type="float" office:value="381.488">
                <text:p>381.488</text:p>
              </table:table-cell>
              <table:table-cell office:value-type="float" office:value="378.473">
                <text:p>378.473</text:p>
              </table:table-cell>
              <table:table-cell office:value-type="float" office:value="378.53">
                <text:p>378.53</text:p>
              </table:table-cell>
              <table:table-cell office:value-type="float" office:value="377.6">
                <text:p>377.6</text:p>
              </table:table-cell>
              <table:table-cell office:value-type="float" office:value="379.05">
                <text:p>379.05</text:p>
              </table:table-cell>
              <table:table-cell office:value-type="float" office:value="379.564">
                <text:p>379.564</text:p>
              </table:table-cell>
              <table:table-cell office:value-type="float" office:value="379.091">
                <text:p>379.091</text:p>
              </table:table-cell>
              <table:table-cell office:value-type="float" office:value="383.924">
                <text:p>383.924</text:p>
              </table:table-cell>
              <table:table-cell office:value-type="float" office:value="381.494">
                <text:p>381.494</text:p>
              </table:table-cell>
              <table:table-cell office:value-type="float" office:value="381.058">
                <text:p>381.058</text:p>
              </table:table-cell>
              <table:table-cell office:value-type="float" office:value="379.413">
                <text:p>379.413</text:p>
              </table:table-cell>
              <table:table-cell office:value-type="float" office:value="380.141">
                <text:p>380.141</text:p>
              </table:table-cell>
              <table:table-cell office:value-type="float" office:value="379.01">
                <text:p>379.01</text:p>
              </table:table-cell>
              <table:table-cell office:value-type="float" office:value="379.318">
                <text:p>379.318</text:p>
              </table:table-cell>
              <table:table-cell office:value-type="float" office:value="382.924">
                <text:p>382.924</text:p>
              </table:table-cell>
              <table:table-cell office:value-type="float" office:value="379.45">
                <text:p>379.45</text:p>
              </table:table-cell>
              <table:table-cell office:value-type="float" office:value="379.037">
                <text:p>379.037</text:p>
              </table:table-cell>
              <table:table-cell office:value-type="float" office:value="388.788">
                <text:p>388.788</text:p>
              </table:table-cell>
              <table:table-cell office:value-type="float" office:value="387.11">
                <text:p>387.11</text:p>
              </table:table-cell>
              <table:table-cell office:value-type="float" office:value="386.905">
                <text:p>386.905</text:p>
              </table:table-cell>
              <table:table-cell office:value-type="float" office:value="385.786">
                <text:p>385.786</text:p>
              </table:table-cell>
              <table:table-cell office:value-type="float" office:value="375.65">
                <text:p>375.65</text:p>
              </table:table-cell>
              <table:table-cell office:value-type="float" office:value="387.012">
                <text:p>387.012</text:p>
              </table:table-cell>
              <table:table-cell office:value-type="float" office:value="386.186">
                <text:p>386.186</text:p>
              </table:table-cell>
              <table:table-cell office:value-type="float" office:value="386.297">
                <text:p>386.297</text:p>
              </table:table-cell>
              <table:table-cell office:value-type="float" office:value="386.021">
                <text:p>386.021</text:p>
              </table:table-cell>
              <table:table-cell office:value-type="float" office:value="383.944">
                <text:p>383.944</text:p>
              </table:table-cell>
              <table:table-cell office:value-type="float" office:value="378.681">
                <text:p>378.681</text:p>
              </table:table-cell>
              <table:table-cell office:value-type="float" office:value="378.023">
                <text:p>378.023</text:p>
              </table:table-cell>
              <table:table-cell office:value-type="float" office:value="378.504">
                <text:p>378.504</text:p>
              </table:table-cell>
              <table:table-cell office:value-type="float" office:value="379.172">
                <text:p>379.172</text:p>
              </table:table-cell>
              <table:table-cell office:value-type="float" office:value="378.608">
                <text:p>378.608</text:p>
              </table:table-cell>
              <table:table-cell office:value-type="float" office:value="376.779">
                <text:p>376.779</text:p>
              </table:table-cell>
              <table:table-cell office:value-type="float" office:value="379.024">
                <text:p>379.024</text:p>
              </table:table-cell>
              <table:table-cell office:value-type="float" office:value="374.822">
                <text:p>374.822</text:p>
              </table:table-cell>
              <table:table-cell office:value-type="float" office:value="379.659">
                <text:p>379.659</text:p>
              </table:table-cell>
              <table:table-cell office:value-type="float" office:value="378.025">
                <text:p>378.025</text:p>
              </table:table-cell>
              <table:table-cell office:value-type="float" office:value="384.223">
                <text:p>384.223</text:p>
              </table:table-cell>
              <table:table-cell office:value-type="float" office:value="380.196">
                <text:p>380.196</text:p>
              </table:table-cell>
              <table:table-cell office:value-type="float" office:value="380.159">
                <text:p>380.159</text:p>
              </table:table-cell>
              <table:table-cell office:value-type="float" office:value="377.845">
                <text:p>377.845</text:p>
              </table:table-cell>
              <table:table-cell office:value-type="float" office:value="377.662">
                <text:p>377.662</text:p>
              </table:table-cell>
              <table:table-cell office:value-type="float" office:value="376.134">
                <text:p>376.134</text:p>
              </table:table-cell>
              <table:table-cell office:value-type="float" office:value="379.926">
                <text:p>379.926</text:p>
              </table:table-cell>
              <table:table-cell office:value-type="float" office:value="379.949">
                <text:p>379.949</text:p>
              </table:table-cell>
              <table:table-cell office:value-type="float" office:value="379.469">
                <text:p>379.469</text:p>
              </table:table-cell>
              <table:table-cell office:value-type="float" office:value="377.508">
                <text:p>377.508</text:p>
              </table:table-cell>
              <table:table-cell office:value-type="float" office:value="368.739">
                <text:p>368.739</text:p>
              </table:table-cell>
              <table:table-cell office:value-type="float" office:value="354.838">
                <text:p>354.838</text:p>
              </table:table-cell>
              <table:table-cell office:value-type="float" office:value="366.39">
                <text:p>366.39</text:p>
              </table:table-cell>
              <table:table-cell office:value-type="float" office:value="366.215">
                <text:p>366.215</text:p>
              </table:table-cell>
              <table:table-cell office:value-type="float" office:value="367.423">
                <text:p>367.423</text:p>
              </table:table-cell>
              <table:table-cell office:value-type="float" office:value="369.897">
                <text:p>369.897</text:p>
              </table:table-cell>
              <table:table-cell office:value-type="float" office:value="369.321">
                <text:p>369.321</text:p>
              </table:table-cell>
              <table:table-cell office:value-type="float" office:value="370.732">
                <text:p>370.732</text:p>
              </table:table-cell>
              <table:table-cell office:value-type="float" office:value="370.031">
                <text:p>370.031</text:p>
              </table:table-cell>
              <table:table-cell office:value-type="float" office:value="369.605">
                <text:p>369.605</text:p>
              </table:table-cell>
              <table:table-cell office:value-type="float" office:value="370.756">
                <text:p>370.756</text:p>
              </table:table-cell>
              <table:table-cell office:value-type="float" office:value="368.953">
                <text:p>368.953</text:p>
              </table:table-cell>
              <table:table-cell office:value-type="float" office:value="373.333">
                <text:p>373.333</text:p>
              </table:table-cell>
              <table:table-cell office:value-type="float" office:value="370.572">
                <text:p>370.572</text:p>
              </table:table-cell>
              <table:table-cell office:value-type="float" office:value="371.984">
                <text:p>371.984</text:p>
              </table:table-cell>
              <table:table-cell office:value-type="float" office:value="371.528">
                <text:p>371.528</text:p>
              </table:table-cell>
              <table:table-cell office:value-type="float" office:value="370.761">
                <text:p>370.761</text:p>
              </table:table-cell>
              <table:table-cell office:value-type="float" office:value="369.868">
                <text:p>369.868</text:p>
              </table:table-cell>
              <table:table-cell office:value-type="float" office:value="371.554">
                <text:p>371.554</text:p>
              </table:table-cell>
              <table:table-cell office:value-type="float" office:value="370.617">
                <text:p>370.617</text:p>
              </table:table-cell>
              <table:table-cell office:value-type="float" office:value="371.009">
                <text:p>371.009</text:p>
              </table:table-cell>
              <table:table-cell office:value-type="float" office:value="370.873">
                <text:p>370.873</text:p>
              </table:table-cell>
              <table:table-cell office:value-type="float" office:value="365.846">
                <text:p>365.846</text:p>
              </table:table-cell>
              <table:table-cell office:value-type="float" office:value="367.767">
                <text:p>367.767</text:p>
              </table:table-cell>
              <table:table-cell office:value-type="float" office:value="370.412">
                <text:p>370.412</text:p>
              </table:table-cell>
              <table:table-cell office:value-type="float" office:value="368.739">
                <text:p>368.739</text:p>
              </table:table-cell>
              <table:table-cell office:value-type="float" office:value="369.068">
                <text:p>369.068</text:p>
              </table:table-cell>
              <table:table-cell office:value-type="float" office:value="368.276">
                <text:p>368.276</text:p>
              </table:table-cell>
              <table:table-cell office:value-type="float" office:value="373.14">
                <text:p>373.14</text:p>
              </table:table-cell>
              <table:table-cell office:value-type="float" office:value="370.417">
                <text:p>370.417</text:p>
              </table:table-cell>
              <table:table-cell office:value-type="float" office:value="354.945">
                <text:p>354.945</text:p>
              </table:table-cell>
              <table:table-cell office:value-type="float" office:value="369.656">
                <text:p>369.656</text:p>
              </table:table-cell>
              <table:table-cell office:value-type="float" office:value="370.166">
                <text:p>370.166</text:p>
              </table:table-cell>
              <table:table-cell office:value-type="float" office:value="369.985">
                <text:p>369.985</text:p>
              </table:table-cell>
              <table:table-cell office:value-type="float" office:value="367.027">
                <text:p>367.027</text:p>
              </table:table-cell>
              <table:table-cell office:value-type="float" office:value="364.039">
                <text:p>364.039</text:p>
              </table:table-cell>
              <table:table-cell office:value-type="float" office:value="364.201">
                <text:p>364.201</text:p>
              </table:table-cell>
              <table:table-cell office:value-type="float" office:value="364.901">
                <text:p>364.901</text:p>
              </table:table-cell>
              <table:table-cell office:value-type="float" office:value="369.901">
                <text:p>369.901</text:p>
              </table:table-cell>
              <table:table-cell office:value-type="float" office:value="369.277">
                <text:p>369.277</text:p>
              </table:table-cell>
              <table:table-cell office:value-type="float" office:value="349.976">
                <text:p>349.976</text:p>
              </table:table-cell>
              <table:table-cell office:value-type="float" office:value="368.071">
                <text:p>368.071</text:p>
              </table:table-cell>
              <table:table-cell office:value-type="float" office:value="361.164">
                <text:p>361.164</text:p>
              </table:table-cell>
              <table:table-cell office:value-type="float" office:value="367.742">
                <text:p>367.742</text:p>
              </table:table-cell>
              <table:table-cell office:value-type="float" office:value="364.866">
                <text:p>364.866</text:p>
              </table:table-cell>
              <table:table-cell office:value-type="float" office:value="359.965">
                <text:p>359.965</text:p>
              </table:table-cell>
              <table:table-cell office:value-type="float" office:value="361.784">
                <text:p>361.784</text:p>
              </table:table-cell>
              <table:table-cell office:value-type="float" office:value="367.421">
                <text:p>367.421</text:p>
              </table:table-cell>
              <table:table-cell office:value-type="float" office:value="367.563">
                <text:p>367.563</text:p>
              </table:table-cell>
              <table:table-cell office:value-type="float" office:value="368.414">
                <text:p>368.414</text:p>
              </table:table-cell>
              <table:table-cell office:value-type="float" office:value="368.368">
                <text:p>368.368</text:p>
              </table:table-cell>
              <table:table-cell office:value-type="float" office:value="367.722">
                <text:p>367.722</text:p>
              </table:table-cell>
              <table:table-cell office:value-type="float" office:value="365.287">
                <text:p>365.287</text:p>
              </table:table-cell>
              <table:table-cell office:value-type="float" office:value="362.322">
                <text:p>362.322</text:p>
              </table:table-cell>
              <table:table-cell office:value-type="float" office:value="367.809">
                <text:p>367.809</text:p>
              </table:table-cell>
              <table:table-cell office:value-type="float" office:value="374.651">
                <text:p>374.651</text:p>
              </table:table-cell>
              <table:table-cell office:value-type="float" office:value="373.073">
                <text:p>373.073</text:p>
              </table:table-cell>
              <table:table-cell office:value-type="float" office:value="373.401">
                <text:p>373.401</text:p>
              </table:table-cell>
              <table:table-cell office:value-type="float" office:value="372.923">
                <text:p>372.923</text:p>
              </table:table-cell>
              <table:table-cell office:value-type="float" office:value="372.601">
                <text:p>372.601</text:p>
              </table:table-cell>
              <table:table-cell office:value-type="float" office:value="377.993">
                <text:p>377.993</text:p>
              </table:table-cell>
              <table:table-cell office:value-type="float" office:value="372.202">
                <text:p>372.202</text:p>
              </table:table-cell>
              <table:table-cell office:value-type="float" office:value="371.99">
                <text:p>371.99</text:p>
              </table:table-cell>
              <table:table-cell office:value-type="float" office:value="371.218">
                <text:p>371.218</text:p>
              </table:table-cell>
              <table:table-cell office:value-type="float" office:value="369.687">
                <text:p>369.687</text:p>
              </table:table-cell>
              <table:table-cell office:value-type="float" office:value="370.353">
                <text:p>370.353</text:p>
              </table:table-cell>
              <table:table-cell office:value-type="float" office:value="370.616">
                <text:p>370.616</text:p>
              </table:table-cell>
              <table:table-cell office:value-type="float" office:value="366.587">
                <text:p>366.587</text:p>
              </table:table-cell>
              <table:table-cell office:value-type="float" office:value="367.966">
                <text:p>367.966</text:p>
              </table:table-cell>
              <table:table-cell office:value-type="float" office:value="342.888">
                <text:p>342.888</text:p>
              </table:table-cell>
              <table:table-cell office:value-type="float" office:value="367.622">
                <text:p>367.622</text:p>
              </table:table-cell>
              <table:table-cell office:value-type="float" office:value="363.07">
                <text:p>363.07</text:p>
              </table:table-cell>
              <table:table-cell office:value-type="float" office:value="358.678">
                <text:p>358.678</text:p>
              </table:table-cell>
              <table:table-cell office:value-type="float" office:value="365.565">
                <text:p>365.565</text:p>
              </table:table-cell>
              <table:table-cell office:value-type="float" office:value="366.889">
                <text:p>366.889</text:p>
              </table:table-cell>
              <table:table-cell office:value-type="float" office:value="349.986">
                <text:p>349.986</text:p>
              </table:table-cell>
              <table:table-cell office:value-type="float" office:value="348.957">
                <text:p>348.957</text:p>
              </table:table-cell>
              <table:table-cell office:value-type="float" office:value="348.417">
                <text:p>348.417</text:p>
              </table:table-cell>
              <table:table-cell office:value-type="float" office:value="347.187">
                <text:p>347.187</text:p>
              </table:table-cell>
              <table:table-cell office:value-type="float" office:value="345.074">
                <text:p>345.074</text:p>
              </table:table-cell>
              <table:table-cell office:value-type="float" office:value="342.776">
                <text:p>342.776</text:p>
              </table:table-cell>
              <table:table-cell office:value-type="float" office:value="341.637">
                <text:p>341.637</text:p>
              </table:table-cell>
              <table:table-cell office:value-type="float" office:value="341.75">
                <text:p>341.75</text:p>
              </table:table-cell>
              <table:table-cell office:value-type="float" office:value="340.296">
                <text:p>340.296</text:p>
              </table:table-cell>
              <table:table-cell office:value-type="float" office:value="339.431">
                <text:p>339.431</text:p>
              </table:table-cell>
              <table:table-cell office:value-type="float" office:value="337.306">
                <text:p>337.306</text:p>
              </table:table-cell>
              <table:table-cell office:value-type="float" office:value="334.426">
                <text:p>334.426</text:p>
              </table:table-cell>
              <table:table-cell office:value-type="float" office:value="311.241">
                <text:p>311.241</text:p>
              </table:table-cell>
              <table:table-cell office:value-type="float" office:value="319.574">
                <text:p>319.574</text:p>
              </table:table-cell>
              <table:table-cell office:value-type="float" office:value="318.638">
                <text:p>318.638</text:p>
              </table:table-cell>
              <table:table-cell office:value-type="float" office:value="316.585">
                <text:p>316.585</text:p>
              </table:table-cell>
              <table:table-cell office:value-type="float" office:value="315.326">
                <text:p>315.326</text:p>
              </table:table-cell>
              <table:table-cell office:value-type="float" office:value="310.229">
                <text:p>310.229</text:p>
              </table:table-cell>
              <table:table-cell office:value-type="float" office:value="311.052">
                <text:p>311.052</text:p>
              </table:table-cell>
              <table:table-cell office:value-type="float" office:value="306.721">
                <text:p>306.721</text:p>
              </table:table-cell>
              <table:table-cell office:value-type="float" office:value="310.398">
                <text:p>310.398</text:p>
              </table:table-cell>
              <table:table-cell office:value-type="float" office:value="305.848">
                <text:p>305.848</text:p>
              </table:table-cell>
              <table:table-cell office:value-type="float" office:value="302.404">
                <text:p>302.404</text:p>
              </table:table-cell>
              <table:table-cell office:value-type="float" office:value="302.12">
                <text:p>302.12</text:p>
              </table:table-cell>
              <table:table-cell office:value-type="float" office:value="304.017">
                <text:p>304.017</text:p>
              </table:table-cell>
              <table:table-cell office:value-type="float" office:value="297.137">
                <text:p>297.137</text:p>
              </table:table-cell>
              <table:table-cell office:value-type="float" office:value="296.147">
                <text:p>296.147</text:p>
              </table:table-cell>
              <table:table-cell office:value-type="float" office:value="304.115">
                <text:p>304.115</text:p>
              </table:table-cell>
              <table:table-cell office:value-type="float" office:value="295.459">
                <text:p>295.459</text:p>
              </table:table-cell>
              <table:table-cell office:value-type="float" office:value="295.031">
                <text:p>295.031</text:p>
              </table:table-cell>
              <table:table-cell office:value-type="float" office:value="273.434">
                <text:p>273.434</text:p>
              </table:table-cell>
              <table:table-cell office:value-type="float" office:value="275.223">
                <text:p>275.223</text:p>
              </table:table-cell>
              <table:table-cell office:value-type="float" office:value="272.516">
                <text:p>272.516</text:p>
              </table:table-cell>
              <table:table-cell office:value-type="float" office:value="272.237">
                <text:p>272.237</text:p>
              </table:table-cell>
              <table:table-cell office:value-type="float" office:value="278.095">
                <text:p>278.095</text:p>
              </table:table-cell>
              <table:table-cell office:value-type="float" office:value="271.958">
                <text:p>271.958</text:p>
              </table:table-cell>
              <table:table-cell office:value-type="float" office:value="265.602">
                <text:p>265.602</text:p>
              </table:table-cell>
              <table:table-cell office:value-type="float" office:value="277.576">
                <text:p>277.576</text:p>
              </table:table-cell>
              <table:table-cell office:value-type="float" office:value="270.213">
                <text:p>270.213</text:p>
              </table:table-cell>
              <table:table-cell office:value-type="float" office:value="265.182">
                <text:p>265.182</text:p>
              </table:table-cell>
              <table:table-cell office:value-type="float" office:value="276.275">
                <text:p>276.275</text:p>
              </table:table-cell>
              <table:table-cell office:value-type="float" office:value="270.466">
                <text:p>270.466</text:p>
              </table:table-cell>
              <table:table-cell office:value-type="float" office:value="325.169">
                <text:p>325.169</text:p>
              </table:table-cell>
              <table:table-cell office:value-type="float" office:value="326.108">
                <text:p>326.108</text:p>
              </table:table-cell>
              <table:table-cell office:value-type="float" office:value="324.924">
                <text:p>324.924</text:p>
              </table:table-cell>
              <table:table-cell office:value-type="float" office:value="325.339">
                <text:p>325.339</text:p>
              </table:table-cell>
              <table:table-cell office:value-type="float" office:value="325.188">
                <text:p>325.188</text:p>
              </table:table-cell>
              <table:table-cell office:value-type="float" office:value="325.338">
                <text:p>325.338</text:p>
              </table:table-cell>
              <table:table-cell office:value-type="float" office:value="324.012">
                <text:p>324.012</text:p>
              </table:table-cell>
              <table:table-cell office:value-type="float" office:value="323.306">
                <text:p>323.306</text:p>
              </table:table-cell>
              <table:table-cell office:value-type="float" office:value="323.145">
                <text:p>323.145</text:p>
              </table:table-cell>
              <table:table-cell office:value-type="float" office:value="325.083">
                <text:p>325.083</text:p>
              </table:table-cell>
              <table:table-cell office:value-type="float" office:value="327.315">
                <text:p>327.315</text:p>
              </table:table-cell>
              <table:table-cell office:value-type="float" office:value="324.303">
                <text:p>324.303</text:p>
              </table:table-cell>
              <table:table-cell office:value-type="float" office:value="322.425">
                <text:p>322.425</text:p>
              </table:table-cell>
              <table:table-cell office:value-type="float" office:value="324.09">
                <text:p>324.09</text:p>
              </table:table-cell>
              <table:table-cell office:value-type="float" office:value="323.935">
                <text:p>323.935</text:p>
              </table:table-cell>
              <table:table-cell office:value-type="float" office:value="322.297">
                <text:p>322.297</text:p>
              </table:table-cell>
              <table:table-cell office:value-type="float" office:value="322.21">
                <text:p>322.21</text:p>
              </table:table-cell>
              <table:table-cell office:value-type="float" office:value="323.279">
                <text:p>323.279</text:p>
              </table:table-cell>
              <table:table-cell office:value-type="float" office:value="322.654">
                <text:p>322.654</text:p>
              </table:table-cell>
              <table:table-cell office:value-type="float" office:value="321.788">
                <text:p>321.788</text:p>
              </table:table-cell>
              <table:table-cell office:value-type="float" office:value="322.357">
                <text:p>322.357</text:p>
              </table:table-cell>
              <table:table-cell office:value-type="float" office:value="343.816">
                <text:p>343.816</text:p>
              </table:table-cell>
              <table:table-cell office:value-type="float" office:value="364.684">
                <text:p>364.684</text:p>
              </table:table-cell>
              <table:table-cell office:value-type="float" office:value="367.053">
                <text:p>367.053</text:p>
              </table:table-cell>
              <table:table-cell office:value-type="float" office:value="366.345">
                <text:p>366.345</text:p>
              </table:table-cell>
              <table:table-cell office:value-type="float" office:value="362.519">
                <text:p>362.519</text:p>
              </table:table-cell>
              <table:table-cell office:value-type="float" office:value="360.608">
                <text:p>360.608</text:p>
              </table:table-cell>
              <table:table-cell office:value-type="float" office:value="361.921">
                <text:p>361.921</text:p>
              </table:table-cell>
              <table:table-cell office:value-type="float" office:value="362.653">
                <text:p>362.653</text:p>
              </table:table-cell>
              <table:table-cell office:value-type="float" office:value="362.373">
                <text:p>362.373</text:p>
              </table:table-cell>
              <table:table-cell office:value-type="float" office:value="361.893">
                <text:p>361.893</text:p>
              </table:table-cell>
              <table:table-cell office:value-type="float" office:value="361.744">
                <text:p>361.744</text:p>
              </table:table-cell>
              <table:table-cell office:value-type="float" office:value="361.845">
                <text:p>361.845</text:p>
              </table:table-cell>
              <table:table-cell office:value-type="float" office:value="361.762">
                <text:p>361.762</text:p>
              </table:table-cell>
              <table:table-cell office:value-type="float" office:value="360.762">
                <text:p>360.762</text:p>
              </table:table-cell>
              <table:table-cell office:value-type="float" office:value="359.853">
                <text:p>359.853</text:p>
              </table:table-cell>
              <table:table-cell office:value-type="float" office:value="360.018">
                <text:p>360.018</text:p>
              </table:table-cell>
              <table:table-cell office:value-type="float" office:value="361.274">
                <text:p>361.274</text:p>
              </table:table-cell>
              <table:table-cell office:value-type="float" office:value="364.413">
                <text:p>364.413</text:p>
              </table:table-cell>
              <table:table-cell office:value-type="float" office:value="363.819">
                <text:p>363.819</text:p>
              </table:table-cell>
              <table:table-cell office:value-type="float" office:value="364.167">
                <text:p>364.167</text:p>
              </table:table-cell>
              <table:table-cell office:value-type="float" office:value="366.08">
                <text:p>366.08</text:p>
              </table:table-cell>
              <table:table-cell office:value-type="float" office:value="379.833">
                <text:p>379.833</text:p>
              </table:table-cell>
              <table:table-cell office:value-type="float" office:value="380.171">
                <text:p>380.171</text:p>
              </table:table-cell>
              <table:table-cell office:value-type="float" office:value="384.271">
                <text:p>384.271</text:p>
              </table:table-cell>
              <table:table-cell office:value-type="float" office:value="382.64">
                <text:p>382.64</text:p>
              </table:table-cell>
              <table:table-cell office:value-type="float" office:value="383.729">
                <text:p>383.729</text:p>
              </table:table-cell>
              <table:table-cell office:value-type="float" office:value="382.802">
                <text:p>382.802</text:p>
              </table:table-cell>
              <table:table-cell office:value-type="float" office:value="382.636">
                <text:p>382.636</text:p>
              </table:table-cell>
              <table:table-cell office:value-type="float" office:value="383.93">
                <text:p>383.93</text:p>
              </table:table-cell>
              <table:table-cell office:value-type="float" office:value="382.685">
                <text:p>382.685</text:p>
              </table:table-cell>
              <table:table-cell office:value-type="float" office:value="373.468">
                <text:p>373.468</text:p>
              </table:table-cell>
              <table:table-cell office:value-type="float" office:value="374.731">
                <text:p>374.731</text:p>
              </table:table-cell>
              <table:table-cell office:value-type="float" office:value="382.487">
                <text:p>382.487</text:p>
              </table:table-cell>
              <table:table-cell office:value-type="float" office:value="381.045">
                <text:p>381.045</text:p>
              </table:table-cell>
              <table:table-cell office:value-type="float" office:value="378.556">
                <text:p>378.556</text:p>
              </table:table-cell>
              <table:table-cell office:value-type="float" office:value="378.647">
                <text:p>378.647</text:p>
              </table:table-cell>
              <table:table-cell office:value-type="float" office:value="378.392">
                <text:p>378.392</text:p>
              </table:table-cell>
              <table:table-cell office:value-type="float" office:value="377.742">
                <text:p>377.742</text:p>
              </table:table-cell>
              <table:table-cell office:value-type="float" office:value="379.564">
                <text:p>379.564</text:p>
              </table:table-cell>
              <table:table-cell office:value-type="float" office:value="377.526">
                <text:p>377.526</text:p>
              </table:table-cell>
              <table:table-cell office:value-type="float" office:value="378.108">
                <text:p>378.108</text:p>
              </table:table-cell>
              <table:table-cell office:value-type="float" office:value="368.113">
                <text:p>368.113</text:p>
              </table:table-cell>
              <table:table-cell office:value-type="float" office:value="364.812">
                <text:p>364.812</text:p>
              </table:table-cell>
              <table:table-cell office:value-type="float" office:value="362.131">
                <text:p>362.131</text:p>
              </table:table-cell>
              <table:table-cell office:value-type="float" office:value="361.651">
                <text:p>361.651</text:p>
              </table:table-cell>
              <table:table-cell office:value-type="float" office:value="359.959">
                <text:p>359.959</text:p>
              </table:table-cell>
              <table:table-cell office:value-type="float" office:value="356.226">
                <text:p>356.226</text:p>
              </table:table-cell>
              <table:table-cell office:value-type="float" office:value="349.558">
                <text:p>349.558</text:p>
              </table:table-cell>
              <table:table-cell office:value-type="float" office:value="346.513">
                <text:p>346.513</text:p>
              </table:table-cell>
              <table:table-cell office:value-type="float" office:value="347.7">
                <text:p>347.7</text:p>
              </table:table-cell>
              <table:table-cell office:value-type="float" office:value="345.759">
                <text:p>345.759</text:p>
              </table:table-cell>
              <table:table-cell office:value-type="float" office:value="343.269">
                <text:p>343.269</text:p>
              </table:table-cell>
              <table:table-cell office:value-type="float" office:value="340.445">
                <text:p>340.445</text:p>
              </table:table-cell>
              <table:table-cell office:value-type="float" office:value="337.034">
                <text:p>337.034</text:p>
              </table:table-cell>
              <table:table-cell office:value-type="float" office:value="337.824">
                <text:p>337.824</text:p>
              </table:table-cell>
              <table:table-cell office:value-type="float" office:value="334.797">
                <text:p>334.797</text:p>
              </table:table-cell>
              <table:table-cell office:value-type="float" office:value="330.13">
                <text:p>330.13</text:p>
              </table:table-cell>
              <table:table-cell office:value-type="float" office:value="329.464">
                <text:p>329.464</text:p>
              </table:table-cell>
              <table:table-cell office:value-type="float" office:value="328.997">
                <text:p>328.997</text:p>
              </table:table-cell>
              <table:table-cell office:value-type="float" office:value="326.432">
                <text:p>326.432</text:p>
              </table:table-cell>
              <table:table-cell office:value-type="float" office:value="330.06">
                <text:p>330.06</text:p>
              </table:table-cell>
              <table:table-cell office:value-type="float" office:value="325.268">
                <text:p>325.268</text:p>
              </table:table-cell>
              <table:table-cell office:value-type="float" office:value="322.51">
                <text:p>322.51</text:p>
              </table:table-cell>
              <table:table-cell office:value-type="float" office:value="319.184">
                <text:p>319.184</text:p>
              </table:table-cell>
              <table:table-cell office:value-type="float" office:value="316.017">
                <text:p>316.017</text:p>
              </table:table-cell>
              <table:table-cell office:value-type="float" office:value="343.551">
                <text:p>343.551</text:p>
              </table:table-cell>
              <table:table-cell office:value-type="float" office:value="320.348">
                <text:p>320.348</text:p>
              </table:table-cell>
              <table:table-cell office:value-type="float" office:value="317.797">
                <text:p>317.797</text:p>
              </table:table-cell>
              <table:table-cell office:value-type="float" office:value="321.675">
                <text:p>321.675</text:p>
              </table:table-cell>
              <table:table-cell office:value-type="float" office:value="320.038">
                <text:p>320.038</text:p>
              </table:table-cell>
              <table:table-cell office:value-type="float" office:value="320.838">
                <text:p>320.838</text:p>
              </table:table-cell>
              <table:table-cell office:value-type="float" office:value="314.726">
                <text:p>314.726</text:p>
              </table:table-cell>
              <table:table-cell office:value-type="float" office:value="315.035">
                <text:p>315.035</text:p>
              </table:table-cell>
              <table:table-cell office:value-type="float" office:value="319.684">
                <text:p>319.684</text:p>
              </table:table-cell>
              <table:table-cell office:value-type="float" office:value="315.453">
                <text:p>315.453</text:p>
              </table:table-cell>
              <table:table-cell office:value-type="float" office:value="313.718">
                <text:p>313.718</text:p>
              </table:table-cell>
              <table:table-cell office:value-type="float" office:value="316.019">
                <text:p>316.019</text:p>
              </table:table-cell>
              <table:table-cell office:value-type="float" office:value="314.676">
                <text:p>314.676</text:p>
              </table:table-cell>
              <table:table-cell office:value-type="float" office:value="309.662">
                <text:p>309.662</text:p>
              </table:table-cell>
              <table:table-cell office:value-type="float" office:value="309.96">
                <text:p>309.96</text:p>
              </table:table-cell>
              <table:table-cell office:value-type="float" office:value="307.754">
                <text:p>307.754</text:p>
              </table:table-cell>
              <table:table-cell office:value-type="float" office:value="306.853">
                <text:p>306.853</text:p>
              </table:table-cell>
              <table:table-cell office:value-type="float" office:value="349.212">
                <text:p>349.212</text:p>
              </table:table-cell>
              <table:table-cell office:value-type="float" office:value="348.739">
                <text:p>348.739</text:p>
              </table:table-cell>
              <table:table-cell office:value-type="float" office:value="352.608">
                <text:p>352.608</text:p>
              </table:table-cell>
              <table:table-cell office:value-type="float" office:value="348.069">
                <text:p>348.069</text:p>
              </table:table-cell>
              <table:table-cell office:value-type="float" office:value="351.253">
                <text:p>351.253</text:p>
              </table:table-cell>
              <table:table-cell office:value-type="float" office:value="358.105">
                <text:p>358.105</text:p>
              </table:table-cell>
              <table:table-cell office:value-type="float" office:value="350.111">
                <text:p>350.111</text:p>
              </table:table-cell>
              <table:table-cell office:value-type="float" office:value="348.97">
                <text:p>348.97</text:p>
              </table:table-cell>
              <table:table-cell office:value-type="float" office:value="354.628">
                <text:p>354.628</text:p>
              </table:table-cell>
              <table:table-cell office:value-type="float" office:value="351.158">
                <text:p>351.158</text:p>
              </table:table-cell>
              <table:table-cell office:value-type="float" office:value="353.632">
                <text:p>353.632</text:p>
              </table:table-cell>
              <table:table-cell office:value-type="float" office:value="349.608">
                <text:p>349.608</text:p>
              </table:table-cell>
              <table:table-cell office:value-type="float" office:value="328.773">
                <text:p>328.773</text:p>
              </table:table-cell>
              <table:table-cell office:value-type="float" office:value="328.668">
                <text:p>328.668</text:p>
              </table:table-cell>
              <table:table-cell office:value-type="float" office:value="330.547">
                <text:p>330.547</text:p>
              </table:table-cell>
              <table:table-cell office:value-type="float" office:value="329.454">
                <text:p>329.454</text:p>
              </table:table-cell>
              <table:table-cell office:value-type="float" office:value="328.847">
                <text:p>328.847</text:p>
              </table:table-cell>
              <table:table-cell office:value-type="float" office:value="325.471">
                <text:p>325.471</text:p>
              </table:table-cell>
              <table:table-cell office:value-type="float" office:value="329.224">
                <text:p>329.224</text:p>
              </table:table-cell>
              <table:table-cell office:value-type="float" office:value="323.793">
                <text:p>323.793</text:p>
              </table:table-cell>
              <table:table-cell office:value-type="float" office:value="326.429">
                <text:p>326.429</text:p>
              </table:table-cell>
              <table:table-cell office:value-type="float" office:value="325.781">
                <text:p>325.781</text:p>
              </table:table-cell>
              <table:table-cell office:value-type="float" office:value="325.237">
                <text:p>325.237</text:p>
              </table:table-cell>
              <table:table-cell office:value-type="float" office:value="327.931">
                <text:p>327.931</text:p>
              </table:table-cell>
              <table:table-cell office:value-type="float" office:value="358.359">
                <text:p>358.359</text:p>
              </table:table-cell>
              <table:table-cell office:value-type="float" office:value="364.454">
                <text:p>364.454</text:p>
              </table:table-cell>
              <table:table-cell office:value-type="float" office:value="366.167">
                <text:p>366.167</text:p>
              </table:table-cell>
              <table:table-cell office:value-type="float" office:value="372.925">
                <text:p>372.925</text:p>
              </table:table-cell>
              <table:table-cell office:value-type="float" office:value="374.972">
                <text:p>374.972</text:p>
              </table:table-cell>
              <table:table-cell office:value-type="float" office:value="377.147">
                <text:p>377.147</text:p>
              </table:table-cell>
              <table:table-cell office:value-type="float" office:value="373.524">
                <text:p>373.524</text:p>
              </table:table-cell>
              <table:table-cell office:value-type="float" office:value="371.955">
                <text:p>371.955</text:p>
              </table:table-cell>
              <table:table-cell office:value-type="float" office:value="370.79">
                <text:p>370.79</text:p>
              </table:table-cell>
              <table:table-cell office:value-type="float" office:value="370.889">
                <text:p>370.889</text:p>
              </table:table-cell>
              <table:table-cell office:value-type="float" office:value="369.864">
                <text:p>369.864</text:p>
              </table:table-cell>
              <table:table-cell office:value-type="float" office:value="372.835">
                <text:p>372.835</text:p>
              </table:table-cell>
              <table:table-cell office:value-type="float" office:value="369.619">
                <text:p>369.619</text:p>
              </table:table-cell>
              <table:table-cell office:value-type="float" office:value="367.724">
                <text:p>367.724</text:p>
              </table:table-cell>
              <table:table-cell office:value-type="float" office:value="367.698">
                <text:p>367.698</text:p>
              </table:table-cell>
              <table:table-cell office:value-type="float" office:value="368.871">
                <text:p>368.871</text:p>
              </table:table-cell>
              <table:table-cell office:value-type="float" office:value="373.085">
                <text:p>373.085</text:p>
              </table:table-cell>
              <table:table-cell office:value-type="float" office:value="372.908">
                <text:p>372.908</text:p>
              </table:table-cell>
              <table:table-cell office:value-type="float" office:value="372.486">
                <text:p>372.486</text:p>
              </table:table-cell>
              <table:table-cell office:value-type="float" office:value="369.785">
                <text:p>369.785</text:p>
              </table:table-cell>
              <table:table-cell office:value-type="float" office:value="373.848">
                <text:p>373.848</text:p>
              </table:table-cell>
              <table:table-cell office:value-type="float" office:value="372.45">
                <text:p>372.45</text:p>
              </table:table-cell>
              <table:table-cell office:value-type="float" office:value="371.662">
                <text:p>371.662</text:p>
              </table:table-cell>
              <table:table-cell office:value-type="float" office:value="376.199">
                <text:p>376.199</text:p>
              </table:table-cell>
              <table:table-cell office:value-type="float" office:value="375.067">
                <text:p>375.067</text:p>
              </table:table-cell>
              <table:table-cell office:value-type="float" office:value="375.262">
                <text:p>375.262</text:p>
              </table:table-cell>
              <table:table-cell office:value-type="float" office:value="374.159">
                <text:p>374.159</text:p>
              </table:table-cell>
              <table:table-cell office:value-type="float" office:value="373.39">
                <text:p>373.39</text:p>
              </table:table-cell>
              <table:table-cell office:value-type="float" office:value="373.898">
                <text:p>373.898</text:p>
              </table:table-cell>
              <table:table-cell office:value-type="float" office:value="371.954">
                <text:p>371.954</text:p>
              </table:table-cell>
              <table:table-cell office:value-type="float" office:value="355.453">
                <text:p>355.453</text:p>
              </table:table-cell>
              <table:table-cell office:value-type="float" office:value="370.837">
                <text:p>370.837</text:p>
              </table:table-cell>
              <table:table-cell office:value-type="float" office:value="368.544">
                <text:p>368.544</text:p>
              </table:table-cell>
              <table:table-cell office:value-type="float" office:value="369.013">
                <text:p>369.013</text:p>
              </table:table-cell>
              <table:table-cell office:value-type="float" office:value="372.505">
                <text:p>372.505</text:p>
              </table:table-cell>
              <table:table-cell office:value-type="float" office:value="372.899">
                <text:p>372.899</text:p>
              </table:table-cell>
              <table:table-cell office:value-type="float" office:value="373.646">
                <text:p>373.646</text:p>
              </table:table-cell>
              <table:table-cell office:value-type="float" office:value="378.601">
                <text:p>378.601</text:p>
              </table:table-cell>
              <table:table-cell office:value-type="float" office:value="378.27">
                <text:p>378.27</text:p>
              </table:table-cell>
              <table:table-cell office:value-type="float" office:value="378.057">
                <text:p>378.057</text:p>
              </table:table-cell>
              <table:table-cell office:value-type="float" office:value="374.792">
                <text:p>374.792</text:p>
              </table:table-cell>
              <table:table-cell office:value-type="float" office:value="374.169">
                <text:p>374.169</text:p>
              </table:table-cell>
              <table:table-cell office:value-type="float" office:value="347.974">
                <text:p>347.974</text:p>
              </table:table-cell>
              <table:table-cell office:value-type="float" office:value="342.635">
                <text:p>342.635</text:p>
              </table:table-cell>
              <table:table-cell office:value-type="float" office:value="342.303">
                <text:p>342.303</text:p>
              </table:table-cell>
              <table:table-cell office:value-type="float" office:value="339.033">
                <text:p>339.033</text:p>
              </table:table-cell>
              <table:table-cell office:value-type="float" office:value="339.051">
                <text:p>339.051</text:p>
              </table:table-cell>
              <table:table-cell office:value-type="float" office:value="339.116">
                <text:p>339.116</text:p>
              </table:table-cell>
              <table:table-cell office:value-type="float" office:value="337.312">
                <text:p>337.312</text:p>
              </table:table-cell>
              <table:table-cell office:value-type="float" office:value="337.421">
                <text:p>337.421</text:p>
              </table:table-cell>
              <table:table-cell office:value-type="float" office:value="339.493">
                <text:p>339.493</text:p>
              </table:table-cell>
              <table:table-cell office:value-type="float" office:value="338.566">
                <text:p>338.566</text:p>
              </table:table-cell>
              <table:table-cell office:value-type="float" office:value="338.872">
                <text:p>338.872</text:p>
              </table:table-cell>
              <table:table-cell office:value-type="float" office:value="333.756">
                <text:p>333.756</text:p>
              </table:table-cell>
              <table:table-cell office:value-type="float" office:value="339.68">
                <text:p>339.68</text:p>
              </table:table-cell>
              <table:table-cell office:value-type="float" office:value="337.337">
                <text:p>337.337</text:p>
              </table:table-cell>
              <table:table-cell office:value-type="float" office:value="336.713">
                <text:p>336.713</text:p>
              </table:table-cell>
              <table:table-cell office:value-type="float" office:value="334.116">
                <text:p>334.116</text:p>
              </table:table-cell>
              <table:table-cell office:value-type="float" office:value="332.215">
                <text:p>332.215</text:p>
              </table:table-cell>
              <table:table-cell office:value-type="float" office:value="331.726">
                <text:p>331.726</text:p>
              </table:table-cell>
              <table:table-cell office:value-type="float" office:value="331.99">
                <text:p>331.99</text:p>
              </table:table-cell>
              <table:table-cell office:value-type="float" office:value="331.724">
                <text:p>331.724</text:p>
              </table:table-cell>
              <table:table-cell office:value-type="float" office:value="330.906">
                <text:p>330.906</text:p>
              </table:table-cell>
              <table:table-cell office:value-type="float" office:value="330.473">
                <text:p>330.473</text:p>
              </table:table-cell>
              <table:table-cell office:value-type="float" office:value="328.605">
                <text:p>328.605</text:p>
              </table:table-cell>
              <table:table-cell office:value-type="float" office:value="325.647">
                <text:p>325.647</text:p>
              </table:table-cell>
              <table:table-cell office:value-type="float" office:value="323.963">
                <text:p>323.963</text:p>
              </table:table-cell>
              <table:table-cell office:value-type="float" office:value="324.654">
                <text:p>324.654</text:p>
              </table:table-cell>
              <table:table-cell office:value-type="float" office:value="323.385">
                <text:p>323.385</text:p>
              </table:table-cell>
              <table:table-cell office:value-type="float" office:value="323.411">
                <text:p>323.411</text:p>
              </table:table-cell>
              <table:table-cell office:value-type="float" office:value="323.75">
                <text:p>323.75</text:p>
              </table:table-cell>
              <table:table-cell office:value-type="float" office:value="325.656">
                <text:p>325.656</text:p>
              </table:table-cell>
              <table:table-cell office:value-type="float" office:value="325.37">
                <text:p>325.37</text:p>
              </table:table-cell>
              <table:table-cell office:value-type="float" office:value="323.284">
                <text:p>323.284</text:p>
              </table:table-cell>
              <table:table-cell office:value-type="float" office:value="324.139">
                <text:p>324.139</text:p>
              </table:table-cell>
              <table:table-cell office:value-type="float" office:value="323.243">
                <text:p>323.243</text:p>
              </table:table-cell>
              <table:table-cell office:value-type="float" office:value="322.92">
                <text:p>322.92</text:p>
              </table:table-cell>
              <table:table-cell office:value-type="float" office:value="315.337">
                <text:p>315.337</text:p>
              </table:table-cell>
              <table:table-cell office:value-type="float" office:value="314.867">
                <text:p>314.867</text:p>
              </table:table-cell>
              <table:table-cell office:value-type="float" office:value="314.58">
                <text:p>314.58</text:p>
              </table:table-cell>
              <table:table-cell office:value-type="float" office:value="329.854">
                <text:p>329.854</text:p>
              </table:table-cell>
              <table:table-cell office:value-type="float" office:value="332.215">
                <text:p>332.215</text:p>
              </table:table-cell>
              <table:table-cell office:value-type="float" office:value="330.646">
                <text:p>330.646</text:p>
              </table:table-cell>
              <table:table-cell office:value-type="float" office:value="330.462">
                <text:p>330.462</text:p>
              </table:table-cell>
              <table:table-cell office:value-type="float" office:value="329.08">
                <text:p>329.08</text:p>
              </table:table-cell>
              <table:table-cell office:value-type="float" office:value="325.612">
                <text:p>325.612</text:p>
              </table:table-cell>
              <table:table-cell office:value-type="float" office:value="310.159">
                <text:p>310.159</text:p>
              </table:table-cell>
              <table:table-cell office:value-type="float" office:value="318.189">
                <text:p>318.189</text:p>
              </table:table-cell>
              <table:table-cell office:value-type="float" office:value="318.782">
                <text:p>318.782</text:p>
              </table:table-cell>
              <table:table-cell office:value-type="float" office:value="316.154">
                <text:p>316.154</text:p>
              </table:table-cell>
              <table:table-cell office:value-type="float" office:value="318.563">
                <text:p>318.563</text:p>
              </table:table-cell>
              <table:table-cell office:value-type="float" office:value="315.434">
                <text:p>315.434</text:p>
              </table:table-cell>
              <table:table-cell office:value-type="float" office:value="318.095">
                <text:p>318.095</text:p>
              </table:table-cell>
              <table:table-cell office:value-type="float" office:value="311.439">
                <text:p>311.439</text:p>
              </table:table-cell>
              <table:table-cell office:value-type="float" office:value="320.346">
                <text:p>320.346</text:p>
              </table:table-cell>
              <table:table-cell office:value-type="float" office:value="318.027">
                <text:p>318.027</text:p>
              </table:table-cell>
              <table:table-cell office:value-type="float" office:value="317.481">
                <text:p>317.481</text:p>
              </table:table-cell>
              <table:table-cell office:value-type="float" office:value="321.503">
                <text:p>321.503</text:p>
              </table:table-cell>
              <table:table-cell office:value-type="float" office:value="313.759">
                <text:p>313.759</text:p>
              </table:table-cell>
              <table:table-cell office:value-type="float" office:value="316.85">
                <text:p>316.85</text:p>
              </table:table-cell>
              <table:table-cell office:value-type="float" office:value="315.399">
                <text:p>315.399</text:p>
              </table:table-cell>
              <table:table-cell office:value-type="float" office:value="316.202">
                <text:p>316.202</text:p>
              </table:table-cell>
              <table:table-cell office:value-type="float" office:value="317.002">
                <text:p>317.002</text:p>
              </table:table-cell>
              <table:table-cell office:value-type="float" office:value="315.756">
                <text:p>315.756</text:p>
              </table:table-cell>
              <table:table-cell office:value-type="float" office:value="314.058">
                <text:p>314.058</text:p>
              </table:table-cell>
              <table:table-cell office:value-type="float" office:value="315.692">
                <text:p>315.692</text:p>
              </table:table-cell>
              <table:table-cell office:value-type="float" office:value="316.993">
                <text:p>316.993</text:p>
              </table:table-cell>
              <table:table-cell office:value-type="float" office:value="312.383">
                <text:p>312.383</text:p>
              </table:table-cell>
              <table:table-cell office:value-type="float" office:value="326.066">
                <text:p>326.066</text:p>
              </table:table-cell>
              <table:table-cell office:value-type="float" office:value="329.654">
                <text:p>329.654</text:p>
              </table:table-cell>
              <table:table-cell office:value-type="float" office:value="329.277">
                <text:p>329.277</text:p>
              </table:table-cell>
              <table:table-cell office:value-type="float" office:value="328.951">
                <text:p>328.951</text:p>
              </table:table-cell>
              <table:table-cell office:value-type="float" office:value="314.699">
                <text:p>314.699</text:p>
              </table:table-cell>
              <table:table-cell office:value-type="float" office:value="306.424">
                <text:p>306.424</text:p>
              </table:table-cell>
              <table:table-cell office:value-type="float" office:value="323.481">
                <text:p>323.481</text:p>
              </table:table-cell>
              <table:table-cell office:value-type="float" office:value="322.005">
                <text:p>322.005</text:p>
              </table:table-cell>
              <table:table-cell office:value-type="float" office:value="322.184">
                <text:p>322.184</text:p>
              </table:table-cell>
              <table:table-cell office:value-type="float" office:value="321.539">
                <text:p>321.539</text:p>
              </table:table-cell>
              <table:table-cell office:value-type="float" office:value="318.088">
                <text:p>318.088</text:p>
              </table:table-cell>
              <table:table-cell office:value-type="float" office:value="316.79">
                <text:p>316.79</text:p>
              </table:table-cell>
              <table:table-cell office:value-type="float" office:value="316.82">
                <text:p>316.82</text:p>
              </table:table-cell>
              <table:table-cell office:value-type="float" office:value="319.137">
                <text:p>319.137</text:p>
              </table:table-cell>
              <table:table-cell office:value-type="float" office:value="315.751">
                <text:p>315.751</text:p>
              </table:table-cell>
              <table:table-cell office:value-type="float" office:value="314.444">
                <text:p>314.444</text:p>
              </table:table-cell>
              <table:table-cell office:value-type="float" office:value="313.941">
                <text:p>313.941</text:p>
              </table:table-cell>
              <table:table-cell office:value-type="float" office:value="319.431">
                <text:p>319.431</text:p>
              </table:table-cell>
              <table:table-cell office:value-type="float" office:value="319.135">
                <text:p>319.135</text:p>
              </table:table-cell>
              <table:table-cell office:value-type="float" office:value="323.347">
                <text:p>323.347</text:p>
              </table:table-cell>
              <table:table-cell office:value-type="float" office:value="319.288">
                <text:p>319.288</text:p>
              </table:table-cell>
              <table:table-cell office:value-type="float" office:value="321.69">
                <text:p>321.69</text:p>
              </table:table-cell>
              <table:table-cell office:value-type="float" office:value="316.804">
                <text:p>316.804</text:p>
              </table:table-cell>
              <table:table-cell office:value-type="float" office:value="319.23">
                <text:p>319.23</text:p>
              </table:table-cell>
              <table:table-cell office:value-type="float" office:value="317.063">
                <text:p>317.063</text:p>
              </table:table-cell>
              <table:table-cell office:value-type="float" office:value="317.261">
                <text:p>317.261</text:p>
              </table:table-cell>
              <table:table-cell office:value-type="float" office:value="317.782">
                <text:p>317.782</text:p>
              </table:table-cell>
              <table:table-cell office:value-type="float" office:value="317.448">
                <text:p>317.448</text:p>
              </table:table-cell>
              <table:table-cell office:value-type="float" office:value="317.602">
                <text:p>317.602</text:p>
              </table:table-cell>
              <table:table-cell office:value-type="float" office:value="315.996">
                <text:p>315.996</text:p>
              </table:table-cell>
              <table:table-cell office:value-type="float" office:value="317.633">
                <text:p>317.633</text:p>
              </table:table-cell>
              <table:table-cell office:value-type="float" office:value="321.428">
                <text:p>321.428</text:p>
              </table:table-cell>
              <table:table-cell office:value-type="float" office:value="316.292">
                <text:p>316.292</text:p>
              </table:table-cell>
              <table:table-cell office:value-type="float" office:value="317.73">
                <text:p>317.73</text:p>
              </table:table-cell>
              <table:table-cell office:value-type="float" office:value="317.583">
                <text:p>317.583</text:p>
              </table:table-cell>
              <table:table-cell office:value-type="float" office:value="312.142">
                <text:p>312.142</text:p>
              </table:table-cell>
              <table:table-cell office:value-type="float" office:value="312.379">
                <text:p>312.379</text:p>
              </table:table-cell>
              <table:table-cell office:value-type="float" office:value="318.556">
                <text:p>318.556</text:p>
              </table:table-cell>
              <table:table-cell office:value-type="float" office:value="315.626">
                <text:p>315.626</text:p>
              </table:table-cell>
              <table:table-cell office:value-type="float" office:value="316.891">
                <text:p>316.891</text:p>
              </table:table-cell>
              <table:table-cell office:value-type="float" office:value="315.768">
                <text:p>315.768</text:p>
              </table:table-cell>
              <table:table-cell office:value-type="float" office:value="314.636">
                <text:p>314.636</text:p>
              </table:table-cell>
              <table:table-cell office:value-type="float" office:value="314.731">
                <text:p>314.731</text:p>
              </table:table-cell>
              <table:table-cell office:value-type="float" office:value="309.659">
                <text:p>309.659</text:p>
              </table:table-cell>
              <table:table-cell office:value-type="float" office:value="313.903">
                <text:p>313.903</text:p>
              </table:table-cell>
              <table:table-cell office:value-type="float" office:value="313.459">
                <text:p>313.459</text:p>
              </table:table-cell>
              <table:table-cell office:value-type="float" office:value="313.09">
                <text:p>313.09</text:p>
              </table:table-cell>
              <table:table-cell office:value-type="float" office:value="313.44">
                <text:p>313.44</text:p>
              </table:table-cell>
              <table:table-cell office:value-type="float" office:value="324.553">
                <text:p>324.553</text:p>
              </table:table-cell>
              <table:table-cell office:value-type="float" office:value="325.892">
                <text:p>325.892</text:p>
              </table:table-cell>
              <table:table-cell office:value-type="float" office:value="325.491">
                <text:p>325.491</text:p>
              </table:table-cell>
              <table:table-cell office:value-type="float" office:value="321.075">
                <text:p>321.075</text:p>
              </table:table-cell>
              <table:table-cell office:value-type="float" office:value="320.914">
                <text:p>320.914</text:p>
              </table:table-cell>
              <table:table-cell office:value-type="float" office:value="320.828">
                <text:p>320.828</text:p>
              </table:table-cell>
              <table:table-cell office:value-type="float" office:value="318.661">
                <text:p>318.661</text:p>
              </table:table-cell>
              <table:table-cell office:value-type="float" office:value="319.34">
                <text:p>319.34</text:p>
              </table:table-cell>
              <table:table-cell office:value-type="float" office:value="324.421">
                <text:p>324.421</text:p>
              </table:table-cell>
              <table:table-cell office:value-type="float" office:value="320.348">
                <text:p>320.348</text:p>
              </table:table-cell>
              <table:table-cell office:value-type="float" office:value="319.241">
                <text:p>319.241</text:p>
              </table:table-cell>
              <table:table-cell office:value-type="float" office:value="323.892">
                <text:p>323.892</text:p>
              </table:table-cell>
              <table:table-cell office:value-type="float" office:value="307.492">
                <text:p>307.492</text:p>
              </table:table-cell>
              <table:table-cell office:value-type="float" office:value="306.387">
                <text:p>306.387</text:p>
              </table:table-cell>
              <table:table-cell office:value-type="float" office:value="321.098">
                <text:p>321.098</text:p>
              </table:table-cell>
              <table:table-cell office:value-type="float" office:value="323.613">
                <text:p>323.613</text:p>
              </table:table-cell>
              <table:table-cell office:value-type="float" office:value="324.008">
                <text:p>324.008</text:p>
              </table:table-cell>
              <table:table-cell office:value-type="float" office:value="323.587">
                <text:p>323.587</text:p>
              </table:table-cell>
              <table:table-cell office:value-type="float" office:value="321.533">
                <text:p>321.533</text:p>
              </table:table-cell>
              <table:table-cell office:value-type="float" office:value="321.854">
                <text:p>321.854</text:p>
              </table:table-cell>
              <table:table-cell office:value-type="float" office:value="324.943">
                <text:p>324.943</text:p>
              </table:table-cell>
              <table:table-cell office:value-type="float" office:value="325.005">
                <text:p>325.005</text:p>
              </table:table-cell>
              <table:table-cell office:value-type="float" office:value="323.889">
                <text:p>323.889</text:p>
              </table:table-cell>
              <table:table-cell office:value-type="float" office:value="320.558">
                <text:p>320.558</text:p>
              </table:table-cell>
              <table:table-cell office:value-type="float" office:value="323.08">
                <text:p>323.08</text:p>
              </table:table-cell>
              <table:table-cell office:value-type="float" office:value="327.199">
                <text:p>327.199</text:p>
              </table:table-cell>
              <table:table-cell office:value-type="float" office:value="326.706">
                <text:p>326.706</text:p>
              </table:table-cell>
              <table:table-cell office:value-type="float" office:value="327.221">
                <text:p>327.221</text:p>
              </table:table-cell>
              <table:table-cell office:value-type="float" office:value="326.928">
                <text:p>326.928</text:p>
              </table:table-cell>
              <table:table-cell office:value-type="float" office:value="326.494">
                <text:p>326.494</text:p>
              </table:table-cell>
              <table:table-cell office:value-type="float" office:value="326.301">
                <text:p>326.301</text:p>
              </table:table-cell>
              <table:table-cell office:value-type="float" office:value="327.41">
                <text:p>327.41</text:p>
              </table:table-cell>
              <table:table-cell office:value-type="float" office:value="322.624">
                <text:p>322.624</text:p>
              </table:table-cell>
              <table:table-cell office:value-type="float" office:value="322.705">
                <text:p>322.705</text:p>
              </table:table-cell>
              <table:table-cell office:value-type="float" office:value="322.248">
                <text:p>322.248</text:p>
              </table:table-cell>
              <table:table-cell office:value-type="float" office:value="321.042">
                <text:p>321.042</text:p>
              </table:table-cell>
              <table:table-cell office:value-type="float" office:value="334.347">
                <text:p>334.347</text:p>
              </table:table-cell>
              <table:table-cell office:value-type="float" office:value="341.571">
                <text:p>341.571</text:p>
              </table:table-cell>
              <table:table-cell office:value-type="float" office:value="341.368">
                <text:p>341.368</text:p>
              </table:table-cell>
              <table:table-cell office:value-type="float" office:value="340.033">
                <text:p>340.033</text:p>
              </table:table-cell>
              <table:table-cell office:value-type="float" office:value="336.025">
                <text:p>336.025</text:p>
              </table:table-cell>
              <table:table-cell office:value-type="float" office:value="325.865">
                <text:p>325.865</text:p>
              </table:table-cell>
              <table:table-cell office:value-type="float" office:value="332.766">
                <text:p>332.766</text:p>
              </table:table-cell>
              <table:table-cell office:value-type="float" office:value="332.736">
                <text:p>332.736</text:p>
              </table:table-cell>
              <table:table-cell office:value-type="float" office:value="332.731">
                <text:p>332.731</text:p>
              </table:table-cell>
              <table:table-cell office:value-type="float" office:value="332.503">
                <text:p>332.503</text:p>
              </table:table-cell>
              <table:table-cell office:value-type="float" office:value="332.151">
                <text:p>332.151</text:p>
              </table:table-cell>
              <table:table-cell office:value-type="float" office:value="331.474">
                <text:p>331.474</text:p>
              </table:table-cell>
              <table:table-cell office:value-type="float" office:value="336.404">
                <text:p>336.404</text:p>
              </table:table-cell>
              <table:table-cell office:value-type="float" office:value="335.023">
                <text:p>335.023</text:p>
              </table:table-cell>
              <table:table-cell office:value-type="float" office:value="334.338">
                <text:p>334.338</text:p>
              </table:table-cell>
              <table:table-cell office:value-type="float" office:value="334.021">
                <text:p>334.021</text:p>
              </table:table-cell>
              <table:table-cell office:value-type="float" office:value="334.915">
                <text:p>334.915</text:p>
              </table:table-cell>
              <table:table-cell office:value-type="float" office:value="335.025">
                <text:p>335.025</text:p>
              </table:table-cell>
              <table:table-cell office:value-type="float" office:value="345.856">
                <text:p>345.856</text:p>
              </table:table-cell>
              <table:table-cell office:value-type="float" office:value="339.086">
                <text:p>339.086</text:p>
              </table:table-cell>
              <table:table-cell office:value-type="float" office:value="338.157">
                <text:p>338.157</text:p>
              </table:table-cell>
              <table:table-cell office:value-type="float" office:value="338.3">
                <text:p>338.3</text:p>
              </table:table-cell>
              <table:table-cell office:value-type="float" office:value="338.564">
                <text:p>338.564</text:p>
              </table:table-cell>
              <table:table-cell office:value-type="float" office:value="338.176">
                <text:p>338.176</text:p>
              </table:table-cell>
              <table:table-cell office:value-type="float" office:value="336.783">
                <text:p>336.783</text:p>
              </table:table-cell>
              <table:table-cell office:value-type="float" office:value="336.648">
                <text:p>336.648</text:p>
              </table:table-cell>
              <table:table-cell office:value-type="float" office:value="335.412">
                <text:p>335.412</text:p>
              </table:table-cell>
              <table:table-cell office:value-type="float" office:value="335.799">
                <text:p>335.799</text:p>
              </table:table-cell>
              <table:table-cell office:value-type="float" office:value="334.941">
                <text:p>334.941</text:p>
              </table:table-cell>
              <table:table-cell office:value-type="float" office:value="323.053">
                <text:p>323.053</text:p>
              </table:table-cell>
              <table:table-cell office:value-type="float" office:value="295.02">
                <text:p>295.02</text:p>
              </table:table-cell>
              <table:table-cell office:value-type="float" office:value="291.777">
                <text:p>291.777</text:p>
              </table:table-cell>
              <table:table-cell office:value-type="float" office:value="295.705">
                <text:p>295.705</text:p>
              </table:table-cell>
              <table:table-cell office:value-type="float" office:value="297.911">
                <text:p>297.911</text:p>
              </table:table-cell>
              <table:table-cell office:value-type="float" office:value="296.84">
                <text:p>296.84</text:p>
              </table:table-cell>
              <table:table-cell office:value-type="float" office:value="300.188">
                <text:p>300.188</text:p>
              </table:table-cell>
              <table:table-cell office:value-type="float" office:value="300.075">
                <text:p>300.075</text:p>
              </table:table-cell>
              <table:table-cell office:value-type="float" office:value="299.41">
                <text:p>299.41</text:p>
              </table:table-cell>
              <table:table-cell office:value-type="float" office:value="300.705">
                <text:p>300.705</text:p>
              </table:table-cell>
              <table:table-cell office:value-type="float" office:value="300.721">
                <text:p>300.721</text:p>
              </table:table-cell>
              <table:table-cell office:value-type="float" office:value="298.622">
                <text:p>298.622</text:p>
              </table:table-cell>
              <table:table-cell office:value-type="float" office:value="297.815">
                <text:p>297.815</text:p>
              </table:table-cell>
              <table:table-cell office:value-type="float" office:value="292.953">
                <text:p>292.953</text:p>
              </table:table-cell>
              <table:table-cell office:value-type="float" office:value="288.335">
                <text:p>288.335</text:p>
              </table:table-cell>
              <table:table-cell office:value-type="float" office:value="284.696">
                <text:p>284.696</text:p>
              </table:table-cell>
              <table:table-cell office:value-type="float" office:value="285.386">
                <text:p>285.386</text:p>
              </table:table-cell>
              <table:table-cell office:value-type="float" office:value="286.663">
                <text:p>286.663</text:p>
              </table:table-cell>
              <table:table-cell office:value-type="float" office:value="282.522">
                <text:p>282.522</text:p>
              </table:table-cell>
              <table:table-cell office:value-type="float" office:value="284.554">
                <text:p>284.554</text:p>
              </table:table-cell>
              <table:table-cell office:value-type="float" office:value="286.067">
                <text:p>286.067</text:p>
              </table:table-cell>
              <table:table-cell office:value-type="float" office:value="283.249">
                <text:p>283.249</text:p>
              </table:table-cell>
              <table:table-cell office:value-type="float" office:value="282.862">
                <text:p>282.862</text:p>
              </table:table-cell>
              <table:table-cell office:value-type="float" office:value="282.943">
                <text:p>282.943</text:p>
              </table:table-cell>
              <table:table-cell office:value-type="float" office:value="282.705">
                <text:p>282.705</text:p>
              </table:table-cell>
              <table:table-cell office:value-type="float" office:value="285.941">
                <text:p>285.941</text:p>
              </table:table-cell>
              <table:table-cell office:value-type="float" office:value="282.941">
                <text:p>282.941</text:p>
              </table:table-cell>
              <table:table-cell office:value-type="float" office:value="285.299">
                <text:p>285.299</text:p>
              </table:table-cell>
              <table:table-cell office:value-type="float" office:value="285.324">
                <text:p>285.324</text:p>
              </table:table-cell>
              <table:table-cell office:value-type="float" office:value="267.18">
                <text:p>267.18</text:p>
              </table:table-cell>
              <table:table-cell office:value-type="float" office:value="268.224">
                <text:p>268.224</text:p>
              </table:table-cell>
              <table:table-cell office:value-type="float" office:value="258.994">
                <text:p>258.994</text:p>
              </table:table-cell>
              <table:table-cell office:value-type="float" office:value="242.494">
                <text:p>242.494</text:p>
              </table:table-cell>
              <table:table-cell office:value-type="float" office:value="244.809">
                <text:p>244.809</text:p>
              </table:table-cell>
              <table:table-cell office:value-type="float" office:value="239.403">
                <text:p>239.403</text:p>
              </table:table-cell>
              <table:table-cell office:value-type="float" office:value="239.207">
                <text:p>239.207</text:p>
              </table:table-cell>
              <table:table-cell office:value-type="float" office:value="238.769">
                <text:p>238.769</text:p>
              </table:table-cell>
              <table:table-cell office:value-type="float" office:value="238.89">
                <text:p>238.89</text:p>
              </table:table-cell>
              <table:table-cell office:value-type="float" office:value="241.472">
                <text:p>241.472</text:p>
              </table:table-cell>
              <table:table-cell office:value-type="float" office:value="238.761">
                <text:p>238.761</text:p>
              </table:table-cell>
              <table:table-cell office:value-type="float" office:value="240.171">
                <text:p>240.171</text:p>
              </table:table-cell>
              <table:table-cell office:value-type="float" office:value="238.304">
                <text:p>238.304</text:p>
              </table:table-cell>
              <table:table-cell office:value-type="float" office:value="237.903">
                <text:p>237.903</text:p>
              </table:table-cell>
              <table:table-cell office:value-type="float" office:value="247.85">
                <text:p>247.85</text:p>
              </table:table-cell>
              <table:table-cell office:value-type="float" office:value="246.293">
                <text:p>246.293</text:p>
              </table:table-cell>
              <table:table-cell office:value-type="float" office:value="248.581">
                <text:p>248.581</text:p>
              </table:table-cell>
              <table:table-cell office:value-type="float" office:value="249.93">
                <text:p>249.93</text:p>
              </table:table-cell>
              <table:table-cell office:value-type="float" office:value="247.333">
                <text:p>247.333</text:p>
              </table:table-cell>
              <table:table-cell office:value-type="float" office:value="246.932">
                <text:p>246.932</text:p>
              </table:table-cell>
              <table:table-cell office:value-type="float" office:value="250.464">
                <text:p>250.464</text:p>
              </table:table-cell>
              <table:table-cell office:value-type="float" office:value="250.01">
                <text:p>250.01</text:p>
              </table:table-cell>
              <table:table-cell office:value-type="float" office:value="244.893">
                <text:p>244.893</text:p>
              </table:table-cell>
              <table:table-cell office:value-type="float" office:value="248.418">
                <text:p>248.418</text:p>
              </table:table-cell>
              <table:table-cell office:value-type="float" office:value="242.495">
                <text:p>242.495</text:p>
              </table:table-cell>
              <table:table-cell office:value-type="float" office:value="250.166">
                <text:p>250.166</text:p>
              </table:table-cell>
              <table:table-cell office:value-type="float" office:value="232.929">
                <text:p>232.929</text:p>
              </table:table-cell>
              <table:table-cell office:value-type="float" office:value="241.867">
                <text:p>241.867</text:p>
              </table:table-cell>
              <table:table-cell office:value-type="float" office:value="242.578">
                <text:p>242.578</text:p>
              </table:table-cell>
              <table:table-cell office:value-type="float" office:value="236.819">
                <text:p>236.819</text:p>
              </table:table-cell>
              <table:table-cell office:value-type="float" office:value="257.766">
                <text:p>257.766</text:p>
              </table:table-cell>
              <table:table-cell office:value-type="float" office:value="256.251">
                <text:p>256.251</text:p>
              </table:table-cell>
              <table:table-cell office:value-type="float" office:value="257.256">
                <text:p>257.256</text:p>
              </table:table-cell>
              <table:table-cell office:value-type="float" office:value="258.008">
                <text:p>258.008</text:p>
              </table:table-cell>
              <table:table-cell office:value-type="float" office:value="254.985">
                <text:p>254.985</text:p>
              </table:table-cell>
              <table:table-cell office:value-type="float" office:value="253.563">
                <text:p>253.563</text:p>
              </table:table-cell>
              <table:table-cell office:value-type="float" office:value="254.893">
                <text:p>254.893</text:p>
              </table:table-cell>
              <table:table-cell office:value-type="float" office:value="255.223">
                <text:p>255.223</text:p>
              </table:table-cell>
              <table:table-cell office:value-type="float" office:value="255.329">
                <text:p>255.329</text:p>
              </table:table-cell>
              <table:table-cell office:value-type="float" office:value="260.261">
                <text:p>260.261</text:p>
              </table:table-cell>
              <table:table-cell office:value-type="float" office:value="257.355">
                <text:p>257.355</text:p>
              </table:table-cell>
              <table:table-cell office:value-type="float" office:value="255.296">
                <text:p>255.296</text:p>
              </table:table-cell>
              <table:table-cell office:value-type="float" office:value="258.594">
                <text:p>258.594</text:p>
              </table:table-cell>
              <table:table-cell office:value-type="float" office:value="260.077">
                <text:p>260.077</text:p>
              </table:table-cell>
              <table:table-cell office:value-type="float" office:value="259.835">
                <text:p>259.835</text:p>
              </table:table-cell>
              <table:table-cell office:value-type="float" office:value="261.809">
                <text:p>261.809</text:p>
              </table:table-cell>
              <table:table-cell office:value-type="float" office:value="255.028">
                <text:p>255.028</text:p>
              </table:table-cell>
              <table:table-cell office:value-type="float" office:value="253.94">
                <text:p>253.94</text:p>
              </table:table-cell>
              <table:table-cell office:value-type="float" office:value="256.554">
                <text:p>256.554</text:p>
              </table:table-cell>
              <table:table-cell office:value-type="float" office:value="254.477">
                <text:p>254.477</text:p>
              </table:table-cell>
              <table:table-cell office:value-type="float" office:value="255.509">
                <text:p>255.509</text:p>
              </table:table-cell>
              <table:table-cell office:value-type="float" office:value="255.305">
                <text:p>255.305</text:p>
              </table:table-cell>
              <table:table-cell office:value-type="float" office:value="252.285">
                <text:p>252.285</text:p>
              </table:table-cell>
              <table:table-cell office:value-type="float" office:value="256.278">
                <text:p>256.278</text:p>
              </table:table-cell>
              <table:table-cell office:value-type="float" office:value="255.894">
                <text:p>255.894</text:p>
              </table:table-cell>
              <table:table-cell office:value-type="float" office:value="238.998">
                <text:p>238.998</text:p>
              </table:table-cell>
              <table:table-cell office:value-type="float" office:value="255.083">
                <text:p>255.083</text:p>
              </table:table-cell>
              <table:table-cell office:value-type="float" office:value="252.478">
                <text:p>252.478</text:p>
              </table:table-cell>
              <table:table-cell office:value-type="float" office:value="248.921">
                <text:p>248.921</text:p>
              </table:table-cell>
              <table:table-cell office:value-type="float" office:value="251.913">
                <text:p>251.913</text:p>
              </table:table-cell>
              <table:table-cell office:value-type="float" office:value="251.38">
                <text:p>251.38</text:p>
              </table:table-cell>
              <table:table-cell office:value-type="float" office:value="250.075">
                <text:p>250.075</text:p>
              </table:table-cell>
              <table:table-cell office:value-type="float" office:value="252.649">
                <text:p>252.649</text:p>
              </table:table-cell>
              <table:table-cell office:value-type="float" office:value="253.256">
                <text:p>253.256</text:p>
              </table:table-cell>
              <table:table-cell office:value-type="float" office:value="251.564">
                <text:p>251.564</text:p>
              </table:table-cell>
              <table:table-cell office:value-type="float" office:value="249.565">
                <text:p>249.565</text:p>
              </table:table-cell>
              <table:table-cell office:value-type="float" office:value="250.347">
                <text:p>250.347</text:p>
              </table:table-cell>
              <table:table-cell office:value-type="float" office:value="250.419">
                <text:p>250.419</text:p>
              </table:table-cell>
              <table:table-cell office:value-type="float" office:value="249.723">
                <text:p>249.723</text:p>
              </table:table-cell>
              <table:table-cell office:value-type="float" office:value="250.861">
                <text:p>250.861</text:p>
              </table:table-cell>
              <table:table-cell office:value-type="float" office:value="257.081">
                <text:p>257.081</text:p>
              </table:table-cell>
              <table:table-cell office:value-type="float" office:value="247.278">
                <text:p>247.278</text:p>
              </table:table-cell>
              <table:table-cell office:value-type="float" office:value="250.287">
                <text:p>250.287</text:p>
              </table:table-cell>
              <table:table-cell office:value-type="float" office:value="251.748">
                <text:p>251.748</text:p>
              </table:table-cell>
              <table:table-cell office:value-type="float" office:value="250.6">
                <text:p>250.6</text:p>
              </table:table-cell>
              <table:table-cell office:value-type="float" office:value="251.619">
                <text:p>251.619</text:p>
              </table:table-cell>
              <table:table-cell office:value-type="float" office:value="249.954">
                <text:p>249.954</text:p>
              </table:table-cell>
              <table:table-cell office:value-type="float" office:value="252.368">
                <text:p>252.368</text:p>
              </table:table-cell>
              <table:table-cell office:value-type="float" office:value="250.044">
                <text:p>250.044</text:p>
              </table:table-cell>
              <table:table-cell office:value-type="float" office:value="252.876">
                <text:p>252.876</text:p>
              </table:table-cell>
              <table:table-cell office:value-type="float" office:value="249.037">
                <text:p>249.037</text:p>
              </table:table-cell>
              <table:table-cell office:value-type="float" office:value="249.689">
                <text:p>249.689</text:p>
              </table:table-cell>
              <table:table-cell office:value-type="float" office:value="246.383">
                <text:p>246.383</text:p>
              </table:table-cell>
              <table:table-cell office:value-type="float" office:value="249.153">
                <text:p>249.153</text:p>
              </table:table-cell>
              <table:table-cell office:value-type="float" office:value="248.583">
                <text:p>248.583</text:p>
              </table:table-cell>
              <table:table-cell office:value-type="float" office:value="253.501">
                <text:p>253.501</text:p>
              </table:table-cell>
              <table:table-cell office:value-type="float" office:value="255.814">
                <text:p>255.814</text:p>
              </table:table-cell>
              <table:table-cell office:value-type="float" office:value="229.74">
                <text:p>229.74</text:p>
              </table:table-cell>
              <table:table-cell office:value-type="float" office:value="217.095">
                <text:p>217.095</text:p>
              </table:table-cell>
              <table:table-cell office:value-type="float" office:value="218.715">
                <text:p>218.715</text:p>
              </table:table-cell>
              <table:table-cell office:value-type="float" office:value="221.501">
                <text:p>221.501</text:p>
              </table:table-cell>
              <table:table-cell office:value-type="float" office:value="221.485">
                <text:p>221.485</text:p>
              </table:table-cell>
              <table:table-cell office:value-type="float" office:value="219.3">
                <text:p>219.3</text:p>
              </table:table-cell>
              <table:table-cell office:value-type="float" office:value="213.166">
                <text:p>213.166</text:p>
              </table:table-cell>
              <table:table-cell office:value-type="float" office:value="211.818">
                <text:p>211.818</text:p>
              </table:table-cell>
              <table:table-cell office:value-type="float" office:value="216.525">
                <text:p>216.525</text:p>
              </table:table-cell>
              <table:table-cell office:value-type="float" office:value="218.985">
                <text:p>218.985</text:p>
              </table:table-cell>
              <table:table-cell office:value-type="float" office:value="215.398">
                <text:p>215.398</text:p>
              </table:table-cell>
              <table:table-cell office:value-type="float" office:value="245.792">
                <text:p>245.792</text:p>
              </table:table-cell>
              <table:table-cell office:value-type="float" office:value="251.149">
                <text:p>251.149</text:p>
              </table:table-cell>
              <table:table-cell office:value-type="float" office:value="253.435">
                <text:p>253.435</text:p>
              </table:table-cell>
              <table:table-cell office:value-type="float" office:value="250.526">
                <text:p>250.526</text:p>
              </table:table-cell>
              <table:table-cell office:value-type="float" office:value="253.074">
                <text:p>253.074</text:p>
              </table:table-cell>
              <table:table-cell office:value-type="float" office:value="253.652">
                <text:p>253.652</text:p>
              </table:table-cell>
              <table:table-cell office:value-type="float" office:value="255.534">
                <text:p>255.534</text:p>
              </table:table-cell>
              <table:table-cell office:value-type="float" office:value="255.887">
                <text:p>255.887</text:p>
              </table:table-cell>
              <table:table-cell office:value-type="float" office:value="252.697">
                <text:p>252.697</text:p>
              </table:table-cell>
              <table:table-cell office:value-type="float" office:value="249.69">
                <text:p>249.69</text:p>
              </table:table-cell>
              <table:table-cell office:value-type="float" office:value="252.09">
                <text:p>252.09</text:p>
              </table:table-cell>
              <table:table-cell office:value-type="float" office:value="253.306">
                <text:p>253.306</text:p>
              </table:table-cell>
              <table:table-cell office:value-type="float" office:value="254.505">
                <text:p>254.505</text:p>
              </table:table-cell>
              <table:table-cell office:value-type="float" office:value="250.184">
                <text:p>250.184</text:p>
              </table:table-cell>
              <table:table-cell office:value-type="float" office:value="251.677">
                <text:p>251.677</text:p>
              </table:table-cell>
              <table:table-cell office:value-type="float" office:value="252.207">
                <text:p>252.207</text:p>
              </table:table-cell>
              <table:table-cell office:value-type="float" office:value="252.847">
                <text:p>252.847</text:p>
              </table:table-cell>
              <table:table-cell office:value-type="float" office:value="253.779">
                <text:p>253.779</text:p>
              </table:table-cell>
              <table:table-cell office:value-type="float" office:value="255.392">
                <text:p>255.392</text:p>
              </table:table-cell>
              <table:table-cell office:value-type="float" office:value="294.233">
                <text:p>294.233</text:p>
              </table:table-cell>
              <table:table-cell office:value-type="float" office:value="298.058">
                <text:p>298.058</text:p>
              </table:table-cell>
              <table:table-cell office:value-type="float" office:value="296.977">
                <text:p>296.977</text:p>
              </table:table-cell>
              <table:table-cell office:value-type="float" office:value="296.174">
                <text:p>296.174</text:p>
              </table:table-cell>
              <table:table-cell office:value-type="float" office:value="296.633">
                <text:p>296.633</text:p>
              </table:table-cell>
              <table:table-cell office:value-type="float" office:value="294.796">
                <text:p>294.796</text:p>
              </table:table-cell>
              <table:table-cell office:value-type="float" office:value="287.121">
                <text:p>287.121</text:p>
              </table:table-cell>
              <table:table-cell office:value-type="float" office:value="286.6">
                <text:p>286.6</text:p>
              </table:table-cell>
              <table:table-cell office:value-type="float" office:value="277.841">
                <text:p>277.841</text:p>
              </table:table-cell>
              <table:table-cell office:value-type="float" office:value="285.15">
                <text:p>285.15</text:p>
              </table:table-cell>
              <table:table-cell office:value-type="float" office:value="290.825">
                <text:p>290.825</text:p>
              </table:table-cell>
              <table:table-cell office:value-type="float" office:value="291.766">
                <text:p>291.766</text:p>
              </table:table-cell>
              <table:table-cell office:value-type="float" office:value="289.211">
                <text:p>289.211</text:p>
              </table:table-cell>
              <table:table-cell office:value-type="float" office:value="290.212">
                <text:p>290.212</text:p>
              </table:table-cell>
              <table:table-cell office:value-type="float" office:value="291.486">
                <text:p>291.486</text:p>
              </table:table-cell>
              <table:table-cell office:value-type="float" office:value="294.898">
                <text:p>294.898</text:p>
              </table:table-cell>
              <table:table-cell office:value-type="float" office:value="288.37">
                <text:p>288.37</text:p>
              </table:table-cell>
              <table:table-cell office:value-type="float" office:value="280.591">
                <text:p>280.591</text:p>
              </table:table-cell>
              <table:table-cell office:value-type="float" office:value="275.084">
                <text:p>275.084</text:p>
              </table:table-cell>
              <table:table-cell office:value-type="float" office:value="274.619">
                <text:p>274.619</text:p>
              </table:table-cell>
              <table:table-cell office:value-type="float" office:value="280.253">
                <text:p>280.253</text:p>
              </table:table-cell>
              <table:table-cell office:value-type="float" office:value="279.077">
                <text:p>279.077</text:p>
              </table:table-cell>
              <table:table-cell office:value-type="float" office:value="280.279">
                <text:p>280.279</text:p>
              </table:table-cell>
              <table:table-cell office:value-type="float" office:value="266.895">
                <text:p>266.895</text:p>
              </table:table-cell>
              <table:table-cell office:value-type="float" office:value="274.182">
                <text:p>274.182</text:p>
              </table:table-cell>
              <table:table-cell office:value-type="float" office:value="273.621">
                <text:p>273.621</text:p>
              </table:table-cell>
              <table:table-cell office:value-type="float" office:value="279.555">
                <text:p>279.555</text:p>
              </table:table-cell>
              <table:table-cell office:value-type="float" office:value="269.296">
                <text:p>269.296</text:p>
              </table:table-cell>
              <table:table-cell office:value-type="float" office:value="265.216">
                <text:p>265.216</text:p>
              </table:table-cell>
              <table:table-cell office:value-type="float" office:value="248.479">
                <text:p>248.479</text:p>
              </table:table-cell>
              <table:table-cell office:value-type="float" office:value="267.114">
                <text:p>267.114</text:p>
              </table:table-cell>
              <table:table-cell office:value-type="float" office:value="267.631">
                <text:p>267.631</text:p>
              </table:table-cell>
              <table:table-cell office:value-type="float" office:value="264.686">
                <text:p>264.686</text:p>
              </table:table-cell>
              <table:table-cell office:value-type="float" office:value="267.354">
                <text:p>267.354</text:p>
              </table:table-cell>
              <table:table-cell office:value-type="float" office:value="265.459">
                <text:p>265.459</text:p>
              </table:table-cell>
              <table:table-cell office:value-type="float" office:value="267.757">
                <text:p>267.757</text:p>
              </table:table-cell>
              <table:table-cell office:value-type="float" office:value="269.441">
                <text:p>269.441</text:p>
              </table:table-cell>
              <table:table-cell office:value-type="float" office:value="253.881">
                <text:p>253.881</text:p>
              </table:table-cell>
              <table:table-cell office:value-type="float" office:value="268.571">
                <text:p>268.571</text:p>
              </table:table-cell>
              <table:table-cell office:value-type="float" office:value="258.065">
                <text:p>258.065</text:p>
              </table:table-cell>
              <table:table-cell office:value-type="float" office:value="259.828">
                <text:p>259.828</text:p>
              </table:table-cell>
              <table:table-cell office:value-type="float" office:value="261.223">
                <text:p>261.223</text:p>
              </table:table-cell>
              <table:table-cell office:value-type="float" office:value="244.49">
                <text:p>244.49</text:p>
              </table:table-cell>
              <table:table-cell office:value-type="float" office:value="247.324">
                <text:p>247.324</text:p>
              </table:table-cell>
              <table:table-cell office:value-type="float" office:value="242.332">
                <text:p>242.332</text:p>
              </table:table-cell>
              <table:table-cell office:value-type="float" office:value="243.888">
                <text:p>243.888</text:p>
              </table:table-cell>
              <table:table-cell office:value-type="float" office:value="211.514">
                <text:p>211.514</text:p>
              </table:table-cell>
              <table:table-cell office:value-type="float" office:value="213.871">
                <text:p>213.871</text:p>
              </table:table-cell>
              <table:table-cell office:value-type="float" office:value="211.581">
                <text:p>211.581</text:p>
              </table:table-cell>
              <table:table-cell office:value-type="float" office:value="205.525">
                <text:p>205.525</text:p>
              </table:table-cell>
              <table:table-cell office:value-type="float" office:value="202.913">
                <text:p>202.913</text:p>
              </table:table-cell>
              <table:table-cell office:value-type="float" office:value="199.26">
                <text:p>199.26</text:p>
              </table:table-cell>
              <table:table-cell office:value-type="float" office:value="171.748">
                <text:p>171.748</text:p>
              </table:table-cell>
              <table:table-cell office:value-type="float" office:value="161.494">
                <text:p>161.494</text:p>
              </table:table-cell>
              <table:table-cell office:value-type="float" office:value="164.087">
                <text:p>164.087</text:p>
              </table:table-cell>
              <table:table-cell office:value-type="float" office:value="159.676">
                <text:p>159.676</text:p>
              </table:table-cell>
              <table:table-cell office:value-type="float" office:value="123.706">
                <text:p>123.706</text:p>
              </table:table-cell>
              <table:table-cell office:value-type="float" office:value="126.143">
                <text:p>126.143</text:p>
              </table:table-cell>
              <table:table-cell office:value-type="float" office:value="117.636">
                <text:p>117.636</text:p>
              </table:table-cell>
              <table:table-cell office:value-type="float" office:value="116.393">
                <text:p>116.393</text:p>
              </table:table-cell>
              <table:table-cell office:value-type="float" office:value="110.184">
                <text:p>110.184</text:p>
              </table:table-cell>
              <table:table-cell office:value-type="float" office:value="105.902">
                <text:p>105.902</text:p>
              </table:table-cell>
              <table:table-cell office:value-type="float" office:value="102.503">
                <text:p>102.503</text:p>
              </table:table-cell>
              <table:table-cell office:value-type="float" office:value="98.4849">
                <text:p>98.4849</text:p>
              </table:table-cell>
              <table:table-cell office:value-type="float" office:value="103.079">
                <text:p>103.079</text:p>
              </table:table-cell>
              <table:table-cell office:value-type="float" office:value="119.112">
                <text:p>119.112</text:p>
              </table:table-cell>
              <table:table-cell office:value-type="float" office:value="117.007">
                <text:p>117.007</text:p>
              </table:table-cell>
              <table:table-cell office:value-type="float" office:value="113.19">
                <text:p>113.19</text:p>
              </table:table-cell>
              <table:table-cell office:value-type="float" office:value="109.393">
                <text:p>109.393</text:p>
              </table:table-cell>
              <table:table-cell office:value-type="float" office:value="108.41">
                <text:p>108.41</text:p>
              </table:table-cell>
              <table:table-cell office:value-type="float" office:value="115.45">
                <text:p>115.45</text:p>
              </table:table-cell>
              <table:table-cell office:value-type="float" office:value="113.186">
                <text:p>113.186</text:p>
              </table:table-cell>
              <table:table-cell office:value-type="float" office:value="115.597">
                <text:p>115.597</text:p>
              </table:table-cell>
              <table:table-cell office:value-type="float" office:value="99.4056">
                <text:p>99.4056</text:p>
              </table:table-cell>
              <table:table-cell office:value-type="float" office:value="94.3591">
                <text:p>94.3591</text:p>
              </table:table-cell>
              <table:table-cell office:value-type="float" office:value="96.4722">
                <text:p>96.4722</text:p>
              </table:table-cell>
              <table:table-cell office:value-type="float" office:value="79.0319">
                <text:p>79.0319</text:p>
              </table:table-cell>
              <table:table-cell office:value-type="float" office:value="81.3256">
                <text:p>81.3256</text:p>
              </table:table-cell>
              <table:table-cell office:value-type="float" office:value="87.3215">
                <text:p>87.3215</text:p>
              </table:table-cell>
              <table:table-cell office:value-type="float" office:value="88.4637">
                <text:p>88.4637</text:p>
              </table:table-cell>
              <table:table-cell office:value-type="float" office:value="75.3416">
                <text:p>75.3416</text:p>
              </table:table-cell>
              <table:table-cell office:value-type="float" office:value="73.3004">
                <text:p>73.3004</text:p>
              </table:table-cell>
              <table:table-cell office:value-type="float" office:value="92.6116">
                <text:p>92.6116</text:p>
              </table:table-cell>
              <table:table-cell office:value-type="float" office:value="68.1599">
                <text:p>68.1599</text:p>
              </table:table-cell>
              <table:table-cell office:value-type="float" office:value="86.9563">
                <text:p>86.9563</text:p>
              </table:table-cell>
              <table:table-cell office:value-type="float" office:value="72.5215">
                <text:p>72.5215</text:p>
              </table:table-cell>
              <table:table-cell office:value-type="float" office:value="54.0716">
                <text:p>54.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5:estimated_values.ADQ5</svg:desc>
                </draw:g>
              </table:table-cell>
              <table:table-cell office:value-type="float" office:value="354.759">
                <text:p>354.759</text:p>
              </table:table-cell>
              <table:table-cell office:value-type="float" office:value="354.508">
                <text:p>354.508</text:p>
              </table:table-cell>
              <table:table-cell office:value-type="float" office:value="354.439">
                <text:p>354.439</text:p>
              </table:table-cell>
              <table:table-cell office:value-type="float" office:value="352.894">
                <text:p>352.894</text:p>
              </table:table-cell>
              <table:table-cell office:value-type="float" office:value="355.381">
                <text:p>355.381</text:p>
              </table:table-cell>
              <table:table-cell office:value-type="float" office:value="355.842">
                <text:p>355.842</text:p>
              </table:table-cell>
              <table:table-cell office:value-type="float" office:value="355.041">
                <text:p>355.041</text:p>
              </table:table-cell>
              <table:table-cell office:value-type="float" office:value="351.914">
                <text:p>351.914</text:p>
              </table:table-cell>
              <table:table-cell office:value-type="float" office:value="351.788">
                <text:p>351.788</text:p>
              </table:table-cell>
              <table:table-cell office:value-type="float" office:value="356.951">
                <text:p>356.951</text:p>
              </table:table-cell>
              <table:table-cell office:value-type="float" office:value="353.531">
                <text:p>353.531</text:p>
              </table:table-cell>
              <table:table-cell office:value-type="float" office:value="353.455">
                <text:p>353.455</text:p>
              </table:table-cell>
              <table:table-cell office:value-type="float" office:value="351.979">
                <text:p>351.979</text:p>
              </table:table-cell>
              <table:table-cell office:value-type="float" office:value="352.756">
                <text:p>352.756</text:p>
              </table:table-cell>
              <table:table-cell office:value-type="float" office:value="351.549">
                <text:p>351.549</text:p>
              </table:table-cell>
              <table:table-cell office:value-type="float" office:value="351.217">
                <text:p>351.217</text:p>
              </table:table-cell>
              <table:table-cell office:value-type="float" office:value="350.824">
                <text:p>350.824</text:p>
              </table:table-cell>
              <table:table-cell office:value-type="float" office:value="351.204">
                <text:p>351.204</text:p>
              </table:table-cell>
              <table:table-cell office:value-type="float" office:value="354.165">
                <text:p>354.165</text:p>
              </table:table-cell>
              <table:table-cell office:value-type="float" office:value="353.072">
                <text:p>353.072</text:p>
              </table:table-cell>
              <table:table-cell office:value-type="float" office:value="352.993">
                <text:p>352.993</text:p>
              </table:table-cell>
              <table:table-cell office:value-type="float" office:value="352.454">
                <text:p>352.454</text:p>
              </table:table-cell>
              <table:table-cell office:value-type="float" office:value="350.254">
                <text:p>350.254</text:p>
              </table:table-cell>
              <table:table-cell office:value-type="float" office:value="351.798">
                <text:p>351.798</text:p>
              </table:table-cell>
              <table:table-cell office:value-type="float" office:value="349.97">
                <text:p>349.97</text:p>
              </table:table-cell>
              <table:table-cell office:value-type="float" office:value="351.836">
                <text:p>351.836</text:p>
              </table:table-cell>
              <table:table-cell office:value-type="float" office:value="350.458">
                <text:p>350.458</text:p>
              </table:table-cell>
              <table:table-cell office:value-type="float" office:value="350.375">
                <text:p>350.375</text:p>
              </table:table-cell>
              <table:table-cell office:value-type="float" office:value="354.082">
                <text:p>354.082</text:p>
              </table:table-cell>
              <table:table-cell office:value-type="float" office:value="351.579">
                <text:p>351.579</text:p>
              </table:table-cell>
              <table:table-cell office:value-type="float" office:value="350.415">
                <text:p>350.415</text:p>
              </table:table-cell>
              <table:table-cell office:value-type="float" office:value="349.977">
                <text:p>349.977</text:p>
              </table:table-cell>
              <table:table-cell office:value-type="float" office:value="349.633">
                <text:p>349.633</text:p>
              </table:table-cell>
              <table:table-cell office:value-type="float" office:value="350.175">
                <text:p>350.175</text:p>
              </table:table-cell>
              <table:table-cell office:value-type="float" office:value="350.74">
                <text:p>350.74</text:p>
              </table:table-cell>
              <table:table-cell office:value-type="float" office:value="350.141">
                <text:p>350.141</text:p>
              </table:table-cell>
              <table:table-cell office:value-type="float" office:value="349.776">
                <text:p>349.776</text:p>
              </table:table-cell>
              <table:table-cell office:value-type="float" office:value="353.472">
                <text:p>353.472</text:p>
              </table:table-cell>
              <table:table-cell office:value-type="float" office:value="350.516">
                <text:p>350.516</text:p>
              </table:table-cell>
              <table:table-cell office:value-type="float" office:value="349.952">
                <text:p>349.952</text:p>
              </table:table-cell>
              <table:table-cell office:value-type="float" office:value="350.523">
                <text:p>350.523</text:p>
              </table:table-cell>
              <table:table-cell office:value-type="float" office:value="349.148">
                <text:p>349.148</text:p>
              </table:table-cell>
              <table:table-cell office:value-type="float" office:value="349.228">
                <text:p>349.228</text:p>
              </table:table-cell>
              <table:table-cell office:value-type="float" office:value="377.085">
                <text:p>377.085</text:p>
              </table:table-cell>
              <table:table-cell office:value-type="float" office:value="382.059">
                <text:p>382.059</text:p>
              </table:table-cell>
              <table:table-cell office:value-type="float" office:value="381.693">
                <text:p>381.693</text:p>
              </table:table-cell>
              <table:table-cell office:value-type="float" office:value="382.376">
                <text:p>382.376</text:p>
              </table:table-cell>
              <table:table-cell office:value-type="float" office:value="378.057">
                <text:p>378.057</text:p>
              </table:table-cell>
              <table:table-cell office:value-type="float" office:value="379.165">
                <text:p>379.165</text:p>
              </table:table-cell>
              <table:table-cell office:value-type="float" office:value="380.046">
                <text:p>380.046</text:p>
              </table:table-cell>
              <table:table-cell office:value-type="float" office:value="379.616">
                <text:p>379.616</text:p>
              </table:table-cell>
              <table:table-cell office:value-type="float" office:value="379.374">
                <text:p>379.374</text:p>
              </table:table-cell>
              <table:table-cell office:value-type="float" office:value="379.144">
                <text:p>379.144</text:p>
              </table:table-cell>
              <table:table-cell office:value-type="float" office:value="380.417">
                <text:p>380.417</text:p>
              </table:table-cell>
              <table:table-cell office:value-type="float" office:value="381.457">
                <text:p>381.457</text:p>
              </table:table-cell>
              <table:table-cell office:value-type="float" office:value="380.994">
                <text:p>380.994</text:p>
              </table:table-cell>
              <table:table-cell office:value-type="float" office:value="377.35">
                <text:p>377.35</text:p>
              </table:table-cell>
              <table:table-cell office:value-type="float" office:value="377.905">
                <text:p>377.905</text:p>
              </table:table-cell>
              <table:table-cell office:value-type="float" office:value="378.728">
                <text:p>378.728</text:p>
              </table:table-cell>
              <table:table-cell office:value-type="float" office:value="379.168">
                <text:p>379.168</text:p>
              </table:table-cell>
              <table:table-cell office:value-type="float" office:value="378.526">
                <text:p>378.526</text:p>
              </table:table-cell>
              <table:table-cell office:value-type="float" office:value="379.293">
                <text:p>379.293</text:p>
              </table:table-cell>
              <table:table-cell office:value-type="float" office:value="382.85">
                <text:p>382.85</text:p>
              </table:table-cell>
              <table:table-cell office:value-type="float" office:value="381.257">
                <text:p>381.257</text:p>
              </table:table-cell>
              <table:table-cell office:value-type="float" office:value="389.477">
                <text:p>389.477</text:p>
              </table:table-cell>
              <table:table-cell office:value-type="float" office:value="386.853">
                <text:p>386.853</text:p>
              </table:table-cell>
              <table:table-cell office:value-type="float" office:value="386.869">
                <text:p>386.869</text:p>
              </table:table-cell>
              <table:table-cell office:value-type="float" office:value="386.344">
                <text:p>386.344</text:p>
              </table:table-cell>
              <table:table-cell office:value-type="float" office:value="387.287">
                <text:p>387.287</text:p>
              </table:table-cell>
              <table:table-cell office:value-type="float" office:value="386.102">
                <text:p>386.102</text:p>
              </table:table-cell>
              <table:table-cell office:value-type="float" office:value="385.344">
                <text:p>385.344</text:p>
              </table:table-cell>
              <table:table-cell office:value-type="float" office:value="374.819">
                <text:p>374.819</text:p>
              </table:table-cell>
              <table:table-cell office:value-type="float" office:value="373.291">
                <text:p>373.291</text:p>
              </table:table-cell>
              <table:table-cell office:value-type="float" office:value="387.281">
                <text:p>387.281</text:p>
              </table:table-cell>
              <table:table-cell office:value-type="float" office:value="386.294">
                <text:p>386.294</text:p>
              </table:table-cell>
              <table:table-cell office:value-type="float" office:value="379.716">
                <text:p>379.716</text:p>
              </table:table-cell>
              <table:table-cell office:value-type="float" office:value="385.084">
                <text:p>385.084</text:p>
              </table:table-cell>
              <table:table-cell office:value-type="float" office:value="378.099">
                <text:p>378.099</text:p>
              </table:table-cell>
              <table:table-cell office:value-type="float" office:value="377.782">
                <text:p>377.782</text:p>
              </table:table-cell>
              <table:table-cell office:value-type="float" office:value="379.544">
                <text:p>379.544</text:p>
              </table:table-cell>
              <table:table-cell office:value-type="float" office:value="379.051">
                <text:p>379.051</text:p>
              </table:table-cell>
              <table:table-cell office:value-type="float" office:value="376.863">
                <text:p>376.863</text:p>
              </table:table-cell>
              <table:table-cell office:value-type="float" office:value="376.524">
                <text:p>376.524</text:p>
              </table:table-cell>
              <table:table-cell office:value-type="float" office:value="377.895">
                <text:p>377.895</text:p>
              </table:table-cell>
              <table:table-cell office:value-type="float" office:value="379.518">
                <text:p>379.518</text:p>
              </table:table-cell>
              <table:table-cell office:value-type="float" office:value="384.29">
                <text:p>384.29</text:p>
              </table:table-cell>
              <table:table-cell office:value-type="float" office:value="377.724">
                <text:p>377.724</text:p>
              </table:table-cell>
              <table:table-cell office:value-type="float" office:value="377.997">
                <text:p>377.997</text:p>
              </table:table-cell>
              <table:table-cell office:value-type="float" office:value="377.603">
                <text:p>377.603</text:p>
              </table:table-cell>
              <table:table-cell office:value-type="float" office:value="377.69">
                <text:p>377.69</text:p>
              </table:table-cell>
              <table:table-cell office:value-type="float" office:value="375.891">
                <text:p>375.891</text:p>
              </table:table-cell>
              <table:table-cell office:value-type="float" office:value="375.964">
                <text:p>375.964</text:p>
              </table:table-cell>
              <table:table-cell office:value-type="float" office:value="378.226">
                <text:p>378.226</text:p>
              </table:table-cell>
              <table:table-cell office:value-type="float" office:value="377.999">
                <text:p>377.999</text:p>
              </table:table-cell>
              <table:table-cell office:value-type="float" office:value="374.407">
                <text:p>374.407</text:p>
              </table:table-cell>
              <table:table-cell office:value-type="float" office:value="375.533">
                <text:p>375.533</text:p>
              </table:table-cell>
              <table:table-cell office:value-type="float" office:value="372.336">
                <text:p>372.336</text:p>
              </table:table-cell>
              <table:table-cell office:value-type="float" office:value="358.541">
                <text:p>358.541</text:p>
              </table:table-cell>
              <table:table-cell office:value-type="float" office:value="354.202">
                <text:p>354.202</text:p>
              </table:table-cell>
              <table:table-cell office:value-type="float" office:value="369.978">
                <text:p>369.978</text:p>
              </table:table-cell>
              <table:table-cell office:value-type="float" office:value="370.97">
                <text:p>370.97</text:p>
              </table:table-cell>
              <table:table-cell office:value-type="float" office:value="369.777">
                <text:p>369.777</text:p>
              </table:table-cell>
              <table:table-cell office:value-type="float" office:value="372.715">
                <text:p>372.715</text:p>
              </table:table-cell>
              <table:table-cell office:value-type="float" office:value="371.627">
                <text:p>371.627</text:p>
              </table:table-cell>
              <table:table-cell office:value-type="float" office:value="371.694">
                <text:p>371.694</text:p>
              </table:table-cell>
              <table:table-cell office:value-type="float" office:value="369.533">
                <text:p>369.533</text:p>
              </table:table-cell>
              <table:table-cell office:value-type="float" office:value="368.743">
                <text:p>368.743</text:p>
              </table:table-cell>
              <table:table-cell office:value-type="float" office:value="370.439">
                <text:p>370.439</text:p>
              </table:table-cell>
              <table:table-cell office:value-type="float" office:value="370.403">
                <text:p>370.403</text:p>
              </table:table-cell>
              <table:table-cell office:value-type="float" office:value="371.35">
                <text:p>371.35</text:p>
              </table:table-cell>
              <table:table-cell office:value-type="float" office:value="370.67">
                <text:p>370.67</text:p>
              </table:table-cell>
              <table:table-cell office:value-type="float" office:value="370.615">
                <text:p>370.615</text:p>
              </table:table-cell>
              <table:table-cell office:value-type="float" office:value="369.733">
                <text:p>369.733</text:p>
              </table:table-cell>
              <table:table-cell office:value-type="float" office:value="370.409">
                <text:p>370.409</text:p>
              </table:table-cell>
              <table:table-cell office:value-type="float" office:value="370.413">
                <text:p>370.413</text:p>
              </table:table-cell>
              <table:table-cell office:value-type="float" office:value="371.14">
                <text:p>371.14</text:p>
              </table:table-cell>
              <table:table-cell office:value-type="float" office:value="368.991">
                <text:p>368.991</text:p>
              </table:table-cell>
              <table:table-cell office:value-type="float" office:value="367.521">
                <text:p>367.521</text:p>
              </table:table-cell>
              <table:table-cell office:value-type="float" office:value="373.738">
                <text:p>373.738</text:p>
              </table:table-cell>
              <table:table-cell office:value-type="float" office:value="370.544">
                <text:p>370.544</text:p>
              </table:table-cell>
              <table:table-cell office:value-type="float" office:value="368.699">
                <text:p>368.699</text:p>
              </table:table-cell>
              <table:table-cell office:value-type="float" office:value="368.226">
                <text:p>368.226</text:p>
              </table:table-cell>
              <table:table-cell office:value-type="float" office:value="372.944">
                <text:p>372.944</text:p>
              </table:table-cell>
              <table:table-cell office:value-type="float" office:value="372.286">
                <text:p>372.286</text:p>
              </table:table-cell>
              <table:table-cell office:value-type="float" office:value="374.074">
                <text:p>374.074</text:p>
              </table:table-cell>
              <table:table-cell office:value-type="float" office:value="371.769">
                <text:p>371.769</text:p>
              </table:table-cell>
              <table:table-cell office:value-type="float" office:value="361.356">
                <text:p>361.356</text:p>
              </table:table-cell>
              <table:table-cell office:value-type="float" office:value="362.433">
                <text:p>362.433</text:p>
              </table:table-cell>
              <table:table-cell office:value-type="float" office:value="368.658">
                <text:p>368.658</text:p>
              </table:table-cell>
              <table:table-cell office:value-type="float" office:value="368.473">
                <text:p>368.473</text:p>
              </table:table-cell>
              <table:table-cell office:value-type="float" office:value="367.006">
                <text:p>367.006</text:p>
              </table:table-cell>
              <table:table-cell office:value-type="float" office:value="363.793">
                <text:p>363.793</text:p>
              </table:table-cell>
              <table:table-cell office:value-type="float" office:value="364.833">
                <text:p>364.833</text:p>
              </table:table-cell>
              <table:table-cell office:value-type="float" office:value="366.907">
                <text:p>366.907</text:p>
              </table:table-cell>
              <table:table-cell office:value-type="float" office:value="366.096">
                <text:p>366.096</text:p>
              </table:table-cell>
              <table:table-cell office:value-type="float" office:value="368.815">
                <text:p>368.815</text:p>
              </table:table-cell>
              <table:table-cell office:value-type="float" office:value="365.046">
                <text:p>365.046</text:p>
              </table:table-cell>
              <table:table-cell office:value-type="float" office:value="363.934">
                <text:p>363.934</text:p>
              </table:table-cell>
              <table:table-cell office:value-type="float" office:value="367.292">
                <text:p>367.292</text:p>
              </table:table-cell>
              <table:table-cell office:value-type="float" office:value="364.945">
                <text:p>364.945</text:p>
              </table:table-cell>
              <table:table-cell office:value-type="float" office:value="367.848">
                <text:p>367.848</text:p>
              </table:table-cell>
              <table:table-cell office:value-type="float" office:value="367.395">
                <text:p>367.395</text:p>
              </table:table-cell>
              <table:table-cell office:value-type="float" office:value="368.556">
                <text:p>368.556</text:p>
              </table:table-cell>
              <table:table-cell office:value-type="float" office:value="356.037">
                <text:p>356.037</text:p>
              </table:table-cell>
              <table:table-cell office:value-type="float" office:value="356.313">
                <text:p>356.313</text:p>
              </table:table-cell>
              <table:table-cell office:value-type="float" office:value="367.177">
                <text:p>367.177</text:p>
              </table:table-cell>
              <table:table-cell office:value-type="float" office:value="350.149">
                <text:p>350.149</text:p>
              </table:table-cell>
              <table:table-cell office:value-type="float" office:value="362.09">
                <text:p>362.09</text:p>
              </table:table-cell>
              <table:table-cell office:value-type="float" office:value="361.794">
                <text:p>361.794</text:p>
              </table:table-cell>
              <table:table-cell office:value-type="float" office:value="376.01">
                <text:p>376.01</text:p>
              </table:table-cell>
              <table:table-cell office:value-type="float" office:value="377.4">
                <text:p>377.4</text:p>
              </table:table-cell>
              <table:table-cell office:value-type="float" office:value="373.134">
                <text:p>373.134</text:p>
              </table:table-cell>
              <table:table-cell office:value-type="float" office:value="374.358">
                <text:p>374.358</text:p>
              </table:table-cell>
              <table:table-cell office:value-type="float" office:value="371.724">
                <text:p>371.724</text:p>
              </table:table-cell>
              <table:table-cell office:value-type="float" office:value="370.111">
                <text:p>370.111</text:p>
              </table:table-cell>
              <table:table-cell office:value-type="float" office:value="371.452">
                <text:p>371.452</text:p>
              </table:table-cell>
              <table:table-cell office:value-type="float" office:value="374.718">
                <text:p>374.718</text:p>
              </table:table-cell>
              <table:table-cell office:value-type="float" office:value="371.216">
                <text:p>371.216</text:p>
              </table:table-cell>
              <table:table-cell office:value-type="float" office:value="372.249">
                <text:p>372.249</text:p>
              </table:table-cell>
              <table:table-cell office:value-type="float" office:value="366.127">
                <text:p>366.127</text:p>
              </table:table-cell>
              <table:table-cell office:value-type="float" office:value="365.553">
                <text:p>365.553</text:p>
              </table:table-cell>
              <table:table-cell office:value-type="float" office:value="365.401">
                <text:p>365.401</text:p>
              </table:table-cell>
              <table:table-cell office:value-type="float" office:value="354.062">
                <text:p>354.062</text:p>
              </table:table-cell>
              <table:table-cell office:value-type="float" office:value="351.109">
                <text:p>351.109</text:p>
              </table:table-cell>
              <table:table-cell office:value-type="float" office:value="357.22">
                <text:p>357.22</text:p>
              </table:table-cell>
              <table:table-cell office:value-type="float" office:value="343.611">
                <text:p>343.611</text:p>
              </table:table-cell>
              <table:table-cell office:value-type="float" office:value="341.096">
                <text:p>341.096</text:p>
              </table:table-cell>
              <table:table-cell office:value-type="float" office:value="339.495">
                <text:p>339.495</text:p>
              </table:table-cell>
              <table:table-cell office:value-type="float" office:value="337.047">
                <text:p>337.047</text:p>
              </table:table-cell>
              <table:table-cell office:value-type="float" office:value="336.407">
                <text:p>336.407</text:p>
              </table:table-cell>
              <table:table-cell office:value-type="float" office:value="334.569">
                <text:p>334.569</text:p>
              </table:table-cell>
              <table:table-cell office:value-type="float" office:value="331.466">
                <text:p>331.466</text:p>
              </table:table-cell>
              <table:table-cell office:value-type="float" office:value="330.826">
                <text:p>330.826</text:p>
              </table:table-cell>
              <table:table-cell office:value-type="float" office:value="329.403">
                <text:p>329.403</text:p>
              </table:table-cell>
              <table:table-cell office:value-type="float" office:value="326.841">
                <text:p>326.841</text:p>
              </table:table-cell>
              <table:table-cell office:value-type="float" office:value="324.5">
                <text:p>324.5</text:p>
              </table:table-cell>
              <table:table-cell office:value-type="float" office:value="324.716">
                <text:p>324.716</text:p>
              </table:table-cell>
              <table:table-cell office:value-type="float" office:value="324.415">
                <text:p>324.415</text:p>
              </table:table-cell>
              <table:table-cell office:value-type="float" office:value="323.406">
                <text:p>323.406</text:p>
              </table:table-cell>
              <table:table-cell office:value-type="float" office:value="321.126">
                <text:p>321.126</text:p>
              </table:table-cell>
              <table:table-cell office:value-type="float" office:value="321.23">
                <text:p>321.23</text:p>
              </table:table-cell>
              <table:table-cell office:value-type="float" office:value="314.988">
                <text:p>314.988</text:p>
              </table:table-cell>
              <table:table-cell office:value-type="float" office:value="318.347">
                <text:p>318.347</text:p>
              </table:table-cell>
              <table:table-cell office:value-type="float" office:value="317.216">
                <text:p>317.216</text:p>
              </table:table-cell>
              <table:table-cell office:value-type="float" office:value="312.443">
                <text:p>312.443</text:p>
              </table:table-cell>
              <table:table-cell office:value-type="float" office:value="310.9">
                <text:p>310.9</text:p>
              </table:table-cell>
              <table:table-cell office:value-type="float" office:value="310.52">
                <text:p>310.52</text:p>
              </table:table-cell>
              <table:table-cell office:value-type="float" office:value="309.345">
                <text:p>309.345</text:p>
              </table:table-cell>
              <table:table-cell office:value-type="float" office:value="307.334">
                <text:p>307.334</text:p>
              </table:table-cell>
              <table:table-cell office:value-type="float" office:value="305.231">
                <text:p>305.231</text:p>
              </table:table-cell>
              <table:table-cell office:value-type="float" office:value="304.571">
                <text:p>304.571</text:p>
              </table:table-cell>
              <table:table-cell office:value-type="float" office:value="335.602">
                <text:p>335.602</text:p>
              </table:table-cell>
              <table:table-cell office:value-type="float" office:value="302.194">
                <text:p>302.194</text:p>
              </table:table-cell>
              <table:table-cell office:value-type="float" office:value="307.509">
                <text:p>307.509</text:p>
              </table:table-cell>
              <table:table-cell office:value-type="float" office:value="299.756">
                <text:p>299.756</text:p>
              </table:table-cell>
              <table:table-cell office:value-type="float" office:value="299.449">
                <text:p>299.449</text:p>
              </table:table-cell>
              <table:table-cell office:value-type="float" office:value="298.209">
                <text:p>298.209</text:p>
              </table:table-cell>
              <table:table-cell office:value-type="float" office:value="302.559">
                <text:p>302.559</text:p>
              </table:table-cell>
              <table:table-cell office:value-type="float" office:value="296.736">
                <text:p>296.736</text:p>
              </table:table-cell>
              <table:table-cell office:value-type="float" office:value="281.154">
                <text:p>281.154</text:p>
              </table:table-cell>
              <table:table-cell office:value-type="float" office:value="277.589">
                <text:p>277.589</text:p>
              </table:table-cell>
              <table:table-cell office:value-type="float" office:value="286.088">
                <text:p>286.088</text:p>
              </table:table-cell>
              <table:table-cell office:value-type="float" office:value="275.618">
                <text:p>275.618</text:p>
              </table:table-cell>
              <table:table-cell office:value-type="float" office:value="274.779">
                <text:p>274.779</text:p>
              </table:table-cell>
              <table:table-cell office:value-type="float" office:value="283.361">
                <text:p>283.361</text:p>
              </table:table-cell>
              <table:table-cell office:value-type="float" office:value="278.393">
                <text:p>278.393</text:p>
              </table:table-cell>
              <table:table-cell office:value-type="float" office:value="272.259">
                <text:p>272.259</text:p>
              </table:table-cell>
              <table:table-cell office:value-type="float" office:value="271.982">
                <text:p>271.982</text:p>
              </table:table-cell>
              <table:table-cell office:value-type="float" office:value="279.564">
                <text:p>279.564</text:p>
              </table:table-cell>
              <table:table-cell office:value-type="float" office:value="271.671">
                <text:p>271.671</text:p>
              </table:table-cell>
              <table:table-cell office:value-type="float" office:value="268.863">
                <text:p>268.863</text:p>
              </table:table-cell>
              <table:table-cell office:value-type="float" office:value="327.399">
                <text:p>327.399</text:p>
              </table:table-cell>
              <table:table-cell office:value-type="float" office:value="327.367">
                <text:p>327.367</text:p>
              </table:table-cell>
              <table:table-cell office:value-type="float" office:value="326.114">
                <text:p>326.114</text:p>
              </table:table-cell>
              <table:table-cell office:value-type="float" office:value="325.457">
                <text:p>325.457</text:p>
              </table:table-cell>
              <table:table-cell office:value-type="float" office:value="328.034">
                <text:p>328.034</text:p>
              </table:table-cell>
              <table:table-cell office:value-type="float" office:value="324.901">
                <text:p>324.901</text:p>
              </table:table-cell>
              <table:table-cell office:value-type="float" office:value="327.185">
                <text:p>327.185</text:p>
              </table:table-cell>
              <table:table-cell office:value-type="float" office:value="328.136">
                <text:p>328.136</text:p>
              </table:table-cell>
              <table:table-cell office:value-type="float" office:value="326.867">
                <text:p>326.867</text:p>
              </table:table-cell>
              <table:table-cell office:value-type="float" office:value="324.851">
                <text:p>324.851</text:p>
              </table:table-cell>
              <table:table-cell office:value-type="float" office:value="326.215">
                <text:p>326.215</text:p>
              </table:table-cell>
              <table:table-cell office:value-type="float" office:value="325.292">
                <text:p>325.292</text:p>
              </table:table-cell>
              <table:table-cell office:value-type="float" office:value="326.201">
                <text:p>326.201</text:p>
              </table:table-cell>
              <table:table-cell office:value-type="float" office:value="325.836">
                <text:p>325.836</text:p>
              </table:table-cell>
              <table:table-cell office:value-type="float" office:value="324.559">
                <text:p>324.559</text:p>
              </table:table-cell>
              <table:table-cell office:value-type="float" office:value="325.197">
                <text:p>325.197</text:p>
              </table:table-cell>
              <table:table-cell office:value-type="float" office:value="324.836">
                <text:p>324.836</text:p>
              </table:table-cell>
              <table:table-cell office:value-type="float" office:value="326.179">
                <text:p>326.179</text:p>
              </table:table-cell>
              <table:table-cell office:value-type="float" office:value="328.191">
                <text:p>328.191</text:p>
              </table:table-cell>
              <table:table-cell office:value-type="float" office:value="324.028">
                <text:p>324.028</text:p>
              </table:table-cell>
              <table:table-cell office:value-type="float" office:value="325.899">
                <text:p>325.899</text:p>
              </table:table-cell>
              <table:table-cell office:value-type="float" office:value="325.365">
                <text:p>325.365</text:p>
              </table:table-cell>
              <table:table-cell office:value-type="float" office:value="323.981">
                <text:p>323.981</text:p>
              </table:table-cell>
              <table:table-cell office:value-type="float" office:value="325.073">
                <text:p>325.073</text:p>
              </table:table-cell>
              <table:table-cell office:value-type="float" office:value="324.378">
                <text:p>324.378</text:p>
              </table:table-cell>
              <table:table-cell office:value-type="float" office:value="340.411">
                <text:p>340.411</text:p>
              </table:table-cell>
              <table:table-cell office:value-type="float" office:value="362.672">
                <text:p>362.672</text:p>
              </table:table-cell>
              <table:table-cell office:value-type="float" office:value="361.685">
                <text:p>361.685</text:p>
              </table:table-cell>
              <table:table-cell office:value-type="float" office:value="364.609">
                <text:p>364.609</text:p>
              </table:table-cell>
              <table:table-cell office:value-type="float" office:value="364.259">
                <text:p>364.259</text:p>
              </table:table-cell>
              <table:table-cell office:value-type="float" office:value="361.347">
                <text:p>361.347</text:p>
              </table:table-cell>
              <table:table-cell office:value-type="float" office:value="361.799">
                <text:p>361.799</text:p>
              </table:table-cell>
              <table:table-cell office:value-type="float" office:value="361.619">
                <text:p>361.619</text:p>
              </table:table-cell>
              <table:table-cell office:value-type="float" office:value="361.614">
                <text:p>361.614</text:p>
              </table:table-cell>
              <table:table-cell office:value-type="float" office:value="361.06">
                <text:p>361.06</text:p>
              </table:table-cell>
              <table:table-cell office:value-type="float" office:value="359.088">
                <text:p>359.088</text:p>
              </table:table-cell>
              <table:table-cell office:value-type="float" office:value="359.581">
                <text:p>359.581</text:p>
              </table:table-cell>
              <table:table-cell office:value-type="float" office:value="359.9">
                <text:p>359.9</text:p>
              </table:table-cell>
              <table:table-cell office:value-type="float" office:value="357.778">
                <text:p>357.778</text:p>
              </table:table-cell>
              <table:table-cell office:value-type="float" office:value="358.292">
                <text:p>358.292</text:p>
              </table:table-cell>
              <table:table-cell office:value-type="float" office:value="361.457">
                <text:p>361.457</text:p>
              </table:table-cell>
              <table:table-cell office:value-type="float" office:value="359.285">
                <text:p>359.285</text:p>
              </table:table-cell>
              <table:table-cell office:value-type="float" office:value="349.551">
                <text:p>349.551</text:p>
              </table:table-cell>
              <table:table-cell office:value-type="float" office:value="347.417">
                <text:p>347.417</text:p>
              </table:table-cell>
              <table:table-cell office:value-type="float" office:value="346.998">
                <text:p>346.998</text:p>
              </table:table-cell>
              <table:table-cell office:value-type="float" office:value="350.604">
                <text:p>350.604</text:p>
              </table:table-cell>
              <table:table-cell office:value-type="float" office:value="378.331">
                <text:p>378.331</text:p>
              </table:table-cell>
              <table:table-cell office:value-type="float" office:value="385.816">
                <text:p>385.816</text:p>
              </table:table-cell>
              <table:table-cell office:value-type="float" office:value="384.786">
                <text:p>384.786</text:p>
              </table:table-cell>
              <table:table-cell office:value-type="float" office:value="383.723">
                <text:p>383.723</text:p>
              </table:table-cell>
              <table:table-cell office:value-type="float" office:value="382.541">
                <text:p>382.541</text:p>
              </table:table-cell>
              <table:table-cell office:value-type="float" office:value="382.236">
                <text:p>382.236</text:p>
              </table:table-cell>
              <table:table-cell office:value-type="float" office:value="384.993">
                <text:p>384.993</text:p>
              </table:table-cell>
              <table:table-cell office:value-type="float" office:value="382.451">
                <text:p>382.451</text:p>
              </table:table-cell>
              <table:table-cell office:value-type="float" office:value="383.185">
                <text:p>383.185</text:p>
              </table:table-cell>
              <table:table-cell office:value-type="float" office:value="381.412">
                <text:p>381.412</text:p>
              </table:table-cell>
              <table:table-cell office:value-type="float" office:value="382.231">
                <text:p>382.231</text:p>
              </table:table-cell>
              <table:table-cell office:value-type="float" office:value="374.074">
                <text:p>374.074</text:p>
              </table:table-cell>
              <table:table-cell office:value-type="float" office:value="375.17">
                <text:p>375.17</text:p>
              </table:table-cell>
              <table:table-cell office:value-type="float" office:value="381.133">
                <text:p>381.133</text:p>
              </table:table-cell>
              <table:table-cell office:value-type="float" office:value="381.162">
                <text:p>381.162</text:p>
              </table:table-cell>
              <table:table-cell office:value-type="float" office:value="380.389">
                <text:p>380.389</text:p>
              </table:table-cell>
              <table:table-cell office:value-type="float" office:value="379.979">
                <text:p>379.979</text:p>
              </table:table-cell>
              <table:table-cell office:value-type="float" office:value="365.267">
                <text:p>365.267</text:p>
              </table:table-cell>
              <table:table-cell office:value-type="float" office:value="362.454">
                <text:p>362.454</text:p>
              </table:table-cell>
              <table:table-cell office:value-type="float" office:value="359.296">
                <text:p>359.296</text:p>
              </table:table-cell>
              <table:table-cell office:value-type="float" office:value="357.781">
                <text:p>357.781</text:p>
              </table:table-cell>
              <table:table-cell office:value-type="float" office:value="356.286">
                <text:p>356.286</text:p>
              </table:table-cell>
              <table:table-cell office:value-type="float" office:value="340.937">
                <text:p>340.937</text:p>
              </table:table-cell>
              <table:table-cell office:value-type="float" office:value="341.484">
                <text:p>341.484</text:p>
              </table:table-cell>
              <table:table-cell office:value-type="float" office:value="338.135">
                <text:p>338.135</text:p>
              </table:table-cell>
              <table:table-cell office:value-type="float" office:value="337.065">
                <text:p>337.065</text:p>
              </table:table-cell>
              <table:table-cell office:value-type="float" office:value="335.944">
                <text:p>335.944</text:p>
              </table:table-cell>
              <table:table-cell office:value-type="float" office:value="335.211">
                <text:p>335.211</text:p>
              </table:table-cell>
              <table:table-cell office:value-type="float" office:value="333.082">
                <text:p>333.082</text:p>
              </table:table-cell>
              <table:table-cell office:value-type="float" office:value="332.133">
                <text:p>332.133</text:p>
              </table:table-cell>
              <table:table-cell office:value-type="float" office:value="330.928">
                <text:p>330.928</text:p>
              </table:table-cell>
              <table:table-cell office:value-type="float" office:value="333.257">
                <text:p>333.257</text:p>
              </table:table-cell>
              <table:table-cell office:value-type="float" office:value="332.856">
                <text:p>332.856</text:p>
              </table:table-cell>
              <table:table-cell office:value-type="float" office:value="326.284">
                <text:p>326.284</text:p>
              </table:table-cell>
              <table:table-cell office:value-type="float" office:value="324.88">
                <text:p>324.88</text:p>
              </table:table-cell>
              <table:table-cell office:value-type="float" office:value="321.58">
                <text:p>321.58</text:p>
              </table:table-cell>
              <table:table-cell office:value-type="float" office:value="318.934">
                <text:p>318.934</text:p>
              </table:table-cell>
              <table:table-cell office:value-type="float" office:value="319.228">
                <text:p>319.228</text:p>
              </table:table-cell>
              <table:table-cell office:value-type="float" office:value="319.44">
                <text:p>319.44</text:p>
              </table:table-cell>
              <table:table-cell office:value-type="float" office:value="319.541">
                <text:p>319.541</text:p>
              </table:table-cell>
              <table:table-cell office:value-type="float" office:value="316.544">
                <text:p>316.544</text:p>
              </table:table-cell>
              <table:table-cell office:value-type="float" office:value="314.796">
                <text:p>314.796</text:p>
              </table:table-cell>
              <table:table-cell office:value-type="float" office:value="313.311">
                <text:p>313.311</text:p>
              </table:table-cell>
              <table:table-cell office:value-type="float" office:value="312.151">
                <text:p>312.151</text:p>
              </table:table-cell>
              <table:table-cell office:value-type="float" office:value="316.634">
                <text:p>316.634</text:p>
              </table:table-cell>
              <table:table-cell office:value-type="float" office:value="316.955">
                <text:p>316.955</text:p>
              </table:table-cell>
              <table:table-cell office:value-type="float" office:value="315.957">
                <text:p>315.957</text:p>
              </table:table-cell>
              <table:table-cell office:value-type="float" office:value="309.94">
                <text:p>309.94</text:p>
              </table:table-cell>
              <table:table-cell office:value-type="float" office:value="308.835">
                <text:p>308.835</text:p>
              </table:table-cell>
              <table:table-cell office:value-type="float" office:value="317.324">
                <text:p>317.324</text:p>
              </table:table-cell>
              <table:table-cell office:value-type="float" office:value="316.608">
                <text:p>316.608</text:p>
              </table:table-cell>
              <table:table-cell office:value-type="float" office:value="307.352">
                <text:p>307.352</text:p>
              </table:table-cell>
              <table:table-cell office:value-type="float" office:value="316.76">
                <text:p>316.76</text:p>
              </table:table-cell>
              <table:table-cell office:value-type="float" office:value="318.693">
                <text:p>318.693</text:p>
              </table:table-cell>
              <table:table-cell office:value-type="float" office:value="312.414">
                <text:p>312.414</text:p>
              </table:table-cell>
              <table:table-cell office:value-type="float" office:value="303.444">
                <text:p>303.444</text:p>
              </table:table-cell>
              <table:table-cell office:value-type="float" office:value="302.134">
                <text:p>302.134</text:p>
              </table:table-cell>
              <table:table-cell office:value-type="float" office:value="298.778">
                <text:p>298.778</text:p>
              </table:table-cell>
              <table:table-cell office:value-type="float" office:value="301.56">
                <text:p>301.56</text:p>
              </table:table-cell>
              <table:table-cell office:value-type="float" office:value="297.941">
                <text:p>297.941</text:p>
              </table:table-cell>
              <table:table-cell office:value-type="float" office:value="296.501">
                <text:p>296.501</text:p>
              </table:table-cell>
              <table:table-cell office:value-type="float" office:value="348.086">
                <text:p>348.086</text:p>
              </table:table-cell>
              <table:table-cell office:value-type="float" office:value="349.785">
                <text:p>349.785</text:p>
              </table:table-cell>
              <table:table-cell office:value-type="float" office:value="349.659">
                <text:p>349.659</text:p>
              </table:table-cell>
              <table:table-cell office:value-type="float" office:value="345.605">
                <text:p>345.605</text:p>
              </table:table-cell>
              <table:table-cell office:value-type="float" office:value="349.095">
                <text:p>349.095</text:p>
              </table:table-cell>
              <table:table-cell office:value-type="float" office:value="346.563">
                <text:p>346.563</text:p>
              </table:table-cell>
              <table:table-cell office:value-type="float" office:value="344.599">
                <text:p>344.599</text:p>
              </table:table-cell>
              <table:table-cell office:value-type="float" office:value="346.16">
                <text:p>346.16</text:p>
              </table:table-cell>
              <table:table-cell office:value-type="float" office:value="346.904">
                <text:p>346.904</text:p>
              </table:table-cell>
              <table:table-cell office:value-type="float" office:value="344.114">
                <text:p>344.114</text:p>
              </table:table-cell>
              <table:table-cell office:value-type="float" office:value="325.526">
                <text:p>325.526</text:p>
              </table:table-cell>
              <table:table-cell office:value-type="float" office:value="324.645">
                <text:p>324.645</text:p>
              </table:table-cell>
              <table:table-cell office:value-type="float" office:value="326.653">
                <text:p>326.653</text:p>
              </table:table-cell>
              <table:table-cell office:value-type="float" office:value="331.226">
                <text:p>331.226</text:p>
              </table:table-cell>
              <table:table-cell office:value-type="float" office:value="324.105">
                <text:p>324.105</text:p>
              </table:table-cell>
              <table:table-cell office:value-type="float" office:value="323.398">
                <text:p>323.398</text:p>
              </table:table-cell>
              <table:table-cell office:value-type="float" office:value="323.735">
                <text:p>323.735</text:p>
              </table:table-cell>
              <table:table-cell office:value-type="float" office:value="323.071">
                <text:p>323.071</text:p>
              </table:table-cell>
              <table:table-cell office:value-type="float" office:value="325.117">
                <text:p>325.117</text:p>
              </table:table-cell>
              <table:table-cell office:value-type="float" office:value="322.038">
                <text:p>322.038</text:p>
              </table:table-cell>
              <table:table-cell office:value-type="float" office:value="323.662">
                <text:p>323.662</text:p>
              </table:table-cell>
              <table:table-cell office:value-type="float" office:value="337.679">
                <text:p>337.679</text:p>
              </table:table-cell>
              <table:table-cell office:value-type="float" office:value="371.809">
                <text:p>371.809</text:p>
              </table:table-cell>
              <table:table-cell office:value-type="float" office:value="377.272">
                <text:p>377.272</text:p>
              </table:table-cell>
              <table:table-cell office:value-type="float" office:value="375.874">
                <text:p>375.874</text:p>
              </table:table-cell>
              <table:table-cell office:value-type="float" office:value="375.941">
                <text:p>375.941</text:p>
              </table:table-cell>
              <table:table-cell office:value-type="float" office:value="376.126">
                <text:p>376.126</text:p>
              </table:table-cell>
              <table:table-cell office:value-type="float" office:value="372.844">
                <text:p>372.844</text:p>
              </table:table-cell>
              <table:table-cell office:value-type="float" office:value="372.054">
                <text:p>372.054</text:p>
              </table:table-cell>
              <table:table-cell office:value-type="float" office:value="371.067">
                <text:p>371.067</text:p>
              </table:table-cell>
              <table:table-cell office:value-type="float" office:value="374.42">
                <text:p>374.42</text:p>
              </table:table-cell>
              <table:table-cell office:value-type="float" office:value="369.29">
                <text:p>369.29</text:p>
              </table:table-cell>
              <table:table-cell office:value-type="float" office:value="366.782">
                <text:p>366.782</text:p>
              </table:table-cell>
              <table:table-cell office:value-type="float" office:value="365.913">
                <text:p>365.913</text:p>
              </table:table-cell>
              <table:table-cell office:value-type="float" office:value="370.023">
                <text:p>370.023</text:p>
              </table:table-cell>
              <table:table-cell office:value-type="float" office:value="369.203">
                <text:p>369.203</text:p>
              </table:table-cell>
              <table:table-cell office:value-type="float" office:value="370.006">
                <text:p>370.006</text:p>
              </table:table-cell>
              <table:table-cell office:value-type="float" office:value="369.34">
                <text:p>369.34</text:p>
              </table:table-cell>
              <table:table-cell office:value-type="float" office:value="369.603">
                <text:p>369.603</text:p>
              </table:table-cell>
              <table:table-cell office:value-type="float" office:value="368.042">
                <text:p>368.042</text:p>
              </table:table-cell>
              <table:table-cell office:value-type="float" office:value="369.692">
                <text:p>369.692</text:p>
              </table:table-cell>
              <table:table-cell office:value-type="float" office:value="369.478">
                <text:p>369.478</text:p>
              </table:table-cell>
              <table:table-cell office:value-type="float" office:value="369.608">
                <text:p>369.608</text:p>
              </table:table-cell>
              <table:table-cell office:value-type="float" office:value="369.974">
                <text:p>369.974</text:p>
              </table:table-cell>
              <table:table-cell office:value-type="float" office:value="378.13">
                <text:p>378.13</text:p>
              </table:table-cell>
              <table:table-cell office:value-type="float" office:value="376.285">
                <text:p>376.285</text:p>
              </table:table-cell>
              <table:table-cell office:value-type="float" office:value="377.54">
                <text:p>377.54</text:p>
              </table:table-cell>
              <table:table-cell office:value-type="float" office:value="375.595">
                <text:p>375.595</text:p>
              </table:table-cell>
              <table:table-cell office:value-type="float" office:value="373.489">
                <text:p>373.489</text:p>
              </table:table-cell>
              <table:table-cell office:value-type="float" office:value="369.901">
                <text:p>369.901</text:p>
              </table:table-cell>
              <table:table-cell office:value-type="float" office:value="376.155">
                <text:p>376.155</text:p>
              </table:table-cell>
              <table:table-cell office:value-type="float" office:value="377.545">
                <text:p>377.545</text:p>
              </table:table-cell>
              <table:table-cell office:value-type="float" office:value="375.831">
                <text:p>375.831</text:p>
              </table:table-cell>
              <table:table-cell office:value-type="float" office:value="369.182">
                <text:p>369.182</text:p>
              </table:table-cell>
              <table:table-cell office:value-type="float" office:value="370.923">
                <text:p>370.923</text:p>
              </table:table-cell>
              <table:table-cell office:value-type="float" office:value="368.783">
                <text:p>368.783</text:p>
              </table:table-cell>
              <table:table-cell office:value-type="float" office:value="371.2">
                <text:p>371.2</text:p>
              </table:table-cell>
              <table:table-cell office:value-type="float" office:value="371.112">
                <text:p>371.112</text:p>
              </table:table-cell>
              <table:table-cell office:value-type="float" office:value="370.141">
                <text:p>370.141</text:p>
              </table:table-cell>
              <table:table-cell office:value-type="float" office:value="369.577">
                <text:p>369.577</text:p>
              </table:table-cell>
              <table:table-cell office:value-type="float" office:value="369.457">
                <text:p>369.457</text:p>
              </table:table-cell>
              <table:table-cell office:value-type="float" office:value="368.439">
                <text:p>368.439</text:p>
              </table:table-cell>
              <table:table-cell office:value-type="float" office:value="369.174">
                <text:p>369.174</text:p>
              </table:table-cell>
              <table:table-cell office:value-type="float" office:value="367.413">
                <text:p>367.413</text:p>
              </table:table-cell>
              <table:table-cell office:value-type="float" office:value="368.97">
                <text:p>368.97</text:p>
              </table:table-cell>
              <table:table-cell office:value-type="float" office:value="354.084">
                <text:p>354.084</text:p>
              </table:table-cell>
              <table:table-cell office:value-type="float" office:value="347.394">
                <text:p>347.394</text:p>
              </table:table-cell>
              <table:table-cell office:value-type="float" office:value="347.075">
                <text:p>347.075</text:p>
              </table:table-cell>
              <table:table-cell office:value-type="float" office:value="343.891">
                <text:p>343.891</text:p>
              </table:table-cell>
              <table:table-cell office:value-type="float" office:value="345.145">
                <text:p>345.145</text:p>
              </table:table-cell>
              <table:table-cell office:value-type="float" office:value="342.994">
                <text:p>342.994</text:p>
              </table:table-cell>
              <table:table-cell office:value-type="float" office:value="342.326">
                <text:p>342.326</text:p>
              </table:table-cell>
              <table:table-cell office:value-type="float" office:value="344.454">
                <text:p>344.454</text:p>
              </table:table-cell>
              <table:table-cell office:value-type="float" office:value="343.37">
                <text:p>343.37</text:p>
              </table:table-cell>
              <table:table-cell office:value-type="float" office:value="341.432">
                <text:p>341.432</text:p>
              </table:table-cell>
              <table:table-cell office:value-type="float" office:value="340.607">
                <text:p>340.607</text:p>
              </table:table-cell>
              <table:table-cell office:value-type="float" office:value="339.214">
                <text:p>339.214</text:p>
              </table:table-cell>
              <table:table-cell office:value-type="float" office:value="319.274">
                <text:p>319.274</text:p>
              </table:table-cell>
              <table:table-cell office:value-type="float" office:value="319.805">
                <text:p>319.805</text:p>
              </table:table-cell>
              <table:table-cell office:value-type="float" office:value="341.077">
                <text:p>341.077</text:p>
              </table:table-cell>
              <table:table-cell office:value-type="float" office:value="339.931">
                <text:p>339.931</text:p>
              </table:table-cell>
              <table:table-cell office:value-type="float" office:value="337.789">
                <text:p>337.789</text:p>
              </table:table-cell>
              <table:table-cell office:value-type="float" office:value="340.114">
                <text:p>340.114</text:p>
              </table:table-cell>
              <table:table-cell office:value-type="float" office:value="334.474">
                <text:p>334.474</text:p>
              </table:table-cell>
              <table:table-cell office:value-type="float" office:value="333.692">
                <text:p>333.692</text:p>
              </table:table-cell>
              <table:table-cell office:value-type="float" office:value="333.289">
                <text:p>333.289</text:p>
              </table:table-cell>
              <table:table-cell office:value-type="float" office:value="333.234">
                <text:p>333.234</text:p>
              </table:table-cell>
              <table:table-cell office:value-type="float" office:value="332.085">
                <text:p>332.085</text:p>
              </table:table-cell>
              <table:table-cell office:value-type="float" office:value="331.082">
                <text:p>331.082</text:p>
              </table:table-cell>
              <table:table-cell office:value-type="float" office:value="335.191">
                <text:p>335.191</text:p>
              </table:table-cell>
              <table:table-cell office:value-type="float" office:value="329.592">
                <text:p>329.592</text:p>
              </table:table-cell>
              <table:table-cell office:value-type="float" office:value="333.591">
                <text:p>333.591</text:p>
              </table:table-cell>
              <table:table-cell office:value-type="float" office:value="329.768">
                <text:p>329.768</text:p>
              </table:table-cell>
              <table:table-cell office:value-type="float" office:value="332.116">
                <text:p>332.116</text:p>
              </table:table-cell>
              <table:table-cell office:value-type="float" office:value="332.815">
                <text:p>332.815</text:p>
              </table:table-cell>
              <table:table-cell office:value-type="float" office:value="330.877">
                <text:p>330.877</text:p>
              </table:table-cell>
              <table:table-cell office:value-type="float" office:value="331.25">
                <text:p>331.25</text:p>
              </table:table-cell>
              <table:table-cell office:value-type="float" office:value="318.113">
                <text:p>318.113</text:p>
              </table:table-cell>
              <table:table-cell office:value-type="float" office:value="326.087">
                <text:p>326.087</text:p>
              </table:table-cell>
              <table:table-cell office:value-type="float" office:value="324.595">
                <text:p>324.595</text:p>
              </table:table-cell>
              <table:table-cell office:value-type="float" office:value="331.748">
                <text:p>331.748</text:p>
              </table:table-cell>
              <table:table-cell office:value-type="float" office:value="334.937">
                <text:p>334.937</text:p>
              </table:table-cell>
              <table:table-cell office:value-type="float" office:value="333.852">
                <text:p>333.852</text:p>
              </table:table-cell>
              <table:table-cell office:value-type="float" office:value="332.162">
                <text:p>332.162</text:p>
              </table:table-cell>
              <table:table-cell office:value-type="float" office:value="331.564">
                <text:p>331.564</text:p>
              </table:table-cell>
              <table:table-cell office:value-type="float" office:value="332.307">
                <text:p>332.307</text:p>
              </table:table-cell>
              <table:table-cell office:value-type="float" office:value="313.626">
                <text:p>313.626</text:p>
              </table:table-cell>
              <table:table-cell office:value-type="float" office:value="314.107">
                <text:p>314.107</text:p>
              </table:table-cell>
              <table:table-cell office:value-type="float" office:value="329.029">
                <text:p>329.029</text:p>
              </table:table-cell>
              <table:table-cell office:value-type="float" office:value="332.637">
                <text:p>332.637</text:p>
              </table:table-cell>
              <table:table-cell office:value-type="float" office:value="332.783">
                <text:p>332.783</text:p>
              </table:table-cell>
              <table:table-cell office:value-type="float" office:value="331.801">
                <text:p>331.801</text:p>
              </table:table-cell>
              <table:table-cell office:value-type="float" office:value="327.842">
                <text:p>327.842</text:p>
              </table:table-cell>
              <table:table-cell office:value-type="float" office:value="330.061">
                <text:p>330.061</text:p>
              </table:table-cell>
              <table:table-cell office:value-type="float" office:value="326.555">
                <text:p>326.555</text:p>
              </table:table-cell>
              <table:table-cell office:value-type="float" office:value="331.987">
                <text:p>331.987</text:p>
              </table:table-cell>
              <table:table-cell office:value-type="float" office:value="327.068">
                <text:p>327.068</text:p>
              </table:table-cell>
              <table:table-cell office:value-type="float" office:value="331.66">
                <text:p>331.66</text:p>
              </table:table-cell>
              <table:table-cell office:value-type="float" office:value="325.225">
                <text:p>325.225</text:p>
              </table:table-cell>
              <table:table-cell office:value-type="float" office:value="322.207">
                <text:p>322.207</text:p>
              </table:table-cell>
              <table:table-cell office:value-type="float" office:value="323.436">
                <text:p>323.436</text:p>
              </table:table-cell>
              <table:table-cell office:value-type="float" office:value="325.209">
                <text:p>325.209</text:p>
              </table:table-cell>
              <table:table-cell office:value-type="float" office:value="325.644">
                <text:p>325.644</text:p>
              </table:table-cell>
              <table:table-cell office:value-type="float" office:value="319.122">
                <text:p>319.122</text:p>
              </table:table-cell>
              <table:table-cell office:value-type="float" office:value="323.394">
                <text:p>323.394</text:p>
              </table:table-cell>
              <table:table-cell office:value-type="float" office:value="324.216">
                <text:p>324.216</text:p>
              </table:table-cell>
              <table:table-cell office:value-type="float" office:value="319.445">
                <text:p>319.445</text:p>
              </table:table-cell>
              <table:table-cell office:value-type="float" office:value="319.298">
                <text:p>319.298</text:p>
              </table:table-cell>
              <table:table-cell office:value-type="float" office:value="317.999">
                <text:p>317.999</text:p>
              </table:table-cell>
              <table:table-cell office:value-type="float" office:value="318.042">
                <text:p>318.042</text:p>
              </table:table-cell>
              <table:table-cell office:value-type="float" office:value="337.163">
                <text:p>337.163</text:p>
              </table:table-cell>
              <table:table-cell office:value-type="float" office:value="331.103">
                <text:p>331.103</text:p>
              </table:table-cell>
              <table:table-cell office:value-type="float" office:value="334.129">
                <text:p>334.129</text:p>
              </table:table-cell>
              <table:table-cell office:value-type="float" office:value="333.325">
                <text:p>333.325</text:p>
              </table:table-cell>
              <table:table-cell office:value-type="float" office:value="333.859">
                <text:p>333.859</text:p>
              </table:table-cell>
              <table:table-cell office:value-type="float" office:value="318.224">
                <text:p>318.224</text:p>
              </table:table-cell>
              <table:table-cell office:value-type="float" office:value="324.692">
                <text:p>324.692</text:p>
              </table:table-cell>
              <table:table-cell office:value-type="float" office:value="328.809">
                <text:p>328.809</text:p>
              </table:table-cell>
              <table:table-cell office:value-type="float" office:value="325.505">
                <text:p>325.505</text:p>
              </table:table-cell>
              <table:table-cell office:value-type="float" office:value="325.302">
                <text:p>325.302</text:p>
              </table:table-cell>
              <table:table-cell office:value-type="float" office:value="325.97">
                <text:p>325.97</text:p>
              </table:table-cell>
              <table:table-cell office:value-type="float" office:value="323.247">
                <text:p>323.247</text:p>
              </table:table-cell>
              <table:table-cell office:value-type="float" office:value="323.917">
                <text:p>323.917</text:p>
              </table:table-cell>
              <table:table-cell office:value-type="float" office:value="324.026">
                <text:p>324.026</text:p>
              </table:table-cell>
              <table:table-cell office:value-type="float" office:value="327.977">
                <text:p>327.977</text:p>
              </table:table-cell>
              <table:table-cell office:value-type="float" office:value="330.077">
                <text:p>330.077</text:p>
              </table:table-cell>
              <table:table-cell office:value-type="float" office:value="329.829">
                <text:p>329.829</text:p>
              </table:table-cell>
              <table:table-cell office:value-type="float" office:value="328.511">
                <text:p>328.511</text:p>
              </table:table-cell>
              <table:table-cell office:value-type="float" office:value="328.116">
                <text:p>328.116</text:p>
              </table:table-cell>
              <table:table-cell office:value-type="float" office:value="328.767">
                <text:p>328.767</text:p>
              </table:table-cell>
              <table:table-cell office:value-type="float" office:value="326.918">
                <text:p>326.918</text:p>
              </table:table-cell>
              <table:table-cell office:value-type="float" office:value="330.172">
                <text:p>330.172</text:p>
              </table:table-cell>
              <table:table-cell office:value-type="float" office:value="329.628">
                <text:p>329.628</text:p>
              </table:table-cell>
              <table:table-cell office:value-type="float" office:value="329.494">
                <text:p>329.494</text:p>
              </table:table-cell>
              <table:table-cell office:value-type="float" office:value="328.826">
                <text:p>328.826</text:p>
              </table:table-cell>
              <table:table-cell office:value-type="float" office:value="327.895">
                <text:p>327.895</text:p>
              </table:table-cell>
              <table:table-cell office:value-type="float" office:value="328.408">
                <text:p>328.408</text:p>
              </table:table-cell>
              <table:table-cell office:value-type="float" office:value="328.758">
                <text:p>328.758</text:p>
              </table:table-cell>
              <table:table-cell office:value-type="float" office:value="327.991">
                <text:p>327.991</text:p>
              </table:table-cell>
              <table:table-cell office:value-type="float" office:value="327.976">
                <text:p>327.976</text:p>
              </table:table-cell>
              <table:table-cell office:value-type="float" office:value="327.434">
                <text:p>327.434</text:p>
              </table:table-cell>
              <table:table-cell office:value-type="float" office:value="323.845">
                <text:p>323.845</text:p>
              </table:table-cell>
              <table:table-cell office:value-type="float" office:value="302.306">
                <text:p>302.306</text:p>
              </table:table-cell>
              <table:table-cell office:value-type="float" office:value="324.446">
                <text:p>324.446</text:p>
              </table:table-cell>
              <table:table-cell office:value-type="float" office:value="322.573">
                <text:p>322.573</text:p>
              </table:table-cell>
              <table:table-cell office:value-type="float" office:value="324.851">
                <text:p>324.851</text:p>
              </table:table-cell>
              <table:table-cell office:value-type="float" office:value="321.669">
                <text:p>321.669</text:p>
              </table:table-cell>
              <table:table-cell office:value-type="float" office:value="321.588">
                <text:p>321.588</text:p>
              </table:table-cell>
              <table:table-cell office:value-type="float" office:value="322.511">
                <text:p>322.511</text:p>
              </table:table-cell>
              <table:table-cell office:value-type="float" office:value="322.356">
                <text:p>322.356</text:p>
              </table:table-cell>
              <table:table-cell office:value-type="float" office:value="322.06">
                <text:p>322.06</text:p>
              </table:table-cell>
              <table:table-cell office:value-type="float" office:value="321.199">
                <text:p>321.199</text:p>
              </table:table-cell>
              <table:table-cell office:value-type="float" office:value="322.194">
                <text:p>322.194</text:p>
              </table:table-cell>
              <table:table-cell office:value-type="float" office:value="323.489">
                <text:p>323.489</text:p>
              </table:table-cell>
              <table:table-cell office:value-type="float" office:value="322.516">
                <text:p>322.516</text:p>
              </table:table-cell>
              <table:table-cell office:value-type="float" office:value="325.112">
                <text:p>325.112</text:p>
              </table:table-cell>
              <table:table-cell office:value-type="float" office:value="325.668">
                <text:p>325.668</text:p>
              </table:table-cell>
              <table:table-cell office:value-type="float" office:value="321.713">
                <text:p>321.713</text:p>
              </table:table-cell>
              <table:table-cell office:value-type="float" office:value="321.742">
                <text:p>321.742</text:p>
              </table:table-cell>
              <table:table-cell office:value-type="float" office:value="322.158">
                <text:p>322.158</text:p>
              </table:table-cell>
              <table:table-cell office:value-type="float" office:value="317.558">
                <text:p>317.558</text:p>
              </table:table-cell>
              <table:table-cell office:value-type="float" office:value="318.284">
                <text:p>318.284</text:p>
              </table:table-cell>
              <table:table-cell office:value-type="float" office:value="317.33">
                <text:p>317.33</text:p>
              </table:table-cell>
              <table:table-cell office:value-type="float" office:value="318.617">
                <text:p>318.617</text:p>
              </table:table-cell>
              <table:table-cell office:value-type="float" office:value="317.561">
                <text:p>317.561</text:p>
              </table:table-cell>
              <table:table-cell office:value-type="float" office:value="321.582">
                <text:p>321.582</text:p>
              </table:table-cell>
              <table:table-cell office:value-type="float" office:value="318.138">
                <text:p>318.138</text:p>
              </table:table-cell>
              <table:table-cell office:value-type="float" office:value="318.076">
                <text:p>318.076</text:p>
              </table:table-cell>
              <table:table-cell office:value-type="float" office:value="324.013">
                <text:p>324.013</text:p>
              </table:table-cell>
              <table:table-cell office:value-type="float" office:value="323.008">
                <text:p>323.008</text:p>
              </table:table-cell>
              <table:table-cell office:value-type="float" office:value="323.997">
                <text:p>323.997</text:p>
              </table:table-cell>
              <table:table-cell office:value-type="float" office:value="312.06">
                <text:p>312.06</text:p>
              </table:table-cell>
              <table:table-cell office:value-type="float" office:value="310.67">
                <text:p>310.67</text:p>
              </table:table-cell>
              <table:table-cell office:value-type="float" office:value="298">
                <text:p>298</text:p>
              </table:table-cell>
              <table:table-cell office:value-type="float" office:value="324.236">
                <text:p>324.236</text:p>
              </table:table-cell>
              <table:table-cell office:value-type="float" office:value="324.582">
                <text:p>324.582</text:p>
              </table:table-cell>
              <table:table-cell office:value-type="float" office:value="323.482">
                <text:p>323.482</text:p>
              </table:table-cell>
              <table:table-cell office:value-type="float" office:value="330.924">
                <text:p>330.924</text:p>
              </table:table-cell>
              <table:table-cell office:value-type="float" office:value="324.627">
                <text:p>324.627</text:p>
              </table:table-cell>
              <table:table-cell office:value-type="float" office:value="322.212">
                <text:p>322.212</text:p>
              </table:table-cell>
              <table:table-cell office:value-type="float" office:value="326.09">
                <text:p>326.09</text:p>
              </table:table-cell>
              <table:table-cell office:value-type="float" office:value="325.537">
                <text:p>325.537</text:p>
              </table:table-cell>
              <table:table-cell office:value-type="float" office:value="325.274">
                <text:p>325.274</text:p>
              </table:table-cell>
              <table:table-cell office:value-type="float" office:value="324.855">
                <text:p>324.855</text:p>
              </table:table-cell>
              <table:table-cell office:value-type="float" office:value="323.807">
                <text:p>323.807</text:p>
              </table:table-cell>
              <table:table-cell office:value-type="float" office:value="327.408">
                <text:p>327.408</text:p>
              </table:table-cell>
              <table:table-cell office:value-type="float" office:value="329.697">
                <text:p>329.697</text:p>
              </table:table-cell>
              <table:table-cell office:value-type="float" office:value="331.412">
                <text:p>331.412</text:p>
              </table:table-cell>
              <table:table-cell office:value-type="float" office:value="328.373">
                <text:p>328.373</text:p>
              </table:table-cell>
              <table:table-cell office:value-type="float" office:value="331.487">
                <text:p>331.487</text:p>
              </table:table-cell>
              <table:table-cell office:value-type="float" office:value="332.012">
                <text:p>332.012</text:p>
              </table:table-cell>
              <table:table-cell office:value-type="float" office:value="325.752">
                <text:p>325.752</text:p>
              </table:table-cell>
              <table:table-cell office:value-type="float" office:value="325.79">
                <text:p>325.79</text:p>
              </table:table-cell>
              <table:table-cell office:value-type="float" office:value="330.482">
                <text:p>330.482</text:p>
              </table:table-cell>
              <table:table-cell office:value-type="float" office:value="329.8">
                <text:p>329.8</text:p>
              </table:table-cell>
              <table:table-cell office:value-type="float" office:value="331.261">
                <text:p>331.261</text:p>
              </table:table-cell>
              <table:table-cell office:value-type="float" office:value="341.781">
                <text:p>341.781</text:p>
              </table:table-cell>
              <table:table-cell office:value-type="float" office:value="343.538">
                <text:p>343.538</text:p>
              </table:table-cell>
              <table:table-cell office:value-type="float" office:value="341.327">
                <text:p>341.327</text:p>
              </table:table-cell>
              <table:table-cell office:value-type="float" office:value="343.298">
                <text:p>343.298</text:p>
              </table:table-cell>
              <table:table-cell office:value-type="float" office:value="339.147">
                <text:p>339.147</text:p>
              </table:table-cell>
              <table:table-cell office:value-type="float" office:value="330.115">
                <text:p>330.115</text:p>
              </table:table-cell>
              <table:table-cell office:value-type="float" office:value="333.108">
                <text:p>333.108</text:p>
              </table:table-cell>
              <table:table-cell office:value-type="float" office:value="332.611">
                <text:p>332.611</text:p>
              </table:table-cell>
              <table:table-cell office:value-type="float" office:value="332.495">
                <text:p>332.495</text:p>
              </table:table-cell>
              <table:table-cell office:value-type="float" office:value="332.334">
                <text:p>332.334</text:p>
              </table:table-cell>
              <table:table-cell office:value-type="float" office:value="334.859">
                <text:p>334.859</text:p>
              </table:table-cell>
              <table:table-cell office:value-type="float" office:value="335.314">
                <text:p>335.314</text:p>
              </table:table-cell>
              <table:table-cell office:value-type="float" office:value="332.229">
                <text:p>332.229</text:p>
              </table:table-cell>
              <table:table-cell office:value-type="float" office:value="338.883">
                <text:p>338.883</text:p>
              </table:table-cell>
              <table:table-cell office:value-type="float" office:value="332.032">
                <text:p>332.032</text:p>
              </table:table-cell>
              <table:table-cell office:value-type="float" office:value="330.748">
                <text:p>330.748</text:p>
              </table:table-cell>
              <table:table-cell office:value-type="float" office:value="330.356">
                <text:p>330.356</text:p>
              </table:table-cell>
              <table:table-cell office:value-type="float" office:value="331.291">
                <text:p>331.291</text:p>
              </table:table-cell>
              <table:table-cell office:value-type="float" office:value="331.009">
                <text:p>331.009</text:p>
              </table:table-cell>
              <table:table-cell office:value-type="float" office:value="333.15">
                <text:p>333.15</text:p>
              </table:table-cell>
              <table:table-cell office:value-type="float" office:value="331.075">
                <text:p>331.075</text:p>
              </table:table-cell>
              <table:table-cell office:value-type="float" office:value="332.402">
                <text:p>332.402</text:p>
              </table:table-cell>
              <table:table-cell office:value-type="float" office:value="333.9">
                <text:p>333.9</text:p>
              </table:table-cell>
              <table:table-cell office:value-type="float" office:value="334.155">
                <text:p>334.155</text:p>
              </table:table-cell>
              <table:table-cell office:value-type="float" office:value="334.6">
                <text:p>334.6</text:p>
              </table:table-cell>
              <table:table-cell office:value-type="float" office:value="333.185">
                <text:p>333.185</text:p>
              </table:table-cell>
              <table:table-cell office:value-type="float" office:value="333.079">
                <text:p>333.079</text:p>
              </table:table-cell>
              <table:table-cell office:value-type="float" office:value="333.179">
                <text:p>333.179</text:p>
              </table:table-cell>
              <table:table-cell office:value-type="float" office:value="333.959">
                <text:p>333.959</text:p>
              </table:table-cell>
              <table:table-cell office:value-type="float" office:value="332.436">
                <text:p>332.436</text:p>
              </table:table-cell>
              <table:table-cell office:value-type="float" office:value="331.282">
                <text:p>331.282</text:p>
              </table:table-cell>
              <table:table-cell office:value-type="float" office:value="331.03">
                <text:p>331.03</text:p>
              </table:table-cell>
              <table:table-cell office:value-type="float" office:value="333.368">
                <text:p>333.368</text:p>
              </table:table-cell>
              <table:table-cell office:value-type="float" office:value="281.467">
                <text:p>281.467</text:p>
              </table:table-cell>
              <table:table-cell office:value-type="float" office:value="325.044">
                <text:p>325.044</text:p>
              </table:table-cell>
              <table:table-cell office:value-type="float" office:value="321.737">
                <text:p>321.737</text:p>
              </table:table-cell>
              <table:table-cell office:value-type="float" office:value="321.657">
                <text:p>321.657</text:p>
              </table:table-cell>
              <table:table-cell office:value-type="float" office:value="321.323">
                <text:p>321.323</text:p>
              </table:table-cell>
              <table:table-cell office:value-type="float" office:value="324.872">
                <text:p>324.872</text:p>
              </table:table-cell>
              <table:table-cell office:value-type="float" office:value="326.59">
                <text:p>326.59</text:p>
              </table:table-cell>
              <table:table-cell office:value-type="float" office:value="319.783">
                <text:p>319.783</text:p>
              </table:table-cell>
              <table:table-cell office:value-type="float" office:value="329.255">
                <text:p>329.255</text:p>
              </table:table-cell>
              <table:table-cell office:value-type="float" office:value="325.74">
                <text:p>325.74</text:p>
              </table:table-cell>
              <table:table-cell office:value-type="float" office:value="322.726">
                <text:p>322.726</text:p>
              </table:table-cell>
              <table:table-cell office:value-type="float" office:value="330.48">
                <text:p>330.48</text:p>
              </table:table-cell>
              <table:table-cell office:value-type="float" office:value="329.565">
                <text:p>329.565</text:p>
              </table:table-cell>
              <table:table-cell office:value-type="float" office:value="329.067">
                <text:p>329.067</text:p>
              </table:table-cell>
              <table:table-cell office:value-type="float" office:value="328.57">
                <text:p>328.57</text:p>
              </table:table-cell>
              <table:table-cell office:value-type="float" office:value="329.952">
                <text:p>329.952</text:p>
              </table:table-cell>
              <table:table-cell office:value-type="float" office:value="328.841">
                <text:p>328.841</text:p>
              </table:table-cell>
              <table:table-cell office:value-type="float" office:value="328.541">
                <text:p>328.541</text:p>
              </table:table-cell>
              <table:table-cell office:value-type="float" office:value="328.96">
                <text:p>328.96</text:p>
              </table:table-cell>
              <table:table-cell office:value-type="float" office:value="327.79">
                <text:p>327.79</text:p>
              </table:table-cell>
              <table:table-cell office:value-type="float" office:value="311.376">
                <text:p>311.376</text:p>
              </table:table-cell>
              <table:table-cell office:value-type="float" office:value="311.181">
                <text:p>311.181</text:p>
              </table:table-cell>
              <table:table-cell office:value-type="float" office:value="288.305">
                <text:p>288.305</text:p>
              </table:table-cell>
              <table:table-cell office:value-type="float" office:value="289.564">
                <text:p>289.564</text:p>
              </table:table-cell>
              <table:table-cell office:value-type="float" office:value="295.312">
                <text:p>295.312</text:p>
              </table:table-cell>
              <table:table-cell office:value-type="float" office:value="292.899">
                <text:p>292.899</text:p>
              </table:table-cell>
              <table:table-cell office:value-type="float" office:value="294.616">
                <text:p>294.616</text:p>
              </table:table-cell>
              <table:table-cell office:value-type="float" office:value="293.716">
                <text:p>293.716</text:p>
              </table:table-cell>
              <table:table-cell office:value-type="float" office:value="293.67">
                <text:p>293.67</text:p>
              </table:table-cell>
              <table:table-cell office:value-type="float" office:value="292.522">
                <text:p>292.522</text:p>
              </table:table-cell>
              <table:table-cell office:value-type="float" office:value="276.895">
                <text:p>276.895</text:p>
              </table:table-cell>
              <table:table-cell office:value-type="float" office:value="276.394">
                <text:p>276.394</text:p>
              </table:table-cell>
              <table:table-cell office:value-type="float" office:value="277.189">
                <text:p>277.189</text:p>
              </table:table-cell>
              <table:table-cell office:value-type="float" office:value="276.99">
                <text:p>276.99</text:p>
              </table:table-cell>
              <table:table-cell office:value-type="float" office:value="275.744">
                <text:p>275.744</text:p>
              </table:table-cell>
              <table:table-cell office:value-type="float" office:value="276.227">
                <text:p>276.227</text:p>
              </table:table-cell>
              <table:table-cell office:value-type="float" office:value="275.466">
                <text:p>275.466</text:p>
              </table:table-cell>
              <table:table-cell office:value-type="float" office:value="275.298">
                <text:p>275.298</text:p>
              </table:table-cell>
              <table:table-cell office:value-type="float" office:value="276.288">
                <text:p>276.288</text:p>
              </table:table-cell>
              <table:table-cell office:value-type="float" office:value="275.51">
                <text:p>275.51</text:p>
              </table:table-cell>
              <table:table-cell office:value-type="float" office:value="275.365">
                <text:p>275.365</text:p>
              </table:table-cell>
              <table:table-cell office:value-type="float" office:value="275.603">
                <text:p>275.603</text:p>
              </table:table-cell>
              <table:table-cell office:value-type="float" office:value="274.462">
                <text:p>274.462</text:p>
              </table:table-cell>
              <table:table-cell office:value-type="float" office:value="273.962">
                <text:p>273.962</text:p>
              </table:table-cell>
              <table:table-cell office:value-type="float" office:value="275.172">
                <text:p>275.172</text:p>
              </table:table-cell>
              <table:table-cell office:value-type="float" office:value="275.371">
                <text:p>275.371</text:p>
              </table:table-cell>
              <table:table-cell office:value-type="float" office:value="276.068">
                <text:p>276.068</text:p>
              </table:table-cell>
              <table:table-cell office:value-type="float" office:value="276.79">
                <text:p>276.79</text:p>
              </table:table-cell>
              <table:table-cell office:value-type="float" office:value="277.483">
                <text:p>277.483</text:p>
              </table:table-cell>
              <table:table-cell office:value-type="float" office:value="277.858">
                <text:p>277.858</text:p>
              </table:table-cell>
              <table:table-cell office:value-type="float" office:value="265.803">
                <text:p>265.803</text:p>
              </table:table-cell>
              <table:table-cell office:value-type="float" office:value="255.765">
                <text:p>255.765</text:p>
              </table:table-cell>
              <table:table-cell office:value-type="float" office:value="237.309">
                <text:p>237.309</text:p>
              </table:table-cell>
              <table:table-cell office:value-type="float" office:value="230.862">
                <text:p>230.862</text:p>
              </table:table-cell>
              <table:table-cell office:value-type="float" office:value="264.836">
                <text:p>264.836</text:p>
              </table:table-cell>
              <table:table-cell office:value-type="float" office:value="261.088">
                <text:p>261.088</text:p>
              </table:table-cell>
              <table:table-cell office:value-type="float" office:value="275.444">
                <text:p>275.444</text:p>
              </table:table-cell>
              <table:table-cell office:value-type="float" office:value="275.479">
                <text:p>275.479</text:p>
              </table:table-cell>
              <table:table-cell office:value-type="float" office:value="275.875">
                <text:p>275.875</text:p>
              </table:table-cell>
              <table:table-cell office:value-type="float" office:value="271.696">
                <text:p>271.696</text:p>
              </table:table-cell>
              <table:table-cell office:value-type="float" office:value="272.571">
                <text:p>272.571</text:p>
              </table:table-cell>
              <table:table-cell office:value-type="float" office:value="254.514">
                <text:p>254.514</text:p>
              </table:table-cell>
              <table:table-cell office:value-type="float" office:value="252.937">
                <text:p>252.937</text:p>
              </table:table-cell>
              <table:table-cell office:value-type="float" office:value="251.185">
                <text:p>251.185</text:p>
              </table:table-cell>
              <table:table-cell office:value-type="float" office:value="240.698">
                <text:p>240.698</text:p>
              </table:table-cell>
              <table:table-cell office:value-type="float" office:value="240.072">
                <text:p>240.072</text:p>
              </table:table-cell>
              <table:table-cell office:value-type="float" office:value="238.326">
                <text:p>238.326</text:p>
              </table:table-cell>
              <table:table-cell office:value-type="float" office:value="237.768">
                <text:p>237.768</text:p>
              </table:table-cell>
              <table:table-cell office:value-type="float" office:value="239.364">
                <text:p>239.364</text:p>
              </table:table-cell>
              <table:table-cell office:value-type="float" office:value="236.944">
                <text:p>236.944</text:p>
              </table:table-cell>
              <table:table-cell office:value-type="float" office:value="238.684">
                <text:p>238.684</text:p>
              </table:table-cell>
              <table:table-cell office:value-type="float" office:value="242.322">
                <text:p>242.322</text:p>
              </table:table-cell>
              <table:table-cell office:value-type="float" office:value="235.524">
                <text:p>235.524</text:p>
              </table:table-cell>
              <table:table-cell office:value-type="float" office:value="234.054">
                <text:p>234.054</text:p>
              </table:table-cell>
              <table:table-cell office:value-type="float" office:value="237.183">
                <text:p>237.183</text:p>
              </table:table-cell>
              <table:table-cell office:value-type="float" office:value="229.257">
                <text:p>229.257</text:p>
              </table:table-cell>
              <table:table-cell office:value-type="float" office:value="226.922">
                <text:p>226.922</text:p>
              </table:table-cell>
              <table:table-cell office:value-type="float" office:value="225.176">
                <text:p>225.176</text:p>
              </table:table-cell>
              <table:table-cell office:value-type="float" office:value="223.947">
                <text:p>223.947</text:p>
              </table:table-cell>
              <table:table-cell office:value-type="float" office:value="222.863">
                <text:p>222.863</text:p>
              </table:table-cell>
              <table:table-cell office:value-type="float" office:value="220.427">
                <text:p>220.427</text:p>
              </table:table-cell>
              <table:table-cell office:value-type="float" office:value="223.015">
                <text:p>223.015</text:p>
              </table:table-cell>
              <table:table-cell office:value-type="float" office:value="215.94">
                <text:p>215.94</text:p>
              </table:table-cell>
              <table:table-cell office:value-type="float" office:value="213.98">
                <text:p>213.98</text:p>
              </table:table-cell>
              <table:table-cell office:value-type="float" office:value="212.836">
                <text:p>212.836</text:p>
              </table:table-cell>
              <table:table-cell office:value-type="float" office:value="211.234">
                <text:p>211.234</text:p>
              </table:table-cell>
              <table:table-cell office:value-type="float" office:value="209.743">
                <text:p>209.743</text:p>
              </table:table-cell>
              <table:table-cell office:value-type="float" office:value="157.826">
                <text:p>157.826</text:p>
              </table:table-cell>
              <table:table-cell office:value-type="float" office:value="156.57">
                <text:p>156.57</text:p>
              </table:table-cell>
              <table:table-cell office:value-type="float" office:value="157.675">
                <text:p>157.675</text:p>
              </table:table-cell>
              <table:table-cell office:value-type="float" office:value="156.129">
                <text:p>156.129</text:p>
              </table:table-cell>
              <table:table-cell office:value-type="float" office:value="160.463">
                <text:p>160.463</text:p>
              </table:table-cell>
              <table:table-cell office:value-type="float" office:value="156.881">
                <text:p>156.881</text:p>
              </table:table-cell>
              <table:table-cell office:value-type="float" office:value="157.176">
                <text:p>157.176</text:p>
              </table:table-cell>
              <table:table-cell office:value-type="float" office:value="154.617">
                <text:p>154.617</text:p>
              </table:table-cell>
              <table:table-cell office:value-type="float" office:value="156.627">
                <text:p>156.627</text:p>
              </table:table-cell>
              <table:table-cell office:value-type="float" office:value="154.831">
                <text:p>154.831</text:p>
              </table:table-cell>
              <table:table-cell office:value-type="float" office:value="157.324">
                <text:p>157.324</text:p>
              </table:table-cell>
              <table:table-cell office:value-type="float" office:value="157.484">
                <text:p>157.484</text:p>
              </table:table-cell>
              <table:table-cell office:value-type="float" office:value="149.205">
                <text:p>149.205</text:p>
              </table:table-cell>
              <table:table-cell office:value-type="float" office:value="149.162">
                <text:p>149.162</text:p>
              </table:table-cell>
              <table:table-cell office:value-type="float" office:value="148.017">
                <text:p>148.017</text:p>
              </table:table-cell>
              <table:table-cell office:value-type="float" office:value="146.002">
                <text:p>146.002</text:p>
              </table:table-cell>
              <table:table-cell office:value-type="float" office:value="148.055">
                <text:p>148.055</text:p>
              </table:table-cell>
              <table:table-cell office:value-type="float" office:value="144.23">
                <text:p>144.23</text:p>
              </table:table-cell>
              <table:table-cell office:value-type="float" office:value="146.394">
                <text:p>146.394</text:p>
              </table:table-cell>
              <table:table-cell office:value-type="float" office:value="147.006">
                <text:p>147.006</text:p>
              </table:table-cell>
              <table:table-cell office:value-type="float" office:value="142.684">
                <text:p>142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6:estimated_values.ADQ6</svg:desc>
                </draw:g>
              </table:table-cell>
              <table:table-cell office:value-type="float" office:value="354.928">
                <text:p>354.928</text:p>
              </table:table-cell>
              <table:table-cell office:value-type="float" office:value="354.813">
                <text:p>354.813</text:p>
              </table:table-cell>
              <table:table-cell office:value-type="float" office:value="354.804">
                <text:p>354.804</text:p>
              </table:table-cell>
              <table:table-cell office:value-type="float" office:value="355.79">
                <text:p>355.79</text:p>
              </table:table-cell>
              <table:table-cell office:value-type="float" office:value="355.381">
                <text:p>355.381</text:p>
              </table:table-cell>
              <table:table-cell office:value-type="float" office:value="355.041">
                <text:p>355.041</text:p>
              </table:table-cell>
              <table:table-cell office:value-type="float" office:value="351.914">
                <text:p>351.914</text:p>
              </table:table-cell>
              <table:table-cell office:value-type="float" office:value="352.894">
                <text:p>352.894</text:p>
              </table:table-cell>
              <table:table-cell office:value-type="float" office:value="354.27">
                <text:p>354.27</text:p>
              </table:table-cell>
              <table:table-cell office:value-type="float" office:value="353.779">
                <text:p>353.779</text:p>
              </table:table-cell>
              <table:table-cell office:value-type="float" office:value="354.438">
                <text:p>354.438</text:p>
              </table:table-cell>
              <table:table-cell office:value-type="float" office:value="352.873">
                <text:p>352.873</text:p>
              </table:table-cell>
              <table:table-cell office:value-type="float" office:value="352.164">
                <text:p>352.164</text:p>
              </table:table-cell>
              <table:table-cell office:value-type="float" office:value="352.381">
                <text:p>352.381</text:p>
              </table:table-cell>
              <table:table-cell office:value-type="float" office:value="352.877">
                <text:p>352.877</text:p>
              </table:table-cell>
              <table:table-cell office:value-type="float" office:value="350.833">
                <text:p>350.833</text:p>
              </table:table-cell>
              <table:table-cell office:value-type="float" office:value="353.582">
                <text:p>353.582</text:p>
              </table:table-cell>
              <table:table-cell office:value-type="float" office:value="351.153">
                <text:p>351.153</text:p>
              </table:table-cell>
              <table:table-cell office:value-type="float" office:value="351.745">
                <text:p>351.745</text:p>
              </table:table-cell>
              <table:table-cell office:value-type="float" office:value="352.993">
                <text:p>352.993</text:p>
              </table:table-cell>
              <table:table-cell office:value-type="float" office:value="352.818">
                <text:p>352.818</text:p>
              </table:table-cell>
              <table:table-cell office:value-type="float" office:value="350.878">
                <text:p>350.878</text:p>
              </table:table-cell>
              <table:table-cell office:value-type="float" office:value="349.789">
                <text:p>349.789</text:p>
              </table:table-cell>
              <table:table-cell office:value-type="float" office:value="349.71">
                <text:p>349.71</text:p>
              </table:table-cell>
              <table:table-cell office:value-type="float" office:value="351.474">
                <text:p>351.474</text:p>
              </table:table-cell>
              <table:table-cell office:value-type="float" office:value="350.17">
                <text:p>350.17</text:p>
              </table:table-cell>
              <table:table-cell office:value-type="float" office:value="350.375">
                <text:p>350.375</text:p>
              </table:table-cell>
              <table:table-cell office:value-type="float" office:value="350.311">
                <text:p>350.311</text:p>
              </table:table-cell>
              <table:table-cell office:value-type="float" office:value="353.749">
                <text:p>353.749</text:p>
              </table:table-cell>
              <table:table-cell office:value-type="float" office:value="349.788">
                <text:p>349.788</text:p>
              </table:table-cell>
              <table:table-cell office:value-type="float" office:value="350.109">
                <text:p>350.109</text:p>
              </table:table-cell>
              <table:table-cell office:value-type="float" office:value="350.115">
                <text:p>350.115</text:p>
              </table:table-cell>
              <table:table-cell office:value-type="float" office:value="349.773">
                <text:p>349.773</text:p>
              </table:table-cell>
              <table:table-cell office:value-type="float" office:value="349.727">
                <text:p>349.727</text:p>
              </table:table-cell>
              <table:table-cell office:value-type="float" office:value="350.911">
                <text:p>350.911</text:p>
              </table:table-cell>
              <table:table-cell office:value-type="float" office:value="349.776">
                <text:p>349.776</text:p>
              </table:table-cell>
              <table:table-cell office:value-type="float" office:value="350.516">
                <text:p>350.516</text:p>
              </table:table-cell>
              <table:table-cell office:value-type="float" office:value="350.039">
                <text:p>350.039</text:p>
              </table:table-cell>
              <table:table-cell office:value-type="float" office:value="349.952">
                <text:p>349.952</text:p>
              </table:table-cell>
              <table:table-cell office:value-type="float" office:value="352.383">
                <text:p>352.383</text:p>
              </table:table-cell>
              <table:table-cell office:value-type="float" office:value="352.19">
                <text:p>352.19</text:p>
              </table:table-cell>
              <table:table-cell office:value-type="float" office:value="377.103">
                <text:p>377.103</text:p>
              </table:table-cell>
              <table:table-cell office:value-type="float" office:value="383.165">
                <text:p>383.165</text:p>
              </table:table-cell>
              <table:table-cell office:value-type="float" office:value="382.282">
                <text:p>382.282</text:p>
              </table:table-cell>
              <table:table-cell office:value-type="float" office:value="378.732">
                <text:p>378.732</text:p>
              </table:table-cell>
              <table:table-cell office:value-type="float" office:value="378.473">
                <text:p>378.473</text:p>
              </table:table-cell>
              <table:table-cell office:value-type="float" office:value="378.53">
                <text:p>378.53</text:p>
              </table:table-cell>
              <table:table-cell office:value-type="float" office:value="378.339">
                <text:p>378.339</text:p>
              </table:table-cell>
              <table:table-cell office:value-type="float" office:value="378.628">
                <text:p>378.628</text:p>
              </table:table-cell>
              <table:table-cell office:value-type="float" office:value="379.926">
                <text:p>379.926</text:p>
              </table:table-cell>
              <table:table-cell office:value-type="float" office:value="378.889">
                <text:p>378.889</text:p>
              </table:table-cell>
              <table:table-cell office:value-type="float" office:value="379.321">
                <text:p>379.321</text:p>
              </table:table-cell>
              <table:table-cell office:value-type="float" office:value="375.089">
                <text:p>375.089</text:p>
              </table:table-cell>
              <table:table-cell office:value-type="float" office:value="383.924">
                <text:p>383.924</text:p>
              </table:table-cell>
              <table:table-cell office:value-type="float" office:value="381.494">
                <text:p>381.494</text:p>
              </table:table-cell>
              <table:table-cell office:value-type="float" office:value="380.799">
                <text:p>380.799</text:p>
              </table:table-cell>
              <table:table-cell office:value-type="float" office:value="381.058">
                <text:p>381.058</text:p>
              </table:table-cell>
              <table:table-cell office:value-type="float" office:value="379.413">
                <text:p>379.413</text:p>
              </table:table-cell>
              <table:table-cell office:value-type="float" office:value="379.295">
                <text:p>379.295</text:p>
              </table:table-cell>
              <table:table-cell office:value-type="float" office:value="380.141">
                <text:p>380.141</text:p>
              </table:table-cell>
              <table:table-cell office:value-type="float" office:value="382.907">
                <text:p>382.907</text:p>
              </table:table-cell>
              <table:table-cell office:value-type="float" office:value="377">
                <text:p>377</text:p>
              </table:table-cell>
              <table:table-cell office:value-type="float" office:value="381.886">
                <text:p>381.886</text:p>
              </table:table-cell>
              <table:table-cell office:value-type="float" office:value="383.003">
                <text:p>383.003</text:p>
              </table:table-cell>
              <table:table-cell office:value-type="float" office:value="389.488">
                <text:p>389.488</text:p>
              </table:table-cell>
              <table:table-cell office:value-type="float" office:value="387.092">
                <text:p>387.092</text:p>
              </table:table-cell>
              <table:table-cell office:value-type="float" office:value="386.364">
                <text:p>386.364</text:p>
              </table:table-cell>
              <table:table-cell office:value-type="float" office:value="389.825">
                <text:p>389.825</text:p>
              </table:table-cell>
              <table:table-cell office:value-type="float" office:value="386.572">
                <text:p>386.572</text:p>
              </table:table-cell>
              <table:table-cell office:value-type="float" office:value="375.65">
                <text:p>375.65</text:p>
              </table:table-cell>
              <table:table-cell office:value-type="float" office:value="378.815">
                <text:p>378.815</text:p>
              </table:table-cell>
              <table:table-cell office:value-type="float" office:value="387.652">
                <text:p>387.652</text:p>
              </table:table-cell>
              <table:table-cell office:value-type="float" office:value="387.292">
                <text:p>387.292</text:p>
              </table:table-cell>
              <table:table-cell office:value-type="float" office:value="386.338">
                <text:p>386.338</text:p>
              </table:table-cell>
              <table:table-cell office:value-type="float" office:value="379.645">
                <text:p>379.645</text:p>
              </table:table-cell>
              <table:table-cell office:value-type="float" office:value="378.269">
                <text:p>378.269</text:p>
              </table:table-cell>
              <table:table-cell office:value-type="float" office:value="379.623">
                <text:p>379.623</text:p>
              </table:table-cell>
              <table:table-cell office:value-type="float" office:value="378.241">
                <text:p>378.241</text:p>
              </table:table-cell>
              <table:table-cell office:value-type="float" office:value="379.544">
                <text:p>379.544</text:p>
              </table:table-cell>
              <table:table-cell office:value-type="float" office:value="378.029">
                <text:p>378.029</text:p>
              </table:table-cell>
              <table:table-cell office:value-type="float" office:value="379.103">
                <text:p>379.103</text:p>
              </table:table-cell>
              <table:table-cell office:value-type="float" office:value="378.608">
                <text:p>378.608</text:p>
              </table:table-cell>
              <table:table-cell office:value-type="float" office:value="376.992">
                <text:p>376.992</text:p>
              </table:table-cell>
              <table:table-cell office:value-type="float" office:value="376.21">
                <text:p>376.21</text:p>
              </table:table-cell>
              <table:table-cell office:value-type="float" office:value="375.561">
                <text:p>375.561</text:p>
              </table:table-cell>
              <table:table-cell office:value-type="float" office:value="377.411">
                <text:p>377.411</text:p>
              </table:table-cell>
              <table:table-cell office:value-type="float" office:value="379.125">
                <text:p>379.125</text:p>
              </table:table-cell>
              <table:table-cell office:value-type="float" office:value="380.196">
                <text:p>380.196</text:p>
              </table:table-cell>
              <table:table-cell office:value-type="float" office:value="378.15">
                <text:p>378.15</text:p>
              </table:table-cell>
              <table:table-cell office:value-type="float" office:value="379.504">
                <text:p>379.504</text:p>
              </table:table-cell>
              <table:table-cell office:value-type="float" office:value="378.229">
                <text:p>378.229</text:p>
              </table:table-cell>
              <table:table-cell office:value-type="float" office:value="377.978">
                <text:p>377.978</text:p>
              </table:table-cell>
              <table:table-cell office:value-type="float" office:value="378.932">
                <text:p>378.932</text:p>
              </table:table-cell>
              <table:table-cell office:value-type="float" office:value="378.482">
                <text:p>378.482</text:p>
              </table:table-cell>
              <table:table-cell office:value-type="float" office:value="377.918">
                <text:p>377.918</text:p>
              </table:table-cell>
              <table:table-cell office:value-type="float" office:value="379.469">
                <text:p>379.469</text:p>
              </table:table-cell>
              <table:table-cell office:value-type="float" office:value="374.667">
                <text:p>374.667</text:p>
              </table:table-cell>
              <table:table-cell office:value-type="float" office:value="375.712">
                <text:p>375.712</text:p>
              </table:table-cell>
              <table:table-cell office:value-type="float" office:value="358.697">
                <text:p>358.697</text:p>
              </table:table-cell>
              <table:table-cell office:value-type="float" office:value="371.945">
                <text:p>371.945</text:p>
              </table:table-cell>
              <table:table-cell office:value-type="float" office:value="370.077">
                <text:p>370.077</text:p>
              </table:table-cell>
              <table:table-cell office:value-type="float" office:value="370.235">
                <text:p>370.235</text:p>
              </table:table-cell>
              <table:table-cell office:value-type="float" office:value="371.103">
                <text:p>371.103</text:p>
              </table:table-cell>
              <table:table-cell office:value-type="float" office:value="366.102">
                <text:p>366.102</text:p>
              </table:table-cell>
              <table:table-cell office:value-type="float" office:value="369.321">
                <text:p>369.321</text:p>
              </table:table-cell>
              <table:table-cell office:value-type="float" office:value="370.031">
                <text:p>370.031</text:p>
              </table:table-cell>
              <table:table-cell office:value-type="float" office:value="371.624">
                <text:p>371.624</text:p>
              </table:table-cell>
              <table:table-cell office:value-type="float" office:value="370.756">
                <text:p>370.756</text:p>
              </table:table-cell>
              <table:table-cell office:value-type="float" office:value="370.959">
                <text:p>370.959</text:p>
              </table:table-cell>
              <table:table-cell office:value-type="float" office:value="370.572">
                <text:p>370.572</text:p>
              </table:table-cell>
              <table:table-cell office:value-type="float" office:value="371.152">
                <text:p>371.152</text:p>
              </table:table-cell>
              <table:table-cell office:value-type="float" office:value="370.761">
                <text:p>370.761</text:p>
              </table:table-cell>
              <table:table-cell office:value-type="float" office:value="370.811">
                <text:p>370.811</text:p>
              </table:table-cell>
              <table:table-cell office:value-type="float" office:value="370.617">
                <text:p>370.617</text:p>
              </table:table-cell>
              <table:table-cell office:value-type="float" office:value="370.731">
                <text:p>370.731</text:p>
              </table:table-cell>
              <table:table-cell office:value-type="float" office:value="370.771">
                <text:p>370.771</text:p>
              </table:table-cell>
              <table:table-cell office:value-type="float" office:value="365.116">
                <text:p>365.116</text:p>
              </table:table-cell>
              <table:table-cell office:value-type="float" office:value="364.621">
                <text:p>364.621</text:p>
              </table:table-cell>
              <table:table-cell office:value-type="float" office:value="375.584">
                <text:p>375.584</text:p>
              </table:table-cell>
              <table:table-cell office:value-type="float" office:value="368.739">
                <text:p>368.739</text:p>
              </table:table-cell>
              <table:table-cell office:value-type="float" office:value="373.869">
                <text:p>373.869</text:p>
              </table:table-cell>
              <table:table-cell office:value-type="float" office:value="372.622">
                <text:p>372.622</text:p>
              </table:table-cell>
              <table:table-cell office:value-type="float" office:value="373.14">
                <text:p>373.14</text:p>
              </table:table-cell>
              <table:table-cell office:value-type="float" office:value="370.296">
                <text:p>370.296</text:p>
              </table:table-cell>
              <table:table-cell office:value-type="float" office:value="362.495">
                <text:p>362.495</text:p>
              </table:table-cell>
              <table:table-cell office:value-type="float" office:value="369.503">
                <text:p>369.503</text:p>
              </table:table-cell>
              <table:table-cell office:value-type="float" office:value="367.39">
                <text:p>367.39</text:p>
              </table:table-cell>
              <table:table-cell office:value-type="float" office:value="368.453">
                <text:p>368.453</text:p>
              </table:table-cell>
              <table:table-cell office:value-type="float" office:value="367.449">
                <text:p>367.449</text:p>
              </table:table-cell>
              <table:table-cell office:value-type="float" office:value="364.201">
                <text:p>364.201</text:p>
              </table:table-cell>
              <table:table-cell office:value-type="float" office:value="368.39">
                <text:p>368.39</text:p>
              </table:table-cell>
              <table:table-cell office:value-type="float" office:value="367.135">
                <text:p>367.135</text:p>
              </table:table-cell>
              <table:table-cell office:value-type="float" office:value="361.129">
                <text:p>361.129</text:p>
              </table:table-cell>
              <table:table-cell office:value-type="float" office:value="360.235">
                <text:p>360.235</text:p>
              </table:table-cell>
              <table:table-cell office:value-type="float" office:value="359.977">
                <text:p>359.977</text:p>
              </table:table-cell>
              <table:table-cell office:value-type="float" office:value="360.149">
                <text:p>360.149</text:p>
              </table:table-cell>
              <table:table-cell office:value-type="float" office:value="360.983">
                <text:p>360.983</text:p>
              </table:table-cell>
              <table:table-cell office:value-type="float" office:value="362.85">
                <text:p>362.85</text:p>
              </table:table-cell>
              <table:table-cell office:value-type="float" office:value="367.465">
                <text:p>367.465</text:p>
              </table:table-cell>
              <table:table-cell office:value-type="float" office:value="368.801">
                <text:p>368.801</text:p>
              </table:table-cell>
              <table:table-cell office:value-type="float" office:value="368.396">
                <text:p>368.396</text:p>
              </table:table-cell>
              <table:table-cell office:value-type="float" office:value="368.341">
                <text:p>368.341</text:p>
              </table:table-cell>
              <table:table-cell office:value-type="float" office:value="367.498">
                <text:p>367.498</text:p>
              </table:table-cell>
              <table:table-cell office:value-type="float" office:value="350.916">
                <text:p>350.916</text:p>
              </table:table-cell>
              <table:table-cell office:value-type="float" office:value="362.322">
                <text:p>362.322</text:p>
              </table:table-cell>
              <table:table-cell office:value-type="float" office:value="367.809">
                <text:p>367.809</text:p>
              </table:table-cell>
              <table:table-cell office:value-type="float" office:value="379.896">
                <text:p>379.896</text:p>
              </table:table-cell>
              <table:table-cell office:value-type="float" office:value="373.401">
                <text:p>373.401</text:p>
              </table:table-cell>
              <table:table-cell office:value-type="float" office:value="372.923">
                <text:p>372.923</text:p>
              </table:table-cell>
              <table:table-cell office:value-type="float" office:value="372.601">
                <text:p>372.601</text:p>
              </table:table-cell>
              <table:table-cell office:value-type="float" office:value="372.218">
                <text:p>372.218</text:p>
              </table:table-cell>
              <table:table-cell office:value-type="float" office:value="372.695">
                <text:p>372.695</text:p>
              </table:table-cell>
              <table:table-cell office:value-type="float" office:value="371.99">
                <text:p>371.99</text:p>
              </table:table-cell>
              <table:table-cell office:value-type="float" office:value="371.218">
                <text:p>371.218</text:p>
              </table:table-cell>
              <table:table-cell office:value-type="float" office:value="371.346">
                <text:p>371.346</text:p>
              </table:table-cell>
              <table:table-cell office:value-type="float" office:value="370.05">
                <text:p>370.05</text:p>
              </table:table-cell>
              <table:table-cell office:value-type="float" office:value="369.911">
                <text:p>369.911</text:p>
              </table:table-cell>
              <table:table-cell office:value-type="float" office:value="366.046">
                <text:p>366.046</text:p>
              </table:table-cell>
              <table:table-cell office:value-type="float" office:value="367.966">
                <text:p>367.966</text:p>
              </table:table-cell>
              <table:table-cell office:value-type="float" office:value="367.508">
                <text:p>367.508</text:p>
              </table:table-cell>
              <table:table-cell office:value-type="float" office:value="359.985">
                <text:p>359.985</text:p>
              </table:table-cell>
              <table:table-cell office:value-type="float" office:value="365.249">
                <text:p>365.249</text:p>
              </table:table-cell>
              <table:table-cell office:value-type="float" office:value="366.872">
                <text:p>366.872</text:p>
              </table:table-cell>
              <table:table-cell office:value-type="float" office:value="353.487">
                <text:p>353.487</text:p>
              </table:table-cell>
              <table:table-cell office:value-type="float" office:value="351.508">
                <text:p>351.508</text:p>
              </table:table-cell>
              <table:table-cell office:value-type="float" office:value="348.731">
                <text:p>348.731</text:p>
              </table:table-cell>
              <table:table-cell office:value-type="float" office:value="345.944">
                <text:p>345.944</text:p>
              </table:table-cell>
              <table:table-cell office:value-type="float" office:value="344.892">
                <text:p>344.892</text:p>
              </table:table-cell>
              <table:table-cell office:value-type="float" office:value="343.565">
                <text:p>343.565</text:p>
              </table:table-cell>
              <table:table-cell office:value-type="float" office:value="343.098">
                <text:p>343.098</text:p>
              </table:table-cell>
              <table:table-cell office:value-type="float" office:value="341.96">
                <text:p>341.96</text:p>
              </table:table-cell>
              <table:table-cell office:value-type="float" office:value="340.853">
                <text:p>340.853</text:p>
              </table:table-cell>
              <table:table-cell office:value-type="float" office:value="339.945">
                <text:p>339.945</text:p>
              </table:table-cell>
              <table:table-cell office:value-type="float" office:value="338.241">
                <text:p>338.241</text:p>
              </table:table-cell>
              <table:table-cell office:value-type="float" office:value="338.312">
                <text:p>338.312</text:p>
              </table:table-cell>
              <table:table-cell office:value-type="float" office:value="337.285">
                <text:p>337.285</text:p>
              </table:table-cell>
              <table:table-cell office:value-type="float" office:value="335.307">
                <text:p>335.307</text:p>
              </table:table-cell>
              <table:table-cell office:value-type="float" office:value="334.283">
                <text:p>334.283</text:p>
              </table:table-cell>
              <table:table-cell office:value-type="float" office:value="317.28">
                <text:p>317.28</text:p>
              </table:table-cell>
              <table:table-cell office:value-type="float" office:value="318.479">
                <text:p>318.479</text:p>
              </table:table-cell>
              <table:table-cell office:value-type="float" office:value="316.851">
                <text:p>316.851</text:p>
              </table:table-cell>
              <table:table-cell office:value-type="float" office:value="312.516">
                <text:p>312.516</text:p>
              </table:table-cell>
              <table:table-cell office:value-type="float" office:value="315.291">
                <text:p>315.291</text:p>
              </table:table-cell>
              <table:table-cell office:value-type="float" office:value="310.95">
                <text:p>310.95</text:p>
              </table:table-cell>
              <table:table-cell office:value-type="float" office:value="309.492">
                <text:p>309.492</text:p>
              </table:table-cell>
              <table:table-cell office:value-type="float" office:value="309.411">
                <text:p>309.411</text:p>
              </table:table-cell>
              <table:table-cell office:value-type="float" office:value="304.801">
                <text:p>304.801</text:p>
              </table:table-cell>
              <table:table-cell office:value-type="float" office:value="304.546">
                <text:p>304.546</text:p>
              </table:table-cell>
              <table:table-cell office:value-type="float" office:value="303.707">
                <text:p>303.707</text:p>
              </table:table-cell>
              <table:table-cell office:value-type="float" office:value="305.983">
                <text:p>305.983</text:p>
              </table:table-cell>
              <table:table-cell office:value-type="float" office:value="305.314">
                <text:p>305.314</text:p>
              </table:table-cell>
              <table:table-cell office:value-type="float" office:value="296.189">
                <text:p>296.189</text:p>
              </table:table-cell>
              <table:table-cell office:value-type="float" office:value="295.007">
                <text:p>295.007</text:p>
              </table:table-cell>
              <table:table-cell office:value-type="float" office:value="294.947">
                <text:p>294.947</text:p>
              </table:table-cell>
              <table:table-cell office:value-type="float" office:value="294.573">
                <text:p>294.573</text:p>
              </table:table-cell>
              <table:table-cell office:value-type="float" office:value="279.943">
                <text:p>279.943</text:p>
              </table:table-cell>
              <table:table-cell office:value-type="float" office:value="278.068">
                <text:p>278.068</text:p>
              </table:table-cell>
              <table:table-cell office:value-type="float" office:value="268.734">
                <text:p>268.734</text:p>
              </table:table-cell>
              <table:table-cell office:value-type="float" office:value="279.092">
                <text:p>279.092</text:p>
              </table:table-cell>
              <table:table-cell office:value-type="float" office:value="268.832">
                <text:p>268.832</text:p>
              </table:table-cell>
              <table:table-cell office:value-type="float" office:value="270.593">
                <text:p>270.593</text:p>
              </table:table-cell>
              <table:table-cell office:value-type="float" office:value="266.517">
                <text:p>266.517</text:p>
              </table:table-cell>
              <table:table-cell office:value-type="float" office:value="267.672">
                <text:p>267.672</text:p>
              </table:table-cell>
              <table:table-cell office:value-type="float" office:value="264.978">
                <text:p>264.978</text:p>
              </table:table-cell>
              <table:table-cell office:value-type="float" office:value="269.989">
                <text:p>269.989</text:p>
              </table:table-cell>
              <table:table-cell office:value-type="float" office:value="263.434">
                <text:p>263.434</text:p>
              </table:table-cell>
              <table:table-cell office:value-type="float" office:value="269.456">
                <text:p>269.456</text:p>
              </table:table-cell>
              <table:table-cell office:value-type="float" office:value="326.678">
                <text:p>326.678</text:p>
              </table:table-cell>
              <table:table-cell office:value-type="float" office:value="325.824">
                <text:p>325.824</text:p>
              </table:table-cell>
              <table:table-cell office:value-type="float" office:value="325.251">
                <text:p>325.251</text:p>
              </table:table-cell>
              <table:table-cell office:value-type="float" office:value="323.271">
                <text:p>323.271</text:p>
              </table:table-cell>
              <table:table-cell office:value-type="float" office:value="325.697">
                <text:p>325.697</text:p>
              </table:table-cell>
              <table:table-cell office:value-type="float" office:value="324.402">
                <text:p>324.402</text:p>
              </table:table-cell>
              <table:table-cell office:value-type="float" office:value="323.46">
                <text:p>323.46</text:p>
              </table:table-cell>
              <table:table-cell office:value-type="float" office:value="323.815">
                <text:p>323.815</text:p>
              </table:table-cell>
              <table:table-cell office:value-type="float" office:value="324.339">
                <text:p>324.339</text:p>
              </table:table-cell>
              <table:table-cell office:value-type="float" office:value="326.838">
                <text:p>326.838</text:p>
              </table:table-cell>
              <table:table-cell office:value-type="float" office:value="321.825">
                <text:p>321.825</text:p>
              </table:table-cell>
              <table:table-cell office:value-type="float" office:value="322.752">
                <text:p>322.752</text:p>
              </table:table-cell>
              <table:table-cell office:value-type="float" office:value="322.08">
                <text:p>322.08</text:p>
              </table:table-cell>
              <table:table-cell office:value-type="float" office:value="323.647">
                <text:p>323.647</text:p>
              </table:table-cell>
              <table:table-cell office:value-type="float" office:value="323.478">
                <text:p>323.478</text:p>
              </table:table-cell>
              <table:table-cell office:value-type="float" office:value="322.714">
                <text:p>322.714</text:p>
              </table:table-cell>
              <table:table-cell office:value-type="float" office:value="322.361">
                <text:p>322.361</text:p>
              </table:table-cell>
              <table:table-cell office:value-type="float" office:value="323.352">
                <text:p>323.352</text:p>
              </table:table-cell>
              <table:table-cell office:value-type="float" office:value="322.051">
                <text:p>322.051</text:p>
              </table:table-cell>
              <table:table-cell office:value-type="float" office:value="322.194">
                <text:p>322.194</text:p>
              </table:table-cell>
              <table:table-cell office:value-type="float" office:value="322.804">
                <text:p>322.804</text:p>
              </table:table-cell>
              <table:table-cell office:value-type="float" office:value="353.797">
                <text:p>353.797</text:p>
              </table:table-cell>
              <table:table-cell office:value-type="float" office:value="365.55">
                <text:p>365.55</text:p>
              </table:table-cell>
              <table:table-cell office:value-type="float" office:value="366.532">
                <text:p>366.532</text:p>
              </table:table-cell>
              <table:table-cell office:value-type="float" office:value="366.298">
                <text:p>366.298</text:p>
              </table:table-cell>
              <table:table-cell office:value-type="float" office:value="362.431">
                <text:p>362.431</text:p>
              </table:table-cell>
              <table:table-cell office:value-type="float" office:value="360.526">
                <text:p>360.526</text:p>
              </table:table-cell>
              <table:table-cell office:value-type="float" office:value="361.566">
                <text:p>361.566</text:p>
              </table:table-cell>
              <table:table-cell office:value-type="float" office:value="362.647">
                <text:p>362.647</text:p>
              </table:table-cell>
              <table:table-cell office:value-type="float" office:value="362.282">
                <text:p>362.282</text:p>
              </table:table-cell>
              <table:table-cell office:value-type="float" office:value="360.318">
                <text:p>360.318</text:p>
              </table:table-cell>
              <table:table-cell office:value-type="float" office:value="361.26">
                <text:p>361.26</text:p>
              </table:table-cell>
              <table:table-cell office:value-type="float" office:value="361.704">
                <text:p>361.704</text:p>
              </table:table-cell>
              <table:table-cell office:value-type="float" office:value="361.741">
                <text:p>361.741</text:p>
              </table:table-cell>
              <table:table-cell office:value-type="float" office:value="360.092">
                <text:p>360.092</text:p>
              </table:table-cell>
              <table:table-cell office:value-type="float" office:value="361.518">
                <text:p>361.518</text:p>
              </table:table-cell>
              <table:table-cell office:value-type="float" office:value="359.427">
                <text:p>359.427</text:p>
              </table:table-cell>
              <table:table-cell office:value-type="float" office:value="359.169">
                <text:p>359.169</text:p>
              </table:table-cell>
              <table:table-cell office:value-type="float" office:value="358.427">
                <text:p>358.427</text:p>
              </table:table-cell>
              <table:table-cell office:value-type="float" office:value="360.66">
                <text:p>360.66</text:p>
              </table:table-cell>
              <table:table-cell office:value-type="float" office:value="360.819">
                <text:p>360.819</text:p>
              </table:table-cell>
              <table:table-cell office:value-type="float" office:value="360.529">
                <text:p>360.529</text:p>
              </table:table-cell>
              <table:table-cell office:value-type="float" office:value="363.72">
                <text:p>363.72</text:p>
              </table:table-cell>
              <table:table-cell office:value-type="float" office:value="360.706">
                <text:p>360.706</text:p>
              </table:table-cell>
              <table:table-cell office:value-type="float" office:value="357.504">
                <text:p>357.504</text:p>
              </table:table-cell>
              <table:table-cell office:value-type="float" office:value="378.961">
                <text:p>378.961</text:p>
              </table:table-cell>
              <table:table-cell office:value-type="float" office:value="382.138">
                <text:p>382.138</text:p>
              </table:table-cell>
              <table:table-cell office:value-type="float" office:value="385.061">
                <text:p>385.061</text:p>
              </table:table-cell>
              <table:table-cell office:value-type="float" office:value="383.047">
                <text:p>383.047</text:p>
              </table:table-cell>
              <table:table-cell office:value-type="float" office:value="382.922">
                <text:p>382.922</text:p>
              </table:table-cell>
              <table:table-cell office:value-type="float" office:value="381.468">
                <text:p>381.468</text:p>
              </table:table-cell>
              <table:table-cell office:value-type="float" office:value="380.81">
                <text:p>380.81</text:p>
              </table:table-cell>
              <table:table-cell office:value-type="float" office:value="380.501">
                <text:p>380.501</text:p>
              </table:table-cell>
              <table:table-cell office:value-type="float" office:value="383.003">
                <text:p>383.003</text:p>
              </table:table-cell>
              <table:table-cell office:value-type="float" office:value="383.264">
                <text:p>383.264</text:p>
              </table:table-cell>
              <table:table-cell office:value-type="float" office:value="374.61">
                <text:p>374.61</text:p>
              </table:table-cell>
              <table:table-cell office:value-type="float" office:value="375.681">
                <text:p>375.681</text:p>
              </table:table-cell>
              <table:table-cell office:value-type="float" office:value="377.297">
                <text:p>377.297</text:p>
              </table:table-cell>
              <table:table-cell office:value-type="float" office:value="377.324">
                <text:p>377.324</text:p>
              </table:table-cell>
              <table:table-cell office:value-type="float" office:value="377.699">
                <text:p>377.699</text:p>
              </table:table-cell>
              <table:table-cell office:value-type="float" office:value="378.22">
                <text:p>378.22</text:p>
              </table:table-cell>
              <table:table-cell office:value-type="float" office:value="375.815">
                <text:p>375.815</text:p>
              </table:table-cell>
              <table:table-cell office:value-type="float" office:value="378.168">
                <text:p>378.168</text:p>
              </table:table-cell>
              <table:table-cell office:value-type="float" office:value="377.13">
                <text:p>377.13</text:p>
              </table:table-cell>
              <table:table-cell office:value-type="float" office:value="376.631">
                <text:p>376.631</text:p>
              </table:table-cell>
              <table:table-cell office:value-type="float" office:value="374.178">
                <text:p>374.178</text:p>
              </table:table-cell>
              <table:table-cell office:value-type="float" office:value="377.218">
                <text:p>377.218</text:p>
              </table:table-cell>
              <table:table-cell office:value-type="float" office:value="361.659">
                <text:p>361.659</text:p>
              </table:table-cell>
              <table:table-cell office:value-type="float" office:value="362.302">
                <text:p>362.302</text:p>
              </table:table-cell>
              <table:table-cell office:value-type="float" office:value="356.699">
                <text:p>356.699</text:p>
              </table:table-cell>
              <table:table-cell office:value-type="float" office:value="358.352">
                <text:p>358.352</text:p>
              </table:table-cell>
              <table:table-cell office:value-type="float" office:value="355.455">
                <text:p>355.455</text:p>
              </table:table-cell>
              <table:table-cell office:value-type="float" office:value="354.331">
                <text:p>354.331</text:p>
              </table:table-cell>
              <table:table-cell office:value-type="float" office:value="351.393">
                <text:p>351.393</text:p>
              </table:table-cell>
              <table:table-cell office:value-type="float" office:value="347.554">
                <text:p>347.554</text:p>
              </table:table-cell>
              <table:table-cell office:value-type="float" office:value="342.827">
                <text:p>342.827</text:p>
              </table:table-cell>
              <table:table-cell office:value-type="float" office:value="340.136">
                <text:p>340.136</text:p>
              </table:table-cell>
              <table:table-cell office:value-type="float" office:value="337.792">
                <text:p>337.792</text:p>
              </table:table-cell>
              <table:table-cell office:value-type="float" office:value="336.027">
                <text:p>336.027</text:p>
              </table:table-cell>
              <table:table-cell office:value-type="float" office:value="336.492">
                <text:p>336.492</text:p>
              </table:table-cell>
              <table:table-cell office:value-type="float" office:value="335.312">
                <text:p>335.312</text:p>
              </table:table-cell>
              <table:table-cell office:value-type="float" office:value="329.279">
                <text:p>329.279</text:p>
              </table:table-cell>
              <table:table-cell office:value-type="float" office:value="327.445">
                <text:p>327.445</text:p>
              </table:table-cell>
              <table:table-cell office:value-type="float" office:value="325.413">
                <text:p>325.413</text:p>
              </table:table-cell>
              <table:table-cell office:value-type="float" office:value="323.669">
                <text:p>323.669</text:p>
              </table:table-cell>
              <table:table-cell office:value-type="float" office:value="321.71">
                <text:p>321.71</text:p>
              </table:table-cell>
              <table:table-cell office:value-type="float" office:value="322.16">
                <text:p>322.16</text:p>
              </table:table-cell>
              <table:table-cell office:value-type="float" office:value="323.347">
                <text:p>323.347</text:p>
              </table:table-cell>
              <table:table-cell office:value-type="float" office:value="316.106">
                <text:p>316.106</text:p>
              </table:table-cell>
              <table:table-cell office:value-type="float" office:value="313.439">
                <text:p>313.439</text:p>
              </table:table-cell>
              <table:table-cell office:value-type="float" office:value="311.375">
                <text:p>311.375</text:p>
              </table:table-cell>
              <table:table-cell office:value-type="float" office:value="341.579">
                <text:p>341.579</text:p>
              </table:table-cell>
              <table:table-cell office:value-type="float" office:value="317.599">
                <text:p>317.599</text:p>
              </table:table-cell>
              <table:table-cell office:value-type="float" office:value="317.302">
                <text:p>317.302</text:p>
              </table:table-cell>
              <table:table-cell office:value-type="float" office:value="317">
                <text:p>317</text:p>
              </table:table-cell>
              <table:table-cell office:value-type="float" office:value="316.923">
                <text:p>316.923</text:p>
              </table:table-cell>
              <table:table-cell office:value-type="float" office:value="311.189">
                <text:p>311.189</text:p>
              </table:table-cell>
              <table:table-cell office:value-type="float" office:value="320.533">
                <text:p>320.533</text:p>
              </table:table-cell>
              <table:table-cell office:value-type="float" office:value="319.318">
                <text:p>319.318</text:p>
              </table:table-cell>
              <table:table-cell office:value-type="float" office:value="315.549">
                <text:p>315.549</text:p>
              </table:table-cell>
              <table:table-cell office:value-type="float" office:value="318.831">
                <text:p>318.831</text:p>
              </table:table-cell>
              <table:table-cell office:value-type="float" office:value="315.044">
                <text:p>315.044</text:p>
              </table:table-cell>
              <table:table-cell office:value-type="float" office:value="306.725">
                <text:p>306.725</text:p>
              </table:table-cell>
              <table:table-cell office:value-type="float" office:value="304.852">
                <text:p>304.852</text:p>
              </table:table-cell>
              <table:table-cell office:value-type="float" office:value="304.952">
                <text:p>304.952</text:p>
              </table:table-cell>
              <table:table-cell office:value-type="float" office:value="299.736">
                <text:p>299.736</text:p>
              </table:table-cell>
              <table:table-cell office:value-type="float" office:value="299.446">
                <text:p>299.446</text:p>
              </table:table-cell>
              <table:table-cell office:value-type="float" office:value="300.749">
                <text:p>300.749</text:p>
              </table:table-cell>
              <table:table-cell office:value-type="float" office:value="352.595">
                <text:p>352.595</text:p>
              </table:table-cell>
              <table:table-cell office:value-type="float" office:value="348.832">
                <text:p>348.832</text:p>
              </table:table-cell>
              <table:table-cell office:value-type="float" office:value="352.262">
                <text:p>352.262</text:p>
              </table:table-cell>
              <table:table-cell office:value-type="float" office:value="351.44">
                <text:p>351.44</text:p>
              </table:table-cell>
              <table:table-cell office:value-type="float" office:value="346.051">
                <text:p>346.051</text:p>
              </table:table-cell>
              <table:table-cell office:value-type="float" office:value="347.235">
                <text:p>347.235</text:p>
              </table:table-cell>
              <table:table-cell office:value-type="float" office:value="352.19">
                <text:p>352.19</text:p>
              </table:table-cell>
              <table:table-cell office:value-type="float" office:value="346.25">
                <text:p>346.25</text:p>
              </table:table-cell>
              <table:table-cell office:value-type="float" office:value="348.776">
                <text:p>348.776</text:p>
              </table:table-cell>
              <table:table-cell office:value-type="float" office:value="345.642">
                <text:p>345.642</text:p>
              </table:table-cell>
              <table:table-cell office:value-type="float" office:value="327.255">
                <text:p>327.255</text:p>
              </table:table-cell>
              <table:table-cell office:value-type="float" office:value="323.522">
                <text:p>323.522</text:p>
              </table:table-cell>
              <table:table-cell office:value-type="float" office:value="324.141">
                <text:p>324.141</text:p>
              </table:table-cell>
              <table:table-cell office:value-type="float" office:value="323.048">
                <text:p>323.048</text:p>
              </table:table-cell>
              <table:table-cell office:value-type="float" office:value="323.752">
                <text:p>323.752</text:p>
              </table:table-cell>
              <table:table-cell office:value-type="float" office:value="326.788">
                <text:p>326.788</text:p>
              </table:table-cell>
              <table:table-cell office:value-type="float" office:value="326.815">
                <text:p>326.815</text:p>
              </table:table-cell>
              <table:table-cell office:value-type="float" office:value="322.708">
                <text:p>322.708</text:p>
              </table:table-cell>
              <table:table-cell office:value-type="float" office:value="322.432">
                <text:p>322.432</text:p>
              </table:table-cell>
              <table:table-cell office:value-type="float" office:value="322.704">
                <text:p>322.704</text:p>
              </table:table-cell>
              <table:table-cell office:value-type="float" office:value="356.802">
                <text:p>356.802</text:p>
              </table:table-cell>
              <table:table-cell office:value-type="float" office:value="356.675">
                <text:p>356.675</text:p>
              </table:table-cell>
              <table:table-cell office:value-type="float" office:value="325.53">
                <text:p>325.53</text:p>
              </table:table-cell>
              <table:table-cell office:value-type="float" office:value="350.723">
                <text:p>350.723</text:p>
              </table:table-cell>
              <table:table-cell office:value-type="float" office:value="372.625">
                <text:p>372.625</text:p>
              </table:table-cell>
              <table:table-cell office:value-type="float" office:value="372.555">
                <text:p>372.555</text:p>
              </table:table-cell>
              <table:table-cell office:value-type="float" office:value="371.65">
                <text:p>371.65</text:p>
              </table:table-cell>
              <table:table-cell office:value-type="float" office:value="371.72">
                <text:p>371.72</text:p>
              </table:table-cell>
              <table:table-cell office:value-type="float" office:value="367.941">
                <text:p>367.941</text:p>
              </table:table-cell>
              <table:table-cell office:value-type="float" office:value="368.551">
                <text:p>368.551</text:p>
              </table:table-cell>
              <table:table-cell office:value-type="float" office:value="369.871">
                <text:p>369.871</text:p>
              </table:table-cell>
              <table:table-cell office:value-type="float" office:value="366.396">
                <text:p>366.396</text:p>
              </table:table-cell>
              <table:table-cell office:value-type="float" office:value="366.226">
                <text:p>366.226</text:p>
              </table:table-cell>
              <table:table-cell office:value-type="float" office:value="370.889">
                <text:p>370.889</text:p>
              </table:table-cell>
              <table:table-cell office:value-type="float" office:value="363.322">
                <text:p>363.322</text:p>
              </table:table-cell>
              <table:table-cell office:value-type="float" office:value="370.356">
                <text:p>370.356</text:p>
              </table:table-cell>
              <table:table-cell office:value-type="float" office:value="370.373">
                <text:p>370.373</text:p>
              </table:table-cell>
              <table:table-cell office:value-type="float" office:value="369.824">
                <text:p>369.824</text:p>
              </table:table-cell>
              <table:table-cell office:value-type="float" office:value="369.758">
                <text:p>369.758</text:p>
              </table:table-cell>
              <table:table-cell office:value-type="float" office:value="370.387">
                <text:p>370.387</text:p>
              </table:table-cell>
              <table:table-cell office:value-type="float" office:value="371.147">
                <text:p>371.147</text:p>
              </table:table-cell>
              <table:table-cell office:value-type="float" office:value="372.035">
                <text:p>372.035</text:p>
              </table:table-cell>
              <table:table-cell office:value-type="float" office:value="366.534">
                <text:p>366.534</text:p>
              </table:table-cell>
              <table:table-cell office:value-type="float" office:value="374.707">
                <text:p>374.707</text:p>
              </table:table-cell>
              <table:table-cell office:value-type="float" office:value="373.564">
                <text:p>373.564</text:p>
              </table:table-cell>
              <table:table-cell office:value-type="float" office:value="371.634">
                <text:p>371.634</text:p>
              </table:table-cell>
              <table:table-cell office:value-type="float" office:value="371.145">
                <text:p>371.145</text:p>
              </table:table-cell>
              <table:table-cell office:value-type="float" office:value="369.477">
                <text:p>369.477</text:p>
              </table:table-cell>
              <table:table-cell office:value-type="float" office:value="371.408">
                <text:p>371.408</text:p>
              </table:table-cell>
              <table:table-cell office:value-type="float" office:value="371.613">
                <text:p>371.613</text:p>
              </table:table-cell>
              <table:table-cell office:value-type="float" office:value="369.231">
                <text:p>369.231</text:p>
              </table:table-cell>
              <table:table-cell office:value-type="float" office:value="356.837">
                <text:p>356.837</text:p>
              </table:table-cell>
              <table:table-cell office:value-type="float" office:value="374.268">
                <text:p>374.268</text:p>
              </table:table-cell>
              <table:table-cell office:value-type="float" office:value="373.712">
                <text:p>373.712</text:p>
              </table:table-cell>
              <table:table-cell office:value-type="float" office:value="372.361">
                <text:p>372.361</text:p>
              </table:table-cell>
              <table:table-cell office:value-type="float" office:value="375.822">
                <text:p>375.822</text:p>
              </table:table-cell>
              <table:table-cell office:value-type="float" office:value="372.293">
                <text:p>372.293</text:p>
              </table:table-cell>
              <table:table-cell office:value-type="float" office:value="369.232">
                <text:p>369.232</text:p>
              </table:table-cell>
              <table:table-cell office:value-type="float" office:value="373.093">
                <text:p>373.093</text:p>
              </table:table-cell>
              <table:table-cell office:value-type="float" office:value="372.188">
                <text:p>372.188</text:p>
              </table:table-cell>
              <table:table-cell office:value-type="float" office:value="373.899">
                <text:p>373.899</text:p>
              </table:table-cell>
              <table:table-cell office:value-type="float" office:value="347.002">
                <text:p>347.002</text:p>
              </table:table-cell>
              <table:table-cell office:value-type="float" office:value="342.384">
                <text:p>342.384</text:p>
              </table:table-cell>
              <table:table-cell office:value-type="float" office:value="345.815">
                <text:p>345.815</text:p>
              </table:table-cell>
              <table:table-cell office:value-type="float" office:value="336.425">
                <text:p>336.425</text:p>
              </table:table-cell>
              <table:table-cell office:value-type="float" office:value="336.73">
                <text:p>336.73</text:p>
              </table:table-cell>
              <table:table-cell office:value-type="float" office:value="336.346">
                <text:p>336.346</text:p>
              </table:table-cell>
              <table:table-cell office:value-type="float" office:value="336.593">
                <text:p>336.593</text:p>
              </table:table-cell>
              <table:table-cell office:value-type="float" office:value="335.92">
                <text:p>335.92</text:p>
              </table:table-cell>
              <table:table-cell office:value-type="float" office:value="336.698">
                <text:p>336.698</text:p>
              </table:table-cell>
              <table:table-cell office:value-type="float" office:value="335.045">
                <text:p>335.045</text:p>
              </table:table-cell>
              <table:table-cell office:value-type="float" office:value="336.481">
                <text:p>336.481</text:p>
              </table:table-cell>
              <table:table-cell office:value-type="float" office:value="335.4">
                <text:p>335.4</text:p>
              </table:table-cell>
              <table:table-cell office:value-type="float" office:value="331.919">
                <text:p>331.919</text:p>
              </table:table-cell>
              <table:table-cell office:value-type="float" office:value="332.233">
                <text:p>332.233</text:p>
              </table:table-cell>
              <table:table-cell office:value-type="float" office:value="338.935">
                <text:p>338.935</text:p>
              </table:table-cell>
              <table:table-cell office:value-type="float" office:value="336.836">
                <text:p>336.836</text:p>
              </table:table-cell>
              <table:table-cell office:value-type="float" office:value="331.734">
                <text:p>331.734</text:p>
              </table:table-cell>
              <table:table-cell office:value-type="float" office:value="335.819">
                <text:p>335.819</text:p>
              </table:table-cell>
              <table:table-cell office:value-type="float" office:value="335.43">
                <text:p>335.43</text:p>
              </table:table-cell>
              <table:table-cell office:value-type="float" office:value="331.181">
                <text:p>331.181</text:p>
              </table:table-cell>
              <table:table-cell office:value-type="float" office:value="328.789">
                <text:p>328.789</text:p>
              </table:table-cell>
              <table:table-cell office:value-type="float" office:value="318.887">
                <text:p>318.887</text:p>
              </table:table-cell>
              <table:table-cell office:value-type="float" office:value="328.351">
                <text:p>328.351</text:p>
              </table:table-cell>
              <table:table-cell office:value-type="float" office:value="329.815">
                <text:p>329.815</text:p>
              </table:table-cell>
              <table:table-cell office:value-type="float" office:value="329.949">
                <text:p>329.949</text:p>
              </table:table-cell>
              <table:table-cell office:value-type="float" office:value="323.686">
                <text:p>323.686</text:p>
              </table:table-cell>
              <table:table-cell office:value-type="float" office:value="323.979">
                <text:p>323.979</text:p>
              </table:table-cell>
              <table:table-cell office:value-type="float" office:value="322.933">
                <text:p>322.933</text:p>
              </table:table-cell>
              <table:table-cell office:value-type="float" office:value="322.759">
                <text:p>322.759</text:p>
              </table:table-cell>
              <table:table-cell office:value-type="float" office:value="322.838">
                <text:p>322.838</text:p>
              </table:table-cell>
              <table:table-cell office:value-type="float" office:value="321.709">
                <text:p>321.709</text:p>
              </table:table-cell>
              <table:table-cell office:value-type="float" office:value="320.222">
                <text:p>320.222</text:p>
              </table:table-cell>
              <table:table-cell office:value-type="float" office:value="322.524">
                <text:p>322.524</text:p>
              </table:table-cell>
              <table:table-cell office:value-type="float" office:value="321.289">
                <text:p>321.289</text:p>
              </table:table-cell>
              <table:table-cell office:value-type="float" office:value="312.697">
                <text:p>312.697</text:p>
              </table:table-cell>
              <table:table-cell office:value-type="float" office:value="315.732">
                <text:p>315.732</text:p>
              </table:table-cell>
              <table:table-cell office:value-type="float" office:value="313.597">
                <text:p>313.597</text:p>
              </table:table-cell>
              <table:table-cell office:value-type="float" office:value="310.531">
                <text:p>310.531</text:p>
              </table:table-cell>
              <table:table-cell office:value-type="float" office:value="321.776">
                <text:p>321.776</text:p>
              </table:table-cell>
              <table:table-cell office:value-type="float" office:value="328.723">
                <text:p>328.723</text:p>
              </table:table-cell>
              <table:table-cell office:value-type="float" office:value="320.175">
                <text:p>320.175</text:p>
              </table:table-cell>
              <table:table-cell office:value-type="float" office:value="326.143">
                <text:p>326.143</text:p>
              </table:table-cell>
              <table:table-cell office:value-type="float" office:value="320.343">
                <text:p>320.343</text:p>
              </table:table-cell>
              <table:table-cell office:value-type="float" office:value="320.433">
                <text:p>320.433</text:p>
              </table:table-cell>
              <table:table-cell office:value-type="float" office:value="318.718">
                <text:p>318.718</text:p>
              </table:table-cell>
              <table:table-cell office:value-type="float" office:value="316.584">
                <text:p>316.584</text:p>
              </table:table-cell>
              <table:table-cell office:value-type="float" office:value="315.564">
                <text:p>315.564</text:p>
              </table:table-cell>
              <table:table-cell office:value-type="float" office:value="298.187">
                <text:p>298.187</text:p>
              </table:table-cell>
              <table:table-cell office:value-type="float" office:value="318.686">
                <text:p>318.686</text:p>
              </table:table-cell>
              <table:table-cell office:value-type="float" office:value="317.783">
                <text:p>317.783</text:p>
              </table:table-cell>
              <table:table-cell office:value-type="float" office:value="317.132">
                <text:p>317.132</text:p>
              </table:table-cell>
              <table:table-cell office:value-type="float" office:value="309.785">
                <text:p>309.785</text:p>
              </table:table-cell>
              <table:table-cell office:value-type="float" office:value="321.865">
                <text:p>321.865</text:p>
              </table:table-cell>
              <table:table-cell office:value-type="float" office:value="315.8">
                <text:p>315.8</text:p>
              </table:table-cell>
              <table:table-cell office:value-type="float" office:value="316.584">
                <text:p>316.584</text:p>
              </table:table-cell>
              <table:table-cell office:value-type="float" office:value="316.446">
                <text:p>316.446</text:p>
              </table:table-cell>
              <table:table-cell office:value-type="float" office:value="315.104">
                <text:p>315.104</text:p>
              </table:table-cell>
              <table:table-cell office:value-type="float" office:value="312.31">
                <text:p>312.31</text:p>
              </table:table-cell>
              <table:table-cell office:value-type="float" office:value="315.434">
                <text:p>315.434</text:p>
              </table:table-cell>
              <table:table-cell office:value-type="float" office:value="313.567">
                <text:p>313.567</text:p>
              </table:table-cell>
              <table:table-cell office:value-type="float" office:value="313.851">
                <text:p>313.851</text:p>
              </table:table-cell>
              <table:table-cell office:value-type="float" office:value="311.521">
                <text:p>311.521</text:p>
              </table:table-cell>
              <table:table-cell office:value-type="float" office:value="307.868">
                <text:p>307.868</text:p>
              </table:table-cell>
              <table:table-cell office:value-type="float" office:value="312.199">
                <text:p>312.199</text:p>
              </table:table-cell>
              <table:table-cell office:value-type="float" office:value="310.145">
                <text:p>310.145</text:p>
              </table:table-cell>
              <table:table-cell office:value-type="float" office:value="312.215">
                <text:p>312.215</text:p>
              </table:table-cell>
              <table:table-cell office:value-type="float" office:value="314.953">
                <text:p>314.953</text:p>
              </table:table-cell>
              <table:table-cell office:value-type="float" office:value="313.475">
                <text:p>313.475</text:p>
              </table:table-cell>
              <table:table-cell office:value-type="float" office:value="309.339">
                <text:p>309.339</text:p>
              </table:table-cell>
              <table:table-cell office:value-type="float" office:value="323.295">
                <text:p>323.295</text:p>
              </table:table-cell>
              <table:table-cell office:value-type="float" office:value="324.698">
                <text:p>324.698</text:p>
              </table:table-cell>
              <table:table-cell office:value-type="float" office:value="324.986">
                <text:p>324.986</text:p>
              </table:table-cell>
              <table:table-cell office:value-type="float" office:value="325.326">
                <text:p>325.326</text:p>
              </table:table-cell>
              <table:table-cell office:value-type="float" office:value="322.084">
                <text:p>322.084</text:p>
              </table:table-cell>
              <table:table-cell office:value-type="float" office:value="321.351">
                <text:p>321.351</text:p>
              </table:table-cell>
              <table:table-cell office:value-type="float" office:value="321.019">
                <text:p>321.019</text:p>
              </table:table-cell>
              <table:table-cell office:value-type="float" office:value="309.814">
                <text:p>309.814</text:p>
              </table:table-cell>
              <table:table-cell office:value-type="float" office:value="310.026">
                <text:p>310.026</text:p>
              </table:table-cell>
              <table:table-cell office:value-type="float" office:value="322.658">
                <text:p>322.658</text:p>
              </table:table-cell>
              <table:table-cell office:value-type="float" office:value="321.542">
                <text:p>321.542</text:p>
              </table:table-cell>
              <table:table-cell office:value-type="float" office:value="323.215">
                <text:p>323.215</text:p>
              </table:table-cell>
              <table:table-cell office:value-type="float" office:value="320.838">
                <text:p>320.838</text:p>
              </table:table-cell>
              <table:table-cell office:value-type="float" office:value="316.916">
                <text:p>316.916</text:p>
              </table:table-cell>
              <table:table-cell office:value-type="float" office:value="316.641">
                <text:p>316.641</text:p>
              </table:table-cell>
              <table:table-cell office:value-type="float" office:value="315.496">
                <text:p>315.496</text:p>
              </table:table-cell>
              <table:table-cell office:value-type="float" office:value="316.742">
                <text:p>316.742</text:p>
              </table:table-cell>
              <table:table-cell office:value-type="float" office:value="316.248">
                <text:p>316.248</text:p>
              </table:table-cell>
              <table:table-cell office:value-type="float" office:value="313.14">
                <text:p>313.14</text:p>
              </table:table-cell>
              <table:table-cell office:value-type="float" office:value="315.926">
                <text:p>315.926</text:p>
              </table:table-cell>
              <table:table-cell office:value-type="float" office:value="316.323">
                <text:p>316.323</text:p>
              </table:table-cell>
              <table:table-cell office:value-type="float" office:value="313.961">
                <text:p>313.961</text:p>
              </table:table-cell>
              <table:table-cell office:value-type="float" office:value="319.246">
                <text:p>319.246</text:p>
              </table:table-cell>
              <table:table-cell office:value-type="float" office:value="319">
                <text:p>319</text:p>
              </table:table-cell>
              <table:table-cell office:value-type="float" office:value="316.529">
                <text:p>316.529</text:p>
              </table:table-cell>
              <table:table-cell office:value-type="float" office:value="312.274">
                <text:p>312.274</text:p>
              </table:table-cell>
              <table:table-cell office:value-type="float" office:value="316.878">
                <text:p>316.878</text:p>
              </table:table-cell>
              <table:table-cell office:value-type="float" office:value="316.53">
                <text:p>316.53</text:p>
              </table:table-cell>
              <table:table-cell office:value-type="float" office:value="310.651">
                <text:p>310.651</text:p>
              </table:table-cell>
              <table:table-cell office:value-type="float" office:value="313.996">
                <text:p>313.996</text:p>
              </table:table-cell>
              <table:table-cell office:value-type="float" office:value="315.698">
                <text:p>315.698</text:p>
              </table:table-cell>
              <table:table-cell office:value-type="float" office:value="315.38">
                <text:p>315.38</text:p>
              </table:table-cell>
              <table:table-cell office:value-type="float" office:value="319.758">
                <text:p>319.758</text:p>
              </table:table-cell>
              <table:table-cell office:value-type="float" office:value="319.274">
                <text:p>319.274</text:p>
              </table:table-cell>
              <table:table-cell office:value-type="float" office:value="314.588">
                <text:p>314.588</text:p>
              </table:table-cell>
              <table:table-cell office:value-type="float" office:value="314.703">
                <text:p>314.703</text:p>
              </table:table-cell>
              <table:table-cell office:value-type="float" office:value="312.256">
                <text:p>312.256</text:p>
              </table:table-cell>
              <table:table-cell office:value-type="float" office:value="296.395">
                <text:p>296.395</text:p>
              </table:table-cell>
              <table:table-cell office:value-type="float" office:value="312.572">
                <text:p>312.572</text:p>
              </table:table-cell>
              <table:table-cell office:value-type="float" office:value="312.195">
                <text:p>312.195</text:p>
              </table:table-cell>
              <table:table-cell office:value-type="float" office:value="315.494">
                <text:p>315.494</text:p>
              </table:table-cell>
              <table:table-cell office:value-type="float" office:value="317.789">
                <text:p>317.789</text:p>
              </table:table-cell>
              <table:table-cell office:value-type="float" office:value="314.447">
                <text:p>314.447</text:p>
              </table:table-cell>
              <table:table-cell office:value-type="float" office:value="310.947">
                <text:p>310.947</text:p>
              </table:table-cell>
              <table:table-cell office:value-type="float" office:value="311.685">
                <text:p>311.685</text:p>
              </table:table-cell>
              <table:table-cell office:value-type="float" office:value="307.935">
                <text:p>307.935</text:p>
              </table:table-cell>
              <table:table-cell office:value-type="float" office:value="309.752">
                <text:p>309.752</text:p>
              </table:table-cell>
              <table:table-cell office:value-type="float" office:value="309.998">
                <text:p>309.998</text:p>
              </table:table-cell>
              <table:table-cell office:value-type="float" office:value="306.645">
                <text:p>306.645</text:p>
              </table:table-cell>
              <table:table-cell office:value-type="float" office:value="319.415">
                <text:p>319.415</text:p>
              </table:table-cell>
              <table:table-cell office:value-type="float" office:value="319.189">
                <text:p>319.189</text:p>
              </table:table-cell>
              <table:table-cell office:value-type="float" office:value="321.73">
                <text:p>321.73</text:p>
              </table:table-cell>
              <table:table-cell office:value-type="float" office:value="322.369">
                <text:p>322.369</text:p>
              </table:table-cell>
              <table:table-cell office:value-type="float" office:value="314.999">
                <text:p>314.999</text:p>
              </table:table-cell>
              <table:table-cell office:value-type="float" office:value="320.096">
                <text:p>320.096</text:p>
              </table:table-cell>
              <table:table-cell office:value-type="float" office:value="319.23">
                <text:p>319.23</text:p>
              </table:table-cell>
              <table:table-cell office:value-type="float" office:value="320.473">
                <text:p>320.473</text:p>
              </table:table-cell>
              <table:table-cell office:value-type="float" office:value="318.681">
                <text:p>318.681</text:p>
              </table:table-cell>
              <table:table-cell office:value-type="float" office:value="318.71">
                <text:p>318.71</text:p>
              </table:table-cell>
              <table:table-cell office:value-type="float" office:value="316.719">
                <text:p>316.719</text:p>
              </table:table-cell>
              <table:table-cell office:value-type="float" office:value="317.872">
                <text:p>317.872</text:p>
              </table:table-cell>
              <table:table-cell office:value-type="float" office:value="318.361">
                <text:p>318.361</text:p>
              </table:table-cell>
              <table:table-cell office:value-type="float" office:value="318.663">
                <text:p>318.663</text:p>
              </table:table-cell>
              <table:table-cell office:value-type="float" office:value="317.395">
                <text:p>317.395</text:p>
              </table:table-cell>
              <table:table-cell office:value-type="float" office:value="313.773">
                <text:p>313.773</text:p>
              </table:table-cell>
              <table:table-cell office:value-type="float" office:value="324.782">
                <text:p>324.782</text:p>
              </table:table-cell>
              <table:table-cell office:value-type="float" office:value="306.155">
                <text:p>306.155</text:p>
              </table:table-cell>
              <table:table-cell office:value-type="float" office:value="321.511">
                <text:p>321.511</text:p>
              </table:table-cell>
              <table:table-cell office:value-type="float" office:value="321.126">
                <text:p>321.126</text:p>
              </table:table-cell>
              <table:table-cell office:value-type="float" office:value="321.225">
                <text:p>321.225</text:p>
              </table:table-cell>
              <table:table-cell office:value-type="float" office:value="320.704">
                <text:p>320.704</text:p>
              </table:table-cell>
              <table:table-cell office:value-type="float" office:value="318.585">
                <text:p>318.585</text:p>
              </table:table-cell>
              <table:table-cell office:value-type="float" office:value="321.743">
                <text:p>321.743</text:p>
              </table:table-cell>
              <table:table-cell office:value-type="float" office:value="322.271">
                <text:p>322.271</text:p>
              </table:table-cell>
              <table:table-cell office:value-type="float" office:value="319.082">
                <text:p>319.082</text:p>
              </table:table-cell>
              <table:table-cell office:value-type="float" office:value="320.645">
                <text:p>320.645</text:p>
              </table:table-cell>
              <table:table-cell office:value-type="float" office:value="319.811">
                <text:p>319.811</text:p>
              </table:table-cell>
              <table:table-cell office:value-type="float" office:value="318.706">
                <text:p>318.706</text:p>
              </table:table-cell>
              <table:table-cell office:value-type="float" office:value="316.791">
                <text:p>316.791</text:p>
              </table:table-cell>
              <table:table-cell office:value-type="float" office:value="323.757">
                <text:p>323.757</text:p>
              </table:table-cell>
              <table:table-cell office:value-type="float" office:value="323.6">
                <text:p>323.6</text:p>
              </table:table-cell>
              <table:table-cell office:value-type="float" office:value="316.772">
                <text:p>316.772</text:p>
              </table:table-cell>
              <table:table-cell office:value-type="float" office:value="317.257">
                <text:p>317.257</text:p>
              </table:table-cell>
              <table:table-cell office:value-type="float" office:value="324.543">
                <text:p>324.543</text:p>
              </table:table-cell>
              <table:table-cell office:value-type="float" office:value="323.76">
                <text:p>323.76</text:p>
              </table:table-cell>
              <table:table-cell office:value-type="float" office:value="317.51">
                <text:p>317.51</text:p>
              </table:table-cell>
              <table:table-cell office:value-type="float" office:value="335.878">
                <text:p>335.878</text:p>
              </table:table-cell>
              <table:table-cell office:value-type="float" office:value="336.28">
                <text:p>336.28</text:p>
              </table:table-cell>
              <table:table-cell office:value-type="float" office:value="335.355">
                <text:p>335.355</text:p>
              </table:table-cell>
              <table:table-cell office:value-type="float" office:value="336.113">
                <text:p>336.113</text:p>
              </table:table-cell>
              <table:table-cell office:value-type="float" office:value="338.862">
                <text:p>338.862</text:p>
              </table:table-cell>
              <table:table-cell office:value-type="float" office:value="335.752">
                <text:p>335.752</text:p>
              </table:table-cell>
              <table:table-cell office:value-type="float" office:value="335.378">
                <text:p>335.378</text:p>
              </table:table-cell>
              <table:table-cell office:value-type="float" office:value="335.05">
                <text:p>335.05</text:p>
              </table:table-cell>
              <table:table-cell office:value-type="float" office:value="326.759">
                <text:p>326.759</text:p>
              </table:table-cell>
              <table:table-cell office:value-type="float" office:value="333.476">
                <text:p>333.476</text:p>
              </table:table-cell>
              <table:table-cell office:value-type="float" office:value="332.767">
                <text:p>332.767</text:p>
              </table:table-cell>
              <table:table-cell office:value-type="float" office:value="331.407">
                <text:p>331.407</text:p>
              </table:table-cell>
              <table:table-cell office:value-type="float" office:value="331.43">
                <text:p>331.43</text:p>
              </table:table-cell>
              <table:table-cell office:value-type="float" office:value="331.042">
                <text:p>331.042</text:p>
              </table:table-cell>
              <table:table-cell office:value-type="float" office:value="329.686">
                <text:p>329.686</text:p>
              </table:table-cell>
              <table:table-cell office:value-type="float" office:value="328.967">
                <text:p>328.967</text:p>
              </table:table-cell>
              <table:table-cell office:value-type="float" office:value="342.911">
                <text:p>342.911</text:p>
              </table:table-cell>
              <table:table-cell office:value-type="float" office:value="338.634">
                <text:p>338.634</text:p>
              </table:table-cell>
              <table:table-cell office:value-type="float" office:value="334.71">
                <text:p>334.71</text:p>
              </table:table-cell>
              <table:table-cell office:value-type="float" office:value="335.929">
                <text:p>335.929</text:p>
              </table:table-cell>
              <table:table-cell office:value-type="float" office:value="333.856">
                <text:p>333.856</text:p>
              </table:table-cell>
              <table:table-cell office:value-type="float" office:value="332.186">
                <text:p>332.186</text:p>
              </table:table-cell>
              <table:table-cell office:value-type="float" office:value="333.521">
                <text:p>333.521</text:p>
              </table:table-cell>
              <table:table-cell office:value-type="float" office:value="333.373">
                <text:p>333.373</text:p>
              </table:table-cell>
              <table:table-cell office:value-type="float" office:value="330.49">
                <text:p>330.49</text:p>
              </table:table-cell>
              <table:table-cell office:value-type="float" office:value="328.856">
                <text:p>328.856</text:p>
              </table:table-cell>
              <table:table-cell office:value-type="float" office:value="330.649">
                <text:p>330.649</text:p>
              </table:table-cell>
              <table:table-cell office:value-type="float" office:value="329.323">
                <text:p>329.323</text:p>
              </table:table-cell>
              <table:table-cell office:value-type="float" office:value="328.598">
                <text:p>328.598</text:p>
              </table:table-cell>
              <table:table-cell office:value-type="float" office:value="287.214">
                <text:p>287.214</text:p>
              </table:table-cell>
              <table:table-cell office:value-type="float" office:value="285.193">
                <text:p>285.193</text:p>
              </table:table-cell>
              <table:table-cell office:value-type="float" office:value="294.539">
                <text:p>294.539</text:p>
              </table:table-cell>
              <table:table-cell office:value-type="float" office:value="299.138">
                <text:p>299.138</text:p>
              </table:table-cell>
              <table:table-cell office:value-type="float" office:value="298.763">
                <text:p>298.763</text:p>
              </table:table-cell>
              <table:table-cell office:value-type="float" office:value="294.878">
                <text:p>294.878</text:p>
              </table:table-cell>
              <table:table-cell office:value-type="float" office:value="293.756">
                <text:p>293.756</text:p>
              </table:table-cell>
              <table:table-cell office:value-type="float" office:value="294.235">
                <text:p>294.235</text:p>
              </table:table-cell>
              <table:table-cell office:value-type="float" office:value="285.854">
                <text:p>285.854</text:p>
              </table:table-cell>
              <table:table-cell office:value-type="float" office:value="287.068">
                <text:p>287.068</text:p>
              </table:table-cell>
              <table:table-cell office:value-type="float" office:value="281.145">
                <text:p>281.145</text:p>
              </table:table-cell>
              <table:table-cell office:value-type="float" office:value="280.759">
                <text:p>280.759</text:p>
              </table:table-cell>
              <table:table-cell office:value-type="float" office:value="280.178">
                <text:p>280.178</text:p>
              </table:table-cell>
              <table:table-cell office:value-type="float" office:value="281.628">
                <text:p>281.628</text:p>
              </table:table-cell>
              <table:table-cell office:value-type="float" office:value="282.046">
                <text:p>282.046</text:p>
              </table:table-cell>
              <table:table-cell office:value-type="float" office:value="280.643">
                <text:p>280.643</text:p>
              </table:table-cell>
              <table:table-cell office:value-type="float" office:value="280.037">
                <text:p>280.037</text:p>
              </table:table-cell>
              <table:table-cell office:value-type="float" office:value="281.358">
                <text:p>281.358</text:p>
              </table:table-cell>
              <table:table-cell office:value-type="float" office:value="281.034">
                <text:p>281.034</text:p>
              </table:table-cell>
              <table:table-cell office:value-type="float" office:value="282.378">
                <text:p>282.378</text:p>
              </table:table-cell>
              <table:table-cell office:value-type="float" office:value="283.73">
                <text:p>283.73</text:p>
              </table:table-cell>
              <table:table-cell office:value-type="float" office:value="263.76">
                <text:p>263.76</text:p>
              </table:table-cell>
              <table:table-cell office:value-type="float" office:value="266.125">
                <text:p>266.125</text:p>
              </table:table-cell>
              <table:table-cell office:value-type="float" office:value="264.123">
                <text:p>264.123</text:p>
              </table:table-cell>
              <table:table-cell office:value-type="float" office:value="246.774">
                <text:p>246.774</text:p>
              </table:table-cell>
              <table:table-cell office:value-type="float" office:value="240.341">
                <text:p>240.341</text:p>
              </table:table-cell>
              <table:table-cell office:value-type="float" office:value="222.054">
                <text:p>222.054</text:p>
              </table:table-cell>
              <table:table-cell office:value-type="float" office:value="235.063">
                <text:p>235.063</text:p>
              </table:table-cell>
              <table:table-cell office:value-type="float" office:value="232.55">
                <text:p>232.55</text:p>
              </table:table-cell>
              <table:table-cell office:value-type="float" office:value="226.669">
                <text:p>226.669</text:p>
              </table:table-cell>
              <table:table-cell office:value-type="float" office:value="225.192">
                <text:p>225.192</text:p>
              </table:table-cell>
              <table:table-cell office:value-type="float" office:value="233.596">
                <text:p>233.596</text:p>
              </table:table-cell>
              <table:table-cell office:value-type="float" office:value="232.53">
                <text:p>232.53</text:p>
              </table:table-cell>
              <table:table-cell office:value-type="float" office:value="232.975">
                <text:p>232.975</text:p>
              </table:table-cell>
              <table:table-cell office:value-type="float" office:value="232.001">
                <text:p>232.001</text:p>
              </table:table-cell>
              <table:table-cell office:value-type="float" office:value="243.981">
                <text:p>243.981</text:p>
              </table:table-cell>
              <table:table-cell office:value-type="float" office:value="243.786">
                <text:p>243.786</text:p>
              </table:table-cell>
              <table:table-cell office:value-type="float" office:value="243.114">
                <text:p>243.114</text:p>
              </table:table-cell>
              <table:table-cell office:value-type="float" office:value="246.141">
                <text:p>246.141</text:p>
              </table:table-cell>
              <table:table-cell office:value-type="float" office:value="248.103">
                <text:p>248.103</text:p>
              </table:table-cell>
              <table:table-cell office:value-type="float" office:value="247.035">
                <text:p>247.035</text:p>
              </table:table-cell>
              <table:table-cell office:value-type="float" office:value="245.076">
                <text:p>245.076</text:p>
              </table:table-cell>
              <table:table-cell office:value-type="float" office:value="242.08">
                <text:p>242.08</text:p>
              </table:table-cell>
              <table:table-cell office:value-type="float" office:value="246.153">
                <text:p>246.153</text:p>
              </table:table-cell>
              <table:table-cell office:value-type="float" office:value="246.019">
                <text:p>246.019</text:p>
              </table:table-cell>
              <table:table-cell office:value-type="float" office:value="243.025">
                <text:p>243.025</text:p>
              </table:table-cell>
              <table:table-cell office:value-type="float" office:value="242.817">
                <text:p>242.817</text:p>
              </table:table-cell>
              <table:table-cell office:value-type="float" office:value="248.325">
                <text:p>248.325</text:p>
              </table:table-cell>
              <table:table-cell office:value-type="float" office:value="248.161">
                <text:p>248.161</text:p>
              </table:table-cell>
              <table:table-cell office:value-type="float" office:value="245.779">
                <text:p>245.779</text:p>
              </table:table-cell>
              <table:table-cell office:value-type="float" office:value="242.779">
                <text:p>242.779</text:p>
              </table:table-cell>
              <table:table-cell office:value-type="float" office:value="244.43">
                <text:p>244.43</text:p>
              </table:table-cell>
              <table:table-cell office:value-type="float" office:value="260.319">
                <text:p>260.319</text:p>
              </table:table-cell>
              <table:table-cell office:value-type="float" office:value="249.059">
                <text:p>249.059</text:p>
              </table:table-cell>
              <table:table-cell office:value-type="float" office:value="254.792">
                <text:p>254.792</text:p>
              </table:table-cell>
              <table:table-cell office:value-type="float" office:value="254.61">
                <text:p>254.61</text:p>
              </table:table-cell>
              <table:table-cell office:value-type="float" office:value="254.279">
                <text:p>254.279</text:p>
              </table:table-cell>
              <table:table-cell office:value-type="float" office:value="252.533">
                <text:p>252.533</text:p>
              </table:table-cell>
              <table:table-cell office:value-type="float" office:value="253.911">
                <text:p>253.911</text:p>
              </table:table-cell>
              <table:table-cell office:value-type="float" office:value="250.2">
                <text:p>250.2</text:p>
              </table:table-cell>
              <table:table-cell office:value-type="float" office:value="254.028">
                <text:p>254.028</text:p>
              </table:table-cell>
              <table:table-cell office:value-type="float" office:value="254.235">
                <text:p>254.235</text:p>
              </table:table-cell>
              <table:table-cell office:value-type="float" office:value="252.838">
                <text:p>252.838</text:p>
              </table:table-cell>
              <table:table-cell office:value-type="float" office:value="259.461">
                <text:p>259.461</text:p>
              </table:table-cell>
              <table:table-cell office:value-type="float" office:value="258.568">
                <text:p>258.568</text:p>
              </table:table-cell>
              <table:table-cell office:value-type="float" office:value="256.145">
                <text:p>256.145</text:p>
              </table:table-cell>
              <table:table-cell office:value-type="float" office:value="257.195">
                <text:p>257.195</text:p>
              </table:table-cell>
              <table:table-cell office:value-type="float" office:value="258.661">
                <text:p>258.661</text:p>
              </table:table-cell>
              <table:table-cell office:value-type="float" office:value="253.438">
                <text:p>253.438</text:p>
              </table:table-cell>
              <table:table-cell office:value-type="float" office:value="253.873">
                <text:p>253.873</text:p>
              </table:table-cell>
              <table:table-cell office:value-type="float" office:value="255.696">
                <text:p>255.696</text:p>
              </table:table-cell>
              <table:table-cell office:value-type="float" office:value="257.095">
                <text:p>257.095</text:p>
              </table:table-cell>
              <table:table-cell office:value-type="float" office:value="257.967">
                <text:p>257.967</text:p>
              </table:table-cell>
              <table:table-cell office:value-type="float" office:value="255.092">
                <text:p>255.092</text:p>
              </table:table-cell>
              <table:table-cell office:value-type="float" office:value="253.438">
                <text:p>253.438</text:p>
              </table:table-cell>
              <table:table-cell office:value-type="float" office:value="252.472">
                <text:p>252.472</text:p>
              </table:table-cell>
              <table:table-cell office:value-type="float" office:value="254.508">
                <text:p>254.508</text:p>
              </table:table-cell>
              <table:table-cell office:value-type="float" office:value="254.267">
                <text:p>254.267</text:p>
              </table:table-cell>
              <table:table-cell office:value-type="float" office:value="253.8">
                <text:p>253.8</text:p>
              </table:table-cell>
              <table:table-cell office:value-type="float" office:value="253.818">
                <text:p>253.818</text:p>
              </table:table-cell>
              <table:table-cell office:value-type="float" office:value="237.338">
                <text:p>237.338</text:p>
              </table:table-cell>
              <table:table-cell office:value-type="float" office:value="247.805">
                <text:p>247.805</text:p>
              </table:table-cell>
              <table:table-cell office:value-type="float" office:value="252.303">
                <text:p>252.303</text:p>
              </table:table-cell>
              <table:table-cell office:value-type="float" office:value="249.972">
                <text:p>249.972</text:p>
              </table:table-cell>
              <table:table-cell office:value-type="float" office:value="254.419">
                <text:p>254.419</text:p>
              </table:table-cell>
              <table:table-cell office:value-type="float" office:value="249.285">
                <text:p>249.285</text:p>
              </table:table-cell>
              <table:table-cell office:value-type="float" office:value="248.667">
                <text:p>248.667</text:p>
              </table:table-cell>
              <table:table-cell office:value-type="float" office:value="249.544">
                <text:p>249.544</text:p>
              </table:table-cell>
              <table:table-cell office:value-type="float" office:value="251.106">
                <text:p>251.106</text:p>
              </table:table-cell>
              <table:table-cell office:value-type="float" office:value="247.243">
                <text:p>247.243</text:p>
              </table:table-cell>
              <table:table-cell office:value-type="float" office:value="249.947">
                <text:p>249.947</text:p>
              </table:table-cell>
              <table:table-cell office:value-type="float" office:value="251.898">
                <text:p>251.898</text:p>
              </table:table-cell>
              <table:table-cell office:value-type="float" office:value="246.1">
                <text:p>246.1</text:p>
              </table:table-cell>
              <table:table-cell office:value-type="float" office:value="247.424">
                <text:p>247.424</text:p>
              </table:table-cell>
              <table:table-cell office:value-type="float" office:value="243.583">
                <text:p>243.583</text:p>
              </table:table-cell>
              <table:table-cell office:value-type="float" office:value="245.721">
                <text:p>245.721</text:p>
              </table:table-cell>
              <table:table-cell office:value-type="float" office:value="250.241">
                <text:p>250.241</text:p>
              </table:table-cell>
              <table:table-cell office:value-type="float" office:value="246.612">
                <text:p>246.612</text:p>
              </table:table-cell>
              <table:table-cell office:value-type="float" office:value="247.692">
                <text:p>247.692</text:p>
              </table:table-cell>
              <table:table-cell office:value-type="float" office:value="251.471">
                <text:p>251.471</text:p>
              </table:table-cell>
              <table:table-cell office:value-type="float" office:value="246.43">
                <text:p>246.43</text:p>
              </table:table-cell>
              <table:table-cell office:value-type="float" office:value="247.195">
                <text:p>247.195</text:p>
              </table:table-cell>
              <table:table-cell office:value-type="float" office:value="256.191">
                <text:p>256.191</text:p>
              </table:table-cell>
              <table:table-cell office:value-type="float" office:value="253.861">
                <text:p>253.861</text:p>
              </table:table-cell>
              <table:table-cell office:value-type="float" office:value="251.626">
                <text:p>251.626</text:p>
              </table:table-cell>
              <table:table-cell office:value-type="float" office:value="253.149">
                <text:p>253.149</text:p>
              </table:table-cell>
              <table:table-cell office:value-type="float" office:value="243.431">
                <text:p>243.431</text:p>
              </table:table-cell>
              <table:table-cell office:value-type="float" office:value="215.051">
                <text:p>215.051</text:p>
              </table:table-cell>
              <table:table-cell office:value-type="float" office:value="209.196">
                <text:p>209.196</text:p>
              </table:table-cell>
              <table:table-cell office:value-type="float" office:value="219.204">
                <text:p>219.204</text:p>
              </table:table-cell>
              <table:table-cell office:value-type="float" office:value="223.429">
                <text:p>223.429</text:p>
              </table:table-cell>
              <table:table-cell office:value-type="float" office:value="203.819">
                <text:p>203.819</text:p>
              </table:table-cell>
              <table:table-cell office:value-type="float" office:value="200.482">
                <text:p>200.482</text:p>
              </table:table-cell>
              <table:table-cell office:value-type="float" office:value="202.539">
                <text:p>202.539</text:p>
              </table:table-cell>
              <table:table-cell office:value-type="float" office:value="215.44">
                <text:p>215.44</text:p>
              </table:table-cell>
              <table:table-cell office:value-type="float" office:value="210.244">
                <text:p>210.244</text:p>
              </table:table-cell>
              <table:table-cell office:value-type="float" office:value="208.518">
                <text:p>208.518</text:p>
              </table:table-cell>
              <table:table-cell office:value-type="float" office:value="246.542">
                <text:p>246.542</text:p>
              </table:table-cell>
              <table:table-cell office:value-type="float" office:value="253.124">
                <text:p>253.124</text:p>
              </table:table-cell>
              <table:table-cell office:value-type="float" office:value="256.278">
                <text:p>256.278</text:p>
              </table:table-cell>
              <table:table-cell office:value-type="float" office:value="256.211">
                <text:p>256.211</text:p>
              </table:table-cell>
              <table:table-cell office:value-type="float" office:value="255.299">
                <text:p>255.299</text:p>
              </table:table-cell>
              <table:table-cell office:value-type="float" office:value="251.676">
                <text:p>251.676</text:p>
              </table:table-cell>
              <table:table-cell office:value-type="float" office:value="253.07">
                <text:p>253.07</text:p>
              </table:table-cell>
              <table:table-cell office:value-type="float" office:value="253.698">
                <text:p>253.698</text:p>
              </table:table-cell>
              <table:table-cell office:value-type="float" office:value="253.449">
                <text:p>253.449</text:p>
              </table:table-cell>
              <table:table-cell office:value-type="float" office:value="252.077">
                <text:p>252.077</text:p>
              </table:table-cell>
              <table:table-cell office:value-type="float" office:value="252.764">
                <text:p>252.764</text:p>
              </table:table-cell>
              <table:table-cell office:value-type="float" office:value="252.002">
                <text:p>252.002</text:p>
              </table:table-cell>
              <table:table-cell office:value-type="float" office:value="248.295">
                <text:p>248.295</text:p>
              </table:table-cell>
              <table:table-cell office:value-type="float" office:value="250.672">
                <text:p>250.672</text:p>
              </table:table-cell>
              <table:table-cell office:value-type="float" office:value="248.423">
                <text:p>248.423</text:p>
              </table:table-cell>
              <table:table-cell office:value-type="float" office:value="254.971">
                <text:p>254.971</text:p>
              </table:table-cell>
              <table:table-cell office:value-type="float" office:value="254.354">
                <text:p>254.354</text:p>
              </table:table-cell>
              <table:table-cell office:value-type="float" office:value="253.769">
                <text:p>253.769</text:p>
              </table:table-cell>
              <table:table-cell office:value-type="float" office:value="251.023">
                <text:p>251.023</text:p>
              </table:table-cell>
              <table:table-cell office:value-type="float" office:value="294.804">
                <text:p>294.804</text:p>
              </table:table-cell>
              <table:table-cell office:value-type="float" office:value="299.161">
                <text:p>299.161</text:p>
              </table:table-cell>
              <table:table-cell office:value-type="float" office:value="294.508">
                <text:p>294.508</text:p>
              </table:table-cell>
              <table:table-cell office:value-type="float" office:value="294.132">
                <text:p>294.132</text:p>
              </table:table-cell>
              <table:table-cell office:value-type="float" office:value="294.765">
                <text:p>294.765</text:p>
              </table:table-cell>
              <table:table-cell office:value-type="float" office:value="294.092">
                <text:p>294.092</text:p>
              </table:table-cell>
              <table:table-cell office:value-type="float" office:value="295.446">
                <text:p>295.446</text:p>
              </table:table-cell>
              <table:table-cell office:value-type="float" office:value="290.952">
                <text:p>290.952</text:p>
              </table:table-cell>
              <table:table-cell office:value-type="float" office:value="292.343">
                <text:p>292.343</text:p>
              </table:table-cell>
              <table:table-cell office:value-type="float" office:value="285.746">
                <text:p>285.746</text:p>
              </table:table-cell>
              <table:table-cell office:value-type="float" office:value="285.765">
                <text:p>285.765</text:p>
              </table:table-cell>
              <table:table-cell office:value-type="float" office:value="286.97">
                <text:p>286.97</text:p>
              </table:table-cell>
              <table:table-cell office:value-type="float" office:value="286.41">
                <text:p>286.41</text:p>
              </table:table-cell>
              <table:table-cell office:value-type="float" office:value="286.704">
                <text:p>286.704</text:p>
              </table:table-cell>
              <table:table-cell office:value-type="float" office:value="291.363">
                <text:p>291.363</text:p>
              </table:table-cell>
              <table:table-cell office:value-type="float" office:value="288.168">
                <text:p>288.168</text:p>
              </table:table-cell>
              <table:table-cell office:value-type="float" office:value="286.819">
                <text:p>286.819</text:p>
              </table:table-cell>
              <table:table-cell office:value-type="float" office:value="286.891">
                <text:p>286.891</text:p>
              </table:table-cell>
              <table:table-cell office:value-type="float" office:value="278.474">
                <text:p>278.474</text:p>
              </table:table-cell>
              <table:table-cell office:value-type="float" office:value="276.692">
                <text:p>276.692</text:p>
              </table:table-cell>
              <table:table-cell office:value-type="float" office:value="280.231">
                <text:p>280.231</text:p>
              </table:table-cell>
              <table:table-cell office:value-type="float" office:value="280.463">
                <text:p>280.463</text:p>
              </table:table-cell>
              <table:table-cell office:value-type="float" office:value="277.807">
                <text:p>277.807</text:p>
              </table:table-cell>
              <table:table-cell office:value-type="float" office:value="278.836">
                <text:p>278.836</text:p>
              </table:table-cell>
              <table:table-cell office:value-type="float" office:value="273.036">
                <text:p>273.036</text:p>
              </table:table-cell>
              <table:table-cell office:value-type="float" office:value="274.397">
                <text:p>274.397</text:p>
              </table:table-cell>
              <table:table-cell office:value-type="float" office:value="274.063">
                <text:p>274.063</text:p>
              </table:table-cell>
              <table:table-cell office:value-type="float" office:value="275.337">
                <text:p>275.337</text:p>
              </table:table-cell>
              <table:table-cell office:value-type="float" office:value="274.312">
                <text:p>274.312</text:p>
              </table:table-cell>
              <table:table-cell office:value-type="float" office:value="268.049">
                <text:p>268.049</text:p>
              </table:table-cell>
              <table:table-cell office:value-type="float" office:value="247.557">
                <text:p>247.557</text:p>
              </table:table-cell>
              <table:table-cell office:value-type="float" office:value="260.539">
                <text:p>260.539</text:p>
              </table:table-cell>
              <table:table-cell office:value-type="float" office:value="266.979">
                <text:p>266.979</text:p>
              </table:table-cell>
              <table:table-cell office:value-type="float" office:value="269.556">
                <text:p>269.556</text:p>
              </table:table-cell>
              <table:table-cell office:value-type="float" office:value="273.765">
                <text:p>273.765</text:p>
              </table:table-cell>
              <table:table-cell office:value-type="float" office:value="267.828">
                <text:p>267.828</text:p>
              </table:table-cell>
              <table:table-cell office:value-type="float" office:value="267.126">
                <text:p>267.126</text:p>
              </table:table-cell>
              <table:table-cell office:value-type="float" office:value="270.06">
                <text:p>270.06</text:p>
              </table:table-cell>
              <table:table-cell office:value-type="float" office:value="271.089">
                <text:p>271.089</text:p>
              </table:table-cell>
              <table:table-cell office:value-type="float" office:value="267.853">
                <text:p>267.853</text:p>
              </table:table-cell>
              <table:table-cell office:value-type="float" office:value="267.242">
                <text:p>267.242</text:p>
              </table:table-cell>
              <table:table-cell office:value-type="float" office:value="239.788">
                <text:p>239.788</text:p>
              </table:table-cell>
              <table:table-cell office:value-type="float" office:value="262.553">
                <text:p>262.553</text:p>
              </table:table-cell>
              <table:table-cell office:value-type="float" office:value="256.909">
                <text:p>256.909</text:p>
              </table:table-cell>
              <table:table-cell office:value-type="float" office:value="247.53">
                <text:p>247.53</text:p>
              </table:table-cell>
              <table:table-cell office:value-type="float" office:value="244.145">
                <text:p>244.145</text:p>
              </table:table-cell>
              <table:table-cell office:value-type="float" office:value="244.15">
                <text:p>244.15</text:p>
              </table:table-cell>
              <table:table-cell office:value-type="float" office:value="247.302">
                <text:p>247.302</text:p>
              </table:table-cell>
              <table:table-cell office:value-type="float" office:value="213.784">
                <text:p>213.784</text:p>
              </table:table-cell>
              <table:table-cell office:value-type="float" office:value="210.149">
                <text:p>210.149</text:p>
              </table:table-cell>
              <table:table-cell office:value-type="float" office:value="212.347">
                <text:p>212.347</text:p>
              </table:table-cell>
              <table:table-cell office:value-type="float" office:value="204.328">
                <text:p>204.328</text:p>
              </table:table-cell>
              <table:table-cell office:value-type="float" office:value="202.765">
                <text:p>202.765</text:p>
              </table:table-cell>
              <table:table-cell office:value-type="float" office:value="201.357">
                <text:p>201.357</text:p>
              </table:table-cell>
              <table:table-cell office:value-type="float" office:value="202.891">
                <text:p>202.891</text:p>
              </table:table-cell>
              <table:table-cell office:value-type="float" office:value="199.654">
                <text:p>199.654</text:p>
              </table:table-cell>
              <table:table-cell office:value-type="float" office:value="168.361">
                <text:p>168.361</text:p>
              </table:table-cell>
              <table:table-cell office:value-type="float" office:value="127.183">
                <text:p>127.183</text:p>
              </table:table-cell>
              <table:table-cell office:value-type="float" office:value="121.658">
                <text:p>121.658</text:p>
              </table:table-cell>
              <table:table-cell office:value-type="float" office:value="120.677">
                <text:p>120.677</text:p>
              </table:table-cell>
              <table:table-cell office:value-type="float" office:value="112.715">
                <text:p>112.715</text:p>
              </table:table-cell>
              <table:table-cell office:value-type="float" office:value="119.692">
                <text:p>119.692</text:p>
              </table:table-cell>
              <table:table-cell office:value-type="float" office:value="115.295">
                <text:p>115.295</text:p>
              </table:table-cell>
              <table:table-cell office:value-type="float" office:value="111.411">
                <text:p>111.411</text:p>
              </table:table-cell>
              <table:table-cell office:value-type="float" office:value="109.725">
                <text:p>109.725</text:p>
              </table:table-cell>
              <table:table-cell office:value-type="float" office:value="107.016">
                <text:p>107.016</text:p>
              </table:table-cell>
              <table:table-cell office:value-type="float" office:value="111.751">
                <text:p>111.751</text:p>
              </table:table-cell>
              <table:table-cell office:value-type="float" office:value="108.835">
                <text:p>108.835</text:p>
              </table:table-cell>
              <table:table-cell office:value-type="float" office:value="108.366">
                <text:p>108.366</text:p>
              </table:table-cell>
              <table:table-cell office:value-type="float" office:value="105.211">
                <text:p>105.211</text:p>
              </table:table-cell>
              <table:table-cell office:value-type="float" office:value="110.31">
                <text:p>110.31</text:p>
              </table:table-cell>
              <table:table-cell office:value-type="float" office:value="125.708">
                <text:p>125.708</text:p>
              </table:table-cell>
              <table:table-cell office:value-type="float" office:value="129.987">
                <text:p>129.987</text:p>
              </table:table-cell>
              <table:table-cell office:value-type="float" office:value="104.825">
                <text:p>104.825</text:p>
              </table:table-cell>
              <table:table-cell office:value-type="float" office:value="104.556">
                <text:p>104.556</text:p>
              </table:table-cell>
              <table:table-cell office:value-type="float" office:value="120.333">
                <text:p>120.333</text:p>
              </table:table-cell>
              <table:table-cell office:value-type="float" office:value="122.216">
                <text:p>122.216</text:p>
              </table:table-cell>
              <table:table-cell office:value-type="float" office:value="112.053">
                <text:p>112.053</text:p>
              </table:table-cell>
              <table:table-cell office:value-type="float" office:value="108.25">
                <text:p>108.25</text:p>
              </table:table-cell>
              <table:table-cell office:value-type="float" office:value="106.054">
                <text:p>106.054</text:p>
              </table:table-cell>
              <table:table-cell office:value-type="float" office:value="108.337">
                <text:p>108.337</text:p>
              </table:table-cell>
              <table:table-cell office:value-type="float" office:value="102.301">
                <text:p>102.301</text:p>
              </table:table-cell>
              <table:table-cell office:value-type="float" office:value="77.0512">
                <text:p>77.0512</text:p>
              </table:table-cell>
              <table:table-cell office:value-type="float" office:value="74.2204">
                <text:p>74.2204</text:p>
              </table:table-cell>
              <table:table-cell office:value-type="float" office:value="75.7523">
                <text:p>75.7523</text:p>
              </table:table-cell>
              <table:table-cell office:value-type="float" office:value="76.5744">
                <text:p>76.5744</text:p>
              </table:table-cell>
              <table:table-cell office:value-type="float" office:value="86.2591">
                <text:p>86.2591</text:p>
              </table:table-cell>
              <table:table-cell office:value-type="float" office:value="73.6452">
                <text:p>73.6452</text:p>
              </table:table-cell>
              <table:table-cell office:value-type="float" office:value="81.8993">
                <text:p>81.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7:estimated_values.ADQ7</svg:desc>
                </draw:g>
              </table:table-cell>
              <table:table-cell office:value-type="float" office:value="354.928">
                <text:p>354.928</text:p>
              </table:table-cell>
              <table:table-cell office:value-type="float" office:value="354.804">
                <text:p>354.804</text:p>
              </table:table-cell>
              <table:table-cell office:value-type="float" office:value="354.53">
                <text:p>354.53</text:p>
              </table:table-cell>
              <table:table-cell office:value-type="float" office:value="354.026">
                <text:p>354.026</text:p>
              </table:table-cell>
              <table:table-cell office:value-type="float" office:value="352.035">
                <text:p>352.035</text:p>
              </table:table-cell>
              <table:table-cell office:value-type="float" office:value="351.914">
                <text:p>351.914</text:p>
              </table:table-cell>
              <table:table-cell office:value-type="float" office:value="351.788">
                <text:p>351.788</text:p>
              </table:table-cell>
              <table:table-cell office:value-type="float" office:value="352.894">
                <text:p>352.894</text:p>
              </table:table-cell>
              <table:table-cell office:value-type="float" office:value="353.531">
                <text:p>353.531</text:p>
              </table:table-cell>
              <table:table-cell office:value-type="float" office:value="352.516">
                <text:p>352.516</text:p>
              </table:table-cell>
              <table:table-cell office:value-type="float" office:value="354.438">
                <text:p>354.438</text:p>
              </table:table-cell>
              <table:table-cell office:value-type="float" office:value="351.979">
                <text:p>351.979</text:p>
              </table:table-cell>
              <table:table-cell office:value-type="float" office:value="352.756">
                <text:p>352.756</text:p>
              </table:table-cell>
              <table:table-cell office:value-type="float" office:value="351.549">
                <text:p>351.549</text:p>
              </table:table-cell>
              <table:table-cell office:value-type="float" office:value="351.217">
                <text:p>351.217</text:p>
              </table:table-cell>
              <table:table-cell office:value-type="float" office:value="350.862">
                <text:p>350.862</text:p>
              </table:table-cell>
              <table:table-cell office:value-type="float" office:value="350.824">
                <text:p>350.824</text:p>
              </table:table-cell>
              <table:table-cell office:value-type="float" office:value="352.234">
                <text:p>352.234</text:p>
              </table:table-cell>
              <table:table-cell office:value-type="float" office:value="353.582">
                <text:p>353.582</text:p>
              </table:table-cell>
              <table:table-cell office:value-type="float" office:value="355.184">
                <text:p>355.184</text:p>
              </table:table-cell>
              <table:table-cell office:value-type="float" office:value="351.621">
                <text:p>351.621</text:p>
              </table:table-cell>
              <table:table-cell office:value-type="float" office:value="351.468">
                <text:p>351.468</text:p>
              </table:table-cell>
              <table:table-cell office:value-type="float" office:value="351.248">
                <text:p>351.248</text:p>
              </table:table-cell>
              <table:table-cell office:value-type="float" office:value="350.254">
                <text:p>350.254</text:p>
              </table:table-cell>
              <table:table-cell office:value-type="float" office:value="349.71">
                <text:p>349.71</text:p>
              </table:table-cell>
              <table:table-cell office:value-type="float" office:value="351.474">
                <text:p>351.474</text:p>
              </table:table-cell>
              <table:table-cell office:value-type="float" office:value="351.836">
                <text:p>351.836</text:p>
              </table:table-cell>
              <table:table-cell office:value-type="float" office:value="350.082">
                <text:p>350.082</text:p>
              </table:table-cell>
              <table:table-cell office:value-type="float" office:value="351.364">
                <text:p>351.364</text:p>
              </table:table-cell>
              <table:table-cell office:value-type="float" office:value="350.311">
                <text:p>350.311</text:p>
              </table:table-cell>
              <table:table-cell office:value-type="float" office:value="353.749">
                <text:p>353.749</text:p>
              </table:table-cell>
              <table:table-cell office:value-type="float" office:value="352.586">
                <text:p>352.586</text:p>
              </table:table-cell>
              <table:table-cell office:value-type="float" office:value="350.109">
                <text:p>350.109</text:p>
              </table:table-cell>
              <table:table-cell office:value-type="float" office:value="350.847">
                <text:p>350.847</text:p>
              </table:table-cell>
              <table:table-cell office:value-type="float" office:value="350.115">
                <text:p>350.115</text:p>
              </table:table-cell>
              <table:table-cell office:value-type="float" office:value="349.773">
                <text:p>349.773</text:p>
              </table:table-cell>
              <table:table-cell office:value-type="float" office:value="350.74">
                <text:p>350.74</text:p>
              </table:table-cell>
              <table:table-cell office:value-type="float" office:value="350.911">
                <text:p>350.911</text:p>
              </table:table-cell>
              <table:table-cell office:value-type="float" office:value="352.289">
                <text:p>352.289</text:p>
              </table:table-cell>
              <table:table-cell office:value-type="float" office:value="353.472">
                <text:p>353.472</text:p>
              </table:table-cell>
              <table:table-cell office:value-type="float" office:value="350.516">
                <text:p>350.516</text:p>
              </table:table-cell>
              <table:table-cell office:value-type="float" office:value="349.952">
                <text:p>349.952</text:p>
              </table:table-cell>
              <table:table-cell office:value-type="float" office:value="349.148">
                <text:p>349.148</text:p>
              </table:table-cell>
              <table:table-cell office:value-type="float" office:value="349.228">
                <text:p>349.228</text:p>
              </table:table-cell>
              <table:table-cell office:value-type="float" office:value="362.421">
                <text:p>362.421</text:p>
              </table:table-cell>
              <table:table-cell office:value-type="float" office:value="383.159">
                <text:p>383.159</text:p>
              </table:table-cell>
              <table:table-cell office:value-type="float" office:value="381.382">
                <text:p>381.382</text:p>
              </table:table-cell>
              <table:table-cell office:value-type="float" office:value="378.576">
                <text:p>378.576</text:p>
              </table:table-cell>
              <table:table-cell office:value-type="float" office:value="380.411">
                <text:p>380.411</text:p>
              </table:table-cell>
              <table:table-cell office:value-type="float" office:value="378.363">
                <text:p>378.363</text:p>
              </table:table-cell>
              <table:table-cell office:value-type="float" office:value="378.546">
                <text:p>378.546</text:p>
              </table:table-cell>
              <table:table-cell office:value-type="float" office:value="380.029">
                <text:p>380.029</text:p>
              </table:table-cell>
              <table:table-cell office:value-type="float" office:value="382.147">
                <text:p>382.147</text:p>
              </table:table-cell>
              <table:table-cell office:value-type="float" office:value="377.952">
                <text:p>377.952</text:p>
              </table:table-cell>
              <table:table-cell office:value-type="float" office:value="375.956">
                <text:p>375.956</text:p>
              </table:table-cell>
              <table:table-cell office:value-type="float" office:value="375.168">
                <text:p>375.168</text:p>
              </table:table-cell>
              <table:table-cell office:value-type="float" office:value="379.454">
                <text:p>379.454</text:p>
              </table:table-cell>
              <table:table-cell office:value-type="float" office:value="379.391">
                <text:p>379.391</text:p>
              </table:table-cell>
              <table:table-cell office:value-type="float" office:value="378.361">
                <text:p>378.361</text:p>
              </table:table-cell>
              <table:table-cell office:value-type="float" office:value="375.8">
                <text:p>375.8</text:p>
              </table:table-cell>
              <table:table-cell office:value-type="float" office:value="375.894">
                <text:p>375.894</text:p>
              </table:table-cell>
              <table:table-cell office:value-type="float" office:value="379.821">
                <text:p>379.821</text:p>
              </table:table-cell>
              <table:table-cell office:value-type="float" office:value="379.277">
                <text:p>379.277</text:p>
              </table:table-cell>
              <table:table-cell office:value-type="float" office:value="375.854">
                <text:p>375.854</text:p>
              </table:table-cell>
              <table:table-cell office:value-type="float" office:value="379.491">
                <text:p>379.491</text:p>
              </table:table-cell>
              <table:table-cell office:value-type="float" office:value="386.735">
                <text:p>386.735</text:p>
              </table:table-cell>
              <table:table-cell office:value-type="float" office:value="387.505">
                <text:p>387.505</text:p>
              </table:table-cell>
              <table:table-cell office:value-type="float" office:value="385.888">
                <text:p>385.888</text:p>
              </table:table-cell>
              <table:table-cell office:value-type="float" office:value="386.005">
                <text:p>386.005</text:p>
              </table:table-cell>
              <table:table-cell office:value-type="float" office:value="384.734">
                <text:p>384.734</text:p>
              </table:table-cell>
              <table:table-cell office:value-type="float" office:value="384.271">
                <text:p>384.271</text:p>
              </table:table-cell>
              <table:table-cell office:value-type="float" office:value="385.179">
                <text:p>385.179</text:p>
              </table:table-cell>
              <table:table-cell office:value-type="float" office:value="364.556">
                <text:p>364.556</text:p>
              </table:table-cell>
              <table:table-cell office:value-type="float" office:value="358.73">
                <text:p>358.73</text:p>
              </table:table-cell>
              <table:table-cell office:value-type="float" office:value="360.627">
                <text:p>360.627</text:p>
              </table:table-cell>
              <table:table-cell office:value-type="float" office:value="355.124">
                <text:p>355.124</text:p>
              </table:table-cell>
              <table:table-cell office:value-type="float" office:value="359.206">
                <text:p>359.206</text:p>
              </table:table-cell>
              <table:table-cell office:value-type="float" office:value="358.392">
                <text:p>358.392</text:p>
              </table:table-cell>
              <table:table-cell office:value-type="float" office:value="355.749">
                <text:p>355.749</text:p>
              </table:table-cell>
              <table:table-cell office:value-type="float" office:value="353.619">
                <text:p>353.619</text:p>
              </table:table-cell>
              <table:table-cell office:value-type="float" office:value="355.682">
                <text:p>355.682</text:p>
              </table:table-cell>
              <table:table-cell office:value-type="float" office:value="331.889">
                <text:p>331.889</text:p>
              </table:table-cell>
              <table:table-cell office:value-type="float" office:value="327.74">
                <text:p>327.74</text:p>
              </table:table-cell>
              <table:table-cell office:value-type="float" office:value="354.2">
                <text:p>354.2</text:p>
              </table:table-cell>
              <table:table-cell office:value-type="float" office:value="344.951">
                <text:p>344.951</text:p>
              </table:table-cell>
              <table:table-cell office:value-type="float" office:value="350.806">
                <text:p>350.806</text:p>
              </table:table-cell>
              <table:table-cell office:value-type="float" office:value="356.616">
                <text:p>356.616</text:p>
              </table:table-cell>
              <table:table-cell office:value-type="float" office:value="351.264">
                <text:p>351.264</text:p>
              </table:table-cell>
              <table:table-cell office:value-type="float" office:value="350.966">
                <text:p>350.966</text:p>
              </table:table-cell>
              <table:table-cell office:value-type="float" office:value="339.53">
                <text:p>339.53</text:p>
              </table:table-cell>
              <table:table-cell office:value-type="float" office:value="338.791">
                <text:p>338.791</text:p>
              </table:table-cell>
              <table:table-cell office:value-type="float" office:value="336.808">
                <text:p>336.808</text:p>
              </table:table-cell>
              <table:table-cell office:value-type="float" office:value="336.915">
                <text:p>336.915</text:p>
              </table:table-cell>
              <table:table-cell office:value-type="float" office:value="335.873">
                <text:p>335.873</text:p>
              </table:table-cell>
              <table:table-cell office:value-type="float" office:value="337.523">
                <text:p>337.523</text:p>
              </table:table-cell>
              <table:table-cell office:value-type="float" office:value="337.394">
                <text:p>337.394</text:p>
              </table:table-cell>
              <table:table-cell office:value-type="float" office:value="335.84">
                <text:p>335.84</text:p>
              </table:table-cell>
              <table:table-cell office:value-type="float" office:value="335.063">
                <text:p>335.063</text:p>
              </table:table-cell>
              <table:table-cell office:value-type="float" office:value="336.413">
                <text:p>336.413</text:p>
              </table:table-cell>
              <table:table-cell office:value-type="float" office:value="336.628">
                <text:p>336.628</text:p>
              </table:table-cell>
              <table:table-cell office:value-type="float" office:value="327.842">
                <text:p>327.842</text:p>
              </table:table-cell>
              <table:table-cell office:value-type="float" office:value="322.941">
                <text:p>322.941</text:p>
              </table:table-cell>
              <table:table-cell office:value-type="float" office:value="322.782">
                <text:p>322.782</text:p>
              </table:table-cell>
              <table:table-cell office:value-type="float" office:value="328.542">
                <text:p>328.542</text:p>
              </table:table-cell>
              <table:table-cell office:value-type="float" office:value="329.8">
                <text:p>329.8</text:p>
              </table:table-cell>
              <table:table-cell office:value-type="float" office:value="325.893">
                <text:p>325.893</text:p>
              </table:table-cell>
              <table:table-cell office:value-type="float" office:value="323.417">
                <text:p>323.417</text:p>
              </table:table-cell>
              <table:table-cell office:value-type="float" office:value="321.846">
                <text:p>321.846</text:p>
              </table:table-cell>
              <table:table-cell office:value-type="float" office:value="327.374">
                <text:p>327.374</text:p>
              </table:table-cell>
              <table:table-cell office:value-type="float" office:value="326.412">
                <text:p>326.412</text:p>
              </table:table-cell>
              <table:table-cell office:value-type="float" office:value="324.486">
                <text:p>324.486</text:p>
              </table:table-cell>
              <table:table-cell office:value-type="float" office:value="323.996">
                <text:p>323.996</text:p>
              </table:table-cell>
              <table:table-cell office:value-type="float" office:value="321.24">
                <text:p>321.24</text:p>
              </table:table-cell>
              <table:table-cell office:value-type="float" office:value="319.522">
                <text:p>319.522</text:p>
              </table:table-cell>
              <table:table-cell office:value-type="float" office:value="319.952">
                <text:p>319.952</text:p>
              </table:table-cell>
              <table:table-cell office:value-type="float" office:value="320.129">
                <text:p>320.129</text:p>
              </table:table-cell>
              <table:table-cell office:value-type="float" office:value="318.444">
                <text:p>318.444</text:p>
              </table:table-cell>
              <table:table-cell office:value-type="float" office:value="317.649">
                <text:p>317.649</text:p>
              </table:table-cell>
              <table:table-cell office:value-type="float" office:value="317.646">
                <text:p>317.646</text:p>
              </table:table-cell>
              <table:table-cell office:value-type="float" office:value="312.787">
                <text:p>312.787</text:p>
              </table:table-cell>
              <table:table-cell office:value-type="float" office:value="315.097">
                <text:p>315.097</text:p>
              </table:table-cell>
              <table:table-cell office:value-type="float" office:value="319.567">
                <text:p>319.567</text:p>
              </table:table-cell>
              <table:table-cell office:value-type="float" office:value="320.227">
                <text:p>320.227</text:p>
              </table:table-cell>
              <table:table-cell office:value-type="float" office:value="320.063">
                <text:p>320.063</text:p>
              </table:table-cell>
              <table:table-cell office:value-type="float" office:value="316.045">
                <text:p>316.045</text:p>
              </table:table-cell>
              <table:table-cell office:value-type="float" office:value="313.137">
                <text:p>313.137</text:p>
              </table:table-cell>
              <table:table-cell office:value-type="float" office:value="314.723">
                <text:p>314.723</text:p>
              </table:table-cell>
              <table:table-cell office:value-type="float" office:value="312.527">
                <text:p>312.527</text:p>
              </table:table-cell>
              <table:table-cell office:value-type="float" office:value="311.772">
                <text:p>311.772</text:p>
              </table:table-cell>
              <table:table-cell office:value-type="float" office:value="313.019">
                <text:p>313.019</text:p>
              </table:table-cell>
              <table:table-cell office:value-type="float" office:value="281.438">
                <text:p>281.438</text:p>
              </table:table-cell>
              <table:table-cell office:value-type="float" office:value="301.099">
                <text:p>301.099</text:p>
              </table:table-cell>
              <table:table-cell office:value-type="float" office:value="311.437">
                <text:p>311.437</text:p>
              </table:table-cell>
              <table:table-cell office:value-type="float" office:value="309.799">
                <text:p>309.799</text:p>
              </table:table-cell>
              <table:table-cell office:value-type="float" office:value="314.655">
                <text:p>314.655</text:p>
              </table:table-cell>
              <table:table-cell office:value-type="float" office:value="315.363">
                <text:p>315.363</text:p>
              </table:table-cell>
              <table:table-cell office:value-type="float" office:value="315.453">
                <text:p>315.453</text:p>
              </table:table-cell>
              <table:table-cell office:value-type="float" office:value="314.696">
                <text:p>314.696</text:p>
              </table:table-cell>
              <table:table-cell office:value-type="float" office:value="313.567">
                <text:p>313.567</text:p>
              </table:table-cell>
              <table:table-cell office:value-type="float" office:value="314.029">
                <text:p>314.029</text:p>
              </table:table-cell>
              <table:table-cell office:value-type="float" office:value="310.973">
                <text:p>310.973</text:p>
              </table:table-cell>
              <table:table-cell office:value-type="float" office:value="284.662">
                <text:p>284.662</text:p>
              </table:table-cell>
              <table:table-cell office:value-type="float" office:value="281.594">
                <text:p>281.594</text:p>
              </table:table-cell>
              <table:table-cell office:value-type="float" office:value="285.527">
                <text:p>285.527</text:p>
              </table:table-cell>
              <table:table-cell office:value-type="float" office:value="304.71">
                <text:p>304.71</text:p>
              </table:table-cell>
              <table:table-cell office:value-type="float" office:value="301.915">
                <text:p>301.915</text:p>
              </table:table-cell>
              <table:table-cell office:value-type="float" office:value="303.222">
                <text:p>303.222</text:p>
              </table:table-cell>
              <table:table-cell office:value-type="float" office:value="302.834">
                <text:p>302.834</text:p>
              </table:table-cell>
              <table:table-cell office:value-type="float" office:value="303.146">
                <text:p>303.146</text:p>
              </table:table-cell>
              <table:table-cell office:value-type="float" office:value="311.053">
                <text:p>311.053</text:p>
              </table:table-cell>
              <table:table-cell office:value-type="float" office:value="307.109">
                <text:p>307.109</text:p>
              </table:table-cell>
              <table:table-cell office:value-type="float" office:value="312.162">
                <text:p>312.162</text:p>
              </table:table-cell>
              <table:table-cell office:value-type="float" office:value="320.994">
                <text:p>320.994</text:p>
              </table:table-cell>
              <table:table-cell office:value-type="float" office:value="317.097">
                <text:p>317.097</text:p>
              </table:table-cell>
              <table:table-cell office:value-type="float" office:value="311.651">
                <text:p>311.651</text:p>
              </table:table-cell>
              <table:table-cell office:value-type="float" office:value="313.861">
                <text:p>313.861</text:p>
              </table:table-cell>
              <table:table-cell office:value-type="float" office:value="313.804">
                <text:p>313.804</text:p>
              </table:table-cell>
              <table:table-cell office:value-type="float" office:value="314.177">
                <text:p>314.177</text:p>
              </table:table-cell>
              <table:table-cell office:value-type="float" office:value="313.281">
                <text:p>313.281</text:p>
              </table:table-cell>
              <table:table-cell office:value-type="float" office:value="307.138">
                <text:p>307.138</text:p>
              </table:table-cell>
              <table:table-cell office:value-type="float" office:value="297.972">
                <text:p>297.972</text:p>
              </table:table-cell>
              <table:table-cell office:value-type="float" office:value="305.202">
                <text:p>305.202</text:p>
              </table:table-cell>
              <table:table-cell office:value-type="float" office:value="302.855">
                <text:p>302.855</text:p>
              </table:table-cell>
              <table:table-cell office:value-type="float" office:value="303.301">
                <text:p>303.301</text:p>
              </table:table-cell>
              <table:table-cell office:value-type="float" office:value="304.594">
                <text:p>304.594</text:p>
              </table:table-cell>
              <table:table-cell office:value-type="float" office:value="306.056">
                <text:p>306.056</text:p>
              </table:table-cell>
              <table:table-cell office:value-type="float" office:value="304.036">
                <text:p>304.036</text:p>
              </table:table-cell>
              <table:table-cell office:value-type="float" office:value="307.323">
                <text:p>307.323</text:p>
              </table:table-cell>
              <table:table-cell office:value-type="float" office:value="306.902">
                <text:p>306.902</text:p>
              </table:table-cell>
              <table:table-cell office:value-type="float" office:value="293.596">
                <text:p>293.596</text:p>
              </table:table-cell>
              <table:table-cell office:value-type="float" office:value="287.636">
                <text:p>287.636</text:p>
              </table:table-cell>
              <table:table-cell office:value-type="float" office:value="289.369">
                <text:p>289.369</text:p>
              </table:table-cell>
              <table:table-cell office:value-type="float" office:value="281.912">
                <text:p>281.912</text:p>
              </table:table-cell>
              <table:table-cell office:value-type="float" office:value="277.517">
                <text:p>277.517</text:p>
              </table:table-cell>
              <table:table-cell office:value-type="float" office:value="263.443">
                <text:p>263.443</text:p>
              </table:table-cell>
              <table:table-cell office:value-type="float" office:value="262.035">
                <text:p>262.035</text:p>
              </table:table-cell>
              <table:table-cell office:value-type="float" office:value="264.4">
                <text:p>264.4</text:p>
              </table:table-cell>
              <table:table-cell office:value-type="float" office:value="260.823">
                <text:p>260.823</text:p>
              </table:table-cell>
              <table:table-cell office:value-type="float" office:value="258.461">
                <text:p>258.461</text:p>
              </table:table-cell>
              <table:table-cell office:value-type="float" office:value="256.814">
                <text:p>256.814</text:p>
              </table:table-cell>
              <table:table-cell office:value-type="float" office:value="255.468">
                <text:p>255.468</text:p>
              </table:table-cell>
              <table:table-cell office:value-type="float" office:value="240.095">
                <text:p>240.095</text:p>
              </table:table-cell>
              <table:table-cell office:value-type="float" office:value="241.618">
                <text:p>241.618</text:p>
              </table:table-cell>
              <table:table-cell office:value-type="float" office:value="246.445">
                <text:p>246.445</text:p>
              </table:table-cell>
              <table:table-cell office:value-type="float" office:value="246.778">
                <text:p>246.778</text:p>
              </table:table-cell>
              <table:table-cell office:value-type="float" office:value="231.304">
                <text:p>231.304</text:p>
              </table:table-cell>
              <table:table-cell office:value-type="float" office:value="230.035">
                <text:p>230.035</text:p>
              </table:table-cell>
              <table:table-cell office:value-type="float" office:value="231.401">
                <text:p>231.401</text:p>
              </table:table-cell>
              <table:table-cell office:value-type="float" office:value="235.263">
                <text:p>235.263</text:p>
              </table:table-cell>
              <table:table-cell office:value-type="float" office:value="223.821">
                <text:p>223.821</text:p>
              </table:table-cell>
              <table:table-cell office:value-type="float" office:value="231.67">
                <text:p>231.67</text:p>
              </table:table-cell>
              <table:table-cell office:value-type="float" office:value="228.462">
                <text:p>228.462</text:p>
              </table:table-cell>
              <table:table-cell office:value-type="float" office:value="218.234">
                <text:p>218.234</text:p>
              </table:table-cell>
              <table:table-cell office:value-type="float" office:value="213.803">
                <text:p>213.803</text:p>
              </table:table-cell>
              <table:table-cell office:value-type="float" office:value="197.449">
                <text:p>197.449</text:p>
              </table:table-cell>
              <table:table-cell office:value-type="float" office:value="212.381">
                <text:p>212.381</text:p>
              </table:table-cell>
              <table:table-cell office:value-type="float" office:value="192.245">
                <text:p>192.245</text:p>
              </table:table-cell>
              <table:table-cell office:value-type="float" office:value="211.805">
                <text:p>211.805</text:p>
              </table:table-cell>
              <table:table-cell office:value-type="float" office:value="211.238">
                <text:p>211.238</text:p>
              </table:table-cell>
              <table:table-cell office:value-type="float" office:value="191.463">
                <text:p>191.463</text:p>
              </table:table-cell>
              <table:table-cell office:value-type="float" office:value="207.305">
                <text:p>207.305</text:p>
              </table:table-cell>
              <table:table-cell office:value-type="float" office:value="188.634">
                <text:p>188.634</text:p>
              </table:table-cell>
              <table:table-cell office:value-type="float" office:value="186.465">
                <text:p>186.465</text:p>
              </table:table-cell>
              <table:table-cell office:value-type="float" office:value="185.982">
                <text:p>185.982</text:p>
              </table:table-cell>
              <table:table-cell office:value-type="float" office:value="185.759">
                <text:p>185.759</text:p>
              </table:table-cell>
              <table:table-cell office:value-type="float" office:value="212.036">
                <text:p>212.036</text:p>
              </table:table-cell>
              <table:table-cell office:value-type="float" office:value="185.295">
                <text:p>185.295</text:p>
              </table:table-cell>
              <table:table-cell office:value-type="float" office:value="179.917">
                <text:p>179.917</text:p>
              </table:table-cell>
              <table:table-cell office:value-type="float" office:value="178.706">
                <text:p>178.706</text:p>
              </table:table-cell>
              <table:table-cell office:value-type="float" office:value="176.728">
                <text:p>176.728</text:p>
              </table:table-cell>
              <table:table-cell office:value-type="float" office:value="268.41">
                <text:p>268.41</text:p>
              </table:table-cell>
              <table:table-cell office:value-type="float" office:value="268.563">
                <text:p>268.563</text:p>
              </table:table-cell>
              <table:table-cell office:value-type="float" office:value="272.602">
                <text:p>272.602</text:p>
              </table:table-cell>
              <table:table-cell office:value-type="float" office:value="269.101">
                <text:p>269.101</text:p>
              </table:table-cell>
              <table:table-cell office:value-type="float" office:value="270.518">
                <text:p>270.518</text:p>
              </table:table-cell>
              <table:table-cell office:value-type="float" office:value="272.218">
                <text:p>272.218</text:p>
              </table:table-cell>
              <table:table-cell office:value-type="float" office:value="263.782">
                <text:p>263.782</text:p>
              </table:table-cell>
              <table:table-cell office:value-type="float" office:value="266.428">
                <text:p>266.428</text:p>
              </table:table-cell>
              <table:table-cell office:value-type="float" office:value="265.326">
                <text:p>265.326</text:p>
              </table:table-cell>
              <table:table-cell office:value-type="float" office:value="270.377">
                <text:p>270.377</text:p>
              </table:table-cell>
              <table:table-cell office:value-type="float" office:value="268.613">
                <text:p>268.613</text:p>
              </table:table-cell>
              <table:table-cell office:value-type="float" office:value="262.723">
                <text:p>262.723</text:p>
              </table:table-cell>
              <table:table-cell office:value-type="float" office:value="267.604">
                <text:p>267.604</text:p>
              </table:table-cell>
              <table:table-cell office:value-type="float" office:value="270.444">
                <text:p>270.444</text:p>
              </table:table-cell>
              <table:table-cell office:value-type="float" office:value="268.065">
                <text:p>268.065</text:p>
              </table:table-cell>
              <table:table-cell office:value-type="float" office:value="267.602">
                <text:p>267.602</text:p>
              </table:table-cell>
              <table:table-cell office:value-type="float" office:value="270.073">
                <text:p>270.073</text:p>
              </table:table-cell>
              <table:table-cell office:value-type="float" office:value="269.302">
                <text:p>269.302</text:p>
              </table:table-cell>
              <table:table-cell office:value-type="float" office:value="267.424">
                <text:p>267.424</text:p>
              </table:table-cell>
              <table:table-cell office:value-type="float" office:value="267.14">
                <text:p>267.14</text:p>
              </table:table-cell>
              <table:table-cell office:value-type="float" office:value="267.272">
                <text:p>267.272</text:p>
              </table:table-cell>
              <table:table-cell office:value-type="float" office:value="304.947">
                <text:p>304.947</text:p>
              </table:table-cell>
              <table:table-cell office:value-type="float" office:value="301.915">
                <text:p>301.915</text:p>
              </table:table-cell>
              <table:table-cell office:value-type="float" office:value="301.711">
                <text:p>301.711</text:p>
              </table:table-cell>
              <table:table-cell office:value-type="float" office:value="314.044">
                <text:p>314.044</text:p>
              </table:table-cell>
              <table:table-cell office:value-type="float" office:value="307.329">
                <text:p>307.329</text:p>
              </table:table-cell>
              <table:table-cell office:value-type="float" office:value="310.416">
                <text:p>310.416</text:p>
              </table:table-cell>
              <table:table-cell office:value-type="float" office:value="311.597">
                <text:p>311.597</text:p>
              </table:table-cell>
              <table:table-cell office:value-type="float" office:value="311.272">
                <text:p>311.272</text:p>
              </table:table-cell>
              <table:table-cell office:value-type="float" office:value="310.24">
                <text:p>310.24</text:p>
              </table:table-cell>
              <table:table-cell office:value-type="float" office:value="307.101">
                <text:p>307.101</text:p>
              </table:table-cell>
              <table:table-cell office:value-type="float" office:value="305.827">
                <text:p>305.827</text:p>
              </table:table-cell>
              <table:table-cell office:value-type="float" office:value="303.893">
                <text:p>303.893</text:p>
              </table:table-cell>
              <table:table-cell office:value-type="float" office:value="305.958">
                <text:p>305.958</text:p>
              </table:table-cell>
              <table:table-cell office:value-type="float" office:value="306.044">
                <text:p>306.044</text:p>
              </table:table-cell>
              <table:table-cell office:value-type="float" office:value="304.293">
                <text:p>304.293</text:p>
              </table:table-cell>
              <table:table-cell office:value-type="float" office:value="295.121">
                <text:p>295.121</text:p>
              </table:table-cell>
              <table:table-cell office:value-type="float" office:value="292.009">
                <text:p>292.009</text:p>
              </table:table-cell>
              <table:table-cell office:value-type="float" office:value="289.499">
                <text:p>289.499</text:p>
              </table:table-cell>
              <table:table-cell office:value-type="float" office:value="285.852">
                <text:p>285.852</text:p>
              </table:table-cell>
              <table:table-cell office:value-type="float" office:value="322.401">
                <text:p>322.401</text:p>
              </table:table-cell>
              <table:table-cell office:value-type="float" office:value="334.563">
                <text:p>334.563</text:p>
              </table:table-cell>
              <table:table-cell office:value-type="float" office:value="332.723">
                <text:p>332.723</text:p>
              </table:table-cell>
              <table:table-cell office:value-type="float" office:value="324.217">
                <text:p>324.217</text:p>
              </table:table-cell>
              <table:table-cell office:value-type="float" office:value="333.117">
                <text:p>333.117</text:p>
              </table:table-cell>
              <table:table-cell office:value-type="float" office:value="331.645">
                <text:p>331.645</text:p>
              </table:table-cell>
              <table:table-cell office:value-type="float" office:value="329.581">
                <text:p>329.581</text:p>
              </table:table-cell>
              <table:table-cell office:value-type="float" office:value="328.066">
                <text:p>328.066</text:p>
              </table:table-cell>
              <table:table-cell office:value-type="float" office:value="326.688">
                <text:p>326.688</text:p>
              </table:table-cell>
              <table:table-cell office:value-type="float" office:value="329.453">
                <text:p>329.453</text:p>
              </table:table-cell>
              <table:table-cell office:value-type="float" office:value="328.917">
                <text:p>328.917</text:p>
              </table:table-cell>
              <table:table-cell office:value-type="float" office:value="321.88">
                <text:p>321.88</text:p>
              </table:table-cell>
              <table:table-cell office:value-type="float" office:value="325.09">
                <text:p>325.09</text:p>
              </table:table-cell>
              <table:table-cell office:value-type="float" office:value="326.09">
                <text:p>326.09</text:p>
              </table:table-cell>
              <table:table-cell office:value-type="float" office:value="325.485">
                <text:p>325.485</text:p>
              </table:table-cell>
              <table:table-cell office:value-type="float" office:value="325.324">
                <text:p>325.324</text:p>
              </table:table-cell>
              <table:table-cell office:value-type="float" office:value="323.901">
                <text:p>323.901</text:p>
              </table:table-cell>
              <table:table-cell office:value-type="float" office:value="322.769">
                <text:p>322.769</text:p>
              </table:table-cell>
              <table:table-cell office:value-type="float" office:value="324.261">
                <text:p>324.261</text:p>
              </table:table-cell>
              <table:table-cell office:value-type="float" office:value="326.049">
                <text:p>326.049</text:p>
              </table:table-cell>
              <table:table-cell office:value-type="float" office:value="324.855">
                <text:p>324.855</text:p>
              </table:table-cell>
              <table:table-cell office:value-type="float" office:value="309.36">
                <text:p>309.36</text:p>
              </table:table-cell>
              <table:table-cell office:value-type="float" office:value="307.55">
                <text:p>307.55</text:p>
              </table:table-cell>
              <table:table-cell office:value-type="float" office:value="305.865">
                <text:p>305.865</text:p>
              </table:table-cell>
              <table:table-cell office:value-type="float" office:value="303.19">
                <text:p>303.19</text:p>
              </table:table-cell>
              <table:table-cell office:value-type="float" office:value="260.539">
                <text:p>260.539</text:p>
              </table:table-cell>
              <table:table-cell office:value-type="float" office:value="260.679">
                <text:p>260.679</text:p>
              </table:table-cell>
              <table:table-cell office:value-type="float" office:value="258.401">
                <text:p>258.401</text:p>
              </table:table-cell>
              <table:table-cell office:value-type="float" office:value="253.469">
                <text:p>253.469</text:p>
              </table:table-cell>
              <table:table-cell office:value-type="float" office:value="251.651">
                <text:p>251.651</text:p>
              </table:table-cell>
              <table:table-cell office:value-type="float" office:value="250.028">
                <text:p>250.028</text:p>
              </table:table-cell>
              <table:table-cell office:value-type="float" office:value="245.687">
                <text:p>245.687</text:p>
              </table:table-cell>
              <table:table-cell office:value-type="float" office:value="243.841">
                <text:p>243.841</text:p>
              </table:table-cell>
              <table:table-cell office:value-type="float" office:value="243.496">
                <text:p>243.496</text:p>
              </table:table-cell>
              <table:table-cell office:value-type="float" office:value="240.838">
                <text:p>240.838</text:p>
              </table:table-cell>
              <table:table-cell office:value-type="float" office:value="227.002">
                <text:p>227.002</text:p>
              </table:table-cell>
              <table:table-cell office:value-type="float" office:value="226.198">
                <text:p>226.198</text:p>
              </table:table-cell>
              <table:table-cell office:value-type="float" office:value="223.208">
                <text:p>223.208</text:p>
              </table:table-cell>
              <table:table-cell office:value-type="float" office:value="221.893">
                <text:p>221.893</text:p>
              </table:table-cell>
              <table:table-cell office:value-type="float" office:value="220.815">
                <text:p>220.815</text:p>
              </table:table-cell>
              <table:table-cell office:value-type="float" office:value="220.51">
                <text:p>220.51</text:p>
              </table:table-cell>
              <table:table-cell office:value-type="float" office:value="219.082">
                <text:p>219.082</text:p>
              </table:table-cell>
              <table:table-cell office:value-type="float" office:value="217.334">
                <text:p>217.334</text:p>
              </table:table-cell>
              <table:table-cell office:value-type="float" office:value="216.86">
                <text:p>216.86</text:p>
              </table:table-cell>
              <table:table-cell office:value-type="float" office:value="214.637">
                <text:p>214.637</text:p>
              </table:table-cell>
              <table:table-cell office:value-type="float" office:value="211.464">
                <text:p>211.464</text:p>
              </table:table-cell>
              <table:table-cell office:value-type="float" office:value="207.76">
                <text:p>207.76</text:p>
              </table:table-cell>
              <table:table-cell office:value-type="float" office:value="205.378">
                <text:p>205.378</text:p>
              </table:table-cell>
              <table:table-cell office:value-type="float" office:value="215.172">
                <text:p>215.172</text:p>
              </table:table-cell>
              <table:table-cell office:value-type="float" office:value="202.474">
                <text:p>202.474</text:p>
              </table:table-cell>
              <table:table-cell office:value-type="float" office:value="214.651">
                <text:p>214.651</text:p>
              </table:table-cell>
              <table:table-cell office:value-type="float" office:value="209.805">
                <text:p>209.805</text:p>
              </table:table-cell>
              <table:table-cell office:value-type="float" office:value="210.527">
                <text:p>210.527</text:p>
              </table:table-cell>
              <table:table-cell office:value-type="float" office:value="217.023">
                <text:p>217.023</text:p>
              </table:table-cell>
              <table:table-cell office:value-type="float" office:value="214.543">
                <text:p>214.543</text:p>
              </table:table-cell>
              <table:table-cell office:value-type="float" office:value="214.701">
                <text:p>214.701</text:p>
              </table:table-cell>
              <table:table-cell office:value-type="float" office:value="212.722">
                <text:p>212.722</text:p>
              </table:table-cell>
              <table:table-cell office:value-type="float" office:value="210.412">
                <text:p>210.412</text:p>
              </table:table-cell>
              <table:table-cell office:value-type="float" office:value="210.776">
                <text:p>210.776</text:p>
              </table:table-cell>
              <table:table-cell office:value-type="float" office:value="208.041">
                <text:p>208.041</text:p>
              </table:table-cell>
              <table:table-cell office:value-type="float" office:value="193.701">
                <text:p>193.701</text:p>
              </table:table-cell>
              <table:table-cell office:value-type="float" office:value="191.869">
                <text:p>191.869</text:p>
              </table:table-cell>
              <table:table-cell office:value-type="float" office:value="192.105">
                <text:p>192.105</text:p>
              </table:table-cell>
              <table:table-cell office:value-type="float" office:value="180.65">
                <text:p>180.65</text:p>
              </table:table-cell>
              <table:table-cell office:value-type="float" office:value="262.449">
                <text:p>262.449</text:p>
              </table:table-cell>
              <table:table-cell office:value-type="float" office:value="262.051">
                <text:p>262.051</text:p>
              </table:table-cell>
              <table:table-cell office:value-type="float" office:value="259.772">
                <text:p>259.772</text:p>
              </table:table-cell>
              <table:table-cell office:value-type="float" office:value="256.833">
                <text:p>256.833</text:p>
              </table:table-cell>
              <table:table-cell office:value-type="float" office:value="256.963">
                <text:p>256.963</text:p>
              </table:table-cell>
              <table:table-cell office:value-type="float" office:value="256.636">
                <text:p>256.636</text:p>
              </table:table-cell>
              <table:table-cell office:value-type="float" office:value="256.666">
                <text:p>256.666</text:p>
              </table:table-cell>
              <table:table-cell office:value-type="float" office:value="254.896">
                <text:p>254.896</text:p>
              </table:table-cell>
              <table:table-cell office:value-type="float" office:value="258.475">
                <text:p>258.475</text:p>
              </table:table-cell>
              <table:table-cell office:value-type="float" office:value="237.877">
                <text:p>237.877</text:p>
              </table:table-cell>
              <table:table-cell office:value-type="float" office:value="236.81">
                <text:p>236.81</text:p>
              </table:table-cell>
              <table:table-cell office:value-type="float" office:value="235.188">
                <text:p>235.188</text:p>
              </table:table-cell>
              <table:table-cell office:value-type="float" office:value="234.37">
                <text:p>234.37</text:p>
              </table:table-cell>
              <table:table-cell office:value-type="float" office:value="235.61">
                <text:p>235.61</text:p>
              </table:table-cell>
              <table:table-cell office:value-type="float" office:value="235.376">
                <text:p>235.376</text:p>
              </table:table-cell>
              <table:table-cell office:value-type="float" office:value="229.316">
                <text:p>229.316</text:p>
              </table:table-cell>
              <table:table-cell office:value-type="float" office:value="229.997">
                <text:p>229.997</text:p>
              </table:table-cell>
              <table:table-cell office:value-type="float" office:value="228.37">
                <text:p>228.37</text:p>
              </table:table-cell>
              <table:table-cell office:value-type="float" office:value="230.541">
                <text:p>230.541</text:p>
              </table:table-cell>
              <table:table-cell office:value-type="float" office:value="277.261">
                <text:p>277.261</text:p>
              </table:table-cell>
              <table:table-cell office:value-type="float" office:value="270.768">
                <text:p>270.768</text:p>
              </table:table-cell>
              <table:table-cell office:value-type="float" office:value="278.54">
                <text:p>278.54</text:p>
              </table:table-cell>
              <table:table-cell office:value-type="float" office:value="277.802">
                <text:p>277.802</text:p>
              </table:table-cell>
              <table:table-cell office:value-type="float" office:value="270.028">
                <text:p>270.028</text:p>
              </table:table-cell>
              <table:table-cell office:value-type="float" office:value="269.685">
                <text:p>269.685</text:p>
              </table:table-cell>
              <table:table-cell office:value-type="float" office:value="273.55">
                <text:p>273.55</text:p>
              </table:table-cell>
              <table:table-cell office:value-type="float" office:value="271.874">
                <text:p>271.874</text:p>
              </table:table-cell>
              <table:table-cell office:value-type="float" office:value="270.755">
                <text:p>270.755</text:p>
              </table:table-cell>
              <table:table-cell office:value-type="float" office:value="271.871">
                <text:p>271.871</text:p>
              </table:table-cell>
              <table:table-cell office:value-type="float" office:value="279.776">
                <text:p>279.776</text:p>
              </table:table-cell>
              <table:table-cell office:value-type="float" office:value="281.367">
                <text:p>281.367</text:p>
              </table:table-cell>
              <table:table-cell office:value-type="float" office:value="280.462">
                <text:p>280.462</text:p>
              </table:table-cell>
              <table:table-cell office:value-type="float" office:value="279.591">
                <text:p>279.591</text:p>
              </table:table-cell>
              <table:table-cell office:value-type="float" office:value="279.651">
                <text:p>279.651</text:p>
              </table:table-cell>
              <table:table-cell office:value-type="float" office:value="280.347">
                <text:p>280.347</text:p>
              </table:table-cell>
              <table:table-cell office:value-type="float" office:value="280.488">
                <text:p>280.488</text:p>
              </table:table-cell>
              <table:table-cell office:value-type="float" office:value="280.905">
                <text:p>280.905</text:p>
              </table:table-cell>
              <table:table-cell office:value-type="float" office:value="280.081">
                <text:p>280.081</text:p>
              </table:table-cell>
              <table:table-cell office:value-type="float" office:value="280.194">
                <text:p>280.194</text:p>
              </table:table-cell>
              <table:table-cell office:value-type="float" office:value="279.884">
                <text:p>279.884</text:p>
              </table:table-cell>
              <table:table-cell office:value-type="float" office:value="291.657">
                <text:p>291.657</text:p>
              </table:table-cell>
              <table:table-cell office:value-type="float" office:value="292.501">
                <text:p>292.501</text:p>
              </table:table-cell>
              <table:table-cell office:value-type="float" office:value="294.376">
                <text:p>294.376</text:p>
              </table:table-cell>
              <table:table-cell office:value-type="float" office:value="294.444">
                <text:p>294.444</text:p>
              </table:table-cell>
              <table:table-cell office:value-type="float" office:value="293.686">
                <text:p>293.686</text:p>
              </table:table-cell>
              <table:table-cell office:value-type="float" office:value="275.801">
                <text:p>275.801</text:p>
              </table:table-cell>
              <table:table-cell office:value-type="float" office:value="288.784">
                <text:p>288.784</text:p>
              </table:table-cell>
              <table:table-cell office:value-type="float" office:value="283.562">
                <text:p>283.562</text:p>
              </table:table-cell>
              <table:table-cell office:value-type="float" office:value="282.372">
                <text:p>282.372</text:p>
              </table:table-cell>
              <table:table-cell office:value-type="float" office:value="283.227">
                <text:p>283.227</text:p>
              </table:table-cell>
              <table:table-cell office:value-type="float" office:value="280.55">
                <text:p>280.55</text:p>
              </table:table-cell>
              <table:table-cell office:value-type="float" office:value="280.936">
                <text:p>280.936</text:p>
              </table:table-cell>
              <table:table-cell office:value-type="float" office:value="280.732">
                <text:p>280.732</text:p>
              </table:table-cell>
              <table:table-cell office:value-type="float" office:value="280.558">
                <text:p>280.558</text:p>
              </table:table-cell>
              <table:table-cell office:value-type="float" office:value="277.529">
                <text:p>277.529</text:p>
              </table:table-cell>
              <table:table-cell office:value-type="float" office:value="280.248">
                <text:p>280.248</text:p>
              </table:table-cell>
              <table:table-cell office:value-type="float" office:value="283.929">
                <text:p>283.929</text:p>
              </table:table-cell>
              <table:table-cell office:value-type="float" office:value="284.746">
                <text:p>284.746</text:p>
              </table:table-cell>
              <table:table-cell office:value-type="float" office:value="284.323">
                <text:p>284.323</text:p>
              </table:table-cell>
              <table:table-cell office:value-type="float" office:value="283.424">
                <text:p>283.424</text:p>
              </table:table-cell>
              <table:table-cell office:value-type="float" office:value="283.975">
                <text:p>283.975</text:p>
              </table:table-cell>
              <table:table-cell office:value-type="float" office:value="283.949">
                <text:p>283.949</text:p>
              </table:table-cell>
              <table:table-cell office:value-type="float" office:value="283.74">
                <text:p>283.74</text:p>
              </table:table-cell>
              <table:table-cell office:value-type="float" office:value="281.247">
                <text:p>281.247</text:p>
              </table:table-cell>
              <table:table-cell office:value-type="float" office:value="283.606">
                <text:p>283.606</text:p>
              </table:table-cell>
              <table:table-cell office:value-type="float" office:value="281.591">
                <text:p>281.591</text:p>
              </table:table-cell>
              <table:table-cell office:value-type="float" office:value="287.599">
                <text:p>287.599</text:p>
              </table:table-cell>
              <table:table-cell office:value-type="float" office:value="284.902">
                <text:p>284.902</text:p>
              </table:table-cell>
              <table:table-cell office:value-type="float" office:value="285.359">
                <text:p>285.359</text:p>
              </table:table-cell>
              <table:table-cell office:value-type="float" office:value="284.261">
                <text:p>284.261</text:p>
              </table:table-cell>
              <table:table-cell office:value-type="float" office:value="282.17">
                <text:p>282.17</text:p>
              </table:table-cell>
              <table:table-cell office:value-type="float" office:value="277.853">
                <text:p>277.853</text:p>
              </table:table-cell>
              <table:table-cell office:value-type="float" office:value="269.935">
                <text:p>269.935</text:p>
              </table:table-cell>
              <table:table-cell office:value-type="float" office:value="254.968">
                <text:p>254.968</text:p>
              </table:table-cell>
              <table:table-cell office:value-type="float" office:value="272.93">
                <text:p>272.93</text:p>
              </table:table-cell>
              <table:table-cell office:value-type="float" office:value="273.073">
                <text:p>273.073</text:p>
              </table:table-cell>
              <table:table-cell office:value-type="float" office:value="272.711">
                <text:p>272.711</text:p>
              </table:table-cell>
              <table:table-cell office:value-type="float" office:value="274.146">
                <text:p>274.146</text:p>
              </table:table-cell>
              <table:table-cell office:value-type="float" office:value="273.777">
                <text:p>273.777</text:p>
              </table:table-cell>
              <table:table-cell office:value-type="float" office:value="273.096">
                <text:p>273.096</text:p>
              </table:table-cell>
              <table:table-cell office:value-type="float" office:value="272.654">
                <text:p>272.654</text:p>
              </table:table-cell>
              <table:table-cell office:value-type="float" office:value="273.191">
                <text:p>273.191</text:p>
              </table:table-cell>
              <table:table-cell office:value-type="float" office:value="272.457">
                <text:p>272.457</text:p>
              </table:table-cell>
              <table:table-cell office:value-type="float" office:value="272.905">
                <text:p>272.905</text:p>
              </table:table-cell>
              <table:table-cell office:value-type="float" office:value="272.738">
                <text:p>272.738</text:p>
              </table:table-cell>
              <table:table-cell office:value-type="float" office:value="272.055">
                <text:p>272.055</text:p>
              </table:table-cell>
              <table:table-cell office:value-type="float" office:value="271.67">
                <text:p>271.67</text:p>
              </table:table-cell>
              <table:table-cell office:value-type="float" office:value="270.731">
                <text:p>270.731</text:p>
              </table:table-cell>
              <table:table-cell office:value-type="float" office:value="269.475">
                <text:p>269.475</text:p>
              </table:table-cell>
              <table:table-cell office:value-type="float" office:value="269.953">
                <text:p>269.953</text:p>
              </table:table-cell>
              <table:table-cell office:value-type="float" office:value="267.02">
                <text:p>267.02</text:p>
              </table:table-cell>
              <table:table-cell office:value-type="float" office:value="266.88">
                <text:p>266.88</text:p>
              </table:table-cell>
              <table:table-cell office:value-type="float" office:value="266.899">
                <text:p>266.899</text:p>
              </table:table-cell>
              <table:table-cell office:value-type="float" office:value="266.949">
                <text:p>266.949</text:p>
              </table:table-cell>
              <table:table-cell office:value-type="float" office:value="274.421">
                <text:p>274.421</text:p>
              </table:table-cell>
              <table:table-cell office:value-type="float" office:value="273.765">
                <text:p>273.765</text:p>
              </table:table-cell>
              <table:table-cell office:value-type="float" office:value="273.595">
                <text:p>273.595</text:p>
              </table:table-cell>
              <table:table-cell office:value-type="float" office:value="273.8">
                <text:p>273.8</text:p>
              </table:table-cell>
              <table:table-cell office:value-type="float" office:value="254.038">
                <text:p>254.038</text:p>
              </table:table-cell>
              <table:table-cell office:value-type="float" office:value="274.384">
                <text:p>274.384</text:p>
              </table:table-cell>
              <table:table-cell office:value-type="float" office:value="270.146">
                <text:p>270.146</text:p>
              </table:table-cell>
              <table:table-cell office:value-type="float" office:value="270.406">
                <text:p>270.406</text:p>
              </table:table-cell>
              <table:table-cell office:value-type="float" office:value="269.898">
                <text:p>269.898</text:p>
              </table:table-cell>
              <table:table-cell office:value-type="float" office:value="274.143">
                <text:p>274.143</text:p>
              </table:table-cell>
              <table:table-cell office:value-type="float" office:value="272.962">
                <text:p>272.962</text:p>
              </table:table-cell>
              <table:table-cell office:value-type="float" office:value="273.348">
                <text:p>273.348</text:p>
              </table:table-cell>
              <table:table-cell office:value-type="float" office:value="273.179">
                <text:p>273.179</text:p>
              </table:table-cell>
              <table:table-cell office:value-type="float" office:value="272.631">
                <text:p>272.631</text:p>
              </table:table-cell>
              <table:table-cell office:value-type="float" office:value="272.801">
                <text:p>272.801</text:p>
              </table:table-cell>
              <table:table-cell office:value-type="float" office:value="271.589">
                <text:p>271.589</text:p>
              </table:table-cell>
              <table:table-cell office:value-type="float" office:value="271.857">
                <text:p>271.857</text:p>
              </table:table-cell>
              <table:table-cell office:value-type="float" office:value="269.66">
                <text:p>269.66</text:p>
              </table:table-cell>
              <table:table-cell office:value-type="float" office:value="268.444">
                <text:p>268.444</text:p>
              </table:table-cell>
              <table:table-cell office:value-type="float" office:value="269.145">
                <text:p>269.145</text:p>
              </table:table-cell>
              <table:table-cell office:value-type="float" office:value="268.64">
                <text:p>268.64</text:p>
              </table:table-cell>
              <table:table-cell office:value-type="float" office:value="268.525">
                <text:p>268.525</text:p>
              </table:table-cell>
              <table:table-cell office:value-type="float" office:value="267.865">
                <text:p>267.865</text:p>
              </table:table-cell>
              <table:table-cell office:value-type="float" office:value="270.501">
                <text:p>270.501</text:p>
              </table:table-cell>
              <table:table-cell office:value-type="float" office:value="267.056">
                <text:p>267.056</text:p>
              </table:table-cell>
              <table:table-cell office:value-type="float" office:value="270.015">
                <text:p>270.015</text:p>
              </table:table-cell>
              <table:table-cell office:value-type="float" office:value="266.225">
                <text:p>266.225</text:p>
              </table:table-cell>
              <table:table-cell office:value-type="float" office:value="267.144">
                <text:p>267.144</text:p>
              </table:table-cell>
              <table:table-cell office:value-type="float" office:value="266.611">
                <text:p>266.611</text:p>
              </table:table-cell>
              <table:table-cell office:value-type="float" office:value="282.167">
                <text:p>282.167</text:p>
              </table:table-cell>
              <table:table-cell office:value-type="float" office:value="278.842">
                <text:p>278.842</text:p>
              </table:table-cell>
              <table:table-cell office:value-type="float" office:value="278.939">
                <text:p>278.939</text:p>
              </table:table-cell>
              <table:table-cell office:value-type="float" office:value="275.486">
                <text:p>275.486</text:p>
              </table:table-cell>
              <table:table-cell office:value-type="float" office:value="261.152">
                <text:p>261.152</text:p>
              </table:table-cell>
              <table:table-cell office:value-type="float" office:value="273.5">
                <text:p>273.5</text:p>
              </table:table-cell>
              <table:table-cell office:value-type="float" office:value="273.078">
                <text:p>273.078</text:p>
              </table:table-cell>
              <table:table-cell office:value-type="float" office:value="270.663">
                <text:p>270.663</text:p>
              </table:table-cell>
              <table:table-cell office:value-type="float" office:value="269.128">
                <text:p>269.128</text:p>
              </table:table-cell>
              <table:table-cell office:value-type="float" office:value="273.818">
                <text:p>273.818</text:p>
              </table:table-cell>
              <table:table-cell office:value-type="float" office:value="275.145">
                <text:p>275.145</text:p>
              </table:table-cell>
              <table:table-cell office:value-type="float" office:value="274.361">
                <text:p>274.361</text:p>
              </table:table-cell>
              <table:table-cell office:value-type="float" office:value="274.431">
                <text:p>274.431</text:p>
              </table:table-cell>
              <table:table-cell office:value-type="float" office:value="273.165">
                <text:p>273.165</text:p>
              </table:table-cell>
              <table:table-cell office:value-type="float" office:value="274.53">
                <text:p>274.53</text:p>
              </table:table-cell>
              <table:table-cell office:value-type="float" office:value="274.945">
                <text:p>274.945</text:p>
              </table:table-cell>
              <table:table-cell office:value-type="float" office:value="274.474">
                <text:p>274.474</text:p>
              </table:table-cell>
              <table:table-cell office:value-type="float" office:value="273.758">
                <text:p>273.758</text:p>
              </table:table-cell>
              <table:table-cell office:value-type="float" office:value="271.809">
                <text:p>271.809</text:p>
              </table:table-cell>
              <table:table-cell office:value-type="float" office:value="271.632">
                <text:p>271.632</text:p>
              </table:table-cell>
              <table:table-cell office:value-type="float" office:value="272.299">
                <text:p>272.299</text:p>
              </table:table-cell>
              <table:table-cell office:value-type="float" office:value="272.409">
                <text:p>272.409</text:p>
              </table:table-cell>
              <table:table-cell office:value-type="float" office:value="278.553">
                <text:p>278.553</text:p>
              </table:table-cell>
              <table:table-cell office:value-type="float" office:value="283.964">
                <text:p>283.964</text:p>
              </table:table-cell>
              <table:table-cell office:value-type="float" office:value="283.383">
                <text:p>283.383</text:p>
              </table:table-cell>
              <table:table-cell office:value-type="float" office:value="279.257">
                <text:p>279.257</text:p>
              </table:table-cell>
              <table:table-cell office:value-type="float" office:value="278.872">
                <text:p>278.872</text:p>
              </table:table-cell>
              <table:table-cell office:value-type="float" office:value="279.075">
                <text:p>279.075</text:p>
              </table:table-cell>
              <table:table-cell office:value-type="float" office:value="278.193">
                <text:p>278.193</text:p>
              </table:table-cell>
              <table:table-cell office:value-type="float" office:value="278.089">
                <text:p>278.089</text:p>
              </table:table-cell>
              <table:table-cell office:value-type="float" office:value="279.629">
                <text:p>279.629</text:p>
              </table:table-cell>
              <table:table-cell office:value-type="float" office:value="275.944">
                <text:p>275.944</text:p>
              </table:table-cell>
              <table:table-cell office:value-type="float" office:value="275.881">
                <text:p>275.881</text:p>
              </table:table-cell>
              <table:table-cell office:value-type="float" office:value="274.197">
                <text:p>274.197</text:p>
              </table:table-cell>
              <table:table-cell office:value-type="float" office:value="274.816">
                <text:p>274.816</text:p>
              </table:table-cell>
              <table:table-cell office:value-type="float" office:value="271.668">
                <text:p>271.668</text:p>
              </table:table-cell>
              <table:table-cell office:value-type="float" office:value="271.741">
                <text:p>271.741</text:p>
              </table:table-cell>
              <table:table-cell office:value-type="float" office:value="271.472">
                <text:p>271.472</text:p>
              </table:table-cell>
              <table:table-cell office:value-type="float" office:value="270.688">
                <text:p>270.688</text:p>
              </table:table-cell>
              <table:table-cell office:value-type="float" office:value="271.851">
                <text:p>271.851</text:p>
              </table:table-cell>
              <table:table-cell office:value-type="float" office:value="271.584">
                <text:p>271.584</text:p>
              </table:table-cell>
              <table:table-cell office:value-type="float" office:value="272.642">
                <text:p>272.642</text:p>
              </table:table-cell>
              <table:table-cell office:value-type="float" office:value="272.582">
                <text:p>272.582</text:p>
              </table:table-cell>
              <table:table-cell office:value-type="float" office:value="272.535">
                <text:p>272.535</text:p>
              </table:table-cell>
              <table:table-cell office:value-type="float" office:value="273.4">
                <text:p>273.4</text:p>
              </table:table-cell>
              <table:table-cell office:value-type="float" office:value="273.398">
                <text:p>273.398</text:p>
              </table:table-cell>
              <table:table-cell office:value-type="float" office:value="271.689">
                <text:p>271.689</text:p>
              </table:table-cell>
              <table:table-cell office:value-type="float" office:value="271.602">
                <text:p>271.602</text:p>
              </table:table-cell>
              <table:table-cell office:value-type="float" office:value="270.045">
                <text:p>270.045</text:p>
              </table:table-cell>
              <table:table-cell office:value-type="float" office:value="269.612">
                <text:p>269.612</text:p>
              </table:table-cell>
              <table:table-cell office:value-type="float" office:value="271.879">
                <text:p>271.879</text:p>
              </table:table-cell>
              <table:table-cell office:value-type="float" office:value="271.712">
                <text:p>271.712</text:p>
              </table:table-cell>
              <table:table-cell office:value-type="float" office:value="270.946">
                <text:p>270.946</text:p>
              </table:table-cell>
              <table:table-cell office:value-type="float" office:value="270.274">
                <text:p>270.274</text:p>
              </table:table-cell>
              <table:table-cell office:value-type="float" office:value="266.275">
                <text:p>266.275</text:p>
              </table:table-cell>
              <table:table-cell office:value-type="float" office:value="274.448">
                <text:p>274.448</text:p>
              </table:table-cell>
              <table:table-cell office:value-type="float" office:value="274.627">
                <text:p>274.627</text:p>
              </table:table-cell>
              <table:table-cell office:value-type="float" office:value="275.999">
                <text:p>275.999</text:p>
              </table:table-cell>
              <table:table-cell office:value-type="float" office:value="263.106">
                <text:p>263.106</text:p>
              </table:table-cell>
              <table:table-cell office:value-type="float" office:value="248.055">
                <text:p>248.055</text:p>
              </table:table-cell>
              <table:table-cell office:value-type="float" office:value="270.423">
                <text:p>270.423</text:p>
              </table:table-cell>
              <table:table-cell office:value-type="float" office:value="269.702">
                <text:p>269.702</text:p>
              </table:table-cell>
              <table:table-cell office:value-type="float" office:value="273.458">
                <text:p>273.458</text:p>
              </table:table-cell>
              <table:table-cell office:value-type="float" office:value="273.214">
                <text:p>273.214</text:p>
              </table:table-cell>
              <table:table-cell office:value-type="float" office:value="274.473">
                <text:p>274.473</text:p>
              </table:table-cell>
              <table:table-cell office:value-type="float" office:value="271.167">
                <text:p>271.167</text:p>
              </table:table-cell>
              <table:table-cell office:value-type="float" office:value="271.958">
                <text:p>271.958</text:p>
              </table:table-cell>
              <table:table-cell office:value-type="float" office:value="271.726">
                <text:p>271.726</text:p>
              </table:table-cell>
              <table:table-cell office:value-type="float" office:value="274.544">
                <text:p>274.544</text:p>
              </table:table-cell>
              <table:table-cell office:value-type="float" office:value="274.185">
                <text:p>274.185</text:p>
              </table:table-cell>
              <table:table-cell office:value-type="float" office:value="274.659">
                <text:p>274.659</text:p>
              </table:table-cell>
              <table:table-cell office:value-type="float" office:value="274.923">
                <text:p>274.923</text:p>
              </table:table-cell>
              <table:table-cell office:value-type="float" office:value="264.056">
                <text:p>264.056</text:p>
              </table:table-cell>
              <table:table-cell office:value-type="float" office:value="278.203">
                <text:p>278.203</text:p>
              </table:table-cell>
              <table:table-cell office:value-type="float" office:value="278.091">
                <text:p>278.091</text:p>
              </table:table-cell>
              <table:table-cell office:value-type="float" office:value="277.438">
                <text:p>277.438</text:p>
              </table:table-cell>
              <table:table-cell office:value-type="float" office:value="277.367">
                <text:p>277.367</text:p>
              </table:table-cell>
              <table:table-cell office:value-type="float" office:value="277.319">
                <text:p>277.319</text:p>
              </table:table-cell>
              <table:table-cell office:value-type="float" office:value="275.395">
                <text:p>275.395</text:p>
              </table:table-cell>
              <table:table-cell office:value-type="float" office:value="277.511">
                <text:p>277.511</text:p>
              </table:table-cell>
              <table:table-cell office:value-type="float" office:value="276.883">
                <text:p>276.883</text:p>
              </table:table-cell>
              <table:table-cell office:value-type="float" office:value="277.096">
                <text:p>277.096</text:p>
              </table:table-cell>
              <table:table-cell office:value-type="float" office:value="274.293">
                <text:p>274.293</text:p>
              </table:table-cell>
              <table:table-cell office:value-type="float" office:value="273.398">
                <text:p>273.398</text:p>
              </table:table-cell>
              <table:table-cell office:value-type="float" office:value="291.845">
                <text:p>291.845</text:p>
              </table:table-cell>
              <table:table-cell office:value-type="float" office:value="293.492">
                <text:p>293.492</text:p>
              </table:table-cell>
              <table:table-cell office:value-type="float" office:value="278.774">
                <text:p>278.774</text:p>
              </table:table-cell>
              <table:table-cell office:value-type="float" office:value="278.26">
                <text:p>278.26</text:p>
              </table:table-cell>
              <table:table-cell office:value-type="float" office:value="283.29">
                <text:p>283.29</text:p>
              </table:table-cell>
              <table:table-cell office:value-type="float" office:value="282.39">
                <text:p>282.39</text:p>
              </table:table-cell>
              <table:table-cell office:value-type="float" office:value="285.45">
                <text:p>285.45</text:p>
              </table:table-cell>
              <table:table-cell office:value-type="float" office:value="282.53">
                <text:p>282.53</text:p>
              </table:table-cell>
              <table:table-cell office:value-type="float" office:value="281.254">
                <text:p>281.254</text:p>
              </table:table-cell>
              <table:table-cell office:value-type="float" office:value="281.789">
                <text:p>281.789</text:p>
              </table:table-cell>
              <table:table-cell office:value-type="float" office:value="281.78">
                <text:p>281.78</text:p>
              </table:table-cell>
              <table:table-cell office:value-type="float" office:value="283.096">
                <text:p>283.096</text:p>
              </table:table-cell>
              <table:table-cell office:value-type="float" office:value="281.114">
                <text:p>281.114</text:p>
              </table:table-cell>
              <table:table-cell office:value-type="float" office:value="281.763">
                <text:p>281.763</text:p>
              </table:table-cell>
              <table:table-cell office:value-type="float" office:value="281.537">
                <text:p>281.537</text:p>
              </table:table-cell>
              <table:table-cell office:value-type="float" office:value="280.837">
                <text:p>280.837</text:p>
              </table:table-cell>
              <table:table-cell office:value-type="float" office:value="281.517">
                <text:p>281.517</text:p>
              </table:table-cell>
              <table:table-cell office:value-type="float" office:value="280.962">
                <text:p>280.962</text:p>
              </table:table-cell>
              <table:table-cell office:value-type="float" office:value="280.816">
                <text:p>280.816</text:p>
              </table:table-cell>
              <table:table-cell office:value-type="float" office:value="280.611">
                <text:p>280.611</text:p>
              </table:table-cell>
              <table:table-cell office:value-type="float" office:value="282.718">
                <text:p>282.718</text:p>
              </table:table-cell>
              <table:table-cell office:value-type="float" office:value="282.751">
                <text:p>282.751</text:p>
              </table:table-cell>
              <table:table-cell office:value-type="float" office:value="280.511">
                <text:p>280.511</text:p>
              </table:table-cell>
              <table:table-cell office:value-type="float" office:value="290.385">
                <text:p>290.385</text:p>
              </table:table-cell>
              <table:table-cell office:value-type="float" office:value="290.326">
                <text:p>290.326</text:p>
              </table:table-cell>
              <table:table-cell office:value-type="float" office:value="288.001">
                <text:p>288.001</text:p>
              </table:table-cell>
              <table:table-cell office:value-type="float" office:value="287.302">
                <text:p>287.302</text:p>
              </table:table-cell>
              <table:table-cell office:value-type="float" office:value="287.214">
                <text:p>287.214</text:p>
              </table:table-cell>
              <table:table-cell office:value-type="float" office:value="287.449">
                <text:p>287.449</text:p>
              </table:table-cell>
              <table:table-cell office:value-type="float" office:value="269.227">
                <text:p>269.227</text:p>
              </table:table-cell>
              <table:table-cell office:value-type="float" office:value="282.471">
                <text:p>282.471</text:p>
              </table:table-cell>
              <table:table-cell office:value-type="float" office:value="278.924">
                <text:p>278.924</text:p>
              </table:table-cell>
              <table:table-cell office:value-type="float" office:value="281.704">
                <text:p>281.704</text:p>
              </table:table-cell>
              <table:table-cell office:value-type="float" office:value="279.105">
                <text:p>279.105</text:p>
              </table:table-cell>
              <table:table-cell office:value-type="float" office:value="284.506">
                <text:p>284.506</text:p>
              </table:table-cell>
              <table:table-cell office:value-type="float" office:value="284.97">
                <text:p>284.97</text:p>
              </table:table-cell>
              <table:table-cell office:value-type="float" office:value="285.438">
                <text:p>285.438</text:p>
              </table:table-cell>
              <table:table-cell office:value-type="float" office:value="284.265">
                <text:p>284.265</text:p>
              </table:table-cell>
              <table:table-cell office:value-type="float" office:value="285.7">
                <text:p>285.7</text:p>
              </table:table-cell>
              <table:table-cell office:value-type="float" office:value="284.343">
                <text:p>284.343</text:p>
              </table:table-cell>
              <table:table-cell office:value-type="float" office:value="285.265">
                <text:p>285.265</text:p>
              </table:table-cell>
              <table:table-cell office:value-type="float" office:value="289.074">
                <text:p>289.074</text:p>
              </table:table-cell>
              <table:table-cell office:value-type="float" office:value="289.045">
                <text:p>289.045</text:p>
              </table:table-cell>
              <table:table-cell office:value-type="float" office:value="285.843">
                <text:p>285.843</text:p>
              </table:table-cell>
              <table:table-cell office:value-type="float" office:value="286.86">
                <text:p>286.86</text:p>
              </table:table-cell>
              <table:table-cell office:value-type="float" office:value="285.489">
                <text:p>285.489</text:p>
              </table:table-cell>
              <table:table-cell office:value-type="float" office:value="285.923">
                <text:p>285.923</text:p>
              </table:table-cell>
              <table:table-cell office:value-type="float" office:value="287.462">
                <text:p>287.462</text:p>
              </table:table-cell>
              <table:table-cell office:value-type="float" office:value="287.339">
                <text:p>287.339</text:p>
              </table:table-cell>
              <table:table-cell office:value-type="float" office:value="286.066">
                <text:p>286.066</text:p>
              </table:table-cell>
              <table:table-cell office:value-type="float" office:value="285.659">
                <text:p>285.659</text:p>
              </table:table-cell>
              <table:table-cell office:value-type="float" office:value="288.594">
                <text:p>288.594</text:p>
              </table:table-cell>
              <table:table-cell office:value-type="float" office:value="286.532">
                <text:p>286.532</text:p>
              </table:table-cell>
              <table:table-cell office:value-type="float" office:value="286.77">
                <text:p>286.77</text:p>
              </table:table-cell>
              <table:table-cell office:value-type="float" office:value="285.763">
                <text:p>285.763</text:p>
              </table:table-cell>
              <table:table-cell office:value-type="float" office:value="283.546">
                <text:p>283.546</text:p>
              </table:table-cell>
              <table:table-cell office:value-type="float" office:value="265.829">
                <text:p>265.829</text:p>
              </table:table-cell>
              <table:table-cell office:value-type="float" office:value="265.658">
                <text:p>265.658</text:p>
              </table:table-cell>
              <table:table-cell office:value-type="float" office:value="250.257">
                <text:p>250.257</text:p>
              </table:table-cell>
              <table:table-cell office:value-type="float" office:value="246.424">
                <text:p>246.424</text:p>
              </table:table-cell>
              <table:table-cell office:value-type="float" office:value="245.909">
                <text:p>245.909</text:p>
              </table:table-cell>
              <table:table-cell office:value-type="float" office:value="281.275">
                <text:p>281.275</text:p>
              </table:table-cell>
              <table:table-cell office:value-type="float" office:value="278.379">
                <text:p>278.379</text:p>
              </table:table-cell>
              <table:table-cell office:value-type="float" office:value="263.971">
                <text:p>263.971</text:p>
              </table:table-cell>
              <table:table-cell office:value-type="float" office:value="264.079">
                <text:p>264.079</text:p>
              </table:table-cell>
              <table:table-cell office:value-type="float" office:value="264.781">
                <text:p>264.781</text:p>
              </table:table-cell>
              <table:table-cell office:value-type="float" office:value="266.045">
                <text:p>266.045</text:p>
              </table:table-cell>
              <table:table-cell office:value-type="float" office:value="266.287">
                <text:p>266.287</text:p>
              </table:table-cell>
              <table:table-cell office:value-type="float" office:value="261.992">
                <text:p>261.992</text:p>
              </table:table-cell>
              <table:table-cell office:value-type="float" office:value="265.52">
                <text:p>265.52</text:p>
              </table:table-cell>
              <table:table-cell office:value-type="float" office:value="265.353">
                <text:p>265.353</text:p>
              </table:table-cell>
              <table:table-cell office:value-type="float" office:value="267.328">
                <text:p>267.328</text:p>
              </table:table-cell>
              <table:table-cell office:value-type="float" office:value="267.044">
                <text:p>267.044</text:p>
              </table:table-cell>
              <table:table-cell office:value-type="float" office:value="266.458">
                <text:p>266.458</text:p>
              </table:table-cell>
              <table:table-cell office:value-type="float" office:value="267.12">
                <text:p>267.12</text:p>
              </table:table-cell>
              <table:table-cell office:value-type="float" office:value="266.435">
                <text:p>266.435</text:p>
              </table:table-cell>
              <table:table-cell office:value-type="float" office:value="265.658">
                <text:p>265.658</text:p>
              </table:table-cell>
              <table:table-cell office:value-type="float" office:value="265.898">
                <text:p>265.898</text:p>
              </table:table-cell>
              <table:table-cell office:value-type="float" office:value="265.845">
                <text:p>265.845</text:p>
              </table:table-cell>
              <table:table-cell office:value-type="float" office:value="265.02">
                <text:p>265.02</text:p>
              </table:table-cell>
              <table:table-cell office:value-type="float" office:value="264.432">
                <text:p>264.432</text:p>
              </table:table-cell>
              <table:table-cell office:value-type="float" office:value="264.693">
                <text:p>264.693</text:p>
              </table:table-cell>
              <table:table-cell office:value-type="float" office:value="256.401">
                <text:p>256.401</text:p>
              </table:table-cell>
              <table:table-cell office:value-type="float" office:value="269.206">
                <text:p>269.206</text:p>
              </table:table-cell>
              <table:table-cell office:value-type="float" office:value="269.103">
                <text:p>269.103</text:p>
              </table:table-cell>
              <table:table-cell office:value-type="float" office:value="277.428">
                <text:p>277.428</text:p>
              </table:table-cell>
              <table:table-cell office:value-type="float" office:value="281.101">
                <text:p>281.101</text:p>
              </table:table-cell>
              <table:table-cell office:value-type="float" office:value="279.732">
                <text:p>279.732</text:p>
              </table:table-cell>
              <table:table-cell office:value-type="float" office:value="281.951">
                <text:p>281.951</text:p>
              </table:table-cell>
              <table:table-cell office:value-type="float" office:value="282.152">
                <text:p>282.152</text:p>
              </table:table-cell>
              <table:table-cell office:value-type="float" office:value="282.007">
                <text:p>282.007</text:p>
              </table:table-cell>
              <table:table-cell office:value-type="float" office:value="264.073">
                <text:p>264.073</text:p>
              </table:table-cell>
              <table:table-cell office:value-type="float" office:value="275.836">
                <text:p>275.836</text:p>
              </table:table-cell>
              <table:table-cell office:value-type="float" office:value="272.76">
                <text:p>272.76</text:p>
              </table:table-cell>
              <table:table-cell office:value-type="float" office:value="273.433">
                <text:p>273.433</text:p>
              </table:table-cell>
              <table:table-cell office:value-type="float" office:value="274.323">
                <text:p>274.323</text:p>
              </table:table-cell>
              <table:table-cell office:value-type="float" office:value="271.445">
                <text:p>271.445</text:p>
              </table:table-cell>
              <table:table-cell office:value-type="float" office:value="267.557">
                <text:p>267.557</text:p>
              </table:table-cell>
              <table:table-cell office:value-type="float" office:value="269.328">
                <text:p>269.328</text:p>
              </table:table-cell>
              <table:table-cell office:value-type="float" office:value="273.622">
                <text:p>273.622</text:p>
              </table:table-cell>
              <table:table-cell office:value-type="float" office:value="271.01">
                <text:p>271.01</text:p>
              </table:table-cell>
              <table:table-cell office:value-type="float" office:value="271.845">
                <text:p>271.845</text:p>
              </table:table-cell>
              <table:table-cell office:value-type="float" office:value="268.072">
                <text:p>268.072</text:p>
              </table:table-cell>
              <table:table-cell office:value-type="float" office:value="266.619">
                <text:p>266.619</text:p>
              </table:table-cell>
              <table:table-cell office:value-type="float" office:value="267.223">
                <text:p>267.223</text:p>
              </table:table-cell>
              <table:table-cell office:value-type="float" office:value="267.05">
                <text:p>267.05</text:p>
              </table:table-cell>
              <table:table-cell office:value-type="float" office:value="271.923">
                <text:p>271.923</text:p>
              </table:table-cell>
              <table:table-cell office:value-type="float" office:value="272.271">
                <text:p>272.271</text:p>
              </table:table-cell>
              <table:table-cell office:value-type="float" office:value="272.344">
                <text:p>272.344</text:p>
              </table:table-cell>
              <table:table-cell office:value-type="float" office:value="274.264">
                <text:p>274.264</text:p>
              </table:table-cell>
              <table:table-cell office:value-type="float" office:value="273.518">
                <text:p>273.518</text:p>
              </table:table-cell>
              <table:table-cell office:value-type="float" office:value="274.126">
                <text:p>274.126</text:p>
              </table:table-cell>
              <table:table-cell office:value-type="float" office:value="275.74">
                <text:p>275.74</text:p>
              </table:table-cell>
              <table:table-cell office:value-type="float" office:value="274.271">
                <text:p>274.271</text:p>
              </table:table-cell>
              <table:table-cell office:value-type="float" office:value="272.371">
                <text:p>272.371</text:p>
              </table:table-cell>
              <table:table-cell office:value-type="float" office:value="272.214">
                <text:p>272.214</text:p>
              </table:table-cell>
              <table:table-cell office:value-type="float" office:value="272.519">
                <text:p>272.519</text:p>
              </table:table-cell>
              <table:table-cell office:value-type="float" office:value="272.697">
                <text:p>272.697</text:p>
              </table:table-cell>
              <table:table-cell office:value-type="float" office:value="271.675">
                <text:p>271.675</text:p>
              </table:table-cell>
              <table:table-cell office:value-type="float" office:value="264.749">
                <text:p>264.749</text:p>
              </table:table-cell>
              <table:table-cell office:value-type="float" office:value="270.781">
                <text:p>270.781</text:p>
              </table:table-cell>
              <table:table-cell office:value-type="float" office:value="271.696">
                <text:p>271.696</text:p>
              </table:table-cell>
              <table:table-cell office:value-type="float" office:value="271.974">
                <text:p>271.974</text:p>
              </table:table-cell>
              <table:table-cell office:value-type="float" office:value="273.147">
                <text:p>273.147</text:p>
              </table:table-cell>
              <table:table-cell office:value-type="float" office:value="270.1">
                <text:p>270.1</text:p>
              </table:table-cell>
              <table:table-cell office:value-type="float" office:value="268.345">
                <text:p>268.345</text:p>
              </table:table-cell>
              <table:table-cell office:value-type="float" office:value="267.282">
                <text:p>267.282</text:p>
              </table:table-cell>
              <table:table-cell office:value-type="float" office:value="267.568">
                <text:p>267.568</text:p>
              </table:table-cell>
              <table:table-cell office:value-type="float" office:value="268.029">
                <text:p>268.029</text:p>
              </table:table-cell>
              <table:table-cell office:value-type="float" office:value="270.577">
                <text:p>270.577</text:p>
              </table:table-cell>
              <table:table-cell office:value-type="float" office:value="271.431">
                <text:p>271.431</text:p>
              </table:table-cell>
              <table:table-cell office:value-type="float" office:value="265.224">
                <text:p>265.224</text:p>
              </table:table-cell>
              <table:table-cell office:value-type="float" office:value="269.44">
                <text:p>269.44</text:p>
              </table:table-cell>
              <table:table-cell office:value-type="float" office:value="269.675">
                <text:p>269.675</text:p>
              </table:table-cell>
              <table:table-cell office:value-type="float" office:value="268.524">
                <text:p>268.524</text:p>
              </table:table-cell>
              <table:table-cell office:value-type="float" office:value="268.429">
                <text:p>268.429</text:p>
              </table:table-cell>
              <table:table-cell office:value-type="float" office:value="268.755">
                <text:p>268.755</text:p>
              </table:table-cell>
              <table:table-cell office:value-type="float" office:value="259.651">
                <text:p>259.651</text:p>
              </table:table-cell>
              <table:table-cell office:value-type="float" office:value="267.78">
                <text:p>267.78</text:p>
              </table:table-cell>
              <table:table-cell office:value-type="float" office:value="271.531">
                <text:p>271.531</text:p>
              </table:table-cell>
              <table:table-cell office:value-type="float" office:value="269.956">
                <text:p>269.956</text:p>
              </table:table-cell>
              <table:table-cell office:value-type="float" office:value="265.67">
                <text:p>265.67</text:p>
              </table:table-cell>
              <table:table-cell office:value-type="float" office:value="281.407">
                <text:p>281.407</text:p>
              </table:table-cell>
              <table:table-cell office:value-type="float" office:value="274.968">
                <text:p>274.968</text:p>
              </table:table-cell>
              <table:table-cell office:value-type="float" office:value="274.419">
                <text:p>274.419</text:p>
              </table:table-cell>
              <table:table-cell office:value-type="float" office:value="273.711">
                <text:p>273.711</text:p>
              </table:table-cell>
              <table:table-cell office:value-type="float" office:value="275.743">
                <text:p>275.743</text:p>
              </table:table-cell>
              <table:table-cell office:value-type="float" office:value="275.833">
                <text:p>275.833</text:p>
              </table:table-cell>
              <table:table-cell office:value-type="float" office:value="257.38">
                <text:p>257.38</text:p>
              </table:table-cell>
              <table:table-cell office:value-type="float" office:value="270.446">
                <text:p>270.446</text:p>
              </table:table-cell>
              <table:table-cell office:value-type="float" office:value="274.028">
                <text:p>274.028</text:p>
              </table:table-cell>
              <table:table-cell office:value-type="float" office:value="274.024">
                <text:p>274.024</text:p>
              </table:table-cell>
              <table:table-cell office:value-type="float" office:value="274.191">
                <text:p>274.191</text:p>
              </table:table-cell>
              <table:table-cell office:value-type="float" office:value="272.51">
                <text:p>272.51</text:p>
              </table:table-cell>
              <table:table-cell office:value-type="float" office:value="268.831">
                <text:p>268.831</text:p>
              </table:table-cell>
              <table:table-cell office:value-type="float" office:value="270.672">
                <text:p>270.672</text:p>
              </table:table-cell>
              <table:table-cell office:value-type="float" office:value="269.204">
                <text:p>269.204</text:p>
              </table:table-cell>
              <table:table-cell office:value-type="float" office:value="260.613">
                <text:p>260.613</text:p>
              </table:table-cell>
              <table:table-cell office:value-type="float" office:value="267.795">
                <text:p>267.795</text:p>
              </table:table-cell>
              <table:table-cell office:value-type="float" office:value="274.856">
                <text:p>274.856</text:p>
              </table:table-cell>
              <table:table-cell office:value-type="float" office:value="270.744">
                <text:p>270.744</text:p>
              </table:table-cell>
              <table:table-cell office:value-type="float" office:value="273.34">
                <text:p>273.34</text:p>
              </table:table-cell>
              <table:table-cell office:value-type="float" office:value="273.391">
                <text:p>273.391</text:p>
              </table:table-cell>
              <table:table-cell office:value-type="float" office:value="268.811">
                <text:p>268.811</text:p>
              </table:table-cell>
              <table:table-cell office:value-type="float" office:value="272.488">
                <text:p>272.488</text:p>
              </table:table-cell>
              <table:table-cell office:value-type="float" office:value="271.438">
                <text:p>271.438</text:p>
              </table:table-cell>
              <table:table-cell office:value-type="float" office:value="272.174">
                <text:p>272.174</text:p>
              </table:table-cell>
              <table:table-cell office:value-type="float" office:value="273.65">
                <text:p>273.65</text:p>
              </table:table-cell>
              <table:table-cell office:value-type="float" office:value="272.647">
                <text:p>272.647</text:p>
              </table:table-cell>
              <table:table-cell office:value-type="float" office:value="272.735">
                <text:p>272.735</text:p>
              </table:table-cell>
              <table:table-cell office:value-type="float" office:value="273.097">
                <text:p>273.097</text:p>
              </table:table-cell>
              <table:table-cell office:value-type="float" office:value="275.354">
                <text:p>275.354</text:p>
              </table:table-cell>
              <table:table-cell office:value-type="float" office:value="272.693">
                <text:p>272.693</text:p>
              </table:table-cell>
              <table:table-cell office:value-type="float" office:value="300.863">
                <text:p>300.863</text:p>
              </table:table-cell>
              <table:table-cell office:value-type="float" office:value="311.202">
                <text:p>311.202</text:p>
              </table:table-cell>
              <table:table-cell office:value-type="float" office:value="309.83">
                <text:p>309.83</text:p>
              </table:table-cell>
              <table:table-cell office:value-type="float" office:value="309.712">
                <text:p>309.712</text:p>
              </table:table-cell>
              <table:table-cell office:value-type="float" office:value="309.56">
                <text:p>309.56</text:p>
              </table:table-cell>
              <table:table-cell office:value-type="float" office:value="307.777">
                <text:p>307.777</text:p>
              </table:table-cell>
              <table:table-cell office:value-type="float" office:value="308.202">
                <text:p>308.202</text:p>
              </table:table-cell>
              <table:table-cell office:value-type="float" office:value="306.893">
                <text:p>306.893</text:p>
              </table:table-cell>
              <table:table-cell office:value-type="float" office:value="303.016">
                <text:p>303.016</text:p>
              </table:table-cell>
              <table:table-cell office:value-type="float" office:value="300.324">
                <text:p>300.324</text:p>
              </table:table-cell>
              <table:table-cell office:value-type="float" office:value="304.802">
                <text:p>304.802</text:p>
              </table:table-cell>
              <table:table-cell office:value-type="float" office:value="301.692">
                <text:p>301.692</text:p>
              </table:table-cell>
              <table:table-cell office:value-type="float" office:value="300.853">
                <text:p>300.853</text:p>
              </table:table-cell>
              <table:table-cell office:value-type="float" office:value="300.561">
                <text:p>300.561</text:p>
              </table:table-cell>
              <table:table-cell office:value-type="float" office:value="300.149">
                <text:p>300.149</text:p>
              </table:table-cell>
              <table:table-cell office:value-type="float" office:value="300.408">
                <text:p>300.408</text:p>
              </table:table-cell>
              <table:table-cell office:value-type="float" office:value="297.496">
                <text:p>297.496</text:p>
              </table:table-cell>
              <table:table-cell office:value-type="float" office:value="298.311">
                <text:p>298.311</text:p>
              </table:table-cell>
              <table:table-cell office:value-type="float" office:value="297.281">
                <text:p>297.281</text:p>
              </table:table-cell>
              <table:table-cell office:value-type="float" office:value="297.206">
                <text:p>297.206</text:p>
              </table:table-cell>
              <table:table-cell office:value-type="float" office:value="298.076">
                <text:p>298.076</text:p>
              </table:table-cell>
              <table:table-cell office:value-type="float" office:value="299.856">
                <text:p>299.856</text:p>
              </table:table-cell>
              <table:table-cell office:value-type="float" office:value="298.796">
                <text:p>298.796</text:p>
              </table:table-cell>
              <table:table-cell office:value-type="float" office:value="298.817">
                <text:p>298.817</text:p>
              </table:table-cell>
              <table:table-cell office:value-type="float" office:value="298.336">
                <text:p>298.336</text:p>
              </table:table-cell>
              <table:table-cell office:value-type="float" office:value="299.095">
                <text:p>299.095</text:p>
              </table:table-cell>
              <table:table-cell office:value-type="float" office:value="301.361">
                <text:p>301.361</text:p>
              </table:table-cell>
              <table:table-cell office:value-type="float" office:value="273.778">
                <text:p>273.778</text:p>
              </table:table-cell>
              <table:table-cell office:value-type="float" office:value="284.93">
                <text:p>284.93</text:p>
              </table:table-cell>
              <table:table-cell office:value-type="float" office:value="282.494">
                <text:p>282.494</text:p>
              </table:table-cell>
              <table:table-cell office:value-type="float" office:value="282.632">
                <text:p>282.632</text:p>
              </table:table-cell>
              <table:table-cell office:value-type="float" office:value="288.892">
                <text:p>288.892</text:p>
              </table:table-cell>
              <table:table-cell office:value-type="float" office:value="289.337">
                <text:p>289.337</text:p>
              </table:table-cell>
              <table:table-cell office:value-type="float" office:value="287.053">
                <text:p>287.053</text:p>
              </table:table-cell>
              <table:table-cell office:value-type="float" office:value="278.257">
                <text:p>278.257</text:p>
              </table:table-cell>
              <table:table-cell office:value-type="float" office:value="279.585">
                <text:p>279.585</text:p>
              </table:table-cell>
              <table:table-cell office:value-type="float" office:value="278.241">
                <text:p>278.241</text:p>
              </table:table-cell>
              <table:table-cell office:value-type="float" office:value="280.023">
                <text:p>280.023</text:p>
              </table:table-cell>
              <table:table-cell office:value-type="float" office:value="255.622">
                <text:p>255.622</text:p>
              </table:table-cell>
              <table:table-cell office:value-type="float" office:value="257.496">
                <text:p>257.496</text:p>
              </table:table-cell>
              <table:table-cell office:value-type="float" office:value="253.107">
                <text:p>253.107</text:p>
              </table:table-cell>
              <table:table-cell office:value-type="float" office:value="255.116">
                <text:p>255.116</text:p>
              </table:table-cell>
              <table:table-cell office:value-type="float" office:value="255.273">
                <text:p>255.273</text:p>
              </table:table-cell>
              <table:table-cell office:value-type="float" office:value="227.922">
                <text:p>227.922</text:p>
              </table:table-cell>
              <table:table-cell office:value-type="float" office:value="260.158">
                <text:p>260.158</text:p>
              </table:table-cell>
              <table:table-cell office:value-type="float" office:value="262.692">
                <text:p>262.692</text:p>
              </table:table-cell>
              <table:table-cell office:value-type="float" office:value="263.339">
                <text:p>263.339</text:p>
              </table:table-cell>
              <table:table-cell office:value-type="float" office:value="254.631">
                <text:p>254.631</text:p>
              </table:table-cell>
              <table:table-cell office:value-type="float" office:value="256.211">
                <text:p>256.211</text:p>
              </table:table-cell>
              <table:table-cell office:value-type="float" office:value="252.233">
                <text:p>252.233</text:p>
              </table:table-cell>
              <table:table-cell office:value-type="float" office:value="256.523">
                <text:p>256.523</text:p>
              </table:table-cell>
              <table:table-cell office:value-type="float" office:value="253.46">
                <text:p>253.46</text:p>
              </table:table-cell>
              <table:table-cell office:value-type="float" office:value="230.614">
                <text:p>230.614</text:p>
              </table:table-cell>
              <table:table-cell office:value-type="float" office:value="230.311">
                <text:p>230.311</text:p>
              </table:table-cell>
              <table:table-cell office:value-type="float" office:value="231.642">
                <text:p>231.642</text:p>
              </table:table-cell>
              <table:table-cell office:value-type="float" office:value="227.21">
                <text:p>227.21</text:p>
              </table:table-cell>
              <table:table-cell office:value-type="float" office:value="216.288">
                <text:p>216.288</text:p>
              </table:table-cell>
              <table:table-cell office:value-type="float" office:value="209.273">
                <text:p>209.273</text:p>
              </table:table-cell>
              <table:table-cell office:value-type="float" office:value="221.645">
                <text:p>221.645</text:p>
              </table:table-cell>
              <table:table-cell office:value-type="float" office:value="221.772">
                <text:p>221.772</text:p>
              </table:table-cell>
              <table:table-cell office:value-type="float" office:value="222.288">
                <text:p>222.288</text:p>
              </table:table-cell>
              <table:table-cell office:value-type="float" office:value="222.212">
                <text:p>222.212</text:p>
              </table:table-cell>
              <table:table-cell office:value-type="float" office:value="171.175">
                <text:p>171.175</text:p>
              </table:table-cell>
              <table:table-cell office:value-type="float" office:value="167.809">
                <text:p>167.809</text:p>
              </table:table-cell>
              <table:table-cell office:value-type="float" office:value="164.241">
                <text:p>164.241</text:p>
              </table:table-cell>
              <table:table-cell office:value-type="float" office:value="163.938">
                <text:p>163.938</text:p>
              </table:table-cell>
              <table:table-cell office:value-type="float" office:value="162.73">
                <text:p>162.73</text:p>
              </table:table-cell>
              <table:table-cell office:value-type="float" office:value="170.938">
                <text:p>170.938</text:p>
              </table:table-cell>
              <table:table-cell office:value-type="float" office:value="166.381">
                <text:p>166.381</text:p>
              </table:table-cell>
              <table:table-cell office:value-type="float" office:value="164.223">
                <text:p>164.223</text:p>
              </table:table-cell>
              <table:table-cell office:value-type="float" office:value="159.501">
                <text:p>159.501</text:p>
              </table:table-cell>
              <table:table-cell office:value-type="float" office:value="155.985">
                <text:p>155.985</text:p>
              </table:table-cell>
              <table:table-cell office:value-type="float" office:value="153.052">
                <text:p>153.052</text:p>
              </table:table-cell>
              <table:table-cell office:value-type="float" office:value="148.183">
                <text:p>148.183</text:p>
              </table:table-cell>
              <table:table-cell office:value-type="float" office:value="93.1913">
                <text:p>93.1913</text:p>
              </table:table-cell>
              <table:table-cell office:value-type="float" office:value="113.904">
                <text:p>113.904</text:p>
              </table:table-cell>
              <table:table-cell office:value-type="float" office:value="110.177">
                <text:p>110.177</text:p>
              </table:table-cell>
              <table:table-cell office:value-type="float" office:value="111.514">
                <text:p>111.514</text:p>
              </table:table-cell>
              <table:table-cell office:value-type="float" office:value="86.6782">
                <text:p>86.6782</text:p>
              </table:table-cell>
              <table:table-cell office:value-type="float" office:value="101.438">
                <text:p>101.438</text:p>
              </table:table-cell>
              <table:table-cell office:value-type="float" office:value="84.9378">
                <text:p>84.9378</text:p>
              </table:table-cell>
              <table:table-cell office:value-type="float" office:value="96.6193">
                <text:p>96.6193</text:p>
              </table:table-cell>
              <table:table-cell office:value-type="float" office:value="93.0086">
                <text:p>93.0086</text:p>
              </table:table-cell>
              <table:table-cell office:value-type="float" office:value="91.1066">
                <text:p>91.1066</text:p>
              </table:table-cell>
              <table:table-cell office:value-type="float" office:value="93.5469">
                <text:p>93.5469</text:p>
              </table:table-cell>
              <table:table-cell office:value-type="float" office:value="88.5225">
                <text:p>88.5225</text:p>
              </table:table-cell>
              <table:table-cell office:value-type="float" office:value="78.7499">
                <text:p>78.7499</text:p>
              </table:table-cell>
              <table:table-cell office:value-type="float" office:value="74.5254">
                <text:p>74.5254</text:p>
              </table:table-cell>
              <table:table-cell office:value-type="float" office:value="80.7832">
                <text:p>80.7832</text:p>
              </table:table-cell>
              <table:table-cell office:value-type="float" office:value="70.3946">
                <text:p>70.3946</text:p>
              </table:table-cell>
              <table:table-cell office:value-type="float" office:value="73.425">
                <text:p>73.425</text:p>
              </table:table-cell>
              <table:table-cell office:value-type="float" office:value="74.3473">
                <text:p>74.3473</text:p>
              </table:table-cell>
              <table:table-cell office:value-type="float" office:value="65.0732">
                <text:p>65.0732</text:p>
              </table:table-cell>
              <table:table-cell office:value-type="float" office:value="66.7378">
                <text:p>66.7378</text:p>
              </table:table-cell>
              <table:table-cell office:value-type="float" office:value="63.1105">
                <text:p>63.1105</text:p>
              </table:table-cell>
              <table:table-cell office:value-type="float" office:value="58.6923">
                <text:p>58.6923</text:p>
              </table:table-cell>
              <table:table-cell office:value-type="float" office:value="60.5082">
                <text:p>60.5082</text:p>
              </table:table-cell>
              <table:table-cell office:value-type="float" office:value="58.7641">
                <text:p>58.7641</text:p>
              </table:table-cell>
              <table:table-cell office:value-type="float" office:value="54.1634">
                <text:p>54.1634</text:p>
              </table:table-cell>
              <table:table-cell office:value-type="float" office:value="51.6997">
                <text:p>51.6997</text:p>
              </table:table-cell>
              <table:table-cell office:value-type="float" office:value="52.0765">
                <text:p>52.0765</text:p>
              </table:table-cell>
              <table:table-cell office:value-type="float" office:value="50.5236">
                <text:p>50.523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50.1">
                <text:p>350.1</text:p>
                <draw:g>
                  <svg:desc>estimated_values.A8:estimated_values.ADQ8</svg:desc>
                </draw:g>
              </table:table-cell>
              <table:table-cell office:value-type="float" office:value="354.928">
                <text:p>354.928</text:p>
              </table:table-cell>
              <table:table-cell office:value-type="float" office:value="354.059">
                <text:p>354.059</text:p>
              </table:table-cell>
              <table:table-cell office:value-type="float" office:value="352.894">
                <text:p>352.894</text:p>
              </table:table-cell>
              <table:table-cell office:value-type="float" office:value="353.607">
                <text:p>353.607</text:p>
              </table:table-cell>
              <table:table-cell office:value-type="float" office:value="354.026">
                <text:p>354.026</text:p>
              </table:table-cell>
              <table:table-cell office:value-type="float" office:value="355.041">
                <text:p>355.041</text:p>
              </table:table-cell>
              <table:table-cell office:value-type="float" office:value="354.468">
                <text:p>354.468</text:p>
              </table:table-cell>
              <table:table-cell office:value-type="float" office:value="354.182">
                <text:p>354.182</text:p>
              </table:table-cell>
              <table:table-cell office:value-type="float" office:value="353.573">
                <text:p>353.573</text:p>
              </table:table-cell>
              <table:table-cell office:value-type="float" office:value="353.42">
                <text:p>353.42</text:p>
              </table:table-cell>
              <table:table-cell office:value-type="float" office:value="354.438">
                <text:p>354.438</text:p>
              </table:table-cell>
              <table:table-cell office:value-type="float" office:value="352.382">
                <text:p>352.382</text:p>
              </table:table-cell>
              <table:table-cell office:value-type="float" office:value="352.164">
                <text:p>352.164</text:p>
              </table:table-cell>
              <table:table-cell office:value-type="float" office:value="352.381">
                <text:p>352.381</text:p>
              </table:table-cell>
              <table:table-cell office:value-type="float" office:value="350.862">
                <text:p>350.862</text:p>
              </table:table-cell>
              <table:table-cell office:value-type="float" office:value="350.824">
                <text:p>350.824</text:p>
              </table:table-cell>
              <table:table-cell office:value-type="float" office:value="351.204">
                <text:p>351.204</text:p>
              </table:table-cell>
              <table:table-cell office:value-type="float" office:value="351.749">
                <text:p>351.749</text:p>
              </table:table-cell>
              <table:table-cell office:value-type="float" office:value="351.745">
                <text:p>351.745</text:p>
              </table:table-cell>
              <table:table-cell office:value-type="float" office:value="351.621">
                <text:p>351.621</text:p>
              </table:table-cell>
              <table:table-cell office:value-type="float" office:value="352.818">
                <text:p>352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